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04K" table:style-name="ta1">
        <table:shapes>
          <draw:frame draw:z-index="0" draw:style-name="gr1" draw:text-style-name="P1" svg:width="6.2988in" svg:height="3.5429in" svg:x="3.5953in" svg:y="13.9059in">
            <draw:object draw:notify-on-update-of-ranges="304K.C2:304K.C101 304K.D1:304K.D1 304K.D2:304K.D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float" office:value="205811000" calcext:value-type="float">
            <text:p>2.06E+08</text:p>
          </table:table-cell>
          <table:table-cell table:formula="of:=[.A2]*1000" office:value-type="float" office:value="0.05" calcext:value-type="float">
            <text:p>0.05</text:p>
          </table:table-cell>
          <table:table-cell table:formula="of:=[.B2]/101325" office:value-type="float" office:value="2031.19664446089" calcext:value-type="float">
            <text:p>2031.19664446089</text:p>
          </table:table-cell>
        </table:table-row>
        <table:table-row table:style-name="ro1">
          <table:table-cell table:style-name="ce1" office:value-type="float" office:value="0.0000540404" calcext:value-type="float">
            <text:p>5.40E-05</text:p>
          </table:table-cell>
          <table:table-cell office:value-type="float" office:value="100099000" calcext:value-type="float">
            <text:p>1.00E+08</text:p>
          </table:table-cell>
          <table:table-cell table:formula="of:=[.A3]*1000" office:value-type="float" office:value="0.0540404" calcext:value-type="float">
            <text:p>0.0540404</text:p>
          </table:table-cell>
          <table:table-cell table:formula="of:=[.B3]/101325" office:value-type="float" office:value="987.900320750062" calcext:value-type="float">
            <text:p>987.900320750062</text:p>
          </table:table-cell>
        </table:table-row>
        <table:table-row table:style-name="ro1">
          <table:table-cell table:style-name="ce1" office:value-type="float" office:value="0.0000580808" calcext:value-type="float">
            <text:p>5.81E-05</text:p>
          </table:table-cell>
          <table:table-cell office:value-type="float" office:value="57268300" calcext:value-type="float">
            <text:p>5.73E+07</text:p>
          </table:table-cell>
          <table:table-cell table:formula="of:=[.A4]*1000" office:value-type="float" office:value="0.0580808" calcext:value-type="float">
            <text:p>0.0580808</text:p>
          </table:table-cell>
          <table:table-cell table:formula="of:=[.B4]/101325" office:value-type="float" office:value="565.194177152726" calcext:value-type="float">
            <text:p>565.194177152726</text:p>
          </table:table-cell>
        </table:table-row>
        <table:table-row table:style-name="ro1">
          <table:table-cell table:style-name="ce1" office:value-type="float" office:value="0.0000621212" calcext:value-type="float">
            <text:p>6.21E-05</text:p>
          </table:table-cell>
          <table:table-cell office:value-type="float" office:value="36234900" calcext:value-type="float">
            <text:p>3.62E+07</text:p>
          </table:table-cell>
          <table:table-cell table:formula="of:=[.A5]*1000" office:value-type="float" office:value="0.0621212" calcext:value-type="float">
            <text:p>0.0621212</text:p>
          </table:table-cell>
          <table:table-cell table:formula="of:=[.B5]/101325" office:value-type="float" office:value="357.610658771281" calcext:value-type="float">
            <text:p>357.610658771281</text:p>
          </table:table-cell>
        </table:table-row>
        <table:table-row table:style-name="ro1">
          <table:table-cell table:style-name="ce1" office:value-type="float" office:value="0.0000661616" calcext:value-type="float">
            <text:p>6.62E-05</text:p>
          </table:table-cell>
          <table:table-cell office:value-type="float" office:value="24782800" calcext:value-type="float">
            <text:p>2.48E+07</text:p>
          </table:table-cell>
          <table:table-cell table:formula="of:=[.A6]*1000" office:value-type="float" office:value="0.0661616" calcext:value-type="float">
            <text:p>0.0661616</text:p>
          </table:table-cell>
          <table:table-cell table:formula="of:=[.B6]/101325" office:value-type="float" office:value="244.587219343696" calcext:value-type="float">
            <text:p>244.587219343696</text:p>
          </table:table-cell>
        </table:table-row>
        <table:table-row table:style-name="ro1">
          <table:table-cell table:style-name="ce1" office:value-type="float" office:value="0.000070202" calcext:value-type="float">
            <text:p>7.02E-05</text:p>
          </table:table-cell>
          <table:table-cell office:value-type="float" office:value="18139900" calcext:value-type="float">
            <text:p>1.81E+07</text:p>
          </table:table-cell>
          <table:table-cell table:formula="of:=[.A7]*1000" office:value-type="float" office:value="0.070202" calcext:value-type="float">
            <text:p>0.070202</text:p>
          </table:table-cell>
          <table:table-cell table:formula="of:=[.B7]/101325" office:value-type="float" office:value="179.026893659018" calcext:value-type="float">
            <text:p>179.026893659018</text:p>
          </table:table-cell>
        </table:table-row>
        <table:table-row table:style-name="ro1">
          <table:table-cell table:style-name="ce1" office:value-type="float" office:value="0.0000742424" calcext:value-type="float">
            <text:p>7.42E-05</text:p>
          </table:table-cell>
          <table:table-cell office:value-type="float" office:value="14123800" calcext:value-type="float">
            <text:p>1.41E+07</text:p>
          </table:table-cell>
          <table:table-cell table:formula="of:=[.A8]*1000" office:value-type="float" office:value="0.0742424" calcext:value-type="float">
            <text:p>0.0742424</text:p>
          </table:table-cell>
          <table:table-cell table:formula="of:=[.B8]/101325" office:value-type="float" office:value="139.391068344436" calcext:value-type="float">
            <text:p>139.391068344436</text:p>
          </table:table-cell>
        </table:table-row>
        <table:table-row table:style-name="ro1">
          <table:table-cell table:style-name="ce1" office:value-type="float" office:value="0.0000782828" calcext:value-type="float">
            <text:p>7.83E-05</text:p>
          </table:table-cell>
          <table:table-cell office:value-type="float" office:value="11627900" calcext:value-type="float">
            <text:p>1.16E+07</text:p>
          </table:table-cell>
          <table:table-cell table:formula="of:=[.A9]*1000" office:value-type="float" office:value="0.0782828" calcext:value-type="float">
            <text:p>0.0782828</text:p>
          </table:table-cell>
          <table:table-cell table:formula="of:=[.B9]/101325" office:value-type="float" office:value="114.758450530471" calcext:value-type="float">
            <text:p>114.758450530471</text:p>
          </table:table-cell>
        </table:table-row>
        <table:table-row table:style-name="ro1">
          <table:table-cell table:style-name="ce1" office:value-type="float" office:value="0.0000823232" calcext:value-type="float">
            <text:p>8.23E-05</text:p>
          </table:table-cell>
          <table:table-cell office:value-type="float" office:value="10049200" calcext:value-type="float">
            <text:p>1.00E+07</text:p>
          </table:table-cell>
          <table:table-cell table:formula="of:=[.A10]*1000" office:value-type="float" office:value="0.0823232" calcext:value-type="float">
            <text:p>0.0823232</text:p>
          </table:table-cell>
          <table:table-cell table:formula="of:=[.B10]/101325" office:value-type="float" office:value="99.1778929188256" calcext:value-type="float">
            <text:p>99.1778929188256</text:p>
          </table:table-cell>
        </table:table-row>
        <table:table-row table:style-name="ro1">
          <table:table-cell table:style-name="ce1" office:value-type="float" office:value="0.0000863636" calcext:value-type="float">
            <text:p>8.64E-05</text:p>
          </table:table-cell>
          <table:table-cell office:value-type="float" office:value="9040620" calcext:value-type="float">
            <text:p>9.04E+06</text:p>
          </table:table-cell>
          <table:table-cell table:formula="of:=[.A11]*1000" office:value-type="float" office:value="0.0863636" calcext:value-type="float">
            <text:p>0.0863636</text:p>
          </table:table-cell>
          <table:table-cell table:formula="of:=[.B11]/101325" office:value-type="float" office:value="89.2239822353812" calcext:value-type="float">
            <text:p>89.2239822353812</text:p>
          </table:table-cell>
        </table:table-row>
        <table:table-row table:style-name="ro1">
          <table:table-cell table:style-name="ce1" office:value-type="float" office:value="0.000090404" calcext:value-type="float">
            <text:p>9.04E-05</text:p>
          </table:table-cell>
          <table:table-cell office:value-type="float" office:value="8394370" calcext:value-type="float">
            <text:p>8.39E+06</text:p>
          </table:table-cell>
          <table:table-cell table:formula="of:=[.A12]*1000" office:value-type="float" office:value="0.090404" calcext:value-type="float">
            <text:p>0.090404</text:p>
          </table:table-cell>
          <table:table-cell table:formula="of:=[.B12]/101325" office:value-type="float" office:value="82.845990624229" calcext:value-type="float">
            <text:p>82.845990624229</text:p>
          </table:table-cell>
        </table:table-row>
        <table:table-row table:style-name="ro1">
          <table:table-cell table:style-name="ce1" office:value-type="float" office:value="0.0000944444" calcext:value-type="float">
            <text:p>9.44E-05</text:p>
          </table:table-cell>
          <table:table-cell office:value-type="float" office:value="7981830" calcext:value-type="float">
            <text:p>7.98E+06</text:p>
          </table:table-cell>
          <table:table-cell table:formula="of:=[.A13]*1000" office:value-type="float" office:value="0.0944444" calcext:value-type="float">
            <text:p>0.0944444</text:p>
          </table:table-cell>
          <table:table-cell table:formula="of:=[.B13]/101325" office:value-type="float" office:value="78.7745373797187" calcext:value-type="float">
            <text:p>78.7745373797187</text:p>
          </table:table-cell>
        </table:table-row>
        <table:table-row table:style-name="ro1">
          <table:table-cell table:style-name="ce1" office:value-type="float" office:value="0.0000984848" calcext:value-type="float">
            <text:p>9.85E-05</text:p>
          </table:table-cell>
          <table:table-cell office:value-type="float" office:value="7721420" calcext:value-type="float">
            <text:p>7.72E+06</text:p>
          </table:table-cell>
          <table:table-cell table:formula="of:=[.A14]*1000" office:value-type="float" office:value="0.0984848" calcext:value-type="float">
            <text:p>0.0984848</text:p>
          </table:table-cell>
          <table:table-cell table:formula="of:=[.B14]/101325" office:value-type="float" office:value="76.2044905008636" calcext:value-type="float">
            <text:p>76.2044905008636</text:p>
          </table:table-cell>
        </table:table-row>
        <table:table-row table:style-name="ro1">
          <table:table-cell office:value-type="float" office:value="0.000102525" calcext:value-type="float">
            <text:p>0.000102525</text:p>
          </table:table-cell>
          <table:table-cell office:value-type="float" office:value="7560360" calcext:value-type="float">
            <text:p>7.56E+06</text:p>
          </table:table-cell>
          <table:table-cell table:formula="of:=[.A15]*1000" office:value-type="float" office:value="0.102525" calcext:value-type="float">
            <text:p>0.102525</text:p>
          </table:table-cell>
          <table:table-cell table:formula="of:=[.B15]/101325" office:value-type="float" office:value="74.6149518874907" calcext:value-type="float">
            <text:p>74.6149518874907</text:p>
          </table:table-cell>
        </table:table-row>
        <table:table-row table:style-name="ro1">
          <table:table-cell office:value-type="float" office:value="0.000106566" calcext:value-type="float">
            <text:p>0.000106566</text:p>
          </table:table-cell>
          <table:table-cell office:value-type="float" office:value="7463950" calcext:value-type="float">
            <text:p>7.46E+06</text:p>
          </table:table-cell>
          <table:table-cell table:formula="of:=[.A16]*1000" office:value-type="float" office:value="0.106566" calcext:value-type="float">
            <text:p>0.106566</text:p>
          </table:table-cell>
          <table:table-cell table:formula="of:=[.B16]/101325" office:value-type="float" office:value="73.6634591660498" calcext:value-type="float">
            <text:p>73.6634591660498</text:p>
          </table:table-cell>
        </table:table-row>
        <table:table-row table:style-name="ro1">
          <table:table-cell office:value-type="float" office:value="0.000110606" calcext:value-type="float">
            <text:p>0.000110606</text:p>
          </table:table-cell>
          <table:table-cell office:value-type="float" office:value="7409140" calcext:value-type="float">
            <text:p>7.41E+06</text:p>
          </table:table-cell>
          <table:table-cell table:formula="of:=[.A17]*1000" office:value-type="float" office:value="0.110606" calcext:value-type="float">
            <text:p>0.110606</text:p>
          </table:table-cell>
          <table:table-cell table:formula="of:=[.B17]/101325" office:value-type="float" office:value="73.1225265235628" calcext:value-type="float">
            <text:p>73.1225265235628</text:p>
          </table:table-cell>
        </table:table-row>
        <table:table-row table:style-name="ro1">
          <table:table-cell office:value-type="float" office:value="0.000114646" calcext:value-type="float">
            <text:p>0.000114646</text:p>
          </table:table-cell>
          <table:table-cell office:value-type="float" office:value="7380460" calcext:value-type="float">
            <text:p>7.38E+06</text:p>
          </table:table-cell>
          <table:table-cell table:formula="of:=[.A18]*1000" office:value-type="float" office:value="0.114646" calcext:value-type="float">
            <text:p>0.114646</text:p>
          </table:table-cell>
          <table:table-cell table:formula="of:=[.B18]/101325" office:value-type="float" office:value="72.8394769306686" calcext:value-type="float">
            <text:p>72.8394769306686</text:p>
          </table:table-cell>
        </table:table-row>
        <table:table-row table:style-name="ro1">
          <table:table-cell office:value-type="float" office:value="0.000118687" calcext:value-type="float">
            <text:p>0.000118687</text:p>
          </table:table-cell>
          <table:table-cell office:value-type="float" office:value="7367530" calcext:value-type="float">
            <text:p>7.37E+06</text:p>
          </table:table-cell>
          <table:table-cell table:formula="of:=[.A19]*1000" office:value-type="float" office:value="0.118687" calcext:value-type="float">
            <text:p>0.118687</text:p>
          </table:table-cell>
          <table:table-cell table:formula="of:=[.B19]/101325" office:value-type="float" office:value="72.7118677522823" calcext:value-type="float">
            <text:p>72.7118677522823</text:p>
          </table:table-cell>
        </table:table-row>
        <table:table-row table:style-name="ro1">
          <table:table-cell office:value-type="float" office:value="0.000122727" calcext:value-type="float">
            <text:p>0.000122727</text:p>
          </table:table-cell>
          <table:table-cell office:value-type="float" office:value="7363350" calcext:value-type="float">
            <text:p>7.36E+06</text:p>
          </table:table-cell>
          <table:table-cell table:formula="of:=[.A20]*1000" office:value-type="float" office:value="0.122727" calcext:value-type="float">
            <text:p>0.122727</text:p>
          </table:table-cell>
          <table:table-cell table:formula="of:=[.B20]/101325" office:value-type="float" office:value="72.6706143597335" calcext:value-type="float">
            <text:p>72.6706143597335</text:p>
          </table:table-cell>
        </table:table-row>
        <table:table-row table:style-name="ro1">
          <table:table-cell office:value-type="float" office:value="0.000126768" calcext:value-type="float">
            <text:p>0.000126768</text:p>
          </table:table-cell>
          <table:table-cell office:value-type="float" office:value="7363220" calcext:value-type="float">
            <text:p>7.36E+06</text:p>
          </table:table-cell>
          <table:table-cell table:formula="of:=[.A21]*1000" office:value-type="float" office:value="0.126768" calcext:value-type="float">
            <text:p>0.126768</text:p>
          </table:table-cell>
          <table:table-cell table:formula="of:=[.B21]/101325" office:value-type="float" office:value="72.6693313594868" calcext:value-type="float">
            <text:p>72.6693313594868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7364040" calcext:value-type="float">
            <text:p>7.36E+06</text:p>
          </table:table-cell>
          <table:table-cell table:formula="of:=[.A22]*1000" office:value-type="float" office:value="0.130808" calcext:value-type="float">
            <text:p>0.130808</text:p>
          </table:table-cell>
          <table:table-cell table:formula="of:=[.B22]/101325" office:value-type="float" office:value="72.6774241302739" calcext:value-type="float">
            <text:p>72.6774241302739</text:p>
          </table:table-cell>
        </table:table-row>
        <table:table-row table:style-name="ro1">
          <table:table-cell office:value-type="float" office:value="0.000134848" calcext:value-type="float">
            <text:p>0.000134848</text:p>
          </table:table-cell>
          <table:table-cell office:value-type="float" office:value="7363780" calcext:value-type="float">
            <text:p>7.36E+06</text:p>
          </table:table-cell>
          <table:table-cell table:formula="of:=[.A23]*1000" office:value-type="float" office:value="0.134848" calcext:value-type="float">
            <text:p>0.134848</text:p>
          </table:table-cell>
          <table:table-cell table:formula="of:=[.B23]/101325" office:value-type="float" office:value="72.6748581297804" calcext:value-type="float">
            <text:p>72.6748581297804</text:p>
          </table:table-cell>
        </table:table-row>
        <table:table-row table:style-name="ro1">
          <table:table-cell office:value-type="float" office:value="0.000138889" calcext:value-type="float">
            <text:p>0.000138889</text:p>
          </table:table-cell>
          <table:table-cell office:value-type="float" office:value="7361170" calcext:value-type="float">
            <text:p>7.36E+06</text:p>
          </table:table-cell>
          <table:table-cell table:formula="of:=[.A24]*1000" office:value-type="float" office:value="0.138889" calcext:value-type="float">
            <text:p>0.138889</text:p>
          </table:table-cell>
          <table:table-cell table:formula="of:=[.B24]/101325" office:value-type="float" office:value="72.6490994325191" calcext:value-type="float">
            <text:p>72.6490994325191</text:p>
          </table:table-cell>
        </table:table-row>
        <table:table-row table:style-name="ro1">
          <table:table-cell office:value-type="float" office:value="0.000142929" calcext:value-type="float">
            <text:p>0.000142929</text:p>
          </table:table-cell>
          <table:table-cell office:value-type="float" office:value="7355450" calcext:value-type="float">
            <text:p>7.36E+06</text:p>
          </table:table-cell>
          <table:table-cell table:formula="of:=[.A25]*1000" office:value-type="float" office:value="0.142929" calcext:value-type="float">
            <text:p>0.142929</text:p>
          </table:table-cell>
          <table:table-cell table:formula="of:=[.B25]/101325" office:value-type="float" office:value="72.592647421663" calcext:value-type="float">
            <text:p>72.592647421663</text:p>
          </table:table-cell>
        </table:table-row>
        <table:table-row table:style-name="ro1">
          <table:table-cell office:value-type="float" office:value="0.00014697" calcext:value-type="float">
            <text:p>0.00014697</text:p>
          </table:table-cell>
          <table:table-cell office:value-type="float" office:value="7346220" calcext:value-type="float">
            <text:p>7.35E+06</text:p>
          </table:table-cell>
          <table:table-cell table:formula="of:=[.A26]*1000" office:value-type="float" office:value="0.14697" calcext:value-type="float">
            <text:p>0.14697</text:p>
          </table:table-cell>
          <table:table-cell table:formula="of:=[.B26]/101325" office:value-type="float" office:value="72.5015544041451" calcext:value-type="float">
            <text:p>72.5015544041451</text:p>
          </table:table-cell>
        </table:table-row>
        <table:table-row table:style-name="ro1">
          <table:table-cell office:value-type="float" office:value="0.00015101" calcext:value-type="float">
            <text:p>0.00015101</text:p>
          </table:table-cell>
          <table:table-cell office:value-type="float" office:value="7333320" calcext:value-type="float">
            <text:p>7.33E+06</text:p>
          </table:table-cell>
          <table:table-cell table:formula="of:=[.A27]*1000" office:value-type="float" office:value="0.15101" calcext:value-type="float">
            <text:p>0.15101</text:p>
          </table:table-cell>
          <table:table-cell table:formula="of:=[.B27]/101325" office:value-type="float" office:value="72.3742413027387" calcext:value-type="float">
            <text:p>72.3742413027387</text:p>
          </table:table-cell>
        </table:table-row>
        <table:table-row table:style-name="ro1">
          <table:table-cell office:value-type="float" office:value="0.000155051" calcext:value-type="float">
            <text:p>0.000155051</text:p>
          </table:table-cell>
          <table:table-cell office:value-type="float" office:value="7316740" calcext:value-type="float">
            <text:p>7.32E+06</text:p>
          </table:table-cell>
          <table:table-cell table:formula="of:=[.A28]*1000" office:value-type="float" office:value="0.155051" calcext:value-type="float">
            <text:p>0.155051</text:p>
          </table:table-cell>
          <table:table-cell table:formula="of:=[.B28]/101325" office:value-type="float" office:value="72.2106094251172" calcext:value-type="float">
            <text:p>72.2106094251172</text:p>
          </table:table-cell>
        </table:table-row>
        <table:table-row table:style-name="ro1">
          <table:table-cell office:value-type="float" office:value="0.000159091" calcext:value-type="float">
            <text:p>0.000159091</text:p>
          </table:table-cell>
          <table:table-cell office:value-type="float" office:value="7296600" calcext:value-type="float">
            <text:p>7.30E+06</text:p>
          </table:table-cell>
          <table:table-cell table:formula="of:=[.A29]*1000" office:value-type="float" office:value="0.159091" calcext:value-type="float">
            <text:p>0.159091</text:p>
          </table:table-cell>
          <table:table-cell table:formula="of:=[.B29]/101325" office:value-type="float" office:value="72.0118430792006" calcext:value-type="float">
            <text:p>72.0118430792006</text:p>
          </table:table-cell>
        </table:table-row>
        <table:table-row table:style-name="ro1">
          <table:table-cell office:value-type="float" office:value="0.000163131" calcext:value-type="float">
            <text:p>0.000163131</text:p>
          </table:table-cell>
          <table:table-cell office:value-type="float" office:value="7273070" calcext:value-type="float">
            <text:p>7.27E+06</text:p>
          </table:table-cell>
          <table:table-cell table:formula="of:=[.A30]*1000" office:value-type="float" office:value="0.163131" calcext:value-type="float">
            <text:p>0.163131</text:p>
          </table:table-cell>
          <table:table-cell table:formula="of:=[.B30]/101325" office:value-type="float" office:value="71.7796200345423" calcext:value-type="float">
            <text:p>71.7796200345423</text:p>
          </table:table-cell>
        </table:table-row>
        <table:table-row table:style-name="ro1">
          <table:table-cell office:value-type="float" office:value="0.000167172" calcext:value-type="float">
            <text:p>0.000167172</text:p>
          </table:table-cell>
          <table:table-cell office:value-type="float" office:value="7246380" calcext:value-type="float">
            <text:p>7.25E+06</text:p>
          </table:table-cell>
          <table:table-cell table:formula="of:=[.A31]*1000" office:value-type="float" office:value="0.167172" calcext:value-type="float">
            <text:p>0.167172</text:p>
          </table:table-cell>
          <table:table-cell table:formula="of:=[.B31]/101325" office:value-type="float" office:value="71.5162102146558" calcext:value-type="float">
            <text:p>71.5162102146558</text:p>
          </table:table-cell>
        </table:table-row>
        <table:table-row table:style-name="ro1">
          <table:table-cell office:value-type="float" office:value="0.000171212" calcext:value-type="float">
            <text:p>0.000171212</text:p>
          </table:table-cell>
          <table:table-cell office:value-type="float" office:value="7216760" calcext:value-type="float">
            <text:p>7.22E+06</text:p>
          </table:table-cell>
          <table:table-cell table:formula="of:=[.A32]*1000" office:value-type="float" office:value="0.171212" calcext:value-type="float">
            <text:p>0.171212</text:p>
          </table:table-cell>
          <table:table-cell table:formula="of:=[.B32]/101325" office:value-type="float" office:value="71.2238835430545" calcext:value-type="float">
            <text:p>71.2238835430545</text:p>
          </table:table-cell>
        </table:table-row>
        <table:table-row table:style-name="ro1">
          <table:table-cell office:value-type="float" office:value="0.000175253" calcext:value-type="float">
            <text:p>0.000175253</text:p>
          </table:table-cell>
          <table:table-cell office:value-type="float" office:value="7184470" calcext:value-type="float">
            <text:p>7.18E+06</text:p>
          </table:table-cell>
          <table:table-cell table:formula="of:=[.A33]*1000" office:value-type="float" office:value="0.175253" calcext:value-type="float">
            <text:p>0.175253</text:p>
          </table:table-cell>
          <table:table-cell table:formula="of:=[.B33]/101325" office:value-type="float" office:value="70.9052060202319" calcext:value-type="float">
            <text:p>70.9052060202319</text:p>
          </table:table-cell>
        </table:table-row>
        <table:table-row table:style-name="ro1">
          <table:table-cell office:value-type="float" office:value="0.000179293" calcext:value-type="float">
            <text:p>0.000179293</text:p>
          </table:table-cell>
          <table:table-cell office:value-type="float" office:value="7149760" calcext:value-type="float">
            <text:p>7.15E+06</text:p>
          </table:table-cell>
          <table:table-cell table:formula="of:=[.A34]*1000" office:value-type="float" office:value="0.179293" calcext:value-type="float">
            <text:p>0.179293</text:p>
          </table:table-cell>
          <table:table-cell table:formula="of:=[.B34]/101325" office:value-type="float" office:value="70.5626449543548" calcext:value-type="float">
            <text:p>70.5626449543548</text:p>
          </table:table-cell>
        </table:table-row>
        <table:table-row table:style-name="ro1">
          <table:table-cell office:value-type="float" office:value="0.000183333" calcext:value-type="float">
            <text:p>0.000183333</text:p>
          </table:table-cell>
          <table:table-cell office:value-type="float" office:value="7112870" calcext:value-type="float">
            <text:p>7.11E+06</text:p>
          </table:table-cell>
          <table:table-cell table:formula="of:=[.A35]*1000" office:value-type="float" office:value="0.183333" calcext:value-type="float">
            <text:p>0.183333</text:p>
          </table:table-cell>
          <table:table-cell table:formula="of:=[.B35]/101325" office:value-type="float" office:value="70.1985689612633" calcext:value-type="float">
            <text:p>70.1985689612633</text:p>
          </table:table-cell>
        </table:table-row>
        <table:table-row table:style-name="ro1">
          <table:table-cell office:value-type="float" office:value="0.000187374" calcext:value-type="float">
            <text:p>0.000187374</text:p>
          </table:table-cell>
          <table:table-cell office:value-type="float" office:value="7074030" calcext:value-type="float">
            <text:p>7.07E+06</text:p>
          </table:table-cell>
          <table:table-cell table:formula="of:=[.A36]*1000" office:value-type="float" office:value="0.187374" calcext:value-type="float">
            <text:p>0.187374</text:p>
          </table:table-cell>
          <table:table-cell table:formula="of:=[.B36]/101325" office:value-type="float" office:value="69.8152479644708" calcext:value-type="float">
            <text:p>69.8152479644708</text:p>
          </table:table-cell>
        </table:table-row>
        <table:table-row table:style-name="ro1">
          <table:table-cell office:value-type="float" office:value="0.000191414" calcext:value-type="float">
            <text:p>0.000191414</text:p>
          </table:table-cell>
          <table:table-cell office:value-type="float" office:value="7033470" calcext:value-type="float">
            <text:p>7.03E+06</text:p>
          </table:table-cell>
          <table:table-cell table:formula="of:=[.A37]*1000" office:value-type="float" office:value="0.191414" calcext:value-type="float">
            <text:p>0.191414</text:p>
          </table:table-cell>
          <table:table-cell table:formula="of:=[.B37]/101325" office:value-type="float" office:value="69.4149518874908" calcext:value-type="float">
            <text:p>69.4149518874908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6991380" calcext:value-type="float">
            <text:p>6.99E+06</text:p>
          </table:table-cell>
          <table:table-cell table:formula="of:=[.A38]*1000" office:value-type="float" office:value="0.195455" calcext:value-type="float">
            <text:p>0.195455</text:p>
          </table:table-cell>
          <table:table-cell table:formula="of:=[.B38]/101325" office:value-type="float" office:value="68.99955588453" calcext:value-type="float">
            <text:p>68.99955588453</text:p>
          </table:table-cell>
        </table:table-row>
        <table:table-row table:style-name="ro1">
          <table:table-cell office:value-type="float" office:value="0.000199495" calcext:value-type="float">
            <text:p>0.000199495</text:p>
          </table:table-cell>
          <table:table-cell office:value-type="float" office:value="6947980" calcext:value-type="float">
            <text:p>6.95E+06</text:p>
          </table:table-cell>
          <table:table-cell table:formula="of:=[.A39]*1000" office:value-type="float" office:value="0.199495" calcext:value-type="float">
            <text:p>0.199495</text:p>
          </table:table-cell>
          <table:table-cell table:formula="of:=[.B39]/101325" office:value-type="float" office:value="68.5712311867752" calcext:value-type="float">
            <text:p>68.5712311867752</text:p>
          </table:table-cell>
        </table:table-row>
        <table:table-row table:style-name="ro1">
          <table:table-cell office:value-type="float" office:value="0.000203535" calcext:value-type="float">
            <text:p>0.000203535</text:p>
          </table:table-cell>
          <table:table-cell office:value-type="float" office:value="6903420" calcext:value-type="float">
            <text:p>6.90E+06</text:p>
          </table:table-cell>
          <table:table-cell table:formula="of:=[.A40]*1000" office:value-type="float" office:value="0.203535" calcext:value-type="float">
            <text:p>0.203535</text:p>
          </table:table-cell>
          <table:table-cell table:formula="of:=[.B40]/101325" office:value-type="float" office:value="68.1314581791266" calcext:value-type="float">
            <text:p>68.1314581791266</text:p>
          </table:table-cell>
        </table:table-row>
        <table:table-row table:style-name="ro1">
          <table:table-cell office:value-type="float" office:value="0.000207576" calcext:value-type="float">
            <text:p>0.000207576</text:p>
          </table:table-cell>
          <table:table-cell office:value-type="float" office:value="6857880" calcext:value-type="float">
            <text:p>6.86E+06</text:p>
          </table:table-cell>
          <table:table-cell table:formula="of:=[.A41]*1000" office:value-type="float" office:value="0.207576" calcext:value-type="float">
            <text:p>0.207576</text:p>
          </table:table-cell>
          <table:table-cell table:formula="of:=[.B41]/101325" office:value-type="float" office:value="67.6820133234641" calcext:value-type="float">
            <text:p>67.6820133234641</text:p>
          </table:table-cell>
        </table:table-row>
        <table:table-row table:style-name="ro1">
          <table:table-cell office:value-type="float" office:value="0.000211616" calcext:value-type="float">
            <text:p>0.000211616</text:p>
          </table:table-cell>
          <table:table-cell office:value-type="float" office:value="6811510" calcext:value-type="float">
            <text:p>6.81E+06</text:p>
          </table:table-cell>
          <table:table-cell table:formula="of:=[.A42]*1000" office:value-type="float" office:value="0.211616" calcext:value-type="float">
            <text:p>0.211616</text:p>
          </table:table-cell>
          <table:table-cell table:formula="of:=[.B42]/101325" office:value-type="float" office:value="67.2243770046879" calcext:value-type="float">
            <text:p>67.2243770046879</text:p>
          </table:table-cell>
        </table:table-row>
        <table:table-row table:style-name="ro1">
          <table:table-cell office:value-type="float" office:value="0.000215657" calcext:value-type="float">
            <text:p>0.000215657</text:p>
          </table:table-cell>
          <table:table-cell office:value-type="float" office:value="6764440" calcext:value-type="float">
            <text:p>6.76E+06</text:p>
          </table:table-cell>
          <table:table-cell table:formula="of:=[.A43]*1000" office:value-type="float" office:value="0.215657" calcext:value-type="float">
            <text:p>0.215657</text:p>
          </table:table-cell>
          <table:table-cell table:formula="of:=[.B43]/101325" office:value-type="float" office:value="66.7598322230447" calcext:value-type="float">
            <text:p>66.7598322230447</text:p>
          </table:table-cell>
        </table:table-row>
        <table:table-row table:style-name="ro1">
          <table:table-cell office:value-type="float" office:value="0.000219697" calcext:value-type="float">
            <text:p>0.000219697</text:p>
          </table:table-cell>
          <table:table-cell office:value-type="float" office:value="6716810" calcext:value-type="float">
            <text:p>6.72E+06</text:p>
          </table:table-cell>
          <table:table-cell table:formula="of:=[.A44]*1000" office:value-type="float" office:value="0.219697" calcext:value-type="float">
            <text:p>0.219697</text:p>
          </table:table-cell>
          <table:table-cell table:formula="of:=[.B44]/101325" office:value-type="float" office:value="66.2897606711078" calcext:value-type="float">
            <text:p>66.2897606711078</text:p>
          </table:table-cell>
        </table:table-row>
        <table:table-row table:style-name="ro1">
          <table:table-cell office:value-type="float" office:value="0.000223737" calcext:value-type="float">
            <text:p>0.000223737</text:p>
          </table:table-cell>
          <table:table-cell office:value-type="float" office:value="6668720" calcext:value-type="float">
            <text:p>6.67E+06</text:p>
          </table:table-cell>
          <table:table-cell table:formula="of:=[.A45]*1000" office:value-type="float" office:value="0.223737" calcext:value-type="float">
            <text:p>0.223737</text:p>
          </table:table-cell>
          <table:table-cell table:formula="of:=[.B45]/101325" office:value-type="float" office:value="65.8151492721441" calcext:value-type="float">
            <text:p>65.8151492721441</text:p>
          </table:table-cell>
        </table:table-row>
        <table:table-row table:style-name="ro1">
          <table:table-cell office:value-type="float" office:value="0.000227778" calcext:value-type="float">
            <text:p>0.000227778</text:p>
          </table:table-cell>
          <table:table-cell office:value-type="float" office:value="6620270" calcext:value-type="float">
            <text:p>6.62E+06</text:p>
          </table:table-cell>
          <table:table-cell table:formula="of:=[.A46]*1000" office:value-type="float" office:value="0.227778" calcext:value-type="float">
            <text:p>0.227778</text:p>
          </table:table-cell>
          <table:table-cell table:formula="of:=[.B46]/101325" office:value-type="float" office:value="65.3369849494202" calcext:value-type="float">
            <text:p>65.3369849494202</text:p>
          </table:table-cell>
        </table:table-row>
        <table:table-row table:style-name="ro1">
          <table:table-cell office:value-type="float" office:value="0.000231818" calcext:value-type="float">
            <text:p>0.000231818</text:p>
          </table:table-cell>
          <table:table-cell office:value-type="float" office:value="6571570" calcext:value-type="float">
            <text:p>6.57E+06</text:p>
          </table:table-cell>
          <table:table-cell table:formula="of:=[.A47]*1000" office:value-type="float" office:value="0.231818" calcext:value-type="float">
            <text:p>0.231818</text:p>
          </table:table-cell>
          <table:table-cell table:formula="of:=[.B47]/101325" office:value-type="float" office:value="64.8563533185295" calcext:value-type="float">
            <text:p>64.8563533185295</text:p>
          </table:table-cell>
        </table:table-row>
        <table:table-row table:style-name="ro1">
          <table:table-cell office:value-type="float" office:value="0.000235859" calcext:value-type="float">
            <text:p>0.000235859</text:p>
          </table:table-cell>
          <table:table-cell office:value-type="float" office:value="6522700" calcext:value-type="float">
            <text:p>6.52E+06</text:p>
          </table:table-cell>
          <table:table-cell table:formula="of:=[.A48]*1000" office:value-type="float" office:value="0.235859" calcext:value-type="float">
            <text:p>0.235859</text:p>
          </table:table-cell>
          <table:table-cell table:formula="of:=[.B48]/101325" office:value-type="float" office:value="64.3740439180854" calcext:value-type="float">
            <text:p>64.3740439180854</text:p>
          </table:table-cell>
        </table:table-row>
        <table:table-row table:style-name="ro1">
          <table:table-cell office:value-type="float" office:value="0.000239899" calcext:value-type="float">
            <text:p>0.000239899</text:p>
          </table:table-cell>
          <table:table-cell office:value-type="float" office:value="6473720" calcext:value-type="float">
            <text:p>6.47E+06</text:p>
          </table:table-cell>
          <table:table-cell table:formula="of:=[.A49]*1000" office:value-type="float" office:value="0.239899" calcext:value-type="float">
            <text:p>0.239899</text:p>
          </table:table-cell>
          <table:table-cell table:formula="of:=[.B49]/101325" office:value-type="float" office:value="63.8906489020479" calcext:value-type="float">
            <text:p>63.8906489020479</text:p>
          </table:table-cell>
        </table:table-row>
        <table:table-row table:style-name="ro1">
          <table:table-cell office:value-type="float" office:value="0.000243939" calcext:value-type="float">
            <text:p>0.000243939</text:p>
          </table:table-cell>
          <table:table-cell office:value-type="float" office:value="6424720" calcext:value-type="float">
            <text:p>6.42E+06</text:p>
          </table:table-cell>
          <table:table-cell table:formula="of:=[.A50]*1000" office:value-type="float" office:value="0.243939" calcext:value-type="float">
            <text:p>0.243939</text:p>
          </table:table-cell>
          <table:table-cell table:formula="of:=[.B50]/101325" office:value-type="float" office:value="63.407056501357" calcext:value-type="float">
            <text:p>63.407056501357</text:p>
          </table:table-cell>
        </table:table-row>
        <table:table-row table:style-name="ro1">
          <table:table-cell office:value-type="float" office:value="0.00024798" calcext:value-type="float">
            <text:p>0.00024798</text:p>
          </table:table-cell>
          <table:table-cell office:value-type="float" office:value="6375750" calcext:value-type="float">
            <text:p>6.38E+06</text:p>
          </table:table-cell>
          <table:table-cell table:formula="of:=[.A51]*1000" office:value-type="float" office:value="0.24798" calcext:value-type="float">
            <text:p>0.24798</text:p>
          </table:table-cell>
          <table:table-cell table:formula="of:=[.B51]/101325" office:value-type="float" office:value="62.9237601776462" calcext:value-type="float">
            <text:p>62.9237601776462</text:p>
          </table:table-cell>
        </table:table-row>
        <table:table-row table:style-name="ro1">
          <table:table-cell office:value-type="float" office:value="0.00025202" calcext:value-type="float">
            <text:p>0.00025202</text:p>
          </table:table-cell>
          <table:table-cell office:value-type="float" office:value="6326870" calcext:value-type="float">
            <text:p>6.33E+06</text:p>
          </table:table-cell>
          <table:table-cell table:formula="of:=[.A52]*1000" office:value-type="float" office:value="0.25202" calcext:value-type="float">
            <text:p>0.25202</text:p>
          </table:table-cell>
          <table:table-cell table:formula="of:=[.B52]/101325" office:value-type="float" office:value="62.4413520848754" calcext:value-type="float">
            <text:p>62.4413520848754</text:p>
          </table:table-cell>
        </table:table-row>
        <table:table-row table:style-name="ro1">
          <table:table-cell office:value-type="float" office:value="0.000256061" calcext:value-type="float">
            <text:p>0.000256061</text:p>
          </table:table-cell>
          <table:table-cell office:value-type="float" office:value="6278130" calcext:value-type="float">
            <text:p>6.28E+06</text:p>
          </table:table-cell>
          <table:table-cell table:formula="of:=[.A53]*1000" office:value-type="float" office:value="0.256061" calcext:value-type="float">
            <text:p>0.256061</text:p>
          </table:table-cell>
          <table:table-cell table:formula="of:=[.B53]/101325" office:value-type="float" office:value="61.960325684678" calcext:value-type="float">
            <text:p>61.960325684678</text:p>
          </table:table-cell>
        </table:table-row>
        <table:table-row table:style-name="ro1">
          <table:table-cell office:value-type="float" office:value="0.000260101" calcext:value-type="float">
            <text:p>0.000260101</text:p>
          </table:table-cell>
          <table:table-cell office:value-type="float" office:value="6229570" calcext:value-type="float">
            <text:p>6.23E+06</text:p>
          </table:table-cell>
          <table:table-cell table:formula="of:=[.A54]*1000" office:value-type="float" office:value="0.260101" calcext:value-type="float">
            <text:p>0.260101</text:p>
          </table:table-cell>
          <table:table-cell table:formula="of:=[.B54]/101325" office:value-type="float" office:value="61.4810757463607" calcext:value-type="float">
            <text:p>61.4810757463607</text:p>
          </table:table-cell>
        </table:table-row>
        <table:table-row table:style-name="ro1">
          <table:table-cell office:value-type="float" office:value="0.000264141" calcext:value-type="float">
            <text:p>0.000264141</text:p>
          </table:table-cell>
          <table:table-cell office:value-type="float" office:value="6181230" calcext:value-type="float">
            <text:p>6.18E+06</text:p>
          </table:table-cell>
          <table:table-cell table:formula="of:=[.A55]*1000" office:value-type="float" office:value="0.264141" calcext:value-type="float">
            <text:p>0.264141</text:p>
          </table:table-cell>
          <table:table-cell table:formula="of:=[.B55]/101325" office:value-type="float" office:value="61.0039970392302" calcext:value-type="float">
            <text:p>61.0039970392302</text:p>
          </table:table-cell>
        </table:table-row>
        <table:table-row table:style-name="ro1">
          <table:table-cell office:value-type="float" office:value="0.000268182" calcext:value-type="float">
            <text:p>0.000268182</text:p>
          </table:table-cell>
          <table:table-cell office:value-type="float" office:value="6133150" calcext:value-type="float">
            <text:p>6.13E+06</text:p>
          </table:table-cell>
          <table:table-cell table:formula="of:=[.A56]*1000" office:value-type="float" office:value="0.268182" calcext:value-type="float">
            <text:p>0.268182</text:p>
          </table:table-cell>
          <table:table-cell table:formula="of:=[.B56]/101325" office:value-type="float" office:value="60.5294843325931" calcext:value-type="float">
            <text:p>60.5294843325931</text:p>
          </table:table-cell>
        </table:table-row>
        <table:table-row table:style-name="ro1">
          <table:table-cell office:value-type="float" office:value="0.000272222" calcext:value-type="float">
            <text:p>0.000272222</text:p>
          </table:table-cell>
          <table:table-cell office:value-type="float" office:value="6085360" calcext:value-type="float">
            <text:p>6.09E+06</text:p>
          </table:table-cell>
          <table:table-cell table:formula="of:=[.A57]*1000" office:value-type="float" office:value="0.272222" calcext:value-type="float">
            <text:p>0.272222</text:p>
          </table:table-cell>
          <table:table-cell table:formula="of:=[.B57]/101325" office:value-type="float" office:value="60.0578337034296" calcext:value-type="float">
            <text:p>60.0578337034296</text:p>
          </table:table-cell>
        </table:table-row>
        <table:table-row table:style-name="ro1">
          <table:table-cell office:value-type="float" office:value="0.000276263" calcext:value-type="float">
            <text:p>0.000276263</text:p>
          </table:table-cell>
          <table:table-cell office:value-type="float" office:value="6037880" calcext:value-type="float">
            <text:p>6.04E+06</text:p>
          </table:table-cell>
          <table:table-cell table:formula="of:=[.A58]*1000" office:value-type="float" office:value="0.276263" calcext:value-type="float">
            <text:p>0.276263</text:p>
          </table:table-cell>
          <table:table-cell table:formula="of:=[.B58]/101325" office:value-type="float" office:value="59.5892425363928" calcext:value-type="float">
            <text:p>59.5892425363928</text:p>
          </table:table-cell>
        </table:table-row>
        <table:table-row table:style-name="ro1">
          <table:table-cell office:value-type="float" office:value="0.000280303" calcext:value-type="float">
            <text:p>0.000280303</text:p>
          </table:table-cell>
          <table:table-cell office:value-type="float" office:value="5990740" calcext:value-type="float">
            <text:p>5.99E+06</text:p>
          </table:table-cell>
          <table:table-cell table:formula="of:=[.A59]*1000" office:value-type="float" office:value="0.280303" calcext:value-type="float">
            <text:p>0.280303</text:p>
          </table:table-cell>
          <table:table-cell table:formula="of:=[.B59]/101325" office:value-type="float" office:value="59.1240069084629" calcext:value-type="float">
            <text:p>59.1240069084629</text:p>
          </table:table-cell>
        </table:table-row>
        <table:table-row table:style-name="ro1">
          <table:table-cell office:value-type="float" office:value="0.000284343" calcext:value-type="float">
            <text:p>0.000284343</text:p>
          </table:table-cell>
          <table:table-cell office:value-type="float" office:value="5943970" calcext:value-type="float">
            <text:p>5.94E+06</text:p>
          </table:table-cell>
          <table:table-cell table:formula="of:=[.A60]*1000" office:value-type="float" office:value="0.284343" calcext:value-type="float">
            <text:p>0.284343</text:p>
          </table:table-cell>
          <table:table-cell table:formula="of:=[.B60]/101325" office:value-type="float" office:value="58.6624228966198" calcext:value-type="float">
            <text:p>58.6624228966198</text:p>
          </table:table-cell>
        </table:table-row>
        <table:table-row table:style-name="ro1">
          <table:table-cell office:value-type="float" office:value="0.000288384" calcext:value-type="float">
            <text:p>0.000288384</text:p>
          </table:table-cell>
          <table:table-cell office:value-type="float" office:value="5897570" calcext:value-type="float">
            <text:p>5.90E+06</text:p>
          </table:table-cell>
          <table:table-cell table:formula="of:=[.A61]*1000" office:value-type="float" office:value="0.288384" calcext:value-type="float">
            <text:p>0.288384</text:p>
          </table:table-cell>
          <table:table-cell table:formula="of:=[.B61]/101325" office:value-type="float" office:value="58.2044905008636" calcext:value-type="float">
            <text:p>58.2044905008636</text:p>
          </table:table-cell>
        </table:table-row>
        <table:table-row table:style-name="ro1">
          <table:table-cell office:value-type="float" office:value="0.000292424" calcext:value-type="float">
            <text:p>0.000292424</text:p>
          </table:table-cell>
          <table:table-cell office:value-type="float" office:value="5851580" calcext:value-type="float">
            <text:p>5.85E+06</text:p>
          </table:table-cell>
          <table:table-cell table:formula="of:=[.A62]*1000" office:value-type="float" office:value="0.292424" calcext:value-type="float">
            <text:p>0.292424</text:p>
          </table:table-cell>
          <table:table-cell table:formula="of:=[.B62]/101325" office:value-type="float" office:value="57.7506044905009" calcext:value-type="float">
            <text:p>57.7506044905009</text:p>
          </table:table-cell>
        </table:table-row>
        <table:table-row table:style-name="ro1">
          <table:table-cell office:value-type="float" office:value="0.000296465" calcext:value-type="float">
            <text:p>0.000296465</text:p>
          </table:table-cell>
          <table:table-cell office:value-type="float" office:value="5805990" calcext:value-type="float">
            <text:p>5.81E+06</text:p>
          </table:table-cell>
          <table:table-cell table:formula="of:=[.A63]*1000" office:value-type="float" office:value="0.296465" calcext:value-type="float">
            <text:p>0.296465</text:p>
          </table:table-cell>
          <table:table-cell table:formula="of:=[.B63]/101325" office:value-type="float" office:value="57.300666173205" calcext:value-type="float">
            <text:p>57.300666173205</text:p>
          </table:table-cell>
        </table:table-row>
        <table:table-row table:style-name="ro1">
          <table:table-cell office:value-type="float" office:value="0.000300505" calcext:value-type="float">
            <text:p>0.000300505</text:p>
          </table:table-cell>
          <table:table-cell office:value-type="float" office:value="5760820" calcext:value-type="float">
            <text:p>5.76E+06</text:p>
          </table:table-cell>
          <table:table-cell table:formula="of:=[.A64]*1000" office:value-type="float" office:value="0.300505" calcext:value-type="float">
            <text:p>0.300505</text:p>
          </table:table-cell>
          <table:table-cell table:formula="of:=[.B64]/101325" office:value-type="float" office:value="56.8548729336294" calcext:value-type="float">
            <text:p>56.8548729336294</text:p>
          </table:table-cell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5716090" calcext:value-type="float">
            <text:p>5.72E+06</text:p>
          </table:table-cell>
          <table:table-cell table:formula="of:=[.A65]*1000" office:value-type="float" office:value="0.304545" calcext:value-type="float">
            <text:p>0.304545</text:p>
          </table:table-cell>
          <table:table-cell table:formula="of:=[.B65]/101325" office:value-type="float" office:value="56.4134221564273" calcext:value-type="float">
            <text:p>56.4134221564273</text:p>
          </table:table-cell>
        </table:table-row>
        <table:table-row table:style-name="ro1">
          <table:table-cell office:value-type="float" office:value="0.000308586" calcext:value-type="float">
            <text:p>0.000308586</text:p>
          </table:table-cell>
          <table:table-cell office:value-type="float" office:value="5671800" calcext:value-type="float">
            <text:p>5.67E+06</text:p>
          </table:table-cell>
          <table:table-cell table:formula="of:=[.A66]*1000" office:value-type="float" office:value="0.308586" calcext:value-type="float">
            <text:p>0.308586</text:p>
          </table:table-cell>
          <table:table-cell table:formula="of:=[.B66]/101325" office:value-type="float" office:value="55.9763138415988" calcext:value-type="float">
            <text:p>55.9763138415988</text:p>
          </table:table-cell>
        </table:table-row>
        <table:table-row table:style-name="ro1">
          <table:table-cell office:value-type="float" office:value="0.000312626" calcext:value-type="float">
            <text:p>0.000312626</text:p>
          </table:table-cell>
          <table:table-cell office:value-type="float" office:value="5627950" calcext:value-type="float">
            <text:p>5.63E+06</text:p>
          </table:table-cell>
          <table:table-cell table:formula="of:=[.A67]*1000" office:value-type="float" office:value="0.312626" calcext:value-type="float">
            <text:p>0.312626</text:p>
          </table:table-cell>
          <table:table-cell table:formula="of:=[.B67]/101325" office:value-type="float" office:value="55.5435479891438" calcext:value-type="float">
            <text:p>55.5435479891438</text:p>
          </table:table-cell>
        </table:table-row>
        <table:table-row table:style-name="ro1">
          <table:table-cell office:value-type="float" office:value="0.000316667" calcext:value-type="float">
            <text:p>0.000316667</text:p>
          </table:table-cell>
          <table:table-cell office:value-type="float" office:value="5584560" calcext:value-type="float">
            <text:p>5.58E+06</text:p>
          </table:table-cell>
          <table:table-cell table:formula="of:=[.A68]*1000" office:value-type="float" office:value="0.316667" calcext:value-type="float">
            <text:p>0.316667</text:p>
          </table:table-cell>
          <table:table-cell table:formula="of:=[.B68]/101325" office:value-type="float" office:value="55.1153219837158" calcext:value-type="float">
            <text:p>55.1153219837158</text:p>
          </table:table-cell>
        </table:table-row>
        <table:table-row table:style-name="ro1">
          <table:table-cell office:value-type="float" office:value="0.000320707" calcext:value-type="float">
            <text:p>0.000320707</text:p>
          </table:table-cell>
          <table:table-cell office:value-type="float" office:value="5541630" calcext:value-type="float">
            <text:p>5.54E+06</text:p>
          </table:table-cell>
          <table:table-cell table:formula="of:=[.A69]*1000" office:value-type="float" office:value="0.320707" calcext:value-type="float">
            <text:p>0.320707</text:p>
          </table:table-cell>
          <table:table-cell table:formula="of:=[.B69]/101325" office:value-type="float" office:value="54.6916358253146" calcext:value-type="float">
            <text:p>54.6916358253146</text:p>
          </table:table-cell>
        </table:table-row>
        <table:table-row table:style-name="ro1">
          <table:table-cell office:value-type="float" office:value="0.000324747" calcext:value-type="float">
            <text:p>0.000324747</text:p>
          </table:table-cell>
          <table:table-cell office:value-type="float" office:value="5499160" calcext:value-type="float">
            <text:p>5.50E+06</text:p>
          </table:table-cell>
          <table:table-cell table:formula="of:=[.A70]*1000" office:value-type="float" office:value="0.324747" calcext:value-type="float">
            <text:p>0.324747</text:p>
          </table:table-cell>
          <table:table-cell table:formula="of:=[.B70]/101325" office:value-type="float" office:value="54.2724895139403" calcext:value-type="float">
            <text:p>54.2724895139403</text:p>
          </table:table-cell>
        </table:table-row>
        <table:table-row table:style-name="ro1">
          <table:table-cell office:value-type="float" office:value="0.000328788" calcext:value-type="float">
            <text:p>0.000328788</text:p>
          </table:table-cell>
          <table:table-cell office:value-type="float" office:value="5457150" calcext:value-type="float">
            <text:p>5.46E+06</text:p>
          </table:table-cell>
          <table:table-cell table:formula="of:=[.A71]*1000" office:value-type="float" office:value="0.328788" calcext:value-type="float">
            <text:p>0.328788</text:p>
          </table:table-cell>
          <table:table-cell table:formula="of:=[.B71]/101325" office:value-type="float" office:value="53.8578830495929" calcext:value-type="float">
            <text:p>53.8578830495929</text:p>
          </table:table-cell>
        </table:table-row>
        <table:table-row table:style-name="ro1">
          <table:table-cell office:value-type="float" office:value="0.000332828" calcext:value-type="float">
            <text:p>0.000332828</text:p>
          </table:table-cell>
          <table:table-cell office:value-type="float" office:value="5415610" calcext:value-type="float">
            <text:p>5.42E+06</text:p>
          </table:table-cell>
          <table:table-cell table:formula="of:=[.A72]*1000" office:value-type="float" office:value="0.332828" calcext:value-type="float">
            <text:p>0.332828</text:p>
          </table:table-cell>
          <table:table-cell table:formula="of:=[.B72]/101325" office:value-type="float" office:value="53.4479151245991" calcext:value-type="float">
            <text:p>53.4479151245991</text:p>
          </table:table-cell>
        </table:table-row>
        <table:table-row table:style-name="ro1">
          <table:table-cell office:value-type="float" office:value="0.000336869" calcext:value-type="float">
            <text:p>0.000336869</text:p>
          </table:table-cell>
          <table:table-cell office:value-type="float" office:value="5374530" calcext:value-type="float">
            <text:p>5.37E+06</text:p>
          </table:table-cell>
          <table:table-cell table:formula="of:=[.A73]*1000" office:value-type="float" office:value="0.336869" calcext:value-type="float">
            <text:p>0.336869</text:p>
          </table:table-cell>
          <table:table-cell table:formula="of:=[.B73]/101325" office:value-type="float" office:value="53.0424870466321" calcext:value-type="float">
            <text:p>53.0424870466321</text:p>
          </table:table-cell>
        </table:table-row>
        <table:table-row table:style-name="ro1">
          <table:table-cell office:value-type="float" office:value="0.000340909" calcext:value-type="float">
            <text:p>0.000340909</text:p>
          </table:table-cell>
          <table:table-cell office:value-type="float" office:value="5333920" calcext:value-type="float">
            <text:p>5.33E+06</text:p>
          </table:table-cell>
          <table:table-cell table:formula="of:=[.A74]*1000" office:value-type="float" office:value="0.340909" calcext:value-type="float">
            <text:p>0.340909</text:p>
          </table:table-cell>
          <table:table-cell table:formula="of:=[.B74]/101325" office:value-type="float" office:value="52.6416975080188" calcext:value-type="float">
            <text:p>52.6416975080188</text:p>
          </table:table-cell>
        </table:table-row>
        <table:table-row table:style-name="ro1">
          <table:table-cell office:value-type="float" office:value="0.000344949" calcext:value-type="float">
            <text:p>0.000344949</text:p>
          </table:table-cell>
          <table:table-cell office:value-type="float" office:value="5293770" calcext:value-type="float">
            <text:p>5.29E+06</text:p>
          </table:table-cell>
          <table:table-cell table:formula="of:=[.A75]*1000" office:value-type="float" office:value="0.344949" calcext:value-type="float">
            <text:p>0.344949</text:p>
          </table:table-cell>
          <table:table-cell table:formula="of:=[.B75]/101325" office:value-type="float" office:value="52.2454478164323" calcext:value-type="float">
            <text:p>52.2454478164323</text:p>
          </table:table-cell>
        </table:table-row>
        <table:table-row table:style-name="ro1">
          <table:table-cell office:value-type="float" office:value="0.00034899" calcext:value-type="float">
            <text:p>0.00034899</text:p>
          </table:table-cell>
          <table:table-cell office:value-type="float" office:value="5254090" calcext:value-type="float">
            <text:p>5.25E+06</text:p>
          </table:table-cell>
          <table:table-cell table:formula="of:=[.A76]*1000" office:value-type="float" office:value="0.34899" calcext:value-type="float">
            <text:p>0.34899</text:p>
          </table:table-cell>
          <table:table-cell table:formula="of:=[.B76]/101325" office:value-type="float" office:value="51.8538366641994" calcext:value-type="float">
            <text:p>51.8538366641994</text:p>
          </table:table-cell>
        </table:table-row>
        <table:table-row table:style-name="ro1">
          <table:table-cell office:value-type="float" office:value="0.00035303" calcext:value-type="float">
            <text:p>0.00035303</text:p>
          </table:table-cell>
          <table:table-cell office:value-type="float" office:value="5214870" calcext:value-type="float">
            <text:p>5.21E+06</text:p>
          </table:table-cell>
          <table:table-cell table:formula="of:=[.A77]*1000" office:value-type="float" office:value="0.35303" calcext:value-type="float">
            <text:p>0.35303</text:p>
          </table:table-cell>
          <table:table-cell table:formula="of:=[.B77]/101325" office:value-type="float" office:value="51.4667653589933" calcext:value-type="float">
            <text:p>51.4667653589933</text:p>
          </table:table-cell>
        </table:table-row>
        <table:table-row table:style-name="ro1">
          <table:table-cell office:value-type="float" office:value="0.000357071" calcext:value-type="float">
            <text:p>0.000357071</text:p>
          </table:table-cell>
          <table:table-cell office:value-type="float" office:value="5176110" calcext:value-type="float">
            <text:p>5.18E+06</text:p>
          </table:table-cell>
          <table:table-cell table:formula="of:=[.A78]*1000" office:value-type="float" office:value="0.357071" calcext:value-type="float">
            <text:p>0.357071</text:p>
          </table:table-cell>
          <table:table-cell table:formula="of:=[.B78]/101325" office:value-type="float" office:value="51.0842339008142" calcext:value-type="float">
            <text:p>51.0842339008142</text:p>
          </table:table-cell>
        </table:table-row>
        <table:table-row table:style-name="ro1">
          <table:table-cell office:value-type="float" office:value="0.000361111" calcext:value-type="float">
            <text:p>0.000361111</text:p>
          </table:table-cell>
          <table:table-cell office:value-type="float" office:value="5137800" calcext:value-type="float">
            <text:p>5.14E+06</text:p>
          </table:table-cell>
          <table:table-cell table:formula="of:=[.A79]*1000" office:value-type="float" office:value="0.361111" calcext:value-type="float">
            <text:p>0.361111</text:p>
          </table:table-cell>
          <table:table-cell table:formula="of:=[.B79]/101325" office:value-type="float" office:value="50.7061435973353" calcext:value-type="float">
            <text:p>50.7061435973353</text:p>
          </table:table-cell>
        </table:table-row>
        <table:table-row table:style-name="ro1">
          <table:table-cell office:value-type="float" office:value="0.000365152" calcext:value-type="float">
            <text:p>0.000365152</text:p>
          </table:table-cell>
          <table:table-cell office:value-type="float" office:value="5099950" calcext:value-type="float">
            <text:p>5.10E+06</text:p>
          </table:table-cell>
          <table:table-cell table:formula="of:=[.A80]*1000" office:value-type="float" office:value="0.365152" calcext:value-type="float">
            <text:p>0.365152</text:p>
          </table:table-cell>
          <table:table-cell table:formula="of:=[.B80]/101325" office:value-type="float" office:value="50.3325931408833" calcext:value-type="float">
            <text:p>50.3325931408833</text:p>
          </table:table-cell>
        </table:table-row>
        <table:table-row table:style-name="ro1">
          <table:table-cell office:value-type="float" office:value="0.000369192" calcext:value-type="float">
            <text:p>0.000369192</text:p>
          </table:table-cell>
          <table:table-cell office:value-type="float" office:value="5062550" calcext:value-type="float">
            <text:p>5.06E+06</text:p>
          </table:table-cell>
          <table:table-cell table:formula="of:=[.A81]*1000" office:value-type="float" office:value="0.369192" calcext:value-type="float">
            <text:p>0.369192</text:p>
          </table:table-cell>
          <table:table-cell table:formula="of:=[.B81]/101325" office:value-type="float" office:value="49.9634838391315" calcext:value-type="float">
            <text:p>49.9634838391315</text:p>
          </table:table-cell>
        </table:table-row>
        <table:table-row table:style-name="ro1">
          <table:table-cell office:value-type="float" office:value="0.000373232" calcext:value-type="float">
            <text:p>0.000373232</text:p>
          </table:table-cell>
          <table:table-cell office:value-type="float" office:value="5025600" calcext:value-type="float">
            <text:p>5.03E+06</text:p>
          </table:table-cell>
          <table:table-cell table:formula="of:=[.A82]*1000" office:value-type="float" office:value="0.373232" calcext:value-type="float">
            <text:p>0.373232</text:p>
          </table:table-cell>
          <table:table-cell table:formula="of:=[.B82]/101325" office:value-type="float" office:value="49.5988156920799" calcext:value-type="float">
            <text:p>49.5988156920799</text:p>
          </table:table-cell>
        </table:table-row>
        <table:table-row table:style-name="ro1">
          <table:table-cell office:value-type="float" office:value="0.000377273" calcext:value-type="float">
            <text:p>0.000377273</text:p>
          </table:table-cell>
          <table:table-cell office:value-type="float" office:value="4989090" calcext:value-type="float">
            <text:p>4.99E+06</text:p>
          </table:table-cell>
          <table:table-cell table:formula="of:=[.A83]*1000" office:value-type="float" office:value="0.377273" calcext:value-type="float">
            <text:p>0.377273</text:p>
          </table:table-cell>
          <table:table-cell table:formula="of:=[.B83]/101325" office:value-type="float" office:value="49.2384900074019" calcext:value-type="float">
            <text:p>49.2384900074019</text:p>
          </table:table-cell>
        </table:table-row>
        <table:table-row table:style-name="ro1">
          <table:table-cell office:value-type="float" office:value="0.000381313" calcext:value-type="float">
            <text:p>0.000381313</text:p>
          </table:table-cell>
          <table:table-cell office:value-type="float" office:value="4953010" calcext:value-type="float">
            <text:p>4.95E+06</text:p>
          </table:table-cell>
          <table:table-cell table:formula="of:=[.A84]*1000" office:value-type="float" office:value="0.381313" calcext:value-type="float">
            <text:p>0.381313</text:p>
          </table:table-cell>
          <table:table-cell table:formula="of:=[.B84]/101325" office:value-type="float" office:value="48.8824080927708" calcext:value-type="float">
            <text:p>48.8824080927708</text:p>
          </table:table-cell>
        </table:table-row>
        <table:table-row table:style-name="ro1">
          <table:table-cell office:value-type="float" office:value="0.000385354" calcext:value-type="float">
            <text:p>0.000385354</text:p>
          </table:table-cell>
          <table:table-cell office:value-type="float" office:value="4917380" calcext:value-type="float">
            <text:p>4.92E+06</text:p>
          </table:table-cell>
          <table:table-cell table:formula="of:=[.A85]*1000" office:value-type="float" office:value="0.385354" calcext:value-type="float">
            <text:p>0.385354</text:p>
          </table:table-cell>
          <table:table-cell table:formula="of:=[.B85]/101325" office:value-type="float" office:value="48.5307673328399" calcext:value-type="float">
            <text:p>48.5307673328399</text:p>
          </table:table-cell>
        </table:table-row>
        <table:table-row table:style-name="ro1">
          <table:table-cell office:value-type="float" office:value="0.000389394" calcext:value-type="float">
            <text:p>0.000389394</text:p>
          </table:table-cell>
          <table:table-cell office:value-type="float" office:value="4882170" calcext:value-type="float">
            <text:p>4.88E+06</text:p>
          </table:table-cell>
          <table:table-cell table:formula="of:=[.A86]*1000" office:value-type="float" office:value="0.389394" calcext:value-type="float">
            <text:p>0.389394</text:p>
          </table:table-cell>
          <table:table-cell table:formula="of:=[.B86]/101325" office:value-type="float" office:value="48.1832716506292" calcext:value-type="float">
            <text:p>48.1832716506292</text:p>
          </table:table-cell>
        </table:table-row>
        <table:table-row table:style-name="ro1">
          <table:table-cell office:value-type="float" office:value="0.000393434" calcext:value-type="float">
            <text:p>0.000393434</text:p>
          </table:table-cell>
          <table:table-cell office:value-type="float" office:value="4847380" calcext:value-type="float">
            <text:p>4.85E+06</text:p>
          </table:table-cell>
          <table:table-cell table:formula="of:=[.A87]*1000" office:value-type="float" office:value="0.393434" calcext:value-type="float">
            <text:p>0.393434</text:p>
          </table:table-cell>
          <table:table-cell table:formula="of:=[.B87]/101325" office:value-type="float" office:value="47.8399210461387" calcext:value-type="float">
            <text:p>47.8399210461387</text:p>
          </table:table-cell>
        </table:table-row>
        <table:table-row table:style-name="ro1">
          <table:table-cell office:value-type="float" office:value="0.000397475" calcext:value-type="float">
            <text:p>0.000397475</text:p>
          </table:table-cell>
          <table:table-cell office:value-type="float" office:value="4813020" calcext:value-type="float">
            <text:p>4.81E+06</text:p>
          </table:table-cell>
          <table:table-cell table:formula="of:=[.A88]*1000" office:value-type="float" office:value="0.397475" calcext:value-type="float">
            <text:p>0.397475</text:p>
          </table:table-cell>
          <table:table-cell table:formula="of:=[.B88]/101325" office:value-type="float" office:value="47.500814211695" calcext:value-type="float">
            <text:p>47.500814211695</text:p>
          </table:table-cell>
        </table:table-row>
        <table:table-row table:style-name="ro1">
          <table:table-cell office:value-type="float" office:value="0.000401515" calcext:value-type="float">
            <text:p>0.000401515</text:p>
          </table:table-cell>
          <table:table-cell office:value-type="float" office:value="4779070" calcext:value-type="float">
            <text:p>4.78E+06</text:p>
          </table:table-cell>
          <table:table-cell table:formula="of:=[.A89]*1000" office:value-type="float" office:value="0.401515" calcext:value-type="float">
            <text:p>0.401515</text:p>
          </table:table-cell>
          <table:table-cell table:formula="of:=[.B89]/101325" office:value-type="float" office:value="47.165753762645" calcext:value-type="float">
            <text:p>47.165753762645</text:p>
          </table:table-cell>
        </table:table-row>
        <table:table-row table:style-name="ro1">
          <table:table-cell office:value-type="float" office:value="0.000405556" calcext:value-type="float">
            <text:p>0.000405556</text:p>
          </table:table-cell>
          <table:table-cell office:value-type="float" office:value="4745540" calcext:value-type="float">
            <text:p>4.75E+06</text:p>
          </table:table-cell>
          <table:table-cell table:formula="of:=[.A90]*1000" office:value-type="float" office:value="0.405556" calcext:value-type="float">
            <text:p>0.405556</text:p>
          </table:table-cell>
          <table:table-cell table:formula="of:=[.B90]/101325" office:value-type="float" office:value="46.8348383913151" calcext:value-type="float">
            <text:p>46.8348383913151</text:p>
          </table:table-cell>
        </table:table-row>
        <table:table-row table:style-name="ro1">
          <table:table-cell office:value-type="float" office:value="0.000409596" calcext:value-type="float">
            <text:p>0.000409596</text:p>
          </table:table-cell>
          <table:table-cell office:value-type="float" office:value="4712400" calcext:value-type="float">
            <text:p>4.71E+06</text:p>
          </table:table-cell>
          <table:table-cell table:formula="of:=[.A91]*1000" office:value-type="float" office:value="0.409596" calcext:value-type="float">
            <text:p>0.409596</text:p>
          </table:table-cell>
          <table:table-cell table:formula="of:=[.B91]/101325" office:value-type="float" office:value="46.5077720207254" calcext:value-type="float">
            <text:p>46.5077720207254</text:p>
          </table:table-cell>
        </table:table-row>
        <table:table-row table:style-name="ro1">
          <table:table-cell office:value-type="float" office:value="0.000413636" calcext:value-type="float">
            <text:p>0.000413636</text:p>
          </table:table-cell>
          <table:table-cell office:value-type="float" office:value="4679670" calcext:value-type="float">
            <text:p>4.68E+06</text:p>
          </table:table-cell>
          <table:table-cell table:formula="of:=[.A92]*1000" office:value-type="float" office:value="0.413636" calcext:value-type="float">
            <text:p>0.413636</text:p>
          </table:table-cell>
          <table:table-cell table:formula="of:=[.B92]/101325" office:value-type="float" office:value="46.1847520355292" calcext:value-type="float">
            <text:p>46.1847520355292</text:p>
          </table:table-cell>
        </table:table-row>
        <table:table-row table:style-name="ro1">
          <table:table-cell office:value-type="float" office:value="0.000417677" calcext:value-type="float">
            <text:p>0.000417677</text:p>
          </table:table-cell>
          <table:table-cell office:value-type="float" office:value="4647340" calcext:value-type="float">
            <text:p>4.65E+06</text:p>
          </table:table-cell>
          <table:table-cell table:formula="of:=[.A93]*1000" office:value-type="float" office:value="0.417677" calcext:value-type="float">
            <text:p>0.417677</text:p>
          </table:table-cell>
          <table:table-cell table:formula="of:=[.B93]/101325" office:value-type="float" office:value="45.8656797434" calcext:value-type="float">
            <text:p>45.8656797434</text:p>
          </table:table-cell>
        </table:table-row>
        <table:table-row table:style-name="ro1">
          <table:table-cell office:value-type="float" office:value="0.000421717" calcext:value-type="float">
            <text:p>0.000421717</text:p>
          </table:table-cell>
          <table:table-cell office:value-type="float" office:value="4615390" calcext:value-type="float">
            <text:p>4.62E+06</text:p>
          </table:table-cell>
          <table:table-cell table:formula="of:=[.A94]*1000" office:value-type="float" office:value="0.421717" calcext:value-type="float">
            <text:p>0.421717</text:p>
          </table:table-cell>
          <table:table-cell table:formula="of:=[.B94]/101325" office:value-type="float" office:value="45.5503577596842" calcext:value-type="float">
            <text:p>45.5503577596842</text:p>
          </table:table-cell>
        </table:table-row>
        <table:table-row table:style-name="ro1">
          <table:table-cell office:value-type="float" office:value="0.000425758" calcext:value-type="float">
            <text:p>0.000425758</text:p>
          </table:table-cell>
          <table:table-cell office:value-type="float" office:value="4583830" calcext:value-type="float">
            <text:p>4.58E+06</text:p>
          </table:table-cell>
          <table:table-cell table:formula="of:=[.A95]*1000" office:value-type="float" office:value="0.425758" calcext:value-type="float">
            <text:p>0.425758</text:p>
          </table:table-cell>
          <table:table-cell table:formula="of:=[.B95]/101325" office:value-type="float" office:value="45.2388847767086" calcext:value-type="float">
            <text:p>45.2388847767086</text:p>
          </table:table-cell>
        </table:table-row>
        <table:table-row table:style-name="ro1">
          <table:table-cell office:value-type="float" office:value="0.000429798" calcext:value-type="float">
            <text:p>0.000429798</text:p>
          </table:table-cell>
          <table:table-cell office:value-type="float" office:value="4552650" calcext:value-type="float">
            <text:p>4.55E+06</text:p>
          </table:table-cell>
          <table:table-cell table:formula="of:=[.A96]*1000" office:value-type="float" office:value="0.429798" calcext:value-type="float">
            <text:p>0.429798</text:p>
          </table:table-cell>
          <table:table-cell table:formula="of:=[.B96]/101325" office:value-type="float" office:value="44.9311621021466" calcext:value-type="float">
            <text:p>44.9311621021466</text:p>
          </table:table-cell>
        </table:table-row>
        <table:table-row table:style-name="ro1">
          <table:table-cell office:value-type="float" office:value="0.000433838" calcext:value-type="float">
            <text:p>0.000433838</text:p>
          </table:table-cell>
          <table:table-cell office:value-type="float" office:value="4521850" calcext:value-type="float">
            <text:p>4.52E+06</text:p>
          </table:table-cell>
          <table:table-cell table:formula="of:=[.A97]*1000" office:value-type="float" office:value="0.433838" calcext:value-type="float">
            <text:p>0.433838</text:p>
          </table:table-cell>
          <table:table-cell table:formula="of:=[.B97]/101325" office:value-type="float" office:value="44.627189735998" calcext:value-type="float">
            <text:p>44.627189735998</text:p>
          </table:table-cell>
        </table:table-row>
        <table:table-row table:style-name="ro1">
          <table:table-cell office:value-type="float" office:value="0.000437879" calcext:value-type="float">
            <text:p>0.000437879</text:p>
          </table:table-cell>
          <table:table-cell office:value-type="float" office:value="4491410" calcext:value-type="float">
            <text:p>4.49E+06</text:p>
          </table:table-cell>
          <table:table-cell table:formula="of:=[.A98]*1000" office:value-type="float" office:value="0.437879" calcext:value-type="float">
            <text:p>0.437879</text:p>
          </table:table-cell>
          <table:table-cell table:formula="of:=[.B98]/101325" office:value-type="float" office:value="44.3267702936097" calcext:value-type="float">
            <text:p>44.3267702936097</text:p>
          </table:table-cell>
        </table:table-row>
        <table:table-row table:style-name="ro1">
          <table:table-cell office:value-type="float" office:value="0.000441919" calcext:value-type="float">
            <text:p>0.000441919</text:p>
          </table:table-cell>
          <table:table-cell office:value-type="float" office:value="4461340" calcext:value-type="float">
            <text:p>4.46E+06</text:p>
          </table:table-cell>
          <table:table-cell table:formula="of:=[.A99]*1000" office:value-type="float" office:value="0.441919" calcext:value-type="float">
            <text:p>0.441919</text:p>
          </table:table-cell>
          <table:table-cell table:formula="of:=[.B99]/101325" office:value-type="float" office:value="44.0300024673082" calcext:value-type="float">
            <text:p>44.0300024673082</text:p>
          </table:table-cell>
        </table:table-row>
        <table:table-row table:style-name="ro1">
          <table:table-cell office:value-type="float" office:value="0.00044596" calcext:value-type="float">
            <text:p>0.00044596</text:p>
          </table:table-cell>
          <table:table-cell office:value-type="float" office:value="4431630" calcext:value-type="float">
            <text:p>4.43E+06</text:p>
          </table:table-cell>
          <table:table-cell table:formula="of:=[.A100]*1000" office:value-type="float" office:value="0.44596" calcext:value-type="float">
            <text:p>0.44596</text:p>
          </table:table-cell>
          <table:table-cell table:formula="of:=[.B100]/101325" office:value-type="float" office:value="43.7367875647668" calcext:value-type="float">
            <text:p>43.7367875647668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4402270" calcext:value-type="float">
            <text:p>4.40E+06</text:p>
          </table:table-cell>
          <table:table-cell table:formula="of:=[.A101]*1000" office:value-type="float" office:value="0.45" calcext:value-type="float">
            <text:p>0.45</text:p>
          </table:table-cell>
          <table:table-cell table:formula="of:=[.B101]/101325" office:value-type="float" office:value="43.447026893659" calcext:value-type="float">
            <text:p>43.447026893659</text:p>
          </table:table-cell>
        </table:table-row>
      </table:table>
      <table:table table:name="310K" table:style-name="ta1">
        <table:shapes>
          <draw:frame draw:z-index="0" draw:style-name="gr1" draw:text-style-name="P1" svg:width="7.5882in" svg:height="4.7583in" svg:x="10.5358in" svg:y="0.439in">
            <draw:object draw:notify-on-update-of-ranges="310K.A2:310K.A51 310K.B1:310K.B1 310K.B2:310K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45in" svg:height="3.5453in" svg:x="4.0646in" svg:y="0.2402in">
            <draw:object draw:notify-on-update-of-ranges="310K.C2:310K.C101 310K.D1:310K.D1 310K.D2:310K.D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7" calcext:value-type="float">
            <text:p>7.00E-05</text:p>
          </table:table-cell>
          <table:table-cell office:value-type="float" office:value="20232600" calcext:value-type="float">
            <text:p>2.02E+07</text:p>
          </table:table-cell>
          <table:table-cell table:formula="of:=[.A2]*1000" office:value-type="float" office:value="0.07" calcext:value-type="float">
            <text:p>0.07</text:p>
          </table:table-cell>
          <table:table-cell table:formula="of:=[.B2]/101325" office:value-type="float" office:value="199.680236861584" calcext:value-type="float">
            <text:p>199.680236861584</text:p>
          </table:table-cell>
        </table:table-row>
        <table:table-row table:style-name="ro1">
          <table:table-cell table:style-name="ce1" office:value-type="float" office:value="0.0000743434" calcext:value-type="float">
            <text:p>7.43E-05</text:p>
          </table:table-cell>
          <table:table-cell office:value-type="float" office:value="15628600" calcext:value-type="float">
            <text:p>1.56E+07</text:p>
          </table:table-cell>
          <table:table-cell table:formula="of:=[.A3]*1000" office:value-type="float" office:value="0.0743434" calcext:value-type="float">
            <text:p>0.0743434</text:p>
          </table:table-cell>
          <table:table-cell table:formula="of:=[.B3]/101325" office:value-type="float" office:value="154.242289661979" calcext:value-type="float">
            <text:p>154.242289661979</text:p>
          </table:table-cell>
        </table:table-row>
        <table:table-row table:style-name="ro1">
          <table:table-cell table:style-name="ce1" office:value-type="float" office:value="0.0000786869" calcext:value-type="float">
            <text:p>7.87E-05</text:p>
          </table:table-cell>
          <table:table-cell office:value-type="float" office:value="12826800" calcext:value-type="float">
            <text:p>1.28E+07</text:p>
          </table:table-cell>
          <table:table-cell table:formula="of:=[.A4]*1000" office:value-type="float" office:value="0.0786869" calcext:value-type="float">
            <text:p>0.0786869</text:p>
          </table:table-cell>
          <table:table-cell table:formula="of:=[.B4]/101325" office:value-type="float" office:value="126.59067357513" calcext:value-type="float">
            <text:p>126.59067357513</text:p>
          </table:table-cell>
        </table:table-row>
        <table:table-row table:style-name="ro1">
          <table:table-cell table:style-name="ce1" office:value-type="float" office:value="0.0000830303" calcext:value-type="float">
            <text:p>8.30E-05</text:p>
          </table:table-cell>
          <table:table-cell office:value-type="float" office:value="11079300" calcext:value-type="float">
            <text:p>1.11E+07</text:p>
          </table:table-cell>
          <table:table-cell table:formula="of:=[.A5]*1000" office:value-type="float" office:value="0.0830303" calcext:value-type="float">
            <text:p>0.0830303</text:p>
          </table:table-cell>
          <table:table-cell table:formula="of:=[.B5]/101325" office:value-type="float" office:value="109.344189489267" calcext:value-type="float">
            <text:p>109.344189489267</text:p>
          </table:table-cell>
        </table:table-row>
        <table:table-row table:style-name="ro1">
          <table:table-cell table:style-name="ce1" office:value-type="float" office:value="0.0000873737" calcext:value-type="float">
            <text:p>8.74E-05</text:p>
          </table:table-cell>
          <table:table-cell office:value-type="float" office:value="9970790" calcext:value-type="float">
            <text:p>9.97E+06</text:p>
          </table:table-cell>
          <table:table-cell table:formula="of:=[.A6]*1000" office:value-type="float" office:value="0.0873737" calcext:value-type="float">
            <text:p>0.0873737</text:p>
          </table:table-cell>
          <table:table-cell table:formula="of:=[.B6]/101325" office:value-type="float" office:value="98.4040463853935" calcext:value-type="float">
            <text:p>98.4040463853935</text:p>
          </table:table-cell>
        </table:table-row>
        <table:table-row table:style-name="ro1">
          <table:table-cell table:style-name="ce1" office:value-type="float" office:value="0.0000917172" calcext:value-type="float">
            <text:p>9.17E-05</text:p>
          </table:table-cell>
          <table:table-cell office:value-type="float" office:value="9259530" calcext:value-type="float">
            <text:p>9.26E+06</text:p>
          </table:table-cell>
          <table:table-cell table:formula="of:=[.A7]*1000" office:value-type="float" office:value="0.0917172" calcext:value-type="float">
            <text:p>0.0917172</text:p>
          </table:table-cell>
          <table:table-cell table:formula="of:=[.B7]/101325" office:value-type="float" office:value="91.3844559585492" calcext:value-type="float">
            <text:p>91.3844559585492</text:p>
          </table:table-cell>
        </table:table-row>
        <table:table-row table:style-name="ro1">
          <table:table-cell table:style-name="ce1" office:value-type="float" office:value="0.0000960606" calcext:value-type="float">
            <text:p>9.61E-05</text:p>
          </table:table-cell>
          <table:table-cell office:value-type="float" office:value="8799820" calcext:value-type="float">
            <text:p>8.80E+06</text:p>
          </table:table-cell>
          <table:table-cell table:formula="of:=[.A8]*1000" office:value-type="float" office:value="0.0960606" calcext:value-type="float">
            <text:p>0.0960606</text:p>
          </table:table-cell>
          <table:table-cell table:formula="of:=[.B8]/101325" office:value-type="float" office:value="86.847471009129" calcext:value-type="float">
            <text:p>86.847471009129</text:p>
          </table:table-cell>
        </table:table-row>
        <table:table-row table:style-name="ro1">
          <table:table-cell office:value-type="float" office:value="0.000100404" calcext:value-type="float">
            <text:p>0.000100404</text:p>
          </table:table-cell>
          <table:table-cell office:value-type="float" office:value="8501270" calcext:value-type="float">
            <text:p>8.50E+06</text:p>
          </table:table-cell>
          <table:table-cell table:formula="of:=[.A9]*1000" office:value-type="float" office:value="0.100404" calcext:value-type="float">
            <text:p>0.100404</text:p>
          </table:table-cell>
          <table:table-cell table:formula="of:=[.B9]/101325" office:value-type="float" office:value="83.9010115963484" calcext:value-type="float">
            <text:p>83.9010115963484</text:p>
          </table:table-cell>
        </table:table-row>
        <table:table-row table:style-name="ro1">
          <table:table-cell office:value-type="float" office:value="0.000104747" calcext:value-type="float">
            <text:p>0.000104747</text:p>
          </table:table-cell>
          <table:table-cell office:value-type="float" office:value="8306550" calcext:value-type="float">
            <text:p>8.31E+06</text:p>
          </table:table-cell>
          <table:table-cell table:formula="of:=[.A10]*1000" office:value-type="float" office:value="0.104747" calcext:value-type="float">
            <text:p>0.104747</text:p>
          </table:table-cell>
          <table:table-cell table:formula="of:=[.B10]/101325" office:value-type="float" office:value="81.979274611399" calcext:value-type="float">
            <text:p>81.979274611399</text:p>
          </table:table-cell>
        </table:table-row>
        <table:table-row table:style-name="ro1">
          <table:table-cell office:value-type="float" office:value="0.000109091" calcext:value-type="float">
            <text:p>0.000109091</text:p>
          </table:table-cell>
          <table:table-cell office:value-type="float" office:value="8178660" calcext:value-type="float">
            <text:p>8.18E+06</text:p>
          </table:table-cell>
          <table:table-cell table:formula="of:=[.A11]*1000" office:value-type="float" office:value="0.109091" calcext:value-type="float">
            <text:p>0.109091</text:p>
          </table:table-cell>
          <table:table-cell table:formula="of:=[.B11]/101325" office:value-type="float" office:value="80.7170984455959" calcext:value-type="float">
            <text:p>80.7170984455959</text:p>
          </table:table-cell>
        </table:table-row>
        <table:table-row table:style-name="ro1">
          <table:table-cell office:value-type="float" office:value="0.000113434" calcext:value-type="float">
            <text:p>0.000113434</text:p>
          </table:table-cell>
          <table:table-cell office:value-type="float" office:value="8093440" calcext:value-type="float">
            <text:p>8.09E+06</text:p>
          </table:table-cell>
          <table:table-cell table:formula="of:=[.A12]*1000" office:value-type="float" office:value="0.113434" calcext:value-type="float">
            <text:p>0.113434</text:p>
          </table:table-cell>
          <table:table-cell table:formula="of:=[.B12]/101325" office:value-type="float" office:value="79.8760424377005" calcext:value-type="float">
            <text:p>79.8760424377005</text:p>
          </table:table-cell>
        </table:table-row>
        <table:table-row table:style-name="ro1">
          <table:table-cell office:value-type="float" office:value="0.000117778" calcext:value-type="float">
            <text:p>0.000117778</text:p>
          </table:table-cell>
          <table:table-cell office:value-type="float" office:value="8034970" calcext:value-type="float">
            <text:p>8.03E+06</text:p>
          </table:table-cell>
          <table:table-cell table:formula="of:=[.A13]*1000" office:value-type="float" office:value="0.117778" calcext:value-type="float">
            <text:p>0.117778</text:p>
          </table:table-cell>
          <table:table-cell table:formula="of:=[.B13]/101325" office:value-type="float" office:value="79.2989884036516" calcext:value-type="float">
            <text:p>79.2989884036516</text:p>
          </table:table-cell>
        </table:table-row>
        <table:table-row table:style-name="ro1">
          <table:table-cell office:value-type="float" office:value="0.000122121" calcext:value-type="float">
            <text:p>0.000122121</text:p>
          </table:table-cell>
          <table:table-cell office:value-type="float" office:value="7992670" calcext:value-type="float">
            <text:p>7.99E+06</text:p>
          </table:table-cell>
          <table:table-cell table:formula="of:=[.A14]*1000" office:value-type="float" office:value="0.122121" calcext:value-type="float">
            <text:p>0.122121</text:p>
          </table:table-cell>
          <table:table-cell table:formula="of:=[.B14]/101325" office:value-type="float" office:value="78.8815198618307" calcext:value-type="float">
            <text:p>78.8815198618307</text:p>
          </table:table-cell>
        </table:table-row>
        <table:table-row table:style-name="ro1">
          <table:table-cell office:value-type="float" office:value="0.000126465" calcext:value-type="float">
            <text:p>0.000126465</text:p>
          </table:table-cell>
          <table:table-cell office:value-type="float" office:value="7959540" calcext:value-type="float">
            <text:p>7.96E+06</text:p>
          </table:table-cell>
          <table:table-cell table:formula="of:=[.A15]*1000" office:value-type="float" office:value="0.126465" calcext:value-type="float">
            <text:p>0.126465</text:p>
          </table:table-cell>
          <table:table-cell table:formula="of:=[.B15]/101325" office:value-type="float" office:value="78.5545521835677" calcext:value-type="float">
            <text:p>78.5545521835677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7930980" calcext:value-type="float">
            <text:p>7.93E+06</text:p>
          </table:table-cell>
          <table:table-cell table:formula="of:=[.A16]*1000" office:value-type="float" office:value="0.130808" calcext:value-type="float">
            <text:p>0.130808</text:p>
          </table:table-cell>
          <table:table-cell table:formula="of:=[.B16]/101325" office:value-type="float" office:value="78.2726868985936" calcext:value-type="float">
            <text:p>78.2726868985936</text:p>
          </table:table-cell>
        </table:table-row>
        <table:table-row table:style-name="ro1">
          <table:table-cell office:value-type="float" office:value="0.000135152" calcext:value-type="float">
            <text:p>0.000135152</text:p>
          </table:table-cell>
          <table:table-cell office:value-type="float" office:value="7903950" calcext:value-type="float">
            <text:p>7.90E+06</text:p>
          </table:table-cell>
          <table:table-cell table:formula="of:=[.A17]*1000" office:value-type="float" office:value="0.135152" calcext:value-type="float">
            <text:p>0.135152</text:p>
          </table:table-cell>
          <table:table-cell table:formula="of:=[.B17]/101325" office:value-type="float" office:value="78.0059215396003" calcext:value-type="float">
            <text:p>78.0059215396003</text:p>
          </table:table-cell>
        </table:table-row>
        <table:table-row table:style-name="ro1">
          <table:table-cell office:value-type="float" office:value="0.000139495" calcext:value-type="float">
            <text:p>0.000139495</text:p>
          </table:table-cell>
          <table:table-cell office:value-type="float" office:value="7876520" calcext:value-type="float">
            <text:p>7.88E+06</text:p>
          </table:table-cell>
          <table:table-cell table:formula="of:=[.A18]*1000" office:value-type="float" office:value="0.139495" calcext:value-type="float">
            <text:p>0.139495</text:p>
          </table:table-cell>
          <table:table-cell table:formula="of:=[.B18]/101325" office:value-type="float" office:value="77.7352084875401" calcext:value-type="float">
            <text:p>77.7352084875401</text:p>
          </table:table-cell>
        </table:table-row>
        <table:table-row table:style-name="ro1">
          <table:table-cell office:value-type="float" office:value="0.000143838" calcext:value-type="float">
            <text:p>0.000143838</text:p>
          </table:table-cell>
          <table:table-cell office:value-type="float" office:value="7847500" calcext:value-type="float">
            <text:p>7.85E+06</text:p>
          </table:table-cell>
          <table:table-cell table:formula="of:=[.A19]*1000" office:value-type="float" office:value="0.143838" calcext:value-type="float">
            <text:p>0.143838</text:p>
          </table:table-cell>
          <table:table-cell table:formula="of:=[.B19]/101325" office:value-type="float" office:value="77.4488033555391" calcext:value-type="float">
            <text:p>77.4488033555391</text:p>
          </table:table-cell>
        </table:table-row>
        <table:table-row table:style-name="ro1">
          <table:table-cell office:value-type="float" office:value="0.000148182" calcext:value-type="float">
            <text:p>0.000148182</text:p>
          </table:table-cell>
          <table:table-cell office:value-type="float" office:value="7816190" calcext:value-type="float">
            <text:p>7.82E+06</text:p>
          </table:table-cell>
          <table:table-cell table:formula="of:=[.A20]*1000" office:value-type="float" office:value="0.148182" calcext:value-type="float">
            <text:p>0.148182</text:p>
          </table:table-cell>
          <table:table-cell table:formula="of:=[.B20]/101325" office:value-type="float" office:value="77.1397976807303" calcext:value-type="float">
            <text:p>77.1397976807303</text:p>
          </table:table-cell>
        </table:table-row>
        <table:table-row table:style-name="ro1">
          <table:table-cell office:value-type="float" office:value="0.000152525" calcext:value-type="float">
            <text:p>0.000152525</text:p>
          </table:table-cell>
          <table:table-cell office:value-type="float" office:value="7782230" calcext:value-type="float">
            <text:p>7.78E+06</text:p>
          </table:table-cell>
          <table:table-cell table:formula="of:=[.A21]*1000" office:value-type="float" office:value="0.152525" calcext:value-type="float">
            <text:p>0.152525</text:p>
          </table:table-cell>
          <table:table-cell table:formula="of:=[.B21]/101325" office:value-type="float" office:value="76.8046385393536" calcext:value-type="float">
            <text:p>76.8046385393536</text:p>
          </table:table-cell>
        </table:table-row>
        <table:table-row table:style-name="ro1">
          <table:table-cell office:value-type="float" office:value="0.000156869" calcext:value-type="float">
            <text:p>0.000156869</text:p>
          </table:table-cell>
          <table:table-cell office:value-type="float" office:value="7745500" calcext:value-type="float">
            <text:p>7.75E+06</text:p>
          </table:table-cell>
          <table:table-cell table:formula="of:=[.A22]*1000" office:value-type="float" office:value="0.156869" calcext:value-type="float">
            <text:p>0.156869</text:p>
          </table:table-cell>
          <table:table-cell table:formula="of:=[.B22]/101325" office:value-type="float" office:value="76.4421416234888" calcext:value-type="float">
            <text:p>76.4421416234888</text:p>
          </table:table-cell>
        </table:table-row>
        <table:table-row table:style-name="ro1">
          <table:table-cell office:value-type="float" office:value="0.000161212" calcext:value-type="float">
            <text:p>0.000161212</text:p>
          </table:table-cell>
          <table:table-cell office:value-type="float" office:value="7706000" calcext:value-type="float">
            <text:p>7.71E+06</text:p>
          </table:table-cell>
          <table:table-cell table:formula="of:=[.A23]*1000" office:value-type="float" office:value="0.161212" calcext:value-type="float">
            <text:p>0.161212</text:p>
          </table:table-cell>
          <table:table-cell table:formula="of:=[.B23]/101325" office:value-type="float" office:value="76.052306933136" calcext:value-type="float">
            <text:p>76.052306933136</text:p>
          </table:table-cell>
        </table:table-row>
        <table:table-row table:style-name="ro1">
          <table:table-cell office:value-type="float" office:value="0.000165556" calcext:value-type="float">
            <text:p>0.000165556</text:p>
          </table:table-cell>
          <table:table-cell office:value-type="float" office:value="7663850" calcext:value-type="float">
            <text:p>7.66E+06</text:p>
          </table:table-cell>
          <table:table-cell table:formula="of:=[.A24]*1000" office:value-type="float" office:value="0.165556" calcext:value-type="float">
            <text:p>0.165556</text:p>
          </table:table-cell>
          <table:table-cell table:formula="of:=[.B24]/101325" office:value-type="float" office:value="75.6363187762152" calcext:value-type="float">
            <text:p>75.6363187762152</text:p>
          </table:table-cell>
        </table:table-row>
        <table:table-row table:style-name="ro1">
          <table:table-cell office:value-type="float" office:value="0.000169899" calcext:value-type="float">
            <text:p>0.000169899</text:p>
          </table:table-cell>
          <table:table-cell office:value-type="float" office:value="7619240" calcext:value-type="float">
            <text:p>7.62E+06</text:p>
          </table:table-cell>
          <table:table-cell table:formula="of:=[.A25]*1000" office:value-type="float" office:value="0.169899" calcext:value-type="float">
            <text:p>0.169899</text:p>
          </table:table-cell>
          <table:table-cell table:formula="of:=[.B25]/101325" office:value-type="float" office:value="75.1960523069331" calcext:value-type="float">
            <text:p>75.1960523069331</text:p>
          </table:table-cell>
        </table:table-row>
        <table:table-row table:style-name="ro1">
          <table:table-cell office:value-type="float" office:value="0.000174242" calcext:value-type="float">
            <text:p>0.000174242</text:p>
          </table:table-cell>
          <table:table-cell office:value-type="float" office:value="7572350" calcext:value-type="float">
            <text:p>7.57E+06</text:p>
          </table:table-cell>
          <table:table-cell table:formula="of:=[.A26]*1000" office:value-type="float" office:value="0.174242" calcext:value-type="float">
            <text:p>0.174242</text:p>
          </table:table-cell>
          <table:table-cell table:formula="of:=[.B26]/101325" office:value-type="float" office:value="74.73328398717" calcext:value-type="float">
            <text:p>74.73328398717</text:p>
          </table:table-cell>
        </table:table-row>
        <table:table-row table:style-name="ro1">
          <table:table-cell office:value-type="float" office:value="0.000178586" calcext:value-type="float">
            <text:p>0.000178586</text:p>
          </table:table-cell>
          <table:table-cell office:value-type="float" office:value="7523430" calcext:value-type="float">
            <text:p>7.52E+06</text:p>
          </table:table-cell>
          <table:table-cell table:formula="of:=[.A27]*1000" office:value-type="float" office:value="0.178586" calcext:value-type="float">
            <text:p>0.178586</text:p>
          </table:table-cell>
          <table:table-cell table:formula="of:=[.B27]/101325" office:value-type="float" office:value="74.2504811250925" calcext:value-type="float">
            <text:p>74.2504811250925</text:p>
          </table:table-cell>
        </table:table-row>
        <table:table-row table:style-name="ro1">
          <table:table-cell office:value-type="float" office:value="0.000182929" calcext:value-type="float">
            <text:p>0.000182929</text:p>
          </table:table-cell>
          <table:table-cell office:value-type="float" office:value="7472690" calcext:value-type="float">
            <text:p>7.47E+06</text:p>
          </table:table-cell>
          <table:table-cell table:formula="of:=[.A28]*1000" office:value-type="float" office:value="0.182929" calcext:value-type="float">
            <text:p>0.182929</text:p>
          </table:table-cell>
          <table:table-cell table:formula="of:=[.B28]/101325" office:value-type="float" office:value="73.7497162595608" calcext:value-type="float">
            <text:p>73.7497162595608</text:p>
          </table:table-cell>
        </table:table-row>
        <table:table-row table:style-name="ro1">
          <table:table-cell office:value-type="float" office:value="0.000187273" calcext:value-type="float">
            <text:p>0.000187273</text:p>
          </table:table-cell>
          <table:table-cell office:value-type="float" office:value="7420350" calcext:value-type="float">
            <text:p>7.42E+06</text:p>
          </table:table-cell>
          <table:table-cell table:formula="of:=[.A29]*1000" office:value-type="float" office:value="0.187273" calcext:value-type="float">
            <text:p>0.187273</text:p>
          </table:table-cell>
          <table:table-cell table:formula="of:=[.B29]/101325" office:value-type="float" office:value="73.2331606217617" calcext:value-type="float">
            <text:p>73.2331606217617</text:p>
          </table:table-cell>
        </table:table-row>
        <table:table-row table:style-name="ro1">
          <table:table-cell office:value-type="float" office:value="0.000191616" calcext:value-type="float">
            <text:p>0.000191616</text:p>
          </table:table-cell>
          <table:table-cell office:value-type="float" office:value="7366650" calcext:value-type="float">
            <text:p>7.37E+06</text:p>
          </table:table-cell>
          <table:table-cell table:formula="of:=[.A30]*1000" office:value-type="float" office:value="0.191616" calcext:value-type="float">
            <text:p>0.191616</text:p>
          </table:table-cell>
          <table:table-cell table:formula="of:=[.B30]/101325" office:value-type="float" office:value="72.7031828275352" calcext:value-type="float">
            <text:p>72.7031828275352</text:p>
          </table:table-cell>
        </table:table-row>
        <table:table-row table:style-name="ro1">
          <table:table-cell office:value-type="float" office:value="0.00019596" calcext:value-type="float">
            <text:p>0.00019596</text:p>
          </table:table-cell>
          <table:table-cell office:value-type="float" office:value="7311770" calcext:value-type="float">
            <text:p>7.31E+06</text:p>
          </table:table-cell>
          <table:table-cell table:formula="of:=[.A31]*1000" office:value-type="float" office:value="0.19596" calcext:value-type="float">
            <text:p>0.19596</text:p>
          </table:table-cell>
          <table:table-cell table:formula="of:=[.B31]/101325" office:value-type="float" office:value="72.1615593387614" calcext:value-type="float">
            <text:p>72.1615593387614</text:p>
          </table:table-cell>
        </table:table-row>
        <table:table-row table:style-name="ro1">
          <table:table-cell office:value-type="float" office:value="0.000200303" calcext:value-type="float">
            <text:p>0.000200303</text:p>
          </table:table-cell>
          <table:table-cell office:value-type="float" office:value="7255910" calcext:value-type="float">
            <text:p>7.26E+06</text:p>
          </table:table-cell>
          <table:table-cell table:formula="of:=[.A32]*1000" office:value-type="float" office:value="0.200303" calcext:value-type="float">
            <text:p>0.200303</text:p>
          </table:table-cell>
          <table:table-cell table:formula="of:=[.B32]/101325" office:value-type="float" office:value="71.6102640019738" calcext:value-type="float">
            <text:p>71.6102640019738</text:p>
          </table:table-cell>
        </table:table-row>
        <table:table-row table:style-name="ro1">
          <table:table-cell office:value-type="float" office:value="0.000204646" calcext:value-type="float">
            <text:p>0.000204646</text:p>
          </table:table-cell>
          <table:table-cell office:value-type="float" office:value="7199240" calcext:value-type="float">
            <text:p>7.20E+06</text:p>
          </table:table-cell>
          <table:table-cell table:formula="of:=[.A33]*1000" office:value-type="float" office:value="0.204646" calcext:value-type="float">
            <text:p>0.204646</text:p>
          </table:table-cell>
          <table:table-cell table:formula="of:=[.B33]/101325" office:value-type="float" office:value="71.0509745867259" calcext:value-type="float">
            <text:p>71.0509745867259</text:p>
          </table:table-cell>
        </table:table-row>
        <table:table-row table:style-name="ro1">
          <table:table-cell office:value-type="float" office:value="0.00020899" calcext:value-type="float">
            <text:p>0.00020899</text:p>
          </table:table-cell>
          <table:table-cell office:value-type="float" office:value="7141940" calcext:value-type="float">
            <text:p>7.14E+06</text:p>
          </table:table-cell>
          <table:table-cell table:formula="of:=[.A34]*1000" office:value-type="float" office:value="0.20899" calcext:value-type="float">
            <text:p>0.20899</text:p>
          </table:table-cell>
          <table:table-cell table:formula="of:=[.B34]/101325" office:value-type="float" office:value="70.4854675548976" calcext:value-type="float">
            <text:p>70.4854675548976</text:p>
          </table:table-cell>
        </table:table-row>
        <table:table-row table:style-name="ro1">
          <table:table-cell office:value-type="float" office:value="0.000213333" calcext:value-type="float">
            <text:p>0.000213333</text:p>
          </table:table-cell>
          <table:table-cell office:value-type="float" office:value="7084140" calcext:value-type="float">
            <text:p>7.08E+06</text:p>
          </table:table-cell>
          <table:table-cell table:formula="of:=[.A35]*1000" office:value-type="float" office:value="0.213333" calcext:value-type="float">
            <text:p>0.213333</text:p>
          </table:table-cell>
          <table:table-cell table:formula="of:=[.B35]/101325" office:value-type="float" office:value="69.9150259067357" calcext:value-type="float">
            <text:p>69.9150259067357</text:p>
          </table:table-cell>
        </table:table-row>
        <table:table-row table:style-name="ro1">
          <table:table-cell office:value-type="float" office:value="0.000217677" calcext:value-type="float">
            <text:p>0.000217677</text:p>
          </table:table-cell>
          <table:table-cell office:value-type="float" office:value="7025970" calcext:value-type="float">
            <text:p>7.03E+06</text:p>
          </table:table-cell>
          <table:table-cell table:formula="of:=[.A36]*1000" office:value-type="float" office:value="0.217677" calcext:value-type="float">
            <text:p>0.217677</text:p>
          </table:table-cell>
          <table:table-cell table:formula="of:=[.B36]/101325" office:value-type="float" office:value="69.340932642487" calcext:value-type="float">
            <text:p>69.340932642487</text:p>
          </table:table-cell>
        </table:table-row>
        <table:table-row table:style-name="ro1">
          <table:table-cell office:value-type="float" office:value="0.00022202" calcext:value-type="float">
            <text:p>0.00022202</text:p>
          </table:table-cell>
          <table:table-cell office:value-type="float" office:value="6967570" calcext:value-type="float">
            <text:p>6.97E+06</text:p>
          </table:table-cell>
          <table:table-cell table:formula="of:=[.A37]*1000" office:value-type="float" office:value="0.22202" calcext:value-type="float">
            <text:p>0.22202</text:p>
          </table:table-cell>
          <table:table-cell table:formula="of:=[.B37]/101325" office:value-type="float" office:value="68.7645694547249" calcext:value-type="float">
            <text:p>68.7645694547249</text:p>
          </table:table-cell>
        </table:table-row>
        <table:table-row table:style-name="ro1">
          <table:table-cell office:value-type="float" office:value="0.000226364" calcext:value-type="float">
            <text:p>0.000226364</text:p>
          </table:table-cell>
          <table:table-cell office:value-type="float" office:value="6909050" calcext:value-type="float">
            <text:p>6.91E+06</text:p>
          </table:table-cell>
          <table:table-cell table:formula="of:=[.A38]*1000" office:value-type="float" office:value="0.226364" calcext:value-type="float">
            <text:p>0.226364</text:p>
          </table:table-cell>
          <table:table-cell table:formula="of:=[.B38]/101325" office:value-type="float" office:value="68.1870219590427" calcext:value-type="float">
            <text:p>68.1870219590427</text:p>
          </table:table-cell>
        </table:table-row>
        <table:table-row table:style-name="ro1">
          <table:table-cell office:value-type="float" office:value="0.000230707" calcext:value-type="float">
            <text:p>0.000230707</text:p>
          </table:table-cell>
          <table:table-cell office:value-type="float" office:value="6850480" calcext:value-type="float">
            <text:p>6.85E+06</text:p>
          </table:table-cell>
          <table:table-cell table:formula="of:=[.A39]*1000" office:value-type="float" office:value="0.230707" calcext:value-type="float">
            <text:p>0.230707</text:p>
          </table:table-cell>
          <table:table-cell table:formula="of:=[.B39]/101325" office:value-type="float" office:value="67.6089810017271" calcext:value-type="float">
            <text:p>67.6089810017271</text:p>
          </table:table-cell>
        </table:table-row>
        <table:table-row table:style-name="ro1">
          <table:table-cell office:value-type="float" office:value="0.000235051" calcext:value-type="float">
            <text:p>0.000235051</text:p>
          </table:table-cell>
          <table:table-cell office:value-type="float" office:value="6791980" calcext:value-type="float">
            <text:p>6.79E+06</text:p>
          </table:table-cell>
          <table:table-cell table:formula="of:=[.A40]*1000" office:value-type="float" office:value="0.235051" calcext:value-type="float">
            <text:p>0.235051</text:p>
          </table:table-cell>
          <table:table-cell table:formula="of:=[.B40]/101325" office:value-type="float" office:value="67.0316308906983" calcext:value-type="float">
            <text:p>67.0316308906983</text:p>
          </table:table-cell>
        </table:table-row>
        <table:table-row table:style-name="ro1">
          <table:table-cell office:value-type="float" office:value="0.000239394" calcext:value-type="float">
            <text:p>0.000239394</text:p>
          </table:table-cell>
          <table:table-cell office:value-type="float" office:value="6733610" calcext:value-type="float">
            <text:p>6.73E+06</text:p>
          </table:table-cell>
          <table:table-cell table:formula="of:=[.A41]*1000" office:value-type="float" office:value="0.239394" calcext:value-type="float">
            <text:p>0.239394</text:p>
          </table:table-cell>
          <table:table-cell table:formula="of:=[.B41]/101325" office:value-type="float" office:value="66.4555637799161" calcext:value-type="float">
            <text:p>66.4555637799161</text:p>
          </table:table-cell>
        </table:table-row>
        <table:table-row table:style-name="ro1">
          <table:table-cell office:value-type="float" office:value="0.000243737" calcext:value-type="float">
            <text:p>0.000243737</text:p>
          </table:table-cell>
          <table:table-cell office:value-type="float" office:value="6675450" calcext:value-type="float">
            <text:p>6.68E+06</text:p>
          </table:table-cell>
          <table:table-cell table:formula="of:=[.A42]*1000" office:value-type="float" office:value="0.243737" calcext:value-type="float">
            <text:p>0.243737</text:p>
          </table:table-cell>
          <table:table-cell table:formula="of:=[.B42]/101325" office:value-type="float" office:value="65.8815692079941" calcext:value-type="float">
            <text:p>65.8815692079941</text:p>
          </table:table-cell>
        </table:table-row>
        <table:table-row table:style-name="ro1">
          <table:table-cell office:value-type="float" office:value="0.000248081" calcext:value-type="float">
            <text:p>0.000248081</text:p>
          </table:table-cell>
          <table:table-cell office:value-type="float" office:value="6617550" calcext:value-type="float">
            <text:p>6.62E+06</text:p>
          </table:table-cell>
          <table:table-cell table:formula="of:=[.A43]*1000" office:value-type="float" office:value="0.248081" calcext:value-type="float">
            <text:p>0.248081</text:p>
          </table:table-cell>
          <table:table-cell table:formula="of:=[.B43]/101325" office:value-type="float" office:value="65.3101406365655" calcext:value-type="float">
            <text:p>65.3101406365655</text:p>
          </table:table-cell>
        </table:table-row>
        <table:table-row table:style-name="ro1">
          <table:table-cell office:value-type="float" office:value="0.000252424" calcext:value-type="float">
            <text:p>0.000252424</text:p>
          </table:table-cell>
          <table:table-cell office:value-type="float" office:value="6559980" calcext:value-type="float">
            <text:p>6.56E+06</text:p>
          </table:table-cell>
          <table:table-cell table:formula="of:=[.A44]*1000" office:value-type="float" office:value="0.252424" calcext:value-type="float">
            <text:p>0.252424</text:p>
          </table:table-cell>
          <table:table-cell table:formula="of:=[.B44]/101325" office:value-type="float" office:value="64.7419689119171" calcext:value-type="float">
            <text:p>64.7419689119171</text:p>
          </table:table-cell>
        </table:table-row>
        <table:table-row table:style-name="ro1">
          <table:table-cell office:value-type="float" office:value="0.000256768" calcext:value-type="float">
            <text:p>0.000256768</text:p>
          </table:table-cell>
          <table:table-cell office:value-type="float" office:value="6502770" calcext:value-type="float">
            <text:p>6.50E+06</text:p>
          </table:table-cell>
          <table:table-cell table:formula="of:=[.A45]*1000" office:value-type="float" office:value="0.256768" calcext:value-type="float">
            <text:p>0.256768</text:p>
          </table:table-cell>
          <table:table-cell table:formula="of:=[.B45]/101325" office:value-type="float" office:value="64.1773501110289" calcext:value-type="float">
            <text:p>64.1773501110289</text:p>
          </table:table-cell>
        </table:table-row>
        <table:table-row table:style-name="ro1">
          <table:table-cell office:value-type="float" office:value="0.000261111" calcext:value-type="float">
            <text:p>0.000261111</text:p>
          </table:table-cell>
          <table:table-cell office:value-type="float" office:value="6445980" calcext:value-type="float">
            <text:p>6.45E+06</text:p>
          </table:table-cell>
          <table:table-cell table:formula="of:=[.A46]*1000" office:value-type="float" office:value="0.261111" calcext:value-type="float">
            <text:p>0.261111</text:p>
          </table:table-cell>
          <table:table-cell table:formula="of:=[.B46]/101325" office:value-type="float" office:value="63.6168763878608" calcext:value-type="float">
            <text:p>63.6168763878608</text:p>
          </table:table-cell>
        </table:table-row>
        <table:table-row table:style-name="ro1">
          <table:table-cell office:value-type="float" office:value="0.000265455" calcext:value-type="float">
            <text:p>0.000265455</text:p>
          </table:table-cell>
          <table:table-cell office:value-type="float" office:value="6389630" calcext:value-type="float">
            <text:p>6.39E+06</text:p>
          </table:table-cell>
          <table:table-cell table:formula="of:=[.A47]*1000" office:value-type="float" office:value="0.265455" calcext:value-type="float">
            <text:p>0.265455</text:p>
          </table:table-cell>
          <table:table-cell table:formula="of:=[.B47]/101325" office:value-type="float" office:value="63.0607451270664" calcext:value-type="float">
            <text:p>63.0607451270664</text:p>
          </table:table-cell>
        </table:table-row>
        <table:table-row table:style-name="ro1">
          <table:table-cell office:value-type="float" office:value="0.000269798" calcext:value-type="float">
            <text:p>0.000269798</text:p>
          </table:table-cell>
          <table:table-cell office:value-type="float" office:value="6333770" calcext:value-type="float">
            <text:p>6.33E+06</text:p>
          </table:table-cell>
          <table:table-cell table:formula="of:=[.A48]*1000" office:value-type="float" office:value="0.269798" calcext:value-type="float">
            <text:p>0.269798</text:p>
          </table:table-cell>
          <table:table-cell table:formula="of:=[.B48]/101325" office:value-type="float" office:value="62.5094497902788" calcext:value-type="float">
            <text:p>62.5094497902788</text:p>
          </table:table-cell>
        </table:table-row>
        <table:table-row table:style-name="ro1">
          <table:table-cell office:value-type="float" office:value="0.000274141" calcext:value-type="float">
            <text:p>0.000274141</text:p>
          </table:table-cell>
          <table:table-cell office:value-type="float" office:value="6278410" calcext:value-type="float">
            <text:p>6.28E+06</text:p>
          </table:table-cell>
          <table:table-cell table:formula="of:=[.A49]*1000" office:value-type="float" office:value="0.274141" calcext:value-type="float">
            <text:p>0.274141</text:p>
          </table:table-cell>
          <table:table-cell table:formula="of:=[.B49]/101325" office:value-type="float" office:value="61.9630890698248" calcext:value-type="float">
            <text:p>61.9630890698248</text:p>
          </table:table-cell>
        </table:table-row>
        <table:table-row table:style-name="ro1">
          <table:table-cell office:value-type="float" office:value="0.000278485" calcext:value-type="float">
            <text:p>0.000278485</text:p>
          </table:table-cell>
          <table:table-cell office:value-type="float" office:value="6223580" calcext:value-type="float">
            <text:p>6.22E+06</text:p>
          </table:table-cell>
          <table:table-cell table:formula="of:=[.A50]*1000" office:value-type="float" office:value="0.278485" calcext:value-type="float">
            <text:p>0.278485</text:p>
          </table:table-cell>
          <table:table-cell table:formula="of:=[.B50]/101325" office:value-type="float" office:value="61.4219590426844" calcext:value-type="float">
            <text:p>61.4219590426844</text:p>
          </table:table-cell>
        </table:table-row>
        <table:table-row table:style-name="ro1">
          <table:table-cell office:value-type="float" office:value="0.000282828" calcext:value-type="float">
            <text:p>0.000282828</text:p>
          </table:table-cell>
          <table:table-cell office:value-type="float" office:value="6169310" calcext:value-type="float">
            <text:p>6.17E+06</text:p>
          </table:table-cell>
          <table:table-cell table:formula="of:=[.A51]*1000" office:value-type="float" office:value="0.282828" calcext:value-type="float">
            <text:p>0.282828</text:p>
          </table:table-cell>
          <table:table-cell table:formula="of:=[.B51]/101325" office:value-type="float" office:value="60.8863557858377" calcext:value-type="float">
            <text:p>60.8863557858377</text:p>
          </table:table-cell>
        </table:table-row>
        <table:table-row table:style-name="ro1">
          <table:table-cell office:value-type="float" office:value="0.000287172" calcext:value-type="float">
            <text:p>0.000287172</text:p>
          </table:table-cell>
          <table:table-cell office:value-type="float" office:value="6115600" calcext:value-type="float">
            <text:p>6.12E+06</text:p>
          </table:table-cell>
          <table:table-cell table:formula="of:=[.A52]*1000" office:value-type="float" office:value="0.287172" calcext:value-type="float">
            <text:p>0.287172</text:p>
          </table:table-cell>
          <table:table-cell table:formula="of:=[.B52]/101325" office:value-type="float" office:value="60.3562792992845" calcext:value-type="float">
            <text:p>60.3562792992845</text:p>
          </table:table-cell>
        </table:table-row>
        <table:table-row table:style-name="ro1">
          <table:table-cell office:value-type="float" office:value="0.000291515" calcext:value-type="float">
            <text:p>0.000291515</text:p>
          </table:table-cell>
          <table:table-cell office:value-type="float" office:value="6062470" calcext:value-type="float">
            <text:p>6.06E+06</text:p>
          </table:table-cell>
          <table:table-cell table:formula="of:=[.A53]*1000" office:value-type="float" office:value="0.291515" calcext:value-type="float">
            <text:p>0.291515</text:p>
          </table:table-cell>
          <table:table-cell table:formula="of:=[.B53]/101325" office:value-type="float" office:value="59.8319269676783" calcext:value-type="float">
            <text:p>59.8319269676783</text:p>
          </table:table-cell>
        </table:table-row>
        <table:table-row table:style-name="ro1">
          <table:table-cell office:value-type="float" office:value="0.000295859" calcext:value-type="float">
            <text:p>0.000295859</text:p>
          </table:table-cell>
          <table:table-cell office:value-type="float" office:value="6009940" calcext:value-type="float">
            <text:p>6.01E+06</text:p>
          </table:table-cell>
          <table:table-cell table:formula="of:=[.A54]*1000" office:value-type="float" office:value="0.295859" calcext:value-type="float">
            <text:p>0.295859</text:p>
          </table:table-cell>
          <table:table-cell table:formula="of:=[.B54]/101325" office:value-type="float" office:value="59.3134961756723" calcext:value-type="float">
            <text:p>59.3134961756723</text:p>
          </table:table-cell>
        </table:table-row>
        <table:table-row table:style-name="ro1">
          <table:table-cell office:value-type="float" office:value="0.000300202" calcext:value-type="float">
            <text:p>0.000300202</text:p>
          </table:table-cell>
          <table:table-cell office:value-type="float" office:value="5958010" calcext:value-type="float">
            <text:p>5.96E+06</text:p>
          </table:table-cell>
          <table:table-cell table:formula="of:=[.A55]*1000" office:value-type="float" office:value="0.300202" calcext:value-type="float">
            <text:p>0.300202</text:p>
          </table:table-cell>
          <table:table-cell table:formula="of:=[.B55]/101325" office:value-type="float" office:value="58.8009869232667" calcext:value-type="float">
            <text:p>58.8009869232667</text:p>
          </table:table-cell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5906690" calcext:value-type="float">
            <text:p>5.91E+06</text:p>
          </table:table-cell>
          <table:table-cell table:formula="of:=[.A56]*1000" office:value-type="float" office:value="0.304545" calcext:value-type="float">
            <text:p>0.304545</text:p>
          </table:table-cell>
          <table:table-cell table:formula="of:=[.B56]/101325" office:value-type="float" office:value="58.2944979027881" calcext:value-type="float">
            <text:p>58.2944979027881</text:p>
          </table:table-cell>
        </table:table-row>
        <table:table-row table:style-name="ro1">
          <table:table-cell office:value-type="float" office:value="0.000308889" calcext:value-type="float">
            <text:p>0.000308889</text:p>
          </table:table-cell>
          <table:table-cell office:value-type="float" office:value="5855980" calcext:value-type="float">
            <text:p>5.86E+06</text:p>
          </table:table-cell>
          <table:table-cell table:formula="of:=[.A57]*1000" office:value-type="float" office:value="0.308889" calcext:value-type="float">
            <text:p>0.308889</text:p>
          </table:table-cell>
          <table:table-cell table:formula="of:=[.B57]/101325" office:value-type="float" office:value="57.7940291142364" calcext:value-type="float">
            <text:p>57.7940291142364</text:p>
          </table:table-cell>
        </table:table-row>
        <table:table-row table:style-name="ro1">
          <table:table-cell office:value-type="float" office:value="0.000313232" calcext:value-type="float">
            <text:p>0.000313232</text:p>
          </table:table-cell>
          <table:table-cell office:value-type="float" office:value="5805890" calcext:value-type="float">
            <text:p>5.81E+06</text:p>
          </table:table-cell>
          <table:table-cell table:formula="of:=[.A58]*1000" office:value-type="float" office:value="0.313232" calcext:value-type="float">
            <text:p>0.313232</text:p>
          </table:table-cell>
          <table:table-cell table:formula="of:=[.B58]/101325" office:value-type="float" office:value="57.2996792499383" calcext:value-type="float">
            <text:p>57.2996792499383</text:p>
          </table:table-cell>
        </table:table-row>
        <table:table-row table:style-name="ro1">
          <table:table-cell office:value-type="float" office:value="0.000317576" calcext:value-type="float">
            <text:p>0.000317576</text:p>
          </table:table-cell>
          <table:table-cell office:value-type="float" office:value="5756420" calcext:value-type="float">
            <text:p>5.76E+06</text:p>
          </table:table-cell>
          <table:table-cell table:formula="of:=[.A59]*1000" office:value-type="float" office:value="0.317576" calcext:value-type="float">
            <text:p>0.317576</text:p>
          </table:table-cell>
          <table:table-cell table:formula="of:=[.B59]/101325" office:value-type="float" office:value="56.8114483098939" calcext:value-type="float">
            <text:p>56.8114483098939</text:p>
          </table:table-cell>
        </table:table-row>
        <table:table-row table:style-name="ro1">
          <table:table-cell office:value-type="float" office:value="0.000321919" calcext:value-type="float">
            <text:p>0.000321919</text:p>
          </table:table-cell>
          <table:table-cell office:value-type="float" office:value="5707570" calcext:value-type="float">
            <text:p>5.71E+06</text:p>
          </table:table-cell>
          <table:table-cell table:formula="of:=[.A60]*1000" office:value-type="float" office:value="0.321919" calcext:value-type="float">
            <text:p>0.321919</text:p>
          </table:table-cell>
          <table:table-cell table:formula="of:=[.B60]/101325" office:value-type="float" office:value="56.3293362941031" calcext:value-type="float">
            <text:p>56.3293362941031</text:p>
          </table:table-cell>
        </table:table-row>
        <table:table-row table:style-name="ro1">
          <table:table-cell office:value-type="float" office:value="0.000326263" calcext:value-type="float">
            <text:p>0.000326263</text:p>
          </table:table-cell>
          <table:table-cell office:value-type="float" office:value="5659350" calcext:value-type="float">
            <text:p>5.66E+06</text:p>
          </table:table-cell>
          <table:table-cell table:formula="of:=[.A61]*1000" office:value-type="float" office:value="0.326263" calcext:value-type="float">
            <text:p>0.326263</text:p>
          </table:table-cell>
          <table:table-cell table:formula="of:=[.B61]/101325" office:value-type="float" office:value="55.8534418948927" calcext:value-type="float">
            <text:p>55.8534418948927</text:p>
          </table:table-cell>
        </table:table-row>
        <table:table-row table:style-name="ro1">
          <table:table-cell office:value-type="float" office:value="0.000330606" calcext:value-type="float">
            <text:p>0.000330606</text:p>
          </table:table-cell>
          <table:table-cell office:value-type="float" office:value="5611740" calcext:value-type="float">
            <text:p>5.61E+06</text:p>
          </table:table-cell>
          <table:table-cell table:formula="of:=[.A62]*1000" office:value-type="float" office:value="0.330606" calcext:value-type="float">
            <text:p>0.330606</text:p>
          </table:table-cell>
          <table:table-cell table:formula="of:=[.B62]/101325" office:value-type="float" office:value="55.3835677276092" calcext:value-type="float">
            <text:p>55.3835677276092</text:p>
          </table:table-cell>
        </table:table-row>
        <table:table-row table:style-name="ro1">
          <table:table-cell office:value-type="float" office:value="0.000334949" calcext:value-type="float">
            <text:p>0.000334949</text:p>
          </table:table-cell>
          <table:table-cell office:value-type="float" office:value="5564750" calcext:value-type="float">
            <text:p>5.56E+06</text:p>
          </table:table-cell>
          <table:table-cell table:formula="of:=[.A63]*1000" office:value-type="float" office:value="0.334949" calcext:value-type="float">
            <text:p>0.334949</text:p>
          </table:table-cell>
          <table:table-cell table:formula="of:=[.B63]/101325" office:value-type="float" office:value="54.9198124845793" calcext:value-type="float">
            <text:p>54.9198124845793</text:p>
          </table:table-cell>
        </table:table-row>
        <table:table-row table:style-name="ro1">
          <table:table-cell office:value-type="float" office:value="0.000339293" calcext:value-type="float">
            <text:p>0.000339293</text:p>
          </table:table-cell>
          <table:table-cell office:value-type="float" office:value="5518370" calcext:value-type="float">
            <text:p>5.52E+06</text:p>
          </table:table-cell>
          <table:table-cell table:formula="of:=[.A64]*1000" office:value-type="float" office:value="0.339293" calcext:value-type="float">
            <text:p>0.339293</text:p>
          </table:table-cell>
          <table:table-cell table:formula="of:=[.B64]/101325" office:value-type="float" office:value="54.4620774734764" calcext:value-type="float">
            <text:p>54.4620774734764</text:p>
          </table:table-cell>
        </table:table-row>
        <table:table-row table:style-name="ro1">
          <table:table-cell office:value-type="float" office:value="0.000343636" calcext:value-type="float">
            <text:p>0.000343636</text:p>
          </table:table-cell>
          <table:table-cell office:value-type="float" office:value="5472600" calcext:value-type="float">
            <text:p>5.47E+06</text:p>
          </table:table-cell>
          <table:table-cell table:formula="of:=[.A65]*1000" office:value-type="float" office:value="0.343636" calcext:value-type="float">
            <text:p>0.343636</text:p>
          </table:table-cell>
          <table:table-cell table:formula="of:=[.B65]/101325" office:value-type="float" office:value="54.0103626943005" calcext:value-type="float">
            <text:p>54.0103626943005</text:p>
          </table:table-cell>
        </table:table-row>
        <table:table-row table:style-name="ro1">
          <table:table-cell office:value-type="float" office:value="0.00034798" calcext:value-type="float">
            <text:p>0.00034798</text:p>
          </table:table-cell>
          <table:table-cell office:value-type="float" office:value="5427440" calcext:value-type="float">
            <text:p>5.43E+06</text:p>
          </table:table-cell>
          <table:table-cell table:formula="of:=[.A66]*1000" office:value-type="float" office:value="0.34798" calcext:value-type="float">
            <text:p>0.34798</text:p>
          </table:table-cell>
          <table:table-cell table:formula="of:=[.B66]/101325" office:value-type="float" office:value="53.5646681470516" calcext:value-type="float">
            <text:p>53.5646681470516</text:p>
          </table:table-cell>
        </table:table-row>
        <table:table-row table:style-name="ro1">
          <table:table-cell office:value-type="float" office:value="0.000352323" calcext:value-type="float">
            <text:p>0.000352323</text:p>
          </table:table-cell>
          <table:table-cell office:value-type="float" office:value="5382880" calcext:value-type="float">
            <text:p>5.38E+06</text:p>
          </table:table-cell>
          <table:table-cell table:formula="of:=[.A67]*1000" office:value-type="float" office:value="0.352323" calcext:value-type="float">
            <text:p>0.352323</text:p>
          </table:table-cell>
          <table:table-cell table:formula="of:=[.B67]/101325" office:value-type="float" office:value="53.1248951394029" calcext:value-type="float">
            <text:p>53.1248951394029</text:p>
          </table:table-cell>
        </table:table-row>
        <table:table-row table:style-name="ro1">
          <table:table-cell office:value-type="float" office:value="0.000356667" calcext:value-type="float">
            <text:p>0.000356667</text:p>
          </table:table-cell>
          <table:table-cell office:value-type="float" office:value="5338910" calcext:value-type="float">
            <text:p>5.34E+06</text:p>
          </table:table-cell>
          <table:table-cell table:formula="of:=[.A68]*1000" office:value-type="float" office:value="0.356667" calcext:value-type="float">
            <text:p>0.356667</text:p>
          </table:table-cell>
          <table:table-cell table:formula="of:=[.B68]/101325" office:value-type="float" office:value="52.6909449790279" calcext:value-type="float">
            <text:p>52.6909449790279</text:p>
          </table:table-cell>
        </table:table-row>
        <table:table-row table:style-name="ro1">
          <table:table-cell office:value-type="float" office:value="0.00036101" calcext:value-type="float">
            <text:p>0.00036101</text:p>
          </table:table-cell>
          <table:table-cell office:value-type="float" office:value="5295530" calcext:value-type="float">
            <text:p>5.30E+06</text:p>
          </table:table-cell>
          <table:table-cell table:formula="of:=[.A69]*1000" office:value-type="float" office:value="0.36101" calcext:value-type="float">
            <text:p>0.36101</text:p>
          </table:table-cell>
          <table:table-cell table:formula="of:=[.B69]/101325" office:value-type="float" office:value="52.2628176659265" calcext:value-type="float">
            <text:p>52.2628176659265</text:p>
          </table:table-cell>
        </table:table-row>
        <table:table-row table:style-name="ro1">
          <table:table-cell office:value-type="float" office:value="0.000365354" calcext:value-type="float">
            <text:p>0.000365354</text:p>
          </table:table-cell>
          <table:table-cell office:value-type="float" office:value="5252740" calcext:value-type="float">
            <text:p>5.25E+06</text:p>
          </table:table-cell>
          <table:table-cell table:formula="of:=[.A70]*1000" office:value-type="float" office:value="0.365354" calcext:value-type="float">
            <text:p>0.365354</text:p>
          </table:table-cell>
          <table:table-cell table:formula="of:=[.B70]/101325" office:value-type="float" office:value="51.8405132000987" calcext:value-type="float">
            <text:p>51.8405132000987</text:p>
          </table:table-cell>
        </table:table-row>
        <table:table-row table:style-name="ro1">
          <table:table-cell office:value-type="float" office:value="0.000369697" calcext:value-type="float">
            <text:p>0.000369697</text:p>
          </table:table-cell>
          <table:table-cell office:value-type="float" office:value="5210520" calcext:value-type="float">
            <text:p>5.21E+06</text:p>
          </table:table-cell>
          <table:table-cell table:formula="of:=[.A71]*1000" office:value-type="float" office:value="0.369697" calcext:value-type="float">
            <text:p>0.369697</text:p>
          </table:table-cell>
          <table:table-cell table:formula="of:=[.B71]/101325" office:value-type="float" office:value="51.4238341968912" calcext:value-type="float">
            <text:p>51.4238341968912</text:p>
          </table:table-cell>
        </table:table-row>
        <table:table-row table:style-name="ro1">
          <table:table-cell office:value-type="float" office:value="0.00037404" calcext:value-type="float">
            <text:p>0.00037404</text:p>
          </table:table-cell>
          <table:table-cell office:value-type="float" office:value="5168870" calcext:value-type="float">
            <text:p>5.17E+06</text:p>
          </table:table-cell>
          <table:table-cell table:formula="of:=[.A72]*1000" office:value-type="float" office:value="0.37404" calcext:value-type="float">
            <text:p>0.37404</text:p>
          </table:table-cell>
          <table:table-cell table:formula="of:=[.B72]/101325" office:value-type="float" office:value="51.012780656304" calcext:value-type="float">
            <text:p>51.012780656304</text:p>
          </table:table-cell>
        </table:table-row>
        <table:table-row table:style-name="ro1">
          <table:table-cell office:value-type="float" office:value="0.000378384" calcext:value-type="float">
            <text:p>0.000378384</text:p>
          </table:table-cell>
          <table:table-cell office:value-type="float" office:value="5127780" calcext:value-type="float">
            <text:p>5.13E+06</text:p>
          </table:table-cell>
          <table:table-cell table:formula="of:=[.A73]*1000" office:value-type="float" office:value="0.378384" calcext:value-type="float">
            <text:p>0.378384</text:p>
          </table:table-cell>
          <table:table-cell table:formula="of:=[.B73]/101325" office:value-type="float" office:value="50.6072538860104" calcext:value-type="float">
            <text:p>50.6072538860104</text:p>
          </table:table-cell>
        </table:table-row>
        <table:table-row table:style-name="ro1">
          <table:table-cell office:value-type="float" office:value="0.000382727" calcext:value-type="float">
            <text:p>0.000382727</text:p>
          </table:table-cell>
          <table:table-cell office:value-type="float" office:value="5087250" calcext:value-type="float">
            <text:p>5.09E+06</text:p>
          </table:table-cell>
          <table:table-cell table:formula="of:=[.A74]*1000" office:value-type="float" office:value="0.382727" calcext:value-type="float">
            <text:p>0.382727</text:p>
          </table:table-cell>
          <table:table-cell table:formula="of:=[.B74]/101325" office:value-type="float" office:value="50.2072538860104" calcext:value-type="float">
            <text:p>50.2072538860104</text:p>
          </table:table-cell>
        </table:table-row>
        <table:table-row table:style-name="ro1">
          <table:table-cell office:value-type="float" office:value="0.000387071" calcext:value-type="float">
            <text:p>0.000387071</text:p>
          </table:table-cell>
          <table:table-cell office:value-type="float" office:value="5047270" calcext:value-type="float">
            <text:p>5.05E+06</text:p>
          </table:table-cell>
          <table:table-cell table:formula="of:=[.A75]*1000" office:value-type="float" office:value="0.387071" calcext:value-type="float">
            <text:p>0.387071</text:p>
          </table:table-cell>
          <table:table-cell table:formula="of:=[.B75]/101325" office:value-type="float" office:value="49.8126819639773" calcext:value-type="float">
            <text:p>49.8126819639773</text:p>
          </table:table-cell>
        </table:table-row>
        <table:table-row table:style-name="ro1">
          <table:table-cell office:value-type="float" office:value="0.000391414" calcext:value-type="float">
            <text:p>0.000391414</text:p>
          </table:table-cell>
          <table:table-cell office:value-type="float" office:value="5007820" calcext:value-type="float">
            <text:p>5.01E+06</text:p>
          </table:table-cell>
          <table:table-cell table:formula="of:=[.A76]*1000" office:value-type="float" office:value="0.391414" calcext:value-type="float">
            <text:p>0.391414</text:p>
          </table:table-cell>
          <table:table-cell table:formula="of:=[.B76]/101325" office:value-type="float" office:value="49.4233407352578" calcext:value-type="float">
            <text:p>49.4233407352578</text:p>
          </table:table-cell>
        </table:table-row>
        <table:table-row table:style-name="ro1">
          <table:table-cell office:value-type="float" office:value="0.000395758" calcext:value-type="float">
            <text:p>0.000395758</text:p>
          </table:table-cell>
          <table:table-cell office:value-type="float" office:value="4968910" calcext:value-type="float">
            <text:p>4.97E+06</text:p>
          </table:table-cell>
          <table:table-cell table:formula="of:=[.A77]*1000" office:value-type="float" office:value="0.395758" calcext:value-type="float">
            <text:p>0.395758</text:p>
          </table:table-cell>
          <table:table-cell table:formula="of:=[.B77]/101325" office:value-type="float" office:value="49.0393288921786" calcext:value-type="float">
            <text:p>49.0393288921786</text:p>
          </table:table-cell>
        </table:table-row>
        <table:table-row table:style-name="ro1">
          <table:table-cell office:value-type="float" office:value="0.000400101" calcext:value-type="float">
            <text:p>0.000400101</text:p>
          </table:table-cell>
          <table:table-cell office:value-type="float" office:value="4930530" calcext:value-type="float">
            <text:p>4.93E+06</text:p>
          </table:table-cell>
          <table:table-cell table:formula="of:=[.A78]*1000" office:value-type="float" office:value="0.400101" calcext:value-type="float">
            <text:p>0.400101</text:p>
          </table:table-cell>
          <table:table-cell table:formula="of:=[.B78]/101325" office:value-type="float" office:value="48.660547742413" calcext:value-type="float">
            <text:p>48.660547742413</text:p>
          </table:table-cell>
        </table:table-row>
        <table:table-row table:style-name="ro1">
          <table:table-cell office:value-type="float" office:value="0.000404444" calcext:value-type="float">
            <text:p>0.000404444</text:p>
          </table:table-cell>
          <table:table-cell office:value-type="float" office:value="4892660" calcext:value-type="float">
            <text:p>4.89E+06</text:p>
          </table:table-cell>
          <table:table-cell table:formula="of:=[.A79]*1000" office:value-type="float" office:value="0.404444" calcext:value-type="float">
            <text:p>0.404444</text:p>
          </table:table-cell>
          <table:table-cell table:formula="of:=[.B79]/101325" office:value-type="float" office:value="48.2867999013077" calcext:value-type="float">
            <text:p>48.2867999013077</text:p>
          </table:table-cell>
        </table:table-row>
        <table:table-row table:style-name="ro1">
          <table:table-cell office:value-type="float" office:value="0.000408788" calcext:value-type="float">
            <text:p>0.000408788</text:p>
          </table:table-cell>
          <table:table-cell office:value-type="float" office:value="4855310" calcext:value-type="float">
            <text:p>4.86E+06</text:p>
          </table:table-cell>
          <table:table-cell table:formula="of:=[.A80]*1000" office:value-type="float" office:value="0.408788" calcext:value-type="float">
            <text:p>0.408788</text:p>
          </table:table-cell>
          <table:table-cell table:formula="of:=[.B80]/101325" office:value-type="float" office:value="47.9181840611892" calcext:value-type="float">
            <text:p>47.9181840611892</text:p>
          </table:table-cell>
        </table:table-row>
        <table:table-row table:style-name="ro1">
          <table:table-cell office:value-type="float" office:value="0.000413131" calcext:value-type="float">
            <text:p>0.000413131</text:p>
          </table:table-cell>
          <table:table-cell office:value-type="float" office:value="4818450" calcext:value-type="float">
            <text:p>4.82E+06</text:p>
          </table:table-cell>
          <table:table-cell table:formula="of:=[.A81]*1000" office:value-type="float" office:value="0.413131" calcext:value-type="float">
            <text:p>0.413131</text:p>
          </table:table-cell>
          <table:table-cell table:formula="of:=[.B81]/101325" office:value-type="float" office:value="47.5544041450777" calcext:value-type="float">
            <text:p>47.5544041450777</text:p>
          </table:table-cell>
        </table:table-row>
        <table:table-row table:style-name="ro1">
          <table:table-cell office:value-type="float" office:value="0.000417475" calcext:value-type="float">
            <text:p>0.000417475</text:p>
          </table:table-cell>
          <table:table-cell office:value-type="float" office:value="4782090" calcext:value-type="float">
            <text:p>4.78E+06</text:p>
          </table:table-cell>
          <table:table-cell table:formula="of:=[.A82]*1000" office:value-type="float" office:value="0.417475" calcext:value-type="float">
            <text:p>0.417475</text:p>
          </table:table-cell>
          <table:table-cell table:formula="of:=[.B82]/101325" office:value-type="float" office:value="47.1955588452998" calcext:value-type="float">
            <text:p>47.1955588452998</text:p>
          </table:table-cell>
        </table:table-row>
        <table:table-row table:style-name="ro1">
          <table:table-cell office:value-type="float" office:value="0.000421818" calcext:value-type="float">
            <text:p>0.000421818</text:p>
          </table:table-cell>
          <table:table-cell office:value-type="float" office:value="4746220" calcext:value-type="float">
            <text:p>4.75E+06</text:p>
          </table:table-cell>
          <table:table-cell table:formula="of:=[.A83]*1000" office:value-type="float" office:value="0.421818" calcext:value-type="float">
            <text:p>0.421818</text:p>
          </table:table-cell>
          <table:table-cell table:formula="of:=[.B83]/101325" office:value-type="float" office:value="46.8415494695288" calcext:value-type="float">
            <text:p>46.8415494695288</text:p>
          </table:table-cell>
        </table:table-row>
        <table:table-row table:style-name="ro1">
          <table:table-cell office:value-type="float" office:value="0.000426162" calcext:value-type="float">
            <text:p>0.000426162</text:p>
          </table:table-cell>
          <table:table-cell office:value-type="float" office:value="4710830" calcext:value-type="float">
            <text:p>4.71E+06</text:p>
          </table:table-cell>
          <table:table-cell table:formula="of:=[.A84]*1000" office:value-type="float" office:value="0.426162" calcext:value-type="float">
            <text:p>0.426162</text:p>
          </table:table-cell>
          <table:table-cell table:formula="of:=[.B84]/101325" office:value-type="float" office:value="46.4922773254379" calcext:value-type="float">
            <text:p>46.4922773254379</text:p>
          </table:table-cell>
        </table:table-row>
        <table:table-row table:style-name="ro1">
          <table:table-cell office:value-type="float" office:value="0.000430505" calcext:value-type="float">
            <text:p>0.000430505</text:p>
          </table:table-cell>
          <table:table-cell office:value-type="float" office:value="4675910" calcext:value-type="float">
            <text:p>4.68E+06</text:p>
          </table:table-cell>
          <table:table-cell table:formula="of:=[.A85]*1000" office:value-type="float" office:value="0.430505" calcext:value-type="float">
            <text:p>0.430505</text:p>
          </table:table-cell>
          <table:table-cell table:formula="of:=[.B85]/101325" office:value-type="float" office:value="46.1476437207007" calcext:value-type="float">
            <text:p>46.1476437207007</text:p>
          </table:table-cell>
        </table:table-row>
        <table:table-row table:style-name="ro1">
          <table:table-cell office:value-type="float" office:value="0.000434848" calcext:value-type="float">
            <text:p>0.000434848</text:p>
          </table:table-cell>
          <table:table-cell office:value-type="float" office:value="4641450" calcext:value-type="float">
            <text:p>4.64E+06</text:p>
          </table:table-cell>
          <table:table-cell table:formula="of:=[.A86]*1000" office:value-type="float" office:value="0.434848" calcext:value-type="float">
            <text:p>0.434848</text:p>
          </table:table-cell>
          <table:table-cell table:formula="of:=[.B86]/101325" office:value-type="float" office:value="45.8075499629904" calcext:value-type="float">
            <text:p>45.8075499629904</text:p>
          </table:table-cell>
        </table:table-row>
        <table:table-row table:style-name="ro1">
          <table:table-cell office:value-type="float" office:value="0.000439192" calcext:value-type="float">
            <text:p>0.000439192</text:p>
          </table:table-cell>
          <table:table-cell office:value-type="float" office:value="4607450" calcext:value-type="float">
            <text:p>4.61E+06</text:p>
          </table:table-cell>
          <table:table-cell table:formula="of:=[.A87]*1000" office:value-type="float" office:value="0.439192" calcext:value-type="float">
            <text:p>0.439192</text:p>
          </table:table-cell>
          <table:table-cell table:formula="of:=[.B87]/101325" office:value-type="float" office:value="45.4719960523069" calcext:value-type="float">
            <text:p>45.4719960523069</text:p>
          </table:table-cell>
        </table:table-row>
        <table:table-row table:style-name="ro1">
          <table:table-cell office:value-type="float" office:value="0.000443535" calcext:value-type="float">
            <text:p>0.000443535</text:p>
          </table:table-cell>
          <table:table-cell office:value-type="float" office:value="4573900" calcext:value-type="float">
            <text:p>4.57E+06</text:p>
          </table:table-cell>
          <table:table-cell table:formula="of:=[.A88]*1000" office:value-type="float" office:value="0.443535" calcext:value-type="float">
            <text:p>0.443535</text:p>
          </table:table-cell>
          <table:table-cell table:formula="of:=[.B88]/101325" office:value-type="float" office:value="45.1408832963237" calcext:value-type="float">
            <text:p>45.1408832963237</text:p>
          </table:table-cell>
        </table:table-row>
        <table:table-row table:style-name="ro1">
          <table:table-cell office:value-type="float" office:value="0.000447879" calcext:value-type="float">
            <text:p>0.000447879</text:p>
          </table:table-cell>
          <table:table-cell office:value-type="float" office:value="4540790" calcext:value-type="float">
            <text:p>4.54E+06</text:p>
          </table:table-cell>
          <table:table-cell table:formula="of:=[.A89]*1000" office:value-type="float" office:value="0.447879" calcext:value-type="float">
            <text:p>0.447879</text:p>
          </table:table-cell>
          <table:table-cell table:formula="of:=[.B89]/101325" office:value-type="float" office:value="44.814113002714" calcext:value-type="float">
            <text:p>44.814113002714</text:p>
          </table:table-cell>
        </table:table-row>
        <table:table-row table:style-name="ro1">
          <table:table-cell office:value-type="float" office:value="0.000452222" calcext:value-type="float">
            <text:p>0.000452222</text:p>
          </table:table-cell>
          <table:table-cell office:value-type="float" office:value="4508120" calcext:value-type="float">
            <text:p>4.51E+06</text:p>
          </table:table-cell>
          <table:table-cell table:formula="of:=[.A90]*1000" office:value-type="float" office:value="0.452222" calcext:value-type="float">
            <text:p>0.452222</text:p>
          </table:table-cell>
          <table:table-cell table:formula="of:=[.B90]/101325" office:value-type="float" office:value="44.4916851714779" calcext:value-type="float">
            <text:p>44.4916851714779</text:p>
          </table:table-cell>
        </table:table-row>
        <table:table-row table:style-name="ro1">
          <table:table-cell office:value-type="float" office:value="0.000456566" calcext:value-type="float">
            <text:p>0.000456566</text:p>
          </table:table-cell>
          <table:table-cell office:value-type="float" office:value="4475880" calcext:value-type="float">
            <text:p>4.48E+06</text:p>
          </table:table-cell>
          <table:table-cell table:formula="of:=[.A91]*1000" office:value-type="float" office:value="0.456566" calcext:value-type="float">
            <text:p>0.456566</text:p>
          </table:table-cell>
          <table:table-cell table:formula="of:=[.B91]/101325" office:value-type="float" office:value="44.1735011102887" calcext:value-type="float">
            <text:p>44.1735011102887</text:p>
          </table:table-cell>
        </table:table-row>
        <table:table-row table:style-name="ro1">
          <table:table-cell office:value-type="float" office:value="0.000460909" calcext:value-type="float">
            <text:p>0.000460909</text:p>
          </table:table-cell>
          <table:table-cell office:value-type="float" office:value="4444050" calcext:value-type="float">
            <text:p>4.44E+06</text:p>
          </table:table-cell>
          <table:table-cell table:formula="of:=[.A92]*1000" office:value-type="float" office:value="0.460909" calcext:value-type="float">
            <text:p>0.460909</text:p>
          </table:table-cell>
          <table:table-cell table:formula="of:=[.B92]/101325" office:value-type="float" office:value="43.859363434493" calcext:value-type="float">
            <text:p>43.859363434493</text:p>
          </table:table-cell>
        </table:table-row>
        <table:table-row table:style-name="ro1">
          <table:table-cell office:value-type="float" office:value="0.000465253" calcext:value-type="float">
            <text:p>0.000465253</text:p>
          </table:table-cell>
          <table:table-cell office:value-type="float" office:value="4412640" calcext:value-type="float">
            <text:p>4.41E+06</text:p>
          </table:table-cell>
          <table:table-cell table:formula="of:=[.A93]*1000" office:value-type="float" office:value="0.465253" calcext:value-type="float">
            <text:p>0.465253</text:p>
          </table:table-cell>
          <table:table-cell table:formula="of:=[.B93]/101325" office:value-type="float" office:value="43.5493708364175" calcext:value-type="float">
            <text:p>43.5493708364175</text:p>
          </table:table-cell>
        </table:table-row>
        <table:table-row table:style-name="ro1">
          <table:table-cell office:value-type="float" office:value="0.000469596" calcext:value-type="float">
            <text:p>0.000469596</text:p>
          </table:table-cell>
          <table:table-cell office:value-type="float" office:value="4381640" calcext:value-type="float">
            <text:p>4.38E+06</text:p>
          </table:table-cell>
          <table:table-cell table:formula="of:=[.A94]*1000" office:value-type="float" office:value="0.469596" calcext:value-type="float">
            <text:p>0.469596</text:p>
          </table:table-cell>
          <table:table-cell table:formula="of:=[.B94]/101325" office:value-type="float" office:value="43.2434246237355" calcext:value-type="float">
            <text:p>43.2434246237355</text:p>
          </table:table-cell>
        </table:table-row>
        <table:table-row table:style-name="ro1">
          <table:table-cell office:value-type="float" office:value="0.000473939" calcext:value-type="float">
            <text:p>0.000473939</text:p>
          </table:table-cell>
          <table:table-cell office:value-type="float" office:value="4351040" calcext:value-type="float">
            <text:p>4.35E+06</text:p>
          </table:table-cell>
          <table:table-cell table:formula="of:=[.A95]*1000" office:value-type="float" office:value="0.473939" calcext:value-type="float">
            <text:p>0.473939</text:p>
          </table:table-cell>
          <table:table-cell table:formula="of:=[.B95]/101325" office:value-type="float" office:value="42.9414261041204" calcext:value-type="float">
            <text:p>42.9414261041204</text:p>
          </table:table-cell>
        </table:table-row>
        <table:table-row table:style-name="ro1">
          <table:table-cell office:value-type="float" office:value="0.000478283" calcext:value-type="float">
            <text:p>0.000478283</text:p>
          </table:table-cell>
          <table:table-cell office:value-type="float" office:value="4320830" calcext:value-type="float">
            <text:p>4.32E+06</text:p>
          </table:table-cell>
          <table:table-cell table:formula="of:=[.A96]*1000" office:value-type="float" office:value="0.478283" calcext:value-type="float">
            <text:p>0.478283</text:p>
          </table:table-cell>
          <table:table-cell table:formula="of:=[.B96]/101325" office:value-type="float" office:value="42.6432765852455" calcext:value-type="float">
            <text:p>42.6432765852455</text:p>
          </table:table-cell>
        </table:table-row>
        <table:table-row table:style-name="ro1">
          <table:table-cell office:value-type="float" office:value="0.000482626" calcext:value-type="float">
            <text:p>0.000482626</text:p>
          </table:table-cell>
          <table:table-cell office:value-type="float" office:value="4291010" calcext:value-type="float">
            <text:p>4.29E+06</text:p>
          </table:table-cell>
          <table:table-cell table:formula="of:=[.A97]*1000" office:value-type="float" office:value="0.482626" calcext:value-type="float">
            <text:p>0.482626</text:p>
          </table:table-cell>
          <table:table-cell table:formula="of:=[.B97]/101325" office:value-type="float" office:value="42.3489760671108" calcext:value-type="float">
            <text:p>42.3489760671108</text:p>
          </table:table-cell>
        </table:table-row>
        <table:table-row table:style-name="ro1">
          <table:table-cell office:value-type="float" office:value="0.00048697" calcext:value-type="float">
            <text:p>0.00048697</text:p>
          </table:table-cell>
          <table:table-cell office:value-type="float" office:value="4261570" calcext:value-type="float">
            <text:p>4.26E+06</text:p>
          </table:table-cell>
          <table:table-cell table:formula="of:=[.A98]*1000" office:value-type="float" office:value="0.48697" calcext:value-type="float">
            <text:p>0.48697</text:p>
          </table:table-cell>
          <table:table-cell table:formula="of:=[.B98]/101325" office:value-type="float" office:value="42.0584258573896" calcext:value-type="float">
            <text:p>42.0584258573896</text:p>
          </table:table-cell>
        </table:table-row>
        <table:table-row table:style-name="ro1">
          <table:table-cell office:value-type="float" office:value="0.000491313" calcext:value-type="float">
            <text:p>0.000491313</text:p>
          </table:table-cell>
          <table:table-cell office:value-type="float" office:value="4232500" calcext:value-type="float">
            <text:p>4.23E+06</text:p>
          </table:table-cell>
          <table:table-cell table:formula="of:=[.A99]*1000" office:value-type="float" office:value="0.491313" calcext:value-type="float">
            <text:p>0.491313</text:p>
          </table:table-cell>
          <table:table-cell table:formula="of:=[.B99]/101325" office:value-type="float" office:value="41.7715272637552" calcext:value-type="float">
            <text:p>41.7715272637552</text:p>
          </table:table-cell>
        </table:table-row>
        <table:table-row table:style-name="ro1">
          <table:table-cell office:value-type="float" office:value="0.000495657" calcext:value-type="float">
            <text:p>0.000495657</text:p>
          </table:table-cell>
          <table:table-cell office:value-type="float" office:value="4203800" calcext:value-type="float">
            <text:p>4.20E+06</text:p>
          </table:table-cell>
          <table:table-cell table:formula="of:=[.A100]*1000" office:value-type="float" office:value="0.495657" calcext:value-type="float">
            <text:p>0.495657</text:p>
          </table:table-cell>
          <table:table-cell table:formula="of:=[.B100]/101325" office:value-type="float" office:value="41.4882802862078" calcext:value-type="float">
            <text:p>41.4882802862078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4175470" calcext:value-type="float">
            <text:p>4.18E+06</text:p>
          </table:table-cell>
          <table:table-cell table:formula="of:=[.A101]*1000" office:value-type="float" office:value="0.5" calcext:value-type="float">
            <text:p>0.5</text:p>
          </table:table-cell>
          <table:table-cell table:formula="of:=[.B101]/101325" office:value-type="float" office:value="41.2086849247471" calcext:value-type="float">
            <text:p>41.2086849247471</text:p>
          </table:table-cell>
        </table:table-row>
      </table:table>
      <table:table table:name="280K" table:style-name="ta1">
        <table:shapes>
          <draw:frame draw:z-index="0" draw:style-name="gr1" draw:text-style-name="P1" svg:width="7.5882in" svg:height="4.7583in" svg:x="10.5358in" svg:y="0.439in">
            <draw:object draw:notify-on-update-of-ranges="280K.A2:280K.A51 280K.B1:280K.B1 280K.B2:280K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6.2988in" svg:height="3.5429in" svg:x="4.1827in" svg:y="0.363in">
            <draw:object draw:notify-on-update-of-ranges="280K.C2:280K.C47 280K.D1:280K.D1 280K.D2:280K.D47" xlink:href="./Object 2" xlink:type="simple" xlink:show="embed" xlink:actuate="onLoad">
              <loext:p text:style-name="P2">
                <text:s/>
              </loext:p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table:number-columns-repeated="2"/>
        </table:table-row>
        <table:table-row table:style-name="ro1">
          <table:table-cell table:style-name="ce1" office:value-type="float" office:value="0.00007" calcext:value-type="float">
            <text:p>7.00E-05</text:p>
          </table:table-cell>
          <table:table-cell office:value-type="float" office:value="11056000" calcext:value-type="float">
            <text:p>1.11E+07</text:p>
          </table:table-cell>
          <table:table-cell table:formula="of:=[.A2]*1000" office:value-type="float" office:value="0.07" calcext:value-type="float">
            <text:p>0.07</text:p>
          </table:table-cell>
          <table:table-cell table:formula="of:=[.B2]/101325" office:value-type="float" office:value="109.114236368122" calcext:value-type="float">
            <text:p>109.114236368122</text:p>
          </table:table-cell>
          <table:table-cell table:number-columns-repeated="2"/>
        </table:table-row>
        <table:table-row table:style-name="ro1">
          <table:table-cell table:style-name="ce1" office:value-type="float" office:value="0.0000787755" calcext:value-type="float">
            <text:p>7.88E-05</text:p>
          </table:table-cell>
          <table:table-cell office:value-type="float" office:value="5845540" calcext:value-type="float">
            <text:p>5.85E+06</text:p>
          </table:table-cell>
          <table:table-cell table:formula="of:=[.A3]*1000" office:value-type="float" office:value="0.0787755" calcext:value-type="float">
            <text:p>0.0787755</text:p>
          </table:table-cell>
          <table:table-cell table:formula="of:=[.B3]/101325" office:value-type="float" office:value="57.6909943251912" calcext:value-type="float">
            <text:p>57.6909943251912</text:p>
          </table:table-cell>
          <table:table-cell table:number-columns-repeated="2"/>
        </table:table-row>
        <table:table-row table:style-name="ro1">
          <table:table-cell table:style-name="ce1" office:value-type="float" office:value="0.000087551" calcext:value-type="float">
            <text:p>8.76E-05</text:p>
          </table:table-cell>
          <table:table-cell office:value-type="float" office:value="4359230" calcext:value-type="float">
            <text:p>4.36E+06</text:p>
          </table:table-cell>
          <table:table-cell table:formula="of:=[.A4]*1000" office:value-type="float" office:value="0.087551" calcext:value-type="float">
            <text:p>0.087551</text:p>
          </table:table-cell>
          <table:table-cell table:formula="of:=[.B4]/101325" office:value-type="float" office:value="43.0222551196644" calcext:value-type="float">
            <text:p>43.0222551196644</text:p>
          </table:table-cell>
          <table:table-cell table:number-columns-repeated="2"/>
        </table:table-row>
        <table:table-row table:style-name="ro1">
          <table:table-cell table:style-name="ce1" office:value-type="float" office:value="0.0000963265" calcext:value-type="float">
            <text:p>9.63E-05</text:p>
          </table:table-cell>
          <table:table-cell office:value-type="float" office:value="4116140" calcext:value-type="float">
            <text:p>4.12E+06</text:p>
          </table:table-cell>
          <table:table-cell table:formula="of:=[.A5]*1000" office:value-type="float" office:value="0.0963265" calcext:value-type="float">
            <text:p>0.0963265</text:p>
          </table:table-cell>
          <table:table-cell table:formula="of:=[.B5]/101325" office:value-type="float" office:value="40.6231433506045" calcext:value-type="float">
            <text:p>40.6231433506045</text:p>
          </table:table-cell>
          <table:table-cell table:number-columns-repeated="2"/>
        </table:table-row>
        <table:table-row table:style-name="ro1">
          <table:table-cell office:value-type="float" office:value="0.000105102" calcext:value-type="float">
            <text:p>0.000105102</text:p>
          </table:table-cell>
          <table:table-cell office:value-type="float" office:value="4289310" calcext:value-type="float">
            <text:p>4.29E+06</text:p>
          </table:table-cell>
          <table:table-cell table:formula="of:=[.A6]*1000" office:value-type="float" office:value="0.105102" calcext:value-type="float">
            <text:p>0.105102</text:p>
          </table:table-cell>
          <table:table-cell table:formula="of:=[.B6]/101325" office:value-type="float" office:value="42.3321983715766" calcext:value-type="float">
            <text:p>42.3321983715766</text:p>
          </table:table-cell>
          <table:table-cell table:number-columns-repeated="2"/>
        </table:table-row>
        <table:table-row table:style-name="ro1">
          <table:table-cell office:value-type="float" office:value="0.000113878" calcext:value-type="float">
            <text:p>0.000113878</text:p>
          </table:table-cell>
          <table:table-cell office:value-type="float" office:value="4576350" calcext:value-type="float">
            <text:p>4.58E+06</text:p>
          </table:table-cell>
          <table:table-cell table:formula="of:=[.A7]*1000" office:value-type="float" office:value="0.113878" calcext:value-type="float">
            <text:p>0.113878</text:p>
          </table:table-cell>
          <table:table-cell table:formula="of:=[.B7]/101325" office:value-type="float" office:value="45.1650629163583" calcext:value-type="float">
            <text:p>45.1650629163583</text:p>
          </table:table-cell>
          <table:table-cell table:number-columns-repeated="2"/>
        </table:table-row>
        <table:table-row table:style-name="ro1">
          <table:table-cell office:value-type="float" office:value="0.000122653" calcext:value-type="float">
            <text:p>0.000122653</text:p>
          </table:table-cell>
          <table:table-cell office:value-type="float" office:value="4863960" calcext:value-type="float">
            <text:p>4.86E+06</text:p>
          </table:table-cell>
          <table:table-cell table:formula="of:=[.A8]*1000" office:value-type="float" office:value="0.122653" calcext:value-type="float">
            <text:p>0.122653</text:p>
          </table:table-cell>
          <table:table-cell table:formula="of:=[.B8]/101325" office:value-type="float" office:value="48.0035529237602" calcext:value-type="float">
            <text:p>48.0035529237602</text:p>
          </table:table-cell>
          <table:table-cell table:number-columns-repeated="2"/>
        </table:table-row>
        <table:table-row table:style-name="ro1">
          <table:table-cell office:value-type="float" office:value="0.000131429" calcext:value-type="float">
            <text:p>0.000131429</text:p>
          </table:table-cell>
          <table:table-cell office:value-type="float" office:value="5112230" calcext:value-type="float">
            <text:p>5.11E+06</text:p>
          </table:table-cell>
          <table:table-cell table:formula="of:=[.A9]*1000" office:value-type="float" office:value="0.131429" calcext:value-type="float">
            <text:p>0.131429</text:p>
          </table:table-cell>
          <table:table-cell table:formula="of:=[.B9]/101325" office:value-type="float" office:value="50.453787318036" calcext:value-type="float">
            <text:p>50.453787318036</text:p>
          </table:table-cell>
          <table:table-cell table:number-columns-repeated="2"/>
        </table:table-row>
        <table:table-row table:style-name="ro1">
          <table:table-cell office:value-type="float" office:value="0.000140204" calcext:value-type="float">
            <text:p>0.000140204</text:p>
          </table:table-cell>
          <table:table-cell office:value-type="float" office:value="5310720" calcext:value-type="float">
            <text:p>5.31E+06</text:p>
          </table:table-cell>
          <table:table-cell table:formula="of:=[.A10]*1000" office:value-type="float" office:value="0.140204" calcext:value-type="float">
            <text:p>0.140204</text:p>
          </table:table-cell>
          <table:table-cell table:formula="of:=[.B10]/101325" office:value-type="float" office:value="52.4127313101406" calcext:value-type="float">
            <text:p>52.4127313101406</text:p>
          </table:table-cell>
          <table:table-cell table:number-columns-repeated="2"/>
        </table:table-row>
        <table:table-row table:style-name="ro1">
          <table:table-cell office:value-type="float" office:value="0.00014898" calcext:value-type="float">
            <text:p>0.00014898</text:p>
          </table:table-cell>
          <table:table-cell office:value-type="float" office:value="5460680" calcext:value-type="float">
            <text:p>5.46E+06</text:p>
          </table:table-cell>
          <table:table-cell table:formula="of:=[.A11]*1000" office:value-type="float" office:value="0.14898" calcext:value-type="float">
            <text:p>0.14898</text:p>
          </table:table-cell>
          <table:table-cell table:formula="of:=[.B11]/101325" office:value-type="float" office:value="53.892721440908" calcext:value-type="float">
            <text:p>53.892721440908</text:p>
          </table:table-cell>
          <table:table-cell table:number-columns-repeated="2"/>
        </table:table-row>
        <table:table-row table:style-name="ro1">
          <table:table-cell office:value-type="float" office:value="0.000157755" calcext:value-type="float">
            <text:p>0.000157755</text:p>
          </table:table-cell>
          <table:table-cell office:value-type="float" office:value="5567560" calcext:value-type="float">
            <text:p>5.57E+06</text:p>
          </table:table-cell>
          <table:table-cell table:formula="of:=[.A12]*1000" office:value-type="float" office:value="0.157755" calcext:value-type="float">
            <text:p>0.157755</text:p>
          </table:table-cell>
          <table:table-cell table:formula="of:=[.B12]/101325" office:value-type="float" office:value="54.947545028374" calcext:value-type="float">
            <text:p>54.947545028374</text:p>
          </table:table-cell>
          <table:table-cell table:number-columns-repeated="2"/>
        </table:table-row>
        <table:table-row table:style-name="ro1">
          <table:table-cell office:value-type="float" office:value="0.000166531" calcext:value-type="float">
            <text:p>0.000166531</text:p>
          </table:table-cell>
          <table:table-cell office:value-type="float" office:value="5637890" calcext:value-type="float">
            <text:p>5.64E+06</text:p>
          </table:table-cell>
          <table:table-cell table:formula="of:=[.A13]*1000" office:value-type="float" office:value="0.166531" calcext:value-type="float">
            <text:p>0.166531</text:p>
          </table:table-cell>
          <table:table-cell table:formula="of:=[.B13]/101325" office:value-type="float" office:value="55.6416481618554" calcext:value-type="float">
            <text:p>55.6416481618554</text:p>
          </table:table-cell>
          <table:table-cell table:number-columns-repeated="2"/>
        </table:table-row>
        <table:table-row table:style-name="ro1">
          <table:table-cell office:value-type="float" office:value="0.000175306" calcext:value-type="float">
            <text:p>0.000175306</text:p>
          </table:table-cell>
          <table:table-cell office:value-type="float" office:value="5677940" calcext:value-type="float">
            <text:p>5.68E+06</text:p>
          </table:table-cell>
          <table:table-cell table:formula="of:=[.A14]*1000" office:value-type="float" office:value="0.175306" calcext:value-type="float">
            <text:p>0.175306</text:p>
          </table:table-cell>
          <table:table-cell table:formula="of:=[.B14]/101325" office:value-type="float" office:value="56.0369109301752" calcext:value-type="float">
            <text:p>56.0369109301752</text:p>
          </table:table-cell>
          <table:table-cell table:number-columns-repeated="2"/>
        </table:table-row>
        <table:table-row table:style-name="ro1">
          <table:table-cell office:value-type="float" office:value="0.000184082" calcext:value-type="float">
            <text:p>0.000184082</text:p>
          </table:table-cell>
          <table:table-cell office:value-type="float" office:value="5693290" calcext:value-type="float">
            <text:p>5.69E+06</text:p>
          </table:table-cell>
          <table:table-cell table:formula="of:=[.A15]*1000" office:value-type="float" office:value="0.184082" calcext:value-type="float">
            <text:p>0.184082</text:p>
          </table:table-cell>
          <table:table-cell table:formula="of:=[.B15]/101325" office:value-type="float" office:value="56.1884036516161" calcext:value-type="float">
            <text:p>56.1884036516161</text:p>
          </table:table-cell>
          <table:table-cell table:number-columns-repeated="2"/>
        </table:table-row>
        <table:table-row table:style-name="ro1">
          <table:table-cell office:value-type="float" office:value="0.000192857" calcext:value-type="float">
            <text:p>0.000192857</text:p>
          </table:table-cell>
          <table:table-cell office:value-type="float" office:value="5688690" calcext:value-type="float">
            <text:p>5.69E+06</text:p>
          </table:table-cell>
          <table:table-cell table:formula="of:=[.A16]*1000" office:value-type="float" office:value="0.192857" calcext:value-type="float">
            <text:p>0.192857</text:p>
          </table:table-cell>
          <table:table-cell table:formula="of:=[.B16]/101325" office:value-type="float" office:value="56.1430051813472" calcext:value-type="float">
            <text:p>56.1430051813472</text:p>
          </table:table-cell>
          <table:table-cell table:number-columns-repeated="2"/>
        </table:table-row>
        <table:table-row table:style-name="ro1">
          <table:table-cell office:value-type="float" office:value="0.000201633" calcext:value-type="float">
            <text:p>0.000201633</text:p>
          </table:table-cell>
          <table:table-cell office:value-type="float" office:value="5668110" calcext:value-type="float">
            <text:p>5.67E+06</text:p>
          </table:table-cell>
          <table:table-cell table:formula="of:=[.A17]*1000" office:value-type="float" office:value="0.201633" calcext:value-type="float">
            <text:p>0.201633</text:p>
          </table:table-cell>
          <table:table-cell table:formula="of:=[.B17]/101325" office:value-type="float" office:value="55.939896373057" calcext:value-type="float">
            <text:p>55.939896373057</text:p>
          </table:table-cell>
          <table:table-cell table:number-columns-repeated="2"/>
        </table:table-row>
        <table:table-row table:style-name="ro1">
          <table:table-cell office:value-type="float" office:value="0.000210408" calcext:value-type="float">
            <text:p>0.000210408</text:p>
          </table:table-cell>
          <table:table-cell office:value-type="float" office:value="5634820" calcext:value-type="float">
            <text:p>5.63E+06</text:p>
          </table:table-cell>
          <table:table-cell table:formula="of:=[.A18]*1000" office:value-type="float" office:value="0.210408" calcext:value-type="float">
            <text:p>0.210408</text:p>
          </table:table-cell>
          <table:table-cell table:formula="of:=[.B18]/101325" office:value-type="float" office:value="55.6113496175672" calcext:value-type="float">
            <text:p>55.6113496175672</text:p>
          </table:table-cell>
          <table:table-cell table:number-columns-repeated="2"/>
        </table:table-row>
        <table:table-row table:style-name="ro1">
          <table:table-cell office:value-type="float" office:value="0.000219184" calcext:value-type="float">
            <text:p>0.000219184</text:p>
          </table:table-cell>
          <table:table-cell office:value-type="float" office:value="5591500" calcext:value-type="float">
            <text:p>5.59E+06</text:p>
          </table:table-cell>
          <table:table-cell table:formula="of:=[.A19]*1000" office:value-type="float" office:value="0.219184" calcext:value-type="float">
            <text:p>0.219184</text:p>
          </table:table-cell>
          <table:table-cell table:formula="of:=[.B19]/101325" office:value-type="float" office:value="55.1838144584259" calcext:value-type="float">
            <text:p>55.1838144584259</text:p>
          </table:table-cell>
          <table:table-cell table:number-columns-repeated="2"/>
        </table:table-row>
        <table:table-row table:style-name="ro1">
          <table:table-cell office:value-type="float" office:value="0.000227959" calcext:value-type="float">
            <text:p>0.000227959</text:p>
          </table:table-cell>
          <table:table-cell office:value-type="float" office:value="5540330" calcext:value-type="float">
            <text:p>5.54E+06</text:p>
          </table:table-cell>
          <table:table-cell table:formula="of:=[.A20]*1000" office:value-type="float" office:value="0.227959" calcext:value-type="float">
            <text:p>0.227959</text:p>
          </table:table-cell>
          <table:table-cell table:formula="of:=[.B20]/101325" office:value-type="float" office:value="54.6788058228473" calcext:value-type="float">
            <text:p>54.6788058228473</text:p>
          </table:table-cell>
          <table:table-cell table:number-columns-repeated="2"/>
        </table:table-row>
        <table:table-row table:style-name="ro1">
          <table:table-cell office:value-type="float" office:value="0.000236735" calcext:value-type="float">
            <text:p>0.000236735</text:p>
          </table:table-cell>
          <table:table-cell office:value-type="float" office:value="5483090" calcext:value-type="float">
            <text:p>5.48E+06</text:p>
          </table:table-cell>
          <table:table-cell table:formula="of:=[.A21]*1000" office:value-type="float" office:value="0.236735" calcext:value-type="float">
            <text:p>0.236735</text:p>
          </table:table-cell>
          <table:table-cell table:formula="of:=[.B21]/101325" office:value-type="float" office:value="54.113890944979" calcext:value-type="float">
            <text:p>54.113890944979</text:p>
          </table:table-cell>
          <table:table-cell table:number-columns-repeated="2"/>
        </table:table-row>
        <table:table-row table:style-name="ro1">
          <table:table-cell office:value-type="float" office:value="0.00024551" calcext:value-type="float">
            <text:p>0.00024551</text:p>
          </table:table-cell>
          <table:table-cell office:value-type="float" office:value="5421240" calcext:value-type="float">
            <text:p>5.42E+06</text:p>
          </table:table-cell>
          <table:table-cell table:formula="of:=[.A22]*1000" office:value-type="float" office:value="0.24551" calcext:value-type="float">
            <text:p>0.24551</text:p>
          </table:table-cell>
          <table:table-cell table:formula="of:=[.B22]/101325" office:value-type="float" office:value="53.5034789045152" calcext:value-type="float">
            <text:p>53.5034789045152</text:p>
          </table:table-cell>
          <table:table-cell table:number-columns-repeated="2"/>
        </table:table-row>
        <table:table-row table:style-name="ro1">
          <table:table-cell office:value-type="float" office:value="0.000254286" calcext:value-type="float">
            <text:p>0.000254286</text:p>
          </table:table-cell>
          <table:table-cell office:value-type="float" office:value="5355930" calcext:value-type="float">
            <text:p>5.36E+06</text:p>
          </table:table-cell>
          <table:table-cell table:formula="of:=[.A23]*1000" office:value-type="float" office:value="0.254286" calcext:value-type="float">
            <text:p>0.254286</text:p>
          </table:table-cell>
          <table:table-cell table:formula="of:=[.B23]/101325" office:value-type="float" office:value="52.8589193190229" calcext:value-type="float">
            <text:p>52.8589193190229</text:p>
          </table:table-cell>
          <table:table-cell table:number-columns-repeated="2"/>
        </table:table-row>
        <table:table-row table:style-name="ro1">
          <table:table-cell office:value-type="float" office:value="0.000263061" calcext:value-type="float">
            <text:p>0.000263061</text:p>
          </table:table-cell>
          <table:table-cell office:value-type="float" office:value="5288140" calcext:value-type="float">
            <text:p>5.29E+06</text:p>
          </table:table-cell>
          <table:table-cell table:formula="of:=[.A24]*1000" office:value-type="float" office:value="0.263061" calcext:value-type="float">
            <text:p>0.263061</text:p>
          </table:table-cell>
          <table:table-cell table:formula="of:=[.B24]/101325" office:value-type="float" office:value="52.1898840365162" calcext:value-type="float">
            <text:p>52.1898840365162</text:p>
          </table:table-cell>
          <table:table-cell table:number-columns-repeated="2"/>
        </table:table-row>
        <table:table-row table:style-name="ro1">
          <table:table-cell office:value-type="float" office:value="0.000271837" calcext:value-type="float">
            <text:p>0.000271837</text:p>
          </table:table-cell>
          <table:table-cell office:value-type="float" office:value="5218630" calcext:value-type="float">
            <text:p>5.22E+06</text:p>
          </table:table-cell>
          <table:table-cell table:formula="of:=[.A25]*1000" office:value-type="float" office:value="0.271837" calcext:value-type="float">
            <text:p>0.271837</text:p>
          </table:table-cell>
          <table:table-cell table:formula="of:=[.B25]/101325" office:value-type="float" office:value="51.5038736738219" calcext:value-type="float">
            <text:p>51.5038736738219</text:p>
          </table:table-cell>
          <table:table-cell table:number-columns-repeated="2"/>
        </table:table-row>
        <table:table-row table:style-name="ro1">
          <table:table-cell office:value-type="float" office:value="0.000280612" calcext:value-type="float">
            <text:p>0.000280612</text:p>
          </table:table-cell>
          <table:table-cell office:value-type="float" office:value="5148030" calcext:value-type="float">
            <text:p>5.15E+06</text:p>
          </table:table-cell>
          <table:table-cell table:formula="of:=[.A26]*1000" office:value-type="float" office:value="0.280612" calcext:value-type="float">
            <text:p>0.280612</text:p>
          </table:table-cell>
          <table:table-cell table:formula="of:=[.B26]/101325" office:value-type="float" office:value="50.8071058475204" calcext:value-type="float">
            <text:p>50.8071058475204</text:p>
          </table:table-cell>
          <table:table-cell table:number-columns-repeated="2"/>
        </table:table-row>
        <table:table-row table:style-name="ro1">
          <table:table-cell office:value-type="float" office:value="0.000289388" calcext:value-type="float">
            <text:p>0.000289388</text:p>
          </table:table-cell>
          <table:table-cell office:value-type="float" office:value="5076850" calcext:value-type="float">
            <text:p>5.08E+06</text:p>
          </table:table-cell>
          <table:table-cell table:formula="of:=[.A27]*1000" office:value-type="float" office:value="0.289388" calcext:value-type="float">
            <text:p>0.289388</text:p>
          </table:table-cell>
          <table:table-cell table:formula="of:=[.B27]/101325" office:value-type="float" office:value="50.1046138662719" calcext:value-type="float">
            <text:p>50.1046138662719</text:p>
          </table:table-cell>
          <table:table-cell table:number-columns-repeated="2"/>
        </table:table-row>
        <table:table-row table:style-name="ro1">
          <table:table-cell office:value-type="float" office:value="0.000298163" calcext:value-type="float">
            <text:p>0.000298163</text:p>
          </table:table-cell>
          <table:table-cell office:value-type="float" office:value="5005510" calcext:value-type="float">
            <text:p>5.01E+06</text:p>
          </table:table-cell>
          <table:table-cell table:formula="of:=[.A28]*1000" office:value-type="float" office:value="0.298163" calcext:value-type="float">
            <text:p>0.298163</text:p>
          </table:table-cell>
          <table:table-cell table:formula="of:=[.B28]/101325" office:value-type="float" office:value="49.4005428077967" calcext:value-type="float">
            <text:p>49.400542807796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0306939" calcext:value-type="float">
            <text:p>0.000306939</text:p>
          </table:table-cell>
          <table:table-cell office:value-type="float" office:value="4934320" calcext:value-type="float">
            <text:p>4.93E+06</text:p>
          </table:table-cell>
          <table:table-cell table:formula="of:=[.A29]*1000" office:value-type="float" office:value="0.306939" calcext:value-type="float">
            <text:p>0.306939</text:p>
          </table:table-cell>
          <table:table-cell table:formula="of:=[.B29]/101325" office:value-type="float" office:value="48.6979521342216" calcext:value-type="float">
            <text:p>48.6979521342216</text:p>
          </table:table-cell>
          <table:table-cell table:number-columns-repeated="2"/>
        </table:table-row>
        <table:table-row table:style-name="ro1">
          <table:table-cell office:value-type="float" office:value="0.000315714" calcext:value-type="float">
            <text:p>0.000315714</text:p>
          </table:table-cell>
          <table:table-cell office:value-type="float" office:value="4863570" calcext:value-type="float">
            <text:p>4.86E+06</text:p>
          </table:table-cell>
          <table:table-cell table:formula="of:=[.A30]*1000" office:value-type="float" office:value="0.315714" calcext:value-type="float">
            <text:p>0.315714</text:p>
          </table:table-cell>
          <table:table-cell table:formula="of:=[.B30]/101325" office:value-type="float" office:value="47.99970392302" calcext:value-type="float">
            <text:p>47.99970392302</text:p>
          </table:table-cell>
          <table:table-cell table:number-columns-repeated="2"/>
        </table:table-row>
        <table:table-row table:style-name="ro1">
          <table:table-cell office:value-type="float" office:value="0.00032449" calcext:value-type="float">
            <text:p>0.00032449</text:p>
          </table:table-cell>
          <table:table-cell office:value-type="float" office:value="4793450" calcext:value-type="float">
            <text:p>4.79E+06</text:p>
          </table:table-cell>
          <table:table-cell table:formula="of:=[.A31]*1000" office:value-type="float" office:value="0.32449" calcext:value-type="float">
            <text:p>0.32449</text:p>
          </table:table-cell>
          <table:table-cell table:formula="of:=[.B31]/101325" office:value-type="float" office:value="47.3076733283987" calcext:value-type="float">
            <text:p>47.3076733283987</text:p>
          </table:table-cell>
          <table:table-cell table:number-columns-repeated="2"/>
        </table:table-row>
        <table:table-row table:style-name="ro1">
          <table:table-cell office:value-type="float" office:value="0.000333265" calcext:value-type="float">
            <text:p>0.000333265</text:p>
          </table:table-cell>
          <table:table-cell office:value-type="float" office:value="4724140" calcext:value-type="float">
            <text:p>4.72E+06</text:p>
          </table:table-cell>
          <table:table-cell table:formula="of:=[.A32]*1000" office:value-type="float" office:value="0.333265" calcext:value-type="float">
            <text:p>0.333265</text:p>
          </table:table-cell>
          <table:table-cell table:formula="of:=[.B32]/101325" office:value-type="float" office:value="46.6236368122379" calcext:value-type="float">
            <text:p>46.6236368122379</text:p>
          </table:table-cell>
          <table:table-cell table:number-columns-repeated="2"/>
        </table:table-row>
        <table:table-row table:style-name="ro1">
          <table:table-cell office:value-type="float" office:value="0.000342041" calcext:value-type="float">
            <text:p>0.000342041</text:p>
          </table:table-cell>
          <table:table-cell office:value-type="float" office:value="4655780" calcext:value-type="float">
            <text:p>4.66E+06</text:p>
          </table:table-cell>
          <table:table-cell table:formula="of:=[.A33]*1000" office:value-type="float" office:value="0.342041" calcext:value-type="float">
            <text:p>0.342041</text:p>
          </table:table-cell>
          <table:table-cell table:formula="of:=[.B33]/101325" office:value-type="float" office:value="45.9489760671108" calcext:value-type="float">
            <text:p>45.9489760671108</text:p>
          </table:table-cell>
          <table:table-cell table:number-columns-repeated="2"/>
        </table:table-row>
        <table:table-row table:style-name="ro1">
          <table:table-cell office:value-type="float" office:value="0.000350816" calcext:value-type="float">
            <text:p>0.000350816</text:p>
          </table:table-cell>
          <table:table-cell office:value-type="float" office:value="4588450" calcext:value-type="float">
            <text:p>4.59E+06</text:p>
          </table:table-cell>
          <table:table-cell table:formula="of:=[.A34]*1000" office:value-type="float" office:value="0.350816" calcext:value-type="float">
            <text:p>0.350816</text:p>
          </table:table-cell>
          <table:table-cell table:formula="of:=[.B34]/101325" office:value-type="float" office:value="45.2844806316309" calcext:value-type="float">
            <text:p>45.2844806316309</text:p>
          </table:table-cell>
          <table:table-cell table:number-columns-repeated="2"/>
        </table:table-row>
        <table:table-row table:style-name="ro1">
          <table:table-cell office:value-type="float" office:value="0.000359592" calcext:value-type="float">
            <text:p>0.000359592</text:p>
          </table:table-cell>
          <table:table-cell office:value-type="float" office:value="4522250" calcext:value-type="float">
            <text:p>4.52E+06</text:p>
          </table:table-cell>
          <table:table-cell table:formula="of:=[.A35]*1000" office:value-type="float" office:value="0.359592" calcext:value-type="float">
            <text:p>0.359592</text:p>
          </table:table-cell>
          <table:table-cell table:formula="of:=[.B35]/101325" office:value-type="float" office:value="44.6311374290649" calcext:value-type="float">
            <text:p>44.6311374290649</text:p>
          </table:table-cell>
          <table:table-cell table:number-columns-repeated="2"/>
        </table:table-row>
        <table:table-row table:style-name="ro1">
          <table:table-cell office:value-type="float" office:value="0.000368367" calcext:value-type="float">
            <text:p>0.000368367</text:p>
          </table:table-cell>
          <table:table-cell office:value-type="float" office:value="4457220" calcext:value-type="float">
            <text:p>4.46E+06</text:p>
          </table:table-cell>
          <table:table-cell table:formula="of:=[.A36]*1000" office:value-type="float" office:value="0.368367" calcext:value-type="float">
            <text:p>0.368367</text:p>
          </table:table-cell>
          <table:table-cell table:formula="of:=[.B36]/101325" office:value-type="float" office:value="43.9893412287195" calcext:value-type="float">
            <text:p>43.9893412287195</text:p>
          </table:table-cell>
          <table:table-cell table:number-columns-repeated="2"/>
        </table:table-row>
        <table:table-row table:style-name="ro1">
          <table:table-cell office:value-type="float" office:value="0.000377143" calcext:value-type="float">
            <text:p>0.000377143</text:p>
          </table:table-cell>
          <table:table-cell office:value-type="float" office:value="4393420" calcext:value-type="float">
            <text:p>4.39E+06</text:p>
          </table:table-cell>
          <table:table-cell table:formula="of:=[.A37]*1000" office:value-type="float" office:value="0.377143" calcext:value-type="float">
            <text:p>0.377143</text:p>
          </table:table-cell>
          <table:table-cell table:formula="of:=[.B37]/101325" office:value-type="float" office:value="43.3596841845547" calcext:value-type="float">
            <text:p>43.3596841845547</text:p>
          </table:table-cell>
          <table:table-cell table:number-columns-repeated="2"/>
        </table:table-row>
        <table:table-row table:style-name="ro1">
          <table:table-cell office:value-type="float" office:value="0.000385918" calcext:value-type="float">
            <text:p>0.000385918</text:p>
          </table:table-cell>
          <table:table-cell office:value-type="float" office:value="4330860" calcext:value-type="float">
            <text:p>4.33E+06</text:p>
          </table:table-cell>
          <table:table-cell table:formula="of:=[.A38]*1000" office:value-type="float" office:value="0.385918" calcext:value-type="float">
            <text:p>0.385918</text:p>
          </table:table-cell>
          <table:table-cell table:formula="of:=[.B38]/101325" office:value-type="float" office:value="42.7422649888971" calcext:value-type="float">
            <text:p>42.7422649888971</text:p>
          </table:table-cell>
          <table:table-cell table:number-columns-repeated="2"/>
        </table:table-row>
        <table:table-row table:style-name="ro1">
          <table:table-cell office:value-type="float" office:value="0.000394694" calcext:value-type="float">
            <text:p>0.000394694</text:p>
          </table:table-cell>
          <table:table-cell office:value-type="float" office:value="4269560" calcext:value-type="float">
            <text:p>4.27E+06</text:p>
          </table:table-cell>
          <table:table-cell table:formula="of:=[.A39]*1000" office:value-type="float" office:value="0.394694" calcext:value-type="float">
            <text:p>0.394694</text:p>
          </table:table-cell>
          <table:table-cell table:formula="of:=[.B39]/101325" office:value-type="float" office:value="42.1372810264002" calcext:value-type="float">
            <text:p>42.1372810264002</text:p>
          </table:table-cell>
          <table:table-cell table:number-columns-repeated="2"/>
        </table:table-row>
        <table:table-row table:style-name="ro1">
          <table:table-cell office:value-type="float" office:value="0.000403469" calcext:value-type="float">
            <text:p>0.000403469</text:p>
          </table:table-cell>
          <table:table-cell office:value-type="float" office:value="4209530" calcext:value-type="float">
            <text:p>4.21E+06</text:p>
          </table:table-cell>
          <table:table-cell table:formula="of:=[.A40]*1000" office:value-type="float" office:value="0.403469" calcext:value-type="float">
            <text:p>0.403469</text:p>
          </table:table-cell>
          <table:table-cell table:formula="of:=[.B40]/101325" office:value-type="float" office:value="41.5448309893906" calcext:value-type="float">
            <text:p>41.5448309893906</text:p>
          </table:table-cell>
          <table:table-cell table:number-columns-repeated="2"/>
        </table:table-row>
        <table:table-row table:style-name="ro1">
          <table:table-cell office:value-type="float" office:value="0.000412245" calcext:value-type="float">
            <text:p>0.000412245</text:p>
          </table:table-cell>
          <table:table-cell office:value-type="float" office:value="4150770" calcext:value-type="float">
            <text:p>4.15E+06</text:p>
          </table:table-cell>
          <table:table-cell table:formula="of:=[.A41]*1000" office:value-type="float" office:value="0.412245" calcext:value-type="float">
            <text:p>0.412245</text:p>
          </table:table-cell>
          <table:table-cell table:formula="of:=[.B41]/101325" office:value-type="float" office:value="40.9649148778682" calcext:value-type="float">
            <text:p>40.9649148778682</text:p>
          </table:table-cell>
          <table:table-cell table:number-columns-repeated="2"/>
        </table:table-row>
        <table:table-row table:style-name="ro1">
          <table:table-cell office:value-type="float" office:value="0.00042102" calcext:value-type="float">
            <text:p>0.00042102</text:p>
          </table:table-cell>
          <table:table-cell office:value-type="float" office:value="4093280" calcext:value-type="float">
            <text:p>4.09E+06</text:p>
          </table:table-cell>
          <table:table-cell table:formula="of:=[.A42]*1000" office:value-type="float" office:value="0.42102" calcext:value-type="float">
            <text:p>0.42102</text:p>
          </table:table-cell>
          <table:table-cell table:formula="of:=[.B42]/101325" office:value-type="float" office:value="40.3975326918332" calcext:value-type="float">
            <text:p>40.3975326918332</text:p>
          </table:table-cell>
          <table:table-cell table:number-columns-repeated="2"/>
        </table:table-row>
        <table:table-row table:style-name="ro1">
          <table:table-cell office:value-type="float" office:value="0.000429796" calcext:value-type="float">
            <text:p>0.000429796</text:p>
          </table:table-cell>
          <table:table-cell office:value-type="float" office:value="4037040" calcext:value-type="float">
            <text:p>4.04E+06</text:p>
          </table:table-cell>
          <table:table-cell table:formula="of:=[.A43]*1000" office:value-type="float" office:value="0.429796" calcext:value-type="float">
            <text:p>0.429796</text:p>
          </table:table-cell>
          <table:table-cell table:formula="of:=[.B43]/101325" office:value-type="float" office:value="39.8424870466321" calcext:value-type="float">
            <text:p>39.8424870466321</text:p>
          </table:table-cell>
          <table:table-cell table:number-columns-repeated="2"/>
        </table:table-row>
        <table:table-row table:style-name="ro1">
          <table:table-cell office:value-type="float" office:value="0.000438571" calcext:value-type="float">
            <text:p>0.000438571</text:p>
          </table:table-cell>
          <table:table-cell office:value-type="float" office:value="3982040" calcext:value-type="float">
            <text:p>3.98E+06</text:p>
          </table:table-cell>
          <table:table-cell table:formula="of:=[.A44]*1000" office:value-type="float" office:value="0.438571" calcext:value-type="float">
            <text:p>0.438571</text:p>
          </table:table-cell>
          <table:table-cell table:formula="of:=[.B44]/101325" office:value-type="float" office:value="39.2996792499383" calcext:value-type="float">
            <text:p>39.2996792499383</text:p>
          </table:table-cell>
          <table:table-cell table:number-columns-repeated="2"/>
        </table:table-row>
        <table:table-row table:style-name="ro1">
          <table:table-cell office:value-type="float" office:value="0.000447347" calcext:value-type="float">
            <text:p>0.000447347</text:p>
          </table:table-cell>
          <table:table-cell office:value-type="float" office:value="3928250" calcext:value-type="float">
            <text:p>3.93E+06</text:p>
          </table:table-cell>
          <table:table-cell table:formula="of:=[.A45]*1000" office:value-type="float" office:value="0.447347" calcext:value-type="float">
            <text:p>0.447347</text:p>
          </table:table-cell>
          <table:table-cell table:formula="of:=[.B45]/101325" office:value-type="float" office:value="38.7688132247718" calcext:value-type="float">
            <text:p>38.7688132247718</text:p>
          </table:table-cell>
          <table:table-cell table:number-columns-repeated="2"/>
        </table:table-row>
        <table:table-row table:style-name="ro1">
          <table:table-cell office:value-type="float" office:value="0.000456122" calcext:value-type="float">
            <text:p>0.000456122</text:p>
          </table:table-cell>
          <table:table-cell office:value-type="float" office:value="3875670" calcext:value-type="float">
            <text:p>3.88E+06</text:p>
          </table:table-cell>
          <table:table-cell table:formula="of:=[.A46]*1000" office:value-type="float" office:value="0.456122" calcext:value-type="float">
            <text:p>0.456122</text:p>
          </table:table-cell>
          <table:table-cell table:formula="of:=[.B46]/101325" office:value-type="float" office:value="38.2498889711325" calcext:value-type="float">
            <text:p>38.2498889711325</text:p>
          </table:table-cell>
          <table:table-cell table:number-columns-repeated="2"/>
        </table:table-row>
        <table:table-row table:style-name="ro1">
          <table:table-cell office:value-type="float" office:value="0.000464898" calcext:value-type="float">
            <text:p>0.000464898</text:p>
          </table:table-cell>
          <table:table-cell office:value-type="float" office:value="3824260" calcext:value-type="float">
            <text:p>3.82E+06</text:p>
          </table:table-cell>
          <table:table-cell table:formula="of:=[.A47]*1000" office:value-type="float" office:value="0.464898" calcext:value-type="float">
            <text:p>0.464898</text:p>
          </table:table-cell>
          <table:table-cell table:formula="of:=[.B47]/101325" office:value-type="float" office:value="37.7425117197138" calcext:value-type="float">
            <text:p>37.7425117197138</text:p>
          </table:table-cell>
          <table:table-cell table:number-columns-repeated="2"/>
        </table:table-row>
        <table:table-row table:style-name="ro1">
          <table:table-cell office:value-type="float" office:value="0.000473673" calcext:value-type="float">
            <text:p>0.000473673</text:p>
          </table:table-cell>
          <table:table-cell office:value-type="float" office:value="3774000" calcext:value-type="float">
            <text:p>3.77E+06</text:p>
          </table:table-cell>
          <table:table-cell table:number-columns-repeated="4"/>
        </table:table-row>
        <table:table-row table:style-name="ro1">
          <table:table-cell office:value-type="float" office:value="0.000482449" calcext:value-type="float">
            <text:p>0.000482449</text:p>
          </table:table-cell>
          <table:table-cell office:value-type="float" office:value="3724880" calcext:value-type="float">
            <text:p>3.72E+06</text:p>
          </table:table-cell>
          <table:table-cell table:number-columns-repeated="4"/>
        </table:table-row>
        <table:table-row table:style-name="ro1">
          <table:table-cell office:value-type="float" office:value="0.000491224" calcext:value-type="float">
            <text:p>0.000491224</text:p>
          </table:table-cell>
          <table:table-cell office:value-type="float" office:value="3676850" calcext:value-type="float">
            <text:p>3.68E+06</text:p>
          </table:table-cell>
          <table:table-cell table:number-columns-repeated="4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3629900" calcext:value-type="float">
            <text:p>3.63E+06</text:p>
          </table:table-cell>
          <table:table-cell table:number-columns-repeated="4"/>
        </table:table-row>
      </table:table>
      <table:table table:name="sobrepostos" table:style-name="ta1">
        <table:shapes>
          <draw:frame draw:z-index="0" draw:style-name="gr1" draw:text-style-name="P1" svg:width="6.2988in" svg:height="3.5429in" svg:x="11.6386in" svg:y="0.4886in">
            <draw:object draw:notify-on-update-of-ranges="sobrepostos.C2:sobrepostos.C2 sobrepostos.C3:sobrepostos.C102 sobrepostos.D2:sobrepostos.D2 sobrepostos.D3:sobrepostos.D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8.0409in" svg:y="0.4161in">
            <draw:object draw:notify-on-update-of-ranges="sobrepostos.G2:sobrepostos.G2 sobrepostos.G3:sobrepostos.G102 sobrepostos.H2:sobrepostos.H2 sobrepostos.H3:sobrepostos.H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24.3831in" svg:y="0.3843in">
            <draw:object draw:notify-on-update-of-ranges="sobrepostos.K2:sobrepostos.K2 sobrepostos.K3:sobrepostos.K102 sobrepostos.L2:sobrepostos.L2 sobrepostos.L3:sobrepostos.L10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280 K 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04 K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10K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float" office:value="178021000" calcext:value-type="float">
            <text:p>1.78E+08</text:p>
          </table:table-cell>
          <table:table-cell table:formula="of:=[.A3]*1000" office:value-type="float" office:value="0.05" calcext:value-type="float">
            <text:p>0.05</text:p>
          </table:table-cell>
          <table:table-cell table:formula="of:=[.B3]/101325" office:value-type="float" office:value="1756.93066864051" calcext:value-type="float">
            <text:p>1756.93066864051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205811000" calcext:value-type="float">
            <text:p>2.06E+08</text:p>
          </table:table-cell>
          <table:table-cell table:formula="of:=[.E3]*1000" office:value-type="float" office:value="0.05" calcext:value-type="float">
            <text:p>0.05</text:p>
          </table:table-cell>
          <table:table-cell table:formula="of:=[.F3]/101325" office:value-type="float" office:value="2031.19664446089" calcext:value-type="float">
            <text:p>2031.19664446089</text:p>
          </table:table-cell>
          <table:table-cell table:style-name="ce1" office:value-type="float" office:value="0.00007" calcext:value-type="float">
            <text:p>7.00E-05</text:p>
          </table:table-cell>
          <table:table-cell office:value-type="float" office:value="20232600" calcext:value-type="float">
            <text:p>2.02E+07</text:p>
          </table:table-cell>
          <table:table-cell table:formula="of:=[.I3]*1000" office:value-type="float" office:value="0.07" calcext:value-type="float">
            <text:p>0.07</text:p>
          </table:table-cell>
          <table:table-cell table:formula="of:=[.J3]/101325" office:value-type="float" office:value="199.680236861584" calcext:value-type="float">
            <text:p>199.680236861584</text:p>
          </table:table-cell>
        </table:table-row>
        <table:table-row table:style-name="ro1">
          <table:table-cell table:style-name="ce1" office:value-type="float" office:value="0.0000540404" calcext:value-type="float">
            <text:p>5.40E-05</text:p>
          </table:table-cell>
          <table:table-cell office:value-type="float" office:value="82315400" calcext:value-type="float">
            <text:p>8.23E+07</text:p>
          </table:table-cell>
          <table:table-cell table:formula="of:=[.A4]*1000" office:value-type="float" office:value="0.0540404" calcext:value-type="float">
            <text:p>0.0540404</text:p>
          </table:table-cell>
          <table:table-cell table:formula="of:=[.B4]/101325" office:value-type="float" office:value="812.389834690353" calcext:value-type="float">
            <text:p>812.389834690353</text:p>
          </table:table-cell>
          <table:table-cell table:style-name="ce1" office:value-type="float" office:value="0.0000540404" calcext:value-type="float">
            <text:p>5.40E-05</text:p>
          </table:table-cell>
          <table:table-cell office:value-type="float" office:value="100099000" calcext:value-type="float">
            <text:p>1.00E+08</text:p>
          </table:table-cell>
          <table:table-cell table:formula="of:=[.E4]*1000" office:value-type="float" office:value="0.0540404" calcext:value-type="float">
            <text:p>0.0540404</text:p>
          </table:table-cell>
          <table:table-cell table:formula="of:=[.F4]/101325" office:value-type="float" office:value="987.900320750062" calcext:value-type="float">
            <text:p>987.900320750062</text:p>
          </table:table-cell>
          <table:table-cell table:style-name="ce1" office:value-type="float" office:value="0.0000743434" calcext:value-type="float">
            <text:p>7.43E-05</text:p>
          </table:table-cell>
          <table:table-cell office:value-type="float" office:value="15628600" calcext:value-type="float">
            <text:p>1.56E+07</text:p>
          </table:table-cell>
          <table:table-cell table:formula="of:=[.I4]*1000" office:value-type="float" office:value="0.0743434" calcext:value-type="float">
            <text:p>0.0743434</text:p>
          </table:table-cell>
          <table:table-cell table:formula="of:=[.J4]/101325" office:value-type="float" office:value="154.242289661979" calcext:value-type="float">
            <text:p>154.242289661979</text:p>
          </table:table-cell>
        </table:table-row>
        <table:table-row table:style-name="ro1">
          <table:table-cell table:style-name="ce1" office:value-type="float" office:value="0.0000580808" calcext:value-type="float">
            <text:p>5.81E-05</text:p>
          </table:table-cell>
          <table:table-cell office:value-type="float" office:value="44193300" calcext:value-type="float">
            <text:p>4.42E+07</text:p>
          </table:table-cell>
          <table:table-cell table:formula="of:=[.A5]*1000" office:value-type="float" office:value="0.0580808" calcext:value-type="float">
            <text:p>0.0580808</text:p>
          </table:table-cell>
          <table:table-cell table:formula="of:=[.B5]/101325" office:value-type="float" office:value="436.153960029608" calcext:value-type="float">
            <text:p>436.153960029608</text:p>
          </table:table-cell>
          <table:table-cell table:style-name="ce1" office:value-type="float" office:value="0.0000580808" calcext:value-type="float">
            <text:p>5.81E-05</text:p>
          </table:table-cell>
          <table:table-cell office:value-type="float" office:value="57268300" calcext:value-type="float">
            <text:p>5.73E+07</text:p>
          </table:table-cell>
          <table:table-cell table:formula="of:=[.E5]*1000" office:value-type="float" office:value="0.0580808" calcext:value-type="float">
            <text:p>0.0580808</text:p>
          </table:table-cell>
          <table:table-cell table:formula="of:=[.F5]/101325" office:value-type="float" office:value="565.194177152726" calcext:value-type="float">
            <text:p>565.194177152726</text:p>
          </table:table-cell>
          <table:table-cell table:style-name="ce1" office:value-type="float" office:value="0.0000786869" calcext:value-type="float">
            <text:p>7.87E-05</text:p>
          </table:table-cell>
          <table:table-cell office:value-type="float" office:value="12826800" calcext:value-type="float">
            <text:p>1.28E+07</text:p>
          </table:table-cell>
          <table:table-cell table:formula="of:=[.I5]*1000" office:value-type="float" office:value="0.0786869" calcext:value-type="float">
            <text:p>0.0786869</text:p>
          </table:table-cell>
          <table:table-cell table:formula="of:=[.J5]/101325" office:value-type="float" office:value="126.59067357513" calcext:value-type="float">
            <text:p>126.59067357513</text:p>
          </table:table-cell>
        </table:table-row>
        <table:table-row table:style-name="ro1">
          <table:table-cell table:style-name="ce1" office:value-type="float" office:value="0.0000621212" calcext:value-type="float">
            <text:p>6.21E-05</text:p>
          </table:table-cell>
          <table:table-cell office:value-type="float" office:value="25896900" calcext:value-type="float">
            <text:p>2.59E+07</text:p>
          </table:table-cell>
          <table:table-cell table:formula="of:=[.A6]*1000" office:value-type="float" office:value="0.0621212" calcext:value-type="float">
            <text:p>0.0621212</text:p>
          </table:table-cell>
          <table:table-cell table:formula="of:=[.B6]/101325" office:value-type="float" office:value="255.582531458179" calcext:value-type="float">
            <text:p>255.582531458179</text:p>
          </table:table-cell>
          <table:table-cell table:style-name="ce1" office:value-type="float" office:value="0.0000621212" calcext:value-type="float">
            <text:p>6.21E-05</text:p>
          </table:table-cell>
          <table:table-cell office:value-type="float" office:value="36234900" calcext:value-type="float">
            <text:p>3.62E+07</text:p>
          </table:table-cell>
          <table:table-cell table:formula="of:=[.E6]*1000" office:value-type="float" office:value="0.0621212" calcext:value-type="float">
            <text:p>0.0621212</text:p>
          </table:table-cell>
          <table:table-cell table:formula="of:=[.F6]/101325" office:value-type="float" office:value="357.610658771281" calcext:value-type="float">
            <text:p>357.610658771281</text:p>
          </table:table-cell>
          <table:table-cell table:style-name="ce1" office:value-type="float" office:value="0.0000830303" calcext:value-type="float">
            <text:p>8.30E-05</text:p>
          </table:table-cell>
          <table:table-cell office:value-type="float" office:value="11079300" calcext:value-type="float">
            <text:p>1.11E+07</text:p>
          </table:table-cell>
          <table:table-cell table:formula="of:=[.I6]*1000" office:value-type="float" office:value="0.0830303" calcext:value-type="float">
            <text:p>0.0830303</text:p>
          </table:table-cell>
          <table:table-cell table:formula="of:=[.J6]/101325" office:value-type="float" office:value="109.344189489267" calcext:value-type="float">
            <text:p>109.344189489267</text:p>
          </table:table-cell>
        </table:table-row>
        <table:table-row table:style-name="ro1">
          <table:table-cell table:style-name="ce1" office:value-type="float" office:value="0.0000661616" calcext:value-type="float">
            <text:p>6.62E-05</text:p>
          </table:table-cell>
          <table:table-cell office:value-type="float" office:value="16234300" calcext:value-type="float">
            <text:p>1.62E+07</text:p>
          </table:table-cell>
          <table:table-cell table:formula="of:=[.A7]*1000" office:value-type="float" office:value="0.0661616" calcext:value-type="float">
            <text:p>0.0661616</text:p>
          </table:table-cell>
          <table:table-cell table:formula="of:=[.B7]/101325" office:value-type="float" office:value="160.220083888478" calcext:value-type="float">
            <text:p>160.220083888478</text:p>
          </table:table-cell>
          <table:table-cell table:style-name="ce1" office:value-type="float" office:value="0.0000661616" calcext:value-type="float">
            <text:p>6.62E-05</text:p>
          </table:table-cell>
          <table:table-cell office:value-type="float" office:value="24782800" calcext:value-type="float">
            <text:p>2.48E+07</text:p>
          </table:table-cell>
          <table:table-cell table:formula="of:=[.E7]*1000" office:value-type="float" office:value="0.0661616" calcext:value-type="float">
            <text:p>0.0661616</text:p>
          </table:table-cell>
          <table:table-cell table:formula="of:=[.F7]/101325" office:value-type="float" office:value="244.587219343696" calcext:value-type="float">
            <text:p>244.587219343696</text:p>
          </table:table-cell>
          <table:table-cell table:style-name="ce1" office:value-type="float" office:value="0.0000873737" calcext:value-type="float">
            <text:p>8.74E-05</text:p>
          </table:table-cell>
          <table:table-cell office:value-type="float" office:value="9970790" calcext:value-type="float">
            <text:p>9.97E+06</text:p>
          </table:table-cell>
          <table:table-cell table:formula="of:=[.I7]*1000" office:value-type="float" office:value="0.0873737" calcext:value-type="float">
            <text:p>0.0873737</text:p>
          </table:table-cell>
          <table:table-cell table:formula="of:=[.J7]/101325" office:value-type="float" office:value="98.4040463853935" calcext:value-type="float">
            <text:p>98.4040463853935</text:p>
          </table:table-cell>
        </table:table-row>
        <table:table-row table:style-name="ro1">
          <table:table-cell table:style-name="ce1" office:value-type="float" office:value="0.000070202" calcext:value-type="float">
            <text:p>7.02E-05</text:p>
          </table:table-cell>
          <table:table-cell office:value-type="float" office:value="10852800" calcext:value-type="float">
            <text:p>1.09E+07</text:p>
          </table:table-cell>
          <table:table-cell table:formula="of:=[.A8]*1000" office:value-type="float" office:value="0.070202" calcext:value-type="float">
            <text:p>0.070202</text:p>
          </table:table-cell>
          <table:table-cell table:formula="of:=[.B8]/101325" office:value-type="float" office:value="107.108808290155" calcext:value-type="float">
            <text:p>107.108808290155</text:p>
          </table:table-cell>
          <table:table-cell table:style-name="ce1" office:value-type="float" office:value="0.000070202" calcext:value-type="float">
            <text:p>7.02E-05</text:p>
          </table:table-cell>
          <table:table-cell office:value-type="float" office:value="18139900" calcext:value-type="float">
            <text:p>1.81E+07</text:p>
          </table:table-cell>
          <table:table-cell table:formula="of:=[.E8]*1000" office:value-type="float" office:value="0.070202" calcext:value-type="float">
            <text:p>0.070202</text:p>
          </table:table-cell>
          <table:table-cell table:formula="of:=[.F8]/101325" office:value-type="float" office:value="179.026893659018" calcext:value-type="float">
            <text:p>179.026893659018</text:p>
          </table:table-cell>
          <table:table-cell table:style-name="ce1" office:value-type="float" office:value="0.0000917172" calcext:value-type="float">
            <text:p>9.17E-05</text:p>
          </table:table-cell>
          <table:table-cell office:value-type="float" office:value="9259530" calcext:value-type="float">
            <text:p>9.26E+06</text:p>
          </table:table-cell>
          <table:table-cell table:formula="of:=[.I8]*1000" office:value-type="float" office:value="0.0917172" calcext:value-type="float">
            <text:p>0.0917172</text:p>
          </table:table-cell>
          <table:table-cell table:formula="of:=[.J8]/101325" office:value-type="float" office:value="91.3844559585492" calcext:value-type="float">
            <text:p>91.3844559585492</text:p>
          </table:table-cell>
        </table:table-row>
        <table:table-row table:style-name="ro1">
          <table:table-cell table:style-name="ce1" office:value-type="float" office:value="0.0000742424" calcext:value-type="float">
            <text:p>7.42E-05</text:p>
          </table:table-cell>
          <table:table-cell office:value-type="float" office:value="7773680" calcext:value-type="float">
            <text:p>7.77E+06</text:p>
          </table:table-cell>
          <table:table-cell table:formula="of:=[.A9]*1000" office:value-type="float" office:value="0.0742424" calcext:value-type="float">
            <text:p>0.0742424</text:p>
          </table:table-cell>
          <table:table-cell table:formula="of:=[.B9]/101325" office:value-type="float" office:value="76.7202566000493" calcext:value-type="float">
            <text:p>76.7202566000493</text:p>
          </table:table-cell>
          <table:table-cell table:style-name="ce1" office:value-type="float" office:value="0.0000742424" calcext:value-type="float">
            <text:p>7.42E-05</text:p>
          </table:table-cell>
          <table:table-cell office:value-type="float" office:value="14123800" calcext:value-type="float">
            <text:p>1.41E+07</text:p>
          </table:table-cell>
          <table:table-cell table:formula="of:=[.E9]*1000" office:value-type="float" office:value="0.0742424" calcext:value-type="float">
            <text:p>0.0742424</text:p>
          </table:table-cell>
          <table:table-cell table:formula="of:=[.F9]/101325" office:value-type="float" office:value="139.391068344436" calcext:value-type="float">
            <text:p>139.391068344436</text:p>
          </table:table-cell>
          <table:table-cell table:style-name="ce1" office:value-type="float" office:value="0.0000960606" calcext:value-type="float">
            <text:p>9.61E-05</text:p>
          </table:table-cell>
          <table:table-cell office:value-type="float" office:value="8799820" calcext:value-type="float">
            <text:p>8.80E+06</text:p>
          </table:table-cell>
          <table:table-cell table:formula="of:=[.I9]*1000" office:value-type="float" office:value="0.0960606" calcext:value-type="float">
            <text:p>0.0960606</text:p>
          </table:table-cell>
          <table:table-cell table:formula="of:=[.J9]/101325" office:value-type="float" office:value="86.847471009129" calcext:value-type="float">
            <text:p>86.847471009129</text:p>
          </table:table-cell>
        </table:table-row>
        <table:table-row table:style-name="ro1">
          <table:table-cell table:style-name="ce1" office:value-type="float" office:value="0.0000782828" calcext:value-type="float">
            <text:p>7.83E-05</text:p>
          </table:table-cell>
          <table:table-cell office:value-type="float" office:value="6001320" calcext:value-type="float">
            <text:p>6.00E+06</text:p>
          </table:table-cell>
          <table:table-cell table:formula="of:=[.A10]*1000" office:value-type="float" office:value="0.0782828" calcext:value-type="float">
            <text:p>0.0782828</text:p>
          </table:table-cell>
          <table:table-cell table:formula="of:=[.B10]/101325" office:value-type="float" office:value="59.2284233900814" calcext:value-type="float">
            <text:p>59.2284233900814</text:p>
          </table:table-cell>
          <table:table-cell table:style-name="ce1" office:value-type="float" office:value="0.0000782828" calcext:value-type="float">
            <text:p>7.83E-05</text:p>
          </table:table-cell>
          <table:table-cell office:value-type="float" office:value="11627900" calcext:value-type="float">
            <text:p>1.16E+07</text:p>
          </table:table-cell>
          <table:table-cell table:formula="of:=[.E10]*1000" office:value-type="float" office:value="0.0782828" calcext:value-type="float">
            <text:p>0.0782828</text:p>
          </table:table-cell>
          <table:table-cell table:formula="of:=[.F10]/101325" office:value-type="float" office:value="114.758450530471" calcext:value-type="float">
            <text:p>114.758450530471</text:p>
          </table:table-cell>
          <table:table-cell office:value-type="float" office:value="0.000100404" calcext:value-type="float">
            <text:p>0.000100404</text:p>
          </table:table-cell>
          <table:table-cell office:value-type="float" office:value="8501270" calcext:value-type="float">
            <text:p>8.50E+06</text:p>
          </table:table-cell>
          <table:table-cell table:formula="of:=[.I10]*1000" office:value-type="float" office:value="0.100404" calcext:value-type="float">
            <text:p>0.100404</text:p>
          </table:table-cell>
          <table:table-cell table:formula="of:=[.J10]/101325" office:value-type="float" office:value="83.9010115963484" calcext:value-type="float">
            <text:p>83.9010115963484</text:p>
          </table:table-cell>
        </table:table-row>
        <table:table-row table:style-name="ro1">
          <table:table-cell table:style-name="ce1" office:value-type="float" office:value="0.0000823232" calcext:value-type="float">
            <text:p>8.23E-05</text:p>
          </table:table-cell>
          <table:table-cell office:value-type="float" office:value="4998060" calcext:value-type="float">
            <text:p>5.00E+06</text:p>
          </table:table-cell>
          <table:table-cell table:formula="of:=[.A11]*1000" office:value-type="float" office:value="0.0823232" calcext:value-type="float">
            <text:p>0.0823232</text:p>
          </table:table-cell>
          <table:table-cell table:formula="of:=[.B11]/101325" office:value-type="float" office:value="49.3270170244264" calcext:value-type="float">
            <text:p>49.3270170244264</text:p>
          </table:table-cell>
          <table:table-cell table:style-name="ce1" office:value-type="float" office:value="0.0000823232" calcext:value-type="float">
            <text:p>8.23E-05</text:p>
          </table:table-cell>
          <table:table-cell office:value-type="float" office:value="10049200" calcext:value-type="float">
            <text:p>1.00E+07</text:p>
          </table:table-cell>
          <table:table-cell table:formula="of:=[.E11]*1000" office:value-type="float" office:value="0.0823232" calcext:value-type="float">
            <text:p>0.0823232</text:p>
          </table:table-cell>
          <table:table-cell table:formula="of:=[.F11]/101325" office:value-type="float" office:value="99.1778929188256" calcext:value-type="float">
            <text:p>99.1778929188256</text:p>
          </table:table-cell>
          <table:table-cell office:value-type="float" office:value="0.000104747" calcext:value-type="float">
            <text:p>0.000104747</text:p>
          </table:table-cell>
          <table:table-cell office:value-type="float" office:value="8306550" calcext:value-type="float">
            <text:p>8.31E+06</text:p>
          </table:table-cell>
          <table:table-cell table:formula="of:=[.I11]*1000" office:value-type="float" office:value="0.104747" calcext:value-type="float">
            <text:p>0.104747</text:p>
          </table:table-cell>
          <table:table-cell table:formula="of:=[.J11]/101325" office:value-type="float" office:value="81.979274611399" calcext:value-type="float">
            <text:p>81.979274611399</text:p>
          </table:table-cell>
        </table:table-row>
        <table:table-row table:style-name="ro1">
          <table:table-cell table:style-name="ce1" office:value-type="float" office:value="0.0000863636" calcext:value-type="float">
            <text:p>8.64E-05</text:p>
          </table:table-cell>
          <table:table-cell office:value-type="float" office:value="4458190" calcext:value-type="float">
            <text:p>4.46E+06</text:p>
          </table:table-cell>
          <table:table-cell table:formula="of:=[.A12]*1000" office:value-type="float" office:value="0.0863636" calcext:value-type="float">
            <text:p>0.0863636</text:p>
          </table:table-cell>
          <table:table-cell table:formula="of:=[.B12]/101325" office:value-type="float" office:value="43.9989143844066" calcext:value-type="float">
            <text:p>43.9989143844066</text:p>
          </table:table-cell>
          <table:table-cell table:style-name="ce1" office:value-type="float" office:value="0.0000863636" calcext:value-type="float">
            <text:p>8.64E-05</text:p>
          </table:table-cell>
          <table:table-cell office:value-type="float" office:value="9040620" calcext:value-type="float">
            <text:p>9.04E+06</text:p>
          </table:table-cell>
          <table:table-cell table:formula="of:=[.E12]*1000" office:value-type="float" office:value="0.0863636" calcext:value-type="float">
            <text:p>0.0863636</text:p>
          </table:table-cell>
          <table:table-cell table:formula="of:=[.F12]/101325" office:value-type="float" office:value="89.2239822353812" calcext:value-type="float">
            <text:p>89.2239822353812</text:p>
          </table:table-cell>
          <table:table-cell office:value-type="float" office:value="0.000109091" calcext:value-type="float">
            <text:p>0.000109091</text:p>
          </table:table-cell>
          <table:table-cell office:value-type="float" office:value="8178660" calcext:value-type="float">
            <text:p>8.18E+06</text:p>
          </table:table-cell>
          <table:table-cell table:formula="of:=[.I12]*1000" office:value-type="float" office:value="0.109091" calcext:value-type="float">
            <text:p>0.109091</text:p>
          </table:table-cell>
          <table:table-cell table:formula="of:=[.J12]/101325" office:value-type="float" office:value="80.7170984455959" calcext:value-type="float">
            <text:p>80.7170984455959</text:p>
          </table:table-cell>
        </table:table-row>
        <table:table-row table:style-name="ro1">
          <table:table-cell table:style-name="ce1" office:value-type="float" office:value="0.000090404" calcext:value-type="float">
            <text:p>9.04E-05</text:p>
          </table:table-cell>
          <table:table-cell office:value-type="float" office:value="4201030" calcext:value-type="float">
            <text:p>4.20E+06</text:p>
          </table:table-cell>
          <table:table-cell table:formula="of:=[.A13]*1000" office:value-type="float" office:value="0.090404" calcext:value-type="float">
            <text:p>0.090404</text:p>
          </table:table-cell>
          <table:table-cell table:formula="of:=[.B13]/101325" office:value-type="float" office:value="41.4609425117197" calcext:value-type="float">
            <text:p>41.4609425117197</text:p>
          </table:table-cell>
          <table:table-cell table:style-name="ce1" office:value-type="float" office:value="0.000090404" calcext:value-type="float">
            <text:p>9.04E-05</text:p>
          </table:table-cell>
          <table:table-cell office:value-type="float" office:value="8394370" calcext:value-type="float">
            <text:p>8.39E+06</text:p>
          </table:table-cell>
          <table:table-cell table:formula="of:=[.E13]*1000" office:value-type="float" office:value="0.090404" calcext:value-type="float">
            <text:p>0.090404</text:p>
          </table:table-cell>
          <table:table-cell table:formula="of:=[.F13]/101325" office:value-type="float" office:value="82.845990624229" calcext:value-type="float">
            <text:p>82.845990624229</text:p>
          </table:table-cell>
          <table:table-cell office:value-type="float" office:value="0.000113434" calcext:value-type="float">
            <text:p>0.000113434</text:p>
          </table:table-cell>
          <table:table-cell office:value-type="float" office:value="8093440" calcext:value-type="float">
            <text:p>8.09E+06</text:p>
          </table:table-cell>
          <table:table-cell table:formula="of:=[.I13]*1000" office:value-type="float" office:value="0.113434" calcext:value-type="float">
            <text:p>0.113434</text:p>
          </table:table-cell>
          <table:table-cell table:formula="of:=[.J13]/101325" office:value-type="float" office:value="79.8760424377005" calcext:value-type="float">
            <text:p>79.8760424377005</text:p>
          </table:table-cell>
        </table:table-row>
        <table:table-row table:style-name="ro1">
          <table:table-cell table:style-name="ce1" office:value-type="float" office:value="0.0000944444" calcext:value-type="float">
            <text:p>9.44E-05</text:p>
          </table:table-cell>
          <table:table-cell office:value-type="float" office:value="4116680" calcext:value-type="float">
            <text:p>4.12E+06</text:p>
          </table:table-cell>
          <table:table-cell table:formula="of:=[.A14]*1000" office:value-type="float" office:value="0.0944444" calcext:value-type="float">
            <text:p>0.0944444</text:p>
          </table:table-cell>
          <table:table-cell table:formula="of:=[.B14]/101325" office:value-type="float" office:value="40.6284727362448" calcext:value-type="float">
            <text:p>40.6284727362448</text:p>
          </table:table-cell>
          <table:table-cell table:style-name="ce1" office:value-type="float" office:value="0.0000944444" calcext:value-type="float">
            <text:p>9.44E-05</text:p>
          </table:table-cell>
          <table:table-cell office:value-type="float" office:value="7981830" calcext:value-type="float">
            <text:p>7.98E+06</text:p>
          </table:table-cell>
          <table:table-cell table:formula="of:=[.E14]*1000" office:value-type="float" office:value="0.0944444" calcext:value-type="float">
            <text:p>0.0944444</text:p>
          </table:table-cell>
          <table:table-cell table:formula="of:=[.F14]/101325" office:value-type="float" office:value="78.7745373797187" calcext:value-type="float">
            <text:p>78.7745373797187</text:p>
          </table:table-cell>
          <table:table-cell office:value-type="float" office:value="0.000117778" calcext:value-type="float">
            <text:p>0.000117778</text:p>
          </table:table-cell>
          <table:table-cell office:value-type="float" office:value="8034970" calcext:value-type="float">
            <text:p>8.03E+06</text:p>
          </table:table-cell>
          <table:table-cell table:formula="of:=[.I14]*1000" office:value-type="float" office:value="0.117778" calcext:value-type="float">
            <text:p>0.117778</text:p>
          </table:table-cell>
          <table:table-cell table:formula="of:=[.J14]/101325" office:value-type="float" office:value="79.2989884036516" calcext:value-type="float">
            <text:p>79.2989884036516</text:p>
          </table:table-cell>
        </table:table-row>
        <table:table-row table:style-name="ro1">
          <table:table-cell table:style-name="ce1" office:value-type="float" office:value="0.0000984848" calcext:value-type="float">
            <text:p>9.85E-05</text:p>
          </table:table-cell>
          <table:table-cell office:value-type="float" office:value="4136830" calcext:value-type="float">
            <text:p>4.14E+06</text:p>
          </table:table-cell>
          <table:table-cell table:formula="of:=[.A15]*1000" office:value-type="float" office:value="0.0984848" calcext:value-type="float">
            <text:p>0.0984848</text:p>
          </table:table-cell>
          <table:table-cell table:formula="of:=[.B15]/101325" office:value-type="float" office:value="40.827337774488" calcext:value-type="float">
            <text:p>40.827337774488</text:p>
          </table:table-cell>
          <table:table-cell table:style-name="ce1" office:value-type="float" office:value="0.0000984848" calcext:value-type="float">
            <text:p>9.85E-05</text:p>
          </table:table-cell>
          <table:table-cell office:value-type="float" office:value="7721420" calcext:value-type="float">
            <text:p>7.72E+06</text:p>
          </table:table-cell>
          <table:table-cell table:formula="of:=[.E15]*1000" office:value-type="float" office:value="0.0984848" calcext:value-type="float">
            <text:p>0.0984848</text:p>
          </table:table-cell>
          <table:table-cell table:formula="of:=[.F15]/101325" office:value-type="float" office:value="76.2044905008636" calcext:value-type="float">
            <text:p>76.2044905008636</text:p>
          </table:table-cell>
          <table:table-cell office:value-type="float" office:value="0.000122121" calcext:value-type="float">
            <text:p>0.000122121</text:p>
          </table:table-cell>
          <table:table-cell office:value-type="float" office:value="7992670" calcext:value-type="float">
            <text:p>7.99E+06</text:p>
          </table:table-cell>
          <table:table-cell table:formula="of:=[.I15]*1000" office:value-type="float" office:value="0.122121" calcext:value-type="float">
            <text:p>0.122121</text:p>
          </table:table-cell>
          <table:table-cell table:formula="of:=[.J15]/101325" office:value-type="float" office:value="78.8815198618307" calcext:value-type="float">
            <text:p>78.8815198618307</text:p>
          </table:table-cell>
        </table:table-row>
        <table:table-row table:style-name="ro1">
          <table:table-cell office:value-type="float" office:value="0.000102525" calcext:value-type="float">
            <text:p>0.000102525</text:p>
          </table:table-cell>
          <table:table-cell office:value-type="float" office:value="4218340" calcext:value-type="float">
            <text:p>4.22E+06</text:p>
          </table:table-cell>
          <table:table-cell table:formula="of:=[.A16]*1000" office:value-type="float" office:value="0.102525" calcext:value-type="float">
            <text:p>0.102525</text:p>
          </table:table-cell>
          <table:table-cell table:formula="of:=[.B16]/101325" office:value-type="float" office:value="41.6317789291883" calcext:value-type="float">
            <text:p>41.6317789291883</text:p>
          </table:table-cell>
          <table:table-cell office:value-type="float" office:value="0.000102525" calcext:value-type="float">
            <text:p>0.000102525</text:p>
          </table:table-cell>
          <table:table-cell office:value-type="float" office:value="7560360" calcext:value-type="float">
            <text:p>7.56E+06</text:p>
          </table:table-cell>
          <table:table-cell table:formula="of:=[.E16]*1000" office:value-type="float" office:value="0.102525" calcext:value-type="float">
            <text:p>0.102525</text:p>
          </table:table-cell>
          <table:table-cell table:formula="of:=[.F16]/101325" office:value-type="float" office:value="74.6149518874907" calcext:value-type="float">
            <text:p>74.6149518874907</text:p>
          </table:table-cell>
          <table:table-cell office:value-type="float" office:value="0.000126465" calcext:value-type="float">
            <text:p>0.000126465</text:p>
          </table:table-cell>
          <table:table-cell office:value-type="float" office:value="7959540" calcext:value-type="float">
            <text:p>7.96E+06</text:p>
          </table:table-cell>
          <table:table-cell table:formula="of:=[.I16]*1000" office:value-type="float" office:value="0.126465" calcext:value-type="float">
            <text:p>0.126465</text:p>
          </table:table-cell>
          <table:table-cell table:formula="of:=[.J16]/101325" office:value-type="float" office:value="78.5545521835677" calcext:value-type="float">
            <text:p>78.5545521835677</text:p>
          </table:table-cell>
        </table:table-row>
        <table:table-row table:style-name="ro1">
          <table:table-cell office:value-type="float" office:value="0.000106566" calcext:value-type="float">
            <text:p>0.000106566</text:p>
          </table:table-cell>
          <table:table-cell office:value-type="float" office:value="4333760" calcext:value-type="float">
            <text:p>4.33E+06</text:p>
          </table:table-cell>
          <table:table-cell table:formula="of:=[.A17]*1000" office:value-type="float" office:value="0.106566" calcext:value-type="float">
            <text:p>0.106566</text:p>
          </table:table-cell>
          <table:table-cell table:formula="of:=[.B17]/101325" office:value-type="float" office:value="42.7708857636319" calcext:value-type="float">
            <text:p>42.7708857636319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7463950" calcext:value-type="float">
            <text:p>7.46E+06</text:p>
          </table:table-cell>
          <table:table-cell table:formula="of:=[.E17]*1000" office:value-type="float" office:value="0.106566" calcext:value-type="float">
            <text:p>0.106566</text:p>
          </table:table-cell>
          <table:table-cell table:formula="of:=[.F17]/101325" office:value-type="float" office:value="73.6634591660498" calcext:value-type="float">
            <text:p>73.6634591660498</text:p>
          </table:table-cell>
          <table:table-cell office:value-type="float" office:value="0.000130808" calcext:value-type="float">
            <text:p>0.000130808</text:p>
          </table:table-cell>
          <table:table-cell office:value-type="float" office:value="7930980" calcext:value-type="float">
            <text:p>7.93E+06</text:p>
          </table:table-cell>
          <table:table-cell table:formula="of:=[.I17]*1000" office:value-type="float" office:value="0.130808" calcext:value-type="float">
            <text:p>0.130808</text:p>
          </table:table-cell>
          <table:table-cell table:formula="of:=[.J17]/101325" office:value-type="float" office:value="78.2726868985936" calcext:value-type="float">
            <text:p>78.2726868985936</text:p>
          </table:table-cell>
        </table:table-row>
        <table:table-row table:style-name="ro1">
          <table:table-cell office:value-type="float" office:value="0.000110606" calcext:value-type="float">
            <text:p>0.000110606</text:p>
          </table:table-cell>
          <table:table-cell office:value-type="float" office:value="4465520" calcext:value-type="float">
            <text:p>4.47E+06</text:p>
          </table:table-cell>
          <table:table-cell table:formula="of:=[.A18]*1000" office:value-type="float" office:value="0.110606" calcext:value-type="float">
            <text:p>0.110606</text:p>
          </table:table-cell>
          <table:table-cell table:formula="of:=[.B18]/101325" office:value-type="float" office:value="44.0712558598569" calcext:value-type="float">
            <text:p>44.0712558598569</text:p>
          </table:table-cell>
          <table:table-cell office:value-type="float" office:value="0.000110606" calcext:value-type="float">
            <text:p>0.000110606</text:p>
          </table:table-cell>
          <table:table-cell office:value-type="float" office:value="7409140" calcext:value-type="float">
            <text:p>7.41E+06</text:p>
          </table:table-cell>
          <table:table-cell table:formula="of:=[.E18]*1000" office:value-type="float" office:value="0.110606" calcext:value-type="float">
            <text:p>0.110606</text:p>
          </table:table-cell>
          <table:table-cell table:formula="of:=[.F18]/101325" office:value-type="float" office:value="73.1225265235628" calcext:value-type="float">
            <text:p>73.1225265235628</text:p>
          </table:table-cell>
          <table:table-cell office:value-type="float" office:value="0.000135152" calcext:value-type="float">
            <text:p>0.000135152</text:p>
          </table:table-cell>
          <table:table-cell office:value-type="float" office:value="7903950" calcext:value-type="float">
            <text:p>7.90E+06</text:p>
          </table:table-cell>
          <table:table-cell table:formula="of:=[.I18]*1000" office:value-type="float" office:value="0.135152" calcext:value-type="float">
            <text:p>0.135152</text:p>
          </table:table-cell>
          <table:table-cell table:formula="of:=[.J18]/101325" office:value-type="float" office:value="78.0059215396003" calcext:value-type="float">
            <text:p>78.0059215396003</text:p>
          </table:table-cell>
        </table:table-row>
        <table:table-row table:style-name="ro1">
          <table:table-cell office:value-type="float" office:value="0.000114646" calcext:value-type="float">
            <text:p>0.000114646</text:p>
          </table:table-cell>
          <table:table-cell office:value-type="float" office:value="4602430" calcext:value-type="float">
            <text:p>4.60E+06</text:p>
          </table:table-cell>
          <table:table-cell table:formula="of:=[.A19]*1000" office:value-type="float" office:value="0.114646" calcext:value-type="float">
            <text:p>0.114646</text:p>
          </table:table-cell>
          <table:table-cell table:formula="of:=[.B19]/101325" office:value-type="float" office:value="45.4224525043178" calcext:value-type="float">
            <text:p>45.4224525043178</text:p>
          </table:table-cell>
          <table:table-cell office:value-type="float" office:value="0.000114646" calcext:value-type="float">
            <text:p>0.000114646</text:p>
          </table:table-cell>
          <table:table-cell office:value-type="float" office:value="7380460" calcext:value-type="float">
            <text:p>7.38E+06</text:p>
          </table:table-cell>
          <table:table-cell table:formula="of:=[.E19]*1000" office:value-type="float" office:value="0.114646" calcext:value-type="float">
            <text:p>0.114646</text:p>
          </table:table-cell>
          <table:table-cell table:formula="of:=[.F19]/101325" office:value-type="float" office:value="72.8394769306686" calcext:value-type="float">
            <text:p>72.8394769306686</text:p>
          </table:table-cell>
          <table:table-cell office:value-type="float" office:value="0.000139495" calcext:value-type="float">
            <text:p>0.000139495</text:p>
          </table:table-cell>
          <table:table-cell office:value-type="float" office:value="7876520" calcext:value-type="float">
            <text:p>7.88E+06</text:p>
          </table:table-cell>
          <table:table-cell table:formula="of:=[.I19]*1000" office:value-type="float" office:value="0.139495" calcext:value-type="float">
            <text:p>0.139495</text:p>
          </table:table-cell>
          <table:table-cell table:formula="of:=[.J19]/101325" office:value-type="float" office:value="77.7352084875401" calcext:value-type="float">
            <text:p>77.7352084875401</text:p>
          </table:table-cell>
        </table:table-row>
        <table:table-row table:style-name="ro1">
          <table:table-cell office:value-type="float" office:value="0.000118687" calcext:value-type="float">
            <text:p>0.000118687</text:p>
          </table:table-cell>
          <table:table-cell office:value-type="float" office:value="4737450" calcext:value-type="float">
            <text:p>4.74E+06</text:p>
          </table:table-cell>
          <table:table-cell table:formula="of:=[.A20]*1000" office:value-type="float" office:value="0.118687" calcext:value-type="float">
            <text:p>0.118687</text:p>
          </table:table-cell>
          <table:table-cell table:formula="of:=[.B20]/101325" office:value-type="float" office:value="46.7549962990378" calcext:value-type="float">
            <text:p>46.7549962990378</text:p>
          </table:table-cell>
          <table:table-cell office:value-type="float" office:value="0.000118687" calcext:value-type="float">
            <text:p>0.000118687</text:p>
          </table:table-cell>
          <table:table-cell office:value-type="float" office:value="7367530" calcext:value-type="float">
            <text:p>7.37E+06</text:p>
          </table:table-cell>
          <table:table-cell table:formula="of:=[.E20]*1000" office:value-type="float" office:value="0.118687" calcext:value-type="float">
            <text:p>0.118687</text:p>
          </table:table-cell>
          <table:table-cell table:formula="of:=[.F20]/101325" office:value-type="float" office:value="72.7118677522823" calcext:value-type="float">
            <text:p>72.7118677522823</text:p>
          </table:table-cell>
          <table:table-cell office:value-type="float" office:value="0.000143838" calcext:value-type="float">
            <text:p>0.000143838</text:p>
          </table:table-cell>
          <table:table-cell office:value-type="float" office:value="7847500" calcext:value-type="float">
            <text:p>7.85E+06</text:p>
          </table:table-cell>
          <table:table-cell table:formula="of:=[.I20]*1000" office:value-type="float" office:value="0.143838" calcext:value-type="float">
            <text:p>0.143838</text:p>
          </table:table-cell>
          <table:table-cell table:formula="of:=[.J20]/101325" office:value-type="float" office:value="77.4488033555391" calcext:value-type="float">
            <text:p>77.4488033555391</text:p>
          </table:table-cell>
        </table:table-row>
        <table:table-row table:style-name="ro1">
          <table:table-cell office:value-type="float" office:value="0.000122727" calcext:value-type="float">
            <text:p>0.000122727</text:p>
          </table:table-cell>
          <table:table-cell office:value-type="float" office:value="4866250" calcext:value-type="float">
            <text:p>4.87E+06</text:p>
          </table:table-cell>
          <table:table-cell table:formula="of:=[.A21]*1000" office:value-type="float" office:value="0.122727" calcext:value-type="float">
            <text:p>0.122727</text:p>
          </table:table-cell>
          <table:table-cell table:formula="of:=[.B21]/101325" office:value-type="float" office:value="48.026153466568" calcext:value-type="float">
            <text:p>48.026153466568</text:p>
          </table:table-cell>
          <table:table-cell office:value-type="float" office:value="0.000122727" calcext:value-type="float">
            <text:p>0.000122727</text:p>
          </table:table-cell>
          <table:table-cell office:value-type="float" office:value="7363350" calcext:value-type="float">
            <text:p>7.36E+06</text:p>
          </table:table-cell>
          <table:table-cell table:formula="of:=[.E21]*1000" office:value-type="float" office:value="0.122727" calcext:value-type="float">
            <text:p>0.122727</text:p>
          </table:table-cell>
          <table:table-cell table:formula="of:=[.F21]/101325" office:value-type="float" office:value="72.6706143597335" calcext:value-type="float">
            <text:p>72.6706143597335</text:p>
          </table:table-cell>
          <table:table-cell office:value-type="float" office:value="0.000148182" calcext:value-type="float">
            <text:p>0.000148182</text:p>
          </table:table-cell>
          <table:table-cell office:value-type="float" office:value="7816190" calcext:value-type="float">
            <text:p>7.82E+06</text:p>
          </table:table-cell>
          <table:table-cell table:formula="of:=[.I21]*1000" office:value-type="float" office:value="0.148182" calcext:value-type="float">
            <text:p>0.148182</text:p>
          </table:table-cell>
          <table:table-cell table:formula="of:=[.J21]/101325" office:value-type="float" office:value="77.1397976807303" calcext:value-type="float">
            <text:p>77.1397976807303</text:p>
          </table:table-cell>
        </table:table-row>
        <table:table-row table:style-name="ro1">
          <table:table-cell office:value-type="float" office:value="0.000126768" calcext:value-type="float">
            <text:p>0.000126768</text:p>
          </table:table-cell>
          <table:table-cell office:value-type="float" office:value="4986310" calcext:value-type="float">
            <text:p>4.99E+06</text:p>
          </table:table-cell>
          <table:table-cell table:formula="of:=[.A22]*1000" office:value-type="float" office:value="0.126768" calcext:value-type="float">
            <text:p>0.126768</text:p>
          </table:table-cell>
          <table:table-cell table:formula="of:=[.B22]/101325" office:value-type="float" office:value="49.2110535405872" calcext:value-type="float">
            <text:p>49.2110535405872</text:p>
          </table:table-cell>
          <table:table-cell office:value-type="float" office:value="0.000126768" calcext:value-type="float">
            <text:p>0.000126768</text:p>
          </table:table-cell>
          <table:table-cell office:value-type="float" office:value="7363220" calcext:value-type="float">
            <text:p>7.36E+06</text:p>
          </table:table-cell>
          <table:table-cell table:formula="of:=[.E22]*1000" office:value-type="float" office:value="0.126768" calcext:value-type="float">
            <text:p>0.126768</text:p>
          </table:table-cell>
          <table:table-cell table:formula="of:=[.F22]/101325" office:value-type="float" office:value="72.6693313594868" calcext:value-type="float">
            <text:p>72.6693313594868</text:p>
          </table:table-cell>
          <table:table-cell office:value-type="float" office:value="0.000152525" calcext:value-type="float">
            <text:p>0.000152525</text:p>
          </table:table-cell>
          <table:table-cell office:value-type="float" office:value="7782230" calcext:value-type="float">
            <text:p>7.78E+06</text:p>
          </table:table-cell>
          <table:table-cell table:formula="of:=[.I22]*1000" office:value-type="float" office:value="0.152525" calcext:value-type="float">
            <text:p>0.152525</text:p>
          </table:table-cell>
          <table:table-cell table:formula="of:=[.J22]/101325" office:value-type="float" office:value="76.8046385393536" calcext:value-type="float">
            <text:p>76.8046385393536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5096280" calcext:value-type="float">
            <text:p>5.10E+06</text:p>
          </table:table-cell>
          <table:table-cell table:formula="of:=[.A23]*1000" office:value-type="float" office:value="0.130808" calcext:value-type="float">
            <text:p>0.130808</text:p>
          </table:table-cell>
          <table:table-cell table:formula="of:=[.B23]/101325" office:value-type="float" office:value="50.2963730569948" calcext:value-type="float">
            <text:p>50.2963730569948</text:p>
          </table:table-cell>
          <table:table-cell office:value-type="float" office:value="0.000130808" calcext:value-type="float">
            <text:p>0.000130808</text:p>
          </table:table-cell>
          <table:table-cell office:value-type="float" office:value="7364040" calcext:value-type="float">
            <text:p>7.36E+06</text:p>
          </table:table-cell>
          <table:table-cell table:formula="of:=[.E23]*1000" office:value-type="float" office:value="0.130808" calcext:value-type="float">
            <text:p>0.130808</text:p>
          </table:table-cell>
          <table:table-cell table:formula="of:=[.F23]/101325" office:value-type="float" office:value="72.6774241302739" calcext:value-type="float">
            <text:p>72.6774241302739</text:p>
          </table:table-cell>
          <table:table-cell office:value-type="float" office:value="0.000156869" calcext:value-type="float">
            <text:p>0.000156869</text:p>
          </table:table-cell>
          <table:table-cell office:value-type="float" office:value="7745500" calcext:value-type="float">
            <text:p>7.75E+06</text:p>
          </table:table-cell>
          <table:table-cell table:formula="of:=[.I23]*1000" office:value-type="float" office:value="0.156869" calcext:value-type="float">
            <text:p>0.156869</text:p>
          </table:table-cell>
          <table:table-cell table:formula="of:=[.J23]/101325" office:value-type="float" office:value="76.4421416234888" calcext:value-type="float">
            <text:p>76.4421416234888</text:p>
          </table:table-cell>
        </table:table-row>
        <table:table-row table:style-name="ro1">
          <table:table-cell office:value-type="float" office:value="0.000134848" calcext:value-type="float">
            <text:p>0.000134848</text:p>
          </table:table-cell>
          <table:table-cell office:value-type="float" office:value="5195580" calcext:value-type="float">
            <text:p>5.20E+06</text:p>
          </table:table-cell>
          <table:table-cell table:formula="of:=[.A24]*1000" office:value-type="float" office:value="0.134848" calcext:value-type="float">
            <text:p>0.134848</text:p>
          </table:table-cell>
          <table:table-cell table:formula="of:=[.B24]/101325" office:value-type="float" office:value="51.2763878608438" calcext:value-type="float">
            <text:p>51.2763878608438</text:p>
          </table:table-cell>
          <table:table-cell office:value-type="float" office:value="0.000134848" calcext:value-type="float">
            <text:p>0.000134848</text:p>
          </table:table-cell>
          <table:table-cell office:value-type="float" office:value="7363780" calcext:value-type="float">
            <text:p>7.36E+06</text:p>
          </table:table-cell>
          <table:table-cell table:formula="of:=[.E24]*1000" office:value-type="float" office:value="0.134848" calcext:value-type="float">
            <text:p>0.134848</text:p>
          </table:table-cell>
          <table:table-cell table:formula="of:=[.F24]/101325" office:value-type="float" office:value="72.6748581297804" calcext:value-type="float">
            <text:p>72.6748581297804</text:p>
          </table:table-cell>
          <table:table-cell office:value-type="float" office:value="0.000161212" calcext:value-type="float">
            <text:p>0.000161212</text:p>
          </table:table-cell>
          <table:table-cell office:value-type="float" office:value="7706000" calcext:value-type="float">
            <text:p>7.71E+06</text:p>
          </table:table-cell>
          <table:table-cell table:formula="of:=[.I24]*1000" office:value-type="float" office:value="0.161212" calcext:value-type="float">
            <text:p>0.161212</text:p>
          </table:table-cell>
          <table:table-cell table:formula="of:=[.J24]/101325" office:value-type="float" office:value="76.052306933136" calcext:value-type="float">
            <text:p>76.052306933136</text:p>
          </table:table-cell>
        </table:table-row>
        <table:table-row table:style-name="ro1">
          <table:table-cell office:value-type="float" office:value="0.000138889" calcext:value-type="float">
            <text:p>0.000138889</text:p>
          </table:table-cell>
          <table:table-cell office:value-type="float" office:value="5284160" calcext:value-type="float">
            <text:p>5.28E+06</text:p>
          </table:table-cell>
          <table:table-cell table:formula="of:=[.A25]*1000" office:value-type="float" office:value="0.138889" calcext:value-type="float">
            <text:p>0.138889</text:p>
          </table:table-cell>
          <table:table-cell table:formula="of:=[.B25]/101325" office:value-type="float" office:value="52.1506044905009" calcext:value-type="float">
            <text:p>52.1506044905009</text:p>
          </table:table-cell>
          <table:table-cell office:value-type="float" office:value="0.000138889" calcext:value-type="float">
            <text:p>0.000138889</text:p>
          </table:table-cell>
          <table:table-cell office:value-type="float" office:value="7361170" calcext:value-type="float">
            <text:p>7.36E+06</text:p>
          </table:table-cell>
          <table:table-cell table:formula="of:=[.E25]*1000" office:value-type="float" office:value="0.138889" calcext:value-type="float">
            <text:p>0.138889</text:p>
          </table:table-cell>
          <table:table-cell table:formula="of:=[.F25]/101325" office:value-type="float" office:value="72.6490994325191" calcext:value-type="float">
            <text:p>72.6490994325191</text:p>
          </table:table-cell>
          <table:table-cell office:value-type="float" office:value="0.000165556" calcext:value-type="float">
            <text:p>0.000165556</text:p>
          </table:table-cell>
          <table:table-cell office:value-type="float" office:value="7663850" calcext:value-type="float">
            <text:p>7.66E+06</text:p>
          </table:table-cell>
          <table:table-cell table:formula="of:=[.I25]*1000" office:value-type="float" office:value="0.165556" calcext:value-type="float">
            <text:p>0.165556</text:p>
          </table:table-cell>
          <table:table-cell table:formula="of:=[.J25]/101325" office:value-type="float" office:value="75.6363187762152" calcext:value-type="float">
            <text:p>75.6363187762152</text:p>
          </table:table-cell>
        </table:table-row>
        <table:table-row table:style-name="ro1">
          <table:table-cell office:value-type="float" office:value="0.000142929" calcext:value-type="float">
            <text:p>0.000142929</text:p>
          </table:table-cell>
          <table:table-cell office:value-type="float" office:value="5362270" calcext:value-type="float">
            <text:p>5.36E+06</text:p>
          </table:table-cell>
          <table:table-cell table:formula="of:=[.A26]*1000" office:value-type="float" office:value="0.142929" calcext:value-type="float">
            <text:p>0.142929</text:p>
          </table:table-cell>
          <table:table-cell table:formula="of:=[.B26]/101325" office:value-type="float" office:value="52.9214902541327" calcext:value-type="float">
            <text:p>52.9214902541327</text:p>
          </table:table-cell>
          <table:table-cell office:value-type="float" office:value="0.000142929" calcext:value-type="float">
            <text:p>0.000142929</text:p>
          </table:table-cell>
          <table:table-cell office:value-type="float" office:value="7355450" calcext:value-type="float">
            <text:p>7.36E+06</text:p>
          </table:table-cell>
          <table:table-cell table:formula="of:=[.E26]*1000" office:value-type="float" office:value="0.142929" calcext:value-type="float">
            <text:p>0.142929</text:p>
          </table:table-cell>
          <table:table-cell table:formula="of:=[.F26]/101325" office:value-type="float" office:value="72.592647421663" calcext:value-type="float">
            <text:p>72.592647421663</text:p>
          </table:table-cell>
          <table:table-cell office:value-type="float" office:value="0.000169899" calcext:value-type="float">
            <text:p>0.000169899</text:p>
          </table:table-cell>
          <table:table-cell office:value-type="float" office:value="7619240" calcext:value-type="float">
            <text:p>7.62E+06</text:p>
          </table:table-cell>
          <table:table-cell table:formula="of:=[.I26]*1000" office:value-type="float" office:value="0.169899" calcext:value-type="float">
            <text:p>0.169899</text:p>
          </table:table-cell>
          <table:table-cell table:formula="of:=[.J26]/101325" office:value-type="float" office:value="75.1960523069331" calcext:value-type="float">
            <text:p>75.1960523069331</text:p>
          </table:table-cell>
        </table:table-row>
        <table:table-row table:style-name="ro1">
          <table:table-cell office:value-type="float" office:value="0.00014697" calcext:value-type="float">
            <text:p>0.00014697</text:p>
          </table:table-cell>
          <table:table-cell office:value-type="float" office:value="5430360" calcext:value-type="float">
            <text:p>5.43E+06</text:p>
          </table:table-cell>
          <table:table-cell table:formula="of:=[.A27]*1000" office:value-type="float" office:value="0.14697" calcext:value-type="float">
            <text:p>0.14697</text:p>
          </table:table-cell>
          <table:table-cell table:formula="of:=[.B27]/101325" office:value-type="float" office:value="53.5934863064397" calcext:value-type="float">
            <text:p>53.5934863064397</text:p>
          </table:table-cell>
          <table:table-cell office:value-type="float" office:value="0.00014697" calcext:value-type="float">
            <text:p>0.00014697</text:p>
          </table:table-cell>
          <table:table-cell office:value-type="float" office:value="7346220" calcext:value-type="float">
            <text:p>7.35E+06</text:p>
          </table:table-cell>
          <table:table-cell table:formula="of:=[.E27]*1000" office:value-type="float" office:value="0.14697" calcext:value-type="float">
            <text:p>0.14697</text:p>
          </table:table-cell>
          <table:table-cell table:formula="of:=[.F27]/101325" office:value-type="float" office:value="72.5015544041451" calcext:value-type="float">
            <text:p>72.5015544041451</text:p>
          </table:table-cell>
          <table:table-cell office:value-type="float" office:value="0.000174242" calcext:value-type="float">
            <text:p>0.000174242</text:p>
          </table:table-cell>
          <table:table-cell office:value-type="float" office:value="7572350" calcext:value-type="float">
            <text:p>7.57E+06</text:p>
          </table:table-cell>
          <table:table-cell table:formula="of:=[.I27]*1000" office:value-type="float" office:value="0.174242" calcext:value-type="float">
            <text:p>0.174242</text:p>
          </table:table-cell>
          <table:table-cell table:formula="of:=[.J27]/101325" office:value-type="float" office:value="74.73328398717" calcext:value-type="float">
            <text:p>74.73328398717</text:p>
          </table:table-cell>
        </table:table-row>
        <table:table-row table:style-name="ro1">
          <table:table-cell office:value-type="float" office:value="0.00015101" calcext:value-type="float">
            <text:p>0.00015101</text:p>
          </table:table-cell>
          <table:table-cell office:value-type="float" office:value="5489010" calcext:value-type="float">
            <text:p>5.49E+06</text:p>
          </table:table-cell>
          <table:table-cell table:formula="of:=[.A28]*1000" office:value-type="float" office:value="0.15101" calcext:value-type="float">
            <text:p>0.15101</text:p>
          </table:table-cell>
          <table:table-cell table:formula="of:=[.B28]/101325" office:value-type="float" office:value="54.1723168023686" calcext:value-type="float">
            <text:p>54.1723168023686</text:p>
          </table:table-cell>
          <table:table-cell office:value-type="float" office:value="0.00015101" calcext:value-type="float">
            <text:p>0.00015101</text:p>
          </table:table-cell>
          <table:table-cell office:value-type="float" office:value="7333320" calcext:value-type="float">
            <text:p>7.33E+06</text:p>
          </table:table-cell>
          <table:table-cell table:formula="of:=[.E28]*1000" office:value-type="float" office:value="0.15101" calcext:value-type="float">
            <text:p>0.15101</text:p>
          </table:table-cell>
          <table:table-cell table:formula="of:=[.F28]/101325" office:value-type="float" office:value="72.3742413027387" calcext:value-type="float">
            <text:p>72.3742413027387</text:p>
          </table:table-cell>
          <table:table-cell office:value-type="float" office:value="0.000178586" calcext:value-type="float">
            <text:p>0.000178586</text:p>
          </table:table-cell>
          <table:table-cell office:value-type="float" office:value="7523430" calcext:value-type="float">
            <text:p>7.52E+06</text:p>
          </table:table-cell>
          <table:table-cell table:formula="of:=[.I28]*1000" office:value-type="float" office:value="0.178586" calcext:value-type="float">
            <text:p>0.178586</text:p>
          </table:table-cell>
          <table:table-cell table:formula="of:=[.J28]/101325" office:value-type="float" office:value="74.2504811250925" calcext:value-type="float">
            <text:p>74.2504811250925</text:p>
          </table:table-cell>
        </table:table-row>
        <table:table-row table:style-name="ro1">
          <table:table-cell office:value-type="float" office:value="0.000155051" calcext:value-type="float">
            <text:p>0.000155051</text:p>
          </table:table-cell>
          <table:table-cell office:value-type="float" office:value="5538830" calcext:value-type="float">
            <text:p>5.54E+06</text:p>
          </table:table-cell>
          <table:table-cell table:formula="of:=[.A29]*1000" office:value-type="float" office:value="0.155051" calcext:value-type="float">
            <text:p>0.155051</text:p>
          </table:table-cell>
          <table:table-cell table:formula="of:=[.B29]/101325" office:value-type="float" office:value="54.6640019738465" calcext:value-type="float">
            <text:p>54.6640019738465</text:p>
          </table:table-cell>
          <table:table-cell office:value-type="float" office:value="0.000155051" calcext:value-type="float">
            <text:p>0.000155051</text:p>
          </table:table-cell>
          <table:table-cell office:value-type="float" office:value="7316740" calcext:value-type="float">
            <text:p>7.32E+06</text:p>
          </table:table-cell>
          <table:table-cell table:formula="of:=[.E29]*1000" office:value-type="float" office:value="0.155051" calcext:value-type="float">
            <text:p>0.155051</text:p>
          </table:table-cell>
          <table:table-cell table:formula="of:=[.F29]/101325" office:value-type="float" office:value="72.2106094251172" calcext:value-type="float">
            <text:p>72.2106094251172</text:p>
          </table:table-cell>
          <table:table-cell office:value-type="float" office:value="0.000182929" calcext:value-type="float">
            <text:p>0.000182929</text:p>
          </table:table-cell>
          <table:table-cell office:value-type="float" office:value="7472690" calcext:value-type="float">
            <text:p>7.47E+06</text:p>
          </table:table-cell>
          <table:table-cell table:formula="of:=[.I29]*1000" office:value-type="float" office:value="0.182929" calcext:value-type="float">
            <text:p>0.182929</text:p>
          </table:table-cell>
          <table:table-cell table:formula="of:=[.J29]/101325" office:value-type="float" office:value="73.7497162595608" calcext:value-type="float">
            <text:p>73.7497162595608</text:p>
          </table:table-cell>
        </table:table-row>
        <table:table-row table:style-name="ro1">
          <table:table-cell office:value-type="float" office:value="0.000159091" calcext:value-type="float">
            <text:p>0.000159091</text:p>
          </table:table-cell>
          <table:table-cell office:value-type="float" office:value="5580470" calcext:value-type="float">
            <text:p>5.58E+06</text:p>
          </table:table-cell>
          <table:table-cell table:formula="of:=[.A30]*1000" office:value-type="float" office:value="0.159091" calcext:value-type="float">
            <text:p>0.159091</text:p>
          </table:table-cell>
          <table:table-cell table:formula="of:=[.B30]/101325" office:value-type="float" office:value="55.0749568221071" calcext:value-type="float">
            <text:p>55.0749568221071</text:p>
          </table:table-cell>
          <table:table-cell office:value-type="float" office:value="0.000159091" calcext:value-type="float">
            <text:p>0.000159091</text:p>
          </table:table-cell>
          <table:table-cell office:value-type="float" office:value="7296600" calcext:value-type="float">
            <text:p>7.30E+06</text:p>
          </table:table-cell>
          <table:table-cell table:formula="of:=[.E30]*1000" office:value-type="float" office:value="0.159091" calcext:value-type="float">
            <text:p>0.159091</text:p>
          </table:table-cell>
          <table:table-cell table:formula="of:=[.F30]/101325" office:value-type="float" office:value="72.0118430792006" calcext:value-type="float">
            <text:p>72.0118430792006</text:p>
          </table:table-cell>
          <table:table-cell office:value-type="float" office:value="0.000187273" calcext:value-type="float">
            <text:p>0.000187273</text:p>
          </table:table-cell>
          <table:table-cell office:value-type="float" office:value="7420350" calcext:value-type="float">
            <text:p>7.42E+06</text:p>
          </table:table-cell>
          <table:table-cell table:formula="of:=[.I30]*1000" office:value-type="float" office:value="0.187273" calcext:value-type="float">
            <text:p>0.187273</text:p>
          </table:table-cell>
          <table:table-cell table:formula="of:=[.J30]/101325" office:value-type="float" office:value="73.2331606217617" calcext:value-type="float">
            <text:p>73.2331606217617</text:p>
          </table:table-cell>
        </table:table-row>
        <table:table-row table:style-name="ro1">
          <table:table-cell office:value-type="float" office:value="0.000163131" calcext:value-type="float">
            <text:p>0.000163131</text:p>
          </table:table-cell>
          <table:table-cell office:value-type="float" office:value="5614570" calcext:value-type="float">
            <text:p>5.61E+06</text:p>
          </table:table-cell>
          <table:table-cell table:formula="of:=[.A31]*1000" office:value-type="float" office:value="0.163131" calcext:value-type="float">
            <text:p>0.163131</text:p>
          </table:table-cell>
          <table:table-cell table:formula="of:=[.B31]/101325" office:value-type="float" office:value="55.4114976560572" calcext:value-type="float">
            <text:p>55.4114976560572</text:p>
          </table:table-cell>
          <table:table-cell office:value-type="float" office:value="0.000163131" calcext:value-type="float">
            <text:p>0.000163131</text:p>
          </table:table-cell>
          <table:table-cell office:value-type="float" office:value="7273070" calcext:value-type="float">
            <text:p>7.27E+06</text:p>
          </table:table-cell>
          <table:table-cell table:formula="of:=[.E31]*1000" office:value-type="float" office:value="0.163131" calcext:value-type="float">
            <text:p>0.163131</text:p>
          </table:table-cell>
          <table:table-cell table:formula="of:=[.F31]/101325" office:value-type="float" office:value="71.7796200345423" calcext:value-type="float">
            <text:p>71.7796200345423</text:p>
          </table:table-cell>
          <table:table-cell office:value-type="float" office:value="0.000191616" calcext:value-type="float">
            <text:p>0.000191616</text:p>
          </table:table-cell>
          <table:table-cell office:value-type="float" office:value="7366650" calcext:value-type="float">
            <text:p>7.37E+06</text:p>
          </table:table-cell>
          <table:table-cell table:formula="of:=[.I31]*1000" office:value-type="float" office:value="0.191616" calcext:value-type="float">
            <text:p>0.191616</text:p>
          </table:table-cell>
          <table:table-cell table:formula="of:=[.J31]/101325" office:value-type="float" office:value="72.7031828275352" calcext:value-type="float">
            <text:p>72.7031828275352</text:p>
          </table:table-cell>
        </table:table-row>
        <table:table-row table:style-name="ro1">
          <table:table-cell office:value-type="float" office:value="0.000167172" calcext:value-type="float">
            <text:p>0.000167172</text:p>
          </table:table-cell>
          <table:table-cell office:value-type="float" office:value="5641770" calcext:value-type="float">
            <text:p>5.64E+06</text:p>
          </table:table-cell>
          <table:table-cell table:formula="of:=[.A32]*1000" office:value-type="float" office:value="0.167172" calcext:value-type="float">
            <text:p>0.167172</text:p>
          </table:table-cell>
          <table:table-cell table:formula="of:=[.B32]/101325" office:value-type="float" office:value="55.679940784604" calcext:value-type="float">
            <text:p>55.679940784604</text:p>
          </table:table-cell>
          <table:table-cell office:value-type="float" office:value="0.000167172" calcext:value-type="float">
            <text:p>0.000167172</text:p>
          </table:table-cell>
          <table:table-cell office:value-type="float" office:value="7246380" calcext:value-type="float">
            <text:p>7.25E+06</text:p>
          </table:table-cell>
          <table:table-cell table:formula="of:=[.E32]*1000" office:value-type="float" office:value="0.167172" calcext:value-type="float">
            <text:p>0.167172</text:p>
          </table:table-cell>
          <table:table-cell table:formula="of:=[.F32]/101325" office:value-type="float" office:value="71.5162102146558" calcext:value-type="float">
            <text:p>71.5162102146558</text:p>
          </table:table-cell>
          <table:table-cell office:value-type="float" office:value="0.00019596" calcext:value-type="float">
            <text:p>0.00019596</text:p>
          </table:table-cell>
          <table:table-cell office:value-type="float" office:value="7311770" calcext:value-type="float">
            <text:p>7.31E+06</text:p>
          </table:table-cell>
          <table:table-cell table:formula="of:=[.I32]*1000" office:value-type="float" office:value="0.19596" calcext:value-type="float">
            <text:p>0.19596</text:p>
          </table:table-cell>
          <table:table-cell table:formula="of:=[.J32]/101325" office:value-type="float" office:value="72.1615593387614" calcext:value-type="float">
            <text:p>72.1615593387614</text:p>
          </table:table-cell>
        </table:table-row>
        <table:table-row table:style-name="ro1">
          <table:table-cell office:value-type="float" office:value="0.000171212" calcext:value-type="float">
            <text:p>0.000171212</text:p>
          </table:table-cell>
          <table:table-cell office:value-type="float" office:value="5662650" calcext:value-type="float">
            <text:p>5.66E+06</text:p>
          </table:table-cell>
          <table:table-cell table:formula="of:=[.A33]*1000" office:value-type="float" office:value="0.171212" calcext:value-type="float">
            <text:p>0.171212</text:p>
          </table:table-cell>
          <table:table-cell table:formula="of:=[.B33]/101325" office:value-type="float" office:value="55.8860103626943" calcext:value-type="float">
            <text:p>55.8860103626943</text:p>
          </table:table-cell>
          <table:table-cell office:value-type="float" office:value="0.000171212" calcext:value-type="float">
            <text:p>0.000171212</text:p>
          </table:table-cell>
          <table:table-cell office:value-type="float" office:value="7216760" calcext:value-type="float">
            <text:p>7.22E+06</text:p>
          </table:table-cell>
          <table:table-cell table:formula="of:=[.E33]*1000" office:value-type="float" office:value="0.171212" calcext:value-type="float">
            <text:p>0.171212</text:p>
          </table:table-cell>
          <table:table-cell table:formula="of:=[.F33]/101325" office:value-type="float" office:value="71.2238835430545" calcext:value-type="float">
            <text:p>71.2238835430545</text:p>
          </table:table-cell>
          <table:table-cell office:value-type="float" office:value="0.000200303" calcext:value-type="float">
            <text:p>0.000200303</text:p>
          </table:table-cell>
          <table:table-cell office:value-type="float" office:value="7255910" calcext:value-type="float">
            <text:p>7.26E+06</text:p>
          </table:table-cell>
          <table:table-cell table:formula="of:=[.I33]*1000" office:value-type="float" office:value="0.200303" calcext:value-type="float">
            <text:p>0.200303</text:p>
          </table:table-cell>
          <table:table-cell table:formula="of:=[.J33]/101325" office:value-type="float" office:value="71.6102640019738" calcext:value-type="float">
            <text:p>71.6102640019738</text:p>
          </table:table-cell>
        </table:table-row>
        <table:table-row table:style-name="ro1">
          <table:table-cell office:value-type="float" office:value="0.000175253" calcext:value-type="float">
            <text:p>0.000175253</text:p>
          </table:table-cell>
          <table:table-cell office:value-type="float" office:value="5677780" calcext:value-type="float">
            <text:p>5.68E+06</text:p>
          </table:table-cell>
          <table:table-cell table:formula="of:=[.A34]*1000" office:value-type="float" office:value="0.175253" calcext:value-type="float">
            <text:p>0.175253</text:p>
          </table:table-cell>
          <table:table-cell table:formula="of:=[.B34]/101325" office:value-type="float" office:value="56.0353318529484" calcext:value-type="float">
            <text:p>56.0353318529484</text:p>
          </table:table-cell>
          <table:table-cell office:value-type="float" office:value="0.000175253" calcext:value-type="float">
            <text:p>0.000175253</text:p>
          </table:table-cell>
          <table:table-cell office:value-type="float" office:value="7184470" calcext:value-type="float">
            <text:p>7.18E+06</text:p>
          </table:table-cell>
          <table:table-cell table:formula="of:=[.E34]*1000" office:value-type="float" office:value="0.175253" calcext:value-type="float">
            <text:p>0.175253</text:p>
          </table:table-cell>
          <table:table-cell table:formula="of:=[.F34]/101325" office:value-type="float" office:value="70.9052060202319" calcext:value-type="float">
            <text:p>70.9052060202319</text:p>
          </table:table-cell>
          <table:table-cell office:value-type="float" office:value="0.000204646" calcext:value-type="float">
            <text:p>0.000204646</text:p>
          </table:table-cell>
          <table:table-cell office:value-type="float" office:value="7199240" calcext:value-type="float">
            <text:p>7.20E+06</text:p>
          </table:table-cell>
          <table:table-cell table:formula="of:=[.I34]*1000" office:value-type="float" office:value="0.204646" calcext:value-type="float">
            <text:p>0.204646</text:p>
          </table:table-cell>
          <table:table-cell table:formula="of:=[.J34]/101325" office:value-type="float" office:value="71.0509745867259" calcext:value-type="float">
            <text:p>71.0509745867259</text:p>
          </table:table-cell>
        </table:table-row>
        <table:table-row table:style-name="ro1">
          <table:table-cell office:value-type="float" office:value="0.000179293" calcext:value-type="float">
            <text:p>0.000179293</text:p>
          </table:table-cell>
          <table:table-cell office:value-type="float" office:value="5687670" calcext:value-type="float">
            <text:p>5.69E+06</text:p>
          </table:table-cell>
          <table:table-cell table:formula="of:=[.A35]*1000" office:value-type="float" office:value="0.179293" calcext:value-type="float">
            <text:p>0.179293</text:p>
          </table:table-cell>
          <table:table-cell table:formula="of:=[.B35]/101325" office:value-type="float" office:value="56.1329385640267" calcext:value-type="float">
            <text:p>56.1329385640267</text:p>
          </table:table-cell>
          <table:table-cell office:value-type="float" office:value="0.000179293" calcext:value-type="float">
            <text:p>0.000179293</text:p>
          </table:table-cell>
          <table:table-cell office:value-type="float" office:value="7149760" calcext:value-type="float">
            <text:p>7.15E+06</text:p>
          </table:table-cell>
          <table:table-cell table:formula="of:=[.E35]*1000" office:value-type="float" office:value="0.179293" calcext:value-type="float">
            <text:p>0.179293</text:p>
          </table:table-cell>
          <table:table-cell table:formula="of:=[.F35]/101325" office:value-type="float" office:value="70.5626449543548" calcext:value-type="float">
            <text:p>70.5626449543548</text:p>
          </table:table-cell>
          <table:table-cell office:value-type="float" office:value="0.00020899" calcext:value-type="float">
            <text:p>0.00020899</text:p>
          </table:table-cell>
          <table:table-cell office:value-type="float" office:value="7141940" calcext:value-type="float">
            <text:p>7.14E+06</text:p>
          </table:table-cell>
          <table:table-cell table:formula="of:=[.I35]*1000" office:value-type="float" office:value="0.20899" calcext:value-type="float">
            <text:p>0.20899</text:p>
          </table:table-cell>
          <table:table-cell table:formula="of:=[.J35]/101325" office:value-type="float" office:value="70.4854675548976" calcext:value-type="float">
            <text:p>70.4854675548976</text:p>
          </table:table-cell>
        </table:table-row>
        <table:table-row table:style-name="ro1">
          <table:table-cell office:value-type="float" office:value="0.000183333" calcext:value-type="float">
            <text:p>0.000183333</text:p>
          </table:table-cell>
          <table:table-cell office:value-type="float" office:value="5692820" calcext:value-type="float">
            <text:p>5.69E+06</text:p>
          </table:table-cell>
          <table:table-cell table:formula="of:=[.A36]*1000" office:value-type="float" office:value="0.183333" calcext:value-type="float">
            <text:p>0.183333</text:p>
          </table:table-cell>
          <table:table-cell table:formula="of:=[.B36]/101325" office:value-type="float" office:value="56.1837651122625" calcext:value-type="float">
            <text:p>56.1837651122625</text:p>
          </table:table-cell>
          <table:table-cell office:value-type="float" office:value="0.000183333" calcext:value-type="float">
            <text:p>0.000183333</text:p>
          </table:table-cell>
          <table:table-cell office:value-type="float" office:value="7112870" calcext:value-type="float">
            <text:p>7.11E+06</text:p>
          </table:table-cell>
          <table:table-cell table:formula="of:=[.E36]*1000" office:value-type="float" office:value="0.183333" calcext:value-type="float">
            <text:p>0.183333</text:p>
          </table:table-cell>
          <table:table-cell table:formula="of:=[.F36]/101325" office:value-type="float" office:value="70.1985689612633" calcext:value-type="float">
            <text:p>70.1985689612633</text:p>
          </table:table-cell>
          <table:table-cell office:value-type="float" office:value="0.000213333" calcext:value-type="float">
            <text:p>0.000213333</text:p>
          </table:table-cell>
          <table:table-cell office:value-type="float" office:value="7084140" calcext:value-type="float">
            <text:p>7.08E+06</text:p>
          </table:table-cell>
          <table:table-cell table:formula="of:=[.I36]*1000" office:value-type="float" office:value="0.213333" calcext:value-type="float">
            <text:p>0.213333</text:p>
          </table:table-cell>
          <table:table-cell table:formula="of:=[.J36]/101325" office:value-type="float" office:value="69.9150259067357" calcext:value-type="float">
            <text:p>69.9150259067357</text:p>
          </table:table-cell>
        </table:table-row>
        <table:table-row table:style-name="ro1">
          <table:table-cell office:value-type="float" office:value="0.000187374" calcext:value-type="float">
            <text:p>0.000187374</text:p>
          </table:table-cell>
          <table:table-cell office:value-type="float" office:value="5693670" calcext:value-type="float">
            <text:p>5.69E+06</text:p>
          </table:table-cell>
          <table:table-cell table:formula="of:=[.A37]*1000" office:value-type="float" office:value="0.187374" calcext:value-type="float">
            <text:p>0.187374</text:p>
          </table:table-cell>
          <table:table-cell table:formula="of:=[.B37]/101325" office:value-type="float" office:value="56.1921539600296" calcext:value-type="float">
            <text:p>56.1921539600296</text:p>
          </table:table-cell>
          <table:table-cell office:value-type="float" office:value="0.000187374" calcext:value-type="float">
            <text:p>0.000187374</text:p>
          </table:table-cell>
          <table:table-cell office:value-type="float" office:value="7074030" calcext:value-type="float">
            <text:p>7.07E+06</text:p>
          </table:table-cell>
          <table:table-cell table:formula="of:=[.E37]*1000" office:value-type="float" office:value="0.187374" calcext:value-type="float">
            <text:p>0.187374</text:p>
          </table:table-cell>
          <table:table-cell table:formula="of:=[.F37]/101325" office:value-type="float" office:value="69.8152479644708" calcext:value-type="float">
            <text:p>69.8152479644708</text:p>
          </table:table-cell>
          <table:table-cell office:value-type="float" office:value="0.000217677" calcext:value-type="float">
            <text:p>0.000217677</text:p>
          </table:table-cell>
          <table:table-cell office:value-type="float" office:value="7025970" calcext:value-type="float">
            <text:p>7.03E+06</text:p>
          </table:table-cell>
          <table:table-cell table:formula="of:=[.I37]*1000" office:value-type="float" office:value="0.217677" calcext:value-type="float">
            <text:p>0.217677</text:p>
          </table:table-cell>
          <table:table-cell table:formula="of:=[.J37]/101325" office:value-type="float" office:value="69.340932642487" calcext:value-type="float">
            <text:p>69.340932642487</text:p>
          </table:table-cell>
        </table:table-row>
        <table:table-row table:style-name="ro1">
          <table:table-cell office:value-type="float" office:value="0.000191414" calcext:value-type="float">
            <text:p>0.000191414</text:p>
          </table:table-cell>
          <table:table-cell office:value-type="float" office:value="5690640" calcext:value-type="float">
            <text:p>5.69E+06</text:p>
          </table:table-cell>
          <table:table-cell table:formula="of:=[.A38]*1000" office:value-type="float" office:value="0.191414" calcext:value-type="float">
            <text:p>0.191414</text:p>
          </table:table-cell>
          <table:table-cell table:formula="of:=[.B38]/101325" office:value-type="float" office:value="56.1622501850481" calcext:value-type="float">
            <text:p>56.1622501850481</text:p>
          </table:table-cell>
          <table:table-cell office:value-type="float" office:value="0.000191414" calcext:value-type="float">
            <text:p>0.000191414</text:p>
          </table:table-cell>
          <table:table-cell office:value-type="float" office:value="7033470" calcext:value-type="float">
            <text:p>7.03E+06</text:p>
          </table:table-cell>
          <table:table-cell table:formula="of:=[.E38]*1000" office:value-type="float" office:value="0.191414" calcext:value-type="float">
            <text:p>0.191414</text:p>
          </table:table-cell>
          <table:table-cell table:formula="of:=[.F38]/101325" office:value-type="float" office:value="69.4149518874908" calcext:value-type="float">
            <text:p>69.4149518874908</text:p>
          </table:table-cell>
          <table:table-cell office:value-type="float" office:value="0.00022202" calcext:value-type="float">
            <text:p>0.00022202</text:p>
          </table:table-cell>
          <table:table-cell office:value-type="float" office:value="6967570" calcext:value-type="float">
            <text:p>6.97E+06</text:p>
          </table:table-cell>
          <table:table-cell table:formula="of:=[.I38]*1000" office:value-type="float" office:value="0.22202" calcext:value-type="float">
            <text:p>0.22202</text:p>
          </table:table-cell>
          <table:table-cell table:formula="of:=[.J38]/101325" office:value-type="float" office:value="68.7645694547249" calcext:value-type="float">
            <text:p>68.7645694547249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5684100" calcext:value-type="float">
            <text:p>5.68E+06</text:p>
          </table:table-cell>
          <table:table-cell table:formula="of:=[.A39]*1000" office:value-type="float" office:value="0.195455" calcext:value-type="float">
            <text:p>0.195455</text:p>
          </table:table-cell>
          <table:table-cell table:formula="of:=[.B39]/101325" office:value-type="float" office:value="56.0977054034049" calcext:value-type="float">
            <text:p>56.0977054034049</text:p>
          </table:table-cell>
          <table:table-cell office:value-type="float" office:value="0.000195455" calcext:value-type="float">
            <text:p>0.000195455</text:p>
          </table:table-cell>
          <table:table-cell office:value-type="float" office:value="6991380" calcext:value-type="float">
            <text:p>6.99E+06</text:p>
          </table:table-cell>
          <table:table-cell table:formula="of:=[.E39]*1000" office:value-type="float" office:value="0.195455" calcext:value-type="float">
            <text:p>0.195455</text:p>
          </table:table-cell>
          <table:table-cell table:formula="of:=[.F39]/101325" office:value-type="float" office:value="68.99955588453" calcext:value-type="float">
            <text:p>68.99955588453</text:p>
          </table:table-cell>
          <table:table-cell office:value-type="float" office:value="0.000226364" calcext:value-type="float">
            <text:p>0.000226364</text:p>
          </table:table-cell>
          <table:table-cell office:value-type="float" office:value="6909050" calcext:value-type="float">
            <text:p>6.91E+06</text:p>
          </table:table-cell>
          <table:table-cell table:formula="of:=[.I39]*1000" office:value-type="float" office:value="0.226364" calcext:value-type="float">
            <text:p>0.226364</text:p>
          </table:table-cell>
          <table:table-cell table:formula="of:=[.J39]/101325" office:value-type="float" office:value="68.1870219590427" calcext:value-type="float">
            <text:p>68.1870219590427</text:p>
          </table:table-cell>
        </table:table-row>
        <table:table-row table:style-name="ro1">
          <table:table-cell office:value-type="float" office:value="0.000199495" calcext:value-type="float">
            <text:p>0.000199495</text:p>
          </table:table-cell>
          <table:table-cell office:value-type="float" office:value="5674410" calcext:value-type="float">
            <text:p>5.67E+06</text:p>
          </table:table-cell>
          <table:table-cell table:formula="of:=[.A40]*1000" office:value-type="float" office:value="0.199495" calcext:value-type="float">
            <text:p>0.199495</text:p>
          </table:table-cell>
          <table:table-cell table:formula="of:=[.B40]/101325" office:value-type="float" office:value="56.0020725388601" calcext:value-type="float">
            <text:p>56.0020725388601</text:p>
          </table:table-cell>
          <table:table-cell office:value-type="float" office:value="0.000199495" calcext:value-type="float">
            <text:p>0.000199495</text:p>
          </table:table-cell>
          <table:table-cell office:value-type="float" office:value="6947980" calcext:value-type="float">
            <text:p>6.95E+06</text:p>
          </table:table-cell>
          <table:table-cell table:formula="of:=[.E40]*1000" office:value-type="float" office:value="0.199495" calcext:value-type="float">
            <text:p>0.199495</text:p>
          </table:table-cell>
          <table:table-cell table:formula="of:=[.F40]/101325" office:value-type="float" office:value="68.5712311867752" calcext:value-type="float">
            <text:p>68.5712311867752</text:p>
          </table:table-cell>
          <table:table-cell office:value-type="float" office:value="0.000230707" calcext:value-type="float">
            <text:p>0.000230707</text:p>
          </table:table-cell>
          <table:table-cell office:value-type="float" office:value="6850480" calcext:value-type="float">
            <text:p>6.85E+06</text:p>
          </table:table-cell>
          <table:table-cell table:formula="of:=[.I40]*1000" office:value-type="float" office:value="0.230707" calcext:value-type="float">
            <text:p>0.230707</text:p>
          </table:table-cell>
          <table:table-cell table:formula="of:=[.J40]/101325" office:value-type="float" office:value="67.6089810017271" calcext:value-type="float">
            <text:p>67.6089810017271</text:p>
          </table:table-cell>
        </table:table-row>
        <table:table-row table:style-name="ro1">
          <table:table-cell office:value-type="float" office:value="0.000203535" calcext:value-type="float">
            <text:p>0.000203535</text:p>
          </table:table-cell>
          <table:table-cell office:value-type="float" office:value="5661870" calcext:value-type="float">
            <text:p>5.66E+06</text:p>
          </table:table-cell>
          <table:table-cell table:formula="of:=[.A41]*1000" office:value-type="float" office:value="0.203535" calcext:value-type="float">
            <text:p>0.203535</text:p>
          </table:table-cell>
          <table:table-cell table:formula="of:=[.B41]/101325" office:value-type="float" office:value="55.8783123612139" calcext:value-type="float">
            <text:p>55.8783123612139</text:p>
          </table:table-cell>
          <table:table-cell office:value-type="float" office:value="0.000203535" calcext:value-type="float">
            <text:p>0.000203535</text:p>
          </table:table-cell>
          <table:table-cell office:value-type="float" office:value="6903420" calcext:value-type="float">
            <text:p>6.90E+06</text:p>
          </table:table-cell>
          <table:table-cell table:formula="of:=[.E41]*1000" office:value-type="float" office:value="0.203535" calcext:value-type="float">
            <text:p>0.203535</text:p>
          </table:table-cell>
          <table:table-cell table:formula="of:=[.F41]/101325" office:value-type="float" office:value="68.1314581791266" calcext:value-type="float">
            <text:p>68.1314581791266</text:p>
          </table:table-cell>
          <table:table-cell office:value-type="float" office:value="0.000235051" calcext:value-type="float">
            <text:p>0.000235051</text:p>
          </table:table-cell>
          <table:table-cell office:value-type="float" office:value="6791980" calcext:value-type="float">
            <text:p>6.79E+06</text:p>
          </table:table-cell>
          <table:table-cell table:formula="of:=[.I41]*1000" office:value-type="float" office:value="0.235051" calcext:value-type="float">
            <text:p>0.235051</text:p>
          </table:table-cell>
          <table:table-cell table:formula="of:=[.J41]/101325" office:value-type="float" office:value="67.0316308906983" calcext:value-type="float">
            <text:p>67.0316308906983</text:p>
          </table:table-cell>
        </table:table-row>
        <table:table-row table:style-name="ro1">
          <table:table-cell office:value-type="float" office:value="0.000207576" calcext:value-type="float">
            <text:p>0.000207576</text:p>
          </table:table-cell>
          <table:table-cell office:value-type="float" office:value="5646780" calcext:value-type="float">
            <text:p>5.65E+06</text:p>
          </table:table-cell>
          <table:table-cell table:formula="of:=[.A42]*1000" office:value-type="float" office:value="0.207576" calcext:value-type="float">
            <text:p>0.207576</text:p>
          </table:table-cell>
          <table:table-cell table:formula="of:=[.B42]/101325" office:value-type="float" office:value="55.7293856402665" calcext:value-type="float">
            <text:p>55.7293856402665</text:p>
          </table:table-cell>
          <table:table-cell office:value-type="float" office:value="0.000207576" calcext:value-type="float">
            <text:p>0.000207576</text:p>
          </table:table-cell>
          <table:table-cell office:value-type="float" office:value="6857880" calcext:value-type="float">
            <text:p>6.86E+06</text:p>
          </table:table-cell>
          <table:table-cell table:formula="of:=[.E42]*1000" office:value-type="float" office:value="0.207576" calcext:value-type="float">
            <text:p>0.207576</text:p>
          </table:table-cell>
          <table:table-cell table:formula="of:=[.F42]/101325" office:value-type="float" office:value="67.6820133234641" calcext:value-type="float">
            <text:p>67.6820133234641</text:p>
          </table:table-cell>
          <table:table-cell office:value-type="float" office:value="0.000239394" calcext:value-type="float">
            <text:p>0.000239394</text:p>
          </table:table-cell>
          <table:table-cell office:value-type="float" office:value="6733610" calcext:value-type="float">
            <text:p>6.73E+06</text:p>
          </table:table-cell>
          <table:table-cell table:formula="of:=[.I42]*1000" office:value-type="float" office:value="0.239394" calcext:value-type="float">
            <text:p>0.239394</text:p>
          </table:table-cell>
          <table:table-cell table:formula="of:=[.J42]/101325" office:value-type="float" office:value="66.4555637799161" calcext:value-type="float">
            <text:p>66.4555637799161</text:p>
          </table:table-cell>
        </table:table-row>
        <table:table-row table:style-name="ro1">
          <table:table-cell office:value-type="float" office:value="0.000211616" calcext:value-type="float">
            <text:p>0.000211616</text:p>
          </table:table-cell>
          <table:table-cell office:value-type="float" office:value="5629400" calcext:value-type="float">
            <text:p>5.63E+06</text:p>
          </table:table-cell>
          <table:table-cell table:formula="of:=[.A43]*1000" office:value-type="float" office:value="0.211616" calcext:value-type="float">
            <text:p>0.211616</text:p>
          </table:table-cell>
          <table:table-cell table:formula="of:=[.B43]/101325" office:value-type="float" office:value="55.5578583765112" calcext:value-type="float">
            <text:p>55.5578583765112</text:p>
          </table:table-cell>
          <table:table-cell office:value-type="float" office:value="0.000211616" calcext:value-type="float">
            <text:p>0.000211616</text:p>
          </table:table-cell>
          <table:table-cell office:value-type="float" office:value="6811510" calcext:value-type="float">
            <text:p>6.81E+06</text:p>
          </table:table-cell>
          <table:table-cell table:formula="of:=[.E43]*1000" office:value-type="float" office:value="0.211616" calcext:value-type="float">
            <text:p>0.211616</text:p>
          </table:table-cell>
          <table:table-cell table:formula="of:=[.F43]/101325" office:value-type="float" office:value="67.2243770046879" calcext:value-type="float">
            <text:p>67.2243770046879</text:p>
          </table:table-cell>
          <table:table-cell office:value-type="float" office:value="0.000243737" calcext:value-type="float">
            <text:p>0.000243737</text:p>
          </table:table-cell>
          <table:table-cell office:value-type="float" office:value="6675450" calcext:value-type="float">
            <text:p>6.68E+06</text:p>
          </table:table-cell>
          <table:table-cell table:formula="of:=[.I43]*1000" office:value-type="float" office:value="0.243737" calcext:value-type="float">
            <text:p>0.243737</text:p>
          </table:table-cell>
          <table:table-cell table:formula="of:=[.J43]/101325" office:value-type="float" office:value="65.8815692079941" calcext:value-type="float">
            <text:p>65.8815692079941</text:p>
          </table:table-cell>
        </table:table-row>
        <table:table-row table:style-name="ro1">
          <table:table-cell office:value-type="float" office:value="0.000215657" calcext:value-type="float">
            <text:p>0.000215657</text:p>
          </table:table-cell>
          <table:table-cell office:value-type="float" office:value="5609970" calcext:value-type="float">
            <text:p>5.61E+06</text:p>
          </table:table-cell>
          <table:table-cell table:formula="of:=[.A44]*1000" office:value-type="float" office:value="0.215657" calcext:value-type="float">
            <text:p>0.215657</text:p>
          </table:table-cell>
          <table:table-cell table:formula="of:=[.B44]/101325" office:value-type="float" office:value="55.3660991857883" calcext:value-type="float">
            <text:p>55.3660991857883</text:p>
          </table:table-cell>
          <table:table-cell office:value-type="float" office:value="0.000215657" calcext:value-type="float">
            <text:p>0.000215657</text:p>
          </table:table-cell>
          <table:table-cell office:value-type="float" office:value="6764440" calcext:value-type="float">
            <text:p>6.76E+06</text:p>
          </table:table-cell>
          <table:table-cell table:formula="of:=[.E44]*1000" office:value-type="float" office:value="0.215657" calcext:value-type="float">
            <text:p>0.215657</text:p>
          </table:table-cell>
          <table:table-cell table:formula="of:=[.F44]/101325" office:value-type="float" office:value="66.7598322230447" calcext:value-type="float">
            <text:p>66.7598322230447</text:p>
          </table:table-cell>
          <table:table-cell office:value-type="float" office:value="0.000248081" calcext:value-type="float">
            <text:p>0.000248081</text:p>
          </table:table-cell>
          <table:table-cell office:value-type="float" office:value="6617550" calcext:value-type="float">
            <text:p>6.62E+06</text:p>
          </table:table-cell>
          <table:table-cell table:formula="of:=[.I44]*1000" office:value-type="float" office:value="0.248081" calcext:value-type="float">
            <text:p>0.248081</text:p>
          </table:table-cell>
          <table:table-cell table:formula="of:=[.J44]/101325" office:value-type="float" office:value="65.3101406365655" calcext:value-type="float">
            <text:p>65.3101406365655</text:p>
          </table:table-cell>
        </table:table-row>
        <table:table-row table:style-name="ro1">
          <table:table-cell office:value-type="float" office:value="0.000219697" calcext:value-type="float">
            <text:p>0.000219697</text:p>
          </table:table-cell>
          <table:table-cell office:value-type="float" office:value="5588700" calcext:value-type="float">
            <text:p>5.59E+06</text:p>
          </table:table-cell>
          <table:table-cell table:formula="of:=[.A45]*1000" office:value-type="float" office:value="0.219697" calcext:value-type="float">
            <text:p>0.219697</text:p>
          </table:table-cell>
          <table:table-cell table:formula="of:=[.B45]/101325" office:value-type="float" office:value="55.1561806069578" calcext:value-type="float">
            <text:p>55.1561806069578</text:p>
          </table:table-cell>
          <table:table-cell office:value-type="float" office:value="0.000219697" calcext:value-type="float">
            <text:p>0.000219697</text:p>
          </table:table-cell>
          <table:table-cell office:value-type="float" office:value="6716810" calcext:value-type="float">
            <text:p>6.72E+06</text:p>
          </table:table-cell>
          <table:table-cell table:formula="of:=[.E45]*1000" office:value-type="float" office:value="0.219697" calcext:value-type="float">
            <text:p>0.219697</text:p>
          </table:table-cell>
          <table:table-cell table:formula="of:=[.F45]/101325" office:value-type="float" office:value="66.2897606711078" calcext:value-type="float">
            <text:p>66.2897606711078</text:p>
          </table:table-cell>
          <table:table-cell office:value-type="float" office:value="0.000252424" calcext:value-type="float">
            <text:p>0.000252424</text:p>
          </table:table-cell>
          <table:table-cell office:value-type="float" office:value="6559980" calcext:value-type="float">
            <text:p>6.56E+06</text:p>
          </table:table-cell>
          <table:table-cell table:formula="of:=[.I45]*1000" office:value-type="float" office:value="0.252424" calcext:value-type="float">
            <text:p>0.252424</text:p>
          </table:table-cell>
          <table:table-cell table:formula="of:=[.J45]/101325" office:value-type="float" office:value="64.7419689119171" calcext:value-type="float">
            <text:p>64.7419689119171</text:p>
          </table:table-cell>
        </table:table-row>
        <table:table-row table:style-name="ro1">
          <table:table-cell office:value-type="float" office:value="0.000223737" calcext:value-type="float">
            <text:p>0.000223737</text:p>
          </table:table-cell>
          <table:table-cell office:value-type="float" office:value="5565800" calcext:value-type="float">
            <text:p>5.57E+06</text:p>
          </table:table-cell>
          <table:table-cell table:formula="of:=[.A46]*1000" office:value-type="float" office:value="0.223737" calcext:value-type="float">
            <text:p>0.223737</text:p>
          </table:table-cell>
          <table:table-cell table:formula="of:=[.B46]/101325" office:value-type="float" office:value="54.9301751788798" calcext:value-type="float">
            <text:p>54.9301751788798</text:p>
          </table:table-cell>
          <table:table-cell office:value-type="float" office:value="0.000223737" calcext:value-type="float">
            <text:p>0.000223737</text:p>
          </table:table-cell>
          <table:table-cell office:value-type="float" office:value="6668720" calcext:value-type="float">
            <text:p>6.67E+06</text:p>
          </table:table-cell>
          <table:table-cell table:formula="of:=[.E46]*1000" office:value-type="float" office:value="0.223737" calcext:value-type="float">
            <text:p>0.223737</text:p>
          </table:table-cell>
          <table:table-cell table:formula="of:=[.F46]/101325" office:value-type="float" office:value="65.8151492721441" calcext:value-type="float">
            <text:p>65.8151492721441</text:p>
          </table:table-cell>
          <table:table-cell office:value-type="float" office:value="0.000256768" calcext:value-type="float">
            <text:p>0.000256768</text:p>
          </table:table-cell>
          <table:table-cell office:value-type="float" office:value="6502770" calcext:value-type="float">
            <text:p>6.50E+06</text:p>
          </table:table-cell>
          <table:table-cell table:formula="of:=[.I46]*1000" office:value-type="float" office:value="0.256768" calcext:value-type="float">
            <text:p>0.256768</text:p>
          </table:table-cell>
          <table:table-cell table:formula="of:=[.J46]/101325" office:value-type="float" office:value="64.1773501110289" calcext:value-type="float">
            <text:p>64.1773501110289</text:p>
          </table:table-cell>
        </table:table-row>
        <table:table-row table:style-name="ro1">
          <table:table-cell office:value-type="float" office:value="0.000227778" calcext:value-type="float">
            <text:p>0.000227778</text:p>
          </table:table-cell>
          <table:table-cell office:value-type="float" office:value="5541450" calcext:value-type="float">
            <text:p>5.54E+06</text:p>
          </table:table-cell>
          <table:table-cell table:formula="of:=[.A47]*1000" office:value-type="float" office:value="0.227778" calcext:value-type="float">
            <text:p>0.227778</text:p>
          </table:table-cell>
          <table:table-cell table:formula="of:=[.B47]/101325" office:value-type="float" office:value="54.6898593634345" calcext:value-type="float">
            <text:p>54.6898593634345</text:p>
          </table:table-cell>
          <table:table-cell office:value-type="float" office:value="0.000227778" calcext:value-type="float">
            <text:p>0.000227778</text:p>
          </table:table-cell>
          <table:table-cell office:value-type="float" office:value="6620270" calcext:value-type="float">
            <text:p>6.62E+06</text:p>
          </table:table-cell>
          <table:table-cell table:formula="of:=[.E47]*1000" office:value-type="float" office:value="0.227778" calcext:value-type="float">
            <text:p>0.227778</text:p>
          </table:table-cell>
          <table:table-cell table:formula="of:=[.F47]/101325" office:value-type="float" office:value="65.3369849494202" calcext:value-type="float">
            <text:p>65.3369849494202</text:p>
          </table:table-cell>
          <table:table-cell office:value-type="float" office:value="0.000261111" calcext:value-type="float">
            <text:p>0.000261111</text:p>
          </table:table-cell>
          <table:table-cell office:value-type="float" office:value="6445980" calcext:value-type="float">
            <text:p>6.45E+06</text:p>
          </table:table-cell>
          <table:table-cell table:formula="of:=[.I47]*1000" office:value-type="float" office:value="0.261111" calcext:value-type="float">
            <text:p>0.261111</text:p>
          </table:table-cell>
          <table:table-cell table:formula="of:=[.J47]/101325" office:value-type="float" office:value="63.6168763878608" calcext:value-type="float">
            <text:p>63.6168763878608</text:p>
          </table:table-cell>
        </table:table-row>
        <table:table-row table:style-name="ro1">
          <table:table-cell office:value-type="float" office:value="0.000231818" calcext:value-type="float">
            <text:p>0.000231818</text:p>
          </table:table-cell>
          <table:table-cell office:value-type="float" office:value="5515820" calcext:value-type="float">
            <text:p>5.52E+06</text:p>
          </table:table-cell>
          <table:table-cell table:formula="of:=[.A48]*1000" office:value-type="float" office:value="0.231818" calcext:value-type="float">
            <text:p>0.231818</text:p>
          </table:table-cell>
          <table:table-cell table:formula="of:=[.B48]/101325" office:value-type="float" office:value="54.4369109301752" calcext:value-type="float">
            <text:p>54.4369109301752</text:p>
          </table:table-cell>
          <table:table-cell office:value-type="float" office:value="0.000231818" calcext:value-type="float">
            <text:p>0.000231818</text:p>
          </table:table-cell>
          <table:table-cell office:value-type="float" office:value="6571570" calcext:value-type="float">
            <text:p>6.57E+06</text:p>
          </table:table-cell>
          <table:table-cell table:formula="of:=[.E48]*1000" office:value-type="float" office:value="0.231818" calcext:value-type="float">
            <text:p>0.231818</text:p>
          </table:table-cell>
          <table:table-cell table:formula="of:=[.F48]/101325" office:value-type="float" office:value="64.8563533185295" calcext:value-type="float">
            <text:p>64.8563533185295</text:p>
          </table:table-cell>
          <table:table-cell office:value-type="float" office:value="0.000265455" calcext:value-type="float">
            <text:p>0.000265455</text:p>
          </table:table-cell>
          <table:table-cell office:value-type="float" office:value="6389630" calcext:value-type="float">
            <text:p>6.39E+06</text:p>
          </table:table-cell>
          <table:table-cell table:formula="of:=[.I48]*1000" office:value-type="float" office:value="0.265455" calcext:value-type="float">
            <text:p>0.265455</text:p>
          </table:table-cell>
          <table:table-cell table:formula="of:=[.J48]/101325" office:value-type="float" office:value="63.0607451270664" calcext:value-type="float">
            <text:p>63.0607451270664</text:p>
          </table:table-cell>
        </table:table-row>
        <table:table-row table:style-name="ro1">
          <table:table-cell office:value-type="float" office:value="0.000235859" calcext:value-type="float">
            <text:p>0.000235859</text:p>
          </table:table-cell>
          <table:table-cell office:value-type="float" office:value="5489040" calcext:value-type="float">
            <text:p>5.49E+06</text:p>
          </table:table-cell>
          <table:table-cell table:formula="of:=[.A49]*1000" office:value-type="float" office:value="0.235859" calcext:value-type="float">
            <text:p>0.235859</text:p>
          </table:table-cell>
          <table:table-cell table:formula="of:=[.B49]/101325" office:value-type="float" office:value="54.1726128793486" calcext:value-type="float">
            <text:p>54.1726128793486</text:p>
          </table:table-cell>
          <table:table-cell office:value-type="float" office:value="0.000235859" calcext:value-type="float">
            <text:p>0.000235859</text:p>
          </table:table-cell>
          <table:table-cell office:value-type="float" office:value="6522700" calcext:value-type="float">
            <text:p>6.52E+06</text:p>
          </table:table-cell>
          <table:table-cell table:formula="of:=[.E49]*1000" office:value-type="float" office:value="0.235859" calcext:value-type="float">
            <text:p>0.235859</text:p>
          </table:table-cell>
          <table:table-cell table:formula="of:=[.F49]/101325" office:value-type="float" office:value="64.3740439180854" calcext:value-type="float">
            <text:p>64.3740439180854</text:p>
          </table:table-cell>
          <table:table-cell office:value-type="float" office:value="0.000269798" calcext:value-type="float">
            <text:p>0.000269798</text:p>
          </table:table-cell>
          <table:table-cell office:value-type="float" office:value="6333770" calcext:value-type="float">
            <text:p>6.33E+06</text:p>
          </table:table-cell>
          <table:table-cell table:formula="of:=[.I49]*1000" office:value-type="float" office:value="0.269798" calcext:value-type="float">
            <text:p>0.269798</text:p>
          </table:table-cell>
          <table:table-cell table:formula="of:=[.J49]/101325" office:value-type="float" office:value="62.5094497902788" calcext:value-type="float">
            <text:p>62.5094497902788</text:p>
          </table:table-cell>
        </table:table-row>
        <table:table-row table:style-name="ro1">
          <table:table-cell office:value-type="float" office:value="0.000239899" calcext:value-type="float">
            <text:p>0.000239899</text:p>
          </table:table-cell>
          <table:table-cell office:value-type="float" office:value="5461250" calcext:value-type="float">
            <text:p>5.46E+06</text:p>
          </table:table-cell>
          <table:table-cell table:formula="of:=[.A50]*1000" office:value-type="float" office:value="0.239899" calcext:value-type="float">
            <text:p>0.239899</text:p>
          </table:table-cell>
          <table:table-cell table:formula="of:=[.B50]/101325" office:value-type="float" office:value="53.8983469035283" calcext:value-type="float">
            <text:p>53.8983469035283</text:p>
          </table:table-cell>
          <table:table-cell office:value-type="float" office:value="0.000239899" calcext:value-type="float">
            <text:p>0.000239899</text:p>
          </table:table-cell>
          <table:table-cell office:value-type="float" office:value="6473720" calcext:value-type="float">
            <text:p>6.47E+06</text:p>
          </table:table-cell>
          <table:table-cell table:formula="of:=[.E50]*1000" office:value-type="float" office:value="0.239899" calcext:value-type="float">
            <text:p>0.239899</text:p>
          </table:table-cell>
          <table:table-cell table:formula="of:=[.F50]/101325" office:value-type="float" office:value="63.8906489020479" calcext:value-type="float">
            <text:p>63.8906489020479</text:p>
          </table:table-cell>
          <table:table-cell office:value-type="float" office:value="0.000274141" calcext:value-type="float">
            <text:p>0.000274141</text:p>
          </table:table-cell>
          <table:table-cell office:value-type="float" office:value="6278410" calcext:value-type="float">
            <text:p>6.28E+06</text:p>
          </table:table-cell>
          <table:table-cell table:formula="of:=[.I50]*1000" office:value-type="float" office:value="0.274141" calcext:value-type="float">
            <text:p>0.274141</text:p>
          </table:table-cell>
          <table:table-cell table:formula="of:=[.J50]/101325" office:value-type="float" office:value="61.9630890698248" calcext:value-type="float">
            <text:p>61.9630890698248</text:p>
          </table:table-cell>
        </table:table-row>
        <table:table-row table:style-name="ro1">
          <table:table-cell office:value-type="float" office:value="0.000243939" calcext:value-type="float">
            <text:p>0.000243939</text:p>
          </table:table-cell>
          <table:table-cell office:value-type="float" office:value="5432590" calcext:value-type="float">
            <text:p>5.43E+06</text:p>
          </table:table-cell>
          <table:table-cell table:formula="of:=[.A51]*1000" office:value-type="float" office:value="0.243939" calcext:value-type="float">
            <text:p>0.243939</text:p>
          </table:table-cell>
          <table:table-cell table:formula="of:=[.B51]/101325" office:value-type="float" office:value="53.6154946952874" calcext:value-type="float">
            <text:p>53.6154946952874</text:p>
          </table:table-cell>
          <table:table-cell office:value-type="float" office:value="0.000243939" calcext:value-type="float">
            <text:p>0.000243939</text:p>
          </table:table-cell>
          <table:table-cell office:value-type="float" office:value="6424720" calcext:value-type="float">
            <text:p>6.42E+06</text:p>
          </table:table-cell>
          <table:table-cell table:formula="of:=[.E51]*1000" office:value-type="float" office:value="0.243939" calcext:value-type="float">
            <text:p>0.243939</text:p>
          </table:table-cell>
          <table:table-cell table:formula="of:=[.F51]/101325" office:value-type="float" office:value="63.407056501357" calcext:value-type="float">
            <text:p>63.407056501357</text:p>
          </table:table-cell>
          <table:table-cell office:value-type="float" office:value="0.000278485" calcext:value-type="float">
            <text:p>0.000278485</text:p>
          </table:table-cell>
          <table:table-cell office:value-type="float" office:value="6223580" calcext:value-type="float">
            <text:p>6.22E+06</text:p>
          </table:table-cell>
          <table:table-cell table:formula="of:=[.I51]*1000" office:value-type="float" office:value="0.278485" calcext:value-type="float">
            <text:p>0.278485</text:p>
          </table:table-cell>
          <table:table-cell table:formula="of:=[.J51]/101325" office:value-type="float" office:value="61.4219590426844" calcext:value-type="float">
            <text:p>61.4219590426844</text:p>
          </table:table-cell>
        </table:table-row>
        <table:table-row table:style-name="ro1">
          <table:table-cell office:value-type="float" office:value="0.00024798" calcext:value-type="float">
            <text:p>0.00024798</text:p>
          </table:table-cell>
          <table:table-cell office:value-type="float" office:value="5403160" calcext:value-type="float">
            <text:p>5.40E+06</text:p>
          </table:table-cell>
          <table:table-cell table:formula="of:=[.A52]*1000" office:value-type="float" office:value="0.24798" calcext:value-type="float">
            <text:p>0.24798</text:p>
          </table:table-cell>
          <table:table-cell table:formula="of:=[.B52]/101325" office:value-type="float" office:value="53.3250431778929" calcext:value-type="float">
            <text:p>53.3250431778929</text:p>
          </table:table-cell>
          <table:table-cell office:value-type="float" office:value="0.00024798" calcext:value-type="float">
            <text:p>0.00024798</text:p>
          </table:table-cell>
          <table:table-cell office:value-type="float" office:value="6375750" calcext:value-type="float">
            <text:p>6.38E+06</text:p>
          </table:table-cell>
          <table:table-cell table:formula="of:=[.E52]*1000" office:value-type="float" office:value="0.24798" calcext:value-type="float">
            <text:p>0.24798</text:p>
          </table:table-cell>
          <table:table-cell table:formula="of:=[.F52]/101325" office:value-type="float" office:value="62.9237601776462" calcext:value-type="float">
            <text:p>62.9237601776462</text:p>
          </table:table-cell>
          <table:table-cell office:value-type="float" office:value="0.000282828" calcext:value-type="float">
            <text:p>0.000282828</text:p>
          </table:table-cell>
          <table:table-cell office:value-type="float" office:value="6169310" calcext:value-type="float">
            <text:p>6.17E+06</text:p>
          </table:table-cell>
          <table:table-cell table:formula="of:=[.I52]*1000" office:value-type="float" office:value="0.282828" calcext:value-type="float">
            <text:p>0.282828</text:p>
          </table:table-cell>
          <table:table-cell table:formula="of:=[.J52]/101325" office:value-type="float" office:value="60.8863557858377" calcext:value-type="float">
            <text:p>60.8863557858377</text:p>
          </table:table-cell>
        </table:table-row>
        <table:table-row table:style-name="ro1">
          <table:table-cell office:value-type="float" office:value="0.00025202" calcext:value-type="float">
            <text:p>0.00025202</text:p>
          </table:table-cell>
          <table:table-cell office:value-type="float" office:value="5373070" calcext:value-type="float">
            <text:p>5.37E+06</text:p>
          </table:table-cell>
          <table:table-cell table:formula="of:=[.A53]*1000" office:value-type="float" office:value="0.25202" calcext:value-type="float">
            <text:p>0.25202</text:p>
          </table:table-cell>
          <table:table-cell table:formula="of:=[.B53]/101325" office:value-type="float" office:value="53.0280779669381" calcext:value-type="float">
            <text:p>53.0280779669381</text:p>
          </table:table-cell>
          <table:table-cell office:value-type="float" office:value="0.00025202" calcext:value-type="float">
            <text:p>0.00025202</text:p>
          </table:table-cell>
          <table:table-cell office:value-type="float" office:value="6326870" calcext:value-type="float">
            <text:p>6.33E+06</text:p>
          </table:table-cell>
          <table:table-cell table:formula="of:=[.E53]*1000" office:value-type="float" office:value="0.25202" calcext:value-type="float">
            <text:p>0.25202</text:p>
          </table:table-cell>
          <table:table-cell table:formula="of:=[.F53]/101325" office:value-type="float" office:value="62.4413520848754" calcext:value-type="float">
            <text:p>62.4413520848754</text:p>
          </table:table-cell>
          <table:table-cell office:value-type="float" office:value="0.000287172" calcext:value-type="float">
            <text:p>0.000287172</text:p>
          </table:table-cell>
          <table:table-cell office:value-type="float" office:value="6115600" calcext:value-type="float">
            <text:p>6.12E+06</text:p>
          </table:table-cell>
          <table:table-cell table:formula="of:=[.I53]*1000" office:value-type="float" office:value="0.287172" calcext:value-type="float">
            <text:p>0.287172</text:p>
          </table:table-cell>
          <table:table-cell table:formula="of:=[.J53]/101325" office:value-type="float" office:value="60.3562792992845" calcext:value-type="float">
            <text:p>60.3562792992845</text:p>
          </table:table-cell>
        </table:table-row>
        <table:table-row table:style-name="ro1">
          <table:table-cell office:value-type="float" office:value="0.000256061" calcext:value-type="float">
            <text:p>0.000256061</text:p>
          </table:table-cell>
          <table:table-cell office:value-type="float" office:value="5342400" calcext:value-type="float">
            <text:p>5.34E+06</text:p>
          </table:table-cell>
          <table:table-cell table:formula="of:=[.A54]*1000" office:value-type="float" office:value="0.256061" calcext:value-type="float">
            <text:p>0.256061</text:p>
          </table:table-cell>
          <table:table-cell table:formula="of:=[.B54]/101325" office:value-type="float" office:value="52.7253886010363" calcext:value-type="float">
            <text:p>52.7253886010363</text:p>
          </table:table-cell>
          <table:table-cell office:value-type="float" office:value="0.000256061" calcext:value-type="float">
            <text:p>0.000256061</text:p>
          </table:table-cell>
          <table:table-cell office:value-type="float" office:value="6278130" calcext:value-type="float">
            <text:p>6.28E+06</text:p>
          </table:table-cell>
          <table:table-cell table:formula="of:=[.E54]*1000" office:value-type="float" office:value="0.256061" calcext:value-type="float">
            <text:p>0.256061</text:p>
          </table:table-cell>
          <table:table-cell table:formula="of:=[.F54]/101325" office:value-type="float" office:value="61.960325684678" calcext:value-type="float">
            <text:p>61.960325684678</text:p>
          </table:table-cell>
          <table:table-cell office:value-type="float" office:value="0.000291515" calcext:value-type="float">
            <text:p>0.000291515</text:p>
          </table:table-cell>
          <table:table-cell office:value-type="float" office:value="6062470" calcext:value-type="float">
            <text:p>6.06E+06</text:p>
          </table:table-cell>
          <table:table-cell table:formula="of:=[.I54]*1000" office:value-type="float" office:value="0.291515" calcext:value-type="float">
            <text:p>0.291515</text:p>
          </table:table-cell>
          <table:table-cell table:formula="of:=[.J54]/101325" office:value-type="float" office:value="59.8319269676783" calcext:value-type="float">
            <text:p>59.8319269676783</text:p>
          </table:table-cell>
        </table:table-row>
        <table:table-row table:style-name="ro1">
          <table:table-cell office:value-type="float" office:value="0.000260101" calcext:value-type="float">
            <text:p>0.000260101</text:p>
          </table:table-cell>
          <table:table-cell office:value-type="float" office:value="5311240" calcext:value-type="float">
            <text:p>5.31E+06</text:p>
          </table:table-cell>
          <table:table-cell table:formula="of:=[.A55]*1000" office:value-type="float" office:value="0.260101" calcext:value-type="float">
            <text:p>0.260101</text:p>
          </table:table-cell>
          <table:table-cell table:formula="of:=[.B55]/101325" office:value-type="float" office:value="52.4178633111276" calcext:value-type="float">
            <text:p>52.4178633111276</text:p>
          </table:table-cell>
          <table:table-cell office:value-type="float" office:value="0.000260101" calcext:value-type="float">
            <text:p>0.000260101</text:p>
          </table:table-cell>
          <table:table-cell office:value-type="float" office:value="6229570" calcext:value-type="float">
            <text:p>6.23E+06</text:p>
          </table:table-cell>
          <table:table-cell table:formula="of:=[.E55]*1000" office:value-type="float" office:value="0.260101" calcext:value-type="float">
            <text:p>0.260101</text:p>
          </table:table-cell>
          <table:table-cell table:formula="of:=[.F55]/101325" office:value-type="float" office:value="61.4810757463607" calcext:value-type="float">
            <text:p>61.4810757463607</text:p>
          </table:table-cell>
          <table:table-cell office:value-type="float" office:value="0.000295859" calcext:value-type="float">
            <text:p>0.000295859</text:p>
          </table:table-cell>
          <table:table-cell office:value-type="float" office:value="6009940" calcext:value-type="float">
            <text:p>6.01E+06</text:p>
          </table:table-cell>
          <table:table-cell table:formula="of:=[.I55]*1000" office:value-type="float" office:value="0.295859" calcext:value-type="float">
            <text:p>0.295859</text:p>
          </table:table-cell>
          <table:table-cell table:formula="of:=[.J55]/101325" office:value-type="float" office:value="59.3134961756723" calcext:value-type="float">
            <text:p>59.3134961756723</text:p>
          </table:table-cell>
        </table:table-row>
        <table:table-row table:style-name="ro1">
          <table:table-cell office:value-type="float" office:value="0.000264141" calcext:value-type="float">
            <text:p>0.000264141</text:p>
          </table:table-cell>
          <table:table-cell office:value-type="float" office:value="5279660" calcext:value-type="float">
            <text:p>5.28E+06</text:p>
          </table:table-cell>
          <table:table-cell table:formula="of:=[.A56]*1000" office:value-type="float" office:value="0.264141" calcext:value-type="float">
            <text:p>0.264141</text:p>
          </table:table-cell>
          <table:table-cell table:formula="of:=[.B56]/101325" office:value-type="float" office:value="52.1061929434986" calcext:value-type="float">
            <text:p>52.1061929434986</text:p>
          </table:table-cell>
          <table:table-cell office:value-type="float" office:value="0.000264141" calcext:value-type="float">
            <text:p>0.000264141</text:p>
          </table:table-cell>
          <table:table-cell office:value-type="float" office:value="6181230" calcext:value-type="float">
            <text:p>6.18E+06</text:p>
          </table:table-cell>
          <table:table-cell table:formula="of:=[.E56]*1000" office:value-type="float" office:value="0.264141" calcext:value-type="float">
            <text:p>0.264141</text:p>
          </table:table-cell>
          <table:table-cell table:formula="of:=[.F56]/101325" office:value-type="float" office:value="61.0039970392302" calcext:value-type="float">
            <text:p>61.0039970392302</text:p>
          </table:table-cell>
          <table:table-cell office:value-type="float" office:value="0.000300202" calcext:value-type="float">
            <text:p>0.000300202</text:p>
          </table:table-cell>
          <table:table-cell office:value-type="float" office:value="5958010" calcext:value-type="float">
            <text:p>5.96E+06</text:p>
          </table:table-cell>
          <table:table-cell table:formula="of:=[.I56]*1000" office:value-type="float" office:value="0.300202" calcext:value-type="float">
            <text:p>0.300202</text:p>
          </table:table-cell>
          <table:table-cell table:formula="of:=[.J56]/101325" office:value-type="float" office:value="58.8009869232667" calcext:value-type="float">
            <text:p>58.8009869232667</text:p>
          </table:table-cell>
        </table:table-row>
        <table:table-row table:style-name="ro1">
          <table:table-cell office:value-type="float" office:value="0.000268182" calcext:value-type="float">
            <text:p>0.000268182</text:p>
          </table:table-cell>
          <table:table-cell office:value-type="float" office:value="5247740" calcext:value-type="float">
            <text:p>5.25E+06</text:p>
          </table:table-cell>
          <table:table-cell table:formula="of:=[.A57]*1000" office:value-type="float" office:value="0.268182" calcext:value-type="float">
            <text:p>0.268182</text:p>
          </table:table-cell>
          <table:table-cell table:formula="of:=[.B57]/101325" office:value-type="float" office:value="51.7911670367629" calcext:value-type="float">
            <text:p>51.7911670367629</text:p>
          </table:table-cell>
          <table:table-cell office:value-type="float" office:value="0.000268182" calcext:value-type="float">
            <text:p>0.000268182</text:p>
          </table:table-cell>
          <table:table-cell office:value-type="float" office:value="6133150" calcext:value-type="float">
            <text:p>6.13E+06</text:p>
          </table:table-cell>
          <table:table-cell table:formula="of:=[.E57]*1000" office:value-type="float" office:value="0.268182" calcext:value-type="float">
            <text:p>0.268182</text:p>
          </table:table-cell>
          <table:table-cell table:formula="of:=[.F57]/101325" office:value-type="float" office:value="60.5294843325931" calcext:value-type="float">
            <text:p>60.5294843325931</text:p>
          </table:table-cell>
          <table:table-cell office:value-type="float" office:value="0.000304545" calcext:value-type="float">
            <text:p>0.000304545</text:p>
          </table:table-cell>
          <table:table-cell office:value-type="float" office:value="5906690" calcext:value-type="float">
            <text:p>5.91E+06</text:p>
          </table:table-cell>
          <table:table-cell table:formula="of:=[.I57]*1000" office:value-type="float" office:value="0.304545" calcext:value-type="float">
            <text:p>0.304545</text:p>
          </table:table-cell>
          <table:table-cell table:formula="of:=[.J57]/101325" office:value-type="float" office:value="58.2944979027881" calcext:value-type="float">
            <text:p>58.2944979027881</text:p>
          </table:table-cell>
        </table:table-row>
        <table:table-row table:style-name="ro1">
          <table:table-cell office:value-type="float" office:value="0.000272222" calcext:value-type="float">
            <text:p>0.000272222</text:p>
          </table:table-cell>
          <table:table-cell office:value-type="float" office:value="5215550" calcext:value-type="float">
            <text:p>5.22E+06</text:p>
          </table:table-cell>
          <table:table-cell table:formula="of:=[.A58]*1000" office:value-type="float" office:value="0.272222" calcext:value-type="float">
            <text:p>0.272222</text:p>
          </table:table-cell>
          <table:table-cell table:formula="of:=[.B58]/101325" office:value-type="float" office:value="51.473476437207" calcext:value-type="float">
            <text:p>51.473476437207</text:p>
          </table:table-cell>
          <table:table-cell office:value-type="float" office:value="0.000272222" calcext:value-type="float">
            <text:p>0.000272222</text:p>
          </table:table-cell>
          <table:table-cell office:value-type="float" office:value="6085360" calcext:value-type="float">
            <text:p>6.09E+06</text:p>
          </table:table-cell>
          <table:table-cell table:formula="of:=[.E58]*1000" office:value-type="float" office:value="0.272222" calcext:value-type="float">
            <text:p>0.272222</text:p>
          </table:table-cell>
          <table:table-cell table:formula="of:=[.F58]/101325" office:value-type="float" office:value="60.0578337034296" calcext:value-type="float">
            <text:p>60.0578337034296</text:p>
          </table:table-cell>
          <table:table-cell office:value-type="float" office:value="0.000308889" calcext:value-type="float">
            <text:p>0.000308889</text:p>
          </table:table-cell>
          <table:table-cell office:value-type="float" office:value="5855980" calcext:value-type="float">
            <text:p>5.86E+06</text:p>
          </table:table-cell>
          <table:table-cell table:formula="of:=[.I58]*1000" office:value-type="float" office:value="0.308889" calcext:value-type="float">
            <text:p>0.308889</text:p>
          </table:table-cell>
          <table:table-cell table:formula="of:=[.J58]/101325" office:value-type="float" office:value="57.7940291142364" calcext:value-type="float">
            <text:p>57.7940291142364</text:p>
          </table:table-cell>
        </table:table-row>
        <table:table-row table:style-name="ro1">
          <table:table-cell office:value-type="float" office:value="0.000276263" calcext:value-type="float">
            <text:p>0.000276263</text:p>
          </table:table-cell>
          <table:table-cell office:value-type="float" office:value="5183120" calcext:value-type="float">
            <text:p>5.18E+06</text:p>
          </table:table-cell>
          <table:table-cell table:formula="of:=[.A59]*1000" office:value-type="float" office:value="0.276263" calcext:value-type="float">
            <text:p>0.276263</text:p>
          </table:table-cell>
          <table:table-cell table:formula="of:=[.B59]/101325" office:value-type="float" office:value="51.153417221811" calcext:value-type="float">
            <text:p>51.153417221811</text:p>
          </table:table-cell>
          <table:table-cell office:value-type="float" office:value="0.000276263" calcext:value-type="float">
            <text:p>0.000276263</text:p>
          </table:table-cell>
          <table:table-cell office:value-type="float" office:value="6037880" calcext:value-type="float">
            <text:p>6.04E+06</text:p>
          </table:table-cell>
          <table:table-cell table:formula="of:=[.E59]*1000" office:value-type="float" office:value="0.276263" calcext:value-type="float">
            <text:p>0.276263</text:p>
          </table:table-cell>
          <table:table-cell table:formula="of:=[.F59]/101325" office:value-type="float" office:value="59.5892425363928" calcext:value-type="float">
            <text:p>59.5892425363928</text:p>
          </table:table-cell>
          <table:table-cell office:value-type="float" office:value="0.000313232" calcext:value-type="float">
            <text:p>0.000313232</text:p>
          </table:table-cell>
          <table:table-cell office:value-type="float" office:value="5805890" calcext:value-type="float">
            <text:p>5.81E+06</text:p>
          </table:table-cell>
          <table:table-cell table:formula="of:=[.I59]*1000" office:value-type="float" office:value="0.313232" calcext:value-type="float">
            <text:p>0.313232</text:p>
          </table:table-cell>
          <table:table-cell table:formula="of:=[.J59]/101325" office:value-type="float" office:value="57.2996792499383" calcext:value-type="float">
            <text:p>57.2996792499383</text:p>
          </table:table-cell>
        </table:table-row>
        <table:table-row table:style-name="ro1">
          <table:table-cell office:value-type="float" office:value="0.000280303" calcext:value-type="float">
            <text:p>0.000280303</text:p>
          </table:table-cell>
          <table:table-cell office:value-type="float" office:value="5150530" calcext:value-type="float">
            <text:p>5.15E+06</text:p>
          </table:table-cell>
          <table:table-cell table:formula="of:=[.A60]*1000" office:value-type="float" office:value="0.280303" calcext:value-type="float">
            <text:p>0.280303</text:p>
          </table:table-cell>
          <table:table-cell table:formula="of:=[.B60]/101325" office:value-type="float" office:value="50.8317789291883" calcext:value-type="float">
            <text:p>50.8317789291883</text:p>
          </table:table-cell>
          <table:table-cell office:value-type="float" office:value="0.000280303" calcext:value-type="float">
            <text:p>0.000280303</text:p>
          </table:table-cell>
          <table:table-cell office:value-type="float" office:value="5990740" calcext:value-type="float">
            <text:p>5.99E+06</text:p>
          </table:table-cell>
          <table:table-cell table:formula="of:=[.E60]*1000" office:value-type="float" office:value="0.280303" calcext:value-type="float">
            <text:p>0.280303</text:p>
          </table:table-cell>
          <table:table-cell table:formula="of:=[.F60]/101325" office:value-type="float" office:value="59.1240069084629" calcext:value-type="float">
            <text:p>59.1240069084629</text:p>
          </table:table-cell>
          <table:table-cell office:value-type="float" office:value="0.000317576" calcext:value-type="float">
            <text:p>0.000317576</text:p>
          </table:table-cell>
          <table:table-cell office:value-type="float" office:value="5756420" calcext:value-type="float">
            <text:p>5.76E+06</text:p>
          </table:table-cell>
          <table:table-cell table:formula="of:=[.I60]*1000" office:value-type="float" office:value="0.317576" calcext:value-type="float">
            <text:p>0.317576</text:p>
          </table:table-cell>
          <table:table-cell table:formula="of:=[.J60]/101325" office:value-type="float" office:value="56.8114483098939" calcext:value-type="float">
            <text:p>56.8114483098939</text:p>
          </table:table-cell>
        </table:table-row>
        <table:table-row table:style-name="ro1">
          <table:table-cell office:value-type="float" office:value="0.000284343" calcext:value-type="float">
            <text:p>0.000284343</text:p>
          </table:table-cell>
          <table:table-cell office:value-type="float" office:value="5117810" calcext:value-type="float">
            <text:p>5.12E+06</text:p>
          </table:table-cell>
          <table:table-cell table:formula="of:=[.A61]*1000" office:value-type="float" office:value="0.284343" calcext:value-type="float">
            <text:p>0.284343</text:p>
          </table:table-cell>
          <table:table-cell table:formula="of:=[.B61]/101325" office:value-type="float" office:value="50.5088576363188" calcext:value-type="float">
            <text:p>50.5088576363188</text:p>
          </table:table-cell>
          <table:table-cell office:value-type="float" office:value="0.000284343" calcext:value-type="float">
            <text:p>0.000284343</text:p>
          </table:table-cell>
          <table:table-cell office:value-type="float" office:value="5943970" calcext:value-type="float">
            <text:p>5.94E+06</text:p>
          </table:table-cell>
          <table:table-cell table:formula="of:=[.E61]*1000" office:value-type="float" office:value="0.284343" calcext:value-type="float">
            <text:p>0.284343</text:p>
          </table:table-cell>
          <table:table-cell table:formula="of:=[.F61]/101325" office:value-type="float" office:value="58.6624228966198" calcext:value-type="float">
            <text:p>58.6624228966198</text:p>
          </table:table-cell>
          <table:table-cell office:value-type="float" office:value="0.000321919" calcext:value-type="float">
            <text:p>0.000321919</text:p>
          </table:table-cell>
          <table:table-cell office:value-type="float" office:value="5707570" calcext:value-type="float">
            <text:p>5.71E+06</text:p>
          </table:table-cell>
          <table:table-cell table:formula="of:=[.I61]*1000" office:value-type="float" office:value="0.321919" calcext:value-type="float">
            <text:p>0.321919</text:p>
          </table:table-cell>
          <table:table-cell table:formula="of:=[.J61]/101325" office:value-type="float" office:value="56.3293362941031" calcext:value-type="float">
            <text:p>56.3293362941031</text:p>
          </table:table-cell>
        </table:table-row>
        <table:table-row table:style-name="ro1">
          <table:table-cell office:value-type="float" office:value="0.000288384" calcext:value-type="float">
            <text:p>0.000288384</text:p>
          </table:table-cell>
          <table:table-cell office:value-type="float" office:value="5085010" calcext:value-type="float">
            <text:p>5.09E+06</text:p>
          </table:table-cell>
          <table:table-cell table:formula="of:=[.A62]*1000" office:value-type="float" office:value="0.288384" calcext:value-type="float">
            <text:p>0.288384</text:p>
          </table:table-cell>
          <table:table-cell table:formula="of:=[.B62]/101325" office:value-type="float" office:value="50.1851468048359" calcext:value-type="float">
            <text:p>50.1851468048359</text:p>
          </table:table-cell>
          <table:table-cell office:value-type="float" office:value="0.000288384" calcext:value-type="float">
            <text:p>0.000288384</text:p>
          </table:table-cell>
          <table:table-cell office:value-type="float" office:value="5897570" calcext:value-type="float">
            <text:p>5.90E+06</text:p>
          </table:table-cell>
          <table:table-cell table:formula="of:=[.E62]*1000" office:value-type="float" office:value="0.288384" calcext:value-type="float">
            <text:p>0.288384</text:p>
          </table:table-cell>
          <table:table-cell table:formula="of:=[.F62]/101325" office:value-type="float" office:value="58.2044905008636" calcext:value-type="float">
            <text:p>58.2044905008636</text:p>
          </table:table-cell>
          <table:table-cell office:value-type="float" office:value="0.000326263" calcext:value-type="float">
            <text:p>0.000326263</text:p>
          </table:table-cell>
          <table:table-cell office:value-type="float" office:value="5659350" calcext:value-type="float">
            <text:p>5.66E+06</text:p>
          </table:table-cell>
          <table:table-cell table:formula="of:=[.I62]*1000" office:value-type="float" office:value="0.326263" calcext:value-type="float">
            <text:p>0.326263</text:p>
          </table:table-cell>
          <table:table-cell table:formula="of:=[.J62]/101325" office:value-type="float" office:value="55.8534418948927" calcext:value-type="float">
            <text:p>55.8534418948927</text:p>
          </table:table-cell>
        </table:table-row>
        <table:table-row table:style-name="ro1">
          <table:table-cell office:value-type="float" office:value="0.000292424" calcext:value-type="float">
            <text:p>0.000292424</text:p>
          </table:table-cell>
          <table:table-cell office:value-type="float" office:value="5052170" calcext:value-type="float">
            <text:p>5.05E+06</text:p>
          </table:table-cell>
          <table:table-cell table:formula="of:=[.A63]*1000" office:value-type="float" office:value="0.292424" calcext:value-type="float">
            <text:p>0.292424</text:p>
          </table:table-cell>
          <table:table-cell table:formula="of:=[.B63]/101325" office:value-type="float" office:value="49.8610412040464" calcext:value-type="float">
            <text:p>49.8610412040464</text:p>
          </table:table-cell>
          <table:table-cell office:value-type="float" office:value="0.000292424" calcext:value-type="float">
            <text:p>0.000292424</text:p>
          </table:table-cell>
          <table:table-cell office:value-type="float" office:value="5851580" calcext:value-type="float">
            <text:p>5.85E+06</text:p>
          </table:table-cell>
          <table:table-cell table:formula="of:=[.E63]*1000" office:value-type="float" office:value="0.292424" calcext:value-type="float">
            <text:p>0.292424</text:p>
          </table:table-cell>
          <table:table-cell table:formula="of:=[.F63]/101325" office:value-type="float" office:value="57.7506044905009" calcext:value-type="float">
            <text:p>57.7506044905009</text:p>
          </table:table-cell>
          <table:table-cell office:value-type="float" office:value="0.000330606" calcext:value-type="float">
            <text:p>0.000330606</text:p>
          </table:table-cell>
          <table:table-cell office:value-type="float" office:value="5611740" calcext:value-type="float">
            <text:p>5.61E+06</text:p>
          </table:table-cell>
          <table:table-cell table:formula="of:=[.I63]*1000" office:value-type="float" office:value="0.330606" calcext:value-type="float">
            <text:p>0.330606</text:p>
          </table:table-cell>
          <table:table-cell table:formula="of:=[.J63]/101325" office:value-type="float" office:value="55.3835677276092" calcext:value-type="float">
            <text:p>55.3835677276092</text:p>
          </table:table-cell>
        </table:table-row>
        <table:table-row table:style-name="ro1">
          <table:table-cell office:value-type="float" office:value="0.000296465" calcext:value-type="float">
            <text:p>0.000296465</text:p>
          </table:table-cell>
          <table:table-cell office:value-type="float" office:value="5019310" calcext:value-type="float">
            <text:p>5.02E+06</text:p>
          </table:table-cell>
          <table:table-cell table:formula="of:=[.A64]*1000" office:value-type="float" office:value="0.296465" calcext:value-type="float">
            <text:p>0.296465</text:p>
          </table:table-cell>
          <table:table-cell table:formula="of:=[.B64]/101325" office:value-type="float" office:value="49.5367382186035" calcext:value-type="float">
            <text:p>49.5367382186035</text:p>
          </table:table-cell>
          <table:table-cell office:value-type="float" office:value="0.000296465" calcext:value-type="float">
            <text:p>0.000296465</text:p>
          </table:table-cell>
          <table:table-cell office:value-type="float" office:value="5805990" calcext:value-type="float">
            <text:p>5.81E+06</text:p>
          </table:table-cell>
          <table:table-cell table:formula="of:=[.E64]*1000" office:value-type="float" office:value="0.296465" calcext:value-type="float">
            <text:p>0.296465</text:p>
          </table:table-cell>
          <table:table-cell table:formula="of:=[.F64]/101325" office:value-type="float" office:value="57.300666173205" calcext:value-type="float">
            <text:p>57.300666173205</text:p>
          </table:table-cell>
          <table:table-cell office:value-type="float" office:value="0.000334949" calcext:value-type="float">
            <text:p>0.000334949</text:p>
          </table:table-cell>
          <table:table-cell office:value-type="float" office:value="5564750" calcext:value-type="float">
            <text:p>5.56E+06</text:p>
          </table:table-cell>
          <table:table-cell table:formula="of:=[.I64]*1000" office:value-type="float" office:value="0.334949" calcext:value-type="float">
            <text:p>0.334949</text:p>
          </table:table-cell>
          <table:table-cell table:formula="of:=[.J64]/101325" office:value-type="float" office:value="54.9198124845793" calcext:value-type="float">
            <text:p>54.9198124845793</text:p>
          </table:table-cell>
        </table:table-row>
        <table:table-row table:style-name="ro1">
          <table:table-cell office:value-type="float" office:value="0.000300505" calcext:value-type="float">
            <text:p>0.000300505</text:p>
          </table:table-cell>
          <table:table-cell office:value-type="float" office:value="4986480" calcext:value-type="float">
            <text:p>4.99E+06</text:p>
          </table:table-cell>
          <table:table-cell table:formula="of:=[.A65]*1000" office:value-type="float" office:value="0.300505" calcext:value-type="float">
            <text:p>0.300505</text:p>
          </table:table-cell>
          <table:table-cell table:formula="of:=[.B65]/101325" office:value-type="float" office:value="49.2127313101406" calcext:value-type="float">
            <text:p>49.2127313101406</text:p>
          </table:table-cell>
          <table:table-cell office:value-type="float" office:value="0.000300505" calcext:value-type="float">
            <text:p>0.000300505</text:p>
          </table:table-cell>
          <table:table-cell office:value-type="float" office:value="5760820" calcext:value-type="float">
            <text:p>5.76E+06</text:p>
          </table:table-cell>
          <table:table-cell table:formula="of:=[.E65]*1000" office:value-type="float" office:value="0.300505" calcext:value-type="float">
            <text:p>0.300505</text:p>
          </table:table-cell>
          <table:table-cell table:formula="of:=[.F65]/101325" office:value-type="float" office:value="56.8548729336294" calcext:value-type="float">
            <text:p>56.8548729336294</text:p>
          </table:table-cell>
          <table:table-cell office:value-type="float" office:value="0.000339293" calcext:value-type="float">
            <text:p>0.000339293</text:p>
          </table:table-cell>
          <table:table-cell office:value-type="float" office:value="5518370" calcext:value-type="float">
            <text:p>5.52E+06</text:p>
          </table:table-cell>
          <table:table-cell table:formula="of:=[.I65]*1000" office:value-type="float" office:value="0.339293" calcext:value-type="float">
            <text:p>0.339293</text:p>
          </table:table-cell>
          <table:table-cell table:formula="of:=[.J65]/101325" office:value-type="float" office:value="54.4620774734764" calcext:value-type="float">
            <text:p>54.4620774734764</text:p>
          </table:table-cell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4953700" calcext:value-type="float">
            <text:p>4.95E+06</text:p>
          </table:table-cell>
          <table:table-cell table:formula="of:=[.A66]*1000" office:value-type="float" office:value="0.304545" calcext:value-type="float">
            <text:p>0.304545</text:p>
          </table:table-cell>
          <table:table-cell table:formula="of:=[.B66]/101325" office:value-type="float" office:value="48.8892178633111" calcext:value-type="float">
            <text:p>48.8892178633111</text:p>
          </table:table-cell>
          <table:table-cell office:value-type="float" office:value="0.000304545" calcext:value-type="float">
            <text:p>0.000304545</text:p>
          </table:table-cell>
          <table:table-cell office:value-type="float" office:value="5716090" calcext:value-type="float">
            <text:p>5.72E+06</text:p>
          </table:table-cell>
          <table:table-cell table:formula="of:=[.E66]*1000" office:value-type="float" office:value="0.304545" calcext:value-type="float">
            <text:p>0.304545</text:p>
          </table:table-cell>
          <table:table-cell table:formula="of:=[.F66]/101325" office:value-type="float" office:value="56.4134221564273" calcext:value-type="float">
            <text:p>56.4134221564273</text:p>
          </table:table-cell>
          <table:table-cell office:value-type="float" office:value="0.000343636" calcext:value-type="float">
            <text:p>0.000343636</text:p>
          </table:table-cell>
          <table:table-cell office:value-type="float" office:value="5472600" calcext:value-type="float">
            <text:p>5.47E+06</text:p>
          </table:table-cell>
          <table:table-cell table:formula="of:=[.I66]*1000" office:value-type="float" office:value="0.343636" calcext:value-type="float">
            <text:p>0.343636</text:p>
          </table:table-cell>
          <table:table-cell table:formula="of:=[.J66]/101325" office:value-type="float" office:value="54.0103626943005" calcext:value-type="float">
            <text:p>54.0103626943005</text:p>
          </table:table-cell>
        </table:table-row>
        <table:table-row table:style-name="ro1">
          <table:table-cell office:value-type="float" office:value="0.000308586" calcext:value-type="float">
            <text:p>0.000308586</text:p>
          </table:table-cell>
          <table:table-cell office:value-type="float" office:value="4921000" calcext:value-type="float">
            <text:p>4.92E+06</text:p>
          </table:table-cell>
          <table:table-cell table:formula="of:=[.A67]*1000" office:value-type="float" office:value="0.308586" calcext:value-type="float">
            <text:p>0.308586</text:p>
          </table:table-cell>
          <table:table-cell table:formula="of:=[.B67]/101325" office:value-type="float" office:value="48.566493955095" calcext:value-type="float">
            <text:p>48.566493955095</text:p>
          </table:table-cell>
          <table:table-cell office:value-type="float" office:value="0.000308586" calcext:value-type="float">
            <text:p>0.000308586</text:p>
          </table:table-cell>
          <table:table-cell office:value-type="float" office:value="5671800" calcext:value-type="float">
            <text:p>5.67E+06</text:p>
          </table:table-cell>
          <table:table-cell table:formula="of:=[.E67]*1000" office:value-type="float" office:value="0.308586" calcext:value-type="float">
            <text:p>0.308586</text:p>
          </table:table-cell>
          <table:table-cell table:formula="of:=[.F67]/101325" office:value-type="float" office:value="55.9763138415988" calcext:value-type="float">
            <text:p>55.9763138415988</text:p>
          </table:table-cell>
          <table:table-cell office:value-type="float" office:value="0.00034798" calcext:value-type="float">
            <text:p>0.00034798</text:p>
          </table:table-cell>
          <table:table-cell office:value-type="float" office:value="5427440" calcext:value-type="float">
            <text:p>5.43E+06</text:p>
          </table:table-cell>
          <table:table-cell table:formula="of:=[.I67]*1000" office:value-type="float" office:value="0.34798" calcext:value-type="float">
            <text:p>0.34798</text:p>
          </table:table-cell>
          <table:table-cell table:formula="of:=[.J67]/101325" office:value-type="float" office:value="53.5646681470516" calcext:value-type="float">
            <text:p>53.5646681470516</text:p>
          </table:table-cell>
        </table:table-row>
        <table:table-row table:style-name="ro1">
          <table:table-cell office:value-type="float" office:value="0.000312626" calcext:value-type="float">
            <text:p>0.000312626</text:p>
          </table:table-cell>
          <table:table-cell office:value-type="float" office:value="4888400" calcext:value-type="float">
            <text:p>4.89E+06</text:p>
          </table:table-cell>
          <table:table-cell table:formula="of:=[.A68]*1000" office:value-type="float" office:value="0.312626" calcext:value-type="float">
            <text:p>0.312626</text:p>
          </table:table-cell>
          <table:table-cell table:formula="of:=[.B68]/101325" office:value-type="float" office:value="48.2447569701456" calcext:value-type="float">
            <text:p>48.2447569701456</text:p>
          </table:table-cell>
          <table:table-cell office:value-type="float" office:value="0.000312626" calcext:value-type="float">
            <text:p>0.000312626</text:p>
          </table:table-cell>
          <table:table-cell office:value-type="float" office:value="5627950" calcext:value-type="float">
            <text:p>5.63E+06</text:p>
          </table:table-cell>
          <table:table-cell table:formula="of:=[.E68]*1000" office:value-type="float" office:value="0.312626" calcext:value-type="float">
            <text:p>0.312626</text:p>
          </table:table-cell>
          <table:table-cell table:formula="of:=[.F68]/101325" office:value-type="float" office:value="55.5435479891438" calcext:value-type="float">
            <text:p>55.5435479891438</text:p>
          </table:table-cell>
          <table:table-cell office:value-type="float" office:value="0.000352323" calcext:value-type="float">
            <text:p>0.000352323</text:p>
          </table:table-cell>
          <table:table-cell office:value-type="float" office:value="5382880" calcext:value-type="float">
            <text:p>5.38E+06</text:p>
          </table:table-cell>
          <table:table-cell table:formula="of:=[.I68]*1000" office:value-type="float" office:value="0.352323" calcext:value-type="float">
            <text:p>0.352323</text:p>
          </table:table-cell>
          <table:table-cell table:formula="of:=[.J68]/101325" office:value-type="float" office:value="53.1248951394029" calcext:value-type="float">
            <text:p>53.1248951394029</text:p>
          </table:table-cell>
        </table:table-row>
        <table:table-row table:style-name="ro1">
          <table:table-cell office:value-type="float" office:value="0.000316667" calcext:value-type="float">
            <text:p>0.000316667</text:p>
          </table:table-cell>
          <table:table-cell office:value-type="float" office:value="4855920" calcext:value-type="float">
            <text:p>4.86E+06</text:p>
          </table:table-cell>
          <table:table-cell table:formula="of:=[.A69]*1000" office:value-type="float" office:value="0.316667" calcext:value-type="float">
            <text:p>0.316667</text:p>
          </table:table-cell>
          <table:table-cell table:formula="of:=[.B69]/101325" office:value-type="float" office:value="47.9242042931162" calcext:value-type="float">
            <text:p>47.9242042931162</text:p>
          </table:table-cell>
          <table:table-cell office:value-type="float" office:value="0.000316667" calcext:value-type="float">
            <text:p>0.000316667</text:p>
          </table:table-cell>
          <table:table-cell office:value-type="float" office:value="5584560" calcext:value-type="float">
            <text:p>5.58E+06</text:p>
          </table:table-cell>
          <table:table-cell table:formula="of:=[.E69]*1000" office:value-type="float" office:value="0.316667" calcext:value-type="float">
            <text:p>0.316667</text:p>
          </table:table-cell>
          <table:table-cell table:formula="of:=[.F69]/101325" office:value-type="float" office:value="55.1153219837158" calcext:value-type="float">
            <text:p>55.1153219837158</text:p>
          </table:table-cell>
          <table:table-cell office:value-type="float" office:value="0.000356667" calcext:value-type="float">
            <text:p>0.000356667</text:p>
          </table:table-cell>
          <table:table-cell office:value-type="float" office:value="5338910" calcext:value-type="float">
            <text:p>5.34E+06</text:p>
          </table:table-cell>
          <table:table-cell table:formula="of:=[.I69]*1000" office:value-type="float" office:value="0.356667" calcext:value-type="float">
            <text:p>0.356667</text:p>
          </table:table-cell>
          <table:table-cell table:formula="of:=[.J69]/101325" office:value-type="float" office:value="52.6909449790279" calcext:value-type="float">
            <text:p>52.6909449790279</text:p>
          </table:table-cell>
        </table:table-row>
        <table:table-row table:style-name="ro1">
          <table:table-cell office:value-type="float" office:value="0.000320707" calcext:value-type="float">
            <text:p>0.000320707</text:p>
          </table:table-cell>
          <table:table-cell office:value-type="float" office:value="4823580" calcext:value-type="float">
            <text:p>4.82E+06</text:p>
          </table:table-cell>
          <table:table-cell table:formula="of:=[.A70]*1000" office:value-type="float" office:value="0.320707" calcext:value-type="float">
            <text:p>0.320707</text:p>
          </table:table-cell>
          <table:table-cell table:formula="of:=[.B70]/101325" office:value-type="float" office:value="47.6050333086603" calcext:value-type="float">
            <text:p>47.6050333086603</text:p>
          </table:table-cell>
          <table:table-cell office:value-type="float" office:value="0.000320707" calcext:value-type="float">
            <text:p>0.000320707</text:p>
          </table:table-cell>
          <table:table-cell office:value-type="float" office:value="5541630" calcext:value-type="float">
            <text:p>5.54E+06</text:p>
          </table:table-cell>
          <table:table-cell table:formula="of:=[.E70]*1000" office:value-type="float" office:value="0.320707" calcext:value-type="float">
            <text:p>0.320707</text:p>
          </table:table-cell>
          <table:table-cell table:formula="of:=[.F70]/101325" office:value-type="float" office:value="54.6916358253146" calcext:value-type="float">
            <text:p>54.6916358253146</text:p>
          </table:table-cell>
          <table:table-cell office:value-type="float" office:value="0.00036101" calcext:value-type="float">
            <text:p>0.00036101</text:p>
          </table:table-cell>
          <table:table-cell office:value-type="float" office:value="5295530" calcext:value-type="float">
            <text:p>5.30E+06</text:p>
          </table:table-cell>
          <table:table-cell table:formula="of:=[.I70]*1000" office:value-type="float" office:value="0.36101" calcext:value-type="float">
            <text:p>0.36101</text:p>
          </table:table-cell>
          <table:table-cell table:formula="of:=[.J70]/101325" office:value-type="float" office:value="52.2628176659265" calcext:value-type="float">
            <text:p>52.2628176659265</text:p>
          </table:table-cell>
        </table:table-row>
        <table:table-row table:style-name="ro1">
          <table:table-cell office:value-type="float" office:value="0.000324747" calcext:value-type="float">
            <text:p>0.000324747</text:p>
          </table:table-cell>
          <table:table-cell office:value-type="float" office:value="4791400" calcext:value-type="float">
            <text:p>4.79E+06</text:p>
          </table:table-cell>
          <table:table-cell table:formula="of:=[.A71]*1000" office:value-type="float" office:value="0.324747" calcext:value-type="float">
            <text:p>0.324747</text:p>
          </table:table-cell>
          <table:table-cell table:formula="of:=[.B71]/101325" office:value-type="float" office:value="47.287441401431" calcext:value-type="float">
            <text:p>47.287441401431</text:p>
          </table:table-cell>
          <table:table-cell office:value-type="float" office:value="0.000324747" calcext:value-type="float">
            <text:p>0.000324747</text:p>
          </table:table-cell>
          <table:table-cell office:value-type="float" office:value="5499160" calcext:value-type="float">
            <text:p>5.50E+06</text:p>
          </table:table-cell>
          <table:table-cell table:formula="of:=[.E71]*1000" office:value-type="float" office:value="0.324747" calcext:value-type="float">
            <text:p>0.324747</text:p>
          </table:table-cell>
          <table:table-cell table:formula="of:=[.F71]/101325" office:value-type="float" office:value="54.2724895139403" calcext:value-type="float">
            <text:p>54.2724895139403</text:p>
          </table:table-cell>
          <table:table-cell office:value-type="float" office:value="0.000365354" calcext:value-type="float">
            <text:p>0.000365354</text:p>
          </table:table-cell>
          <table:table-cell office:value-type="float" office:value="5252740" calcext:value-type="float">
            <text:p>5.25E+06</text:p>
          </table:table-cell>
          <table:table-cell table:formula="of:=[.I71]*1000" office:value-type="float" office:value="0.365354" calcext:value-type="float">
            <text:p>0.365354</text:p>
          </table:table-cell>
          <table:table-cell table:formula="of:=[.J71]/101325" office:value-type="float" office:value="51.8405132000987" calcext:value-type="float">
            <text:p>51.8405132000987</text:p>
          </table:table-cell>
        </table:table-row>
        <table:table-row table:style-name="ro1">
          <table:table-cell office:value-type="float" office:value="0.000328788" calcext:value-type="float">
            <text:p>0.000328788</text:p>
          </table:table-cell>
          <table:table-cell office:value-type="float" office:value="4759400" calcext:value-type="float">
            <text:p>4.76E+06</text:p>
          </table:table-cell>
          <table:table-cell table:formula="of:=[.A72]*1000" office:value-type="float" office:value="0.328788" calcext:value-type="float">
            <text:p>0.328788</text:p>
          </table:table-cell>
          <table:table-cell table:formula="of:=[.B72]/101325" office:value-type="float" office:value="46.9716259560819" calcext:value-type="float">
            <text:p>46.9716259560819</text:p>
          </table:table-cell>
          <table:table-cell office:value-type="float" office:value="0.000328788" calcext:value-type="float">
            <text:p>0.000328788</text:p>
          </table:table-cell>
          <table:table-cell office:value-type="float" office:value="5457150" calcext:value-type="float">
            <text:p>5.46E+06</text:p>
          </table:table-cell>
          <table:table-cell table:formula="of:=[.E72]*1000" office:value-type="float" office:value="0.328788" calcext:value-type="float">
            <text:p>0.328788</text:p>
          </table:table-cell>
          <table:table-cell table:formula="of:=[.F72]/101325" office:value-type="float" office:value="53.8578830495929" calcext:value-type="float">
            <text:p>53.8578830495929</text:p>
          </table:table-cell>
          <table:table-cell office:value-type="float" office:value="0.000369697" calcext:value-type="float">
            <text:p>0.000369697</text:p>
          </table:table-cell>
          <table:table-cell office:value-type="float" office:value="5210520" calcext:value-type="float">
            <text:p>5.21E+06</text:p>
          </table:table-cell>
          <table:table-cell table:formula="of:=[.I72]*1000" office:value-type="float" office:value="0.369697" calcext:value-type="float">
            <text:p>0.369697</text:p>
          </table:table-cell>
          <table:table-cell table:formula="of:=[.J72]/101325" office:value-type="float" office:value="51.4238341968912" calcext:value-type="float">
            <text:p>51.4238341968912</text:p>
          </table:table-cell>
        </table:table-row>
        <table:table-row table:style-name="ro1">
          <table:table-cell office:value-type="float" office:value="0.000332828" calcext:value-type="float">
            <text:p>0.000332828</text:p>
          </table:table-cell>
          <table:table-cell office:value-type="float" office:value="4727570" calcext:value-type="float">
            <text:p>4.73E+06</text:p>
          </table:table-cell>
          <table:table-cell table:formula="of:=[.A73]*1000" office:value-type="float" office:value="0.332828" calcext:value-type="float">
            <text:p>0.332828</text:p>
          </table:table-cell>
          <table:table-cell table:formula="of:=[.B73]/101325" office:value-type="float" office:value="46.6574882802862" calcext:value-type="float">
            <text:p>46.6574882802862</text:p>
          </table:table-cell>
          <table:table-cell office:value-type="float" office:value="0.000332828" calcext:value-type="float">
            <text:p>0.000332828</text:p>
          </table:table-cell>
          <table:table-cell office:value-type="float" office:value="5415610" calcext:value-type="float">
            <text:p>5.42E+06</text:p>
          </table:table-cell>
          <table:table-cell table:formula="of:=[.E73]*1000" office:value-type="float" office:value="0.332828" calcext:value-type="float">
            <text:p>0.332828</text:p>
          </table:table-cell>
          <table:table-cell table:formula="of:=[.F73]/101325" office:value-type="float" office:value="53.4479151245991" calcext:value-type="float">
            <text:p>53.4479151245991</text:p>
          </table:table-cell>
          <table:table-cell office:value-type="float" office:value="0.00037404" calcext:value-type="float">
            <text:p>0.00037404</text:p>
          </table:table-cell>
          <table:table-cell office:value-type="float" office:value="5168870" calcext:value-type="float">
            <text:p>5.17E+06</text:p>
          </table:table-cell>
          <table:table-cell table:formula="of:=[.I73]*1000" office:value-type="float" office:value="0.37404" calcext:value-type="float">
            <text:p>0.37404</text:p>
          </table:table-cell>
          <table:table-cell table:formula="of:=[.J73]/101325" office:value-type="float" office:value="51.012780656304" calcext:value-type="float">
            <text:p>51.012780656304</text:p>
          </table:table-cell>
        </table:table-row>
        <table:table-row table:style-name="ro1">
          <table:table-cell office:value-type="float" office:value="0.000336869" calcext:value-type="float">
            <text:p>0.000336869</text:p>
          </table:table-cell>
          <table:table-cell office:value-type="float" office:value="4695950" calcext:value-type="float">
            <text:p>4.70E+06</text:p>
          </table:table-cell>
          <table:table-cell table:formula="of:=[.A74]*1000" office:value-type="float" office:value="0.336869" calcext:value-type="float">
            <text:p>0.336869</text:p>
          </table:table-cell>
          <table:table-cell table:formula="of:=[.B74]/101325" office:value-type="float" office:value="46.3454231433506" calcext:value-type="float">
            <text:p>46.3454231433506</text:p>
          </table:table-cell>
          <table:table-cell office:value-type="float" office:value="0.000336869" calcext:value-type="float">
            <text:p>0.000336869</text:p>
          </table:table-cell>
          <table:table-cell office:value-type="float" office:value="5374530" calcext:value-type="float">
            <text:p>5.37E+06</text:p>
          </table:table-cell>
          <table:table-cell table:formula="of:=[.E74]*1000" office:value-type="float" office:value="0.336869" calcext:value-type="float">
            <text:p>0.336869</text:p>
          </table:table-cell>
          <table:table-cell table:formula="of:=[.F74]/101325" office:value-type="float" office:value="53.0424870466321" calcext:value-type="float">
            <text:p>53.0424870466321</text:p>
          </table:table-cell>
          <table:table-cell office:value-type="float" office:value="0.000378384" calcext:value-type="float">
            <text:p>0.000378384</text:p>
          </table:table-cell>
          <table:table-cell office:value-type="float" office:value="5127780" calcext:value-type="float">
            <text:p>5.13E+06</text:p>
          </table:table-cell>
          <table:table-cell table:formula="of:=[.I74]*1000" office:value-type="float" office:value="0.378384" calcext:value-type="float">
            <text:p>0.378384</text:p>
          </table:table-cell>
          <table:table-cell table:formula="of:=[.J74]/101325" office:value-type="float" office:value="50.6072538860104" calcext:value-type="float">
            <text:p>50.6072538860104</text:p>
          </table:table-cell>
        </table:table-row>
        <table:table-row table:style-name="ro1">
          <table:table-cell office:value-type="float" office:value="0.000340909" calcext:value-type="float">
            <text:p>0.000340909</text:p>
          </table:table-cell>
          <table:table-cell office:value-type="float" office:value="4664540" calcext:value-type="float">
            <text:p>4.66E+06</text:p>
          </table:table-cell>
          <table:table-cell table:formula="of:=[.A75]*1000" office:value-type="float" office:value="0.340909" calcext:value-type="float">
            <text:p>0.340909</text:p>
          </table:table-cell>
          <table:table-cell table:formula="of:=[.B75]/101325" office:value-type="float" office:value="46.0354305452751" calcext:value-type="float">
            <text:p>46.0354305452751</text:p>
          </table:table-cell>
          <table:table-cell office:value-type="float" office:value="0.000340909" calcext:value-type="float">
            <text:p>0.000340909</text:p>
          </table:table-cell>
          <table:table-cell office:value-type="float" office:value="5333920" calcext:value-type="float">
            <text:p>5.33E+06</text:p>
          </table:table-cell>
          <table:table-cell table:formula="of:=[.E75]*1000" office:value-type="float" office:value="0.340909" calcext:value-type="float">
            <text:p>0.340909</text:p>
          </table:table-cell>
          <table:table-cell table:formula="of:=[.F75]/101325" office:value-type="float" office:value="52.6416975080188" calcext:value-type="float">
            <text:p>52.6416975080188</text:p>
          </table:table-cell>
          <table:table-cell office:value-type="float" office:value="0.000382727" calcext:value-type="float">
            <text:p>0.000382727</text:p>
          </table:table-cell>
          <table:table-cell office:value-type="float" office:value="5087250" calcext:value-type="float">
            <text:p>5.09E+06</text:p>
          </table:table-cell>
          <table:table-cell table:formula="of:=[.I75]*1000" office:value-type="float" office:value="0.382727" calcext:value-type="float">
            <text:p>0.382727</text:p>
          </table:table-cell>
          <table:table-cell table:formula="of:=[.J75]/101325" office:value-type="float" office:value="50.2072538860104" calcext:value-type="float">
            <text:p>50.2072538860104</text:p>
          </table:table-cell>
        </table:table-row>
        <table:table-row table:style-name="ro1">
          <table:table-cell office:value-type="float" office:value="0.000344949" calcext:value-type="float">
            <text:p>0.000344949</text:p>
          </table:table-cell>
          <table:table-cell office:value-type="float" office:value="4633340" calcext:value-type="float">
            <text:p>4.63E+06</text:p>
          </table:table-cell>
          <table:table-cell table:formula="of:=[.A76]*1000" office:value-type="float" office:value="0.344949" calcext:value-type="float">
            <text:p>0.344949</text:p>
          </table:table-cell>
          <table:table-cell table:formula="of:=[.B76]/101325" office:value-type="float" office:value="45.7275104860597" calcext:value-type="float">
            <text:p>45.7275104860597</text:p>
          </table:table-cell>
          <table:table-cell office:value-type="float" office:value="0.000344949" calcext:value-type="float">
            <text:p>0.000344949</text:p>
          </table:table-cell>
          <table:table-cell office:value-type="float" office:value="5293770" calcext:value-type="float">
            <text:p>5.29E+06</text:p>
          </table:table-cell>
          <table:table-cell table:formula="of:=[.E76]*1000" office:value-type="float" office:value="0.344949" calcext:value-type="float">
            <text:p>0.344949</text:p>
          </table:table-cell>
          <table:table-cell table:formula="of:=[.F76]/101325" office:value-type="float" office:value="52.2454478164323" calcext:value-type="float">
            <text:p>52.2454478164323</text:p>
          </table:table-cell>
          <table:table-cell office:value-type="float" office:value="0.000387071" calcext:value-type="float">
            <text:p>0.000387071</text:p>
          </table:table-cell>
          <table:table-cell office:value-type="float" office:value="5047270" calcext:value-type="float">
            <text:p>5.05E+06</text:p>
          </table:table-cell>
          <table:table-cell table:formula="of:=[.I76]*1000" office:value-type="float" office:value="0.387071" calcext:value-type="float">
            <text:p>0.387071</text:p>
          </table:table-cell>
          <table:table-cell table:formula="of:=[.J76]/101325" office:value-type="float" office:value="49.8126819639773" calcext:value-type="float">
            <text:p>49.8126819639773</text:p>
          </table:table-cell>
        </table:table-row>
        <table:table-row table:style-name="ro1">
          <table:table-cell office:value-type="float" office:value="0.00034899" calcext:value-type="float">
            <text:p>0.00034899</text:p>
          </table:table-cell>
          <table:table-cell office:value-type="float" office:value="4602380" calcext:value-type="float">
            <text:p>4.60E+06</text:p>
          </table:table-cell>
          <table:table-cell table:formula="of:=[.A77]*1000" office:value-type="float" office:value="0.34899" calcext:value-type="float">
            <text:p>0.34899</text:p>
          </table:table-cell>
          <table:table-cell table:formula="of:=[.B77]/101325" office:value-type="float" office:value="45.4219590426844" calcext:value-type="float">
            <text:p>45.4219590426844</text:p>
          </table:table-cell>
          <table:table-cell office:value-type="float" office:value="0.00034899" calcext:value-type="float">
            <text:p>0.00034899</text:p>
          </table:table-cell>
          <table:table-cell office:value-type="float" office:value="5254090" calcext:value-type="float">
            <text:p>5.25E+06</text:p>
          </table:table-cell>
          <table:table-cell table:formula="of:=[.E77]*1000" office:value-type="float" office:value="0.34899" calcext:value-type="float">
            <text:p>0.34899</text:p>
          </table:table-cell>
          <table:table-cell table:formula="of:=[.F77]/101325" office:value-type="float" office:value="51.8538366641994" calcext:value-type="float">
            <text:p>51.8538366641994</text:p>
          </table:table-cell>
          <table:table-cell office:value-type="float" office:value="0.000391414" calcext:value-type="float">
            <text:p>0.000391414</text:p>
          </table:table-cell>
          <table:table-cell office:value-type="float" office:value="5007820" calcext:value-type="float">
            <text:p>5.01E+06</text:p>
          </table:table-cell>
          <table:table-cell table:formula="of:=[.I77]*1000" office:value-type="float" office:value="0.391414" calcext:value-type="float">
            <text:p>0.391414</text:p>
          </table:table-cell>
          <table:table-cell table:formula="of:=[.J77]/101325" office:value-type="float" office:value="49.4233407352578" calcext:value-type="float">
            <text:p>49.4233407352578</text:p>
          </table:table-cell>
        </table:table-row>
        <table:table-row table:style-name="ro1">
          <table:table-cell office:value-type="float" office:value="0.00035303" calcext:value-type="float">
            <text:p>0.00035303</text:p>
          </table:table-cell>
          <table:table-cell office:value-type="float" office:value="4571640" calcext:value-type="float">
            <text:p>4.57E+06</text:p>
          </table:table-cell>
          <table:table-cell table:formula="of:=[.A78]*1000" office:value-type="float" office:value="0.35303" calcext:value-type="float">
            <text:p>0.35303</text:p>
          </table:table-cell>
          <table:table-cell table:formula="of:=[.B78]/101325" office:value-type="float" office:value="45.1185788304959" calcext:value-type="float">
            <text:p>45.1185788304959</text:p>
          </table:table-cell>
          <table:table-cell office:value-type="float" office:value="0.00035303" calcext:value-type="float">
            <text:p>0.00035303</text:p>
          </table:table-cell>
          <table:table-cell office:value-type="float" office:value="5214870" calcext:value-type="float">
            <text:p>5.21E+06</text:p>
          </table:table-cell>
          <table:table-cell table:formula="of:=[.E78]*1000" office:value-type="float" office:value="0.35303" calcext:value-type="float">
            <text:p>0.35303</text:p>
          </table:table-cell>
          <table:table-cell table:formula="of:=[.F78]/101325" office:value-type="float" office:value="51.4667653589933" calcext:value-type="float">
            <text:p>51.4667653589933</text:p>
          </table:table-cell>
          <table:table-cell office:value-type="float" office:value="0.000395758" calcext:value-type="float">
            <text:p>0.000395758</text:p>
          </table:table-cell>
          <table:table-cell office:value-type="float" office:value="4968910" calcext:value-type="float">
            <text:p>4.97E+06</text:p>
          </table:table-cell>
          <table:table-cell table:formula="of:=[.I78]*1000" office:value-type="float" office:value="0.395758" calcext:value-type="float">
            <text:p>0.395758</text:p>
          </table:table-cell>
          <table:table-cell table:formula="of:=[.J78]/101325" office:value-type="float" office:value="49.0393288921786" calcext:value-type="float">
            <text:p>49.0393288921786</text:p>
          </table:table-cell>
        </table:table-row>
        <table:table-row table:style-name="ro1">
          <table:table-cell office:value-type="float" office:value="0.000357071" calcext:value-type="float">
            <text:p>0.000357071</text:p>
          </table:table-cell>
          <table:table-cell office:value-type="float" office:value="4541150" calcext:value-type="float">
            <text:p>4.54E+06</text:p>
          </table:table-cell>
          <table:table-cell table:formula="of:=[.A79]*1000" office:value-type="float" office:value="0.357071" calcext:value-type="float">
            <text:p>0.357071</text:p>
          </table:table-cell>
          <table:table-cell table:formula="of:=[.B79]/101325" office:value-type="float" office:value="44.8176659264742" calcext:value-type="float">
            <text:p>44.8176659264742</text:p>
          </table:table-cell>
          <table:table-cell office:value-type="float" office:value="0.000357071" calcext:value-type="float">
            <text:p>0.000357071</text:p>
          </table:table-cell>
          <table:table-cell office:value-type="float" office:value="5176110" calcext:value-type="float">
            <text:p>5.18E+06</text:p>
          </table:table-cell>
          <table:table-cell table:formula="of:=[.E79]*1000" office:value-type="float" office:value="0.357071" calcext:value-type="float">
            <text:p>0.357071</text:p>
          </table:table-cell>
          <table:table-cell table:formula="of:=[.F79]/101325" office:value-type="float" office:value="51.0842339008142" calcext:value-type="float">
            <text:p>51.0842339008142</text:p>
          </table:table-cell>
          <table:table-cell office:value-type="float" office:value="0.000400101" calcext:value-type="float">
            <text:p>0.000400101</text:p>
          </table:table-cell>
          <table:table-cell office:value-type="float" office:value="4930530" calcext:value-type="float">
            <text:p>4.93E+06</text:p>
          </table:table-cell>
          <table:table-cell table:formula="of:=[.I79]*1000" office:value-type="float" office:value="0.400101" calcext:value-type="float">
            <text:p>0.400101</text:p>
          </table:table-cell>
          <table:table-cell table:formula="of:=[.J79]/101325" office:value-type="float" office:value="48.660547742413" calcext:value-type="float">
            <text:p>48.660547742413</text:p>
          </table:table-cell>
        </table:table-row>
        <table:table-row table:style-name="ro1">
          <table:table-cell office:value-type="float" office:value="0.000361111" calcext:value-type="float">
            <text:p>0.000361111</text:p>
          </table:table-cell>
          <table:table-cell office:value-type="float" office:value="4510910" calcext:value-type="float">
            <text:p>4.51E+06</text:p>
          </table:table-cell>
          <table:table-cell table:formula="of:=[.A80]*1000" office:value-type="float" office:value="0.361111" calcext:value-type="float">
            <text:p>0.361111</text:p>
          </table:table-cell>
          <table:table-cell table:formula="of:=[.B80]/101325" office:value-type="float" office:value="44.5192203306193" calcext:value-type="float">
            <text:p>44.5192203306193</text:p>
          </table:table-cell>
          <table:table-cell office:value-type="float" office:value="0.000361111" calcext:value-type="float">
            <text:p>0.000361111</text:p>
          </table:table-cell>
          <table:table-cell office:value-type="float" office:value="5137800" calcext:value-type="float">
            <text:p>5.14E+06</text:p>
          </table:table-cell>
          <table:table-cell table:formula="of:=[.E80]*1000" office:value-type="float" office:value="0.361111" calcext:value-type="float">
            <text:p>0.361111</text:p>
          </table:table-cell>
          <table:table-cell table:formula="of:=[.F80]/101325" office:value-type="float" office:value="50.7061435973353" calcext:value-type="float">
            <text:p>50.7061435973353</text:p>
          </table:table-cell>
          <table:table-cell office:value-type="float" office:value="0.000404444" calcext:value-type="float">
            <text:p>0.000404444</text:p>
          </table:table-cell>
          <table:table-cell office:value-type="float" office:value="4892660" calcext:value-type="float">
            <text:p>4.89E+06</text:p>
          </table:table-cell>
          <table:table-cell table:formula="of:=[.I80]*1000" office:value-type="float" office:value="0.404444" calcext:value-type="float">
            <text:p>0.404444</text:p>
          </table:table-cell>
          <table:table-cell table:formula="of:=[.J80]/101325" office:value-type="float" office:value="48.2867999013077" calcext:value-type="float">
            <text:p>48.2867999013077</text:p>
          </table:table-cell>
        </table:table-row>
        <table:table-row table:style-name="ro1">
          <table:table-cell office:value-type="float" office:value="0.000365152" calcext:value-type="float">
            <text:p>0.000365152</text:p>
          </table:table-cell>
          <table:table-cell office:value-type="float" office:value="4480910" calcext:value-type="float">
            <text:p>4.48E+06</text:p>
          </table:table-cell>
          <table:table-cell table:formula="of:=[.A81]*1000" office:value-type="float" office:value="0.365152" calcext:value-type="float">
            <text:p>0.365152</text:p>
          </table:table-cell>
          <table:table-cell table:formula="of:=[.B81]/101325" office:value-type="float" office:value="44.2231433506045" calcext:value-type="float">
            <text:p>44.2231433506045</text:p>
          </table:table-cell>
          <table:table-cell office:value-type="float" office:value="0.000365152" calcext:value-type="float">
            <text:p>0.000365152</text:p>
          </table:table-cell>
          <table:table-cell office:value-type="float" office:value="5099950" calcext:value-type="float">
            <text:p>5.10E+06</text:p>
          </table:table-cell>
          <table:table-cell table:formula="of:=[.E81]*1000" office:value-type="float" office:value="0.365152" calcext:value-type="float">
            <text:p>0.365152</text:p>
          </table:table-cell>
          <table:table-cell table:formula="of:=[.F81]/101325" office:value-type="float" office:value="50.3325931408833" calcext:value-type="float">
            <text:p>50.3325931408833</text:p>
          </table:table-cell>
          <table:table-cell office:value-type="float" office:value="0.000408788" calcext:value-type="float">
            <text:p>0.000408788</text:p>
          </table:table-cell>
          <table:table-cell office:value-type="float" office:value="4855310" calcext:value-type="float">
            <text:p>4.86E+06</text:p>
          </table:table-cell>
          <table:table-cell table:formula="of:=[.I81]*1000" office:value-type="float" office:value="0.408788" calcext:value-type="float">
            <text:p>0.408788</text:p>
          </table:table-cell>
          <table:table-cell table:formula="of:=[.J81]/101325" office:value-type="float" office:value="47.9181840611892" calcext:value-type="float">
            <text:p>47.9181840611892</text:p>
          </table:table-cell>
        </table:table-row>
        <table:table-row table:style-name="ro1">
          <table:table-cell office:value-type="float" office:value="0.000369192" calcext:value-type="float">
            <text:p>0.000369192</text:p>
          </table:table-cell>
          <table:table-cell office:value-type="float" office:value="4451180" calcext:value-type="float">
            <text:p>4.45E+06</text:p>
          </table:table-cell>
          <table:table-cell table:formula="of:=[.A82]*1000" office:value-type="float" office:value="0.369192" calcext:value-type="float">
            <text:p>0.369192</text:p>
          </table:table-cell>
          <table:table-cell table:formula="of:=[.B82]/101325" office:value-type="float" office:value="43.9297310634098" calcext:value-type="float">
            <text:p>43.9297310634098</text:p>
          </table:table-cell>
          <table:table-cell office:value-type="float" office:value="0.000369192" calcext:value-type="float">
            <text:p>0.000369192</text:p>
          </table:table-cell>
          <table:table-cell office:value-type="float" office:value="5062550" calcext:value-type="float">
            <text:p>5.06E+06</text:p>
          </table:table-cell>
          <table:table-cell table:formula="of:=[.E82]*1000" office:value-type="float" office:value="0.369192" calcext:value-type="float">
            <text:p>0.369192</text:p>
          </table:table-cell>
          <table:table-cell table:formula="of:=[.F82]/101325" office:value-type="float" office:value="49.9634838391315" calcext:value-type="float">
            <text:p>49.9634838391315</text:p>
          </table:table-cell>
          <table:table-cell office:value-type="float" office:value="0.000413131" calcext:value-type="float">
            <text:p>0.000413131</text:p>
          </table:table-cell>
          <table:table-cell office:value-type="float" office:value="4818450" calcext:value-type="float">
            <text:p>4.82E+06</text:p>
          </table:table-cell>
          <table:table-cell table:formula="of:=[.I82]*1000" office:value-type="float" office:value="0.413131" calcext:value-type="float">
            <text:p>0.413131</text:p>
          </table:table-cell>
          <table:table-cell table:formula="of:=[.J82]/101325" office:value-type="float" office:value="47.5544041450777" calcext:value-type="float">
            <text:p>47.5544041450777</text:p>
          </table:table-cell>
        </table:table-row>
        <table:table-row table:style-name="ro1">
          <table:table-cell office:value-type="float" office:value="0.000373232" calcext:value-type="float">
            <text:p>0.000373232</text:p>
          </table:table-cell>
          <table:table-cell office:value-type="float" office:value="4421700" calcext:value-type="float">
            <text:p>4.42E+06</text:p>
          </table:table-cell>
          <table:table-cell table:formula="of:=[.A83]*1000" office:value-type="float" office:value="0.373232" calcext:value-type="float">
            <text:p>0.373232</text:p>
          </table:table-cell>
          <table:table-cell table:formula="of:=[.B83]/101325" office:value-type="float" office:value="43.6387860843819" calcext:value-type="float">
            <text:p>43.6387860843819</text:p>
          </table:table-cell>
          <table:table-cell office:value-type="float" office:value="0.000373232" calcext:value-type="float">
            <text:p>0.000373232</text:p>
          </table:table-cell>
          <table:table-cell office:value-type="float" office:value="5025600" calcext:value-type="float">
            <text:p>5.03E+06</text:p>
          </table:table-cell>
          <table:table-cell table:formula="of:=[.E83]*1000" office:value-type="float" office:value="0.373232" calcext:value-type="float">
            <text:p>0.373232</text:p>
          </table:table-cell>
          <table:table-cell table:formula="of:=[.F83]/101325" office:value-type="float" office:value="49.5988156920799" calcext:value-type="float">
            <text:p>49.5988156920799</text:p>
          </table:table-cell>
          <table:table-cell office:value-type="float" office:value="0.000417475" calcext:value-type="float">
            <text:p>0.000417475</text:p>
          </table:table-cell>
          <table:table-cell office:value-type="float" office:value="4782090" calcext:value-type="float">
            <text:p>4.78E+06</text:p>
          </table:table-cell>
          <table:table-cell table:formula="of:=[.I83]*1000" office:value-type="float" office:value="0.417475" calcext:value-type="float">
            <text:p>0.417475</text:p>
          </table:table-cell>
          <table:table-cell table:formula="of:=[.J83]/101325" office:value-type="float" office:value="47.1955588452998" calcext:value-type="float">
            <text:p>47.1955588452998</text:p>
          </table:table-cell>
        </table:table-row>
        <table:table-row table:style-name="ro1">
          <table:table-cell office:value-type="float" office:value="0.000377273" calcext:value-type="float">
            <text:p>0.000377273</text:p>
          </table:table-cell>
          <table:table-cell office:value-type="float" office:value="4392480" calcext:value-type="float">
            <text:p>4.39E+06</text:p>
          </table:table-cell>
          <table:table-cell table:formula="of:=[.A84]*1000" office:value-type="float" office:value="0.377273" calcext:value-type="float">
            <text:p>0.377273</text:p>
          </table:table-cell>
          <table:table-cell table:formula="of:=[.B84]/101325" office:value-type="float" office:value="43.3504071058475" calcext:value-type="float">
            <text:p>43.3504071058475</text:p>
          </table:table-cell>
          <table:table-cell office:value-type="float" office:value="0.000377273" calcext:value-type="float">
            <text:p>0.000377273</text:p>
          </table:table-cell>
          <table:table-cell office:value-type="float" office:value="4989090" calcext:value-type="float">
            <text:p>4.99E+06</text:p>
          </table:table-cell>
          <table:table-cell table:formula="of:=[.E84]*1000" office:value-type="float" office:value="0.377273" calcext:value-type="float">
            <text:p>0.377273</text:p>
          </table:table-cell>
          <table:table-cell table:formula="of:=[.F84]/101325" office:value-type="float" office:value="49.2384900074019" calcext:value-type="float">
            <text:p>49.2384900074019</text:p>
          </table:table-cell>
          <table:table-cell office:value-type="float" office:value="0.000421818" calcext:value-type="float">
            <text:p>0.000421818</text:p>
          </table:table-cell>
          <table:table-cell office:value-type="float" office:value="4746220" calcext:value-type="float">
            <text:p>4.75E+06</text:p>
          </table:table-cell>
          <table:table-cell table:formula="of:=[.I84]*1000" office:value-type="float" office:value="0.421818" calcext:value-type="float">
            <text:p>0.421818</text:p>
          </table:table-cell>
          <table:table-cell table:formula="of:=[.J84]/101325" office:value-type="float" office:value="46.8415494695288" calcext:value-type="float">
            <text:p>46.8415494695288</text:p>
          </table:table-cell>
        </table:table-row>
        <table:table-row table:style-name="ro1">
          <table:table-cell office:value-type="float" office:value="0.000381313" calcext:value-type="float">
            <text:p>0.000381313</text:p>
          </table:table-cell>
          <table:table-cell office:value-type="float" office:value="4363530" calcext:value-type="float">
            <text:p>4.36E+06</text:p>
          </table:table-cell>
          <table:table-cell table:formula="of:=[.A85]*1000" office:value-type="float" office:value="0.381313" calcext:value-type="float">
            <text:p>0.381313</text:p>
          </table:table-cell>
          <table:table-cell table:formula="of:=[.B85]/101325" office:value-type="float" office:value="43.0646928201332" calcext:value-type="float">
            <text:p>43.0646928201332</text:p>
          </table:table-cell>
          <table:table-cell office:value-type="float" office:value="0.000381313" calcext:value-type="float">
            <text:p>0.000381313</text:p>
          </table:table-cell>
          <table:table-cell office:value-type="float" office:value="4953010" calcext:value-type="float">
            <text:p>4.95E+06</text:p>
          </table:table-cell>
          <table:table-cell table:formula="of:=[.E85]*1000" office:value-type="float" office:value="0.381313" calcext:value-type="float">
            <text:p>0.381313</text:p>
          </table:table-cell>
          <table:table-cell table:formula="of:=[.F85]/101325" office:value-type="float" office:value="48.8824080927708" calcext:value-type="float">
            <text:p>48.8824080927708</text:p>
          </table:table-cell>
          <table:table-cell office:value-type="float" office:value="0.000426162" calcext:value-type="float">
            <text:p>0.000426162</text:p>
          </table:table-cell>
          <table:table-cell office:value-type="float" office:value="4710830" calcext:value-type="float">
            <text:p>4.71E+06</text:p>
          </table:table-cell>
          <table:table-cell table:formula="of:=[.I85]*1000" office:value-type="float" office:value="0.426162" calcext:value-type="float">
            <text:p>0.426162</text:p>
          </table:table-cell>
          <table:table-cell table:formula="of:=[.J85]/101325" office:value-type="float" office:value="46.4922773254379" calcext:value-type="float">
            <text:p>46.4922773254379</text:p>
          </table:table-cell>
        </table:table-row>
        <table:table-row table:style-name="ro1">
          <table:table-cell office:value-type="float" office:value="0.000385354" calcext:value-type="float">
            <text:p>0.000385354</text:p>
          </table:table-cell>
          <table:table-cell office:value-type="float" office:value="4334850" calcext:value-type="float">
            <text:p>4.33E+06</text:p>
          </table:table-cell>
          <table:table-cell table:formula="of:=[.A86]*1000" office:value-type="float" office:value="0.385354" calcext:value-type="float">
            <text:p>0.385354</text:p>
          </table:table-cell>
          <table:table-cell table:formula="of:=[.B86]/101325" office:value-type="float" office:value="42.7816432272391" calcext:value-type="float">
            <text:p>42.7816432272391</text:p>
          </table:table-cell>
          <table:table-cell office:value-type="float" office:value="0.000385354" calcext:value-type="float">
            <text:p>0.000385354</text:p>
          </table:table-cell>
          <table:table-cell office:value-type="float" office:value="4917380" calcext:value-type="float">
            <text:p>4.92E+06</text:p>
          </table:table-cell>
          <table:table-cell table:formula="of:=[.E86]*1000" office:value-type="float" office:value="0.385354" calcext:value-type="float">
            <text:p>0.385354</text:p>
          </table:table-cell>
          <table:table-cell table:formula="of:=[.F86]/101325" office:value-type="float" office:value="48.5307673328399" calcext:value-type="float">
            <text:p>48.5307673328399</text:p>
          </table:table-cell>
          <table:table-cell office:value-type="float" office:value="0.000430505" calcext:value-type="float">
            <text:p>0.000430505</text:p>
          </table:table-cell>
          <table:table-cell office:value-type="float" office:value="4675910" calcext:value-type="float">
            <text:p>4.68E+06</text:p>
          </table:table-cell>
          <table:table-cell table:formula="of:=[.I86]*1000" office:value-type="float" office:value="0.430505" calcext:value-type="float">
            <text:p>0.430505</text:p>
          </table:table-cell>
          <table:table-cell table:formula="of:=[.J86]/101325" office:value-type="float" office:value="46.1476437207007" calcext:value-type="float">
            <text:p>46.1476437207007</text:p>
          </table:table-cell>
        </table:table-row>
        <table:table-row table:style-name="ro1">
          <table:table-cell office:value-type="float" office:value="0.000389394" calcext:value-type="float">
            <text:p>0.000389394</text:p>
          </table:table-cell>
          <table:table-cell office:value-type="float" office:value="4306430" calcext:value-type="float">
            <text:p>4.31E+06</text:p>
          </table:table-cell>
          <table:table-cell table:formula="of:=[.A87]*1000" office:value-type="float" office:value="0.389394" calcext:value-type="float">
            <text:p>0.389394</text:p>
          </table:table-cell>
          <table:table-cell table:formula="of:=[.B87]/101325" office:value-type="float" office:value="42.5011596348384" calcext:value-type="float">
            <text:p>42.5011596348384</text:p>
          </table:table-cell>
          <table:table-cell office:value-type="float" office:value="0.000389394" calcext:value-type="float">
            <text:p>0.000389394</text:p>
          </table:table-cell>
          <table:table-cell office:value-type="float" office:value="4882170" calcext:value-type="float">
            <text:p>4.88E+06</text:p>
          </table:table-cell>
          <table:table-cell table:formula="of:=[.E87]*1000" office:value-type="float" office:value="0.389394" calcext:value-type="float">
            <text:p>0.389394</text:p>
          </table:table-cell>
          <table:table-cell table:formula="of:=[.F87]/101325" office:value-type="float" office:value="48.1832716506292" calcext:value-type="float">
            <text:p>48.1832716506292</text:p>
          </table:table-cell>
          <table:table-cell office:value-type="float" office:value="0.000434848" calcext:value-type="float">
            <text:p>0.000434848</text:p>
          </table:table-cell>
          <table:table-cell office:value-type="float" office:value="4641450" calcext:value-type="float">
            <text:p>4.64E+06</text:p>
          </table:table-cell>
          <table:table-cell table:formula="of:=[.I87]*1000" office:value-type="float" office:value="0.434848" calcext:value-type="float">
            <text:p>0.434848</text:p>
          </table:table-cell>
          <table:table-cell table:formula="of:=[.J87]/101325" office:value-type="float" office:value="45.8075499629904" calcext:value-type="float">
            <text:p>45.8075499629904</text:p>
          </table:table-cell>
        </table:table-row>
        <table:table-row table:style-name="ro1">
          <table:table-cell office:value-type="float" office:value="0.000393434" calcext:value-type="float">
            <text:p>0.000393434</text:p>
          </table:table-cell>
          <table:table-cell office:value-type="float" office:value="4278280" calcext:value-type="float">
            <text:p>4.28E+06</text:p>
          </table:table-cell>
          <table:table-cell table:formula="of:=[.A88]*1000" office:value-type="float" office:value="0.393434" calcext:value-type="float">
            <text:p>0.393434</text:p>
          </table:table-cell>
          <table:table-cell table:formula="of:=[.B88]/101325" office:value-type="float" office:value="42.2233407352578" calcext:value-type="float">
            <text:p>42.2233407352578</text:p>
          </table:table-cell>
          <table:table-cell office:value-type="float" office:value="0.000393434" calcext:value-type="float">
            <text:p>0.000393434</text:p>
          </table:table-cell>
          <table:table-cell office:value-type="float" office:value="4847380" calcext:value-type="float">
            <text:p>4.85E+06</text:p>
          </table:table-cell>
          <table:table-cell table:formula="of:=[.E88]*1000" office:value-type="float" office:value="0.393434" calcext:value-type="float">
            <text:p>0.393434</text:p>
          </table:table-cell>
          <table:table-cell table:formula="of:=[.F88]/101325" office:value-type="float" office:value="47.8399210461387" calcext:value-type="float">
            <text:p>47.8399210461387</text:p>
          </table:table-cell>
          <table:table-cell office:value-type="float" office:value="0.000439192" calcext:value-type="float">
            <text:p>0.000439192</text:p>
          </table:table-cell>
          <table:table-cell office:value-type="float" office:value="4607450" calcext:value-type="float">
            <text:p>4.61E+06</text:p>
          </table:table-cell>
          <table:table-cell table:formula="of:=[.I88]*1000" office:value-type="float" office:value="0.439192" calcext:value-type="float">
            <text:p>0.439192</text:p>
          </table:table-cell>
          <table:table-cell table:formula="of:=[.J88]/101325" office:value-type="float" office:value="45.4719960523069" calcext:value-type="float">
            <text:p>45.4719960523069</text:p>
          </table:table-cell>
        </table:table-row>
        <table:table-row table:style-name="ro1">
          <table:table-cell office:value-type="float" office:value="0.000397475" calcext:value-type="float">
            <text:p>0.000397475</text:p>
          </table:table-cell>
          <table:table-cell office:value-type="float" office:value="4250400" calcext:value-type="float">
            <text:p>4.25E+06</text:p>
          </table:table-cell>
          <table:table-cell table:formula="of:=[.A89]*1000" office:value-type="float" office:value="0.397475" calcext:value-type="float">
            <text:p>0.397475</text:p>
          </table:table-cell>
          <table:table-cell table:formula="of:=[.B89]/101325" office:value-type="float" office:value="41.9481865284974" calcext:value-type="float">
            <text:p>41.9481865284974</text:p>
          </table:table-cell>
          <table:table-cell office:value-type="float" office:value="0.000397475" calcext:value-type="float">
            <text:p>0.000397475</text:p>
          </table:table-cell>
          <table:table-cell office:value-type="float" office:value="4813020" calcext:value-type="float">
            <text:p>4.81E+06</text:p>
          </table:table-cell>
          <table:table-cell table:formula="of:=[.E89]*1000" office:value-type="float" office:value="0.397475" calcext:value-type="float">
            <text:p>0.397475</text:p>
          </table:table-cell>
          <table:table-cell table:formula="of:=[.F89]/101325" office:value-type="float" office:value="47.500814211695" calcext:value-type="float">
            <text:p>47.500814211695</text:p>
          </table:table-cell>
          <table:table-cell office:value-type="float" office:value="0.000443535" calcext:value-type="float">
            <text:p>0.000443535</text:p>
          </table:table-cell>
          <table:table-cell office:value-type="float" office:value="4573900" calcext:value-type="float">
            <text:p>4.57E+06</text:p>
          </table:table-cell>
          <table:table-cell table:formula="of:=[.I89]*1000" office:value-type="float" office:value="0.443535" calcext:value-type="float">
            <text:p>0.443535</text:p>
          </table:table-cell>
          <table:table-cell table:formula="of:=[.J89]/101325" office:value-type="float" office:value="45.1408832963237" calcext:value-type="float">
            <text:p>45.1408832963237</text:p>
          </table:table-cell>
        </table:table-row>
        <table:table-row table:style-name="ro1">
          <table:table-cell office:value-type="float" office:value="0.000401515" calcext:value-type="float">
            <text:p>0.000401515</text:p>
          </table:table-cell>
          <table:table-cell office:value-type="float" office:value="4222790" calcext:value-type="float">
            <text:p>4.22E+06</text:p>
          </table:table-cell>
          <table:table-cell table:formula="of:=[.A90]*1000" office:value-type="float" office:value="0.401515" calcext:value-type="float">
            <text:p>0.401515</text:p>
          </table:table-cell>
          <table:table-cell table:formula="of:=[.B90]/101325" office:value-type="float" office:value="41.6756970145571" calcext:value-type="float">
            <text:p>41.6756970145571</text:p>
          </table:table-cell>
          <table:table-cell office:value-type="float" office:value="0.000401515" calcext:value-type="float">
            <text:p>0.000401515</text:p>
          </table:table-cell>
          <table:table-cell office:value-type="float" office:value="4779070" calcext:value-type="float">
            <text:p>4.78E+06</text:p>
          </table:table-cell>
          <table:table-cell table:formula="of:=[.E90]*1000" office:value-type="float" office:value="0.401515" calcext:value-type="float">
            <text:p>0.401515</text:p>
          </table:table-cell>
          <table:table-cell table:formula="of:=[.F90]/101325" office:value-type="float" office:value="47.165753762645" calcext:value-type="float">
            <text:p>47.165753762645</text:p>
          </table:table-cell>
          <table:table-cell office:value-type="float" office:value="0.000447879" calcext:value-type="float">
            <text:p>0.000447879</text:p>
          </table:table-cell>
          <table:table-cell office:value-type="float" office:value="4540790" calcext:value-type="float">
            <text:p>4.54E+06</text:p>
          </table:table-cell>
          <table:table-cell table:formula="of:=[.I90]*1000" office:value-type="float" office:value="0.447879" calcext:value-type="float">
            <text:p>0.447879</text:p>
          </table:table-cell>
          <table:table-cell table:formula="of:=[.J90]/101325" office:value-type="float" office:value="44.814113002714" calcext:value-type="float">
            <text:p>44.814113002714</text:p>
          </table:table-cell>
        </table:table-row>
        <table:table-row table:style-name="ro1">
          <table:table-cell office:value-type="float" office:value="0.000405556" calcext:value-type="float">
            <text:p>0.000405556</text:p>
          </table:table-cell>
          <table:table-cell office:value-type="float" office:value="4195450" calcext:value-type="float">
            <text:p>4.20E+06</text:p>
          </table:table-cell>
          <table:table-cell table:formula="of:=[.A91]*1000" office:value-type="float" office:value="0.405556" calcext:value-type="float">
            <text:p>0.405556</text:p>
          </table:table-cell>
          <table:table-cell table:formula="of:=[.B91]/101325" office:value-type="float" office:value="41.405872193437" calcext:value-type="float">
            <text:p>41.405872193437</text:p>
          </table:table-cell>
          <table:table-cell office:value-type="float" office:value="0.000405556" calcext:value-type="float">
            <text:p>0.000405556</text:p>
          </table:table-cell>
          <table:table-cell office:value-type="float" office:value="4745540" calcext:value-type="float">
            <text:p>4.75E+06</text:p>
          </table:table-cell>
          <table:table-cell table:formula="of:=[.E91]*1000" office:value-type="float" office:value="0.405556" calcext:value-type="float">
            <text:p>0.405556</text:p>
          </table:table-cell>
          <table:table-cell table:formula="of:=[.F91]/101325" office:value-type="float" office:value="46.8348383913151" calcext:value-type="float">
            <text:p>46.8348383913151</text:p>
          </table:table-cell>
          <table:table-cell office:value-type="float" office:value="0.000452222" calcext:value-type="float">
            <text:p>0.000452222</text:p>
          </table:table-cell>
          <table:table-cell office:value-type="float" office:value="4508120" calcext:value-type="float">
            <text:p>4.51E+06</text:p>
          </table:table-cell>
          <table:table-cell table:formula="of:=[.I91]*1000" office:value-type="float" office:value="0.452222" calcext:value-type="float">
            <text:p>0.452222</text:p>
          </table:table-cell>
          <table:table-cell table:formula="of:=[.J91]/101325" office:value-type="float" office:value="44.4916851714779" calcext:value-type="float">
            <text:p>44.4916851714779</text:p>
          </table:table-cell>
        </table:table-row>
        <table:table-row table:style-name="ro1">
          <table:table-cell office:value-type="float" office:value="0.000409596" calcext:value-type="float">
            <text:p>0.000409596</text:p>
          </table:table-cell>
          <table:table-cell office:value-type="float" office:value="4168380" calcext:value-type="float">
            <text:p>4.17E+06</text:p>
          </table:table-cell>
          <table:table-cell table:formula="of:=[.A92]*1000" office:value-type="float" office:value="0.409596" calcext:value-type="float">
            <text:p>0.409596</text:p>
          </table:table-cell>
          <table:table-cell table:formula="of:=[.B92]/101325" office:value-type="float" office:value="41.1387120651369" calcext:value-type="float">
            <text:p>41.1387120651369</text:p>
          </table:table-cell>
          <table:table-cell office:value-type="float" office:value="0.000409596" calcext:value-type="float">
            <text:p>0.000409596</text:p>
          </table:table-cell>
          <table:table-cell office:value-type="float" office:value="4712400" calcext:value-type="float">
            <text:p>4.71E+06</text:p>
          </table:table-cell>
          <table:table-cell table:formula="of:=[.E92]*1000" office:value-type="float" office:value="0.409596" calcext:value-type="float">
            <text:p>0.409596</text:p>
          </table:table-cell>
          <table:table-cell table:formula="of:=[.F92]/101325" office:value-type="float" office:value="46.5077720207254" calcext:value-type="float">
            <text:p>46.5077720207254</text:p>
          </table:table-cell>
          <table:table-cell office:value-type="float" office:value="0.000456566" calcext:value-type="float">
            <text:p>0.000456566</text:p>
          </table:table-cell>
          <table:table-cell office:value-type="float" office:value="4475880" calcext:value-type="float">
            <text:p>4.48E+06</text:p>
          </table:table-cell>
          <table:table-cell table:formula="of:=[.I92]*1000" office:value-type="float" office:value="0.456566" calcext:value-type="float">
            <text:p>0.456566</text:p>
          </table:table-cell>
          <table:table-cell table:formula="of:=[.J92]/101325" office:value-type="float" office:value="44.1735011102887" calcext:value-type="float">
            <text:p>44.1735011102887</text:p>
          </table:table-cell>
        </table:table-row>
        <table:table-row table:style-name="ro1">
          <table:table-cell office:value-type="float" office:value="0.000413636" calcext:value-type="float">
            <text:p>0.000413636</text:p>
          </table:table-cell>
          <table:table-cell office:value-type="float" office:value="4141570" calcext:value-type="float">
            <text:p>4.14E+06</text:p>
          </table:table-cell>
          <table:table-cell table:formula="of:=[.A93]*1000" office:value-type="float" office:value="0.413636" calcext:value-type="float">
            <text:p>0.413636</text:p>
          </table:table-cell>
          <table:table-cell table:formula="of:=[.B93]/101325" office:value-type="float" office:value="40.8741179373304" calcext:value-type="float">
            <text:p>40.8741179373304</text:p>
          </table:table-cell>
          <table:table-cell office:value-type="float" office:value="0.000413636" calcext:value-type="float">
            <text:p>0.000413636</text:p>
          </table:table-cell>
          <table:table-cell office:value-type="float" office:value="4679670" calcext:value-type="float">
            <text:p>4.68E+06</text:p>
          </table:table-cell>
          <table:table-cell table:formula="of:=[.E93]*1000" office:value-type="float" office:value="0.413636" calcext:value-type="float">
            <text:p>0.413636</text:p>
          </table:table-cell>
          <table:table-cell table:formula="of:=[.F93]/101325" office:value-type="float" office:value="46.1847520355292" calcext:value-type="float">
            <text:p>46.1847520355292</text:p>
          </table:table-cell>
          <table:table-cell office:value-type="float" office:value="0.000460909" calcext:value-type="float">
            <text:p>0.000460909</text:p>
          </table:table-cell>
          <table:table-cell office:value-type="float" office:value="4444050" calcext:value-type="float">
            <text:p>4.44E+06</text:p>
          </table:table-cell>
          <table:table-cell table:formula="of:=[.I93]*1000" office:value-type="float" office:value="0.460909" calcext:value-type="float">
            <text:p>0.460909</text:p>
          </table:table-cell>
          <table:table-cell table:formula="of:=[.J93]/101325" office:value-type="float" office:value="43.859363434493" calcext:value-type="float">
            <text:p>43.859363434493</text:p>
          </table:table-cell>
        </table:table-row>
        <table:table-row table:style-name="ro1">
          <table:table-cell office:value-type="float" office:value="0.000417677" calcext:value-type="float">
            <text:p>0.000417677</text:p>
          </table:table-cell>
          <table:table-cell office:value-type="float" office:value="4115040" calcext:value-type="float">
            <text:p>4.12E+06</text:p>
          </table:table-cell>
          <table:table-cell table:formula="of:=[.A94]*1000" office:value-type="float" office:value="0.417677" calcext:value-type="float">
            <text:p>0.417677</text:p>
          </table:table-cell>
          <table:table-cell table:formula="of:=[.B94]/101325" office:value-type="float" office:value="40.6122871946706" calcext:value-type="float">
            <text:p>40.6122871946706</text:p>
          </table:table-cell>
          <table:table-cell office:value-type="float" office:value="0.000417677" calcext:value-type="float">
            <text:p>0.000417677</text:p>
          </table:table-cell>
          <table:table-cell office:value-type="float" office:value="4647340" calcext:value-type="float">
            <text:p>4.65E+06</text:p>
          </table:table-cell>
          <table:table-cell table:formula="of:=[.E94]*1000" office:value-type="float" office:value="0.417677" calcext:value-type="float">
            <text:p>0.417677</text:p>
          </table:table-cell>
          <table:table-cell table:formula="of:=[.F94]/101325" office:value-type="float" office:value="45.8656797434" calcext:value-type="float">
            <text:p>45.8656797434</text:p>
          </table:table-cell>
          <table:table-cell office:value-type="float" office:value="0.000465253" calcext:value-type="float">
            <text:p>0.000465253</text:p>
          </table:table-cell>
          <table:table-cell office:value-type="float" office:value="4412640" calcext:value-type="float">
            <text:p>4.41E+06</text:p>
          </table:table-cell>
          <table:table-cell table:formula="of:=[.I94]*1000" office:value-type="float" office:value="0.465253" calcext:value-type="float">
            <text:p>0.465253</text:p>
          </table:table-cell>
          <table:table-cell table:formula="of:=[.J94]/101325" office:value-type="float" office:value="43.5493708364175" calcext:value-type="float">
            <text:p>43.5493708364175</text:p>
          </table:table-cell>
        </table:table-row>
        <table:table-row table:style-name="ro1">
          <table:table-cell office:value-type="float" office:value="0.000421717" calcext:value-type="float">
            <text:p>0.000421717</text:p>
          </table:table-cell>
          <table:table-cell office:value-type="float" office:value="4088770" calcext:value-type="float">
            <text:p>4.09E+06</text:p>
          </table:table-cell>
          <table:table-cell table:formula="of:=[.A95]*1000" office:value-type="float" office:value="0.421717" calcext:value-type="float">
            <text:p>0.421717</text:p>
          </table:table-cell>
          <table:table-cell table:formula="of:=[.B95]/101325" office:value-type="float" office:value="40.3530224525043" calcext:value-type="float">
            <text:p>40.3530224525043</text:p>
          </table:table-cell>
          <table:table-cell office:value-type="float" office:value="0.000421717" calcext:value-type="float">
            <text:p>0.000421717</text:p>
          </table:table-cell>
          <table:table-cell office:value-type="float" office:value="4615390" calcext:value-type="float">
            <text:p>4.62E+06</text:p>
          </table:table-cell>
          <table:table-cell table:formula="of:=[.E95]*1000" office:value-type="float" office:value="0.421717" calcext:value-type="float">
            <text:p>0.421717</text:p>
          </table:table-cell>
          <table:table-cell table:formula="of:=[.F95]/101325" office:value-type="float" office:value="45.5503577596842" calcext:value-type="float">
            <text:p>45.5503577596842</text:p>
          </table:table-cell>
          <table:table-cell office:value-type="float" office:value="0.000469596" calcext:value-type="float">
            <text:p>0.000469596</text:p>
          </table:table-cell>
          <table:table-cell office:value-type="float" office:value="4381640" calcext:value-type="float">
            <text:p>4.38E+06</text:p>
          </table:table-cell>
          <table:table-cell table:formula="of:=[.I95]*1000" office:value-type="float" office:value="0.469596" calcext:value-type="float">
            <text:p>0.469596</text:p>
          </table:table-cell>
          <table:table-cell table:formula="of:=[.J95]/101325" office:value-type="float" office:value="43.2434246237355" calcext:value-type="float">
            <text:p>43.2434246237355</text:p>
          </table:table-cell>
        </table:table-row>
        <table:table-row table:style-name="ro1">
          <table:table-cell office:value-type="float" office:value="0.000425758" calcext:value-type="float">
            <text:p>0.000425758</text:p>
          </table:table-cell>
          <table:table-cell office:value-type="float" office:value="4062770" calcext:value-type="float">
            <text:p>4.06E+06</text:p>
          </table:table-cell>
          <table:table-cell table:formula="of:=[.A96]*1000" office:value-type="float" office:value="0.425758" calcext:value-type="float">
            <text:p>0.425758</text:p>
          </table:table-cell>
          <table:table-cell table:formula="of:=[.B96]/101325" office:value-type="float" office:value="40.0964224031582" calcext:value-type="float">
            <text:p>40.0964224031582</text:p>
          </table:table-cell>
          <table:table-cell office:value-type="float" office:value="0.000425758" calcext:value-type="float">
            <text:p>0.000425758</text:p>
          </table:table-cell>
          <table:table-cell office:value-type="float" office:value="4583830" calcext:value-type="float">
            <text:p>4.58E+06</text:p>
          </table:table-cell>
          <table:table-cell table:formula="of:=[.E96]*1000" office:value-type="float" office:value="0.425758" calcext:value-type="float">
            <text:p>0.425758</text:p>
          </table:table-cell>
          <table:table-cell table:formula="of:=[.F96]/101325" office:value-type="float" office:value="45.2388847767086" calcext:value-type="float">
            <text:p>45.2388847767086</text:p>
          </table:table-cell>
          <table:table-cell office:value-type="float" office:value="0.000473939" calcext:value-type="float">
            <text:p>0.000473939</text:p>
          </table:table-cell>
          <table:table-cell office:value-type="float" office:value="4351040" calcext:value-type="float">
            <text:p>4.35E+06</text:p>
          </table:table-cell>
          <table:table-cell table:formula="of:=[.I96]*1000" office:value-type="float" office:value="0.473939" calcext:value-type="float">
            <text:p>0.473939</text:p>
          </table:table-cell>
          <table:table-cell table:formula="of:=[.J96]/101325" office:value-type="float" office:value="42.9414261041204" calcext:value-type="float">
            <text:p>42.9414261041204</text:p>
          </table:table-cell>
        </table:table-row>
        <table:table-row table:style-name="ro1">
          <table:table-cell office:value-type="float" office:value="0.000429798" calcext:value-type="float">
            <text:p>0.000429798</text:p>
          </table:table-cell>
          <table:table-cell office:value-type="float" office:value="4037030" calcext:value-type="float">
            <text:p>4.04E+06</text:p>
          </table:table-cell>
          <table:table-cell table:formula="of:=[.A97]*1000" office:value-type="float" office:value="0.429798" calcext:value-type="float">
            <text:p>0.429798</text:p>
          </table:table-cell>
          <table:table-cell table:formula="of:=[.B97]/101325" office:value-type="float" office:value="39.8423883543055" calcext:value-type="float">
            <text:p>39.8423883543055</text:p>
          </table:table-cell>
          <table:table-cell office:value-type="float" office:value="0.000429798" calcext:value-type="float">
            <text:p>0.000429798</text:p>
          </table:table-cell>
          <table:table-cell office:value-type="float" office:value="4552650" calcext:value-type="float">
            <text:p>4.55E+06</text:p>
          </table:table-cell>
          <table:table-cell table:formula="of:=[.E97]*1000" office:value-type="float" office:value="0.429798" calcext:value-type="float">
            <text:p>0.429798</text:p>
          </table:table-cell>
          <table:table-cell table:formula="of:=[.F97]/101325" office:value-type="float" office:value="44.9311621021466" calcext:value-type="float">
            <text:p>44.9311621021466</text:p>
          </table:table-cell>
          <table:table-cell office:value-type="float" office:value="0.000478283" calcext:value-type="float">
            <text:p>0.000478283</text:p>
          </table:table-cell>
          <table:table-cell office:value-type="float" office:value="4320830" calcext:value-type="float">
            <text:p>4.32E+06</text:p>
          </table:table-cell>
          <table:table-cell table:formula="of:=[.I97]*1000" office:value-type="float" office:value="0.478283" calcext:value-type="float">
            <text:p>0.478283</text:p>
          </table:table-cell>
          <table:table-cell table:formula="of:=[.J97]/101325" office:value-type="float" office:value="42.6432765852455" calcext:value-type="float">
            <text:p>42.6432765852455</text:p>
          </table:table-cell>
        </table:table-row>
        <table:table-row table:style-name="ro1">
          <table:table-cell office:value-type="float" office:value="0.000433838" calcext:value-type="float">
            <text:p>0.000433838</text:p>
          </table:table-cell>
          <table:table-cell office:value-type="float" office:value="4011550" calcext:value-type="float">
            <text:p>4.01E+06</text:p>
          </table:table-cell>
          <table:table-cell table:formula="of:=[.A98]*1000" office:value-type="float" office:value="0.433838" calcext:value-type="float">
            <text:p>0.433838</text:p>
          </table:table-cell>
          <table:table-cell table:formula="of:=[.B98]/101325" office:value-type="float" office:value="39.5909203059462" calcext:value-type="float">
            <text:p>39.5909203059462</text:p>
          </table:table-cell>
          <table:table-cell office:value-type="float" office:value="0.000433838" calcext:value-type="float">
            <text:p>0.000433838</text:p>
          </table:table-cell>
          <table:table-cell office:value-type="float" office:value="4521850" calcext:value-type="float">
            <text:p>4.52E+06</text:p>
          </table:table-cell>
          <table:table-cell table:formula="of:=[.E98]*1000" office:value-type="float" office:value="0.433838" calcext:value-type="float">
            <text:p>0.433838</text:p>
          </table:table-cell>
          <table:table-cell table:formula="of:=[.F98]/101325" office:value-type="float" office:value="44.627189735998" calcext:value-type="float">
            <text:p>44.627189735998</text:p>
          </table:table-cell>
          <table:table-cell office:value-type="float" office:value="0.000482626" calcext:value-type="float">
            <text:p>0.000482626</text:p>
          </table:table-cell>
          <table:table-cell office:value-type="float" office:value="4291010" calcext:value-type="float">
            <text:p>4.29E+06</text:p>
          </table:table-cell>
          <table:table-cell table:formula="of:=[.I98]*1000" office:value-type="float" office:value="0.482626" calcext:value-type="float">
            <text:p>0.482626</text:p>
          </table:table-cell>
          <table:table-cell table:formula="of:=[.J98]/101325" office:value-type="float" office:value="42.3489760671108" calcext:value-type="float">
            <text:p>42.3489760671108</text:p>
          </table:table-cell>
        </table:table-row>
        <table:table-row table:style-name="ro1">
          <table:table-cell office:value-type="float" office:value="0.000437879" calcext:value-type="float">
            <text:p>0.000437879</text:p>
          </table:table-cell>
          <table:table-cell office:value-type="float" office:value="3986330" calcext:value-type="float">
            <text:p>3.99E+06</text:p>
          </table:table-cell>
          <table:table-cell table:formula="of:=[.A99]*1000" office:value-type="float" office:value="0.437879" calcext:value-type="float">
            <text:p>0.437879</text:p>
          </table:table-cell>
          <table:table-cell table:formula="of:=[.B99]/101325" office:value-type="float" office:value="39.3420182580804" calcext:value-type="float">
            <text:p>39.3420182580804</text:p>
          </table:table-cell>
          <table:table-cell office:value-type="float" office:value="0.000437879" calcext:value-type="float">
            <text:p>0.000437879</text:p>
          </table:table-cell>
          <table:table-cell office:value-type="float" office:value="4491410" calcext:value-type="float">
            <text:p>4.49E+06</text:p>
          </table:table-cell>
          <table:table-cell table:formula="of:=[.E99]*1000" office:value-type="float" office:value="0.437879" calcext:value-type="float">
            <text:p>0.437879</text:p>
          </table:table-cell>
          <table:table-cell table:formula="of:=[.F99]/101325" office:value-type="float" office:value="44.3267702936097" calcext:value-type="float">
            <text:p>44.3267702936097</text:p>
          </table:table-cell>
          <table:table-cell office:value-type="float" office:value="0.00048697" calcext:value-type="float">
            <text:p>0.00048697</text:p>
          </table:table-cell>
          <table:table-cell office:value-type="float" office:value="4261570" calcext:value-type="float">
            <text:p>4.26E+06</text:p>
          </table:table-cell>
          <table:table-cell table:formula="of:=[.I99]*1000" office:value-type="float" office:value="0.48697" calcext:value-type="float">
            <text:p>0.48697</text:p>
          </table:table-cell>
          <table:table-cell table:formula="of:=[.J99]/101325" office:value-type="float" office:value="42.0584258573896" calcext:value-type="float">
            <text:p>42.0584258573896</text:p>
          </table:table-cell>
        </table:table-row>
        <table:table-row table:style-name="ro1">
          <table:table-cell office:value-type="float" office:value="0.000441919" calcext:value-type="float">
            <text:p>0.000441919</text:p>
          </table:table-cell>
          <table:table-cell office:value-type="float" office:value="3961380" calcext:value-type="float">
            <text:p>3.96E+06</text:p>
          </table:table-cell>
          <table:table-cell table:formula="of:=[.A100]*1000" office:value-type="float" office:value="0.441919" calcext:value-type="float">
            <text:p>0.441919</text:p>
          </table:table-cell>
          <table:table-cell table:formula="of:=[.B100]/101325" office:value-type="float" office:value="39.0957809030348" calcext:value-type="float">
            <text:p>39.0957809030348</text:p>
          </table:table-cell>
          <table:table-cell office:value-type="float" office:value="0.000441919" calcext:value-type="float">
            <text:p>0.000441919</text:p>
          </table:table-cell>
          <table:table-cell office:value-type="float" office:value="4461340" calcext:value-type="float">
            <text:p>4.46E+06</text:p>
          </table:table-cell>
          <table:table-cell table:formula="of:=[.E100]*1000" office:value-type="float" office:value="0.441919" calcext:value-type="float">
            <text:p>0.441919</text:p>
          </table:table-cell>
          <table:table-cell table:formula="of:=[.F100]/101325" office:value-type="float" office:value="44.0300024673082" calcext:value-type="float">
            <text:p>44.0300024673082</text:p>
          </table:table-cell>
          <table:table-cell office:value-type="float" office:value="0.000491313" calcext:value-type="float">
            <text:p>0.000491313</text:p>
          </table:table-cell>
          <table:table-cell office:value-type="float" office:value="4232500" calcext:value-type="float">
            <text:p>4.23E+06</text:p>
          </table:table-cell>
          <table:table-cell table:formula="of:=[.I100]*1000" office:value-type="float" office:value="0.491313" calcext:value-type="float">
            <text:p>0.491313</text:p>
          </table:table-cell>
          <table:table-cell table:formula="of:=[.J100]/101325" office:value-type="float" office:value="41.7715272637552" calcext:value-type="float">
            <text:p>41.7715272637552</text:p>
          </table:table-cell>
        </table:table-row>
        <table:table-row table:style-name="ro1">
          <table:table-cell office:value-type="float" office:value="0.00044596" calcext:value-type="float">
            <text:p>0.00044596</text:p>
          </table:table-cell>
          <table:table-cell office:value-type="float" office:value="3936680" calcext:value-type="float">
            <text:p>3.94E+06</text:p>
          </table:table-cell>
          <table:table-cell table:formula="of:=[.A101]*1000" office:value-type="float" office:value="0.44596" calcext:value-type="float">
            <text:p>0.44596</text:p>
          </table:table-cell>
          <table:table-cell table:formula="of:=[.B101]/101325" office:value-type="float" office:value="38.8520108561559" calcext:value-type="float">
            <text:p>38.8520108561559</text:p>
          </table:table-cell>
          <table:table-cell office:value-type="float" office:value="0.00044596" calcext:value-type="float">
            <text:p>0.00044596</text:p>
          </table:table-cell>
          <table:table-cell office:value-type="float" office:value="4431630" calcext:value-type="float">
            <text:p>4.43E+06</text:p>
          </table:table-cell>
          <table:table-cell table:formula="of:=[.E101]*1000" office:value-type="float" office:value="0.44596" calcext:value-type="float">
            <text:p>0.44596</text:p>
          </table:table-cell>
          <table:table-cell table:formula="of:=[.F101]/101325" office:value-type="float" office:value="43.7367875647668" calcext:value-type="float">
            <text:p>43.7367875647668</text:p>
          </table:table-cell>
          <table:table-cell office:value-type="float" office:value="0.000495657" calcext:value-type="float">
            <text:p>0.000495657</text:p>
          </table:table-cell>
          <table:table-cell office:value-type="float" office:value="4203800" calcext:value-type="float">
            <text:p>4.20E+06</text:p>
          </table:table-cell>
          <table:table-cell table:formula="of:=[.I101]*1000" office:value-type="float" office:value="0.495657" calcext:value-type="float">
            <text:p>0.495657</text:p>
          </table:table-cell>
          <table:table-cell table:formula="of:=[.J101]/101325" office:value-type="float" office:value="41.4882802862078" calcext:value-type="float">
            <text:p>41.4882802862078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3912230" calcext:value-type="float">
            <text:p>3.91E+06</text:p>
          </table:table-cell>
          <table:table-cell table:formula="of:=[.A102]*1000" office:value-type="float" office:value="0.45" calcext:value-type="float">
            <text:p>0.45</text:p>
          </table:table-cell>
          <table:table-cell table:formula="of:=[.B102]/101325" office:value-type="float" office:value="38.6107081174439" calcext:value-type="float">
            <text:p>38.610708117443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4402270" calcext:value-type="float">
            <text:p>4.40E+06</text:p>
          </table:table-cell>
          <table:table-cell table:formula="of:=[.E102]*1000" office:value-type="float" office:value="0.45" calcext:value-type="float">
            <text:p>0.45</text:p>
          </table:table-cell>
          <table:table-cell table:formula="of:=[.F102]/101325" office:value-type="float" office:value="43.447026893659" calcext:value-type="float">
            <text:p>43.447026893659</text:p>
          </table:table-cell>
          <table:table-cell office:value-type="float" office:value="0.0005" calcext:value-type="float">
            <text:p>0.0005</text:p>
          </table:table-cell>
          <table:table-cell office:value-type="float" office:value="4175470" calcext:value-type="float">
            <text:p>4.18E+06</text:p>
          </table:table-cell>
          <table:table-cell table:formula="of:=[.I102]*1000" office:value-type="float" office:value="0.5" calcext:value-type="float">
            <text:p>0.5</text:p>
          </table:table-cell>
          <table:table-cell table:formula="of:=[.J102]/101325" office:value-type="float" office:value="41.2086849247471" calcext:value-type="float">
            <text:p>41.2086849247471</text:p>
          </table:table-cell>
        </table:table-row>
      </table:table>
      <table:table table:name="280K 100p" table:style-name="ta1">
        <table:shapes>
          <draw:frame draw:z-index="0" draw:style-name="gr1" draw:text-style-name="P1" svg:width="6.2988in" svg:height="3.5429in" svg:x="3.7201in" svg:y="0.0917in">
            <draw:object draw:notify-on-update-of-ranges="'280K 100p'.C1:'280K 100p'.C1 '280K 100p'.C2:'280K 100p'.C101 '280K 100p'.D1:'280K 100p'.D1 '280K 100p'.D2:'280K 100p'.D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float" office:value="178021000" calcext:value-type="float">
            <text:p>1.78E+08</text:p>
          </table:table-cell>
          <table:table-cell table:formula="of:=[.A2]*1000" office:value-type="float" office:value="0.05" calcext:value-type="float">
            <text:p>0.05</text:p>
          </table:table-cell>
          <table:table-cell table:formula="of:=[.B2]/101325" office:value-type="float" office:value="1756.93066864051" calcext:value-type="float">
            <text:p>1756.93066864051</text:p>
          </table:table-cell>
        </table:table-row>
        <table:table-row table:style-name="ro1">
          <table:table-cell table:style-name="ce1" office:value-type="float" office:value="0.0000540404" calcext:value-type="float">
            <text:p>5.40E-05</text:p>
          </table:table-cell>
          <table:table-cell office:value-type="float" office:value="82315400" calcext:value-type="float">
            <text:p>8.23E+07</text:p>
          </table:table-cell>
          <table:table-cell table:formula="of:=[.A3]*1000" office:value-type="float" office:value="0.0540404" calcext:value-type="float">
            <text:p>0.0540404</text:p>
          </table:table-cell>
          <table:table-cell table:formula="of:=[.B3]/101325" office:value-type="float" office:value="812.389834690353" calcext:value-type="float">
            <text:p>812.389834690353</text:p>
          </table:table-cell>
        </table:table-row>
        <table:table-row table:style-name="ro1">
          <table:table-cell table:style-name="ce1" office:value-type="float" office:value="0.0000580808" calcext:value-type="float">
            <text:p>5.81E-05</text:p>
          </table:table-cell>
          <table:table-cell office:value-type="float" office:value="44193300" calcext:value-type="float">
            <text:p>4.42E+07</text:p>
          </table:table-cell>
          <table:table-cell table:formula="of:=[.A4]*1000" office:value-type="float" office:value="0.0580808" calcext:value-type="float">
            <text:p>0.0580808</text:p>
          </table:table-cell>
          <table:table-cell table:formula="of:=[.B4]/101325" office:value-type="float" office:value="436.153960029608" calcext:value-type="float">
            <text:p>436.153960029608</text:p>
          </table:table-cell>
        </table:table-row>
        <table:table-row table:style-name="ro1">
          <table:table-cell table:style-name="ce1" office:value-type="float" office:value="0.0000621212" calcext:value-type="float">
            <text:p>6.21E-05</text:p>
          </table:table-cell>
          <table:table-cell office:value-type="float" office:value="25896900" calcext:value-type="float">
            <text:p>2.59E+07</text:p>
          </table:table-cell>
          <table:table-cell table:formula="of:=[.A5]*1000" office:value-type="float" office:value="0.0621212" calcext:value-type="float">
            <text:p>0.0621212</text:p>
          </table:table-cell>
          <table:table-cell table:formula="of:=[.B5]/101325" office:value-type="float" office:value="255.582531458179" calcext:value-type="float">
            <text:p>255.582531458179</text:p>
          </table:table-cell>
        </table:table-row>
        <table:table-row table:style-name="ro1">
          <table:table-cell table:style-name="ce1" office:value-type="float" office:value="0.0000661616" calcext:value-type="float">
            <text:p>6.62E-05</text:p>
          </table:table-cell>
          <table:table-cell office:value-type="float" office:value="16234300" calcext:value-type="float">
            <text:p>1.62E+07</text:p>
          </table:table-cell>
          <table:table-cell table:formula="of:=[.A6]*1000" office:value-type="float" office:value="0.0661616" calcext:value-type="float">
            <text:p>0.0661616</text:p>
          </table:table-cell>
          <table:table-cell table:formula="of:=[.B6]/101325" office:value-type="float" office:value="160.220083888478" calcext:value-type="float">
            <text:p>160.220083888478</text:p>
          </table:table-cell>
        </table:table-row>
        <table:table-row table:style-name="ro1">
          <table:table-cell table:style-name="ce1" office:value-type="float" office:value="0.000070202" calcext:value-type="float">
            <text:p>7.02E-05</text:p>
          </table:table-cell>
          <table:table-cell office:value-type="float" office:value="10852800" calcext:value-type="float">
            <text:p>1.09E+07</text:p>
          </table:table-cell>
          <table:table-cell table:formula="of:=[.A7]*1000" office:value-type="float" office:value="0.070202" calcext:value-type="float">
            <text:p>0.070202</text:p>
          </table:table-cell>
          <table:table-cell table:formula="of:=[.B7]/101325" office:value-type="float" office:value="107.108808290155" calcext:value-type="float">
            <text:p>107.108808290155</text:p>
          </table:table-cell>
        </table:table-row>
        <table:table-row table:style-name="ro1">
          <table:table-cell table:style-name="ce1" office:value-type="float" office:value="0.0000742424" calcext:value-type="float">
            <text:p>7.42E-05</text:p>
          </table:table-cell>
          <table:table-cell office:value-type="float" office:value="7773680" calcext:value-type="float">
            <text:p>7.77E+06</text:p>
          </table:table-cell>
          <table:table-cell table:formula="of:=[.A8]*1000" office:value-type="float" office:value="0.0742424" calcext:value-type="float">
            <text:p>0.0742424</text:p>
          </table:table-cell>
          <table:table-cell table:formula="of:=[.B8]/101325" office:value-type="float" office:value="76.7202566000493" calcext:value-type="float">
            <text:p>76.7202566000493</text:p>
          </table:table-cell>
        </table:table-row>
        <table:table-row table:style-name="ro1">
          <table:table-cell table:style-name="ce1" office:value-type="float" office:value="0.0000782828" calcext:value-type="float">
            <text:p>7.83E-05</text:p>
          </table:table-cell>
          <table:table-cell office:value-type="float" office:value="6001320" calcext:value-type="float">
            <text:p>6.00E+06</text:p>
          </table:table-cell>
          <table:table-cell table:formula="of:=[.A9]*1000" office:value-type="float" office:value="0.0782828" calcext:value-type="float">
            <text:p>0.0782828</text:p>
          </table:table-cell>
          <table:table-cell table:formula="of:=[.B9]/101325" office:value-type="float" office:value="59.2284233900814" calcext:value-type="float">
            <text:p>59.2284233900814</text:p>
          </table:table-cell>
        </table:table-row>
        <table:table-row table:style-name="ro1">
          <table:table-cell table:style-name="ce1" office:value-type="float" office:value="0.0000823232" calcext:value-type="float">
            <text:p>8.23E-05</text:p>
          </table:table-cell>
          <table:table-cell office:value-type="float" office:value="4998060" calcext:value-type="float">
            <text:p>5.00E+06</text:p>
          </table:table-cell>
          <table:table-cell table:formula="of:=[.A10]*1000" office:value-type="float" office:value="0.0823232" calcext:value-type="float">
            <text:p>0.0823232</text:p>
          </table:table-cell>
          <table:table-cell table:formula="of:=[.B10]/101325" office:value-type="float" office:value="49.3270170244264" calcext:value-type="float">
            <text:p>49.3270170244264</text:p>
          </table:table-cell>
        </table:table-row>
        <table:table-row table:style-name="ro1">
          <table:table-cell table:style-name="ce1" office:value-type="float" office:value="0.0000863636" calcext:value-type="float">
            <text:p>8.64E-05</text:p>
          </table:table-cell>
          <table:table-cell office:value-type="float" office:value="4458190" calcext:value-type="float">
            <text:p>4.46E+06</text:p>
          </table:table-cell>
          <table:table-cell table:formula="of:=[.A11]*1000" office:value-type="float" office:value="0.0863636" calcext:value-type="float">
            <text:p>0.0863636</text:p>
          </table:table-cell>
          <table:table-cell table:formula="of:=[.B11]/101325" office:value-type="float" office:value="43.9989143844066" calcext:value-type="float">
            <text:p>43.9989143844066</text:p>
          </table:table-cell>
        </table:table-row>
        <table:table-row table:style-name="ro1">
          <table:table-cell table:style-name="ce1" office:value-type="float" office:value="0.000090404" calcext:value-type="float">
            <text:p>9.04E-05</text:p>
          </table:table-cell>
          <table:table-cell office:value-type="float" office:value="4201030" calcext:value-type="float">
            <text:p>4.20E+06</text:p>
          </table:table-cell>
          <table:table-cell table:formula="of:=[.A12]*1000" office:value-type="float" office:value="0.090404" calcext:value-type="float">
            <text:p>0.090404</text:p>
          </table:table-cell>
          <table:table-cell table:formula="of:=[.B12]/101325" office:value-type="float" office:value="41.4609425117197" calcext:value-type="float">
            <text:p>41.4609425117197</text:p>
          </table:table-cell>
        </table:table-row>
        <table:table-row table:style-name="ro1">
          <table:table-cell table:style-name="ce1" office:value-type="float" office:value="0.0000944444" calcext:value-type="float">
            <text:p>9.44E-05</text:p>
          </table:table-cell>
          <table:table-cell office:value-type="float" office:value="4116680" calcext:value-type="float">
            <text:p>4.12E+06</text:p>
          </table:table-cell>
          <table:table-cell table:formula="of:=[.A13]*1000" office:value-type="float" office:value="0.0944444" calcext:value-type="float">
            <text:p>0.0944444</text:p>
          </table:table-cell>
          <table:table-cell table:formula="of:=[.B13]/101325" office:value-type="float" office:value="40.6284727362448" calcext:value-type="float">
            <text:p>40.6284727362448</text:p>
          </table:table-cell>
        </table:table-row>
        <table:table-row table:style-name="ro1">
          <table:table-cell table:style-name="ce1" office:value-type="float" office:value="0.0000984848" calcext:value-type="float">
            <text:p>9.85E-05</text:p>
          </table:table-cell>
          <table:table-cell office:value-type="float" office:value="4136830" calcext:value-type="float">
            <text:p>4.14E+06</text:p>
          </table:table-cell>
          <table:table-cell table:formula="of:=[.A14]*1000" office:value-type="float" office:value="0.0984848" calcext:value-type="float">
            <text:p>0.0984848</text:p>
          </table:table-cell>
          <table:table-cell table:formula="of:=[.B14]/101325" office:value-type="float" office:value="40.827337774488" calcext:value-type="float">
            <text:p>40.827337774488</text:p>
          </table:table-cell>
        </table:table-row>
        <table:table-row table:style-name="ro1">
          <table:table-cell office:value-type="float" office:value="0.000102525" calcext:value-type="float">
            <text:p>0.000102525</text:p>
          </table:table-cell>
          <table:table-cell office:value-type="float" office:value="4218340" calcext:value-type="float">
            <text:p>4.22E+06</text:p>
          </table:table-cell>
          <table:table-cell table:formula="of:=[.A15]*1000" office:value-type="float" office:value="0.102525" calcext:value-type="float">
            <text:p>0.102525</text:p>
          </table:table-cell>
          <table:table-cell table:formula="of:=[.B15]/101325" office:value-type="float" office:value="41.6317789291883" calcext:value-type="float">
            <text:p>41.6317789291883</text:p>
          </table:table-cell>
        </table:table-row>
        <table:table-row table:style-name="ro1">
          <table:table-cell office:value-type="float" office:value="0.000106566" calcext:value-type="float">
            <text:p>0.000106566</text:p>
          </table:table-cell>
          <table:table-cell office:value-type="float" office:value="4333760" calcext:value-type="float">
            <text:p>4.33E+06</text:p>
          </table:table-cell>
          <table:table-cell table:formula="of:=[.A16]*1000" office:value-type="float" office:value="0.106566" calcext:value-type="float">
            <text:p>0.106566</text:p>
          </table:table-cell>
          <table:table-cell table:formula="of:=[.B16]/101325" office:value-type="float" office:value="42.7708857636319" calcext:value-type="float">
            <text:p>42.7708857636319</text:p>
          </table:table-cell>
        </table:table-row>
        <table:table-row table:style-name="ro1">
          <table:table-cell office:value-type="float" office:value="0.000110606" calcext:value-type="float">
            <text:p>0.000110606</text:p>
          </table:table-cell>
          <table:table-cell office:value-type="float" office:value="4465520" calcext:value-type="float">
            <text:p>4.47E+06</text:p>
          </table:table-cell>
          <table:table-cell table:formula="of:=[.A17]*1000" office:value-type="float" office:value="0.110606" calcext:value-type="float">
            <text:p>0.110606</text:p>
          </table:table-cell>
          <table:table-cell table:formula="of:=[.B17]/101325" office:value-type="float" office:value="44.0712558598569" calcext:value-type="float">
            <text:p>44.0712558598569</text:p>
          </table:table-cell>
        </table:table-row>
        <table:table-row table:style-name="ro1">
          <table:table-cell office:value-type="float" office:value="0.000114646" calcext:value-type="float">
            <text:p>0.000114646</text:p>
          </table:table-cell>
          <table:table-cell office:value-type="float" office:value="4602430" calcext:value-type="float">
            <text:p>4.60E+06</text:p>
          </table:table-cell>
          <table:table-cell table:formula="of:=[.A18]*1000" office:value-type="float" office:value="0.114646" calcext:value-type="float">
            <text:p>0.114646</text:p>
          </table:table-cell>
          <table:table-cell table:formula="of:=[.B18]/101325" office:value-type="float" office:value="45.4224525043178" calcext:value-type="float">
            <text:p>45.4224525043178</text:p>
          </table:table-cell>
        </table:table-row>
        <table:table-row table:style-name="ro1">
          <table:table-cell office:value-type="float" office:value="0.000118687" calcext:value-type="float">
            <text:p>0.000118687</text:p>
          </table:table-cell>
          <table:table-cell office:value-type="float" office:value="4737450" calcext:value-type="float">
            <text:p>4.74E+06</text:p>
          </table:table-cell>
          <table:table-cell table:formula="of:=[.A19]*1000" office:value-type="float" office:value="0.118687" calcext:value-type="float">
            <text:p>0.118687</text:p>
          </table:table-cell>
          <table:table-cell table:formula="of:=[.B19]/101325" office:value-type="float" office:value="46.7549962990378" calcext:value-type="float">
            <text:p>46.7549962990378</text:p>
          </table:table-cell>
        </table:table-row>
        <table:table-row table:style-name="ro1">
          <table:table-cell office:value-type="float" office:value="0.000122727" calcext:value-type="float">
            <text:p>0.000122727</text:p>
          </table:table-cell>
          <table:table-cell office:value-type="float" office:value="4866250" calcext:value-type="float">
            <text:p>4.87E+06</text:p>
          </table:table-cell>
          <table:table-cell table:formula="of:=[.A20]*1000" office:value-type="float" office:value="0.122727" calcext:value-type="float">
            <text:p>0.122727</text:p>
          </table:table-cell>
          <table:table-cell table:formula="of:=[.B20]/101325" office:value-type="float" office:value="48.026153466568" calcext:value-type="float">
            <text:p>48.026153466568</text:p>
          </table:table-cell>
        </table:table-row>
        <table:table-row table:style-name="ro1">
          <table:table-cell office:value-type="float" office:value="0.000126768" calcext:value-type="float">
            <text:p>0.000126768</text:p>
          </table:table-cell>
          <table:table-cell office:value-type="float" office:value="4986310" calcext:value-type="float">
            <text:p>4.99E+06</text:p>
          </table:table-cell>
          <table:table-cell table:formula="of:=[.A21]*1000" office:value-type="float" office:value="0.126768" calcext:value-type="float">
            <text:p>0.126768</text:p>
          </table:table-cell>
          <table:table-cell table:formula="of:=[.B21]/101325" office:value-type="float" office:value="49.2110535405872" calcext:value-type="float">
            <text:p>49.2110535405872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5096280" calcext:value-type="float">
            <text:p>5.10E+06</text:p>
          </table:table-cell>
          <table:table-cell table:formula="of:=[.A22]*1000" office:value-type="float" office:value="0.130808" calcext:value-type="float">
            <text:p>0.130808</text:p>
          </table:table-cell>
          <table:table-cell table:formula="of:=[.B22]/101325" office:value-type="float" office:value="50.2963730569948" calcext:value-type="float">
            <text:p>50.2963730569948</text:p>
          </table:table-cell>
        </table:table-row>
        <table:table-row table:style-name="ro1">
          <table:table-cell office:value-type="float" office:value="0.000134848" calcext:value-type="float">
            <text:p>0.000134848</text:p>
          </table:table-cell>
          <table:table-cell office:value-type="float" office:value="5195580" calcext:value-type="float">
            <text:p>5.20E+06</text:p>
          </table:table-cell>
          <table:table-cell table:formula="of:=[.A23]*1000" office:value-type="float" office:value="0.134848" calcext:value-type="float">
            <text:p>0.134848</text:p>
          </table:table-cell>
          <table:table-cell table:formula="of:=[.B23]/101325" office:value-type="float" office:value="51.2763878608438" calcext:value-type="float">
            <text:p>51.2763878608438</text:p>
          </table:table-cell>
        </table:table-row>
        <table:table-row table:style-name="ro1">
          <table:table-cell office:value-type="float" office:value="0.000138889" calcext:value-type="float">
            <text:p>0.000138889</text:p>
          </table:table-cell>
          <table:table-cell office:value-type="float" office:value="5284160" calcext:value-type="float">
            <text:p>5.28E+06</text:p>
          </table:table-cell>
          <table:table-cell table:formula="of:=[.A24]*1000" office:value-type="float" office:value="0.138889" calcext:value-type="float">
            <text:p>0.138889</text:p>
          </table:table-cell>
          <table:table-cell table:formula="of:=[.B24]/101325" office:value-type="float" office:value="52.1506044905009" calcext:value-type="float">
            <text:p>52.1506044905009</text:p>
          </table:table-cell>
        </table:table-row>
        <table:table-row table:style-name="ro1">
          <table:table-cell office:value-type="float" office:value="0.000142929" calcext:value-type="float">
            <text:p>0.000142929</text:p>
          </table:table-cell>
          <table:table-cell office:value-type="float" office:value="5362270" calcext:value-type="float">
            <text:p>5.36E+06</text:p>
          </table:table-cell>
          <table:table-cell table:formula="of:=[.A25]*1000" office:value-type="float" office:value="0.142929" calcext:value-type="float">
            <text:p>0.142929</text:p>
          </table:table-cell>
          <table:table-cell table:formula="of:=[.B25]/101325" office:value-type="float" office:value="52.9214902541327" calcext:value-type="float">
            <text:p>52.9214902541327</text:p>
          </table:table-cell>
        </table:table-row>
        <table:table-row table:style-name="ro1">
          <table:table-cell office:value-type="float" office:value="0.00014697" calcext:value-type="float">
            <text:p>0.00014697</text:p>
          </table:table-cell>
          <table:table-cell office:value-type="float" office:value="5430360" calcext:value-type="float">
            <text:p>5.43E+06</text:p>
          </table:table-cell>
          <table:table-cell table:formula="of:=[.A26]*1000" office:value-type="float" office:value="0.14697" calcext:value-type="float">
            <text:p>0.14697</text:p>
          </table:table-cell>
          <table:table-cell table:formula="of:=[.B26]/101325" office:value-type="float" office:value="53.5934863064397" calcext:value-type="float">
            <text:p>53.5934863064397</text:p>
          </table:table-cell>
        </table:table-row>
        <table:table-row table:style-name="ro1">
          <table:table-cell office:value-type="float" office:value="0.00015101" calcext:value-type="float">
            <text:p>0.00015101</text:p>
          </table:table-cell>
          <table:table-cell office:value-type="float" office:value="5489010" calcext:value-type="float">
            <text:p>5.49E+06</text:p>
          </table:table-cell>
          <table:table-cell table:formula="of:=[.A27]*1000" office:value-type="float" office:value="0.15101" calcext:value-type="float">
            <text:p>0.15101</text:p>
          </table:table-cell>
          <table:table-cell table:formula="of:=[.B27]/101325" office:value-type="float" office:value="54.1723168023686" calcext:value-type="float">
            <text:p>54.1723168023686</text:p>
          </table:table-cell>
        </table:table-row>
        <table:table-row table:style-name="ro1">
          <table:table-cell office:value-type="float" office:value="0.000155051" calcext:value-type="float">
            <text:p>0.000155051</text:p>
          </table:table-cell>
          <table:table-cell office:value-type="float" office:value="5538830" calcext:value-type="float">
            <text:p>5.54E+06</text:p>
          </table:table-cell>
          <table:table-cell table:formula="of:=[.A28]*1000" office:value-type="float" office:value="0.155051" calcext:value-type="float">
            <text:p>0.155051</text:p>
          </table:table-cell>
          <table:table-cell table:formula="of:=[.B28]/101325" office:value-type="float" office:value="54.6640019738465" calcext:value-type="float">
            <text:p>54.6640019738465</text:p>
          </table:table-cell>
        </table:table-row>
        <table:table-row table:style-name="ro1">
          <table:table-cell office:value-type="float" office:value="0.000159091" calcext:value-type="float">
            <text:p>0.000159091</text:p>
          </table:table-cell>
          <table:table-cell office:value-type="float" office:value="5580470" calcext:value-type="float">
            <text:p>5.58E+06</text:p>
          </table:table-cell>
          <table:table-cell table:formula="of:=[.A29]*1000" office:value-type="float" office:value="0.159091" calcext:value-type="float">
            <text:p>0.159091</text:p>
          </table:table-cell>
          <table:table-cell table:formula="of:=[.B29]/101325" office:value-type="float" office:value="55.0749568221071" calcext:value-type="float">
            <text:p>55.0749568221071</text:p>
          </table:table-cell>
        </table:table-row>
        <table:table-row table:style-name="ro1">
          <table:table-cell office:value-type="float" office:value="0.000163131" calcext:value-type="float">
            <text:p>0.000163131</text:p>
          </table:table-cell>
          <table:table-cell office:value-type="float" office:value="5614570" calcext:value-type="float">
            <text:p>5.61E+06</text:p>
          </table:table-cell>
          <table:table-cell table:formula="of:=[.A30]*1000" office:value-type="float" office:value="0.163131" calcext:value-type="float">
            <text:p>0.163131</text:p>
          </table:table-cell>
          <table:table-cell table:formula="of:=[.B30]/101325" office:value-type="float" office:value="55.4114976560572" calcext:value-type="float">
            <text:p>55.4114976560572</text:p>
          </table:table-cell>
        </table:table-row>
        <table:table-row table:style-name="ro1">
          <table:table-cell office:value-type="float" office:value="0.000167172" calcext:value-type="float">
            <text:p>0.000167172</text:p>
          </table:table-cell>
          <table:table-cell office:value-type="float" office:value="5641770" calcext:value-type="float">
            <text:p>5.64E+06</text:p>
          </table:table-cell>
          <table:table-cell table:formula="of:=[.A31]*1000" office:value-type="float" office:value="0.167172" calcext:value-type="float">
            <text:p>0.167172</text:p>
          </table:table-cell>
          <table:table-cell table:formula="of:=[.B31]/101325" office:value-type="float" office:value="55.679940784604" calcext:value-type="float">
            <text:p>55.679940784604</text:p>
          </table:table-cell>
        </table:table-row>
        <table:table-row table:style-name="ro1">
          <table:table-cell office:value-type="float" office:value="0.000171212" calcext:value-type="float">
            <text:p>0.000171212</text:p>
          </table:table-cell>
          <table:table-cell office:value-type="float" office:value="5662650" calcext:value-type="float">
            <text:p>5.66E+06</text:p>
          </table:table-cell>
          <table:table-cell table:formula="of:=[.A32]*1000" office:value-type="float" office:value="0.171212" calcext:value-type="float">
            <text:p>0.171212</text:p>
          </table:table-cell>
          <table:table-cell table:formula="of:=[.B32]/101325" office:value-type="float" office:value="55.8860103626943" calcext:value-type="float">
            <text:p>55.8860103626943</text:p>
          </table:table-cell>
        </table:table-row>
        <table:table-row table:style-name="ro1">
          <table:table-cell office:value-type="float" office:value="0.000175253" calcext:value-type="float">
            <text:p>0.000175253</text:p>
          </table:table-cell>
          <table:table-cell office:value-type="float" office:value="5677780" calcext:value-type="float">
            <text:p>5.68E+06</text:p>
          </table:table-cell>
          <table:table-cell table:formula="of:=[.A33]*1000" office:value-type="float" office:value="0.175253" calcext:value-type="float">
            <text:p>0.175253</text:p>
          </table:table-cell>
          <table:table-cell table:formula="of:=[.B33]/101325" office:value-type="float" office:value="56.0353318529484" calcext:value-type="float">
            <text:p>56.0353318529484</text:p>
          </table:table-cell>
        </table:table-row>
        <table:table-row table:style-name="ro1">
          <table:table-cell office:value-type="float" office:value="0.000179293" calcext:value-type="float">
            <text:p>0.000179293</text:p>
          </table:table-cell>
          <table:table-cell office:value-type="float" office:value="5687670" calcext:value-type="float">
            <text:p>5.69E+06</text:p>
          </table:table-cell>
          <table:table-cell table:formula="of:=[.A34]*1000" office:value-type="float" office:value="0.179293" calcext:value-type="float">
            <text:p>0.179293</text:p>
          </table:table-cell>
          <table:table-cell table:formula="of:=[.B34]/101325" office:value-type="float" office:value="56.1329385640267" calcext:value-type="float">
            <text:p>56.1329385640267</text:p>
          </table:table-cell>
        </table:table-row>
        <table:table-row table:style-name="ro1">
          <table:table-cell office:value-type="float" office:value="0.000183333" calcext:value-type="float">
            <text:p>0.000183333</text:p>
          </table:table-cell>
          <table:table-cell office:value-type="float" office:value="5692820" calcext:value-type="float">
            <text:p>5.69E+06</text:p>
          </table:table-cell>
          <table:table-cell table:formula="of:=[.A35]*1000" office:value-type="float" office:value="0.183333" calcext:value-type="float">
            <text:p>0.183333</text:p>
          </table:table-cell>
          <table:table-cell table:formula="of:=[.B35]/101325" office:value-type="float" office:value="56.1837651122625" calcext:value-type="float">
            <text:p>56.1837651122625</text:p>
          </table:table-cell>
        </table:table-row>
        <table:table-row table:style-name="ro1">
          <table:table-cell office:value-type="float" office:value="0.000187374" calcext:value-type="float">
            <text:p>0.000187374</text:p>
          </table:table-cell>
          <table:table-cell office:value-type="float" office:value="5693670" calcext:value-type="float">
            <text:p>5.69E+06</text:p>
          </table:table-cell>
          <table:table-cell table:formula="of:=[.A36]*1000" office:value-type="float" office:value="0.187374" calcext:value-type="float">
            <text:p>0.187374</text:p>
          </table:table-cell>
          <table:table-cell table:formula="of:=[.B36]/101325" office:value-type="float" office:value="56.1921539600296" calcext:value-type="float">
            <text:p>56.1921539600296</text:p>
          </table:table-cell>
        </table:table-row>
        <table:table-row table:style-name="ro1">
          <table:table-cell office:value-type="float" office:value="0.000191414" calcext:value-type="float">
            <text:p>0.000191414</text:p>
          </table:table-cell>
          <table:table-cell office:value-type="float" office:value="5690640" calcext:value-type="float">
            <text:p>5.69E+06</text:p>
          </table:table-cell>
          <table:table-cell table:formula="of:=[.A37]*1000" office:value-type="float" office:value="0.191414" calcext:value-type="float">
            <text:p>0.191414</text:p>
          </table:table-cell>
          <table:table-cell table:formula="of:=[.B37]/101325" office:value-type="float" office:value="56.1622501850481" calcext:value-type="float">
            <text:p>56.1622501850481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5684100" calcext:value-type="float">
            <text:p>5.68E+06</text:p>
          </table:table-cell>
          <table:table-cell table:formula="of:=[.A38]*1000" office:value-type="float" office:value="0.195455" calcext:value-type="float">
            <text:p>0.195455</text:p>
          </table:table-cell>
          <table:table-cell table:formula="of:=[.B38]/101325" office:value-type="float" office:value="56.0977054034049" calcext:value-type="float">
            <text:p>56.0977054034049</text:p>
          </table:table-cell>
        </table:table-row>
        <table:table-row table:style-name="ro1">
          <table:table-cell office:value-type="float" office:value="0.000199495" calcext:value-type="float">
            <text:p>0.000199495</text:p>
          </table:table-cell>
          <table:table-cell office:value-type="float" office:value="5674410" calcext:value-type="float">
            <text:p>5.67E+06</text:p>
          </table:table-cell>
          <table:table-cell table:formula="of:=[.A39]*1000" office:value-type="float" office:value="0.199495" calcext:value-type="float">
            <text:p>0.199495</text:p>
          </table:table-cell>
          <table:table-cell table:formula="of:=[.B39]/101325" office:value-type="float" office:value="56.0020725388601" calcext:value-type="float">
            <text:p>56.0020725388601</text:p>
          </table:table-cell>
        </table:table-row>
        <table:table-row table:style-name="ro1">
          <table:table-cell office:value-type="float" office:value="0.000203535" calcext:value-type="float">
            <text:p>0.000203535</text:p>
          </table:table-cell>
          <table:table-cell office:value-type="float" office:value="5661870" calcext:value-type="float">
            <text:p>5.66E+06</text:p>
          </table:table-cell>
          <table:table-cell table:formula="of:=[.A40]*1000" office:value-type="float" office:value="0.203535" calcext:value-type="float">
            <text:p>0.203535</text:p>
          </table:table-cell>
          <table:table-cell table:formula="of:=[.B40]/101325" office:value-type="float" office:value="55.8783123612139" calcext:value-type="float">
            <text:p>55.8783123612139</text:p>
          </table:table-cell>
        </table:table-row>
        <table:table-row table:style-name="ro1">
          <table:table-cell office:value-type="float" office:value="0.000207576" calcext:value-type="float">
            <text:p>0.000207576</text:p>
          </table:table-cell>
          <table:table-cell office:value-type="float" office:value="5646780" calcext:value-type="float">
            <text:p>5.65E+06</text:p>
          </table:table-cell>
          <table:table-cell table:formula="of:=[.A41]*1000" office:value-type="float" office:value="0.207576" calcext:value-type="float">
            <text:p>0.207576</text:p>
          </table:table-cell>
          <table:table-cell table:formula="of:=[.B41]/101325" office:value-type="float" office:value="55.7293856402665" calcext:value-type="float">
            <text:p>55.7293856402665</text:p>
          </table:table-cell>
        </table:table-row>
        <table:table-row table:style-name="ro1">
          <table:table-cell office:value-type="float" office:value="0.000211616" calcext:value-type="float">
            <text:p>0.000211616</text:p>
          </table:table-cell>
          <table:table-cell office:value-type="float" office:value="5629400" calcext:value-type="float">
            <text:p>5.63E+06</text:p>
          </table:table-cell>
          <table:table-cell table:formula="of:=[.A42]*1000" office:value-type="float" office:value="0.211616" calcext:value-type="float">
            <text:p>0.211616</text:p>
          </table:table-cell>
          <table:table-cell table:formula="of:=[.B42]/101325" office:value-type="float" office:value="55.5578583765112" calcext:value-type="float">
            <text:p>55.5578583765112</text:p>
          </table:table-cell>
        </table:table-row>
        <table:table-row table:style-name="ro1">
          <table:table-cell office:value-type="float" office:value="0.000215657" calcext:value-type="float">
            <text:p>0.000215657</text:p>
          </table:table-cell>
          <table:table-cell office:value-type="float" office:value="5609970" calcext:value-type="float">
            <text:p>5.61E+06</text:p>
          </table:table-cell>
          <table:table-cell table:formula="of:=[.A43]*1000" office:value-type="float" office:value="0.215657" calcext:value-type="float">
            <text:p>0.215657</text:p>
          </table:table-cell>
          <table:table-cell table:formula="of:=[.B43]/101325" office:value-type="float" office:value="55.3660991857883" calcext:value-type="float">
            <text:p>55.3660991857883</text:p>
          </table:table-cell>
        </table:table-row>
        <table:table-row table:style-name="ro1">
          <table:table-cell office:value-type="float" office:value="0.000219697" calcext:value-type="float">
            <text:p>0.000219697</text:p>
          </table:table-cell>
          <table:table-cell office:value-type="float" office:value="5588700" calcext:value-type="float">
            <text:p>5.59E+06</text:p>
          </table:table-cell>
          <table:table-cell table:formula="of:=[.A44]*1000" office:value-type="float" office:value="0.219697" calcext:value-type="float">
            <text:p>0.219697</text:p>
          </table:table-cell>
          <table:table-cell table:formula="of:=[.B44]/101325" office:value-type="float" office:value="55.1561806069578" calcext:value-type="float">
            <text:p>55.1561806069578</text:p>
          </table:table-cell>
        </table:table-row>
        <table:table-row table:style-name="ro1">
          <table:table-cell office:value-type="float" office:value="0.000223737" calcext:value-type="float">
            <text:p>0.000223737</text:p>
          </table:table-cell>
          <table:table-cell office:value-type="float" office:value="5565800" calcext:value-type="float">
            <text:p>5.57E+06</text:p>
          </table:table-cell>
          <table:table-cell table:formula="of:=[.A45]*1000" office:value-type="float" office:value="0.223737" calcext:value-type="float">
            <text:p>0.223737</text:p>
          </table:table-cell>
          <table:table-cell table:formula="of:=[.B45]/101325" office:value-type="float" office:value="54.9301751788798" calcext:value-type="float">
            <text:p>54.9301751788798</text:p>
          </table:table-cell>
        </table:table-row>
        <table:table-row table:style-name="ro1">
          <table:table-cell office:value-type="float" office:value="0.000227778" calcext:value-type="float">
            <text:p>0.000227778</text:p>
          </table:table-cell>
          <table:table-cell office:value-type="float" office:value="5541450" calcext:value-type="float">
            <text:p>5.54E+06</text:p>
          </table:table-cell>
          <table:table-cell table:formula="of:=[.A46]*1000" office:value-type="float" office:value="0.227778" calcext:value-type="float">
            <text:p>0.227778</text:p>
          </table:table-cell>
          <table:table-cell table:formula="of:=[.B46]/101325" office:value-type="float" office:value="54.6898593634345" calcext:value-type="float">
            <text:p>54.6898593634345</text:p>
          </table:table-cell>
        </table:table-row>
        <table:table-row table:style-name="ro1">
          <table:table-cell office:value-type="float" office:value="0.000231818" calcext:value-type="float">
            <text:p>0.000231818</text:p>
          </table:table-cell>
          <table:table-cell office:value-type="float" office:value="5515820" calcext:value-type="float">
            <text:p>5.52E+06</text:p>
          </table:table-cell>
          <table:table-cell table:formula="of:=[.A47]*1000" office:value-type="float" office:value="0.231818" calcext:value-type="float">
            <text:p>0.231818</text:p>
          </table:table-cell>
          <table:table-cell table:formula="of:=[.B47]/101325" office:value-type="float" office:value="54.4369109301752" calcext:value-type="float">
            <text:p>54.4369109301752</text:p>
          </table:table-cell>
        </table:table-row>
        <table:table-row table:style-name="ro1">
          <table:table-cell office:value-type="float" office:value="0.000235859" calcext:value-type="float">
            <text:p>0.000235859</text:p>
          </table:table-cell>
          <table:table-cell office:value-type="float" office:value="5489040" calcext:value-type="float">
            <text:p>5.49E+06</text:p>
          </table:table-cell>
          <table:table-cell table:formula="of:=[.A48]*1000" office:value-type="float" office:value="0.235859" calcext:value-type="float">
            <text:p>0.235859</text:p>
          </table:table-cell>
          <table:table-cell table:formula="of:=[.B48]/101325" office:value-type="float" office:value="54.1726128793486" calcext:value-type="float">
            <text:p>54.1726128793486</text:p>
          </table:table-cell>
        </table:table-row>
        <table:table-row table:style-name="ro1">
          <table:table-cell office:value-type="float" office:value="0.000239899" calcext:value-type="float">
            <text:p>0.000239899</text:p>
          </table:table-cell>
          <table:table-cell office:value-type="float" office:value="5461250" calcext:value-type="float">
            <text:p>5.46E+06</text:p>
          </table:table-cell>
          <table:table-cell table:formula="of:=[.A49]*1000" office:value-type="float" office:value="0.239899" calcext:value-type="float">
            <text:p>0.239899</text:p>
          </table:table-cell>
          <table:table-cell table:formula="of:=[.B49]/101325" office:value-type="float" office:value="53.8983469035283" calcext:value-type="float">
            <text:p>53.8983469035283</text:p>
          </table:table-cell>
        </table:table-row>
        <table:table-row table:style-name="ro1">
          <table:table-cell office:value-type="float" office:value="0.000243939" calcext:value-type="float">
            <text:p>0.000243939</text:p>
          </table:table-cell>
          <table:table-cell office:value-type="float" office:value="5432590" calcext:value-type="float">
            <text:p>5.43E+06</text:p>
          </table:table-cell>
          <table:table-cell table:formula="of:=[.A50]*1000" office:value-type="float" office:value="0.243939" calcext:value-type="float">
            <text:p>0.243939</text:p>
          </table:table-cell>
          <table:table-cell table:formula="of:=[.B50]/101325" office:value-type="float" office:value="53.6154946952874" calcext:value-type="float">
            <text:p>53.6154946952874</text:p>
          </table:table-cell>
        </table:table-row>
        <table:table-row table:style-name="ro1">
          <table:table-cell office:value-type="float" office:value="0.00024798" calcext:value-type="float">
            <text:p>0.00024798</text:p>
          </table:table-cell>
          <table:table-cell office:value-type="float" office:value="5403160" calcext:value-type="float">
            <text:p>5.40E+06</text:p>
          </table:table-cell>
          <table:table-cell table:formula="of:=[.A51]*1000" office:value-type="float" office:value="0.24798" calcext:value-type="float">
            <text:p>0.24798</text:p>
          </table:table-cell>
          <table:table-cell table:formula="of:=[.B51]/101325" office:value-type="float" office:value="53.3250431778929" calcext:value-type="float">
            <text:p>53.3250431778929</text:p>
          </table:table-cell>
        </table:table-row>
        <table:table-row table:style-name="ro1">
          <table:table-cell office:value-type="float" office:value="0.00025202" calcext:value-type="float">
            <text:p>0.00025202</text:p>
          </table:table-cell>
          <table:table-cell office:value-type="float" office:value="5373070" calcext:value-type="float">
            <text:p>5.37E+06</text:p>
          </table:table-cell>
          <table:table-cell table:formula="of:=[.A52]*1000" office:value-type="float" office:value="0.25202" calcext:value-type="float">
            <text:p>0.25202</text:p>
          </table:table-cell>
          <table:table-cell table:formula="of:=[.B52]/101325" office:value-type="float" office:value="53.0280779669381" calcext:value-type="float">
            <text:p>53.0280779669381</text:p>
          </table:table-cell>
        </table:table-row>
        <table:table-row table:style-name="ro1">
          <table:table-cell office:value-type="float" office:value="0.000256061" calcext:value-type="float">
            <text:p>0.000256061</text:p>
          </table:table-cell>
          <table:table-cell office:value-type="float" office:value="5342400" calcext:value-type="float">
            <text:p>5.34E+06</text:p>
          </table:table-cell>
          <table:table-cell table:formula="of:=[.A53]*1000" office:value-type="float" office:value="0.256061" calcext:value-type="float">
            <text:p>0.256061</text:p>
          </table:table-cell>
          <table:table-cell table:formula="of:=[.B53]/101325" office:value-type="float" office:value="52.7253886010363" calcext:value-type="float">
            <text:p>52.7253886010363</text:p>
          </table:table-cell>
        </table:table-row>
        <table:table-row table:style-name="ro1">
          <table:table-cell office:value-type="float" office:value="0.000260101" calcext:value-type="float">
            <text:p>0.000260101</text:p>
          </table:table-cell>
          <table:table-cell office:value-type="float" office:value="5311240" calcext:value-type="float">
            <text:p>5.31E+06</text:p>
          </table:table-cell>
          <table:table-cell table:formula="of:=[.A54]*1000" office:value-type="float" office:value="0.260101" calcext:value-type="float">
            <text:p>0.260101</text:p>
          </table:table-cell>
          <table:table-cell table:formula="of:=[.B54]/101325" office:value-type="float" office:value="52.4178633111276" calcext:value-type="float">
            <text:p>52.4178633111276</text:p>
          </table:table-cell>
        </table:table-row>
        <table:table-row table:style-name="ro1">
          <table:table-cell office:value-type="float" office:value="0.000264141" calcext:value-type="float">
            <text:p>0.000264141</text:p>
          </table:table-cell>
          <table:table-cell office:value-type="float" office:value="5279660" calcext:value-type="float">
            <text:p>5.28E+06</text:p>
          </table:table-cell>
          <table:table-cell table:formula="of:=[.A55]*1000" office:value-type="float" office:value="0.264141" calcext:value-type="float">
            <text:p>0.264141</text:p>
          </table:table-cell>
          <table:table-cell table:formula="of:=[.B55]/101325" office:value-type="float" office:value="52.1061929434986" calcext:value-type="float">
            <text:p>52.1061929434986</text:p>
          </table:table-cell>
        </table:table-row>
        <table:table-row table:style-name="ro1">
          <table:table-cell office:value-type="float" office:value="0.000268182" calcext:value-type="float">
            <text:p>0.000268182</text:p>
          </table:table-cell>
          <table:table-cell office:value-type="float" office:value="5247740" calcext:value-type="float">
            <text:p>5.25E+06</text:p>
          </table:table-cell>
          <table:table-cell table:formula="of:=[.A56]*1000" office:value-type="float" office:value="0.268182" calcext:value-type="float">
            <text:p>0.268182</text:p>
          </table:table-cell>
          <table:table-cell table:formula="of:=[.B56]/101325" office:value-type="float" office:value="51.7911670367629" calcext:value-type="float">
            <text:p>51.7911670367629</text:p>
          </table:table-cell>
        </table:table-row>
        <table:table-row table:style-name="ro1">
          <table:table-cell office:value-type="float" office:value="0.000272222" calcext:value-type="float">
            <text:p>0.000272222</text:p>
          </table:table-cell>
          <table:table-cell office:value-type="float" office:value="5215550" calcext:value-type="float">
            <text:p>5.22E+06</text:p>
          </table:table-cell>
          <table:table-cell table:formula="of:=[.A57]*1000" office:value-type="float" office:value="0.272222" calcext:value-type="float">
            <text:p>0.272222</text:p>
          </table:table-cell>
          <table:table-cell table:formula="of:=[.B57]/101325" office:value-type="float" office:value="51.473476437207" calcext:value-type="float">
            <text:p>51.473476437207</text:p>
          </table:table-cell>
        </table:table-row>
        <table:table-row table:style-name="ro1">
          <table:table-cell office:value-type="float" office:value="0.000276263" calcext:value-type="float">
            <text:p>0.000276263</text:p>
          </table:table-cell>
          <table:table-cell office:value-type="float" office:value="5183120" calcext:value-type="float">
            <text:p>5.18E+06</text:p>
          </table:table-cell>
          <table:table-cell table:formula="of:=[.A58]*1000" office:value-type="float" office:value="0.276263" calcext:value-type="float">
            <text:p>0.276263</text:p>
          </table:table-cell>
          <table:table-cell table:formula="of:=[.B58]/101325" office:value-type="float" office:value="51.153417221811" calcext:value-type="float">
            <text:p>51.153417221811</text:p>
          </table:table-cell>
        </table:table-row>
        <table:table-row table:style-name="ro1">
          <table:table-cell office:value-type="float" office:value="0.000280303" calcext:value-type="float">
            <text:p>0.000280303</text:p>
          </table:table-cell>
          <table:table-cell office:value-type="float" office:value="5150530" calcext:value-type="float">
            <text:p>5.15E+06</text:p>
          </table:table-cell>
          <table:table-cell table:formula="of:=[.A59]*1000" office:value-type="float" office:value="0.280303" calcext:value-type="float">
            <text:p>0.280303</text:p>
          </table:table-cell>
          <table:table-cell table:formula="of:=[.B59]/101325" office:value-type="float" office:value="50.8317789291883" calcext:value-type="float">
            <text:p>50.8317789291883</text:p>
          </table:table-cell>
        </table:table-row>
        <table:table-row table:style-name="ro1">
          <table:table-cell office:value-type="float" office:value="0.000284343" calcext:value-type="float">
            <text:p>0.000284343</text:p>
          </table:table-cell>
          <table:table-cell office:value-type="float" office:value="5117810" calcext:value-type="float">
            <text:p>5.12E+06</text:p>
          </table:table-cell>
          <table:table-cell table:formula="of:=[.A60]*1000" office:value-type="float" office:value="0.284343" calcext:value-type="float">
            <text:p>0.284343</text:p>
          </table:table-cell>
          <table:table-cell table:formula="of:=[.B60]/101325" office:value-type="float" office:value="50.5088576363188" calcext:value-type="float">
            <text:p>50.5088576363188</text:p>
          </table:table-cell>
        </table:table-row>
        <table:table-row table:style-name="ro1">
          <table:table-cell office:value-type="float" office:value="0.000288384" calcext:value-type="float">
            <text:p>0.000288384</text:p>
          </table:table-cell>
          <table:table-cell office:value-type="float" office:value="5085010" calcext:value-type="float">
            <text:p>5.09E+06</text:p>
          </table:table-cell>
          <table:table-cell table:formula="of:=[.A61]*1000" office:value-type="float" office:value="0.288384" calcext:value-type="float">
            <text:p>0.288384</text:p>
          </table:table-cell>
          <table:table-cell table:formula="of:=[.B61]/101325" office:value-type="float" office:value="50.1851468048359" calcext:value-type="float">
            <text:p>50.1851468048359</text:p>
          </table:table-cell>
        </table:table-row>
        <table:table-row table:style-name="ro1">
          <table:table-cell office:value-type="float" office:value="0.000292424" calcext:value-type="float">
            <text:p>0.000292424</text:p>
          </table:table-cell>
          <table:table-cell office:value-type="float" office:value="5052170" calcext:value-type="float">
            <text:p>5.05E+06</text:p>
          </table:table-cell>
          <table:table-cell table:formula="of:=[.A62]*1000" office:value-type="float" office:value="0.292424" calcext:value-type="float">
            <text:p>0.292424</text:p>
          </table:table-cell>
          <table:table-cell table:formula="of:=[.B62]/101325" office:value-type="float" office:value="49.8610412040464" calcext:value-type="float">
            <text:p>49.8610412040464</text:p>
          </table:table-cell>
        </table:table-row>
        <table:table-row table:style-name="ro1">
          <table:table-cell office:value-type="float" office:value="0.000296465" calcext:value-type="float">
            <text:p>0.000296465</text:p>
          </table:table-cell>
          <table:table-cell office:value-type="float" office:value="5019310" calcext:value-type="float">
            <text:p>5.02E+06</text:p>
          </table:table-cell>
          <table:table-cell table:formula="of:=[.A63]*1000" office:value-type="float" office:value="0.296465" calcext:value-type="float">
            <text:p>0.296465</text:p>
          </table:table-cell>
          <table:table-cell table:formula="of:=[.B63]/101325" office:value-type="float" office:value="49.5367382186035" calcext:value-type="float">
            <text:p>49.5367382186035</text:p>
          </table:table-cell>
        </table:table-row>
        <table:table-row table:style-name="ro1">
          <table:table-cell office:value-type="float" office:value="0.000300505" calcext:value-type="float">
            <text:p>0.000300505</text:p>
          </table:table-cell>
          <table:table-cell office:value-type="float" office:value="4986480" calcext:value-type="float">
            <text:p>4.99E+06</text:p>
          </table:table-cell>
          <table:table-cell table:formula="of:=[.A64]*1000" office:value-type="float" office:value="0.300505" calcext:value-type="float">
            <text:p>0.300505</text:p>
          </table:table-cell>
          <table:table-cell table:formula="of:=[.B64]/101325" office:value-type="float" office:value="49.2127313101406" calcext:value-type="float">
            <text:p>49.2127313101406</text:p>
          </table:table-cell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4953700" calcext:value-type="float">
            <text:p>4.95E+06</text:p>
          </table:table-cell>
          <table:table-cell table:formula="of:=[.A65]*1000" office:value-type="float" office:value="0.304545" calcext:value-type="float">
            <text:p>0.304545</text:p>
          </table:table-cell>
          <table:table-cell table:formula="of:=[.B65]/101325" office:value-type="float" office:value="48.8892178633111" calcext:value-type="float">
            <text:p>48.8892178633111</text:p>
          </table:table-cell>
        </table:table-row>
        <table:table-row table:style-name="ro1">
          <table:table-cell office:value-type="float" office:value="0.000308586" calcext:value-type="float">
            <text:p>0.000308586</text:p>
          </table:table-cell>
          <table:table-cell office:value-type="float" office:value="4921000" calcext:value-type="float">
            <text:p>4.92E+06</text:p>
          </table:table-cell>
          <table:table-cell table:formula="of:=[.A66]*1000" office:value-type="float" office:value="0.308586" calcext:value-type="float">
            <text:p>0.308586</text:p>
          </table:table-cell>
          <table:table-cell table:formula="of:=[.B66]/101325" office:value-type="float" office:value="48.566493955095" calcext:value-type="float">
            <text:p>48.566493955095</text:p>
          </table:table-cell>
        </table:table-row>
        <table:table-row table:style-name="ro1">
          <table:table-cell office:value-type="float" office:value="0.000312626" calcext:value-type="float">
            <text:p>0.000312626</text:p>
          </table:table-cell>
          <table:table-cell office:value-type="float" office:value="4888400" calcext:value-type="float">
            <text:p>4.89E+06</text:p>
          </table:table-cell>
          <table:table-cell table:formula="of:=[.A67]*1000" office:value-type="float" office:value="0.312626" calcext:value-type="float">
            <text:p>0.312626</text:p>
          </table:table-cell>
          <table:table-cell table:formula="of:=[.B67]/101325" office:value-type="float" office:value="48.2447569701456" calcext:value-type="float">
            <text:p>48.2447569701456</text:p>
          </table:table-cell>
        </table:table-row>
        <table:table-row table:style-name="ro1">
          <table:table-cell office:value-type="float" office:value="0.000316667" calcext:value-type="float">
            <text:p>0.000316667</text:p>
          </table:table-cell>
          <table:table-cell office:value-type="float" office:value="4855920" calcext:value-type="float">
            <text:p>4.86E+06</text:p>
          </table:table-cell>
          <table:table-cell table:formula="of:=[.A68]*1000" office:value-type="float" office:value="0.316667" calcext:value-type="float">
            <text:p>0.316667</text:p>
          </table:table-cell>
          <table:table-cell table:formula="of:=[.B68]/101325" office:value-type="float" office:value="47.9242042931162" calcext:value-type="float">
            <text:p>47.9242042931162</text:p>
          </table:table-cell>
        </table:table-row>
        <table:table-row table:style-name="ro1">
          <table:table-cell office:value-type="float" office:value="0.000320707" calcext:value-type="float">
            <text:p>0.000320707</text:p>
          </table:table-cell>
          <table:table-cell office:value-type="float" office:value="4823580" calcext:value-type="float">
            <text:p>4.82E+06</text:p>
          </table:table-cell>
          <table:table-cell table:formula="of:=[.A69]*1000" office:value-type="float" office:value="0.320707" calcext:value-type="float">
            <text:p>0.320707</text:p>
          </table:table-cell>
          <table:table-cell table:formula="of:=[.B69]/101325" office:value-type="float" office:value="47.6050333086603" calcext:value-type="float">
            <text:p>47.6050333086603</text:p>
          </table:table-cell>
        </table:table-row>
        <table:table-row table:style-name="ro1">
          <table:table-cell office:value-type="float" office:value="0.000324747" calcext:value-type="float">
            <text:p>0.000324747</text:p>
          </table:table-cell>
          <table:table-cell office:value-type="float" office:value="4791400" calcext:value-type="float">
            <text:p>4.79E+06</text:p>
          </table:table-cell>
          <table:table-cell table:formula="of:=[.A70]*1000" office:value-type="float" office:value="0.324747" calcext:value-type="float">
            <text:p>0.324747</text:p>
          </table:table-cell>
          <table:table-cell table:formula="of:=[.B70]/101325" office:value-type="float" office:value="47.287441401431" calcext:value-type="float">
            <text:p>47.287441401431</text:p>
          </table:table-cell>
        </table:table-row>
        <table:table-row table:style-name="ro1">
          <table:table-cell office:value-type="float" office:value="0.000328788" calcext:value-type="float">
            <text:p>0.000328788</text:p>
          </table:table-cell>
          <table:table-cell office:value-type="float" office:value="4759400" calcext:value-type="float">
            <text:p>4.76E+06</text:p>
          </table:table-cell>
          <table:table-cell table:formula="of:=[.A71]*1000" office:value-type="float" office:value="0.328788" calcext:value-type="float">
            <text:p>0.328788</text:p>
          </table:table-cell>
          <table:table-cell table:formula="of:=[.B71]/101325" office:value-type="float" office:value="46.9716259560819" calcext:value-type="float">
            <text:p>46.9716259560819</text:p>
          </table:table-cell>
        </table:table-row>
        <table:table-row table:style-name="ro1">
          <table:table-cell office:value-type="float" office:value="0.000332828" calcext:value-type="float">
            <text:p>0.000332828</text:p>
          </table:table-cell>
          <table:table-cell office:value-type="float" office:value="4727570" calcext:value-type="float">
            <text:p>4.73E+06</text:p>
          </table:table-cell>
          <table:table-cell table:formula="of:=[.A72]*1000" office:value-type="float" office:value="0.332828" calcext:value-type="float">
            <text:p>0.332828</text:p>
          </table:table-cell>
          <table:table-cell table:formula="of:=[.B72]/101325" office:value-type="float" office:value="46.6574882802862" calcext:value-type="float">
            <text:p>46.6574882802862</text:p>
          </table:table-cell>
        </table:table-row>
        <table:table-row table:style-name="ro1">
          <table:table-cell office:value-type="float" office:value="0.000336869" calcext:value-type="float">
            <text:p>0.000336869</text:p>
          </table:table-cell>
          <table:table-cell office:value-type="float" office:value="4695950" calcext:value-type="float">
            <text:p>4.70E+06</text:p>
          </table:table-cell>
          <table:table-cell table:formula="of:=[.A73]*1000" office:value-type="float" office:value="0.336869" calcext:value-type="float">
            <text:p>0.336869</text:p>
          </table:table-cell>
          <table:table-cell table:formula="of:=[.B73]/101325" office:value-type="float" office:value="46.3454231433506" calcext:value-type="float">
            <text:p>46.3454231433506</text:p>
          </table:table-cell>
        </table:table-row>
        <table:table-row table:style-name="ro1">
          <table:table-cell office:value-type="float" office:value="0.000340909" calcext:value-type="float">
            <text:p>0.000340909</text:p>
          </table:table-cell>
          <table:table-cell office:value-type="float" office:value="4664540" calcext:value-type="float">
            <text:p>4.66E+06</text:p>
          </table:table-cell>
          <table:table-cell table:formula="of:=[.A74]*1000" office:value-type="float" office:value="0.340909" calcext:value-type="float">
            <text:p>0.340909</text:p>
          </table:table-cell>
          <table:table-cell table:formula="of:=[.B74]/101325" office:value-type="float" office:value="46.0354305452751" calcext:value-type="float">
            <text:p>46.0354305452751</text:p>
          </table:table-cell>
        </table:table-row>
        <table:table-row table:style-name="ro1">
          <table:table-cell office:value-type="float" office:value="0.000344949" calcext:value-type="float">
            <text:p>0.000344949</text:p>
          </table:table-cell>
          <table:table-cell office:value-type="float" office:value="4633340" calcext:value-type="float">
            <text:p>4.63E+06</text:p>
          </table:table-cell>
          <table:table-cell table:formula="of:=[.A75]*1000" office:value-type="float" office:value="0.344949" calcext:value-type="float">
            <text:p>0.344949</text:p>
          </table:table-cell>
          <table:table-cell table:formula="of:=[.B75]/101325" office:value-type="float" office:value="45.7275104860597" calcext:value-type="float">
            <text:p>45.7275104860597</text:p>
          </table:table-cell>
        </table:table-row>
        <table:table-row table:style-name="ro1">
          <table:table-cell office:value-type="float" office:value="0.00034899" calcext:value-type="float">
            <text:p>0.00034899</text:p>
          </table:table-cell>
          <table:table-cell office:value-type="float" office:value="4602380" calcext:value-type="float">
            <text:p>4.60E+06</text:p>
          </table:table-cell>
          <table:table-cell table:formula="of:=[.A76]*1000" office:value-type="float" office:value="0.34899" calcext:value-type="float">
            <text:p>0.34899</text:p>
          </table:table-cell>
          <table:table-cell table:formula="of:=[.B76]/101325" office:value-type="float" office:value="45.4219590426844" calcext:value-type="float">
            <text:p>45.4219590426844</text:p>
          </table:table-cell>
        </table:table-row>
        <table:table-row table:style-name="ro1">
          <table:table-cell office:value-type="float" office:value="0.00035303" calcext:value-type="float">
            <text:p>0.00035303</text:p>
          </table:table-cell>
          <table:table-cell office:value-type="float" office:value="4571640" calcext:value-type="float">
            <text:p>4.57E+06</text:p>
          </table:table-cell>
          <table:table-cell table:formula="of:=[.A77]*1000" office:value-type="float" office:value="0.35303" calcext:value-type="float">
            <text:p>0.35303</text:p>
          </table:table-cell>
          <table:table-cell table:formula="of:=[.B77]/101325" office:value-type="float" office:value="45.1185788304959" calcext:value-type="float">
            <text:p>45.1185788304959</text:p>
          </table:table-cell>
        </table:table-row>
        <table:table-row table:style-name="ro1">
          <table:table-cell office:value-type="float" office:value="0.000357071" calcext:value-type="float">
            <text:p>0.000357071</text:p>
          </table:table-cell>
          <table:table-cell office:value-type="float" office:value="4541150" calcext:value-type="float">
            <text:p>4.54E+06</text:p>
          </table:table-cell>
          <table:table-cell table:formula="of:=[.A78]*1000" office:value-type="float" office:value="0.357071" calcext:value-type="float">
            <text:p>0.357071</text:p>
          </table:table-cell>
          <table:table-cell table:formula="of:=[.B78]/101325" office:value-type="float" office:value="44.8176659264742" calcext:value-type="float">
            <text:p>44.8176659264742</text:p>
          </table:table-cell>
        </table:table-row>
        <table:table-row table:style-name="ro1">
          <table:table-cell office:value-type="float" office:value="0.000361111" calcext:value-type="float">
            <text:p>0.000361111</text:p>
          </table:table-cell>
          <table:table-cell office:value-type="float" office:value="4510910" calcext:value-type="float">
            <text:p>4.51E+06</text:p>
          </table:table-cell>
          <table:table-cell table:formula="of:=[.A79]*1000" office:value-type="float" office:value="0.361111" calcext:value-type="float">
            <text:p>0.361111</text:p>
          </table:table-cell>
          <table:table-cell table:formula="of:=[.B79]/101325" office:value-type="float" office:value="44.5192203306193" calcext:value-type="float">
            <text:p>44.5192203306193</text:p>
          </table:table-cell>
        </table:table-row>
        <table:table-row table:style-name="ro1">
          <table:table-cell office:value-type="float" office:value="0.000365152" calcext:value-type="float">
            <text:p>0.000365152</text:p>
          </table:table-cell>
          <table:table-cell office:value-type="float" office:value="4480910" calcext:value-type="float">
            <text:p>4.48E+06</text:p>
          </table:table-cell>
          <table:table-cell table:formula="of:=[.A80]*1000" office:value-type="float" office:value="0.365152" calcext:value-type="float">
            <text:p>0.365152</text:p>
          </table:table-cell>
          <table:table-cell table:formula="of:=[.B80]/101325" office:value-type="float" office:value="44.2231433506045" calcext:value-type="float">
            <text:p>44.2231433506045</text:p>
          </table:table-cell>
        </table:table-row>
        <table:table-row table:style-name="ro1">
          <table:table-cell office:value-type="float" office:value="0.000369192" calcext:value-type="float">
            <text:p>0.000369192</text:p>
          </table:table-cell>
          <table:table-cell office:value-type="float" office:value="4451180" calcext:value-type="float">
            <text:p>4.45E+06</text:p>
          </table:table-cell>
          <table:table-cell table:formula="of:=[.A81]*1000" office:value-type="float" office:value="0.369192" calcext:value-type="float">
            <text:p>0.369192</text:p>
          </table:table-cell>
          <table:table-cell table:formula="of:=[.B81]/101325" office:value-type="float" office:value="43.9297310634098" calcext:value-type="float">
            <text:p>43.9297310634098</text:p>
          </table:table-cell>
        </table:table-row>
        <table:table-row table:style-name="ro1">
          <table:table-cell office:value-type="float" office:value="0.000373232" calcext:value-type="float">
            <text:p>0.000373232</text:p>
          </table:table-cell>
          <table:table-cell office:value-type="float" office:value="4421700" calcext:value-type="float">
            <text:p>4.42E+06</text:p>
          </table:table-cell>
          <table:table-cell table:formula="of:=[.A82]*1000" office:value-type="float" office:value="0.373232" calcext:value-type="float">
            <text:p>0.373232</text:p>
          </table:table-cell>
          <table:table-cell table:formula="of:=[.B82]/101325" office:value-type="float" office:value="43.6387860843819" calcext:value-type="float">
            <text:p>43.6387860843819</text:p>
          </table:table-cell>
        </table:table-row>
        <table:table-row table:style-name="ro1">
          <table:table-cell office:value-type="float" office:value="0.000377273" calcext:value-type="float">
            <text:p>0.000377273</text:p>
          </table:table-cell>
          <table:table-cell office:value-type="float" office:value="4392480" calcext:value-type="float">
            <text:p>4.39E+06</text:p>
          </table:table-cell>
          <table:table-cell table:formula="of:=[.A83]*1000" office:value-type="float" office:value="0.377273" calcext:value-type="float">
            <text:p>0.377273</text:p>
          </table:table-cell>
          <table:table-cell table:formula="of:=[.B83]/101325" office:value-type="float" office:value="43.3504071058475" calcext:value-type="float">
            <text:p>43.3504071058475</text:p>
          </table:table-cell>
        </table:table-row>
        <table:table-row table:style-name="ro1">
          <table:table-cell office:value-type="float" office:value="0.000381313" calcext:value-type="float">
            <text:p>0.000381313</text:p>
          </table:table-cell>
          <table:table-cell office:value-type="float" office:value="4363530" calcext:value-type="float">
            <text:p>4.36E+06</text:p>
          </table:table-cell>
          <table:table-cell table:formula="of:=[.A84]*1000" office:value-type="float" office:value="0.381313" calcext:value-type="float">
            <text:p>0.381313</text:p>
          </table:table-cell>
          <table:table-cell table:formula="of:=[.B84]/101325" office:value-type="float" office:value="43.0646928201332" calcext:value-type="float">
            <text:p>43.0646928201332</text:p>
          </table:table-cell>
        </table:table-row>
        <table:table-row table:style-name="ro1">
          <table:table-cell office:value-type="float" office:value="0.000385354" calcext:value-type="float">
            <text:p>0.000385354</text:p>
          </table:table-cell>
          <table:table-cell office:value-type="float" office:value="4334850" calcext:value-type="float">
            <text:p>4.33E+06</text:p>
          </table:table-cell>
          <table:table-cell table:formula="of:=[.A85]*1000" office:value-type="float" office:value="0.385354" calcext:value-type="float">
            <text:p>0.385354</text:p>
          </table:table-cell>
          <table:table-cell table:formula="of:=[.B85]/101325" office:value-type="float" office:value="42.7816432272391" calcext:value-type="float">
            <text:p>42.7816432272391</text:p>
          </table:table-cell>
        </table:table-row>
        <table:table-row table:style-name="ro1">
          <table:table-cell office:value-type="float" office:value="0.000389394" calcext:value-type="float">
            <text:p>0.000389394</text:p>
          </table:table-cell>
          <table:table-cell office:value-type="float" office:value="4306430" calcext:value-type="float">
            <text:p>4.31E+06</text:p>
          </table:table-cell>
          <table:table-cell table:formula="of:=[.A86]*1000" office:value-type="float" office:value="0.389394" calcext:value-type="float">
            <text:p>0.389394</text:p>
          </table:table-cell>
          <table:table-cell table:formula="of:=[.B86]/101325" office:value-type="float" office:value="42.5011596348384" calcext:value-type="float">
            <text:p>42.5011596348384</text:p>
          </table:table-cell>
        </table:table-row>
        <table:table-row table:style-name="ro1">
          <table:table-cell office:value-type="float" office:value="0.000393434" calcext:value-type="float">
            <text:p>0.000393434</text:p>
          </table:table-cell>
          <table:table-cell office:value-type="float" office:value="4278280" calcext:value-type="float">
            <text:p>4.28E+06</text:p>
          </table:table-cell>
          <table:table-cell table:formula="of:=[.A87]*1000" office:value-type="float" office:value="0.393434" calcext:value-type="float">
            <text:p>0.393434</text:p>
          </table:table-cell>
          <table:table-cell table:formula="of:=[.B87]/101325" office:value-type="float" office:value="42.2233407352578" calcext:value-type="float">
            <text:p>42.2233407352578</text:p>
          </table:table-cell>
        </table:table-row>
        <table:table-row table:style-name="ro1">
          <table:table-cell office:value-type="float" office:value="0.000397475" calcext:value-type="float">
            <text:p>0.000397475</text:p>
          </table:table-cell>
          <table:table-cell office:value-type="float" office:value="4250400" calcext:value-type="float">
            <text:p>4.25E+06</text:p>
          </table:table-cell>
          <table:table-cell table:formula="of:=[.A88]*1000" office:value-type="float" office:value="0.397475" calcext:value-type="float">
            <text:p>0.397475</text:p>
          </table:table-cell>
          <table:table-cell table:formula="of:=[.B88]/101325" office:value-type="float" office:value="41.9481865284974" calcext:value-type="float">
            <text:p>41.9481865284974</text:p>
          </table:table-cell>
        </table:table-row>
        <table:table-row table:style-name="ro1">
          <table:table-cell office:value-type="float" office:value="0.000401515" calcext:value-type="float">
            <text:p>0.000401515</text:p>
          </table:table-cell>
          <table:table-cell office:value-type="float" office:value="4222790" calcext:value-type="float">
            <text:p>4.22E+06</text:p>
          </table:table-cell>
          <table:table-cell table:formula="of:=[.A89]*1000" office:value-type="float" office:value="0.401515" calcext:value-type="float">
            <text:p>0.401515</text:p>
          </table:table-cell>
          <table:table-cell table:formula="of:=[.B89]/101325" office:value-type="float" office:value="41.6756970145571" calcext:value-type="float">
            <text:p>41.6756970145571</text:p>
          </table:table-cell>
        </table:table-row>
        <table:table-row table:style-name="ro1">
          <table:table-cell office:value-type="float" office:value="0.000405556" calcext:value-type="float">
            <text:p>0.000405556</text:p>
          </table:table-cell>
          <table:table-cell office:value-type="float" office:value="4195450" calcext:value-type="float">
            <text:p>4.20E+06</text:p>
          </table:table-cell>
          <table:table-cell table:formula="of:=[.A90]*1000" office:value-type="float" office:value="0.405556" calcext:value-type="float">
            <text:p>0.405556</text:p>
          </table:table-cell>
          <table:table-cell table:formula="of:=[.B90]/101325" office:value-type="float" office:value="41.405872193437" calcext:value-type="float">
            <text:p>41.405872193437</text:p>
          </table:table-cell>
        </table:table-row>
        <table:table-row table:style-name="ro1">
          <table:table-cell office:value-type="float" office:value="0.000409596" calcext:value-type="float">
            <text:p>0.000409596</text:p>
          </table:table-cell>
          <table:table-cell office:value-type="float" office:value="4168380" calcext:value-type="float">
            <text:p>4.17E+06</text:p>
          </table:table-cell>
          <table:table-cell table:formula="of:=[.A91]*1000" office:value-type="float" office:value="0.409596" calcext:value-type="float">
            <text:p>0.409596</text:p>
          </table:table-cell>
          <table:table-cell table:formula="of:=[.B91]/101325" office:value-type="float" office:value="41.1387120651369" calcext:value-type="float">
            <text:p>41.1387120651369</text:p>
          </table:table-cell>
        </table:table-row>
        <table:table-row table:style-name="ro1">
          <table:table-cell office:value-type="float" office:value="0.000413636" calcext:value-type="float">
            <text:p>0.000413636</text:p>
          </table:table-cell>
          <table:table-cell office:value-type="float" office:value="4141570" calcext:value-type="float">
            <text:p>4.14E+06</text:p>
          </table:table-cell>
          <table:table-cell table:formula="of:=[.A92]*1000" office:value-type="float" office:value="0.413636" calcext:value-type="float">
            <text:p>0.413636</text:p>
          </table:table-cell>
          <table:table-cell table:formula="of:=[.B92]/101325" office:value-type="float" office:value="40.8741179373304" calcext:value-type="float">
            <text:p>40.8741179373304</text:p>
          </table:table-cell>
        </table:table-row>
        <table:table-row table:style-name="ro1">
          <table:table-cell office:value-type="float" office:value="0.000417677" calcext:value-type="float">
            <text:p>0.000417677</text:p>
          </table:table-cell>
          <table:table-cell office:value-type="float" office:value="4115040" calcext:value-type="float">
            <text:p>4.12E+06</text:p>
          </table:table-cell>
          <table:table-cell table:formula="of:=[.A93]*1000" office:value-type="float" office:value="0.417677" calcext:value-type="float">
            <text:p>0.417677</text:p>
          </table:table-cell>
          <table:table-cell table:formula="of:=[.B93]/101325" office:value-type="float" office:value="40.6122871946706" calcext:value-type="float">
            <text:p>40.6122871946706</text:p>
          </table:table-cell>
        </table:table-row>
        <table:table-row table:style-name="ro1">
          <table:table-cell office:value-type="float" office:value="0.000421717" calcext:value-type="float">
            <text:p>0.000421717</text:p>
          </table:table-cell>
          <table:table-cell office:value-type="float" office:value="4088770" calcext:value-type="float">
            <text:p>4.09E+06</text:p>
          </table:table-cell>
          <table:table-cell table:formula="of:=[.A94]*1000" office:value-type="float" office:value="0.421717" calcext:value-type="float">
            <text:p>0.421717</text:p>
          </table:table-cell>
          <table:table-cell table:formula="of:=[.B94]/101325" office:value-type="float" office:value="40.3530224525043" calcext:value-type="float">
            <text:p>40.3530224525043</text:p>
          </table:table-cell>
        </table:table-row>
        <table:table-row table:style-name="ro1">
          <table:table-cell office:value-type="float" office:value="0.000425758" calcext:value-type="float">
            <text:p>0.000425758</text:p>
          </table:table-cell>
          <table:table-cell office:value-type="float" office:value="4062770" calcext:value-type="float">
            <text:p>4.06E+06</text:p>
          </table:table-cell>
          <table:table-cell table:formula="of:=[.A95]*1000" office:value-type="float" office:value="0.425758" calcext:value-type="float">
            <text:p>0.425758</text:p>
          </table:table-cell>
          <table:table-cell table:formula="of:=[.B95]/101325" office:value-type="float" office:value="40.0964224031582" calcext:value-type="float">
            <text:p>40.0964224031582</text:p>
          </table:table-cell>
        </table:table-row>
        <table:table-row table:style-name="ro1">
          <table:table-cell office:value-type="float" office:value="0.000429798" calcext:value-type="float">
            <text:p>0.000429798</text:p>
          </table:table-cell>
          <table:table-cell office:value-type="float" office:value="4037030" calcext:value-type="float">
            <text:p>4.04E+06</text:p>
          </table:table-cell>
          <table:table-cell table:formula="of:=[.A96]*1000" office:value-type="float" office:value="0.429798" calcext:value-type="float">
            <text:p>0.429798</text:p>
          </table:table-cell>
          <table:table-cell table:formula="of:=[.B96]/101325" office:value-type="float" office:value="39.8423883543055" calcext:value-type="float">
            <text:p>39.8423883543055</text:p>
          </table:table-cell>
        </table:table-row>
        <table:table-row table:style-name="ro1">
          <table:table-cell office:value-type="float" office:value="0.000433838" calcext:value-type="float">
            <text:p>0.000433838</text:p>
          </table:table-cell>
          <table:table-cell office:value-type="float" office:value="4011550" calcext:value-type="float">
            <text:p>4.01E+06</text:p>
          </table:table-cell>
          <table:table-cell table:formula="of:=[.A97]*1000" office:value-type="float" office:value="0.433838" calcext:value-type="float">
            <text:p>0.433838</text:p>
          </table:table-cell>
          <table:table-cell table:formula="of:=[.B97]/101325" office:value-type="float" office:value="39.5909203059462" calcext:value-type="float">
            <text:p>39.5909203059462</text:p>
          </table:table-cell>
        </table:table-row>
        <table:table-row table:style-name="ro1">
          <table:table-cell office:value-type="float" office:value="0.000437879" calcext:value-type="float">
            <text:p>0.000437879</text:p>
          </table:table-cell>
          <table:table-cell office:value-type="float" office:value="3986330" calcext:value-type="float">
            <text:p>3.99E+06</text:p>
          </table:table-cell>
          <table:table-cell table:formula="of:=[.A98]*1000" office:value-type="float" office:value="0.437879" calcext:value-type="float">
            <text:p>0.437879</text:p>
          </table:table-cell>
          <table:table-cell table:formula="of:=[.B98]/101325" office:value-type="float" office:value="39.3420182580804" calcext:value-type="float">
            <text:p>39.3420182580804</text:p>
          </table:table-cell>
        </table:table-row>
        <table:table-row table:style-name="ro1">
          <table:table-cell office:value-type="float" office:value="0.000441919" calcext:value-type="float">
            <text:p>0.000441919</text:p>
          </table:table-cell>
          <table:table-cell office:value-type="float" office:value="3961380" calcext:value-type="float">
            <text:p>3.96E+06</text:p>
          </table:table-cell>
          <table:table-cell table:formula="of:=[.A99]*1000" office:value-type="float" office:value="0.441919" calcext:value-type="float">
            <text:p>0.441919</text:p>
          </table:table-cell>
          <table:table-cell table:formula="of:=[.B99]/101325" office:value-type="float" office:value="39.0957809030348" calcext:value-type="float">
            <text:p>39.0957809030348</text:p>
          </table:table-cell>
        </table:table-row>
        <table:table-row table:style-name="ro1">
          <table:table-cell office:value-type="float" office:value="0.00044596" calcext:value-type="float">
            <text:p>0.00044596</text:p>
          </table:table-cell>
          <table:table-cell office:value-type="float" office:value="3936680" calcext:value-type="float">
            <text:p>3.94E+06</text:p>
          </table:table-cell>
          <table:table-cell table:formula="of:=[.A100]*1000" office:value-type="float" office:value="0.44596" calcext:value-type="float">
            <text:p>0.44596</text:p>
          </table:table-cell>
          <table:table-cell table:formula="of:=[.B100]/101325" office:value-type="float" office:value="38.8520108561559" calcext:value-type="float">
            <text:p>38.8520108561559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3912230" calcext:value-type="float">
            <text:p>3.91E+06</text:p>
          </table:table-cell>
          <table:table-cell table:formula="of:=[.A101]*1000" office:value-type="float" office:value="0.45" calcext:value-type="float">
            <text:p>0.45</text:p>
          </table:table-cell>
          <table:table-cell table:formula="of:=[.B101]/101325" office:value-type="float" office:value="38.6107081174439" calcext:value-type="float">
            <text:p>38.6107081174439</text:p>
          </table:table-cell>
        </table:table-row>
      </table:table>
      <table:table table:name="Planilha6" table:style-name="ta1">
        <table:shapes>
          <draw:frame draw:z-index="0" draw:style-name="gr2" draw:text-style-name="P3" svg:width="6.2988in" svg:height="3.5429in" svg:x="17.7587in" svg:y="0.1969in">
            <draw:object draw:notify-on-update-of-ranges="Planilha6.N3:Planilha6.N102 Planilha6.O2:Planilha6.O2 Planilha6.O3:Planilha6.O102 Planilha6.N3:Planilha6.N102 Planilha6.P2:Planilha6.P2 Planilha6.P3:Planilha6.P102 Planilha6.N3:Planilha6.N102 Planilha6.Q2:Planilha6.Q2 Planilha6.Q3:Planilha6.Q102 Planilha6.N3:Planilha6.N102 Planilha6.R2:Planilha6.R2 Planilha6.R3:Planilha6.R102 Planilha6.N3:Planilha6.N102 Planilha6.S2:Planilha6.S2 Planilha6.S3:Planilha6.S102" xlink:href="./Object 10" xlink:type="simple" xlink:show="embed" xlink:actuate="onLoad">
              <loext:p text:style-name="P2">
                <text:s/>
              </loext:p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in" svg:height="3.5449in" svg:x="29.7339in" svg:y="1.0772in">
            <draw:object draw:notify-on-update-of-ranges="Planilha6.AF1:Planilha6.AF1 Planilha6.AF2:Planilha6.AF51 Planilha6.AG1:Planilha6.AG1 Planilha6.AG2:Planilha6.AG5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3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280 K 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04 K</text:p>
          </table:table-cell>
          <table:covered-table-cell table:style-name="Default"/>
          <table:covered-table-cell table:number-columns-repeated="2"/>
          <table:table-cell table:style-name="ce3" office:value-type="string" calcext:value-type="string" table:number-columns-spanned="4" table:number-rows-spanned="1">
            <text:p>310K</text:p>
          </table:table-cell>
          <table:covered-table-cell table:style-name="Default"/>
          <table:covered-table-cell table:number-columns-repeated="2"/>
          <table:table-cell table:number-columns-repeated="16"/>
          <table:table-cell office:value-type="string" calcext:value-type="string">
            <text:p>22/10/24</text:p>
          </table:table-cell>
          <table:table-cell office:value-type="string" calcext:value-type="string">
            <text:p>V(m³/mol)</text:p>
          </table:table-cell>
          <table:table-cell office:value-type="string" calcext:value-type="string">
            <text:p>P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</table:table-row>
        <table:table-row table:style-name="ro1"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m³/mol)</text:p>
          </table:table-cell>
          <table:table-cell table:style-name="Default" office:value-type="string" calcext:value-type="string">
            <text:p>Pressao(Pa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/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office:value-type="string" calcext:value-type="string">
            <text:p>Volume(L/mol)</text:p>
          </table:table-cell>
          <table:table-cell office:value-type="string" calcext:value-type="string">
            <text:p>Pressao(atm)</text:p>
          </table:table-cell>
          <table:table-cell table:number-columns-repeated="10"/>
          <table:table-cell table:style-name="ce1" office:value-type="float" office:value="0.00005" calcext:value-type="float">
            <text:p>5.00E-05</text:p>
          </table:table-cell>
          <table:table-cell table:style-name="ce1" office:value-type="float" office:value="5599420" calcext:value-type="float">
            <text:p>5.60E+06</text:p>
          </table:table-cell>
          <table:table-cell table:formula="of:=[.AD2]*1000" office:value-type="float" office:value="0.05" calcext:value-type="float">
            <text:p>0.05</text:p>
          </table:table-cell>
          <table:table-cell table:formula="of:=[.AE2]/101325" office:value-type="float" office:value="55.2619787811498" calcext:value-type="float">
            <text:p>55.2619787811498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float" office:value="178021000" calcext:value-type="float">
            <text:p>1.78E+08</text:p>
          </table:table-cell>
          <table:table-cell table:formula="of:=[.A3]*1000" office:value-type="float" office:value="0.05" calcext:value-type="float">
            <text:p>0.05</text:p>
          </table:table-cell>
          <table:table-cell table:formula="of:=[.B3]/101325" office:value-type="float" office:value="1756.93066864051" calcext:value-type="float">
            <text:p>1756.93066864051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205811000" calcext:value-type="float">
            <text:p>2.06E+08</text:p>
          </table:table-cell>
          <table:table-cell table:formula="of:=[.E3]*1000" office:value-type="float" office:value="0.05" calcext:value-type="float">
            <text:p>0.05</text:p>
          </table:table-cell>
          <table:table-cell table:formula="of:=[.F3]/101325" office:value-type="float" office:value="2031.19664446089" calcext:value-type="float">
            <text:p>2031.19664446089</text:p>
          </table:table-cell>
          <table:table-cell table:style-name="ce1" office:value-type="float" office:value="0.00005" calcext:value-type="float">
            <text:p>5.00E-05</text:p>
          </table:table-cell>
          <table:table-cell office:value-type="float" office:value="212759000" calcext:value-type="float">
            <text:p>2.13E+08</text:p>
          </table:table-cell>
          <table:table-cell table:formula="of:=[.I3]*1000" office:value-type="float" office:value="0.05" calcext:value-type="float">
            <text:p>0.05</text:p>
          </table:table-cell>
          <table:table-cell table:formula="of:=[.J3]/101325" office:value-type="float" office:value="2099.76807303232" calcext:value-type="float">
            <text:p>2099.76807303232</text:p>
          </table:table-cell>
          <table:table-cell/>
          <table:table-cell table:formula="of:=[.A3]*1000" office:value-type="float" office:value="0.05" calcext:value-type="float">
            <text:p>0.05</text:p>
          </table:table-cell>
          <table:table-cell table:formula="of:=[.B3]/101325" office:value-type="float" office:value="1756.93066864051" calcext:value-type="float">
            <text:p>1756.93066864051</text:p>
          </table:table-cell>
          <table:table-cell table:formula="of:=[.E3]*1000" office:value-type="float" office:value="0.05" calcext:value-type="float">
            <text:p>0.05</text:p>
          </table:table-cell>
          <table:table-cell table:formula="of:=[.F3]/101325" office:value-type="float" office:value="2031.19664446089" calcext:value-type="float">
            <text:p>2031.19664446089</text:p>
          </table:table-cell>
          <table:table-cell table:formula="of:=[.I3]*1000" office:value-type="float" office:value="0.05" calcext:value-type="float">
            <text:p>0.05</text:p>
          </table:table-cell>
          <table:table-cell table:formula="of:=[.J3]/101325" office:value-type="float" office:value="2099.76807303232" calcext:value-type="float">
            <text:p>2099.76807303232</text:p>
          </table:table-cell>
          <table:table-cell table:number-columns-repeated="10"/>
          <table:table-cell table:style-name="ce1" office:value-type="float" office:value="0.0000581633" calcext:value-type="float">
            <text:p>5.82E-05</text:p>
          </table:table-cell>
          <table:table-cell table:style-name="ce1" office:value-type="float" office:value="1256890" calcext:value-type="float">
            <text:p>1.26E+06</text:p>
          </table:table-cell>
          <table:table-cell table:formula="of:=[.AD3]*1000" office:value-type="float" office:value="0.0581633" calcext:value-type="float">
            <text:p>0.0581633</text:p>
          </table:table-cell>
          <table:table-cell table:formula="of:=[.AE3]/101325" office:value-type="float" office:value="12.4045398470269" calcext:value-type="float">
            <text:p>12.4045398470269</text:p>
          </table:table-cell>
        </table:table-row>
        <table:table-row table:style-name="ro1">
          <table:table-cell table:style-name="ce1" office:value-type="float" office:value="0.0000540404" calcext:value-type="float">
            <text:p>5.40E-05</text:p>
          </table:table-cell>
          <table:table-cell office:value-type="float" office:value="82315400" calcext:value-type="float">
            <text:p>8.23E+07</text:p>
          </table:table-cell>
          <table:table-cell table:formula="of:=[.A4]*1000" office:value-type="float" office:value="0.0540404" calcext:value-type="float">
            <text:p>0.0540404</text:p>
          </table:table-cell>
          <table:table-cell table:formula="of:=[.B4]/101325" office:value-type="float" office:value="812.389834690353" calcext:value-type="float">
            <text:p>812.389834690353</text:p>
          </table:table-cell>
          <table:table-cell table:style-name="ce1" office:value-type="float" office:value="0.0000540404" calcext:value-type="float">
            <text:p>5.40E-05</text:p>
          </table:table-cell>
          <table:table-cell office:value-type="float" office:value="100099000" calcext:value-type="float">
            <text:p>1.00E+08</text:p>
          </table:table-cell>
          <table:table-cell table:formula="of:=[.E4]*1000" office:value-type="float" office:value="0.0540404" calcext:value-type="float">
            <text:p>0.0540404</text:p>
          </table:table-cell>
          <table:table-cell table:formula="of:=[.F4]/101325" office:value-type="float" office:value="987.900320750062" calcext:value-type="float">
            <text:p>987.900320750062</text:p>
          </table:table-cell>
          <table:table-cell table:style-name="ce1" office:value-type="float" office:value="0.0000540404" calcext:value-type="float">
            <text:p>5.40E-05</text:p>
          </table:table-cell>
          <table:table-cell office:value-type="float" office:value="104544000" calcext:value-type="float">
            <text:p>1.05E+08</text:p>
          </table:table-cell>
          <table:table-cell table:formula="of:=[.I4]*1000" office:value-type="float" office:value="0.0540404" calcext:value-type="float">
            <text:p>0.0540404</text:p>
          </table:table-cell>
          <table:table-cell table:formula="of:=[.J4]/101325" office:value-type="float" office:value="1031.76905995559" calcext:value-type="float">
            <text:p>1031.76905995559</text:p>
          </table:table-cell>
          <table:table-cell/>
          <table:table-cell table:formula="of:=[.A4]*1000" office:value-type="float" office:value="0.0540404" calcext:value-type="float">
            <text:p>0.0540404</text:p>
          </table:table-cell>
          <table:table-cell table:formula="of:=[.B4]/101325" office:value-type="float" office:value="812.389834690353" calcext:value-type="float">
            <text:p>812.389834690353</text:p>
          </table:table-cell>
          <table:table-cell table:formula="of:=[.E4]*1000" office:value-type="float" office:value="0.0540404" calcext:value-type="float">
            <text:p>0.0540404</text:p>
          </table:table-cell>
          <table:table-cell table:formula="of:=[.F4]/101325" office:value-type="float" office:value="987.900320750062" calcext:value-type="float">
            <text:p>987.900320750062</text:p>
          </table:table-cell>
          <table:table-cell table:formula="of:=[.I4]*1000" office:value-type="float" office:value="0.0540404" calcext:value-type="float">
            <text:p>0.0540404</text:p>
          </table:table-cell>
          <table:table-cell table:formula="of:=[.J4]/101325" office:value-type="float" office:value="1031.76905995559" calcext:value-type="float">
            <text:p>1031.76905995559</text:p>
          </table:table-cell>
          <table:table-cell table:number-columns-repeated="10"/>
          <table:table-cell table:style-name="ce1" office:value-type="float" office:value="0.0000663265" calcext:value-type="float">
            <text:p>6.63E-05</text:p>
          </table:table-cell>
          <table:table-cell office:value-type="float" office:value="645977" calcext:value-type="float">
            <text:p>645977</text:p>
          </table:table-cell>
          <table:table-cell table:formula="of:=[.AD4]*1000" office:value-type="float" office:value="0.0663265" calcext:value-type="float">
            <text:p>0.0663265</text:p>
          </table:table-cell>
          <table:table-cell table:formula="of:=[.AE4]/101325" office:value-type="float" office:value="6.3752973106341" calcext:value-type="float">
            <text:p>6.3752973106341</text:p>
          </table:table-cell>
        </table:table-row>
        <table:table-row table:style-name="ro1">
          <table:table-cell table:style-name="ce1" office:value-type="float" office:value="0.0000580808" calcext:value-type="float">
            <text:p>5.81E-05</text:p>
          </table:table-cell>
          <table:table-cell office:value-type="float" office:value="44193300" calcext:value-type="float">
            <text:p>4.42E+07</text:p>
          </table:table-cell>
          <table:table-cell table:formula="of:=[.A5]*1000" office:value-type="float" office:value="0.0580808" calcext:value-type="float">
            <text:p>0.0580808</text:p>
          </table:table-cell>
          <table:table-cell table:formula="of:=[.B5]/101325" office:value-type="float" office:value="436.153960029608" calcext:value-type="float">
            <text:p>436.153960029608</text:p>
          </table:table-cell>
          <table:table-cell table:style-name="ce1" office:value-type="float" office:value="0.0000580808" calcext:value-type="float">
            <text:p>5.81E-05</text:p>
          </table:table-cell>
          <table:table-cell office:value-type="float" office:value="57268300" calcext:value-type="float">
            <text:p>5.73E+07</text:p>
          </table:table-cell>
          <table:table-cell table:formula="of:=[.E5]*1000" office:value-type="float" office:value="0.0580808" calcext:value-type="float">
            <text:p>0.0580808</text:p>
          </table:table-cell>
          <table:table-cell table:formula="of:=[.F5]/101325" office:value-type="float" office:value="565.194177152726" calcext:value-type="float">
            <text:p>565.194177152726</text:p>
          </table:table-cell>
          <table:table-cell table:style-name="ce1" office:value-type="float" office:value="0.0000580808" calcext:value-type="float">
            <text:p>5.81E-05</text:p>
          </table:table-cell>
          <table:table-cell office:value-type="float" office:value="60537100" calcext:value-type="float">
            <text:p>6.05E+07</text:p>
          </table:table-cell>
          <table:table-cell table:formula="of:=[.I5]*1000" office:value-type="float" office:value="0.0580808" calcext:value-type="float">
            <text:p>0.0580808</text:p>
          </table:table-cell>
          <table:table-cell table:formula="of:=[.J5]/101325" office:value-type="float" office:value="597.454724895139" calcext:value-type="float">
            <text:p>597.454724895139</text:p>
          </table:table-cell>
          <table:table-cell/>
          <table:table-cell table:formula="of:=[.A5]*1000" office:value-type="float" office:value="0.0580808" calcext:value-type="float">
            <text:p>0.0580808</text:p>
          </table:table-cell>
          <table:table-cell table:formula="of:=[.B5]/101325" office:value-type="float" office:value="436.153960029608" calcext:value-type="float">
            <text:p>436.153960029608</text:p>
          </table:table-cell>
          <table:table-cell table:formula="of:=[.E5]*1000" office:value-type="float" office:value="0.0580808" calcext:value-type="float">
            <text:p>0.0580808</text:p>
          </table:table-cell>
          <table:table-cell table:formula="of:=[.F5]/101325" office:value-type="float" office:value="565.194177152726" calcext:value-type="float">
            <text:p>565.194177152726</text:p>
          </table:table-cell>
          <table:table-cell table:formula="of:=[.I5]*1000" office:value-type="float" office:value="0.0580808" calcext:value-type="float">
            <text:p>0.0580808</text:p>
          </table:table-cell>
          <table:table-cell table:formula="of:=[.J5]/101325" office:value-type="float" office:value="597.454724895139" calcext:value-type="float">
            <text:p>597.454724895139</text:p>
          </table:table-cell>
          <table:table-cell table:number-columns-repeated="10"/>
          <table:table-cell table:style-name="ce1" office:value-type="float" office:value="0.0000744898" calcext:value-type="float">
            <text:p>7.45E-05</text:p>
          </table:table-cell>
          <table:table-cell table:style-name="ce1" office:value-type="float" office:value="1072440" calcext:value-type="float">
            <text:p>1.07E+06</text:p>
          </table:table-cell>
          <table:table-cell table:formula="of:=[.AD5]*1000" office:value-type="float" office:value="0.0744898" calcext:value-type="float">
            <text:p>0.0744898</text:p>
          </table:table-cell>
          <table:table-cell table:formula="of:=[.AE5]/101325" office:value-type="float" office:value="10.5841598815692" calcext:value-type="float">
            <text:p>10.5841598815692</text:p>
          </table:table-cell>
        </table:table-row>
        <table:table-row table:style-name="ro1">
          <table:table-cell table:style-name="ce1" office:value-type="float" office:value="0.0000621212" calcext:value-type="float">
            <text:p>6.21E-05</text:p>
          </table:table-cell>
          <table:table-cell office:value-type="float" office:value="25896900" calcext:value-type="float">
            <text:p>2.59E+07</text:p>
          </table:table-cell>
          <table:table-cell table:formula="of:=[.A6]*1000" office:value-type="float" office:value="0.0621212" calcext:value-type="float">
            <text:p>0.0621212</text:p>
          </table:table-cell>
          <table:table-cell table:formula="of:=[.B6]/101325" office:value-type="float" office:value="255.582531458179" calcext:value-type="float">
            <text:p>255.582531458179</text:p>
          </table:table-cell>
          <table:table-cell table:style-name="ce1" office:value-type="float" office:value="0.0000621212" calcext:value-type="float">
            <text:p>6.21E-05</text:p>
          </table:table-cell>
          <table:table-cell office:value-type="float" office:value="36234900" calcext:value-type="float">
            <text:p>3.62E+07</text:p>
          </table:table-cell>
          <table:table-cell table:formula="of:=[.E6]*1000" office:value-type="float" office:value="0.0621212" calcext:value-type="float">
            <text:p>0.0621212</text:p>
          </table:table-cell>
          <table:table-cell table:formula="of:=[.F6]/101325" office:value-type="float" office:value="357.610658771281" calcext:value-type="float">
            <text:p>357.610658771281</text:p>
          </table:table-cell>
          <table:table-cell table:style-name="ce1" office:value-type="float" office:value="0.0000621212" calcext:value-type="float">
            <text:p>6.21E-05</text:p>
          </table:table-cell>
          <table:table-cell office:value-type="float" office:value="38819400" calcext:value-type="float">
            <text:p>3.88E+07</text:p>
          </table:table-cell>
          <table:table-cell table:formula="of:=[.I6]*1000" office:value-type="float" office:value="0.0621212" calcext:value-type="float">
            <text:p>0.0621212</text:p>
          </table:table-cell>
          <table:table-cell table:formula="of:=[.J6]/101325" office:value-type="float" office:value="383.117690599556" calcext:value-type="float">
            <text:p>383.117690599556</text:p>
          </table:table-cell>
          <table:table-cell/>
          <table:table-cell table:formula="of:=[.A6]*1000" office:value-type="float" office:value="0.0621212" calcext:value-type="float">
            <text:p>0.0621212</text:p>
          </table:table-cell>
          <table:table-cell table:formula="of:=[.B6]/101325" office:value-type="float" office:value="255.582531458179" calcext:value-type="float">
            <text:p>255.582531458179</text:p>
          </table:table-cell>
          <table:table-cell table:formula="of:=[.E6]*1000" office:value-type="float" office:value="0.0621212" calcext:value-type="float">
            <text:p>0.0621212</text:p>
          </table:table-cell>
          <table:table-cell table:formula="of:=[.F6]/101325" office:value-type="float" office:value="357.610658771281" calcext:value-type="float">
            <text:p>357.610658771281</text:p>
          </table:table-cell>
          <table:table-cell table:formula="of:=[.I6]*1000" office:value-type="float" office:value="0.0621212" calcext:value-type="float">
            <text:p>0.0621212</text:p>
          </table:table-cell>
          <table:table-cell table:formula="of:=[.J6]/101325" office:value-type="float" office:value="383.117690599556" calcext:value-type="float">
            <text:p>383.117690599556</text:p>
          </table:table-cell>
          <table:table-cell table:number-columns-repeated="10"/>
          <table:table-cell table:style-name="ce1" office:value-type="float" office:value="0.0000826531" calcext:value-type="float">
            <text:p>8.27E-05</text:p>
          </table:table-cell>
          <table:table-cell table:style-name="ce1" office:value-type="float" office:value="1745470" calcext:value-type="float">
            <text:p>1.75E+06</text:p>
          </table:table-cell>
          <table:table-cell table:formula="of:=[.AD6]*1000" office:value-type="float" office:value="0.0826531" calcext:value-type="float">
            <text:p>0.0826531</text:p>
          </table:table-cell>
          <table:table-cell table:formula="of:=[.AE6]/101325" office:value-type="float" office:value="17.226449543548" calcext:value-type="float">
            <text:p>17.226449543548</text:p>
          </table:table-cell>
        </table:table-row>
        <table:table-row table:style-name="ro1">
          <table:table-cell table:style-name="ce1" office:value-type="float" office:value="0.0000661616" calcext:value-type="float">
            <text:p>6.62E-05</text:p>
          </table:table-cell>
          <table:table-cell office:value-type="float" office:value="16234300" calcext:value-type="float">
            <text:p>1.62E+07</text:p>
          </table:table-cell>
          <table:table-cell table:formula="of:=[.A7]*1000" office:value-type="float" office:value="0.0661616" calcext:value-type="float">
            <text:p>0.0661616</text:p>
          </table:table-cell>
          <table:table-cell table:formula="of:=[.B7]/101325" office:value-type="float" office:value="160.220083888478" calcext:value-type="float">
            <text:p>160.220083888478</text:p>
          </table:table-cell>
          <table:table-cell table:style-name="ce1" office:value-type="float" office:value="0.0000661616" calcext:value-type="float">
            <text:p>6.62E-05</text:p>
          </table:table-cell>
          <table:table-cell office:value-type="float" office:value="24782800" calcext:value-type="float">
            <text:p>2.48E+07</text:p>
          </table:table-cell>
          <table:table-cell table:formula="of:=[.E7]*1000" office:value-type="float" office:value="0.0661616" calcext:value-type="float">
            <text:p>0.0661616</text:p>
          </table:table-cell>
          <table:table-cell table:formula="of:=[.F7]/101325" office:value-type="float" office:value="244.587219343696" calcext:value-type="float">
            <text:p>244.587219343696</text:p>
          </table:table-cell>
          <table:table-cell table:style-name="ce1" office:value-type="float" office:value="0.0000661616" calcext:value-type="float">
            <text:p>6.62E-05</text:p>
          </table:table-cell>
          <table:table-cell office:value-type="float" office:value="26919900" calcext:value-type="float">
            <text:p>2.69E+07</text:p>
          </table:table-cell>
          <table:table-cell table:formula="of:=[.I7]*1000" office:value-type="float" office:value="0.0661616" calcext:value-type="float">
            <text:p>0.0661616</text:p>
          </table:table-cell>
          <table:table-cell table:formula="of:=[.J7]/101325" office:value-type="float" office:value="265.678756476684" calcext:value-type="float">
            <text:p>265.678756476684</text:p>
          </table:table-cell>
          <table:table-cell/>
          <table:table-cell table:formula="of:=[.A7]*1000" office:value-type="float" office:value="0.0661616" calcext:value-type="float">
            <text:p>0.0661616</text:p>
          </table:table-cell>
          <table:table-cell table:formula="of:=[.B7]/101325" office:value-type="float" office:value="160.220083888478" calcext:value-type="float">
            <text:p>160.220083888478</text:p>
          </table:table-cell>
          <table:table-cell table:formula="of:=[.E7]*1000" office:value-type="float" office:value="0.0661616" calcext:value-type="float">
            <text:p>0.0661616</text:p>
          </table:table-cell>
          <table:table-cell table:formula="of:=[.F7]/101325" office:value-type="float" office:value="244.587219343696" calcext:value-type="float">
            <text:p>244.587219343696</text:p>
          </table:table-cell>
          <table:table-cell table:formula="of:=[.I7]*1000" office:value-type="float" office:value="0.0661616" calcext:value-type="float">
            <text:p>0.0661616</text:p>
          </table:table-cell>
          <table:table-cell table:formula="of:=[.J7]/101325" office:value-type="float" office:value="265.678756476684" calcext:value-type="float">
            <text:p>265.678756476684</text:p>
          </table:table-cell>
          <table:table-cell table:number-columns-repeated="10"/>
          <table:table-cell table:style-name="ce1" office:value-type="float" office:value="0.0000908163" calcext:value-type="float">
            <text:p>9.08E-05</text:p>
          </table:table-cell>
          <table:table-cell table:style-name="ce1" office:value-type="float" office:value="2412790" calcext:value-type="float">
            <text:p>2.41E+06</text:p>
          </table:table-cell>
          <table:table-cell table:formula="of:=[.AD7]*1000" office:value-type="float" office:value="0.0908163" calcext:value-type="float">
            <text:p>0.0908163</text:p>
          </table:table-cell>
          <table:table-cell table:formula="of:=[.AE7]/101325" office:value-type="float" office:value="23.8123858869973" calcext:value-type="float">
            <text:p>23.8123858869973</text:p>
          </table:table-cell>
        </table:table-row>
        <table:table-row table:style-name="ro1">
          <table:table-cell table:style-name="ce1" office:value-type="float" office:value="0.000070202" calcext:value-type="float">
            <text:p>7.02E-05</text:p>
          </table:table-cell>
          <table:table-cell office:value-type="float" office:value="10852800" calcext:value-type="float">
            <text:p>1.09E+07</text:p>
          </table:table-cell>
          <table:table-cell table:formula="of:=[.A8]*1000" office:value-type="float" office:value="0.070202" calcext:value-type="float">
            <text:p>0.070202</text:p>
          </table:table-cell>
          <table:table-cell table:formula="of:=[.B8]/101325" office:value-type="float" office:value="107.108808290155" calcext:value-type="float">
            <text:p>107.108808290155</text:p>
          </table:table-cell>
          <table:table-cell table:style-name="ce1" office:value-type="float" office:value="0.000070202" calcext:value-type="float">
            <text:p>7.02E-05</text:p>
          </table:table-cell>
          <table:table-cell office:value-type="float" office:value="18139900" calcext:value-type="float">
            <text:p>1.81E+07</text:p>
          </table:table-cell>
          <table:table-cell table:formula="of:=[.E8]*1000" office:value-type="float" office:value="0.070202" calcext:value-type="float">
            <text:p>0.070202</text:p>
          </table:table-cell>
          <table:table-cell table:formula="of:=[.F8]/101325" office:value-type="float" office:value="179.026893659018" calcext:value-type="float">
            <text:p>179.026893659018</text:p>
          </table:table-cell>
          <table:table-cell table:style-name="ce1" office:value-type="float" office:value="0.000070202" calcext:value-type="float">
            <text:p>7.02E-05</text:p>
          </table:table-cell>
          <table:table-cell office:value-type="float" office:value="19961700" calcext:value-type="float">
            <text:p>2.00E+07</text:p>
          </table:table-cell>
          <table:table-cell table:formula="of:=[.I8]*1000" office:value-type="float" office:value="0.070202" calcext:value-type="float">
            <text:p>0.070202</text:p>
          </table:table-cell>
          <table:table-cell table:formula="of:=[.J8]/101325" office:value-type="float" office:value="197.00666173205" calcext:value-type="float">
            <text:p>197.00666173205</text:p>
          </table:table-cell>
          <table:table-cell/>
          <table:table-cell table:formula="of:=[.A8]*1000" office:value-type="float" office:value="0.070202" calcext:value-type="float">
            <text:p>0.070202</text:p>
          </table:table-cell>
          <table:table-cell table:formula="of:=[.B8]/101325" office:value-type="float" office:value="107.108808290155" calcext:value-type="float">
            <text:p>107.108808290155</text:p>
          </table:table-cell>
          <table:table-cell table:formula="of:=[.E8]*1000" office:value-type="float" office:value="0.070202" calcext:value-type="float">
            <text:p>0.070202</text:p>
          </table:table-cell>
          <table:table-cell table:formula="of:=[.F8]/101325" office:value-type="float" office:value="179.026893659018" calcext:value-type="float">
            <text:p>179.026893659018</text:p>
          </table:table-cell>
          <table:table-cell table:formula="of:=[.I8]*1000" office:value-type="float" office:value="0.070202" calcext:value-type="float">
            <text:p>0.070202</text:p>
          </table:table-cell>
          <table:table-cell table:formula="of:=[.J8]/101325" office:value-type="float" office:value="197.00666173205" calcext:value-type="float">
            <text:p>197.00666173205</text:p>
          </table:table-cell>
          <table:table-cell table:number-columns-repeated="10"/>
          <table:table-cell table:style-name="ce1" office:value-type="float" office:value="0.0000989796" calcext:value-type="float">
            <text:p>9.90E-05</text:p>
          </table:table-cell>
          <table:table-cell table:style-name="ce1" office:value-type="float" office:value="2997580" calcext:value-type="float">
            <text:p>3.00E+06</text:p>
          </table:table-cell>
          <table:table-cell table:formula="of:=[.AD8]*1000" office:value-type="float" office:value="0.0989796" calcext:value-type="float">
            <text:p>0.0989796</text:p>
          </table:table-cell>
          <table:table-cell table:formula="of:=[.AE8]/101325" office:value-type="float" office:value="29.5838144584259" calcext:value-type="float">
            <text:p>29.5838144584259</text:p>
          </table:table-cell>
        </table:table-row>
        <table:table-row table:style-name="ro1">
          <table:table-cell table:style-name="ce1" office:value-type="float" office:value="0.0000742424" calcext:value-type="float">
            <text:p>7.42E-05</text:p>
          </table:table-cell>
          <table:table-cell office:value-type="float" office:value="7773680" calcext:value-type="float">
            <text:p>7.77E+06</text:p>
          </table:table-cell>
          <table:table-cell table:formula="of:=[.A9]*1000" office:value-type="float" office:value="0.0742424" calcext:value-type="float">
            <text:p>0.0742424</text:p>
          </table:table-cell>
          <table:table-cell table:formula="of:=[.B9]/101325" office:value-type="float" office:value="76.7202566000493" calcext:value-type="float">
            <text:p>76.7202566000493</text:p>
          </table:table-cell>
          <table:table-cell table:style-name="ce1" office:value-type="float" office:value="0.0000742424" calcext:value-type="float">
            <text:p>7.42E-05</text:p>
          </table:table-cell>
          <table:table-cell office:value-type="float" office:value="14123800" calcext:value-type="float">
            <text:p>1.41E+07</text:p>
          </table:table-cell>
          <table:table-cell table:formula="of:=[.E9]*1000" office:value-type="float" office:value="0.0742424" calcext:value-type="float">
            <text:p>0.0742424</text:p>
          </table:table-cell>
          <table:table-cell table:formula="of:=[.F9]/101325" office:value-type="float" office:value="139.391068344436" calcext:value-type="float">
            <text:p>139.391068344436</text:p>
          </table:table-cell>
          <table:table-cell table:style-name="ce1" office:value-type="float" office:value="0.0000742424" calcext:value-type="float">
            <text:p>7.42E-05</text:p>
          </table:table-cell>
          <table:table-cell office:value-type="float" office:value="15711300" calcext:value-type="float">
            <text:p>1.57E+07</text:p>
          </table:table-cell>
          <table:table-cell table:formula="of:=[.I9]*1000" office:value-type="float" office:value="0.0742424" calcext:value-type="float">
            <text:p>0.0742424</text:p>
          </table:table-cell>
          <table:table-cell table:formula="of:=[.J9]/101325" office:value-type="float" office:value="155.058475203553" calcext:value-type="float">
            <text:p>155.058475203553</text:p>
          </table:table-cell>
          <table:table-cell/>
          <table:table-cell table:formula="of:=[.A9]*1000" office:value-type="float" office:value="0.0742424" calcext:value-type="float">
            <text:p>0.0742424</text:p>
          </table:table-cell>
          <table:table-cell table:formula="of:=[.B9]/101325" office:value-type="float" office:value="76.7202566000493" calcext:value-type="float">
            <text:p>76.7202566000493</text:p>
          </table:table-cell>
          <table:table-cell table:formula="of:=[.E9]*1000" office:value-type="float" office:value="0.0742424" calcext:value-type="float">
            <text:p>0.0742424</text:p>
          </table:table-cell>
          <table:table-cell table:formula="of:=[.F9]/101325" office:value-type="float" office:value="139.391068344436" calcext:value-type="float">
            <text:p>139.391068344436</text:p>
          </table:table-cell>
          <table:table-cell table:formula="of:=[.I9]*1000" office:value-type="float" office:value="0.0742424" calcext:value-type="float">
            <text:p>0.0742424</text:p>
          </table:table-cell>
          <table:table-cell table:formula="of:=[.J9]/101325" office:value-type="float" office:value="155.058475203553" calcext:value-type="float">
            <text:p>155.058475203553</text:p>
          </table:table-cell>
          <table:table-cell table:number-columns-repeated="10"/>
          <table:table-cell office:value-type="float" office:value="0.000107143" calcext:value-type="float">
            <text:p>0.000107143</text:p>
          </table:table-cell>
          <table:table-cell table:style-name="ce1" office:value-type="float" office:value="3484170" calcext:value-type="float">
            <text:p>3.48E+06</text:p>
          </table:table-cell>
          <table:table-cell table:formula="of:=[.AD9]*1000" office:value-type="float" office:value="0.107143" calcext:value-type="float">
            <text:p>0.107143</text:p>
          </table:table-cell>
          <table:table-cell table:formula="of:=[.AE9]/101325" office:value-type="float" office:value="34.3860843819393" calcext:value-type="float">
            <text:p>34.3860843819393</text:p>
          </table:table-cell>
        </table:table-row>
        <table:table-row table:style-name="ro1">
          <table:table-cell table:style-name="ce1" office:value-type="float" office:value="0.0000782828" calcext:value-type="float">
            <text:p>7.83E-05</text:p>
          </table:table-cell>
          <table:table-cell office:value-type="float" office:value="6001320" calcext:value-type="float">
            <text:p>6.00E+06</text:p>
          </table:table-cell>
          <table:table-cell table:formula="of:=[.A10]*1000" office:value-type="float" office:value="0.0782828" calcext:value-type="float">
            <text:p>0.0782828</text:p>
          </table:table-cell>
          <table:table-cell table:formula="of:=[.B10]/101325" office:value-type="float" office:value="59.2284233900814" calcext:value-type="float">
            <text:p>59.2284233900814</text:p>
          </table:table-cell>
          <table:table-cell table:style-name="ce1" office:value-type="float" office:value="0.0000782828" calcext:value-type="float">
            <text:p>7.83E-05</text:p>
          </table:table-cell>
          <table:table-cell office:value-type="float" office:value="11627900" calcext:value-type="float">
            <text:p>1.16E+07</text:p>
          </table:table-cell>
          <table:table-cell table:formula="of:=[.E10]*1000" office:value-type="float" office:value="0.0782828" calcext:value-type="float">
            <text:p>0.0782828</text:p>
          </table:table-cell>
          <table:table-cell table:formula="of:=[.F10]/101325" office:value-type="float" office:value="114.758450530471" calcext:value-type="float">
            <text:p>114.758450530471</text:p>
          </table:table-cell>
          <table:table-cell table:style-name="ce1" office:value-type="float" office:value="0.0000782828" calcext:value-type="float">
            <text:p>7.83E-05</text:p>
          </table:table-cell>
          <table:table-cell office:value-type="float" office:value="13034600" calcext:value-type="float">
            <text:p>1.30E+07</text:p>
          </table:table-cell>
          <table:table-cell table:formula="of:=[.I10]*1000" office:value-type="float" office:value="0.0782828" calcext:value-type="float">
            <text:p>0.0782828</text:p>
          </table:table-cell>
          <table:table-cell table:formula="of:=[.J10]/101325" office:value-type="float" office:value="128.641500123365" calcext:value-type="float">
            <text:p>128.641500123365</text:p>
          </table:table-cell>
          <table:table-cell/>
          <table:table-cell table:formula="of:=[.A10]*1000" office:value-type="float" office:value="0.0782828" calcext:value-type="float">
            <text:p>0.0782828</text:p>
          </table:table-cell>
          <table:table-cell table:formula="of:=[.B10]/101325" office:value-type="float" office:value="59.2284233900814" calcext:value-type="float">
            <text:p>59.2284233900814</text:p>
          </table:table-cell>
          <table:table-cell table:formula="of:=[.E10]*1000" office:value-type="float" office:value="0.0782828" calcext:value-type="float">
            <text:p>0.0782828</text:p>
          </table:table-cell>
          <table:table-cell table:formula="of:=[.F10]/101325" office:value-type="float" office:value="114.758450530471" calcext:value-type="float">
            <text:p>114.758450530471</text:p>
          </table:table-cell>
          <table:table-cell table:formula="of:=[.I10]*1000" office:value-type="float" office:value="0.0782828" calcext:value-type="float">
            <text:p>0.0782828</text:p>
          </table:table-cell>
          <table:table-cell table:formula="of:=[.J10]/101325" office:value-type="float" office:value="128.641500123365" calcext:value-type="float">
            <text:p>128.641500123365</text:p>
          </table:table-cell>
          <table:table-cell table:number-columns-repeated="10"/>
          <table:table-cell office:value-type="float" office:value="0.000115306" calcext:value-type="float">
            <text:p>0.000115306</text:p>
          </table:table-cell>
          <table:table-cell table:style-name="ce1" office:value-type="float" office:value="3878070" calcext:value-type="float">
            <text:p>3.88E+06</text:p>
          </table:table-cell>
          <table:table-cell table:formula="of:=[.AD10]*1000" office:value-type="float" office:value="0.115306" calcext:value-type="float">
            <text:p>0.115306</text:p>
          </table:table-cell>
          <table:table-cell table:formula="of:=[.AE10]/101325" office:value-type="float" office:value="38.2735751295337" calcext:value-type="float">
            <text:p>38.2735751295337</text:p>
          </table:table-cell>
        </table:table-row>
        <table:table-row table:style-name="ro1">
          <table:table-cell table:style-name="ce1" office:value-type="float" office:value="0.0000823232" calcext:value-type="float">
            <text:p>8.23E-05</text:p>
          </table:table-cell>
          <table:table-cell office:value-type="float" office:value="4998060" calcext:value-type="float">
            <text:p>5.00E+06</text:p>
          </table:table-cell>
          <table:table-cell table:formula="of:=[.A11]*1000" office:value-type="float" office:value="0.0823232" calcext:value-type="float">
            <text:p>0.0823232</text:p>
          </table:table-cell>
          <table:table-cell table:formula="of:=[.B11]/101325" office:value-type="float" office:value="49.3270170244264" calcext:value-type="float">
            <text:p>49.3270170244264</text:p>
          </table:table-cell>
          <table:table-cell table:style-name="ce1" office:value-type="float" office:value="0.0000823232" calcext:value-type="float">
            <text:p>8.23E-05</text:p>
          </table:table-cell>
          <table:table-cell office:value-type="float" office:value="10049200" calcext:value-type="float">
            <text:p>1.00E+07</text:p>
          </table:table-cell>
          <table:table-cell table:formula="of:=[.E11]*1000" office:value-type="float" office:value="0.0823232" calcext:value-type="float">
            <text:p>0.0823232</text:p>
          </table:table-cell>
          <table:table-cell table:formula="of:=[.F11]/101325" office:value-type="float" office:value="99.1778929188256" calcext:value-type="float">
            <text:p>99.1778929188256</text:p>
          </table:table-cell>
          <table:table-cell table:style-name="ce1" office:value-type="float" office:value="0.0000823232" calcext:value-type="float">
            <text:p>8.23E-05</text:p>
          </table:table-cell>
          <table:table-cell office:value-type="float" office:value="11312000" calcext:value-type="float">
            <text:p>1.13E+07</text:p>
          </table:table-cell>
          <table:table-cell table:formula="of:=[.I11]*1000" office:value-type="float" office:value="0.0823232" calcext:value-type="float">
            <text:p>0.0823232</text:p>
          </table:table-cell>
          <table:table-cell table:formula="of:=[.J11]/101325" office:value-type="float" office:value="111.640759930915" calcext:value-type="float">
            <text:p>111.640759930915</text:p>
          </table:table-cell>
          <table:table-cell/>
          <table:table-cell table:formula="of:=[.A11]*1000" office:value-type="float" office:value="0.0823232" calcext:value-type="float">
            <text:p>0.0823232</text:p>
          </table:table-cell>
          <table:table-cell table:formula="of:=[.B11]/101325" office:value-type="float" office:value="49.3270170244264" calcext:value-type="float">
            <text:p>49.3270170244264</text:p>
          </table:table-cell>
          <table:table-cell table:formula="of:=[.E11]*1000" office:value-type="float" office:value="0.0823232" calcext:value-type="float">
            <text:p>0.0823232</text:p>
          </table:table-cell>
          <table:table-cell table:formula="of:=[.F11]/101325" office:value-type="float" office:value="99.1778929188256" calcext:value-type="float">
            <text:p>99.1778929188256</text:p>
          </table:table-cell>
          <table:table-cell table:formula="of:=[.I11]*1000" office:value-type="float" office:value="0.0823232" calcext:value-type="float">
            <text:p>0.0823232</text:p>
          </table:table-cell>
          <table:table-cell table:formula="of:=[.J11]/101325" office:value-type="float" office:value="111.640759930915" calcext:value-type="float">
            <text:p>111.640759930915</text:p>
          </table:table-cell>
          <table:table-cell table:number-columns-repeated="10"/>
          <table:table-cell office:value-type="float" office:value="0.000123469" calcext:value-type="float">
            <text:p>0.000123469</text:p>
          </table:table-cell>
          <table:table-cell table:style-name="ce1" office:value-type="float" office:value="4191230" calcext:value-type="float">
            <text:p>4.19E+06</text:p>
          </table:table-cell>
          <table:table-cell table:formula="of:=[.AD11]*1000" office:value-type="float" office:value="0.123469" calcext:value-type="float">
            <text:p>0.123469</text:p>
          </table:table-cell>
          <table:table-cell table:formula="of:=[.AE11]/101325" office:value-type="float" office:value="41.3642240315815" calcext:value-type="float">
            <text:p>41.3642240315815</text:p>
          </table:table-cell>
        </table:table-row>
        <table:table-row table:style-name="ro1">
          <table:table-cell table:style-name="ce1" office:value-type="float" office:value="0.0000863636" calcext:value-type="float">
            <text:p>8.64E-05</text:p>
          </table:table-cell>
          <table:table-cell office:value-type="float" office:value="4458190" calcext:value-type="float">
            <text:p>4.46E+06</text:p>
          </table:table-cell>
          <table:table-cell table:formula="of:=[.A12]*1000" office:value-type="float" office:value="0.0863636" calcext:value-type="float">
            <text:p>0.0863636</text:p>
          </table:table-cell>
          <table:table-cell table:formula="of:=[.B12]/101325" office:value-type="float" office:value="43.9989143844066" calcext:value-type="float">
            <text:p>43.9989143844066</text:p>
          </table:table-cell>
          <table:table-cell table:style-name="ce1" office:value-type="float" office:value="0.0000863636" calcext:value-type="float">
            <text:p>8.64E-05</text:p>
          </table:table-cell>
          <table:table-cell office:value-type="float" office:value="9040620" calcext:value-type="float">
            <text:p>9.04E+06</text:p>
          </table:table-cell>
          <table:table-cell table:formula="of:=[.E12]*1000" office:value-type="float" office:value="0.0863636" calcext:value-type="float">
            <text:p>0.0863636</text:p>
          </table:table-cell>
          <table:table-cell table:formula="of:=[.F12]/101325" office:value-type="float" office:value="89.2239822353812" calcext:value-type="float">
            <text:p>89.2239822353812</text:p>
          </table:table-cell>
          <table:table-cell table:style-name="ce1" office:value-type="float" office:value="0.0000863636" calcext:value-type="float">
            <text:p>8.64E-05</text:p>
          </table:table-cell>
          <table:table-cell office:value-type="float" office:value="10186200" calcext:value-type="float">
            <text:p>1.02E+07</text:p>
          </table:table-cell>
          <table:table-cell table:formula="of:=[.I12]*1000" office:value-type="float" office:value="0.0863636" calcext:value-type="float">
            <text:p>0.0863636</text:p>
          </table:table-cell>
          <table:table-cell table:formula="of:=[.J12]/101325" office:value-type="float" office:value="100.529977794227" calcext:value-type="float">
            <text:p>100.529977794227</text:p>
          </table:table-cell>
          <table:table-cell/>
          <table:table-cell table:formula="of:=[.A12]*1000" office:value-type="float" office:value="0.0863636" calcext:value-type="float">
            <text:p>0.0863636</text:p>
          </table:table-cell>
          <table:table-cell table:formula="of:=[.B12]/101325" office:value-type="float" office:value="43.9989143844066" calcext:value-type="float">
            <text:p>43.9989143844066</text:p>
          </table:table-cell>
          <table:table-cell table:formula="of:=[.E12]*1000" office:value-type="float" office:value="0.0863636" calcext:value-type="float">
            <text:p>0.0863636</text:p>
          </table:table-cell>
          <table:table-cell table:formula="of:=[.F12]/101325" office:value-type="float" office:value="89.2239822353812" calcext:value-type="float">
            <text:p>89.2239822353812</text:p>
          </table:table-cell>
          <table:table-cell table:formula="of:=[.I12]*1000" office:value-type="float" office:value="0.0863636" calcext:value-type="float">
            <text:p>0.0863636</text:p>
          </table:table-cell>
          <table:table-cell table:formula="of:=[.J12]/101325" office:value-type="float" office:value="100.529977794227" calcext:value-type="float">
            <text:p>100.529977794227</text:p>
          </table:table-cell>
          <table:table-cell table:number-columns-repeated="10"/>
          <table:table-cell office:value-type="float" office:value="0.000131633" calcext:value-type="float">
            <text:p>0.000131633</text:p>
          </table:table-cell>
          <table:table-cell table:style-name="ce1" office:value-type="float" office:value="4436500" calcext:value-type="float">
            <text:p>4.44E+06</text:p>
          </table:table-cell>
          <table:table-cell table:formula="of:=[.AD12]*1000" office:value-type="float" office:value="0.131633" calcext:value-type="float">
            <text:p>0.131633</text:p>
          </table:table-cell>
          <table:table-cell table:formula="of:=[.AE12]/101325" office:value-type="float" office:value="43.7848507278559" calcext:value-type="float">
            <text:p>43.7848507278559</text:p>
          </table:table-cell>
        </table:table-row>
        <table:table-row table:style-name="ro1">
          <table:table-cell table:style-name="ce1" office:value-type="float" office:value="0.000090404" calcext:value-type="float">
            <text:p>9.04E-05</text:p>
          </table:table-cell>
          <table:table-cell office:value-type="float" office:value="4201030" calcext:value-type="float">
            <text:p>4.20E+06</text:p>
          </table:table-cell>
          <table:table-cell table:formula="of:=[.A13]*1000" office:value-type="float" office:value="0.090404" calcext:value-type="float">
            <text:p>0.090404</text:p>
          </table:table-cell>
          <table:table-cell table:formula="of:=[.B13]/101325" office:value-type="float" office:value="41.4609425117197" calcext:value-type="float">
            <text:p>41.4609425117197</text:p>
          </table:table-cell>
          <table:table-cell table:style-name="ce1" office:value-type="float" office:value="0.000090404" calcext:value-type="float">
            <text:p>9.04E-05</text:p>
          </table:table-cell>
          <table:table-cell office:value-type="float" office:value="8394370" calcext:value-type="float">
            <text:p>8.39E+06</text:p>
          </table:table-cell>
          <table:table-cell table:formula="of:=[.E13]*1000" office:value-type="float" office:value="0.090404" calcext:value-type="float">
            <text:p>0.090404</text:p>
          </table:table-cell>
          <table:table-cell table:formula="of:=[.F13]/101325" office:value-type="float" office:value="82.845990624229" calcext:value-type="float">
            <text:p>82.845990624229</text:p>
          </table:table-cell>
          <table:table-cell table:style-name="ce1" office:value-type="float" office:value="0.000090404" calcext:value-type="float">
            <text:p>9.04E-05</text:p>
          </table:table-cell>
          <table:table-cell office:value-type="float" office:value="9442700" calcext:value-type="float">
            <text:p>9.44E+06</text:p>
          </table:table-cell>
          <table:table-cell table:formula="of:=[.I13]*1000" office:value-type="float" office:value="0.090404" calcext:value-type="float">
            <text:p>0.090404</text:p>
          </table:table-cell>
          <table:table-cell table:formula="of:=[.J13]/101325" office:value-type="float" office:value="93.1922033061929" calcext:value-type="float">
            <text:p>93.1922033061929</text:p>
          </table:table-cell>
          <table:table-cell/>
          <table:table-cell table:formula="of:=[.A13]*1000" office:value-type="float" office:value="0.090404" calcext:value-type="float">
            <text:p>0.090404</text:p>
          </table:table-cell>
          <table:table-cell table:formula="of:=[.B13]/101325" office:value-type="float" office:value="41.4609425117197" calcext:value-type="float">
            <text:p>41.4609425117197</text:p>
          </table:table-cell>
          <table:table-cell table:formula="of:=[.E13]*1000" office:value-type="float" office:value="0.090404" calcext:value-type="float">
            <text:p>0.090404</text:p>
          </table:table-cell>
          <table:table-cell table:formula="of:=[.F13]/101325" office:value-type="float" office:value="82.845990624229" calcext:value-type="float">
            <text:p>82.845990624229</text:p>
          </table:table-cell>
          <table:table-cell table:formula="of:=[.I13]*1000" office:value-type="float" office:value="0.090404" calcext:value-type="float">
            <text:p>0.090404</text:p>
          </table:table-cell>
          <table:table-cell table:formula="of:=[.J13]/101325" office:value-type="float" office:value="93.1922033061929" calcext:value-type="float">
            <text:p>93.1922033061929</text:p>
          </table:table-cell>
          <table:table-cell table:number-columns-repeated="10"/>
          <table:table-cell office:value-type="float" office:value="0.000139796" calcext:value-type="float">
            <text:p>0.000139796</text:p>
          </table:table-cell>
          <table:table-cell table:style-name="ce1" office:value-type="float" office:value="4625630" calcext:value-type="float">
            <text:p>4.63E+06</text:p>
          </table:table-cell>
          <table:table-cell table:formula="of:=[.AD13]*1000" office:value-type="float" office:value="0.139796" calcext:value-type="float">
            <text:p>0.139796</text:p>
          </table:table-cell>
          <table:table-cell table:formula="of:=[.AE13]/101325" office:value-type="float" office:value="45.6514187021959" calcext:value-type="float">
            <text:p>45.6514187021959</text:p>
          </table:table-cell>
        </table:table-row>
        <table:table-row table:style-name="ro1">
          <table:table-cell table:style-name="ce1" office:value-type="float" office:value="0.0000944444" calcext:value-type="float">
            <text:p>9.44E-05</text:p>
          </table:table-cell>
          <table:table-cell office:value-type="float" office:value="4116680" calcext:value-type="float">
            <text:p>4.12E+06</text:p>
          </table:table-cell>
          <table:table-cell table:formula="of:=[.A14]*1000" office:value-type="float" office:value="0.0944444" calcext:value-type="float">
            <text:p>0.0944444</text:p>
          </table:table-cell>
          <table:table-cell table:formula="of:=[.B14]/101325" office:value-type="float" office:value="40.6284727362448" calcext:value-type="float">
            <text:p>40.6284727362448</text:p>
          </table:table-cell>
          <table:table-cell table:style-name="ce1" office:value-type="float" office:value="0.0000944444" calcext:value-type="float">
            <text:p>9.44E-05</text:p>
          </table:table-cell>
          <table:table-cell office:value-type="float" office:value="7981830" calcext:value-type="float">
            <text:p>7.98E+06</text:p>
          </table:table-cell>
          <table:table-cell table:formula="of:=[.E14]*1000" office:value-type="float" office:value="0.0944444" calcext:value-type="float">
            <text:p>0.0944444</text:p>
          </table:table-cell>
          <table:table-cell table:formula="of:=[.F14]/101325" office:value-type="float" office:value="78.7745373797187" calcext:value-type="float">
            <text:p>78.7745373797187</text:p>
          </table:table-cell>
          <table:table-cell table:style-name="ce1" office:value-type="float" office:value="0.0000944444" calcext:value-type="float">
            <text:p>9.44E-05</text:p>
          </table:table-cell>
          <table:table-cell office:value-type="float" office:value="8948110" calcext:value-type="float">
            <text:p>8.95E+06</text:p>
          </table:table-cell>
          <table:table-cell table:formula="of:=[.I14]*1000" office:value-type="float" office:value="0.0944444" calcext:value-type="float">
            <text:p>0.0944444</text:p>
          </table:table-cell>
          <table:table-cell table:formula="of:=[.J14]/101325" office:value-type="float" office:value="88.3109795213422" calcext:value-type="float">
            <text:p>88.3109795213422</text:p>
          </table:table-cell>
          <table:table-cell/>
          <table:table-cell table:formula="of:=[.A14]*1000" office:value-type="float" office:value="0.0944444" calcext:value-type="float">
            <text:p>0.0944444</text:p>
          </table:table-cell>
          <table:table-cell table:formula="of:=[.B14]/101325" office:value-type="float" office:value="40.6284727362448" calcext:value-type="float">
            <text:p>40.6284727362448</text:p>
          </table:table-cell>
          <table:table-cell table:formula="of:=[.E14]*1000" office:value-type="float" office:value="0.0944444" calcext:value-type="float">
            <text:p>0.0944444</text:p>
          </table:table-cell>
          <table:table-cell table:formula="of:=[.F14]/101325" office:value-type="float" office:value="78.7745373797187" calcext:value-type="float">
            <text:p>78.7745373797187</text:p>
          </table:table-cell>
          <table:table-cell table:formula="of:=[.I14]*1000" office:value-type="float" office:value="0.0944444" calcext:value-type="float">
            <text:p>0.0944444</text:p>
          </table:table-cell>
          <table:table-cell table:formula="of:=[.J14]/101325" office:value-type="float" office:value="88.3109795213422" calcext:value-type="float">
            <text:p>88.3109795213422</text:p>
          </table:table-cell>
          <table:table-cell table:number-columns-repeated="10"/>
          <table:table-cell office:value-type="float" office:value="0.000147959" calcext:value-type="float">
            <text:p>0.000147959</text:p>
          </table:table-cell>
          <table:table-cell table:style-name="ce1" office:value-type="float" office:value="4768710" calcext:value-type="float">
            <text:p>4.77E+06</text:p>
          </table:table-cell>
          <table:table-cell table:formula="of:=[.AD14]*1000" office:value-type="float" office:value="0.147959" calcext:value-type="float">
            <text:p>0.147959</text:p>
          </table:table-cell>
          <table:table-cell table:formula="of:=[.AE14]/101325" office:value-type="float" office:value="47.0635085122132" calcext:value-type="float">
            <text:p>47.0635085122132</text:p>
          </table:table-cell>
        </table:table-row>
        <table:table-row table:style-name="ro1">
          <table:table-cell table:style-name="ce1" office:value-type="float" office:value="0.0000984848" calcext:value-type="float">
            <text:p>9.85E-05</text:p>
          </table:table-cell>
          <table:table-cell office:value-type="float" office:value="4136830" calcext:value-type="float">
            <text:p>4.14E+06</text:p>
          </table:table-cell>
          <table:table-cell table:formula="of:=[.A15]*1000" office:value-type="float" office:value="0.0984848" calcext:value-type="float">
            <text:p>0.0984848</text:p>
          </table:table-cell>
          <table:table-cell table:formula="of:=[.B15]/101325" office:value-type="float" office:value="40.827337774488" calcext:value-type="float">
            <text:p>40.827337774488</text:p>
          </table:table-cell>
          <table:table-cell table:style-name="ce1" office:value-type="float" office:value="0.0000984848" calcext:value-type="float">
            <text:p>9.85E-05</text:p>
          </table:table-cell>
          <table:table-cell office:value-type="float" office:value="7721420" calcext:value-type="float">
            <text:p>7.72E+06</text:p>
          </table:table-cell>
          <table:table-cell table:formula="of:=[.E15]*1000" office:value-type="float" office:value="0.0984848" calcext:value-type="float">
            <text:p>0.0984848</text:p>
          </table:table-cell>
          <table:table-cell table:formula="of:=[.F15]/101325" office:value-type="float" office:value="76.2044905008636" calcext:value-type="float">
            <text:p>76.2044905008636</text:p>
          </table:table-cell>
          <table:table-cell table:style-name="ce1" office:value-type="float" office:value="0.0000984848" calcext:value-type="float">
            <text:p>9.85E-05</text:p>
          </table:table-cell>
          <table:table-cell office:value-type="float" office:value="8617570" calcext:value-type="float">
            <text:p>8.62E+06</text:p>
          </table:table-cell>
          <table:table-cell table:formula="of:=[.I15]*1000" office:value-type="float" office:value="0.0984848" calcext:value-type="float">
            <text:p>0.0984848</text:p>
          </table:table-cell>
          <table:table-cell table:formula="of:=[.J15]/101325" office:value-type="float" office:value="85.0488033555391" calcext:value-type="float">
            <text:p>85.0488033555391</text:p>
          </table:table-cell>
          <table:table-cell/>
          <table:table-cell table:formula="of:=[.A15]*1000" office:value-type="float" office:value="0.0984848" calcext:value-type="float">
            <text:p>0.0984848</text:p>
          </table:table-cell>
          <table:table-cell table:formula="of:=[.B15]/101325" office:value-type="float" office:value="40.827337774488" calcext:value-type="float">
            <text:p>40.827337774488</text:p>
          </table:table-cell>
          <table:table-cell table:formula="of:=[.E15]*1000" office:value-type="float" office:value="0.0984848" calcext:value-type="float">
            <text:p>0.0984848</text:p>
          </table:table-cell>
          <table:table-cell table:formula="of:=[.F15]/101325" office:value-type="float" office:value="76.2044905008636" calcext:value-type="float">
            <text:p>76.2044905008636</text:p>
          </table:table-cell>
          <table:table-cell table:formula="of:=[.I15]*1000" office:value-type="float" office:value="0.0984848" calcext:value-type="float">
            <text:p>0.0984848</text:p>
          </table:table-cell>
          <table:table-cell table:formula="of:=[.J15]/101325" office:value-type="float" office:value="85.0488033555391" calcext:value-type="float">
            <text:p>85.0488033555391</text:p>
          </table:table-cell>
          <table:table-cell table:number-columns-repeated="10"/>
          <table:table-cell office:value-type="float" office:value="0.000156122" calcext:value-type="float">
            <text:p>0.000156122</text:p>
          </table:table-cell>
          <table:table-cell table:style-name="ce1" office:value-type="float" office:value="4874170" calcext:value-type="float">
            <text:p>4.87E+06</text:p>
          </table:table-cell>
          <table:table-cell table:formula="of:=[.AD15]*1000" office:value-type="float" office:value="0.156122" calcext:value-type="float">
            <text:p>0.156122</text:p>
          </table:table-cell>
          <table:table-cell table:formula="of:=[.AE15]/101325" office:value-type="float" office:value="48.1043177892919" calcext:value-type="float">
            <text:p>48.1043177892919</text:p>
          </table:table-cell>
        </table:table-row>
        <table:table-row table:style-name="ro1">
          <table:table-cell office:value-type="float" office:value="0.000102525" calcext:value-type="float">
            <text:p>0.000102525</text:p>
          </table:table-cell>
          <table:table-cell office:value-type="float" office:value="4218340" calcext:value-type="float">
            <text:p>4.22E+06</text:p>
          </table:table-cell>
          <table:table-cell table:formula="of:=[.A16]*1000" office:value-type="float" office:value="0.102525" calcext:value-type="float">
            <text:p>0.102525</text:p>
          </table:table-cell>
          <table:table-cell table:formula="of:=[.B16]/101325" office:value-type="float" office:value="41.6317789291883" calcext:value-type="float">
            <text:p>41.6317789291883</text:p>
          </table:table-cell>
          <table:table-cell office:value-type="float" office:value="0.000102525" calcext:value-type="float">
            <text:p>0.000102525</text:p>
          </table:table-cell>
          <table:table-cell office:value-type="float" office:value="7560360" calcext:value-type="float">
            <text:p>7.56E+06</text:p>
          </table:table-cell>
          <table:table-cell table:formula="of:=[.E16]*1000" office:value-type="float" office:value="0.102525" calcext:value-type="float">
            <text:p>0.102525</text:p>
          </table:table-cell>
          <table:table-cell table:formula="of:=[.F16]/101325" office:value-type="float" office:value="74.6149518874907" calcext:value-type="float">
            <text:p>74.6149518874907</text:p>
          </table:table-cell>
          <table:table-cell office:value-type="float" office:value="0.000102525" calcext:value-type="float">
            <text:p>0.000102525</text:p>
          </table:table-cell>
          <table:table-cell office:value-type="float" office:value="8395860" calcext:value-type="float">
            <text:p>8.40E+06</text:p>
          </table:table-cell>
          <table:table-cell table:formula="of:=[.I16]*1000" office:value-type="float" office:value="0.102525" calcext:value-type="float">
            <text:p>0.102525</text:p>
          </table:table-cell>
          <table:table-cell table:formula="of:=[.J16]/101325" office:value-type="float" office:value="82.860695780903" calcext:value-type="float">
            <text:p>82.860695780903</text:p>
          </table:table-cell>
          <table:table-cell/>
          <table:table-cell table:formula="of:=[.A16]*1000" office:value-type="float" office:value="0.102525" calcext:value-type="float">
            <text:p>0.102525</text:p>
          </table:table-cell>
          <table:table-cell table:formula="of:=[.B16]/101325" office:value-type="float" office:value="41.6317789291883" calcext:value-type="float">
            <text:p>41.6317789291883</text:p>
          </table:table-cell>
          <table:table-cell table:formula="of:=[.E16]*1000" office:value-type="float" office:value="0.102525" calcext:value-type="float">
            <text:p>0.102525</text:p>
          </table:table-cell>
          <table:table-cell table:formula="of:=[.F16]/101325" office:value-type="float" office:value="74.6149518874907" calcext:value-type="float">
            <text:p>74.6149518874907</text:p>
          </table:table-cell>
          <table:table-cell table:formula="of:=[.I16]*1000" office:value-type="float" office:value="0.102525" calcext:value-type="float">
            <text:p>0.102525</text:p>
          </table:table-cell>
          <table:table-cell table:formula="of:=[.J16]/101325" office:value-type="float" office:value="82.860695780903" calcext:value-type="float">
            <text:p>82.860695780903</text:p>
          </table:table-cell>
          <table:table-cell table:number-columns-repeated="10"/>
          <table:table-cell office:value-type="float" office:value="0.000164286" calcext:value-type="float">
            <text:p>0.000164286</text:p>
          </table:table-cell>
          <table:table-cell table:style-name="ce1" office:value-type="float" office:value="4948940" calcext:value-type="float">
            <text:p>4.95E+06</text:p>
          </table:table-cell>
          <table:table-cell table:formula="of:=[.AD16]*1000" office:value-type="float" office:value="0.164286" calcext:value-type="float">
            <text:p>0.164286</text:p>
          </table:table-cell>
          <table:table-cell table:formula="of:=[.AE16]/101325" office:value-type="float" office:value="48.8422403158154" calcext:value-type="float">
            <text:p>48.8422403158154</text:p>
          </table:table-cell>
        </table:table-row>
        <table:table-row table:style-name="ro1">
          <table:table-cell office:value-type="float" office:value="0.000106566" calcext:value-type="float">
            <text:p>0.000106566</text:p>
          </table:table-cell>
          <table:table-cell office:value-type="float" office:value="4333760" calcext:value-type="float">
            <text:p>4.33E+06</text:p>
          </table:table-cell>
          <table:table-cell table:formula="of:=[.A17]*1000" office:value-type="float" office:value="0.106566" calcext:value-type="float">
            <text:p>0.106566</text:p>
          </table:table-cell>
          <table:table-cell table:formula="of:=[.B17]/101325" office:value-type="float" office:value="42.7708857636319" calcext:value-type="float">
            <text:p>42.7708857636319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7463950" calcext:value-type="float">
            <text:p>7.46E+06</text:p>
          </table:table-cell>
          <table:table-cell table:formula="of:=[.E17]*1000" office:value-type="float" office:value="0.106566" calcext:value-type="float">
            <text:p>0.106566</text:p>
          </table:table-cell>
          <table:table-cell table:formula="of:=[.F17]/101325" office:value-type="float" office:value="73.6634591660498" calcext:value-type="float">
            <text:p>73.6634591660498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8246500" calcext:value-type="float">
            <text:p>8.25E+06</text:p>
          </table:table-cell>
          <table:table-cell table:formula="of:=[.I17]*1000" office:value-type="float" office:value="0.106566" calcext:value-type="float">
            <text:p>0.106566</text:p>
          </table:table-cell>
          <table:table-cell table:formula="of:=[.J17]/101325" office:value-type="float" office:value="81.386627189736" calcext:value-type="float">
            <text:p>81.386627189736</text:p>
          </table:table-cell>
          <table:table-cell/>
          <table:table-cell table:formula="of:=[.A17]*1000" office:value-type="float" office:value="0.106566" calcext:value-type="float">
            <text:p>0.106566</text:p>
          </table:table-cell>
          <table:table-cell table:formula="of:=[.B17]/101325" office:value-type="float" office:value="42.7708857636319" calcext:value-type="float">
            <text:p>42.7708857636319</text:p>
          </table:table-cell>
          <table:table-cell table:formula="of:=[.E17]*1000" office:value-type="float" office:value="0.106566" calcext:value-type="float">
            <text:p>0.106566</text:p>
          </table:table-cell>
          <table:table-cell table:formula="of:=[.F17]/101325" office:value-type="float" office:value="73.6634591660498" calcext:value-type="float">
            <text:p>73.6634591660498</text:p>
          </table:table-cell>
          <table:table-cell table:formula="of:=[.I17]*1000" office:value-type="float" office:value="0.106566" calcext:value-type="float">
            <text:p>0.106566</text:p>
          </table:table-cell>
          <table:table-cell table:formula="of:=[.J17]/101325" office:value-type="float" office:value="81.386627189736" calcext:value-type="float">
            <text:p>81.386627189736</text:p>
          </table:table-cell>
          <table:table-cell table:number-columns-repeated="10"/>
          <table:table-cell office:value-type="float" office:value="0.000172449" calcext:value-type="float">
            <text:p>0.000172449</text:p>
          </table:table-cell>
          <table:table-cell table:style-name="ce1" office:value-type="float" office:value="4998700" calcext:value-type="float">
            <text:p>5.00E+06</text:p>
          </table:table-cell>
          <table:table-cell table:formula="of:=[.AD17]*1000" office:value-type="float" office:value="0.172449" calcext:value-type="float">
            <text:p>0.172449</text:p>
          </table:table-cell>
          <table:table-cell table:formula="of:=[.AE17]/101325" office:value-type="float" office:value="49.3333333333333" calcext:value-type="float">
            <text:p>49.3333333333333</text:p>
          </table:table-cell>
        </table:table-row>
        <table:table-row table:style-name="ro1">
          <table:table-cell office:value-type="float" office:value="0.000110606" calcext:value-type="float">
            <text:p>0.000110606</text:p>
          </table:table-cell>
          <table:table-cell office:value-type="float" office:value="4465520" calcext:value-type="float">
            <text:p>4.47E+06</text:p>
          </table:table-cell>
          <table:table-cell table:formula="of:=[.A18]*1000" office:value-type="float" office:value="0.110606" calcext:value-type="float">
            <text:p>0.110606</text:p>
          </table:table-cell>
          <table:table-cell table:formula="of:=[.B18]/101325" office:value-type="float" office:value="44.0712558598569" calcext:value-type="float">
            <text:p>44.0712558598569</text:p>
          </table:table-cell>
          <table:table-cell office:value-type="float" office:value="0.000110606" calcext:value-type="float">
            <text:p>0.000110606</text:p>
          </table:table-cell>
          <table:table-cell office:value-type="float" office:value="7409140" calcext:value-type="float">
            <text:p>7.41E+06</text:p>
          </table:table-cell>
          <table:table-cell table:formula="of:=[.E18]*1000" office:value-type="float" office:value="0.110606" calcext:value-type="float">
            <text:p>0.110606</text:p>
          </table:table-cell>
          <table:table-cell table:formula="of:=[.F18]/101325" office:value-type="float" office:value="73.1225265235628" calcext:value-type="float">
            <text:p>73.1225265235628</text:p>
          </table:table-cell>
          <table:table-cell office:value-type="float" office:value="0.000110606" calcext:value-type="float">
            <text:p>0.000110606</text:p>
          </table:table-cell>
          <table:table-cell office:value-type="float" office:value="8145040" calcext:value-type="float">
            <text:p>8.15E+06</text:p>
          </table:table-cell>
          <table:table-cell table:formula="of:=[.I18]*1000" office:value-type="float" office:value="0.110606" calcext:value-type="float">
            <text:p>0.110606</text:p>
          </table:table-cell>
          <table:table-cell table:formula="of:=[.J18]/101325" office:value-type="float" office:value="80.3852948433259" calcext:value-type="float">
            <text:p>80.3852948433259</text:p>
          </table:table-cell>
          <table:table-cell/>
          <table:table-cell table:formula="of:=[.A18]*1000" office:value-type="float" office:value="0.110606" calcext:value-type="float">
            <text:p>0.110606</text:p>
          </table:table-cell>
          <table:table-cell table:formula="of:=[.B18]/101325" office:value-type="float" office:value="44.0712558598569" calcext:value-type="float">
            <text:p>44.0712558598569</text:p>
          </table:table-cell>
          <table:table-cell table:formula="of:=[.E18]*1000" office:value-type="float" office:value="0.110606" calcext:value-type="float">
            <text:p>0.110606</text:p>
          </table:table-cell>
          <table:table-cell table:formula="of:=[.F18]/101325" office:value-type="float" office:value="73.1225265235628" calcext:value-type="float">
            <text:p>73.1225265235628</text:p>
          </table:table-cell>
          <table:table-cell table:formula="of:=[.I18]*1000" office:value-type="float" office:value="0.110606" calcext:value-type="float">
            <text:p>0.110606</text:p>
          </table:table-cell>
          <table:table-cell table:formula="of:=[.J18]/101325" office:value-type="float" office:value="80.3852948433259" calcext:value-type="float">
            <text:p>80.3852948433259</text:p>
          </table:table-cell>
          <table:table-cell table:number-columns-repeated="10"/>
          <table:table-cell office:value-type="float" office:value="0.000180612" calcext:value-type="float">
            <text:p>0.000180612</text:p>
          </table:table-cell>
          <table:table-cell table:style-name="ce1" office:value-type="float" office:value="5028070" calcext:value-type="float">
            <text:p>5.03E+06</text:p>
          </table:table-cell>
          <table:table-cell table:formula="of:=[.AD18]*1000" office:value-type="float" office:value="0.180612" calcext:value-type="float">
            <text:p>0.180612</text:p>
          </table:table-cell>
          <table:table-cell table:formula="of:=[.AE18]/101325" office:value-type="float" office:value="49.6231926967678" calcext:value-type="float">
            <text:p>49.6231926967678</text:p>
          </table:table-cell>
        </table:table-row>
        <table:table-row table:style-name="ro1">
          <table:table-cell office:value-type="float" office:value="0.000114646" calcext:value-type="float">
            <text:p>0.000114646</text:p>
          </table:table-cell>
          <table:table-cell office:value-type="float" office:value="4602430" calcext:value-type="float">
            <text:p>4.60E+06</text:p>
          </table:table-cell>
          <table:table-cell table:formula="of:=[.A19]*1000" office:value-type="float" office:value="0.114646" calcext:value-type="float">
            <text:p>0.114646</text:p>
          </table:table-cell>
          <table:table-cell table:formula="of:=[.B19]/101325" office:value-type="float" office:value="45.4224525043178" calcext:value-type="float">
            <text:p>45.4224525043178</text:p>
          </table:table-cell>
          <table:table-cell office:value-type="float" office:value="0.000114646" calcext:value-type="float">
            <text:p>0.000114646</text:p>
          </table:table-cell>
          <table:table-cell office:value-type="float" office:value="7380460" calcext:value-type="float">
            <text:p>7.38E+06</text:p>
          </table:table-cell>
          <table:table-cell table:formula="of:=[.E19]*1000" office:value-type="float" office:value="0.114646" calcext:value-type="float">
            <text:p>0.114646</text:p>
          </table:table-cell>
          <table:table-cell table:formula="of:=[.F19]/101325" office:value-type="float" office:value="72.8394769306686" calcext:value-type="float">
            <text:p>72.8394769306686</text:p>
          </table:table-cell>
          <table:table-cell office:value-type="float" office:value="0.000114646" calcext:value-type="float">
            <text:p>0.000114646</text:p>
          </table:table-cell>
          <table:table-cell office:value-type="float" office:value="8074970" calcext:value-type="float">
            <text:p>8.07E+06</text:p>
          </table:table-cell>
          <table:table-cell table:formula="of:=[.I19]*1000" office:value-type="float" office:value="0.114646" calcext:value-type="float">
            <text:p>0.114646</text:p>
          </table:table-cell>
          <table:table-cell table:formula="of:=[.J19]/101325" office:value-type="float" office:value="79.693757710338" calcext:value-type="float">
            <text:p>79.693757710338</text:p>
          </table:table-cell>
          <table:table-cell/>
          <table:table-cell table:formula="of:=[.A19]*1000" office:value-type="float" office:value="0.114646" calcext:value-type="float">
            <text:p>0.114646</text:p>
          </table:table-cell>
          <table:table-cell table:formula="of:=[.B19]/101325" office:value-type="float" office:value="45.4224525043178" calcext:value-type="float">
            <text:p>45.4224525043178</text:p>
          </table:table-cell>
          <table:table-cell table:formula="of:=[.E19]*1000" office:value-type="float" office:value="0.114646" calcext:value-type="float">
            <text:p>0.114646</text:p>
          </table:table-cell>
          <table:table-cell table:formula="of:=[.F19]/101325" office:value-type="float" office:value="72.8394769306686" calcext:value-type="float">
            <text:p>72.8394769306686</text:p>
          </table:table-cell>
          <table:table-cell table:formula="of:=[.I19]*1000" office:value-type="float" office:value="0.114646" calcext:value-type="float">
            <text:p>0.114646</text:p>
          </table:table-cell>
          <table:table-cell table:formula="of:=[.J19]/101325" office:value-type="float" office:value="79.693757710338" calcext:value-type="float">
            <text:p>79.693757710338</text:p>
          </table:table-cell>
          <table:table-cell table:number-columns-repeated="10"/>
          <table:table-cell office:value-type="float" office:value="0.000188776" calcext:value-type="float">
            <text:p>0.000188776</text:p>
          </table:table-cell>
          <table:table-cell table:style-name="ce1" office:value-type="float" office:value="5040810" calcext:value-type="float">
            <text:p>5.04E+06</text:p>
          </table:table-cell>
          <table:table-cell table:formula="of:=[.AD19]*1000" office:value-type="float" office:value="0.188776" calcext:value-type="float">
            <text:p>0.188776</text:p>
          </table:table-cell>
          <table:table-cell table:formula="of:=[.AE19]/101325" office:value-type="float" office:value="49.7489267209475" calcext:value-type="float">
            <text:p>49.7489267209475</text:p>
          </table:table-cell>
        </table:table-row>
        <table:table-row table:style-name="ro1">
          <table:table-cell office:value-type="float" office:value="0.000118687" calcext:value-type="float">
            <text:p>0.000118687</text:p>
          </table:table-cell>
          <table:table-cell office:value-type="float" office:value="4737450" calcext:value-type="float">
            <text:p>4.74E+06</text:p>
          </table:table-cell>
          <table:table-cell table:formula="of:=[.A20]*1000" office:value-type="float" office:value="0.118687" calcext:value-type="float">
            <text:p>0.118687</text:p>
          </table:table-cell>
          <table:table-cell table:formula="of:=[.B20]/101325" office:value-type="float" office:value="46.7549962990378" calcext:value-type="float">
            <text:p>46.7549962990378</text:p>
          </table:table-cell>
          <table:table-cell office:value-type="float" office:value="0.000118687" calcext:value-type="float">
            <text:p>0.000118687</text:p>
          </table:table-cell>
          <table:table-cell office:value-type="float" office:value="7367530" calcext:value-type="float">
            <text:p>7.37E+06</text:p>
          </table:table-cell>
          <table:table-cell table:formula="of:=[.E20]*1000" office:value-type="float" office:value="0.118687" calcext:value-type="float">
            <text:p>0.118687</text:p>
          </table:table-cell>
          <table:table-cell table:formula="of:=[.F20]/101325" office:value-type="float" office:value="72.7118677522823" calcext:value-type="float">
            <text:p>72.7118677522823</text:p>
          </table:table-cell>
          <table:table-cell office:value-type="float" office:value="0.000118687" calcext:value-type="float">
            <text:p>0.000118687</text:p>
          </table:table-cell>
          <table:table-cell office:value-type="float" office:value="8025050" calcext:value-type="float">
            <text:p>8.03E+06</text:p>
          </table:table-cell>
          <table:table-cell table:formula="of:=[.I20]*1000" office:value-type="float" office:value="0.118687" calcext:value-type="float">
            <text:p>0.118687</text:p>
          </table:table-cell>
          <table:table-cell table:formula="of:=[.J20]/101325" office:value-type="float" office:value="79.2010856155934" calcext:value-type="float">
            <text:p>79.2010856155934</text:p>
          </table:table-cell>
          <table:table-cell/>
          <table:table-cell table:formula="of:=[.A20]*1000" office:value-type="float" office:value="0.118687" calcext:value-type="float">
            <text:p>0.118687</text:p>
          </table:table-cell>
          <table:table-cell table:formula="of:=[.B20]/101325" office:value-type="float" office:value="46.7549962990378" calcext:value-type="float">
            <text:p>46.7549962990378</text:p>
          </table:table-cell>
          <table:table-cell table:formula="of:=[.E20]*1000" office:value-type="float" office:value="0.118687" calcext:value-type="float">
            <text:p>0.118687</text:p>
          </table:table-cell>
          <table:table-cell table:formula="of:=[.F20]/101325" office:value-type="float" office:value="72.7118677522823" calcext:value-type="float">
            <text:p>72.7118677522823</text:p>
          </table:table-cell>
          <table:table-cell table:formula="of:=[.I20]*1000" office:value-type="float" office:value="0.118687" calcext:value-type="float">
            <text:p>0.118687</text:p>
          </table:table-cell>
          <table:table-cell table:formula="of:=[.J20]/101325" office:value-type="float" office:value="79.2010856155934" calcext:value-type="float">
            <text:p>79.2010856155934</text:p>
          </table:table-cell>
          <table:table-cell table:number-columns-repeated="10"/>
          <table:table-cell office:value-type="float" office:value="0.000196939" calcext:value-type="float">
            <text:p>0.000196939</text:p>
          </table:table-cell>
          <table:table-cell table:style-name="ce1" office:value-type="float" office:value="5040010" calcext:value-type="float">
            <text:p>5.04E+06</text:p>
          </table:table-cell>
          <table:table-cell table:formula="of:=[.AD20]*1000" office:value-type="float" office:value="0.196939" calcext:value-type="float">
            <text:p>0.196939</text:p>
          </table:table-cell>
          <table:table-cell table:formula="of:=[.AE20]/101325" office:value-type="float" office:value="49.7410313348137" calcext:value-type="float">
            <text:p>49.7410313348137</text:p>
          </table:table-cell>
        </table:table-row>
        <table:table-row table:style-name="ro1">
          <table:table-cell office:value-type="float" office:value="0.000122727" calcext:value-type="float">
            <text:p>0.000122727</text:p>
          </table:table-cell>
          <table:table-cell office:value-type="float" office:value="4866250" calcext:value-type="float">
            <text:p>4.87E+06</text:p>
          </table:table-cell>
          <table:table-cell table:formula="of:=[.A21]*1000" office:value-type="float" office:value="0.122727" calcext:value-type="float">
            <text:p>0.122727</text:p>
          </table:table-cell>
          <table:table-cell table:formula="of:=[.B21]/101325" office:value-type="float" office:value="48.026153466568" calcext:value-type="float">
            <text:p>48.026153466568</text:p>
          </table:table-cell>
          <table:table-cell office:value-type="float" office:value="0.000122727" calcext:value-type="float">
            <text:p>0.000122727</text:p>
          </table:table-cell>
          <table:table-cell office:value-type="float" office:value="7363350" calcext:value-type="float">
            <text:p>7.36E+06</text:p>
          </table:table-cell>
          <table:table-cell table:formula="of:=[.E21]*1000" office:value-type="float" office:value="0.122727" calcext:value-type="float">
            <text:p>0.122727</text:p>
          </table:table-cell>
          <table:table-cell table:formula="of:=[.F21]/101325" office:value-type="float" office:value="72.6706143597335" calcext:value-type="float">
            <text:p>72.6706143597335</text:p>
          </table:table-cell>
          <table:table-cell office:value-type="float" office:value="0.000122727" calcext:value-type="float">
            <text:p>0.000122727</text:p>
          </table:table-cell>
          <table:table-cell office:value-type="float" office:value="7987620" calcext:value-type="float">
            <text:p>7.99E+06</text:p>
          </table:table-cell>
          <table:table-cell table:formula="of:=[.I21]*1000" office:value-type="float" office:value="0.122727" calcext:value-type="float">
            <text:p>0.122727</text:p>
          </table:table-cell>
          <table:table-cell table:formula="of:=[.J21]/101325" office:value-type="float" office:value="78.8316802368616" calcext:value-type="float">
            <text:p>78.8316802368616</text:p>
          </table:table-cell>
          <table:table-cell/>
          <table:table-cell table:formula="of:=[.A21]*1000" office:value-type="float" office:value="0.122727" calcext:value-type="float">
            <text:p>0.122727</text:p>
          </table:table-cell>
          <table:table-cell table:formula="of:=[.B21]/101325" office:value-type="float" office:value="48.026153466568" calcext:value-type="float">
            <text:p>48.026153466568</text:p>
          </table:table-cell>
          <table:table-cell table:formula="of:=[.E21]*1000" office:value-type="float" office:value="0.122727" calcext:value-type="float">
            <text:p>0.122727</text:p>
          </table:table-cell>
          <table:table-cell table:formula="of:=[.F21]/101325" office:value-type="float" office:value="72.6706143597335" calcext:value-type="float">
            <text:p>72.6706143597335</text:p>
          </table:table-cell>
          <table:table-cell table:formula="of:=[.I21]*1000" office:value-type="float" office:value="0.122727" calcext:value-type="float">
            <text:p>0.122727</text:p>
          </table:table-cell>
          <table:table-cell table:formula="of:=[.J21]/101325" office:value-type="float" office:value="78.8316802368616" calcext:value-type="float">
            <text:p>78.8316802368616</text:p>
          </table:table-cell>
          <table:table-cell table:number-columns-repeated="10"/>
          <table:table-cell office:value-type="float" office:value="0.000205102" calcext:value-type="float">
            <text:p>0.000205102</text:p>
          </table:table-cell>
          <table:table-cell table:style-name="ce1" office:value-type="float" office:value="5028190" calcext:value-type="float">
            <text:p>5.03E+06</text:p>
          </table:table-cell>
          <table:table-cell table:formula="of:=[.AD21]*1000" office:value-type="float" office:value="0.205102" calcext:value-type="float">
            <text:p>0.205102</text:p>
          </table:table-cell>
          <table:table-cell table:formula="of:=[.AE21]/101325" office:value-type="float" office:value="49.6243770046879" calcext:value-type="float">
            <text:p>49.6243770046879</text:p>
          </table:table-cell>
        </table:table-row>
        <table:table-row table:style-name="ro1">
          <table:table-cell office:value-type="float" office:value="0.000126768" calcext:value-type="float">
            <text:p>0.000126768</text:p>
          </table:table-cell>
          <table:table-cell office:value-type="float" office:value="4986310" calcext:value-type="float">
            <text:p>4.99E+06</text:p>
          </table:table-cell>
          <table:table-cell table:formula="of:=[.A22]*1000" office:value-type="float" office:value="0.126768" calcext:value-type="float">
            <text:p>0.126768</text:p>
          </table:table-cell>
          <table:table-cell table:formula="of:=[.B22]/101325" office:value-type="float" office:value="49.2110535405872" calcext:value-type="float">
            <text:p>49.2110535405872</text:p>
          </table:table-cell>
          <table:table-cell office:value-type="float" office:value="0.000126768" calcext:value-type="float">
            <text:p>0.000126768</text:p>
          </table:table-cell>
          <table:table-cell office:value-type="float" office:value="7363220" calcext:value-type="float">
            <text:p>7.36E+06</text:p>
          </table:table-cell>
          <table:table-cell table:formula="of:=[.E22]*1000" office:value-type="float" office:value="0.126768" calcext:value-type="float">
            <text:p>0.126768</text:p>
          </table:table-cell>
          <table:table-cell table:formula="of:=[.F22]/101325" office:value-type="float" office:value="72.6693313594868" calcext:value-type="float">
            <text:p>72.6693313594868</text:p>
          </table:table-cell>
          <table:table-cell office:value-type="float" office:value="0.000126768" calcext:value-type="float">
            <text:p>0.000126768</text:p>
          </table:table-cell>
          <table:table-cell office:value-type="float" office:value="7957450" calcext:value-type="float">
            <text:p>7.96E+06</text:p>
          </table:table-cell>
          <table:table-cell table:formula="of:=[.I22]*1000" office:value-type="float" office:value="0.126768" calcext:value-type="float">
            <text:p>0.126768</text:p>
          </table:table-cell>
          <table:table-cell table:formula="of:=[.J22]/101325" office:value-type="float" office:value="78.5339254872934" calcext:value-type="float">
            <text:p>78.5339254872934</text:p>
          </table:table-cell>
          <table:table-cell/>
          <table:table-cell table:formula="of:=[.A22]*1000" office:value-type="float" office:value="0.126768" calcext:value-type="float">
            <text:p>0.126768</text:p>
          </table:table-cell>
          <table:table-cell table:formula="of:=[.B22]/101325" office:value-type="float" office:value="49.2110535405872" calcext:value-type="float">
            <text:p>49.2110535405872</text:p>
          </table:table-cell>
          <table:table-cell table:formula="of:=[.E22]*1000" office:value-type="float" office:value="0.126768" calcext:value-type="float">
            <text:p>0.126768</text:p>
          </table:table-cell>
          <table:table-cell table:formula="of:=[.F22]/101325" office:value-type="float" office:value="72.6693313594868" calcext:value-type="float">
            <text:p>72.6693313594868</text:p>
          </table:table-cell>
          <table:table-cell table:formula="of:=[.I22]*1000" office:value-type="float" office:value="0.126768" calcext:value-type="float">
            <text:p>0.126768</text:p>
          </table:table-cell>
          <table:table-cell table:formula="of:=[.J22]/101325" office:value-type="float" office:value="78.5339254872934" calcext:value-type="float">
            <text:p>78.5339254872934</text:p>
          </table:table-cell>
          <table:table-cell table:number-columns-repeated="10"/>
          <table:table-cell office:value-type="float" office:value="0.000213265" calcext:value-type="float">
            <text:p>0.000213265</text:p>
          </table:table-cell>
          <table:table-cell table:style-name="ce1" office:value-type="float" office:value="5007410" calcext:value-type="float">
            <text:p>5.01E+06</text:p>
          </table:table-cell>
          <table:table-cell table:formula="of:=[.AD22]*1000" office:value-type="float" office:value="0.213265" calcext:value-type="float">
            <text:p>0.213265</text:p>
          </table:table-cell>
          <table:table-cell table:formula="of:=[.AE22]/101325" office:value-type="float" office:value="49.4192943498643" calcext:value-type="float">
            <text:p>49.4192943498643</text:p>
          </table:table-cell>
        </table:table-row>
        <table:table-row table:style-name="ro1">
          <table:table-cell office:value-type="float" office:value="0.000130808" calcext:value-type="float">
            <text:p>0.000130808</text:p>
          </table:table-cell>
          <table:table-cell office:value-type="float" office:value="5096280" calcext:value-type="float">
            <text:p>5.10E+06</text:p>
          </table:table-cell>
          <table:table-cell table:formula="of:=[.A23]*1000" office:value-type="float" office:value="0.130808" calcext:value-type="float">
            <text:p>0.130808</text:p>
          </table:table-cell>
          <table:table-cell table:formula="of:=[.B23]/101325" office:value-type="float" office:value="50.2963730569948" calcext:value-type="float">
            <text:p>50.2963730569948</text:p>
          </table:table-cell>
          <table:table-cell office:value-type="float" office:value="0.000130808" calcext:value-type="float">
            <text:p>0.000130808</text:p>
          </table:table-cell>
          <table:table-cell office:value-type="float" office:value="7364040" calcext:value-type="float">
            <text:p>7.36E+06</text:p>
          </table:table-cell>
          <table:table-cell table:formula="of:=[.E23]*1000" office:value-type="float" office:value="0.130808" calcext:value-type="float">
            <text:p>0.130808</text:p>
          </table:table-cell>
          <table:table-cell table:formula="of:=[.F23]/101325" office:value-type="float" office:value="72.6774241302739" calcext:value-type="float">
            <text:p>72.6774241302739</text:p>
          </table:table-cell>
          <table:table-cell office:value-type="float" office:value="0.000130808" calcext:value-type="float">
            <text:p>0.000130808</text:p>
          </table:table-cell>
          <table:table-cell office:value-type="float" office:value="7930980" calcext:value-type="float">
            <text:p>7.93E+06</text:p>
          </table:table-cell>
          <table:table-cell table:formula="of:=[.I23]*1000" office:value-type="float" office:value="0.130808" calcext:value-type="float">
            <text:p>0.130808</text:p>
          </table:table-cell>
          <table:table-cell table:formula="of:=[.J23]/101325" office:value-type="float" office:value="78.2726868985936" calcext:value-type="float">
            <text:p>78.2726868985936</text:p>
          </table:table-cell>
          <table:table-cell/>
          <table:table-cell table:formula="of:=[.A23]*1000" office:value-type="float" office:value="0.130808" calcext:value-type="float">
            <text:p>0.130808</text:p>
          </table:table-cell>
          <table:table-cell table:formula="of:=[.B23]/101325" office:value-type="float" office:value="50.2963730569948" calcext:value-type="float">
            <text:p>50.2963730569948</text:p>
          </table:table-cell>
          <table:table-cell table:formula="of:=[.E23]*1000" office:value-type="float" office:value="0.130808" calcext:value-type="float">
            <text:p>0.130808</text:p>
          </table:table-cell>
          <table:table-cell table:formula="of:=[.F23]/101325" office:value-type="float" office:value="72.6774241302739" calcext:value-type="float">
            <text:p>72.6774241302739</text:p>
          </table:table-cell>
          <table:table-cell table:formula="of:=[.I23]*1000" office:value-type="float" office:value="0.130808" calcext:value-type="float">
            <text:p>0.130808</text:p>
          </table:table-cell>
          <table:table-cell table:formula="of:=[.J23]/101325" office:value-type="float" office:value="78.2726868985936" calcext:value-type="float">
            <text:p>78.2726868985936</text:p>
          </table:table-cell>
          <table:table-cell table:number-columns-repeated="10"/>
          <table:table-cell office:value-type="float" office:value="0.000221429" calcext:value-type="float">
            <text:p>0.000221429</text:p>
          </table:table-cell>
          <table:table-cell table:style-name="ce1" office:value-type="float" office:value="4979370" calcext:value-type="float">
            <text:p>4.98E+06</text:p>
          </table:table-cell>
          <table:table-cell table:formula="of:=[.AD23]*1000" office:value-type="float" office:value="0.221429" calcext:value-type="float">
            <text:p>0.221429</text:p>
          </table:table-cell>
          <table:table-cell table:formula="of:=[.AE23]/101325" office:value-type="float" office:value="49.1425610658771" calcext:value-type="float">
            <text:p>49.1425610658771</text:p>
          </table:table-cell>
        </table:table-row>
        <table:table-row table:style-name="ro1">
          <table:table-cell office:value-type="float" office:value="0.000134848" calcext:value-type="float">
            <text:p>0.000134848</text:p>
          </table:table-cell>
          <table:table-cell office:value-type="float" office:value="5195580" calcext:value-type="float">
            <text:p>5.20E+06</text:p>
          </table:table-cell>
          <table:table-cell table:formula="of:=[.A24]*1000" office:value-type="float" office:value="0.134848" calcext:value-type="float">
            <text:p>0.134848</text:p>
          </table:table-cell>
          <table:table-cell table:formula="of:=[.B24]/101325" office:value-type="float" office:value="51.2763878608438" calcext:value-type="float">
            <text:p>51.2763878608438</text:p>
          </table:table-cell>
          <table:table-cell office:value-type="float" office:value="0.000134848" calcext:value-type="float">
            <text:p>0.000134848</text:p>
          </table:table-cell>
          <table:table-cell office:value-type="float" office:value="7363780" calcext:value-type="float">
            <text:p>7.36E+06</text:p>
          </table:table-cell>
          <table:table-cell table:formula="of:=[.E24]*1000" office:value-type="float" office:value="0.134848" calcext:value-type="float">
            <text:p>0.134848</text:p>
          </table:table-cell>
          <table:table-cell table:formula="of:=[.F24]/101325" office:value-type="float" office:value="72.6748581297804" calcext:value-type="float">
            <text:p>72.6748581297804</text:p>
          </table:table-cell>
          <table:table-cell office:value-type="float" office:value="0.000134848" calcext:value-type="float">
            <text:p>0.000134848</text:p>
          </table:table-cell>
          <table:table-cell office:value-type="float" office:value="7905830" calcext:value-type="float">
            <text:p>7.91E+06</text:p>
          </table:table-cell>
          <table:table-cell table:formula="of:=[.I24]*1000" office:value-type="float" office:value="0.134848" calcext:value-type="float">
            <text:p>0.134848</text:p>
          </table:table-cell>
          <table:table-cell table:formula="of:=[.J24]/101325" office:value-type="float" office:value="78.0244756970146" calcext:value-type="float">
            <text:p>78.0244756970146</text:p>
          </table:table-cell>
          <table:table-cell/>
          <table:table-cell table:formula="of:=[.A24]*1000" office:value-type="float" office:value="0.134848" calcext:value-type="float">
            <text:p>0.134848</text:p>
          </table:table-cell>
          <table:table-cell table:formula="of:=[.B24]/101325" office:value-type="float" office:value="51.2763878608438" calcext:value-type="float">
            <text:p>51.2763878608438</text:p>
          </table:table-cell>
          <table:table-cell table:formula="of:=[.E24]*1000" office:value-type="float" office:value="0.134848" calcext:value-type="float">
            <text:p>0.134848</text:p>
          </table:table-cell>
          <table:table-cell table:formula="of:=[.F24]/101325" office:value-type="float" office:value="72.6748581297804" calcext:value-type="float">
            <text:p>72.6748581297804</text:p>
          </table:table-cell>
          <table:table-cell table:formula="of:=[.I24]*1000" office:value-type="float" office:value="0.134848" calcext:value-type="float">
            <text:p>0.134848</text:p>
          </table:table-cell>
          <table:table-cell table:formula="of:=[.J24]/101325" office:value-type="float" office:value="78.0244756970146" calcext:value-type="float">
            <text:p>78.0244756970146</text:p>
          </table:table-cell>
          <table:table-cell table:number-columns-repeated="10"/>
          <table:table-cell office:value-type="float" office:value="0.000229592" calcext:value-type="float">
            <text:p>0.000229592</text:p>
          </table:table-cell>
          <table:table-cell table:style-name="ce1" office:value-type="float" office:value="4945460" calcext:value-type="float">
            <text:p>4.95E+06</text:p>
          </table:table-cell>
          <table:table-cell table:formula="of:=[.AD24]*1000" office:value-type="float" office:value="0.229592" calcext:value-type="float">
            <text:p>0.229592</text:p>
          </table:table-cell>
          <table:table-cell table:formula="of:=[.AE24]/101325" office:value-type="float" office:value="48.8078953861337" calcext:value-type="float">
            <text:p>48.8078953861337</text:p>
          </table:table-cell>
        </table:table-row>
        <table:table-row table:style-name="ro1">
          <table:table-cell office:value-type="float" office:value="0.000138889" calcext:value-type="float">
            <text:p>0.000138889</text:p>
          </table:table-cell>
          <table:table-cell office:value-type="float" office:value="5284160" calcext:value-type="float">
            <text:p>5.28E+06</text:p>
          </table:table-cell>
          <table:table-cell table:formula="of:=[.A25]*1000" office:value-type="float" office:value="0.138889" calcext:value-type="float">
            <text:p>0.138889</text:p>
          </table:table-cell>
          <table:table-cell table:formula="of:=[.B25]/101325" office:value-type="float" office:value="52.1506044905009" calcext:value-type="float">
            <text:p>52.1506044905009</text:p>
          </table:table-cell>
          <table:table-cell office:value-type="float" office:value="0.000138889" calcext:value-type="float">
            <text:p>0.000138889</text:p>
          </table:table-cell>
          <table:table-cell office:value-type="float" office:value="7361170" calcext:value-type="float">
            <text:p>7.36E+06</text:p>
          </table:table-cell>
          <table:table-cell table:formula="of:=[.E25]*1000" office:value-type="float" office:value="0.138889" calcext:value-type="float">
            <text:p>0.138889</text:p>
          </table:table-cell>
          <table:table-cell table:formula="of:=[.F25]/101325" office:value-type="float" office:value="72.6490994325191" calcext:value-type="float">
            <text:p>72.6490994325191</text:p>
          </table:table-cell>
          <table:table-cell office:value-type="float" office:value="0.000138889" calcext:value-type="float">
            <text:p>0.000138889</text:p>
          </table:table-cell>
          <table:table-cell office:value-type="float" office:value="7880420" calcext:value-type="float">
            <text:p>7.88E+06</text:p>
          </table:table-cell>
          <table:table-cell table:formula="of:=[.I25]*1000" office:value-type="float" office:value="0.138889" calcext:value-type="float">
            <text:p>0.138889</text:p>
          </table:table-cell>
          <table:table-cell table:formula="of:=[.J25]/101325" office:value-type="float" office:value="77.773698494942" calcext:value-type="float">
            <text:p>77.773698494942</text:p>
          </table:table-cell>
          <table:table-cell/>
          <table:table-cell table:formula="of:=[.A25]*1000" office:value-type="float" office:value="0.138889" calcext:value-type="float">
            <text:p>0.138889</text:p>
          </table:table-cell>
          <table:table-cell table:formula="of:=[.B25]/101325" office:value-type="float" office:value="52.1506044905009" calcext:value-type="float">
            <text:p>52.1506044905009</text:p>
          </table:table-cell>
          <table:table-cell table:formula="of:=[.E25]*1000" office:value-type="float" office:value="0.138889" calcext:value-type="float">
            <text:p>0.138889</text:p>
          </table:table-cell>
          <table:table-cell table:formula="of:=[.F25]/101325" office:value-type="float" office:value="72.6490994325191" calcext:value-type="float">
            <text:p>72.6490994325191</text:p>
          </table:table-cell>
          <table:table-cell table:formula="of:=[.I25]*1000" office:value-type="float" office:value="0.138889" calcext:value-type="float">
            <text:p>0.138889</text:p>
          </table:table-cell>
          <table:table-cell table:formula="of:=[.J25]/101325" office:value-type="float" office:value="77.773698494942" calcext:value-type="float">
            <text:p>77.773698494942</text:p>
          </table:table-cell>
          <table:table-cell table:number-columns-repeated="10"/>
          <table:table-cell office:value-type="float" office:value="0.000237755" calcext:value-type="float">
            <text:p>0.000237755</text:p>
          </table:table-cell>
          <table:table-cell table:style-name="ce1" office:value-type="float" office:value="4906850" calcext:value-type="float">
            <text:p>4.91E+06</text:p>
          </table:table-cell>
          <table:table-cell table:formula="of:=[.AD25]*1000" office:value-type="float" office:value="0.237755" calcext:value-type="float">
            <text:p>0.237755</text:p>
          </table:table-cell>
          <table:table-cell table:formula="of:=[.AE25]/101325" office:value-type="float" office:value="48.4268443128547" calcext:value-type="float">
            <text:p>48.4268443128547</text:p>
          </table:table-cell>
        </table:table-row>
        <table:table-row table:style-name="ro1">
          <table:table-cell office:value-type="float" office:value="0.000142929" calcext:value-type="float">
            <text:p>0.000142929</text:p>
          </table:table-cell>
          <table:table-cell office:value-type="float" office:value="5362270" calcext:value-type="float">
            <text:p>5.36E+06</text:p>
          </table:table-cell>
          <table:table-cell table:formula="of:=[.A26]*1000" office:value-type="float" office:value="0.142929" calcext:value-type="float">
            <text:p>0.142929</text:p>
          </table:table-cell>
          <table:table-cell table:formula="of:=[.B26]/101325" office:value-type="float" office:value="52.9214902541327" calcext:value-type="float">
            <text:p>52.9214902541327</text:p>
          </table:table-cell>
          <table:table-cell office:value-type="float" office:value="0.000142929" calcext:value-type="float">
            <text:p>0.000142929</text:p>
          </table:table-cell>
          <table:table-cell office:value-type="float" office:value="7355450" calcext:value-type="float">
            <text:p>7.36E+06</text:p>
          </table:table-cell>
          <table:table-cell table:formula="of:=[.E26]*1000" office:value-type="float" office:value="0.142929" calcext:value-type="float">
            <text:p>0.142929</text:p>
          </table:table-cell>
          <table:table-cell table:formula="of:=[.F26]/101325" office:value-type="float" office:value="72.592647421663" calcext:value-type="float">
            <text:p>72.592647421663</text:p>
          </table:table-cell>
          <table:table-cell office:value-type="float" office:value="0.000142929" calcext:value-type="float">
            <text:p>0.000142929</text:p>
          </table:table-cell>
          <table:table-cell office:value-type="float" office:value="7853750" calcext:value-type="float">
            <text:p>7.85E+06</text:p>
          </table:table-cell>
          <table:table-cell table:formula="of:=[.I26]*1000" office:value-type="float" office:value="0.142929" calcext:value-type="float">
            <text:p>0.142929</text:p>
          </table:table-cell>
          <table:table-cell table:formula="of:=[.J26]/101325" office:value-type="float" office:value="77.5104860597089" calcext:value-type="float">
            <text:p>77.5104860597089</text:p>
          </table:table-cell>
          <table:table-cell/>
          <table:table-cell table:formula="of:=[.A26]*1000" office:value-type="float" office:value="0.142929" calcext:value-type="float">
            <text:p>0.142929</text:p>
          </table:table-cell>
          <table:table-cell table:formula="of:=[.B26]/101325" office:value-type="float" office:value="52.9214902541327" calcext:value-type="float">
            <text:p>52.9214902541327</text:p>
          </table:table-cell>
          <table:table-cell table:formula="of:=[.E26]*1000" office:value-type="float" office:value="0.142929" calcext:value-type="float">
            <text:p>0.142929</text:p>
          </table:table-cell>
          <table:table-cell table:formula="of:=[.F26]/101325" office:value-type="float" office:value="72.592647421663" calcext:value-type="float">
            <text:p>72.592647421663</text:p>
          </table:table-cell>
          <table:table-cell table:formula="of:=[.I26]*1000" office:value-type="float" office:value="0.142929" calcext:value-type="float">
            <text:p>0.142929</text:p>
          </table:table-cell>
          <table:table-cell table:formula="of:=[.J26]/101325" office:value-type="float" office:value="77.5104860597089" calcext:value-type="float">
            <text:p>77.5104860597089</text:p>
          </table:table-cell>
          <table:table-cell table:number-columns-repeated="10"/>
          <table:table-cell office:value-type="float" office:value="0.000245918" calcext:value-type="float">
            <text:p>0.000245918</text:p>
          </table:table-cell>
          <table:table-cell table:style-name="ce1" office:value-type="float" office:value="4864470" calcext:value-type="float">
            <text:p>4.86E+06</text:p>
          </table:table-cell>
          <table:table-cell table:formula="of:=[.AD26]*1000" office:value-type="float" office:value="0.245918" calcext:value-type="float">
            <text:p>0.245918</text:p>
          </table:table-cell>
          <table:table-cell table:formula="of:=[.AE26]/101325" office:value-type="float" office:value="48.0085862324204" calcext:value-type="float">
            <text:p>48.0085862324204</text:p>
          </table:table-cell>
        </table:table-row>
        <table:table-row table:style-name="ro1">
          <table:table-cell office:value-type="float" office:value="0.00014697" calcext:value-type="float">
            <text:p>0.00014697</text:p>
          </table:table-cell>
          <table:table-cell office:value-type="float" office:value="5430360" calcext:value-type="float">
            <text:p>5.43E+06</text:p>
          </table:table-cell>
          <table:table-cell table:formula="of:=[.A27]*1000" office:value-type="float" office:value="0.14697" calcext:value-type="float">
            <text:p>0.14697</text:p>
          </table:table-cell>
          <table:table-cell table:formula="of:=[.B27]/101325" office:value-type="float" office:value="53.5934863064397" calcext:value-type="float">
            <text:p>53.5934863064397</text:p>
          </table:table-cell>
          <table:table-cell office:value-type="float" office:value="0.00014697" calcext:value-type="float">
            <text:p>0.00014697</text:p>
          </table:table-cell>
          <table:table-cell office:value-type="float" office:value="7346220" calcext:value-type="float">
            <text:p>7.35E+06</text:p>
          </table:table-cell>
          <table:table-cell table:formula="of:=[.E27]*1000" office:value-type="float" office:value="0.14697" calcext:value-type="float">
            <text:p>0.14697</text:p>
          </table:table-cell>
          <table:table-cell table:formula="of:=[.F27]/101325" office:value-type="float" office:value="72.5015544041451" calcext:value-type="float">
            <text:p>72.5015544041451</text:p>
          </table:table-cell>
          <table:table-cell office:value-type="float" office:value="0.00014697" calcext:value-type="float">
            <text:p>0.00014697</text:p>
          </table:table-cell>
          <table:table-cell office:value-type="float" office:value="7825190" calcext:value-type="float">
            <text:p>7.83E+06</text:p>
          </table:table-cell>
          <table:table-cell table:formula="of:=[.I27]*1000" office:value-type="float" office:value="0.14697" calcext:value-type="float">
            <text:p>0.14697</text:p>
          </table:table-cell>
          <table:table-cell table:formula="of:=[.J27]/101325" office:value-type="float" office:value="77.2286207747348" calcext:value-type="float">
            <text:p>77.2286207747348</text:p>
          </table:table-cell>
          <table:table-cell/>
          <table:table-cell table:formula="of:=[.A27]*1000" office:value-type="float" office:value="0.14697" calcext:value-type="float">
            <text:p>0.14697</text:p>
          </table:table-cell>
          <table:table-cell table:formula="of:=[.B27]/101325" office:value-type="float" office:value="53.5934863064397" calcext:value-type="float">
            <text:p>53.5934863064397</text:p>
          </table:table-cell>
          <table:table-cell table:formula="of:=[.E27]*1000" office:value-type="float" office:value="0.14697" calcext:value-type="float">
            <text:p>0.14697</text:p>
          </table:table-cell>
          <table:table-cell table:formula="of:=[.F27]/101325" office:value-type="float" office:value="72.5015544041451" calcext:value-type="float">
            <text:p>72.5015544041451</text:p>
          </table:table-cell>
          <table:table-cell table:formula="of:=[.I27]*1000" office:value-type="float" office:value="0.14697" calcext:value-type="float">
            <text:p>0.14697</text:p>
          </table:table-cell>
          <table:table-cell table:formula="of:=[.J27]/101325" office:value-type="float" office:value="77.2286207747348" calcext:value-type="float">
            <text:p>77.2286207747348</text:p>
          </table:table-cell>
          <table:table-cell table:number-columns-repeated="10"/>
          <table:table-cell office:value-type="float" office:value="0.000254082" calcext:value-type="float">
            <text:p>0.000254082</text:p>
          </table:table-cell>
          <table:table-cell table:style-name="ce1" office:value-type="float" office:value="4819140" calcext:value-type="float">
            <text:p>4.82E+06</text:p>
          </table:table-cell>
          <table:table-cell table:formula="of:=[.AD27]*1000" office:value-type="float" office:value="0.254082" calcext:value-type="float">
            <text:p>0.254082</text:p>
          </table:table-cell>
          <table:table-cell table:formula="of:=[.AE27]/101325" office:value-type="float" office:value="47.5612139156181" calcext:value-type="float">
            <text:p>47.5612139156181</text:p>
          </table:table-cell>
        </table:table-row>
        <table:table-row table:style-name="ro1">
          <table:table-cell office:value-type="float" office:value="0.00015101" calcext:value-type="float">
            <text:p>0.00015101</text:p>
          </table:table-cell>
          <table:table-cell office:value-type="float" office:value="5489010" calcext:value-type="float">
            <text:p>5.49E+06</text:p>
          </table:table-cell>
          <table:table-cell table:formula="of:=[.A28]*1000" office:value-type="float" office:value="0.15101" calcext:value-type="float">
            <text:p>0.15101</text:p>
          </table:table-cell>
          <table:table-cell table:formula="of:=[.B28]/101325" office:value-type="float" office:value="54.1723168023686" calcext:value-type="float">
            <text:p>54.1723168023686</text:p>
          </table:table-cell>
          <table:table-cell office:value-type="float" office:value="0.00015101" calcext:value-type="float">
            <text:p>0.00015101</text:p>
          </table:table-cell>
          <table:table-cell office:value-type="float" office:value="7333320" calcext:value-type="float">
            <text:p>7.33E+06</text:p>
          </table:table-cell>
          <table:table-cell table:formula="of:=[.E28]*1000" office:value-type="float" office:value="0.15101" calcext:value-type="float">
            <text:p>0.15101</text:p>
          </table:table-cell>
          <table:table-cell table:formula="of:=[.F28]/101325" office:value-type="float" office:value="72.3742413027387" calcext:value-type="float">
            <text:p>72.3742413027387</text:p>
          </table:table-cell>
          <table:table-cell office:value-type="float" office:value="0.00015101" calcext:value-type="float">
            <text:p>0.00015101</text:p>
          </table:table-cell>
          <table:table-cell office:value-type="float" office:value="7794390" calcext:value-type="float">
            <text:p>7.79E+06</text:p>
          </table:table-cell>
          <table:table-cell table:formula="of:=[.I28]*1000" office:value-type="float" office:value="0.15101" calcext:value-type="float">
            <text:p>0.15101</text:p>
          </table:table-cell>
          <table:table-cell table:formula="of:=[.J28]/101325" office:value-type="float" office:value="76.9246484085862" calcext:value-type="float">
            <text:p>76.9246484085862</text:p>
          </table:table-cell>
          <table:table-cell/>
          <table:table-cell table:formula="of:=[.A28]*1000" office:value-type="float" office:value="0.15101" calcext:value-type="float">
            <text:p>0.15101</text:p>
          </table:table-cell>
          <table:table-cell table:formula="of:=[.B28]/101325" office:value-type="float" office:value="54.1723168023686" calcext:value-type="float">
            <text:p>54.1723168023686</text:p>
          </table:table-cell>
          <table:table-cell table:formula="of:=[.E28]*1000" office:value-type="float" office:value="0.15101" calcext:value-type="float">
            <text:p>0.15101</text:p>
          </table:table-cell>
          <table:table-cell table:formula="of:=[.F28]/101325" office:value-type="float" office:value="72.3742413027387" calcext:value-type="float">
            <text:p>72.3742413027387</text:p>
          </table:table-cell>
          <table:table-cell table:formula="of:=[.I28]*1000" office:value-type="float" office:value="0.15101" calcext:value-type="float">
            <text:p>0.15101</text:p>
          </table:table-cell>
          <table:table-cell table:formula="of:=[.J28]/101325" office:value-type="float" office:value="76.9246484085862" calcext:value-type="float">
            <text:p>76.9246484085862</text:p>
          </table:table-cell>
          <table:table-cell table:number-columns-repeated="10"/>
          <table:table-cell office:value-type="float" office:value="0.000262245" calcext:value-type="float">
            <text:p>0.000262245</text:p>
          </table:table-cell>
          <table:table-cell table:style-name="ce1" office:value-type="float" office:value="4771500" calcext:value-type="float">
            <text:p>4.77E+06</text:p>
          </table:table-cell>
          <table:table-cell table:formula="of:=[.AD28]*1000" office:value-type="float" office:value="0.262245" calcext:value-type="float">
            <text:p>0.262245</text:p>
          </table:table-cell>
          <table:table-cell table:formula="of:=[.AE28]/101325" office:value-type="float" office:value="47.0910436713546" calcext:value-type="float">
            <text:p>47.0910436713546</text:p>
          </table:table-cell>
        </table:table-row>
        <table:table-row table:style-name="ro1">
          <table:table-cell office:value-type="float" office:value="0.000155051" calcext:value-type="float">
            <text:p>0.000155051</text:p>
          </table:table-cell>
          <table:table-cell office:value-type="float" office:value="5538830" calcext:value-type="float">
            <text:p>5.54E+06</text:p>
          </table:table-cell>
          <table:table-cell table:formula="of:=[.A29]*1000" office:value-type="float" office:value="0.155051" calcext:value-type="float">
            <text:p>0.155051</text:p>
          </table:table-cell>
          <table:table-cell table:formula="of:=[.B29]/101325" office:value-type="float" office:value="54.6640019738465" calcext:value-type="float">
            <text:p>54.6640019738465</text:p>
          </table:table-cell>
          <table:table-cell office:value-type="float" office:value="0.000155051" calcext:value-type="float">
            <text:p>0.000155051</text:p>
          </table:table-cell>
          <table:table-cell office:value-type="float" office:value="7316740" calcext:value-type="float">
            <text:p>7.32E+06</text:p>
          </table:table-cell>
          <table:table-cell table:formula="of:=[.E29]*1000" office:value-type="float" office:value="0.155051" calcext:value-type="float">
            <text:p>0.155051</text:p>
          </table:table-cell>
          <table:table-cell table:formula="of:=[.F29]/101325" office:value-type="float" office:value="72.2106094251172" calcext:value-type="float">
            <text:p>72.2106094251172</text:p>
          </table:table-cell>
          <table:table-cell office:value-type="float" office:value="0.000155051" calcext:value-type="float">
            <text:p>0.000155051</text:p>
          </table:table-cell>
          <table:table-cell office:value-type="float" office:value="7761220" calcext:value-type="float">
            <text:p>7.76E+06</text:p>
          </table:table-cell>
          <table:table-cell table:formula="of:=[.I29]*1000" office:value-type="float" office:value="0.155051" calcext:value-type="float">
            <text:p>0.155051</text:p>
          </table:table-cell>
          <table:table-cell table:formula="of:=[.J29]/101325" office:value-type="float" office:value="76.5972859610165" calcext:value-type="float">
            <text:p>76.5972859610165</text:p>
          </table:table-cell>
          <table:table-cell/>
          <table:table-cell table:formula="of:=[.A29]*1000" office:value-type="float" office:value="0.155051" calcext:value-type="float">
            <text:p>0.155051</text:p>
          </table:table-cell>
          <table:table-cell table:formula="of:=[.B29]/101325" office:value-type="float" office:value="54.6640019738465" calcext:value-type="float">
            <text:p>54.6640019738465</text:p>
          </table:table-cell>
          <table:table-cell table:formula="of:=[.E29]*1000" office:value-type="float" office:value="0.155051" calcext:value-type="float">
            <text:p>0.155051</text:p>
          </table:table-cell>
          <table:table-cell table:formula="of:=[.F29]/101325" office:value-type="float" office:value="72.2106094251172" calcext:value-type="float">
            <text:p>72.2106094251172</text:p>
          </table:table-cell>
          <table:table-cell table:formula="of:=[.I29]*1000" office:value-type="float" office:value="0.155051" calcext:value-type="float">
            <text:p>0.155051</text:p>
          </table:table-cell>
          <table:table-cell table:formula="of:=[.J29]/101325" office:value-type="float" office:value="76.5972859610165" calcext:value-type="float">
            <text:p>76.5972859610165</text:p>
          </table:table-cell>
          <table:table-cell table:number-columns-repeated="10"/>
          <table:table-cell office:value-type="float" office:value="0.000270408" calcext:value-type="float">
            <text:p>0.000270408</text:p>
          </table:table-cell>
          <table:table-cell table:style-name="ce1" office:value-type="float" office:value="4722100" calcext:value-type="float">
            <text:p>4.72E+06</text:p>
          </table:table-cell>
          <table:table-cell table:formula="of:=[.AD29]*1000" office:value-type="float" office:value="0.270408" calcext:value-type="float">
            <text:p>0.270408</text:p>
          </table:table-cell>
          <table:table-cell table:formula="of:=[.AE29]/101325" office:value-type="float" office:value="46.6035035775968" calcext:value-type="float">
            <text:p>46.6035035775968</text:p>
          </table:table-cell>
        </table:table-row>
        <table:table-row table:style-name="ro1">
          <table:table-cell office:value-type="float" office:value="0.000159091" calcext:value-type="float">
            <text:p>0.000159091</text:p>
          </table:table-cell>
          <table:table-cell office:value-type="float" office:value="5580470" calcext:value-type="float">
            <text:p>5.58E+06</text:p>
          </table:table-cell>
          <table:table-cell table:formula="of:=[.A30]*1000" office:value-type="float" office:value="0.159091" calcext:value-type="float">
            <text:p>0.159091</text:p>
          </table:table-cell>
          <table:table-cell table:formula="of:=[.B30]/101325" office:value-type="float" office:value="55.0749568221071" calcext:value-type="float">
            <text:p>55.0749568221071</text:p>
          </table:table-cell>
          <table:table-cell office:value-type="float" office:value="0.000159091" calcext:value-type="float">
            <text:p>0.000159091</text:p>
          </table:table-cell>
          <table:table-cell office:value-type="float" office:value="7296600" calcext:value-type="float">
            <text:p>7.30E+06</text:p>
          </table:table-cell>
          <table:table-cell table:formula="of:=[.E30]*1000" office:value-type="float" office:value="0.159091" calcext:value-type="float">
            <text:p>0.159091</text:p>
          </table:table-cell>
          <table:table-cell table:formula="of:=[.F30]/101325" office:value-type="float" office:value="72.0118430792006" calcext:value-type="float">
            <text:p>72.0118430792006</text:p>
          </table:table-cell>
          <table:table-cell office:value-type="float" office:value="0.000159091" calcext:value-type="float">
            <text:p>0.000159091</text:p>
          </table:table-cell>
          <table:table-cell office:value-type="float" office:value="7725630" calcext:value-type="float">
            <text:p>7.73E+06</text:p>
          </table:table-cell>
          <table:table-cell table:formula="of:=[.I30]*1000" office:value-type="float" office:value="0.159091" calcext:value-type="float">
            <text:p>0.159091</text:p>
          </table:table-cell>
          <table:table-cell table:formula="of:=[.J30]/101325" office:value-type="float" office:value="76.2460399703923" calcext:value-type="float">
            <text:p>76.2460399703923</text:p>
          </table:table-cell>
          <table:table-cell/>
          <table:table-cell table:formula="of:=[.A30]*1000" office:value-type="float" office:value="0.159091" calcext:value-type="float">
            <text:p>0.159091</text:p>
          </table:table-cell>
          <table:table-cell table:formula="of:=[.B30]/101325" office:value-type="float" office:value="55.0749568221071" calcext:value-type="float">
            <text:p>55.0749568221071</text:p>
          </table:table-cell>
          <table:table-cell table:formula="of:=[.E30]*1000" office:value-type="float" office:value="0.159091" calcext:value-type="float">
            <text:p>0.159091</text:p>
          </table:table-cell>
          <table:table-cell table:formula="of:=[.F30]/101325" office:value-type="float" office:value="72.0118430792006" calcext:value-type="float">
            <text:p>72.0118430792006</text:p>
          </table:table-cell>
          <table:table-cell table:formula="of:=[.I30]*1000" office:value-type="float" office:value="0.159091" calcext:value-type="float">
            <text:p>0.159091</text:p>
          </table:table-cell>
          <table:table-cell table:formula="of:=[.J30]/101325" office:value-type="float" office:value="76.2460399703923" calcext:value-type="float">
            <text:p>76.2460399703923</text:p>
          </table:table-cell>
          <table:table-cell table:number-columns-repeated="10"/>
          <table:table-cell office:value-type="float" office:value="0.000278571" calcext:value-type="float">
            <text:p>0.000278571</text:p>
          </table:table-cell>
          <table:table-cell table:style-name="ce1" office:value-type="float" office:value="4671390" calcext:value-type="float">
            <text:p>4.67E+06</text:p>
          </table:table-cell>
          <table:table-cell table:formula="of:=[.AD30]*1000" office:value-type="float" office:value="0.278571" calcext:value-type="float">
            <text:p>0.278571</text:p>
          </table:table-cell>
          <table:table-cell table:formula="of:=[.AE30]/101325" office:value-type="float" office:value="46.1030347890452" calcext:value-type="float">
            <text:p>46.1030347890452</text:p>
          </table:table-cell>
        </table:table-row>
        <table:table-row table:style-name="ro1">
          <table:table-cell office:value-type="float" office:value="0.000163131" calcext:value-type="float">
            <text:p>0.000163131</text:p>
          </table:table-cell>
          <table:table-cell office:value-type="float" office:value="5614570" calcext:value-type="float">
            <text:p>5.61E+06</text:p>
          </table:table-cell>
          <table:table-cell table:formula="of:=[.A31]*1000" office:value-type="float" office:value="0.163131" calcext:value-type="float">
            <text:p>0.163131</text:p>
          </table:table-cell>
          <table:table-cell table:formula="of:=[.B31]/101325" office:value-type="float" office:value="55.4114976560572" calcext:value-type="float">
            <text:p>55.4114976560572</text:p>
          </table:table-cell>
          <table:table-cell office:value-type="float" office:value="0.000163131" calcext:value-type="float">
            <text:p>0.000163131</text:p>
          </table:table-cell>
          <table:table-cell office:value-type="float" office:value="7273070" calcext:value-type="float">
            <text:p>7.27E+06</text:p>
          </table:table-cell>
          <table:table-cell table:formula="of:=[.E31]*1000" office:value-type="float" office:value="0.163131" calcext:value-type="float">
            <text:p>0.163131</text:p>
          </table:table-cell>
          <table:table-cell table:formula="of:=[.F31]/101325" office:value-type="float" office:value="71.7796200345423" calcext:value-type="float">
            <text:p>71.7796200345423</text:p>
          </table:table-cell>
          <table:table-cell office:value-type="float" office:value="0.000163131" calcext:value-type="float">
            <text:p>0.000163131</text:p>
          </table:table-cell>
          <table:table-cell office:value-type="float" office:value="7687690" calcext:value-type="float">
            <text:p>7.69E+06</text:p>
          </table:table-cell>
          <table:table-cell table:formula="of:=[.I31]*1000" office:value-type="float" office:value="0.163131" calcext:value-type="float">
            <text:p>0.163131</text:p>
          </table:table-cell>
          <table:table-cell table:formula="of:=[.J31]/101325" office:value-type="float" office:value="75.8716012830003" calcext:value-type="float">
            <text:p>75.8716012830003</text:p>
          </table:table-cell>
          <table:table-cell/>
          <table:table-cell table:formula="of:=[.A31]*1000" office:value-type="float" office:value="0.163131" calcext:value-type="float">
            <text:p>0.163131</text:p>
          </table:table-cell>
          <table:table-cell table:formula="of:=[.B31]/101325" office:value-type="float" office:value="55.4114976560572" calcext:value-type="float">
            <text:p>55.4114976560572</text:p>
          </table:table-cell>
          <table:table-cell table:formula="of:=[.E31]*1000" office:value-type="float" office:value="0.163131" calcext:value-type="float">
            <text:p>0.163131</text:p>
          </table:table-cell>
          <table:table-cell table:formula="of:=[.F31]/101325" office:value-type="float" office:value="71.7796200345423" calcext:value-type="float">
            <text:p>71.7796200345423</text:p>
          </table:table-cell>
          <table:table-cell table:formula="of:=[.I31]*1000" office:value-type="float" office:value="0.163131" calcext:value-type="float">
            <text:p>0.163131</text:p>
          </table:table-cell>
          <table:table-cell table:formula="of:=[.J31]/101325" office:value-type="float" office:value="75.8716012830003" calcext:value-type="float">
            <text:p>75.8716012830003</text:p>
          </table:table-cell>
          <table:table-cell table:number-columns-repeated="10"/>
          <table:table-cell office:value-type="float" office:value="0.000286735" calcext:value-type="float">
            <text:p>0.000286735</text:p>
          </table:table-cell>
          <table:table-cell table:style-name="ce1" office:value-type="float" office:value="4619760" calcext:value-type="float">
            <text:p>4.62E+06</text:p>
          </table:table-cell>
          <table:table-cell table:formula="of:=[.AD31]*1000" office:value-type="float" office:value="0.286735" calcext:value-type="float">
            <text:p>0.286735</text:p>
          </table:table-cell>
          <table:table-cell table:formula="of:=[.AE31]/101325" office:value-type="float" office:value="45.5934863064397" calcext:value-type="float">
            <text:p>45.5934863064397</text:p>
          </table:table-cell>
        </table:table-row>
        <table:table-row table:style-name="ro1">
          <table:table-cell office:value-type="float" office:value="0.000167172" calcext:value-type="float">
            <text:p>0.000167172</text:p>
          </table:table-cell>
          <table:table-cell office:value-type="float" office:value="5641770" calcext:value-type="float">
            <text:p>5.64E+06</text:p>
          </table:table-cell>
          <table:table-cell table:formula="of:=[.A32]*1000" office:value-type="float" office:value="0.167172" calcext:value-type="float">
            <text:p>0.167172</text:p>
          </table:table-cell>
          <table:table-cell table:formula="of:=[.B32]/101325" office:value-type="float" office:value="55.679940784604" calcext:value-type="float">
            <text:p>55.679940784604</text:p>
          </table:table-cell>
          <table:table-cell office:value-type="float" office:value="0.000167172" calcext:value-type="float">
            <text:p>0.000167172</text:p>
          </table:table-cell>
          <table:table-cell office:value-type="float" office:value="7246380" calcext:value-type="float">
            <text:p>7.25E+06</text:p>
          </table:table-cell>
          <table:table-cell table:formula="of:=[.E32]*1000" office:value-type="float" office:value="0.167172" calcext:value-type="float">
            <text:p>0.167172</text:p>
          </table:table-cell>
          <table:table-cell table:formula="of:=[.F32]/101325" office:value-type="float" office:value="71.5162102146558" calcext:value-type="float">
            <text:p>71.5162102146558</text:p>
          </table:table-cell>
          <table:table-cell office:value-type="float" office:value="0.000167172" calcext:value-type="float">
            <text:p>0.000167172</text:p>
          </table:table-cell>
          <table:table-cell office:value-type="float" office:value="7647530" calcext:value-type="float">
            <text:p>7.65E+06</text:p>
          </table:table-cell>
          <table:table-cell table:formula="of:=[.I32]*1000" office:value-type="float" office:value="0.167172" calcext:value-type="float">
            <text:p>0.167172</text:p>
          </table:table-cell>
          <table:table-cell table:formula="of:=[.J32]/101325" office:value-type="float" office:value="75.4752528990871" calcext:value-type="float">
            <text:p>75.4752528990871</text:p>
          </table:table-cell>
          <table:table-cell/>
          <table:table-cell table:formula="of:=[.A32]*1000" office:value-type="float" office:value="0.167172" calcext:value-type="float">
            <text:p>0.167172</text:p>
          </table:table-cell>
          <table:table-cell table:formula="of:=[.B32]/101325" office:value-type="float" office:value="55.679940784604" calcext:value-type="float">
            <text:p>55.679940784604</text:p>
          </table:table-cell>
          <table:table-cell table:formula="of:=[.E32]*1000" office:value-type="float" office:value="0.167172" calcext:value-type="float">
            <text:p>0.167172</text:p>
          </table:table-cell>
          <table:table-cell table:formula="of:=[.F32]/101325" office:value-type="float" office:value="71.5162102146558" calcext:value-type="float">
            <text:p>71.5162102146558</text:p>
          </table:table-cell>
          <table:table-cell table:formula="of:=[.I32]*1000" office:value-type="float" office:value="0.167172" calcext:value-type="float">
            <text:p>0.167172</text:p>
          </table:table-cell>
          <table:table-cell table:formula="of:=[.J32]/101325" office:value-type="float" office:value="75.4752528990871" calcext:value-type="float">
            <text:p>75.4752528990871</text:p>
          </table:table-cell>
          <table:table-cell table:number-columns-repeated="10"/>
          <table:table-cell office:value-type="float" office:value="0.000294898" calcext:value-type="float">
            <text:p>0.000294898</text:p>
          </table:table-cell>
          <table:table-cell table:style-name="ce1" office:value-type="float" office:value="4567520" calcext:value-type="float">
            <text:p>4.57E+06</text:p>
          </table:table-cell>
          <table:table-cell table:formula="of:=[.AD32]*1000" office:value-type="float" office:value="0.294898" calcext:value-type="float">
            <text:p>0.294898</text:p>
          </table:table-cell>
          <table:table-cell table:formula="of:=[.AE32]/101325" office:value-type="float" office:value="45.0779175919072" calcext:value-type="float">
            <text:p>45.0779175919072</text:p>
          </table:table-cell>
        </table:table-row>
        <table:table-row table:style-name="ro1">
          <table:table-cell office:value-type="float" office:value="0.000171212" calcext:value-type="float">
            <text:p>0.000171212</text:p>
          </table:table-cell>
          <table:table-cell office:value-type="float" office:value="5662650" calcext:value-type="float">
            <text:p>5.66E+06</text:p>
          </table:table-cell>
          <table:table-cell table:formula="of:=[.A33]*1000" office:value-type="float" office:value="0.171212" calcext:value-type="float">
            <text:p>0.171212</text:p>
          </table:table-cell>
          <table:table-cell table:formula="of:=[.B33]/101325" office:value-type="float" office:value="55.8860103626943" calcext:value-type="float">
            <text:p>55.8860103626943</text:p>
          </table:table-cell>
          <table:table-cell office:value-type="float" office:value="0.000171212" calcext:value-type="float">
            <text:p>0.000171212</text:p>
          </table:table-cell>
          <table:table-cell office:value-type="float" office:value="7216760" calcext:value-type="float">
            <text:p>7.22E+06</text:p>
          </table:table-cell>
          <table:table-cell table:formula="of:=[.E33]*1000" office:value-type="float" office:value="0.171212" calcext:value-type="float">
            <text:p>0.171212</text:p>
          </table:table-cell>
          <table:table-cell table:formula="of:=[.F33]/101325" office:value-type="float" office:value="71.2238835430545" calcext:value-type="float">
            <text:p>71.2238835430545</text:p>
          </table:table-cell>
          <table:table-cell office:value-type="float" office:value="0.000171212" calcext:value-type="float">
            <text:p>0.000171212</text:p>
          </table:table-cell>
          <table:table-cell office:value-type="float" office:value="7605290" calcext:value-type="float">
            <text:p>7.61E+06</text:p>
          </table:table-cell>
          <table:table-cell table:formula="of:=[.I33]*1000" office:value-type="float" office:value="0.171212" calcext:value-type="float">
            <text:p>0.171212</text:p>
          </table:table-cell>
          <table:table-cell table:formula="of:=[.J33]/101325" office:value-type="float" office:value="75.0583765112263" calcext:value-type="float">
            <text:p>75.0583765112263</text:p>
          </table:table-cell>
          <table:table-cell/>
          <table:table-cell table:formula="of:=[.A33]*1000" office:value-type="float" office:value="0.171212" calcext:value-type="float">
            <text:p>0.171212</text:p>
          </table:table-cell>
          <table:table-cell table:formula="of:=[.B33]/101325" office:value-type="float" office:value="55.8860103626943" calcext:value-type="float">
            <text:p>55.8860103626943</text:p>
          </table:table-cell>
          <table:table-cell table:formula="of:=[.E33]*1000" office:value-type="float" office:value="0.171212" calcext:value-type="float">
            <text:p>0.171212</text:p>
          </table:table-cell>
          <table:table-cell table:formula="of:=[.F33]/101325" office:value-type="float" office:value="71.2238835430545" calcext:value-type="float">
            <text:p>71.2238835430545</text:p>
          </table:table-cell>
          <table:table-cell table:formula="of:=[.I33]*1000" office:value-type="float" office:value="0.171212" calcext:value-type="float">
            <text:p>0.171212</text:p>
          </table:table-cell>
          <table:table-cell table:formula="of:=[.J33]/101325" office:value-type="float" office:value="75.0583765112263" calcext:value-type="float">
            <text:p>75.0583765112263</text:p>
          </table:table-cell>
          <table:table-cell table:number-columns-repeated="10"/>
          <table:table-cell office:value-type="float" office:value="0.000303061" calcext:value-type="float">
            <text:p>0.000303061</text:p>
          </table:table-cell>
          <table:table-cell table:style-name="ce1" office:value-type="float" office:value="4514920" calcext:value-type="float">
            <text:p>4.51E+06</text:p>
          </table:table-cell>
          <table:table-cell table:formula="of:=[.AD33]*1000" office:value-type="float" office:value="0.303061" calcext:value-type="float">
            <text:p>0.303061</text:p>
          </table:table-cell>
          <table:table-cell table:formula="of:=[.AE33]/101325" office:value-type="float" office:value="44.5587959536146" calcext:value-type="float">
            <text:p>44.5587959536146</text:p>
          </table:table-cell>
        </table:table-row>
        <table:table-row table:style-name="ro1">
          <table:table-cell office:value-type="float" office:value="0.000175253" calcext:value-type="float">
            <text:p>0.000175253</text:p>
          </table:table-cell>
          <table:table-cell office:value-type="float" office:value="5677780" calcext:value-type="float">
            <text:p>5.68E+06</text:p>
          </table:table-cell>
          <table:table-cell table:formula="of:=[.A34]*1000" office:value-type="float" office:value="0.175253" calcext:value-type="float">
            <text:p>0.175253</text:p>
          </table:table-cell>
          <table:table-cell table:formula="of:=[.B34]/101325" office:value-type="float" office:value="56.0353318529484" calcext:value-type="float">
            <text:p>56.0353318529484</text:p>
          </table:table-cell>
          <table:table-cell office:value-type="float" office:value="0.000175253" calcext:value-type="float">
            <text:p>0.000175253</text:p>
          </table:table-cell>
          <table:table-cell office:value-type="float" office:value="7184470" calcext:value-type="float">
            <text:p>7.18E+06</text:p>
          </table:table-cell>
          <table:table-cell table:formula="of:=[.E34]*1000" office:value-type="float" office:value="0.175253" calcext:value-type="float">
            <text:p>0.175253</text:p>
          </table:table-cell>
          <table:table-cell table:formula="of:=[.F34]/101325" office:value-type="float" office:value="70.9052060202319" calcext:value-type="float">
            <text:p>70.9052060202319</text:p>
          </table:table-cell>
          <table:table-cell office:value-type="float" office:value="0.000175253" calcext:value-type="float">
            <text:p>0.000175253</text:p>
          </table:table-cell>
          <table:table-cell office:value-type="float" office:value="7561150" calcext:value-type="float">
            <text:p>7.56E+06</text:p>
          </table:table-cell>
          <table:table-cell table:formula="of:=[.I34]*1000" office:value-type="float" office:value="0.175253" calcext:value-type="float">
            <text:p>0.175253</text:p>
          </table:table-cell>
          <table:table-cell table:formula="of:=[.J34]/101325" office:value-type="float" office:value="74.6227485812978" calcext:value-type="float">
            <text:p>74.6227485812978</text:p>
          </table:table-cell>
          <table:table-cell/>
          <table:table-cell table:formula="of:=[.A34]*1000" office:value-type="float" office:value="0.175253" calcext:value-type="float">
            <text:p>0.175253</text:p>
          </table:table-cell>
          <table:table-cell table:formula="of:=[.B34]/101325" office:value-type="float" office:value="56.0353318529484" calcext:value-type="float">
            <text:p>56.0353318529484</text:p>
          </table:table-cell>
          <table:table-cell table:formula="of:=[.E34]*1000" office:value-type="float" office:value="0.175253" calcext:value-type="float">
            <text:p>0.175253</text:p>
          </table:table-cell>
          <table:table-cell table:formula="of:=[.F34]/101325" office:value-type="float" office:value="70.9052060202319" calcext:value-type="float">
            <text:p>70.9052060202319</text:p>
          </table:table-cell>
          <table:table-cell table:formula="of:=[.I34]*1000" office:value-type="float" office:value="0.175253" calcext:value-type="float">
            <text:p>0.175253</text:p>
          </table:table-cell>
          <table:table-cell table:formula="of:=[.J34]/101325" office:value-type="float" office:value="74.6227485812978" calcext:value-type="float">
            <text:p>74.6227485812978</text:p>
          </table:table-cell>
          <table:table-cell table:number-columns-repeated="10"/>
          <table:table-cell office:value-type="float" office:value="0.000311224" calcext:value-type="float">
            <text:p>0.000311224</text:p>
          </table:table-cell>
          <table:table-cell table:style-name="ce1" office:value-type="float" office:value="4462200" calcext:value-type="float">
            <text:p>4.46E+06</text:p>
          </table:table-cell>
          <table:table-cell table:formula="of:=[.AD34]*1000" office:value-type="float" office:value="0.311224" calcext:value-type="float">
            <text:p>0.311224</text:p>
          </table:table-cell>
          <table:table-cell table:formula="of:=[.AE34]/101325" office:value-type="float" office:value="44.0384900074019" calcext:value-type="float">
            <text:p>44.0384900074019</text:p>
          </table:table-cell>
        </table:table-row>
        <table:table-row table:style-name="ro1">
          <table:table-cell office:value-type="float" office:value="0.000179293" calcext:value-type="float">
            <text:p>0.000179293</text:p>
          </table:table-cell>
          <table:table-cell office:value-type="float" office:value="5687670" calcext:value-type="float">
            <text:p>5.69E+06</text:p>
          </table:table-cell>
          <table:table-cell table:formula="of:=[.A35]*1000" office:value-type="float" office:value="0.179293" calcext:value-type="float">
            <text:p>0.179293</text:p>
          </table:table-cell>
          <table:table-cell table:formula="of:=[.B35]/101325" office:value-type="float" office:value="56.1329385640267" calcext:value-type="float">
            <text:p>56.1329385640267</text:p>
          </table:table-cell>
          <table:table-cell office:value-type="float" office:value="0.000179293" calcext:value-type="float">
            <text:p>0.000179293</text:p>
          </table:table-cell>
          <table:table-cell office:value-type="float" office:value="7149760" calcext:value-type="float">
            <text:p>7.15E+06</text:p>
          </table:table-cell>
          <table:table-cell table:formula="of:=[.E35]*1000" office:value-type="float" office:value="0.179293" calcext:value-type="float">
            <text:p>0.179293</text:p>
          </table:table-cell>
          <table:table-cell table:formula="of:=[.F35]/101325" office:value-type="float" office:value="70.5626449543548" calcext:value-type="float">
            <text:p>70.5626449543548</text:p>
          </table:table-cell>
          <table:table-cell office:value-type="float" office:value="0.000179293" calcext:value-type="float">
            <text:p>0.000179293</text:p>
          </table:table-cell>
          <table:table-cell office:value-type="float" office:value="7515290" calcext:value-type="float">
            <text:p>7.52E+06</text:p>
          </table:table-cell>
          <table:table-cell table:formula="of:=[.I35]*1000" office:value-type="float" office:value="0.179293" calcext:value-type="float">
            <text:p>0.179293</text:p>
          </table:table-cell>
          <table:table-cell table:formula="of:=[.J35]/101325" office:value-type="float" office:value="74.1701455711818" calcext:value-type="float">
            <text:p>74.1701455711818</text:p>
          </table:table-cell>
          <table:table-cell/>
          <table:table-cell table:formula="of:=[.A35]*1000" office:value-type="float" office:value="0.179293" calcext:value-type="float">
            <text:p>0.179293</text:p>
          </table:table-cell>
          <table:table-cell table:formula="of:=[.B35]/101325" office:value-type="float" office:value="56.1329385640267" calcext:value-type="float">
            <text:p>56.1329385640267</text:p>
          </table:table-cell>
          <table:table-cell table:formula="of:=[.E35]*1000" office:value-type="float" office:value="0.179293" calcext:value-type="float">
            <text:p>0.179293</text:p>
          </table:table-cell>
          <table:table-cell table:formula="of:=[.F35]/101325" office:value-type="float" office:value="70.5626449543548" calcext:value-type="float">
            <text:p>70.5626449543548</text:p>
          </table:table-cell>
          <table:table-cell table:formula="of:=[.I35]*1000" office:value-type="float" office:value="0.179293" calcext:value-type="float">
            <text:p>0.179293</text:p>
          </table:table-cell>
          <table:table-cell table:formula="of:=[.J35]/101325" office:value-type="float" office:value="74.1701455711818" calcext:value-type="float">
            <text:p>74.1701455711818</text:p>
          </table:table-cell>
          <table:table-cell table:number-columns-repeated="10"/>
          <table:table-cell office:value-type="float" office:value="0.000319388" calcext:value-type="float">
            <text:p>0.000319388</text:p>
          </table:table-cell>
          <table:table-cell table:style-name="ce1" office:value-type="float" office:value="4409530" calcext:value-type="float">
            <text:p>4.41E+06</text:p>
          </table:table-cell>
          <table:table-cell table:formula="of:=[.AD35]*1000" office:value-type="float" office:value="0.319388" calcext:value-type="float">
            <text:p>0.319388</text:p>
          </table:table-cell>
          <table:table-cell table:formula="of:=[.AE35]/101325" office:value-type="float" office:value="43.5186775228226" calcext:value-type="float">
            <text:p>43.5186775228226</text:p>
          </table:table-cell>
        </table:table-row>
        <table:table-row table:style-name="ro1">
          <table:table-cell office:value-type="float" office:value="0.000183333" calcext:value-type="float">
            <text:p>0.000183333</text:p>
          </table:table-cell>
          <table:table-cell office:value-type="float" office:value="5692820" calcext:value-type="float">
            <text:p>5.69E+06</text:p>
          </table:table-cell>
          <table:table-cell table:formula="of:=[.A36]*1000" office:value-type="float" office:value="0.183333" calcext:value-type="float">
            <text:p>0.183333</text:p>
          </table:table-cell>
          <table:table-cell table:formula="of:=[.B36]/101325" office:value-type="float" office:value="56.1837651122625" calcext:value-type="float">
            <text:p>56.1837651122625</text:p>
          </table:table-cell>
          <table:table-cell office:value-type="float" office:value="0.000183333" calcext:value-type="float">
            <text:p>0.000183333</text:p>
          </table:table-cell>
          <table:table-cell office:value-type="float" office:value="7112870" calcext:value-type="float">
            <text:p>7.11E+06</text:p>
          </table:table-cell>
          <table:table-cell table:formula="of:=[.E36]*1000" office:value-type="float" office:value="0.183333" calcext:value-type="float">
            <text:p>0.183333</text:p>
          </table:table-cell>
          <table:table-cell table:formula="of:=[.F36]/101325" office:value-type="float" office:value="70.1985689612633" calcext:value-type="float">
            <text:p>70.1985689612633</text:p>
          </table:table-cell>
          <table:table-cell office:value-type="float" office:value="0.000183333" calcext:value-type="float">
            <text:p>0.000183333</text:p>
          </table:table-cell>
          <table:table-cell office:value-type="float" office:value="7467880" calcext:value-type="float">
            <text:p>7.47E+06</text:p>
          </table:table-cell>
          <table:table-cell table:formula="of:=[.I36]*1000" office:value-type="float" office:value="0.183333" calcext:value-type="float">
            <text:p>0.183333</text:p>
          </table:table-cell>
          <table:table-cell table:formula="of:=[.J36]/101325" office:value-type="float" office:value="73.7022452504318" calcext:value-type="float">
            <text:p>73.7022452504318</text:p>
          </table:table-cell>
          <table:table-cell/>
          <table:table-cell table:formula="of:=[.A36]*1000" office:value-type="float" office:value="0.183333" calcext:value-type="float">
            <text:p>0.183333</text:p>
          </table:table-cell>
          <table:table-cell table:formula="of:=[.B36]/101325" office:value-type="float" office:value="56.1837651122625" calcext:value-type="float">
            <text:p>56.1837651122625</text:p>
          </table:table-cell>
          <table:table-cell table:formula="of:=[.E36]*1000" office:value-type="float" office:value="0.183333" calcext:value-type="float">
            <text:p>0.183333</text:p>
          </table:table-cell>
          <table:table-cell table:formula="of:=[.F36]/101325" office:value-type="float" office:value="70.1985689612633" calcext:value-type="float">
            <text:p>70.1985689612633</text:p>
          </table:table-cell>
          <table:table-cell table:formula="of:=[.I36]*1000" office:value-type="float" office:value="0.183333" calcext:value-type="float">
            <text:p>0.183333</text:p>
          </table:table-cell>
          <table:table-cell table:formula="of:=[.J36]/101325" office:value-type="float" office:value="73.7022452504318" calcext:value-type="float">
            <text:p>73.7022452504318</text:p>
          </table:table-cell>
          <table:table-cell table:number-columns-repeated="10"/>
          <table:table-cell office:value-type="float" office:value="0.000327551" calcext:value-type="float">
            <text:p>0.000327551</text:p>
          </table:table-cell>
          <table:table-cell table:style-name="ce1" office:value-type="float" office:value="4357070" calcext:value-type="float">
            <text:p>4.36E+06</text:p>
          </table:table-cell>
          <table:table-cell table:formula="of:=[.AD36]*1000" office:value-type="float" office:value="0.327551" calcext:value-type="float">
            <text:p>0.327551</text:p>
          </table:table-cell>
          <table:table-cell table:formula="of:=[.AE36]/101325" office:value-type="float" office:value="43.0009375771034" calcext:value-type="float">
            <text:p>43.0009375771034</text:p>
          </table:table-cell>
        </table:table-row>
        <table:table-row table:style-name="ro1">
          <table:table-cell office:value-type="float" office:value="0.000187374" calcext:value-type="float">
            <text:p>0.000187374</text:p>
          </table:table-cell>
          <table:table-cell office:value-type="float" office:value="5693670" calcext:value-type="float">
            <text:p>5.69E+06</text:p>
          </table:table-cell>
          <table:table-cell table:formula="of:=[.A37]*1000" office:value-type="float" office:value="0.187374" calcext:value-type="float">
            <text:p>0.187374</text:p>
          </table:table-cell>
          <table:table-cell table:formula="of:=[.B37]/101325" office:value-type="float" office:value="56.1921539600296" calcext:value-type="float">
            <text:p>56.1921539600296</text:p>
          </table:table-cell>
          <table:table-cell office:value-type="float" office:value="0.000187374" calcext:value-type="float">
            <text:p>0.000187374</text:p>
          </table:table-cell>
          <table:table-cell office:value-type="float" office:value="7074030" calcext:value-type="float">
            <text:p>7.07E+06</text:p>
          </table:table-cell>
          <table:table-cell table:formula="of:=[.E37]*1000" office:value-type="float" office:value="0.187374" calcext:value-type="float">
            <text:p>0.187374</text:p>
          </table:table-cell>
          <table:table-cell table:formula="of:=[.F37]/101325" office:value-type="float" office:value="69.8152479644708" calcext:value-type="float">
            <text:p>69.8152479644708</text:p>
          </table:table-cell>
          <table:table-cell office:value-type="float" office:value="0.000187374" calcext:value-type="float">
            <text:p>0.000187374</text:p>
          </table:table-cell>
          <table:table-cell office:value-type="float" office:value="7419120" calcext:value-type="float">
            <text:p>7.42E+06</text:p>
          </table:table-cell>
          <table:table-cell table:formula="of:=[.I37]*1000" office:value-type="float" office:value="0.187374" calcext:value-type="float">
            <text:p>0.187374</text:p>
          </table:table-cell>
          <table:table-cell table:formula="of:=[.J37]/101325" office:value-type="float" office:value="73.221021465581" calcext:value-type="float">
            <text:p>73.221021465581</text:p>
          </table:table-cell>
          <table:table-cell/>
          <table:table-cell table:formula="of:=[.A37]*1000" office:value-type="float" office:value="0.187374" calcext:value-type="float">
            <text:p>0.187374</text:p>
          </table:table-cell>
          <table:table-cell table:formula="of:=[.B37]/101325" office:value-type="float" office:value="56.1921539600296" calcext:value-type="float">
            <text:p>56.1921539600296</text:p>
          </table:table-cell>
          <table:table-cell table:formula="of:=[.E37]*1000" office:value-type="float" office:value="0.187374" calcext:value-type="float">
            <text:p>0.187374</text:p>
          </table:table-cell>
          <table:table-cell table:formula="of:=[.F37]/101325" office:value-type="float" office:value="69.8152479644708" calcext:value-type="float">
            <text:p>69.8152479644708</text:p>
          </table:table-cell>
          <table:table-cell table:formula="of:=[.I37]*1000" office:value-type="float" office:value="0.187374" calcext:value-type="float">
            <text:p>0.187374</text:p>
          </table:table-cell>
          <table:table-cell table:formula="of:=[.J37]/101325" office:value-type="float" office:value="73.221021465581" calcext:value-type="float">
            <text:p>73.221021465581</text:p>
          </table:table-cell>
          <table:table-cell table:number-columns-repeated="10"/>
          <table:table-cell office:value-type="float" office:value="0.000335714" calcext:value-type="float">
            <text:p>0.000335714</text:p>
          </table:table-cell>
          <table:table-cell table:style-name="ce1" office:value-type="float" office:value="4304920" calcext:value-type="float">
            <text:p>4.30E+06</text:p>
          </table:table-cell>
          <table:table-cell table:formula="of:=[.AD37]*1000" office:value-type="float" office:value="0.335714" calcext:value-type="float">
            <text:p>0.335714</text:p>
          </table:table-cell>
          <table:table-cell table:formula="of:=[.AE37]/101325" office:value-type="float" office:value="42.486257093511" calcext:value-type="float">
            <text:p>42.486257093511</text:p>
          </table:table-cell>
        </table:table-row>
        <table:table-row table:style-name="ro1">
          <table:table-cell office:value-type="float" office:value="0.000191414" calcext:value-type="float">
            <text:p>0.000191414</text:p>
          </table:table-cell>
          <table:table-cell office:value-type="float" office:value="5690640" calcext:value-type="float">
            <text:p>5.69E+06</text:p>
          </table:table-cell>
          <table:table-cell table:formula="of:=[.A38]*1000" office:value-type="float" office:value="0.191414" calcext:value-type="float">
            <text:p>0.191414</text:p>
          </table:table-cell>
          <table:table-cell table:formula="of:=[.B38]/101325" office:value-type="float" office:value="56.1622501850481" calcext:value-type="float">
            <text:p>56.1622501850481</text:p>
          </table:table-cell>
          <table:table-cell office:value-type="float" office:value="0.000191414" calcext:value-type="float">
            <text:p>0.000191414</text:p>
          </table:table-cell>
          <table:table-cell office:value-type="float" office:value="7033470" calcext:value-type="float">
            <text:p>7.03E+06</text:p>
          </table:table-cell>
          <table:table-cell table:formula="of:=[.E38]*1000" office:value-type="float" office:value="0.191414" calcext:value-type="float">
            <text:p>0.191414</text:p>
          </table:table-cell>
          <table:table-cell table:formula="of:=[.F38]/101325" office:value-type="float" office:value="69.4149518874908" calcext:value-type="float">
            <text:p>69.4149518874908</text:p>
          </table:table-cell>
          <table:table-cell office:value-type="float" office:value="0.000191414" calcext:value-type="float">
            <text:p>0.000191414</text:p>
          </table:table-cell>
          <table:table-cell office:value-type="float" office:value="7369170" calcext:value-type="float">
            <text:p>7.37E+06</text:p>
          </table:table-cell>
          <table:table-cell table:formula="of:=[.I38]*1000" office:value-type="float" office:value="0.191414" calcext:value-type="float">
            <text:p>0.191414</text:p>
          </table:table-cell>
          <table:table-cell table:formula="of:=[.J38]/101325" office:value-type="float" office:value="72.7280532938564" calcext:value-type="float">
            <text:p>72.7280532938564</text:p>
          </table:table-cell>
          <table:table-cell/>
          <table:table-cell table:formula="of:=[.A38]*1000" office:value-type="float" office:value="0.191414" calcext:value-type="float">
            <text:p>0.191414</text:p>
          </table:table-cell>
          <table:table-cell table:formula="of:=[.B38]/101325" office:value-type="float" office:value="56.1622501850481" calcext:value-type="float">
            <text:p>56.1622501850481</text:p>
          </table:table-cell>
          <table:table-cell table:formula="of:=[.E38]*1000" office:value-type="float" office:value="0.191414" calcext:value-type="float">
            <text:p>0.191414</text:p>
          </table:table-cell>
          <table:table-cell table:formula="of:=[.F38]/101325" office:value-type="float" office:value="69.4149518874908" calcext:value-type="float">
            <text:p>69.4149518874908</text:p>
          </table:table-cell>
          <table:table-cell table:formula="of:=[.I38]*1000" office:value-type="float" office:value="0.191414" calcext:value-type="float">
            <text:p>0.191414</text:p>
          </table:table-cell>
          <table:table-cell table:formula="of:=[.J38]/101325" office:value-type="float" office:value="72.7280532938564" calcext:value-type="float">
            <text:p>72.7280532938564</text:p>
          </table:table-cell>
          <table:table-cell table:number-columns-repeated="10"/>
          <table:table-cell office:value-type="float" office:value="0.000343878" calcext:value-type="float">
            <text:p>0.000343878</text:p>
          </table:table-cell>
          <table:table-cell table:style-name="ce1" office:value-type="float" office:value="4253210" calcext:value-type="float">
            <text:p>4.25E+06</text:p>
          </table:table-cell>
          <table:table-cell table:formula="of:=[.AD38]*1000" office:value-type="float" office:value="0.343878" calcext:value-type="float">
            <text:p>0.343878</text:p>
          </table:table-cell>
          <table:table-cell table:formula="of:=[.AE38]/101325" office:value-type="float" office:value="41.9759190722921" calcext:value-type="float">
            <text:p>41.9759190722921</text:p>
          </table:table-cell>
        </table:table-row>
        <table:table-row table:style-name="ro1">
          <table:table-cell office:value-type="float" office:value="0.000195455" calcext:value-type="float">
            <text:p>0.000195455</text:p>
          </table:table-cell>
          <table:table-cell office:value-type="float" office:value="5684100" calcext:value-type="float">
            <text:p>5.68E+06</text:p>
          </table:table-cell>
          <table:table-cell table:formula="of:=[.A39]*1000" office:value-type="float" office:value="0.195455" calcext:value-type="float">
            <text:p>0.195455</text:p>
          </table:table-cell>
          <table:table-cell table:formula="of:=[.B39]/101325" office:value-type="float" office:value="56.0977054034049" calcext:value-type="float">
            <text:p>56.0977054034049</text:p>
          </table:table-cell>
          <table:table-cell office:value-type="float" office:value="0.000195455" calcext:value-type="float">
            <text:p>0.000195455</text:p>
          </table:table-cell>
          <table:table-cell office:value-type="float" office:value="6991380" calcext:value-type="float">
            <text:p>6.99E+06</text:p>
          </table:table-cell>
          <table:table-cell table:formula="of:=[.E39]*1000" office:value-type="float" office:value="0.195455" calcext:value-type="float">
            <text:p>0.195455</text:p>
          </table:table-cell>
          <table:table-cell table:formula="of:=[.F39]/101325" office:value-type="float" office:value="68.99955588453" calcext:value-type="float">
            <text:p>68.99955588453</text:p>
          </table:table-cell>
          <table:table-cell office:value-type="float" office:value="0.000195455" calcext:value-type="float">
            <text:p>0.000195455</text:p>
          </table:table-cell>
          <table:table-cell office:value-type="float" office:value="7318200" calcext:value-type="float">
            <text:p>7.32E+06</text:p>
          </table:table-cell>
          <table:table-cell table:formula="of:=[.I39]*1000" office:value-type="float" office:value="0.195455" calcext:value-type="float">
            <text:p>0.195455</text:p>
          </table:table-cell>
          <table:table-cell table:formula="of:=[.J39]/101325" office:value-type="float" office:value="72.2250185048113" calcext:value-type="float">
            <text:p>72.2250185048113</text:p>
          </table:table-cell>
          <table:table-cell/>
          <table:table-cell table:formula="of:=[.A39]*1000" office:value-type="float" office:value="0.195455" calcext:value-type="float">
            <text:p>0.195455</text:p>
          </table:table-cell>
          <table:table-cell table:formula="of:=[.B39]/101325" office:value-type="float" office:value="56.0977054034049" calcext:value-type="float">
            <text:p>56.0977054034049</text:p>
          </table:table-cell>
          <table:table-cell table:formula="of:=[.E39]*1000" office:value-type="float" office:value="0.195455" calcext:value-type="float">
            <text:p>0.195455</text:p>
          </table:table-cell>
          <table:table-cell table:formula="of:=[.F39]/101325" office:value-type="float" office:value="68.99955588453" calcext:value-type="float">
            <text:p>68.99955588453</text:p>
          </table:table-cell>
          <table:table-cell table:formula="of:=[.I39]*1000" office:value-type="float" office:value="0.195455" calcext:value-type="float">
            <text:p>0.195455</text:p>
          </table:table-cell>
          <table:table-cell table:formula="of:=[.J39]/101325" office:value-type="float" office:value="72.2250185048113" calcext:value-type="float">
            <text:p>72.2250185048113</text:p>
          </table:table-cell>
          <table:table-cell table:number-columns-repeated="10"/>
          <table:table-cell office:value-type="float" office:value="0.000352041" calcext:value-type="float">
            <text:p>0.000352041</text:p>
          </table:table-cell>
          <table:table-cell table:style-name="ce1" office:value-type="float" office:value="4202010" calcext:value-type="float">
            <text:p>4.20E+06</text:p>
          </table:table-cell>
          <table:table-cell table:formula="of:=[.AD39]*1000" office:value-type="float" office:value="0.352041" calcext:value-type="float">
            <text:p>0.352041</text:p>
          </table:table-cell>
          <table:table-cell table:formula="of:=[.AE39]/101325" office:value-type="float" office:value="41.4706143597335" calcext:value-type="float">
            <text:p>41.4706143597335</text:p>
          </table:table-cell>
        </table:table-row>
        <table:table-row table:style-name="ro1">
          <table:table-cell office:value-type="float" office:value="0.000199495" calcext:value-type="float">
            <text:p>0.000199495</text:p>
          </table:table-cell>
          <table:table-cell office:value-type="float" office:value="5674410" calcext:value-type="float">
            <text:p>5.67E+06</text:p>
          </table:table-cell>
          <table:table-cell table:formula="of:=[.A40]*1000" office:value-type="float" office:value="0.199495" calcext:value-type="float">
            <text:p>0.199495</text:p>
          </table:table-cell>
          <table:table-cell table:formula="of:=[.B40]/101325" office:value-type="float" office:value="56.0020725388601" calcext:value-type="float">
            <text:p>56.0020725388601</text:p>
          </table:table-cell>
          <table:table-cell office:value-type="float" office:value="0.000199495" calcext:value-type="float">
            <text:p>0.000199495</text:p>
          </table:table-cell>
          <table:table-cell office:value-type="float" office:value="6947980" calcext:value-type="float">
            <text:p>6.95E+06</text:p>
          </table:table-cell>
          <table:table-cell table:formula="of:=[.E40]*1000" office:value-type="float" office:value="0.199495" calcext:value-type="float">
            <text:p>0.199495</text:p>
          </table:table-cell>
          <table:table-cell table:formula="of:=[.F40]/101325" office:value-type="float" office:value="68.5712311867752" calcext:value-type="float">
            <text:p>68.5712311867752</text:p>
          </table:table-cell>
          <table:table-cell office:value-type="float" office:value="0.000199495" calcext:value-type="float">
            <text:p>0.000199495</text:p>
          </table:table-cell>
          <table:table-cell office:value-type="float" office:value="7266370" calcext:value-type="float">
            <text:p>7.27E+06</text:p>
          </table:table-cell>
          <table:table-cell table:formula="of:=[.I40]*1000" office:value-type="float" office:value="0.199495" calcext:value-type="float">
            <text:p>0.199495</text:p>
          </table:table-cell>
          <table:table-cell table:formula="of:=[.J40]/101325" office:value-type="float" office:value="71.7134961756724" calcext:value-type="float">
            <text:p>71.7134961756724</text:p>
          </table:table-cell>
          <table:table-cell/>
          <table:table-cell table:formula="of:=[.A40]*1000" office:value-type="float" office:value="0.199495" calcext:value-type="float">
            <text:p>0.199495</text:p>
          </table:table-cell>
          <table:table-cell table:formula="of:=[.B40]/101325" office:value-type="float" office:value="56.0020725388601" calcext:value-type="float">
            <text:p>56.0020725388601</text:p>
          </table:table-cell>
          <table:table-cell table:formula="of:=[.E40]*1000" office:value-type="float" office:value="0.199495" calcext:value-type="float">
            <text:p>0.199495</text:p>
          </table:table-cell>
          <table:table-cell table:formula="of:=[.F40]/101325" office:value-type="float" office:value="68.5712311867752" calcext:value-type="float">
            <text:p>68.5712311867752</text:p>
          </table:table-cell>
          <table:table-cell table:formula="of:=[.I40]*1000" office:value-type="float" office:value="0.199495" calcext:value-type="float">
            <text:p>0.199495</text:p>
          </table:table-cell>
          <table:table-cell table:formula="of:=[.J40]/101325" office:value-type="float" office:value="71.7134961756724" calcext:value-type="float">
            <text:p>71.7134961756724</text:p>
          </table:table-cell>
          <table:table-cell table:number-columns-repeated="10"/>
          <table:table-cell office:value-type="float" office:value="0.000360204" calcext:value-type="float">
            <text:p>0.000360204</text:p>
          </table:table-cell>
          <table:table-cell table:style-name="ce1" office:value-type="float" office:value="4151390" calcext:value-type="float">
            <text:p>4.15E+06</text:p>
          </table:table-cell>
          <table:table-cell table:formula="of:=[.AD40]*1000" office:value-type="float" office:value="0.360204" calcext:value-type="float">
            <text:p>0.360204</text:p>
          </table:table-cell>
          <table:table-cell table:formula="of:=[.AE40]/101325" office:value-type="float" office:value="40.9710338021219" calcext:value-type="float">
            <text:p>40.9710338021219</text:p>
          </table:table-cell>
        </table:table-row>
        <table:table-row table:style-name="ro1">
          <table:table-cell office:value-type="float" office:value="0.000203535" calcext:value-type="float">
            <text:p>0.000203535</text:p>
          </table:table-cell>
          <table:table-cell office:value-type="float" office:value="5661870" calcext:value-type="float">
            <text:p>5.66E+06</text:p>
          </table:table-cell>
          <table:table-cell table:formula="of:=[.A41]*1000" office:value-type="float" office:value="0.203535" calcext:value-type="float">
            <text:p>0.203535</text:p>
          </table:table-cell>
          <table:table-cell table:formula="of:=[.B41]/101325" office:value-type="float" office:value="55.8783123612139" calcext:value-type="float">
            <text:p>55.8783123612139</text:p>
          </table:table-cell>
          <table:table-cell office:value-type="float" office:value="0.000203535" calcext:value-type="float">
            <text:p>0.000203535</text:p>
          </table:table-cell>
          <table:table-cell office:value-type="float" office:value="6903420" calcext:value-type="float">
            <text:p>6.90E+06</text:p>
          </table:table-cell>
          <table:table-cell table:formula="of:=[.E41]*1000" office:value-type="float" office:value="0.203535" calcext:value-type="float">
            <text:p>0.203535</text:p>
          </table:table-cell>
          <table:table-cell table:formula="of:=[.F41]/101325" office:value-type="float" office:value="68.1314581791266" calcext:value-type="float">
            <text:p>68.1314581791266</text:p>
          </table:table-cell>
          <table:table-cell office:value-type="float" office:value="0.000203535" calcext:value-type="float">
            <text:p>0.000203535</text:p>
          </table:table-cell>
          <table:table-cell office:value-type="float" office:value="7213810" calcext:value-type="float">
            <text:p>7.21E+06</text:p>
          </table:table-cell>
          <table:table-cell table:formula="of:=[.I41]*1000" office:value-type="float" office:value="0.203535" calcext:value-type="float">
            <text:p>0.203535</text:p>
          </table:table-cell>
          <table:table-cell table:formula="of:=[.J41]/101325" office:value-type="float" office:value="71.1947693066864" calcext:value-type="float">
            <text:p>71.1947693066864</text:p>
          </table:table-cell>
          <table:table-cell/>
          <table:table-cell table:formula="of:=[.A41]*1000" office:value-type="float" office:value="0.203535" calcext:value-type="float">
            <text:p>0.203535</text:p>
          </table:table-cell>
          <table:table-cell table:formula="of:=[.B41]/101325" office:value-type="float" office:value="55.8783123612139" calcext:value-type="float">
            <text:p>55.8783123612139</text:p>
          </table:table-cell>
          <table:table-cell table:formula="of:=[.E41]*1000" office:value-type="float" office:value="0.203535" calcext:value-type="float">
            <text:p>0.203535</text:p>
          </table:table-cell>
          <table:table-cell table:formula="of:=[.F41]/101325" office:value-type="float" office:value="68.1314581791266" calcext:value-type="float">
            <text:p>68.1314581791266</text:p>
          </table:table-cell>
          <table:table-cell table:formula="of:=[.I41]*1000" office:value-type="float" office:value="0.203535" calcext:value-type="float">
            <text:p>0.203535</text:p>
          </table:table-cell>
          <table:table-cell table:formula="of:=[.J41]/101325" office:value-type="float" office:value="71.1947693066864" calcext:value-type="float">
            <text:p>71.1947693066864</text:p>
          </table:table-cell>
          <table:table-cell table:number-columns-repeated="10"/>
          <table:table-cell office:value-type="float" office:value="0.000368367" calcext:value-type="float">
            <text:p>0.000368367</text:p>
          </table:table-cell>
          <table:table-cell table:style-name="ce1" office:value-type="float" office:value="4101400" calcext:value-type="float">
            <text:p>4.10E+06</text:p>
          </table:table-cell>
          <table:table-cell table:formula="of:=[.AD41]*1000" office:value-type="float" office:value="0.368367" calcext:value-type="float">
            <text:p>0.368367</text:p>
          </table:table-cell>
          <table:table-cell table:formula="of:=[.AE41]/101325" office:value-type="float" office:value="40.4776708610906" calcext:value-type="float">
            <text:p>40.4776708610906</text:p>
          </table:table-cell>
        </table:table-row>
        <table:table-row table:style-name="ro1">
          <table:table-cell office:value-type="float" office:value="0.000207576" calcext:value-type="float">
            <text:p>0.000207576</text:p>
          </table:table-cell>
          <table:table-cell office:value-type="float" office:value="5646780" calcext:value-type="float">
            <text:p>5.65E+06</text:p>
          </table:table-cell>
          <table:table-cell table:formula="of:=[.A42]*1000" office:value-type="float" office:value="0.207576" calcext:value-type="float">
            <text:p>0.207576</text:p>
          </table:table-cell>
          <table:table-cell table:formula="of:=[.B42]/101325" office:value-type="float" office:value="55.7293856402665" calcext:value-type="float">
            <text:p>55.7293856402665</text:p>
          </table:table-cell>
          <table:table-cell office:value-type="float" office:value="0.000207576" calcext:value-type="float">
            <text:p>0.000207576</text:p>
          </table:table-cell>
          <table:table-cell office:value-type="float" office:value="6857880" calcext:value-type="float">
            <text:p>6.86E+06</text:p>
          </table:table-cell>
          <table:table-cell table:formula="of:=[.E42]*1000" office:value-type="float" office:value="0.207576" calcext:value-type="float">
            <text:p>0.207576</text:p>
          </table:table-cell>
          <table:table-cell table:formula="of:=[.F42]/101325" office:value-type="float" office:value="67.6820133234641" calcext:value-type="float">
            <text:p>67.6820133234641</text:p>
          </table:table-cell>
          <table:table-cell office:value-type="float" office:value="0.000207576" calcext:value-type="float">
            <text:p>0.000207576</text:p>
          </table:table-cell>
          <table:table-cell office:value-type="float" office:value="7160660" calcext:value-type="float">
            <text:p>7.16E+06</text:p>
          </table:table-cell>
          <table:table-cell table:formula="of:=[.I42]*1000" office:value-type="float" office:value="0.207576" calcext:value-type="float">
            <text:p>0.207576</text:p>
          </table:table-cell>
          <table:table-cell table:formula="of:=[.J42]/101325" office:value-type="float" office:value="70.6702195904268" calcext:value-type="float">
            <text:p>70.6702195904268</text:p>
          </table:table-cell>
          <table:table-cell/>
          <table:table-cell table:formula="of:=[.A42]*1000" office:value-type="float" office:value="0.207576" calcext:value-type="float">
            <text:p>0.207576</text:p>
          </table:table-cell>
          <table:table-cell table:formula="of:=[.B42]/101325" office:value-type="float" office:value="55.7293856402665" calcext:value-type="float">
            <text:p>55.7293856402665</text:p>
          </table:table-cell>
          <table:table-cell table:formula="of:=[.E42]*1000" office:value-type="float" office:value="0.207576" calcext:value-type="float">
            <text:p>0.207576</text:p>
          </table:table-cell>
          <table:table-cell table:formula="of:=[.F42]/101325" office:value-type="float" office:value="67.6820133234641" calcext:value-type="float">
            <text:p>67.6820133234641</text:p>
          </table:table-cell>
          <table:table-cell table:formula="of:=[.I42]*1000" office:value-type="float" office:value="0.207576" calcext:value-type="float">
            <text:p>0.207576</text:p>
          </table:table-cell>
          <table:table-cell table:formula="of:=[.J42]/101325" office:value-type="float" office:value="70.6702195904268" calcext:value-type="float">
            <text:p>70.6702195904268</text:p>
          </table:table-cell>
          <table:table-cell table:number-columns-repeated="10"/>
          <table:table-cell office:value-type="float" office:value="0.000376531" calcext:value-type="float">
            <text:p>0.000376531</text:p>
          </table:table-cell>
          <table:table-cell table:style-name="ce1" office:value-type="float" office:value="4052090" calcext:value-type="float">
            <text:p>4.05E+06</text:p>
          </table:table-cell>
          <table:table-cell table:formula="of:=[.AD42]*1000" office:value-type="float" office:value="0.376531" calcext:value-type="float">
            <text:p>0.376531</text:p>
          </table:table-cell>
          <table:table-cell table:formula="of:=[.AE42]/101325" office:value-type="float" office:value="39.9910189982729" calcext:value-type="float">
            <text:p>39.9910189982729</text:p>
          </table:table-cell>
        </table:table-row>
        <table:table-row table:style-name="ro1">
          <table:table-cell office:value-type="float" office:value="0.000211616" calcext:value-type="float">
            <text:p>0.000211616</text:p>
          </table:table-cell>
          <table:table-cell office:value-type="float" office:value="5629400" calcext:value-type="float">
            <text:p>5.63E+06</text:p>
          </table:table-cell>
          <table:table-cell table:formula="of:=[.A43]*1000" office:value-type="float" office:value="0.211616" calcext:value-type="float">
            <text:p>0.211616</text:p>
          </table:table-cell>
          <table:table-cell table:formula="of:=[.B43]/101325" office:value-type="float" office:value="55.5578583765112" calcext:value-type="float">
            <text:p>55.5578583765112</text:p>
          </table:table-cell>
          <table:table-cell office:value-type="float" office:value="0.000211616" calcext:value-type="float">
            <text:p>0.000211616</text:p>
          </table:table-cell>
          <table:table-cell office:value-type="float" office:value="6811510" calcext:value-type="float">
            <text:p>6.81E+06</text:p>
          </table:table-cell>
          <table:table-cell table:formula="of:=[.E43]*1000" office:value-type="float" office:value="0.211616" calcext:value-type="float">
            <text:p>0.211616</text:p>
          </table:table-cell>
          <table:table-cell table:formula="of:=[.F43]/101325" office:value-type="float" office:value="67.2243770046879" calcext:value-type="float">
            <text:p>67.2243770046879</text:p>
          </table:table-cell>
          <table:table-cell office:value-type="float" office:value="0.000211616" calcext:value-type="float">
            <text:p>0.000211616</text:p>
          </table:table-cell>
          <table:table-cell office:value-type="float" office:value="7107040" calcext:value-type="float">
            <text:p>7.11E+06</text:p>
          </table:table-cell>
          <table:table-cell table:formula="of:=[.I43]*1000" office:value-type="float" office:value="0.211616" calcext:value-type="float">
            <text:p>0.211616</text:p>
          </table:table-cell>
          <table:table-cell table:formula="of:=[.J43]/101325" office:value-type="float" office:value="70.1410313348137" calcext:value-type="float">
            <text:p>70.1410313348137</text:p>
          </table:table-cell>
          <table:table-cell/>
          <table:table-cell table:formula="of:=[.A43]*1000" office:value-type="float" office:value="0.211616" calcext:value-type="float">
            <text:p>0.211616</text:p>
          </table:table-cell>
          <table:table-cell table:formula="of:=[.B43]/101325" office:value-type="float" office:value="55.5578583765112" calcext:value-type="float">
            <text:p>55.5578583765112</text:p>
          </table:table-cell>
          <table:table-cell table:formula="of:=[.E43]*1000" office:value-type="float" office:value="0.211616" calcext:value-type="float">
            <text:p>0.211616</text:p>
          </table:table-cell>
          <table:table-cell table:formula="of:=[.F43]/101325" office:value-type="float" office:value="67.2243770046879" calcext:value-type="float">
            <text:p>67.2243770046879</text:p>
          </table:table-cell>
          <table:table-cell table:formula="of:=[.I43]*1000" office:value-type="float" office:value="0.211616" calcext:value-type="float">
            <text:p>0.211616</text:p>
          </table:table-cell>
          <table:table-cell table:formula="of:=[.J43]/101325" office:value-type="float" office:value="70.1410313348137" calcext:value-type="float">
            <text:p>70.1410313348137</text:p>
          </table:table-cell>
          <table:table-cell table:number-columns-repeated="10"/>
          <table:table-cell office:value-type="float" office:value="0.000384694" calcext:value-type="float">
            <text:p>0.000384694</text:p>
          </table:table-cell>
          <table:table-cell table:style-name="ce1" office:value-type="float" office:value="4003490" calcext:value-type="float">
            <text:p>4.00E+06</text:p>
          </table:table-cell>
          <table:table-cell table:formula="of:=[.AD43]*1000" office:value-type="float" office:value="0.384694" calcext:value-type="float">
            <text:p>0.384694</text:p>
          </table:table-cell>
          <table:table-cell table:formula="of:=[.AE43]/101325" office:value-type="float" office:value="39.5113742906489" calcext:value-type="float">
            <text:p>39.5113742906489</text:p>
          </table:table-cell>
        </table:table-row>
        <table:table-row table:style-name="ro1">
          <table:table-cell office:value-type="float" office:value="0.000215657" calcext:value-type="float">
            <text:p>0.000215657</text:p>
          </table:table-cell>
          <table:table-cell office:value-type="float" office:value="5609970" calcext:value-type="float">
            <text:p>5.61E+06</text:p>
          </table:table-cell>
          <table:table-cell table:formula="of:=[.A44]*1000" office:value-type="float" office:value="0.215657" calcext:value-type="float">
            <text:p>0.215657</text:p>
          </table:table-cell>
          <table:table-cell table:formula="of:=[.B44]/101325" office:value-type="float" office:value="55.3660991857883" calcext:value-type="float">
            <text:p>55.3660991857883</text:p>
          </table:table-cell>
          <table:table-cell office:value-type="float" office:value="0.000215657" calcext:value-type="float">
            <text:p>0.000215657</text:p>
          </table:table-cell>
          <table:table-cell office:value-type="float" office:value="6764440" calcext:value-type="float">
            <text:p>6.76E+06</text:p>
          </table:table-cell>
          <table:table-cell table:formula="of:=[.E44]*1000" office:value-type="float" office:value="0.215657" calcext:value-type="float">
            <text:p>0.215657</text:p>
          </table:table-cell>
          <table:table-cell table:formula="of:=[.F44]/101325" office:value-type="float" office:value="66.7598322230447" calcext:value-type="float">
            <text:p>66.7598322230447</text:p>
          </table:table-cell>
          <table:table-cell office:value-type="float" office:value="0.000215657" calcext:value-type="float">
            <text:p>0.000215657</text:p>
          </table:table-cell>
          <table:table-cell office:value-type="float" office:value="7053060" calcext:value-type="float">
            <text:p>7.05E+06</text:p>
          </table:table-cell>
          <table:table-cell table:formula="of:=[.I44]*1000" office:value-type="float" office:value="0.215657" calcext:value-type="float">
            <text:p>0.215657</text:p>
          </table:table-cell>
          <table:table-cell table:formula="of:=[.J44]/101325" office:value-type="float" office:value="69.6082901554404" calcext:value-type="float">
            <text:p>69.6082901554404</text:p>
          </table:table-cell>
          <table:table-cell/>
          <table:table-cell table:formula="of:=[.A44]*1000" office:value-type="float" office:value="0.215657" calcext:value-type="float">
            <text:p>0.215657</text:p>
          </table:table-cell>
          <table:table-cell table:formula="of:=[.B44]/101325" office:value-type="float" office:value="55.3660991857883" calcext:value-type="float">
            <text:p>55.3660991857883</text:p>
          </table:table-cell>
          <table:table-cell table:formula="of:=[.E44]*1000" office:value-type="float" office:value="0.215657" calcext:value-type="float">
            <text:p>0.215657</text:p>
          </table:table-cell>
          <table:table-cell table:formula="of:=[.F44]/101325" office:value-type="float" office:value="66.7598322230447" calcext:value-type="float">
            <text:p>66.7598322230447</text:p>
          </table:table-cell>
          <table:table-cell table:formula="of:=[.I44]*1000" office:value-type="float" office:value="0.215657" calcext:value-type="float">
            <text:p>0.215657</text:p>
          </table:table-cell>
          <table:table-cell table:formula="of:=[.J44]/101325" office:value-type="float" office:value="69.6082901554404" calcext:value-type="float">
            <text:p>69.6082901554404</text:p>
          </table:table-cell>
          <table:table-cell table:number-columns-repeated="10"/>
          <table:table-cell office:value-type="float" office:value="0.000392857" calcext:value-type="float">
            <text:p>0.000392857</text:p>
          </table:table-cell>
          <table:table-cell table:style-name="ce1" office:value-type="float" office:value="3955630" calcext:value-type="float">
            <text:p>3.96E+06</text:p>
          </table:table-cell>
          <table:table-cell table:formula="of:=[.AD44]*1000" office:value-type="float" office:value="0.392857" calcext:value-type="float">
            <text:p>0.392857</text:p>
          </table:table-cell>
          <table:table-cell table:formula="of:=[.AE44]/101325" office:value-type="float" office:value="39.0390328151986" calcext:value-type="float">
            <text:p>39.0390328151986</text:p>
          </table:table-cell>
        </table:table-row>
        <table:table-row table:style-name="ro1">
          <table:table-cell office:value-type="float" office:value="0.000219697" calcext:value-type="float">
            <text:p>0.000219697</text:p>
          </table:table-cell>
          <table:table-cell office:value-type="float" office:value="5588700" calcext:value-type="float">
            <text:p>5.59E+06</text:p>
          </table:table-cell>
          <table:table-cell table:formula="of:=[.A45]*1000" office:value-type="float" office:value="0.219697" calcext:value-type="float">
            <text:p>0.219697</text:p>
          </table:table-cell>
          <table:table-cell table:formula="of:=[.B45]/101325" office:value-type="float" office:value="55.1561806069578" calcext:value-type="float">
            <text:p>55.1561806069578</text:p>
          </table:table-cell>
          <table:table-cell office:value-type="float" office:value="0.000219697" calcext:value-type="float">
            <text:p>0.000219697</text:p>
          </table:table-cell>
          <table:table-cell office:value-type="float" office:value="6716810" calcext:value-type="float">
            <text:p>6.72E+06</text:p>
          </table:table-cell>
          <table:table-cell table:formula="of:=[.E45]*1000" office:value-type="float" office:value="0.219697" calcext:value-type="float">
            <text:p>0.219697</text:p>
          </table:table-cell>
          <table:table-cell table:formula="of:=[.F45]/101325" office:value-type="float" office:value="66.2897606711078" calcext:value-type="float">
            <text:p>66.2897606711078</text:p>
          </table:table-cell>
          <table:table-cell office:value-type="float" office:value="0.000219697" calcext:value-type="float">
            <text:p>0.000219697</text:p>
          </table:table-cell>
          <table:table-cell office:value-type="float" office:value="6998830" calcext:value-type="float">
            <text:p>7.00E+06</text:p>
          </table:table-cell>
          <table:table-cell table:formula="of:=[.I45]*1000" office:value-type="float" office:value="0.219697" calcext:value-type="float">
            <text:p>0.219697</text:p>
          </table:table-cell>
          <table:table-cell table:formula="of:=[.J45]/101325" office:value-type="float" office:value="69.0730816679003" calcext:value-type="float">
            <text:p>69.0730816679003</text:p>
          </table:table-cell>
          <table:table-cell/>
          <table:table-cell table:formula="of:=[.A45]*1000" office:value-type="float" office:value="0.219697" calcext:value-type="float">
            <text:p>0.219697</text:p>
          </table:table-cell>
          <table:table-cell table:formula="of:=[.B45]/101325" office:value-type="float" office:value="55.1561806069578" calcext:value-type="float">
            <text:p>55.1561806069578</text:p>
          </table:table-cell>
          <table:table-cell table:formula="of:=[.E45]*1000" office:value-type="float" office:value="0.219697" calcext:value-type="float">
            <text:p>0.219697</text:p>
          </table:table-cell>
          <table:table-cell table:formula="of:=[.F45]/101325" office:value-type="float" office:value="66.2897606711078" calcext:value-type="float">
            <text:p>66.2897606711078</text:p>
          </table:table-cell>
          <table:table-cell table:formula="of:=[.I45]*1000" office:value-type="float" office:value="0.219697" calcext:value-type="float">
            <text:p>0.219697</text:p>
          </table:table-cell>
          <table:table-cell table:formula="of:=[.J45]/101325" office:value-type="float" office:value="69.0730816679003" calcext:value-type="float">
            <text:p>69.0730816679003</text:p>
          </table:table-cell>
          <table:table-cell table:number-columns-repeated="10"/>
          <table:table-cell office:value-type="float" office:value="0.00040102" calcext:value-type="float">
            <text:p>0.00040102</text:p>
          </table:table-cell>
          <table:table-cell table:style-name="ce1" office:value-type="float" office:value="3908520" calcext:value-type="float">
            <text:p>3.91E+06</text:p>
          </table:table-cell>
          <table:table-cell table:formula="of:=[.AD45]*1000" office:value-type="float" office:value="0.40102" calcext:value-type="float">
            <text:p>0.40102</text:p>
          </table:table-cell>
          <table:table-cell table:formula="of:=[.AE45]/101325" office:value-type="float" office:value="38.5740932642487" calcext:value-type="float">
            <text:p>38.5740932642487</text:p>
          </table:table-cell>
        </table:table-row>
        <table:table-row table:style-name="ro1">
          <table:table-cell office:value-type="float" office:value="0.000223737" calcext:value-type="float">
            <text:p>0.000223737</text:p>
          </table:table-cell>
          <table:table-cell office:value-type="float" office:value="5565800" calcext:value-type="float">
            <text:p>5.57E+06</text:p>
          </table:table-cell>
          <table:table-cell table:formula="of:=[.A46]*1000" office:value-type="float" office:value="0.223737" calcext:value-type="float">
            <text:p>0.223737</text:p>
          </table:table-cell>
          <table:table-cell table:formula="of:=[.B46]/101325" office:value-type="float" office:value="54.9301751788798" calcext:value-type="float">
            <text:p>54.9301751788798</text:p>
          </table:table-cell>
          <table:table-cell office:value-type="float" office:value="0.000223737" calcext:value-type="float">
            <text:p>0.000223737</text:p>
          </table:table-cell>
          <table:table-cell office:value-type="float" office:value="6668720" calcext:value-type="float">
            <text:p>6.67E+06</text:p>
          </table:table-cell>
          <table:table-cell table:formula="of:=[.E46]*1000" office:value-type="float" office:value="0.223737" calcext:value-type="float">
            <text:p>0.223737</text:p>
          </table:table-cell>
          <table:table-cell table:formula="of:=[.F46]/101325" office:value-type="float" office:value="65.8151492721441" calcext:value-type="float">
            <text:p>65.8151492721441</text:p>
          </table:table-cell>
          <table:table-cell office:value-type="float" office:value="0.000223737" calcext:value-type="float">
            <text:p>0.000223737</text:p>
          </table:table-cell>
          <table:table-cell office:value-type="float" office:value="6944440" calcext:value-type="float">
            <text:p>6.94E+06</text:p>
          </table:table-cell>
          <table:table-cell table:formula="of:=[.I46]*1000" office:value-type="float" office:value="0.223737" calcext:value-type="float">
            <text:p>0.223737</text:p>
          </table:table-cell>
          <table:table-cell table:formula="of:=[.J46]/101325" office:value-type="float" office:value="68.5362941031335" calcext:value-type="float">
            <text:p>68.5362941031335</text:p>
          </table:table-cell>
          <table:table-cell/>
          <table:table-cell table:formula="of:=[.A46]*1000" office:value-type="float" office:value="0.223737" calcext:value-type="float">
            <text:p>0.223737</text:p>
          </table:table-cell>
          <table:table-cell table:formula="of:=[.B46]/101325" office:value-type="float" office:value="54.9301751788798" calcext:value-type="float">
            <text:p>54.9301751788798</text:p>
          </table:table-cell>
          <table:table-cell table:formula="of:=[.E46]*1000" office:value-type="float" office:value="0.223737" calcext:value-type="float">
            <text:p>0.223737</text:p>
          </table:table-cell>
          <table:table-cell table:formula="of:=[.F46]/101325" office:value-type="float" office:value="65.8151492721441" calcext:value-type="float">
            <text:p>65.8151492721441</text:p>
          </table:table-cell>
          <table:table-cell table:formula="of:=[.I46]*1000" office:value-type="float" office:value="0.223737" calcext:value-type="float">
            <text:p>0.223737</text:p>
          </table:table-cell>
          <table:table-cell table:formula="of:=[.J46]/101325" office:value-type="float" office:value="68.5362941031335" calcext:value-type="float">
            <text:p>68.5362941031335</text:p>
          </table:table-cell>
          <table:table-cell table:number-columns-repeated="10"/>
          <table:table-cell office:value-type="float" office:value="0.000409184" calcext:value-type="float">
            <text:p>0.000409184</text:p>
          </table:table-cell>
          <table:table-cell table:style-name="ce1" office:value-type="float" office:value="3862190" calcext:value-type="float">
            <text:p>3.86E+06</text:p>
          </table:table-cell>
          <table:table-cell table:formula="of:=[.AD46]*1000" office:value-type="float" office:value="0.409184" calcext:value-type="float">
            <text:p>0.409184</text:p>
          </table:table-cell>
          <table:table-cell table:formula="of:=[.AE46]/101325" office:value-type="float" office:value="38.1168517147792" calcext:value-type="float">
            <text:p>38.1168517147792</text:p>
          </table:table-cell>
        </table:table-row>
        <table:table-row table:style-name="ro1">
          <table:table-cell office:value-type="float" office:value="0.000227778" calcext:value-type="float">
            <text:p>0.000227778</text:p>
          </table:table-cell>
          <table:table-cell office:value-type="float" office:value="5541450" calcext:value-type="float">
            <text:p>5.54E+06</text:p>
          </table:table-cell>
          <table:table-cell table:formula="of:=[.A47]*1000" office:value-type="float" office:value="0.227778" calcext:value-type="float">
            <text:p>0.227778</text:p>
          </table:table-cell>
          <table:table-cell table:formula="of:=[.B47]/101325" office:value-type="float" office:value="54.6898593634345" calcext:value-type="float">
            <text:p>54.6898593634345</text:p>
          </table:table-cell>
          <table:table-cell office:value-type="float" office:value="0.000227778" calcext:value-type="float">
            <text:p>0.000227778</text:p>
          </table:table-cell>
          <table:table-cell office:value-type="float" office:value="6620270" calcext:value-type="float">
            <text:p>6.62E+06</text:p>
          </table:table-cell>
          <table:table-cell table:formula="of:=[.E47]*1000" office:value-type="float" office:value="0.227778" calcext:value-type="float">
            <text:p>0.227778</text:p>
          </table:table-cell>
          <table:table-cell table:formula="of:=[.F47]/101325" office:value-type="float" office:value="65.3369849494202" calcext:value-type="float">
            <text:p>65.3369849494202</text:p>
          </table:table-cell>
          <table:table-cell office:value-type="float" office:value="0.000227778" calcext:value-type="float">
            <text:p>0.000227778</text:p>
          </table:table-cell>
          <table:table-cell office:value-type="float" office:value="6889980" calcext:value-type="float">
            <text:p>6.89E+06</text:p>
          </table:table-cell>
          <table:table-cell table:formula="of:=[.I47]*1000" office:value-type="float" office:value="0.227778" calcext:value-type="float">
            <text:p>0.227778</text:p>
          </table:table-cell>
          <table:table-cell table:formula="of:=[.J47]/101325" office:value-type="float" office:value="67.9988156920799" calcext:value-type="float">
            <text:p>67.9988156920799</text:p>
          </table:table-cell>
          <table:table-cell/>
          <table:table-cell table:formula="of:=[.A47]*1000" office:value-type="float" office:value="0.227778" calcext:value-type="float">
            <text:p>0.227778</text:p>
          </table:table-cell>
          <table:table-cell table:formula="of:=[.B47]/101325" office:value-type="float" office:value="54.6898593634345" calcext:value-type="float">
            <text:p>54.6898593634345</text:p>
          </table:table-cell>
          <table:table-cell table:formula="of:=[.E47]*1000" office:value-type="float" office:value="0.227778" calcext:value-type="float">
            <text:p>0.227778</text:p>
          </table:table-cell>
          <table:table-cell table:formula="of:=[.F47]/101325" office:value-type="float" office:value="65.3369849494202" calcext:value-type="float">
            <text:p>65.3369849494202</text:p>
          </table:table-cell>
          <table:table-cell table:formula="of:=[.I47]*1000" office:value-type="float" office:value="0.227778" calcext:value-type="float">
            <text:p>0.227778</text:p>
          </table:table-cell>
          <table:table-cell table:formula="of:=[.J47]/101325" office:value-type="float" office:value="67.9988156920799" calcext:value-type="float">
            <text:p>67.9988156920799</text:p>
          </table:table-cell>
          <table:table-cell table:number-columns-repeated="10"/>
          <table:table-cell office:value-type="float" office:value="0.000417347" calcext:value-type="float">
            <text:p>0.000417347</text:p>
          </table:table-cell>
          <table:table-cell table:style-name="ce1" office:value-type="float" office:value="3816630" calcext:value-type="float">
            <text:p>3.82E+06</text:p>
          </table:table-cell>
          <table:table-cell table:formula="of:=[.AD47]*1000" office:value-type="float" office:value="0.417347" calcext:value-type="float">
            <text:p>0.417347</text:p>
          </table:table-cell>
          <table:table-cell table:formula="of:=[.AE47]/101325" office:value-type="float" office:value="37.6672094744634" calcext:value-type="float">
            <text:p>37.6672094744634</text:p>
          </table:table-cell>
        </table:table-row>
        <table:table-row table:style-name="ro1">
          <table:table-cell office:value-type="float" office:value="0.000231818" calcext:value-type="float">
            <text:p>0.000231818</text:p>
          </table:table-cell>
          <table:table-cell office:value-type="float" office:value="5515820" calcext:value-type="float">
            <text:p>5.52E+06</text:p>
          </table:table-cell>
          <table:table-cell table:formula="of:=[.A48]*1000" office:value-type="float" office:value="0.231818" calcext:value-type="float">
            <text:p>0.231818</text:p>
          </table:table-cell>
          <table:table-cell table:formula="of:=[.B48]/101325" office:value-type="float" office:value="54.4369109301752" calcext:value-type="float">
            <text:p>54.4369109301752</text:p>
          </table:table-cell>
          <table:table-cell office:value-type="float" office:value="0.000231818" calcext:value-type="float">
            <text:p>0.000231818</text:p>
          </table:table-cell>
          <table:table-cell office:value-type="float" office:value="6571570" calcext:value-type="float">
            <text:p>6.57E+06</text:p>
          </table:table-cell>
          <table:table-cell table:formula="of:=[.E48]*1000" office:value-type="float" office:value="0.231818" calcext:value-type="float">
            <text:p>0.231818</text:p>
          </table:table-cell>
          <table:table-cell table:formula="of:=[.F48]/101325" office:value-type="float" office:value="64.8563533185295" calcext:value-type="float">
            <text:p>64.8563533185295</text:p>
          </table:table-cell>
          <table:table-cell office:value-type="float" office:value="0.000231818" calcext:value-type="float">
            <text:p>0.000231818</text:p>
          </table:table-cell>
          <table:table-cell office:value-type="float" office:value="6835510" calcext:value-type="float">
            <text:p>6.84E+06</text:p>
          </table:table-cell>
          <table:table-cell table:formula="of:=[.I48]*1000" office:value-type="float" office:value="0.231818" calcext:value-type="float">
            <text:p>0.231818</text:p>
          </table:table-cell>
          <table:table-cell table:formula="of:=[.J48]/101325" office:value-type="float" office:value="67.4612385886997" calcext:value-type="float">
            <text:p>67.4612385886997</text:p>
          </table:table-cell>
          <table:table-cell/>
          <table:table-cell table:formula="of:=[.A48]*1000" office:value-type="float" office:value="0.231818" calcext:value-type="float">
            <text:p>0.231818</text:p>
          </table:table-cell>
          <table:table-cell table:formula="of:=[.B48]/101325" office:value-type="float" office:value="54.4369109301752" calcext:value-type="float">
            <text:p>54.4369109301752</text:p>
          </table:table-cell>
          <table:table-cell table:formula="of:=[.E48]*1000" office:value-type="float" office:value="0.231818" calcext:value-type="float">
            <text:p>0.231818</text:p>
          </table:table-cell>
          <table:table-cell table:formula="of:=[.F48]/101325" office:value-type="float" office:value="64.8563533185295" calcext:value-type="float">
            <text:p>64.8563533185295</text:p>
          </table:table-cell>
          <table:table-cell table:formula="of:=[.I48]*1000" office:value-type="float" office:value="0.231818" calcext:value-type="float">
            <text:p>0.231818</text:p>
          </table:table-cell>
          <table:table-cell table:formula="of:=[.J48]/101325" office:value-type="float" office:value="67.4612385886997" calcext:value-type="float">
            <text:p>67.4612385886997</text:p>
          </table:table-cell>
          <table:table-cell table:number-columns-repeated="10"/>
          <table:table-cell office:value-type="float" office:value="0.00042551" calcext:value-type="float">
            <text:p>0.00042551</text:p>
          </table:table-cell>
          <table:table-cell table:style-name="ce1" office:value-type="float" office:value="3771860" calcext:value-type="float">
            <text:p>3.77E+06</text:p>
          </table:table-cell>
          <table:table-cell table:formula="of:=[.AD48]*1000" office:value-type="float" office:value="0.42551" calcext:value-type="float">
            <text:p>0.42551</text:p>
          </table:table-cell>
          <table:table-cell table:formula="of:=[.AE48]/101325" office:value-type="float" office:value="37.2253639279546" calcext:value-type="float">
            <text:p>37.2253639279546</text:p>
          </table:table-cell>
        </table:table-row>
        <table:table-row table:style-name="ro1">
          <table:table-cell office:value-type="float" office:value="0.000235859" calcext:value-type="float">
            <text:p>0.000235859</text:p>
          </table:table-cell>
          <table:table-cell office:value-type="float" office:value="5489040" calcext:value-type="float">
            <text:p>5.49E+06</text:p>
          </table:table-cell>
          <table:table-cell table:formula="of:=[.A49]*1000" office:value-type="float" office:value="0.235859" calcext:value-type="float">
            <text:p>0.235859</text:p>
          </table:table-cell>
          <table:table-cell table:formula="of:=[.B49]/101325" office:value-type="float" office:value="54.1726128793486" calcext:value-type="float">
            <text:p>54.1726128793486</text:p>
          </table:table-cell>
          <table:table-cell office:value-type="float" office:value="0.000235859" calcext:value-type="float">
            <text:p>0.000235859</text:p>
          </table:table-cell>
          <table:table-cell office:value-type="float" office:value="6522700" calcext:value-type="float">
            <text:p>6.52E+06</text:p>
          </table:table-cell>
          <table:table-cell table:formula="of:=[.E49]*1000" office:value-type="float" office:value="0.235859" calcext:value-type="float">
            <text:p>0.235859</text:p>
          </table:table-cell>
          <table:table-cell table:formula="of:=[.F49]/101325" office:value-type="float" office:value="64.3740439180854" calcext:value-type="float">
            <text:p>64.3740439180854</text:p>
          </table:table-cell>
          <table:table-cell office:value-type="float" office:value="0.000235859" calcext:value-type="float">
            <text:p>0.000235859</text:p>
          </table:table-cell>
          <table:table-cell office:value-type="float" office:value="6781110" calcext:value-type="float">
            <text:p>6.78E+06</text:p>
          </table:table-cell>
          <table:table-cell table:formula="of:=[.I49]*1000" office:value-type="float" office:value="0.235859" calcext:value-type="float">
            <text:p>0.235859</text:p>
          </table:table-cell>
          <table:table-cell table:formula="of:=[.J49]/101325" office:value-type="float" office:value="66.9243523316062" calcext:value-type="float">
            <text:p>66.9243523316062</text:p>
          </table:table-cell>
          <table:table-cell/>
          <table:table-cell table:formula="of:=[.A49]*1000" office:value-type="float" office:value="0.235859" calcext:value-type="float">
            <text:p>0.235859</text:p>
          </table:table-cell>
          <table:table-cell table:formula="of:=[.B49]/101325" office:value-type="float" office:value="54.1726128793486" calcext:value-type="float">
            <text:p>54.1726128793486</text:p>
          </table:table-cell>
          <table:table-cell table:formula="of:=[.E49]*1000" office:value-type="float" office:value="0.235859" calcext:value-type="float">
            <text:p>0.235859</text:p>
          </table:table-cell>
          <table:table-cell table:formula="of:=[.F49]/101325" office:value-type="float" office:value="64.3740439180854" calcext:value-type="float">
            <text:p>64.3740439180854</text:p>
          </table:table-cell>
          <table:table-cell table:formula="of:=[.I49]*1000" office:value-type="float" office:value="0.235859" calcext:value-type="float">
            <text:p>0.235859</text:p>
          </table:table-cell>
          <table:table-cell table:formula="of:=[.J49]/101325" office:value-type="float" office:value="66.9243523316062" calcext:value-type="float">
            <text:p>66.9243523316062</text:p>
          </table:table-cell>
          <table:table-cell table:number-columns-repeated="10"/>
          <table:table-cell office:value-type="float" office:value="0.000433673" calcext:value-type="float">
            <text:p>0.000433673</text:p>
          </table:table-cell>
          <table:table-cell table:style-name="ce1" office:value-type="float" office:value="3727880" calcext:value-type="float">
            <text:p>3.73E+06</text:p>
          </table:table-cell>
          <table:table-cell table:formula="of:=[.AD49]*1000" office:value-type="float" office:value="0.433673" calcext:value-type="float">
            <text:p>0.433673</text:p>
          </table:table-cell>
          <table:table-cell table:formula="of:=[.AE49]/101325" office:value-type="float" office:value="36.7913150752529" calcext:value-type="float">
            <text:p>36.7913150752529</text:p>
          </table:table-cell>
        </table:table-row>
        <table:table-row table:style-name="ro1">
          <table:table-cell office:value-type="float" office:value="0.000239899" calcext:value-type="float">
            <text:p>0.000239899</text:p>
          </table:table-cell>
          <table:table-cell office:value-type="float" office:value="5461250" calcext:value-type="float">
            <text:p>5.46E+06</text:p>
          </table:table-cell>
          <table:table-cell table:formula="of:=[.A50]*1000" office:value-type="float" office:value="0.239899" calcext:value-type="float">
            <text:p>0.239899</text:p>
          </table:table-cell>
          <table:table-cell table:formula="of:=[.B50]/101325" office:value-type="float" office:value="53.8983469035283" calcext:value-type="float">
            <text:p>53.8983469035283</text:p>
          </table:table-cell>
          <table:table-cell office:value-type="float" office:value="0.000239899" calcext:value-type="float">
            <text:p>0.000239899</text:p>
          </table:table-cell>
          <table:table-cell office:value-type="float" office:value="6473720" calcext:value-type="float">
            <text:p>6.47E+06</text:p>
          </table:table-cell>
          <table:table-cell table:formula="of:=[.E50]*1000" office:value-type="float" office:value="0.239899" calcext:value-type="float">
            <text:p>0.239899</text:p>
          </table:table-cell>
          <table:table-cell table:formula="of:=[.F50]/101325" office:value-type="float" office:value="63.8906489020479" calcext:value-type="float">
            <text:p>63.8906489020479</text:p>
          </table:table-cell>
          <table:table-cell office:value-type="float" office:value="0.000239899" calcext:value-type="float">
            <text:p>0.000239899</text:p>
          </table:table-cell>
          <table:table-cell office:value-type="float" office:value="6726840" calcext:value-type="float">
            <text:p>6.73E+06</text:p>
          </table:table-cell>
          <table:table-cell table:formula="of:=[.I50]*1000" office:value-type="float" office:value="0.239899" calcext:value-type="float">
            <text:p>0.239899</text:p>
          </table:table-cell>
          <table:table-cell table:formula="of:=[.J50]/101325" office:value-type="float" office:value="66.3887490747594" calcext:value-type="float">
            <text:p>66.3887490747594</text:p>
          </table:table-cell>
          <table:table-cell/>
          <table:table-cell table:formula="of:=[.A50]*1000" office:value-type="float" office:value="0.239899" calcext:value-type="float">
            <text:p>0.239899</text:p>
          </table:table-cell>
          <table:table-cell table:formula="of:=[.B50]/101325" office:value-type="float" office:value="53.8983469035283" calcext:value-type="float">
            <text:p>53.8983469035283</text:p>
          </table:table-cell>
          <table:table-cell table:formula="of:=[.E50]*1000" office:value-type="float" office:value="0.239899" calcext:value-type="float">
            <text:p>0.239899</text:p>
          </table:table-cell>
          <table:table-cell table:formula="of:=[.F50]/101325" office:value-type="float" office:value="63.8906489020479" calcext:value-type="float">
            <text:p>63.8906489020479</text:p>
          </table:table-cell>
          <table:table-cell table:formula="of:=[.I50]*1000" office:value-type="float" office:value="0.239899" calcext:value-type="float">
            <text:p>0.239899</text:p>
          </table:table-cell>
          <table:table-cell table:formula="of:=[.J50]/101325" office:value-type="float" office:value="66.3887490747594" calcext:value-type="float">
            <text:p>66.3887490747594</text:p>
          </table:table-cell>
          <table:table-cell table:number-columns-repeated="10"/>
          <table:table-cell office:value-type="float" office:value="0.000441837" calcext:value-type="float">
            <text:p>0.000441837</text:p>
          </table:table-cell>
          <table:table-cell table:style-name="ce1" office:value-type="float" office:value="3684680" calcext:value-type="float">
            <text:p>3.68E+06</text:p>
          </table:table-cell>
          <table:table-cell table:formula="of:=[.AD50]*1000" office:value-type="float" office:value="0.441837" calcext:value-type="float">
            <text:p>0.441837</text:p>
          </table:table-cell>
          <table:table-cell table:formula="of:=[.AE50]/101325" office:value-type="float" office:value="36.3649642240316" calcext:value-type="float">
            <text:p>36.3649642240316</text:p>
          </table:table-cell>
        </table:table-row>
        <table:table-row table:style-name="ro1">
          <table:table-cell office:value-type="float" office:value="0.000243939" calcext:value-type="float">
            <text:p>0.000243939</text:p>
          </table:table-cell>
          <table:table-cell office:value-type="float" office:value="5432590" calcext:value-type="float">
            <text:p>5.43E+06</text:p>
          </table:table-cell>
          <table:table-cell table:formula="of:=[.A51]*1000" office:value-type="float" office:value="0.243939" calcext:value-type="float">
            <text:p>0.243939</text:p>
          </table:table-cell>
          <table:table-cell table:formula="of:=[.B51]/101325" office:value-type="float" office:value="53.6154946952874" calcext:value-type="float">
            <text:p>53.6154946952874</text:p>
          </table:table-cell>
          <table:table-cell office:value-type="float" office:value="0.000243939" calcext:value-type="float">
            <text:p>0.000243939</text:p>
          </table:table-cell>
          <table:table-cell office:value-type="float" office:value="6424720" calcext:value-type="float">
            <text:p>6.42E+06</text:p>
          </table:table-cell>
          <table:table-cell table:formula="of:=[.E51]*1000" office:value-type="float" office:value="0.243939" calcext:value-type="float">
            <text:p>0.243939</text:p>
          </table:table-cell>
          <table:table-cell table:formula="of:=[.F51]/101325" office:value-type="float" office:value="63.407056501357" calcext:value-type="float">
            <text:p>63.407056501357</text:p>
          </table:table-cell>
          <table:table-cell office:value-type="float" office:value="0.000243939" calcext:value-type="float">
            <text:p>0.000243939</text:p>
          </table:table-cell>
          <table:table-cell office:value-type="float" office:value="6672750" calcext:value-type="float">
            <text:p>6.67E+06</text:p>
          </table:table-cell>
          <table:table-cell table:formula="of:=[.I51]*1000" office:value-type="float" office:value="0.243939" calcext:value-type="float">
            <text:p>0.243939</text:p>
          </table:table-cell>
          <table:table-cell table:formula="of:=[.J51]/101325" office:value-type="float" office:value="65.8549222797928" calcext:value-type="float">
            <text:p>65.8549222797928</text:p>
          </table:table-cell>
          <table:table-cell/>
          <table:table-cell table:formula="of:=[.A51]*1000" office:value-type="float" office:value="0.243939" calcext:value-type="float">
            <text:p>0.243939</text:p>
          </table:table-cell>
          <table:table-cell table:formula="of:=[.B51]/101325" office:value-type="float" office:value="53.6154946952874" calcext:value-type="float">
            <text:p>53.6154946952874</text:p>
          </table:table-cell>
          <table:table-cell table:formula="of:=[.E51]*1000" office:value-type="float" office:value="0.243939" calcext:value-type="float">
            <text:p>0.243939</text:p>
          </table:table-cell>
          <table:table-cell table:formula="of:=[.F51]/101325" office:value-type="float" office:value="63.407056501357" calcext:value-type="float">
            <text:p>63.407056501357</text:p>
          </table:table-cell>
          <table:table-cell table:formula="of:=[.I51]*1000" office:value-type="float" office:value="0.243939" calcext:value-type="float">
            <text:p>0.243939</text:p>
          </table:table-cell>
          <table:table-cell table:formula="of:=[.J51]/101325" office:value-type="float" office:value="65.8549222797928" calcext:value-type="float">
            <text:p>65.8549222797928</text:p>
          </table:table-cell>
          <table:table-cell table:number-columns-repeated="10"/>
          <table:table-cell office:value-type="float" office:value="0.00045" calcext:value-type="float">
            <text:p>0.00045</text:p>
          </table:table-cell>
          <table:table-cell table:style-name="ce1" office:value-type="float" office:value="3642250" calcext:value-type="float">
            <text:p>3.64E+06</text:p>
          </table:table-cell>
          <table:table-cell table:formula="of:=[.AD51]*1000" office:value-type="float" office:value="0.45" calcext:value-type="float">
            <text:p>0.45</text:p>
          </table:table-cell>
          <table:table-cell table:formula="of:=[.AE51]/101325" office:value-type="float" office:value="35.946212681964" calcext:value-type="float">
            <text:p>35.946212681964</text:p>
          </table:table-cell>
        </table:table-row>
        <table:table-row table:style-name="ro1">
          <table:table-cell office:value-type="float" office:value="0.00024798" calcext:value-type="float">
            <text:p>0.00024798</text:p>
          </table:table-cell>
          <table:table-cell office:value-type="float" office:value="5403160" calcext:value-type="float">
            <text:p>5.40E+06</text:p>
          </table:table-cell>
          <table:table-cell table:formula="of:=[.A52]*1000" office:value-type="float" office:value="0.24798" calcext:value-type="float">
            <text:p>0.24798</text:p>
          </table:table-cell>
          <table:table-cell table:formula="of:=[.B52]/101325" office:value-type="float" office:value="53.3250431778929" calcext:value-type="float">
            <text:p>53.3250431778929</text:p>
          </table:table-cell>
          <table:table-cell office:value-type="float" office:value="0.00024798" calcext:value-type="float">
            <text:p>0.00024798</text:p>
          </table:table-cell>
          <table:table-cell office:value-type="float" office:value="6375750" calcext:value-type="float">
            <text:p>6.38E+06</text:p>
          </table:table-cell>
          <table:table-cell table:formula="of:=[.E52]*1000" office:value-type="float" office:value="0.24798" calcext:value-type="float">
            <text:p>0.24798</text:p>
          </table:table-cell>
          <table:table-cell table:formula="of:=[.F52]/101325" office:value-type="float" office:value="62.9237601776462" calcext:value-type="float">
            <text:p>62.9237601776462</text:p>
          </table:table-cell>
          <table:table-cell office:value-type="float" office:value="0.00024798" calcext:value-type="float">
            <text:p>0.00024798</text:p>
          </table:table-cell>
          <table:table-cell office:value-type="float" office:value="6618900" calcext:value-type="float">
            <text:p>6.62E+06</text:p>
          </table:table-cell>
          <table:table-cell table:formula="of:=[.I52]*1000" office:value-type="float" office:value="0.24798" calcext:value-type="float">
            <text:p>0.24798</text:p>
          </table:table-cell>
          <table:table-cell table:formula="of:=[.J52]/101325" office:value-type="float" office:value="65.3234641006662" calcext:value-type="float">
            <text:p>65.3234641006662</text:p>
          </table:table-cell>
          <table:table-cell/>
          <table:table-cell table:formula="of:=[.A52]*1000" office:value-type="float" office:value="0.24798" calcext:value-type="float">
            <text:p>0.24798</text:p>
          </table:table-cell>
          <table:table-cell table:formula="of:=[.B52]/101325" office:value-type="float" office:value="53.3250431778929" calcext:value-type="float">
            <text:p>53.3250431778929</text:p>
          </table:table-cell>
          <table:table-cell table:formula="of:=[.E52]*1000" office:value-type="float" office:value="0.24798" calcext:value-type="float">
            <text:p>0.24798</text:p>
          </table:table-cell>
          <table:table-cell table:formula="of:=[.F52]/101325" office:value-type="float" office:value="62.9237601776462" calcext:value-type="float">
            <text:p>62.9237601776462</text:p>
          </table:table-cell>
          <table:table-cell table:formula="of:=[.I52]*1000" office:value-type="float" office:value="0.24798" calcext:value-type="float">
            <text:p>0.24798</text:p>
          </table:table-cell>
          <table:table-cell table:formula="of:=[.J52]/101325" office:value-type="float" office:value="65.3234641006662" calcext:value-type="float">
            <text:p>65.3234641006662</text:p>
          </table:table-cell>
          <table:table-cell table:number-columns-repeated="14"/>
        </table:table-row>
        <table:table-row table:style-name="ro1">
          <table:table-cell office:value-type="float" office:value="0.00025202" calcext:value-type="float">
            <text:p>0.00025202</text:p>
          </table:table-cell>
          <table:table-cell office:value-type="float" office:value="5373070" calcext:value-type="float">
            <text:p>5.37E+06</text:p>
          </table:table-cell>
          <table:table-cell table:formula="of:=[.A53]*1000" office:value-type="float" office:value="0.25202" calcext:value-type="float">
            <text:p>0.25202</text:p>
          </table:table-cell>
          <table:table-cell table:formula="of:=[.B53]/101325" office:value-type="float" office:value="53.0280779669381" calcext:value-type="float">
            <text:p>53.0280779669381</text:p>
          </table:table-cell>
          <table:table-cell office:value-type="float" office:value="0.00025202" calcext:value-type="float">
            <text:p>0.00025202</text:p>
          </table:table-cell>
          <table:table-cell office:value-type="float" office:value="6326870" calcext:value-type="float">
            <text:p>6.33E+06</text:p>
          </table:table-cell>
          <table:table-cell table:formula="of:=[.E53]*1000" office:value-type="float" office:value="0.25202" calcext:value-type="float">
            <text:p>0.25202</text:p>
          </table:table-cell>
          <table:table-cell table:formula="of:=[.F53]/101325" office:value-type="float" office:value="62.4413520848754" calcext:value-type="float">
            <text:p>62.4413520848754</text:p>
          </table:table-cell>
          <table:table-cell office:value-type="float" office:value="0.00025202" calcext:value-type="float">
            <text:p>0.00025202</text:p>
          </table:table-cell>
          <table:table-cell office:value-type="float" office:value="6565320" calcext:value-type="float">
            <text:p>6.57E+06</text:p>
          </table:table-cell>
          <table:table-cell table:formula="of:=[.I53]*1000" office:value-type="float" office:value="0.25202" calcext:value-type="float">
            <text:p>0.25202</text:p>
          </table:table-cell>
          <table:table-cell table:formula="of:=[.J53]/101325" office:value-type="float" office:value="64.7946706143597" calcext:value-type="float">
            <text:p>64.7946706143597</text:p>
          </table:table-cell>
          <table:table-cell/>
          <table:table-cell table:formula="of:=[.A53]*1000" office:value-type="float" office:value="0.25202" calcext:value-type="float">
            <text:p>0.25202</text:p>
          </table:table-cell>
          <table:table-cell table:formula="of:=[.B53]/101325" office:value-type="float" office:value="53.0280779669381" calcext:value-type="float">
            <text:p>53.0280779669381</text:p>
          </table:table-cell>
          <table:table-cell table:formula="of:=[.E53]*1000" office:value-type="float" office:value="0.25202" calcext:value-type="float">
            <text:p>0.25202</text:p>
          </table:table-cell>
          <table:table-cell table:formula="of:=[.F53]/101325" office:value-type="float" office:value="62.4413520848754" calcext:value-type="float">
            <text:p>62.4413520848754</text:p>
          </table:table-cell>
          <table:table-cell table:formula="of:=[.I53]*1000" office:value-type="float" office:value="0.25202" calcext:value-type="float">
            <text:p>0.25202</text:p>
          </table:table-cell>
          <table:table-cell table:formula="of:=[.J53]/101325" office:value-type="float" office:value="64.7946706143597" calcext:value-type="float">
            <text:p>64.7946706143597</text:p>
          </table:table-cell>
          <table:table-cell table:number-columns-repeated="14"/>
        </table:table-row>
        <table:table-row table:style-name="ro1">
          <table:table-cell office:value-type="float" office:value="0.000256061" calcext:value-type="float">
            <text:p>0.000256061</text:p>
          </table:table-cell>
          <table:table-cell office:value-type="float" office:value="5342400" calcext:value-type="float">
            <text:p>5.34E+06</text:p>
          </table:table-cell>
          <table:table-cell table:formula="of:=[.A54]*1000" office:value-type="float" office:value="0.256061" calcext:value-type="float">
            <text:p>0.256061</text:p>
          </table:table-cell>
          <table:table-cell table:formula="of:=[.B54]/101325" office:value-type="float" office:value="52.7253886010363" calcext:value-type="float">
            <text:p>52.7253886010363</text:p>
          </table:table-cell>
          <table:table-cell office:value-type="float" office:value="0.000256061" calcext:value-type="float">
            <text:p>0.000256061</text:p>
          </table:table-cell>
          <table:table-cell office:value-type="float" office:value="6278130" calcext:value-type="float">
            <text:p>6.28E+06</text:p>
          </table:table-cell>
          <table:table-cell table:formula="of:=[.E54]*1000" office:value-type="float" office:value="0.256061" calcext:value-type="float">
            <text:p>0.256061</text:p>
          </table:table-cell>
          <table:table-cell table:formula="of:=[.F54]/101325" office:value-type="float" office:value="61.960325684678" calcext:value-type="float">
            <text:p>61.960325684678</text:p>
          </table:table-cell>
          <table:table-cell office:value-type="float" office:value="0.000256061" calcext:value-type="float">
            <text:p>0.000256061</text:p>
          </table:table-cell>
          <table:table-cell office:value-type="float" office:value="6512060" calcext:value-type="float">
            <text:p>6.51E+06</text:p>
          </table:table-cell>
          <table:table-cell table:formula="of:=[.I54]*1000" office:value-type="float" office:value="0.256061" calcext:value-type="float">
            <text:p>0.256061</text:p>
          </table:table-cell>
          <table:table-cell table:formula="of:=[.J54]/101325" office:value-type="float" office:value="64.2690352825068" calcext:value-type="float">
            <text:p>64.2690352825068</text:p>
          </table:table-cell>
          <table:table-cell/>
          <table:table-cell table:formula="of:=[.A54]*1000" office:value-type="float" office:value="0.256061" calcext:value-type="float">
            <text:p>0.256061</text:p>
          </table:table-cell>
          <table:table-cell table:formula="of:=[.B54]/101325" office:value-type="float" office:value="52.7253886010363" calcext:value-type="float">
            <text:p>52.7253886010363</text:p>
          </table:table-cell>
          <table:table-cell table:formula="of:=[.E54]*1000" office:value-type="float" office:value="0.256061" calcext:value-type="float">
            <text:p>0.256061</text:p>
          </table:table-cell>
          <table:table-cell table:formula="of:=[.F54]/101325" office:value-type="float" office:value="61.960325684678" calcext:value-type="float">
            <text:p>61.960325684678</text:p>
          </table:table-cell>
          <table:table-cell table:formula="of:=[.I54]*1000" office:value-type="float" office:value="0.256061" calcext:value-type="float">
            <text:p>0.256061</text:p>
          </table:table-cell>
          <table:table-cell table:formula="of:=[.J54]/101325" office:value-type="float" office:value="64.2690352825068" calcext:value-type="float">
            <text:p>64.2690352825068</text:p>
          </table:table-cell>
          <table:table-cell table:number-columns-repeated="14"/>
        </table:table-row>
        <table:table-row table:style-name="ro1">
          <table:table-cell office:value-type="float" office:value="0.000260101" calcext:value-type="float">
            <text:p>0.000260101</text:p>
          </table:table-cell>
          <table:table-cell office:value-type="float" office:value="5311240" calcext:value-type="float">
            <text:p>5.31E+06</text:p>
          </table:table-cell>
          <table:table-cell table:formula="of:=[.A55]*1000" office:value-type="float" office:value="0.260101" calcext:value-type="float">
            <text:p>0.260101</text:p>
          </table:table-cell>
          <table:table-cell table:formula="of:=[.B55]/101325" office:value-type="float" office:value="52.4178633111276" calcext:value-type="float">
            <text:p>52.4178633111276</text:p>
          </table:table-cell>
          <table:table-cell office:value-type="float" office:value="0.000260101" calcext:value-type="float">
            <text:p>0.000260101</text:p>
          </table:table-cell>
          <table:table-cell office:value-type="float" office:value="6229570" calcext:value-type="float">
            <text:p>6.23E+06</text:p>
          </table:table-cell>
          <table:table-cell table:formula="of:=[.E55]*1000" office:value-type="float" office:value="0.260101" calcext:value-type="float">
            <text:p>0.260101</text:p>
          </table:table-cell>
          <table:table-cell table:formula="of:=[.F55]/101325" office:value-type="float" office:value="61.4810757463607" calcext:value-type="float">
            <text:p>61.4810757463607</text:p>
          </table:table-cell>
          <table:table-cell office:value-type="float" office:value="0.000260101" calcext:value-type="float">
            <text:p>0.000260101</text:p>
          </table:table-cell>
          <table:table-cell office:value-type="float" office:value="6459150" calcext:value-type="float">
            <text:p>6.46E+06</text:p>
          </table:table-cell>
          <table:table-cell table:formula="of:=[.I55]*1000" office:value-type="float" office:value="0.260101" calcext:value-type="float">
            <text:p>0.260101</text:p>
          </table:table-cell>
          <table:table-cell table:formula="of:=[.J55]/101325" office:value-type="float" office:value="63.7468541820873" calcext:value-type="float">
            <text:p>63.7468541820873</text:p>
          </table:table-cell>
          <table:table-cell/>
          <table:table-cell table:formula="of:=[.A55]*1000" office:value-type="float" office:value="0.260101" calcext:value-type="float">
            <text:p>0.260101</text:p>
          </table:table-cell>
          <table:table-cell table:formula="of:=[.B55]/101325" office:value-type="float" office:value="52.4178633111276" calcext:value-type="float">
            <text:p>52.4178633111276</text:p>
          </table:table-cell>
          <table:table-cell table:formula="of:=[.E55]*1000" office:value-type="float" office:value="0.260101" calcext:value-type="float">
            <text:p>0.260101</text:p>
          </table:table-cell>
          <table:table-cell table:formula="of:=[.F55]/101325" office:value-type="float" office:value="61.4810757463607" calcext:value-type="float">
            <text:p>61.4810757463607</text:p>
          </table:table-cell>
          <table:table-cell table:formula="of:=[.I55]*1000" office:value-type="float" office:value="0.260101" calcext:value-type="float">
            <text:p>0.260101</text:p>
          </table:table-cell>
          <table:table-cell table:formula="of:=[.J55]/101325" office:value-type="float" office:value="63.7468541820873" calcext:value-type="float">
            <text:p>63.7468541820873</text:p>
          </table:table-cell>
          <table:table-cell table:number-columns-repeated="14"/>
        </table:table-row>
        <table:table-row table:style-name="ro1">
          <table:table-cell office:value-type="float" office:value="0.000264141" calcext:value-type="float">
            <text:p>0.000264141</text:p>
          </table:table-cell>
          <table:table-cell office:value-type="float" office:value="5279660" calcext:value-type="float">
            <text:p>5.28E+06</text:p>
          </table:table-cell>
          <table:table-cell table:formula="of:=[.A56]*1000" office:value-type="float" office:value="0.264141" calcext:value-type="float">
            <text:p>0.264141</text:p>
          </table:table-cell>
          <table:table-cell table:formula="of:=[.B56]/101325" office:value-type="float" office:value="52.1061929434986" calcext:value-type="float">
            <text:p>52.1061929434986</text:p>
          </table:table-cell>
          <table:table-cell office:value-type="float" office:value="0.000264141" calcext:value-type="float">
            <text:p>0.000264141</text:p>
          </table:table-cell>
          <table:table-cell office:value-type="float" office:value="6181230" calcext:value-type="float">
            <text:p>6.18E+06</text:p>
          </table:table-cell>
          <table:table-cell table:formula="of:=[.E56]*1000" office:value-type="float" office:value="0.264141" calcext:value-type="float">
            <text:p>0.264141</text:p>
          </table:table-cell>
          <table:table-cell table:formula="of:=[.F56]/101325" office:value-type="float" office:value="61.0039970392302" calcext:value-type="float">
            <text:p>61.0039970392302</text:p>
          </table:table-cell>
          <table:table-cell office:value-type="float" office:value="0.000264141" calcext:value-type="float">
            <text:p>0.000264141</text:p>
          </table:table-cell>
          <table:table-cell office:value-type="float" office:value="6406620" calcext:value-type="float">
            <text:p>6.41E+06</text:p>
          </table:table-cell>
          <table:table-cell table:formula="of:=[.I56]*1000" office:value-type="float" office:value="0.264141" calcext:value-type="float">
            <text:p>0.264141</text:p>
          </table:table-cell>
          <table:table-cell table:formula="of:=[.J56]/101325" office:value-type="float" office:value="63.2284233900814" calcext:value-type="float">
            <text:p>63.2284233900814</text:p>
          </table:table-cell>
          <table:table-cell/>
          <table:table-cell table:formula="of:=[.A56]*1000" office:value-type="float" office:value="0.264141" calcext:value-type="float">
            <text:p>0.264141</text:p>
          </table:table-cell>
          <table:table-cell table:formula="of:=[.B56]/101325" office:value-type="float" office:value="52.1061929434986" calcext:value-type="float">
            <text:p>52.1061929434986</text:p>
          </table:table-cell>
          <table:table-cell table:formula="of:=[.E56]*1000" office:value-type="float" office:value="0.264141" calcext:value-type="float">
            <text:p>0.264141</text:p>
          </table:table-cell>
          <table:table-cell table:formula="of:=[.F56]/101325" office:value-type="float" office:value="61.0039970392302" calcext:value-type="float">
            <text:p>61.0039970392302</text:p>
          </table:table-cell>
          <table:table-cell table:formula="of:=[.I56]*1000" office:value-type="float" office:value="0.264141" calcext:value-type="float">
            <text:p>0.264141</text:p>
          </table:table-cell>
          <table:table-cell table:formula="of:=[.J56]/101325" office:value-type="float" office:value="63.2284233900814" calcext:value-type="float">
            <text:p>63.2284233900814</text:p>
          </table:table-cell>
          <table:table-cell table:number-columns-repeated="14"/>
        </table:table-row>
        <table:table-row table:style-name="ro1">
          <table:table-cell office:value-type="float" office:value="0.000268182" calcext:value-type="float">
            <text:p>0.000268182</text:p>
          </table:table-cell>
          <table:table-cell office:value-type="float" office:value="5247740" calcext:value-type="float">
            <text:p>5.25E+06</text:p>
          </table:table-cell>
          <table:table-cell table:formula="of:=[.A57]*1000" office:value-type="float" office:value="0.268182" calcext:value-type="float">
            <text:p>0.268182</text:p>
          </table:table-cell>
          <table:table-cell table:formula="of:=[.B57]/101325" office:value-type="float" office:value="51.7911670367629" calcext:value-type="float">
            <text:p>51.7911670367629</text:p>
          </table:table-cell>
          <table:table-cell office:value-type="float" office:value="0.000268182" calcext:value-type="float">
            <text:p>0.000268182</text:p>
          </table:table-cell>
          <table:table-cell office:value-type="float" office:value="6133150" calcext:value-type="float">
            <text:p>6.13E+06</text:p>
          </table:table-cell>
          <table:table-cell table:formula="of:=[.E57]*1000" office:value-type="float" office:value="0.268182" calcext:value-type="float">
            <text:p>0.268182</text:p>
          </table:table-cell>
          <table:table-cell table:formula="of:=[.F57]/101325" office:value-type="float" office:value="60.5294843325931" calcext:value-type="float">
            <text:p>60.5294843325931</text:p>
          </table:table-cell>
          <table:table-cell office:value-type="float" office:value="0.000268182" calcext:value-type="float">
            <text:p>0.000268182</text:p>
          </table:table-cell>
          <table:table-cell office:value-type="float" office:value="6354500" calcext:value-type="float">
            <text:p>6.35E+06</text:p>
          </table:table-cell>
          <table:table-cell table:formula="of:=[.I57]*1000" office:value-type="float" office:value="0.268182" calcext:value-type="float">
            <text:p>0.268182</text:p>
          </table:table-cell>
          <table:table-cell table:formula="of:=[.J57]/101325" office:value-type="float" office:value="62.714038983469" calcext:value-type="float">
            <text:p>62.714038983469</text:p>
          </table:table-cell>
          <table:table-cell/>
          <table:table-cell table:formula="of:=[.A57]*1000" office:value-type="float" office:value="0.268182" calcext:value-type="float">
            <text:p>0.268182</text:p>
          </table:table-cell>
          <table:table-cell table:formula="of:=[.B57]/101325" office:value-type="float" office:value="51.7911670367629" calcext:value-type="float">
            <text:p>51.7911670367629</text:p>
          </table:table-cell>
          <table:table-cell table:formula="of:=[.E57]*1000" office:value-type="float" office:value="0.268182" calcext:value-type="float">
            <text:p>0.268182</text:p>
          </table:table-cell>
          <table:table-cell table:formula="of:=[.F57]/101325" office:value-type="float" office:value="60.5294843325931" calcext:value-type="float">
            <text:p>60.5294843325931</text:p>
          </table:table-cell>
          <table:table-cell table:formula="of:=[.I57]*1000" office:value-type="float" office:value="0.268182" calcext:value-type="float">
            <text:p>0.268182</text:p>
          </table:table-cell>
          <table:table-cell table:formula="of:=[.J57]/101325" office:value-type="float" office:value="62.714038983469" calcext:value-type="float">
            <text:p>62.714038983469</text:p>
          </table:table-cell>
          <table:table-cell table:number-columns-repeated="14"/>
        </table:table-row>
        <table:table-row table:style-name="ro1">
          <table:table-cell office:value-type="float" office:value="0.000272222" calcext:value-type="float">
            <text:p>0.000272222</text:p>
          </table:table-cell>
          <table:table-cell office:value-type="float" office:value="5215550" calcext:value-type="float">
            <text:p>5.22E+06</text:p>
          </table:table-cell>
          <table:table-cell table:formula="of:=[.A58]*1000" office:value-type="float" office:value="0.272222" calcext:value-type="float">
            <text:p>0.272222</text:p>
          </table:table-cell>
          <table:table-cell table:formula="of:=[.B58]/101325" office:value-type="float" office:value="51.473476437207" calcext:value-type="float">
            <text:p>51.473476437207</text:p>
          </table:table-cell>
          <table:table-cell office:value-type="float" office:value="0.000272222" calcext:value-type="float">
            <text:p>0.000272222</text:p>
          </table:table-cell>
          <table:table-cell office:value-type="float" office:value="6085360" calcext:value-type="float">
            <text:p>6.09E+06</text:p>
          </table:table-cell>
          <table:table-cell table:formula="of:=[.E58]*1000" office:value-type="float" office:value="0.272222" calcext:value-type="float">
            <text:p>0.272222</text:p>
          </table:table-cell>
          <table:table-cell table:formula="of:=[.F58]/101325" office:value-type="float" office:value="60.0578337034296" calcext:value-type="float">
            <text:p>60.0578337034296</text:p>
          </table:table-cell>
          <table:table-cell office:value-type="float" office:value="0.000272222" calcext:value-type="float">
            <text:p>0.000272222</text:p>
          </table:table-cell>
          <table:table-cell office:value-type="float" office:value="6302810" calcext:value-type="float">
            <text:p>6.30E+06</text:p>
          </table:table-cell>
          <table:table-cell table:formula="of:=[.I58]*1000" office:value-type="float" office:value="0.272222" calcext:value-type="float">
            <text:p>0.272222</text:p>
          </table:table-cell>
          <table:table-cell table:formula="of:=[.J58]/101325" office:value-type="float" office:value="62.2038983469035" calcext:value-type="float">
            <text:p>62.2038983469035</text:p>
          </table:table-cell>
          <table:table-cell/>
          <table:table-cell table:formula="of:=[.A58]*1000" office:value-type="float" office:value="0.272222" calcext:value-type="float">
            <text:p>0.272222</text:p>
          </table:table-cell>
          <table:table-cell table:formula="of:=[.B58]/101325" office:value-type="float" office:value="51.473476437207" calcext:value-type="float">
            <text:p>51.473476437207</text:p>
          </table:table-cell>
          <table:table-cell table:formula="of:=[.E58]*1000" office:value-type="float" office:value="0.272222" calcext:value-type="float">
            <text:p>0.272222</text:p>
          </table:table-cell>
          <table:table-cell table:formula="of:=[.F58]/101325" office:value-type="float" office:value="60.0578337034296" calcext:value-type="float">
            <text:p>60.0578337034296</text:p>
          </table:table-cell>
          <table:table-cell table:formula="of:=[.I58]*1000" office:value-type="float" office:value="0.272222" calcext:value-type="float">
            <text:p>0.272222</text:p>
          </table:table-cell>
          <table:table-cell table:formula="of:=[.J58]/101325" office:value-type="float" office:value="62.2038983469035" calcext:value-type="float">
            <text:p>62.2038983469035</text:p>
          </table:table-cell>
          <table:table-cell table:number-columns-repeated="14"/>
        </table:table-row>
        <table:table-row table:style-name="ro1">
          <table:table-cell office:value-type="float" office:value="0.000276263" calcext:value-type="float">
            <text:p>0.000276263</text:p>
          </table:table-cell>
          <table:table-cell office:value-type="float" office:value="5183120" calcext:value-type="float">
            <text:p>5.18E+06</text:p>
          </table:table-cell>
          <table:table-cell table:formula="of:=[.A59]*1000" office:value-type="float" office:value="0.276263" calcext:value-type="float">
            <text:p>0.276263</text:p>
          </table:table-cell>
          <table:table-cell table:formula="of:=[.B59]/101325" office:value-type="float" office:value="51.153417221811" calcext:value-type="float">
            <text:p>51.153417221811</text:p>
          </table:table-cell>
          <table:table-cell office:value-type="float" office:value="0.000276263" calcext:value-type="float">
            <text:p>0.000276263</text:p>
          </table:table-cell>
          <table:table-cell office:value-type="float" office:value="6037880" calcext:value-type="float">
            <text:p>6.04E+06</text:p>
          </table:table-cell>
          <table:table-cell table:formula="of:=[.E59]*1000" office:value-type="float" office:value="0.276263" calcext:value-type="float">
            <text:p>0.276263</text:p>
          </table:table-cell>
          <table:table-cell table:formula="of:=[.F59]/101325" office:value-type="float" office:value="59.5892425363928" calcext:value-type="float">
            <text:p>59.5892425363928</text:p>
          </table:table-cell>
          <table:table-cell office:value-type="float" office:value="0.000276263" calcext:value-type="float">
            <text:p>0.000276263</text:p>
          </table:table-cell>
          <table:table-cell office:value-type="float" office:value="6251570" calcext:value-type="float">
            <text:p>6.25E+06</text:p>
          </table:table-cell>
          <table:table-cell table:formula="of:=[.I59]*1000" office:value-type="float" office:value="0.276263" calcext:value-type="float">
            <text:p>0.276263</text:p>
          </table:table-cell>
          <table:table-cell table:formula="of:=[.J59]/101325" office:value-type="float" office:value="61.6981988650382" calcext:value-type="float">
            <text:p>61.6981988650382</text:p>
          </table:table-cell>
          <table:table-cell/>
          <table:table-cell table:formula="of:=[.A59]*1000" office:value-type="float" office:value="0.276263" calcext:value-type="float">
            <text:p>0.276263</text:p>
          </table:table-cell>
          <table:table-cell table:formula="of:=[.B59]/101325" office:value-type="float" office:value="51.153417221811" calcext:value-type="float">
            <text:p>51.153417221811</text:p>
          </table:table-cell>
          <table:table-cell table:formula="of:=[.E59]*1000" office:value-type="float" office:value="0.276263" calcext:value-type="float">
            <text:p>0.276263</text:p>
          </table:table-cell>
          <table:table-cell table:formula="of:=[.F59]/101325" office:value-type="float" office:value="59.5892425363928" calcext:value-type="float">
            <text:p>59.5892425363928</text:p>
          </table:table-cell>
          <table:table-cell table:formula="of:=[.I59]*1000" office:value-type="float" office:value="0.276263" calcext:value-type="float">
            <text:p>0.276263</text:p>
          </table:table-cell>
          <table:table-cell table:formula="of:=[.J59]/101325" office:value-type="float" office:value="61.6981988650382" calcext:value-type="float">
            <text:p>61.6981988650382</text:p>
          </table:table-cell>
          <table:table-cell table:number-columns-repeated="14"/>
        </table:table-row>
        <table:table-row table:style-name="ro1">
          <table:table-cell office:value-type="float" office:value="0.000280303" calcext:value-type="float">
            <text:p>0.000280303</text:p>
          </table:table-cell>
          <table:table-cell office:value-type="float" office:value="5150530" calcext:value-type="float">
            <text:p>5.15E+06</text:p>
          </table:table-cell>
          <table:table-cell table:formula="of:=[.A60]*1000" office:value-type="float" office:value="0.280303" calcext:value-type="float">
            <text:p>0.280303</text:p>
          </table:table-cell>
          <table:table-cell table:formula="of:=[.B60]/101325" office:value-type="float" office:value="50.8317789291883" calcext:value-type="float">
            <text:p>50.8317789291883</text:p>
          </table:table-cell>
          <table:table-cell office:value-type="float" office:value="0.000280303" calcext:value-type="float">
            <text:p>0.000280303</text:p>
          </table:table-cell>
          <table:table-cell office:value-type="float" office:value="5990740" calcext:value-type="float">
            <text:p>5.99E+06</text:p>
          </table:table-cell>
          <table:table-cell table:formula="of:=[.E60]*1000" office:value-type="float" office:value="0.280303" calcext:value-type="float">
            <text:p>0.280303</text:p>
          </table:table-cell>
          <table:table-cell table:formula="of:=[.F60]/101325" office:value-type="float" office:value="59.1240069084629" calcext:value-type="float">
            <text:p>59.1240069084629</text:p>
          </table:table-cell>
          <table:table-cell office:value-type="float" office:value="0.000280303" calcext:value-type="float">
            <text:p>0.000280303</text:p>
          </table:table-cell>
          <table:table-cell office:value-type="float" office:value="6200800" calcext:value-type="float">
            <text:p>6.20E+06</text:p>
          </table:table-cell>
          <table:table-cell table:formula="of:=[.I60]*1000" office:value-type="float" office:value="0.280303" calcext:value-type="float">
            <text:p>0.280303</text:p>
          </table:table-cell>
          <table:table-cell table:formula="of:=[.J60]/101325" office:value-type="float" office:value="61.1971379225265" calcext:value-type="float">
            <text:p>61.1971379225265</text:p>
          </table:table-cell>
          <table:table-cell/>
          <table:table-cell table:formula="of:=[.A60]*1000" office:value-type="float" office:value="0.280303" calcext:value-type="float">
            <text:p>0.280303</text:p>
          </table:table-cell>
          <table:table-cell table:formula="of:=[.B60]/101325" office:value-type="float" office:value="50.8317789291883" calcext:value-type="float">
            <text:p>50.8317789291883</text:p>
          </table:table-cell>
          <table:table-cell table:formula="of:=[.E60]*1000" office:value-type="float" office:value="0.280303" calcext:value-type="float">
            <text:p>0.280303</text:p>
          </table:table-cell>
          <table:table-cell table:formula="of:=[.F60]/101325" office:value-type="float" office:value="59.1240069084629" calcext:value-type="float">
            <text:p>59.1240069084629</text:p>
          </table:table-cell>
          <table:table-cell table:formula="of:=[.I60]*1000" office:value-type="float" office:value="0.280303" calcext:value-type="float">
            <text:p>0.280303</text:p>
          </table:table-cell>
          <table:table-cell table:formula="of:=[.J60]/101325" office:value-type="float" office:value="61.1971379225265" calcext:value-type="float">
            <text:p>61.1971379225265</text:p>
          </table:table-cell>
          <table:table-cell table:number-columns-repeated="14"/>
        </table:table-row>
        <table:table-row table:style-name="ro1">
          <table:table-cell office:value-type="float" office:value="0.000284343" calcext:value-type="float">
            <text:p>0.000284343</text:p>
          </table:table-cell>
          <table:table-cell office:value-type="float" office:value="5117810" calcext:value-type="float">
            <text:p>5.12E+06</text:p>
          </table:table-cell>
          <table:table-cell table:formula="of:=[.A61]*1000" office:value-type="float" office:value="0.284343" calcext:value-type="float">
            <text:p>0.284343</text:p>
          </table:table-cell>
          <table:table-cell table:formula="of:=[.B61]/101325" office:value-type="float" office:value="50.5088576363188" calcext:value-type="float">
            <text:p>50.5088576363188</text:p>
          </table:table-cell>
          <table:table-cell office:value-type="float" office:value="0.000284343" calcext:value-type="float">
            <text:p>0.000284343</text:p>
          </table:table-cell>
          <table:table-cell office:value-type="float" office:value="5943970" calcext:value-type="float">
            <text:p>5.94E+06</text:p>
          </table:table-cell>
          <table:table-cell table:formula="of:=[.E61]*1000" office:value-type="float" office:value="0.284343" calcext:value-type="float">
            <text:p>0.284343</text:p>
          </table:table-cell>
          <table:table-cell table:formula="of:=[.F61]/101325" office:value-type="float" office:value="58.6624228966198" calcext:value-type="float">
            <text:p>58.6624228966198</text:p>
          </table:table-cell>
          <table:table-cell office:value-type="float" office:value="0.000284343" calcext:value-type="float">
            <text:p>0.000284343</text:p>
          </table:table-cell>
          <table:table-cell office:value-type="float" office:value="6150510" calcext:value-type="float">
            <text:p>6.15E+06</text:p>
          </table:table-cell>
          <table:table-cell table:formula="of:=[.I61]*1000" office:value-type="float" office:value="0.284343" calcext:value-type="float">
            <text:p>0.284343</text:p>
          </table:table-cell>
          <table:table-cell table:formula="of:=[.J61]/101325" office:value-type="float" office:value="60.700814211695" calcext:value-type="float">
            <text:p>60.700814211695</text:p>
          </table:table-cell>
          <table:table-cell/>
          <table:table-cell table:formula="of:=[.A61]*1000" office:value-type="float" office:value="0.284343" calcext:value-type="float">
            <text:p>0.284343</text:p>
          </table:table-cell>
          <table:table-cell table:formula="of:=[.B61]/101325" office:value-type="float" office:value="50.5088576363188" calcext:value-type="float">
            <text:p>50.5088576363188</text:p>
          </table:table-cell>
          <table:table-cell table:formula="of:=[.E61]*1000" office:value-type="float" office:value="0.284343" calcext:value-type="float">
            <text:p>0.284343</text:p>
          </table:table-cell>
          <table:table-cell table:formula="of:=[.F61]/101325" office:value-type="float" office:value="58.6624228966198" calcext:value-type="float">
            <text:p>58.6624228966198</text:p>
          </table:table-cell>
          <table:table-cell table:formula="of:=[.I61]*1000" office:value-type="float" office:value="0.284343" calcext:value-type="float">
            <text:p>0.284343</text:p>
          </table:table-cell>
          <table:table-cell table:formula="of:=[.J61]/101325" office:value-type="float" office:value="60.700814211695" calcext:value-type="float">
            <text:p>60.700814211695</text:p>
          </table:table-cell>
          <table:table-cell table:number-columns-repeated="14"/>
        </table:table-row>
        <table:table-row table:style-name="ro1">
          <table:table-cell office:value-type="float" office:value="0.000288384" calcext:value-type="float">
            <text:p>0.000288384</text:p>
          </table:table-cell>
          <table:table-cell office:value-type="float" office:value="5085010" calcext:value-type="float">
            <text:p>5.09E+06</text:p>
          </table:table-cell>
          <table:table-cell table:formula="of:=[.A62]*1000" office:value-type="float" office:value="0.288384" calcext:value-type="float">
            <text:p>0.288384</text:p>
          </table:table-cell>
          <table:table-cell table:formula="of:=[.B62]/101325" office:value-type="float" office:value="50.1851468048359" calcext:value-type="float">
            <text:p>50.1851468048359</text:p>
          </table:table-cell>
          <table:table-cell office:value-type="float" office:value="0.000288384" calcext:value-type="float">
            <text:p>0.000288384</text:p>
          </table:table-cell>
          <table:table-cell office:value-type="float" office:value="5897570" calcext:value-type="float">
            <text:p>5.90E+06</text:p>
          </table:table-cell>
          <table:table-cell table:formula="of:=[.E62]*1000" office:value-type="float" office:value="0.288384" calcext:value-type="float">
            <text:p>0.288384</text:p>
          </table:table-cell>
          <table:table-cell table:formula="of:=[.F62]/101325" office:value-type="float" office:value="58.2044905008636" calcext:value-type="float">
            <text:p>58.2044905008636</text:p>
          </table:table-cell>
          <table:table-cell office:value-type="float" office:value="0.000288384" calcext:value-type="float">
            <text:p>0.000288384</text:p>
          </table:table-cell>
          <table:table-cell office:value-type="float" office:value="6100710" calcext:value-type="float">
            <text:p>6.10E+06</text:p>
          </table:table-cell>
          <table:table-cell table:formula="of:=[.I62]*1000" office:value-type="float" office:value="0.288384" calcext:value-type="float">
            <text:p>0.288384</text:p>
          </table:table-cell>
          <table:table-cell table:formula="of:=[.J62]/101325" office:value-type="float" office:value="60.2093264248705" calcext:value-type="float">
            <text:p>60.2093264248705</text:p>
          </table:table-cell>
          <table:table-cell/>
          <table:table-cell table:formula="of:=[.A62]*1000" office:value-type="float" office:value="0.288384" calcext:value-type="float">
            <text:p>0.288384</text:p>
          </table:table-cell>
          <table:table-cell table:formula="of:=[.B62]/101325" office:value-type="float" office:value="50.1851468048359" calcext:value-type="float">
            <text:p>50.1851468048359</text:p>
          </table:table-cell>
          <table:table-cell table:formula="of:=[.E62]*1000" office:value-type="float" office:value="0.288384" calcext:value-type="float">
            <text:p>0.288384</text:p>
          </table:table-cell>
          <table:table-cell table:formula="of:=[.F62]/101325" office:value-type="float" office:value="58.2044905008636" calcext:value-type="float">
            <text:p>58.2044905008636</text:p>
          </table:table-cell>
          <table:table-cell table:formula="of:=[.I62]*1000" office:value-type="float" office:value="0.288384" calcext:value-type="float">
            <text:p>0.288384</text:p>
          </table:table-cell>
          <table:table-cell table:formula="of:=[.J62]/101325" office:value-type="float" office:value="60.2093264248705" calcext:value-type="float">
            <text:p>60.2093264248705</text:p>
          </table:table-cell>
          <table:table-cell table:number-columns-repeated="14"/>
        </table:table-row>
        <table:table-row table:style-name="ro1">
          <table:table-cell office:value-type="float" office:value="0.000292424" calcext:value-type="float">
            <text:p>0.000292424</text:p>
          </table:table-cell>
          <table:table-cell office:value-type="float" office:value="5052170" calcext:value-type="float">
            <text:p>5.05E+06</text:p>
          </table:table-cell>
          <table:table-cell table:formula="of:=[.A63]*1000" office:value-type="float" office:value="0.292424" calcext:value-type="float">
            <text:p>0.292424</text:p>
          </table:table-cell>
          <table:table-cell table:formula="of:=[.B63]/101325" office:value-type="float" office:value="49.8610412040464" calcext:value-type="float">
            <text:p>49.8610412040464</text:p>
          </table:table-cell>
          <table:table-cell office:value-type="float" office:value="0.000292424" calcext:value-type="float">
            <text:p>0.000292424</text:p>
          </table:table-cell>
          <table:table-cell office:value-type="float" office:value="5851580" calcext:value-type="float">
            <text:p>5.85E+06</text:p>
          </table:table-cell>
          <table:table-cell table:formula="of:=[.E63]*1000" office:value-type="float" office:value="0.292424" calcext:value-type="float">
            <text:p>0.292424</text:p>
          </table:table-cell>
          <table:table-cell table:formula="of:=[.F63]/101325" office:value-type="float" office:value="57.7506044905009" calcext:value-type="float">
            <text:p>57.7506044905009</text:p>
          </table:table-cell>
          <table:table-cell office:value-type="float" office:value="0.000292424" calcext:value-type="float">
            <text:p>0.000292424</text:p>
          </table:table-cell>
          <table:table-cell office:value-type="float" office:value="6051430" calcext:value-type="float">
            <text:p>6.05E+06</text:p>
          </table:table-cell>
          <table:table-cell table:formula="of:=[.I63]*1000" office:value-type="float" office:value="0.292424" calcext:value-type="float">
            <text:p>0.292424</text:p>
          </table:table-cell>
          <table:table-cell table:formula="of:=[.J63]/101325" office:value-type="float" office:value="59.7229706390328" calcext:value-type="float">
            <text:p>59.7229706390328</text:p>
          </table:table-cell>
          <table:table-cell/>
          <table:table-cell table:formula="of:=[.A63]*1000" office:value-type="float" office:value="0.292424" calcext:value-type="float">
            <text:p>0.292424</text:p>
          </table:table-cell>
          <table:table-cell table:formula="of:=[.B63]/101325" office:value-type="float" office:value="49.8610412040464" calcext:value-type="float">
            <text:p>49.8610412040464</text:p>
          </table:table-cell>
          <table:table-cell table:formula="of:=[.E63]*1000" office:value-type="float" office:value="0.292424" calcext:value-type="float">
            <text:p>0.292424</text:p>
          </table:table-cell>
          <table:table-cell table:formula="of:=[.F63]/101325" office:value-type="float" office:value="57.7506044905009" calcext:value-type="float">
            <text:p>57.7506044905009</text:p>
          </table:table-cell>
          <table:table-cell table:formula="of:=[.I63]*1000" office:value-type="float" office:value="0.292424" calcext:value-type="float">
            <text:p>0.292424</text:p>
          </table:table-cell>
          <table:table-cell table:formula="of:=[.J63]/101325" office:value-type="float" office:value="59.7229706390328" calcext:value-type="float">
            <text:p>59.7229706390328</text:p>
          </table:table-cell>
          <table:table-cell table:number-columns-repeated="14"/>
        </table:table-row>
        <table:table-row table:style-name="ro1">
          <table:table-cell office:value-type="float" office:value="0.000296465" calcext:value-type="float">
            <text:p>0.000296465</text:p>
          </table:table-cell>
          <table:table-cell office:value-type="float" office:value="5019310" calcext:value-type="float">
            <text:p>5.02E+06</text:p>
          </table:table-cell>
          <table:table-cell table:formula="of:=[.A64]*1000" office:value-type="float" office:value="0.296465" calcext:value-type="float">
            <text:p>0.296465</text:p>
          </table:table-cell>
          <table:table-cell table:formula="of:=[.B64]/101325" office:value-type="float" office:value="49.5367382186035" calcext:value-type="float">
            <text:p>49.5367382186035</text:p>
          </table:table-cell>
          <table:table-cell office:value-type="float" office:value="0.000296465" calcext:value-type="float">
            <text:p>0.000296465</text:p>
          </table:table-cell>
          <table:table-cell office:value-type="float" office:value="5805990" calcext:value-type="float">
            <text:p>5.81E+06</text:p>
          </table:table-cell>
          <table:table-cell table:formula="of:=[.E64]*1000" office:value-type="float" office:value="0.296465" calcext:value-type="float">
            <text:p>0.296465</text:p>
          </table:table-cell>
          <table:table-cell table:formula="of:=[.F64]/101325" office:value-type="float" office:value="57.300666173205" calcext:value-type="float">
            <text:p>57.300666173205</text:p>
          </table:table-cell>
          <table:table-cell office:value-type="float" office:value="0.000296465" calcext:value-type="float">
            <text:p>0.000296465</text:p>
          </table:table-cell>
          <table:table-cell office:value-type="float" office:value="6002660" calcext:value-type="float">
            <text:p>6.00E+06</text:p>
          </table:table-cell>
          <table:table-cell table:formula="of:=[.I64]*1000" office:value-type="float" office:value="0.296465" calcext:value-type="float">
            <text:p>0.296465</text:p>
          </table:table-cell>
          <table:table-cell table:formula="of:=[.J64]/101325" office:value-type="float" office:value="59.2416481618554" calcext:value-type="float">
            <text:p>59.2416481618554</text:p>
          </table:table-cell>
          <table:table-cell/>
          <table:table-cell table:formula="of:=[.A64]*1000" office:value-type="float" office:value="0.296465" calcext:value-type="float">
            <text:p>0.296465</text:p>
          </table:table-cell>
          <table:table-cell table:formula="of:=[.B64]/101325" office:value-type="float" office:value="49.5367382186035" calcext:value-type="float">
            <text:p>49.5367382186035</text:p>
          </table:table-cell>
          <table:table-cell table:formula="of:=[.E64]*1000" office:value-type="float" office:value="0.296465" calcext:value-type="float">
            <text:p>0.296465</text:p>
          </table:table-cell>
          <table:table-cell table:formula="of:=[.F64]/101325" office:value-type="float" office:value="57.300666173205" calcext:value-type="float">
            <text:p>57.300666173205</text:p>
          </table:table-cell>
          <table:table-cell table:formula="of:=[.I64]*1000" office:value-type="float" office:value="0.296465" calcext:value-type="float">
            <text:p>0.296465</text:p>
          </table:table-cell>
          <table:table-cell table:formula="of:=[.J64]/101325" office:value-type="float" office:value="59.2416481618554" calcext:value-type="float">
            <text:p>59.2416481618554</text:p>
          </table:table-cell>
          <table:table-cell table:number-columns-repeated="14"/>
        </table:table-row>
        <table:table-row table:style-name="ro1">
          <table:table-cell office:value-type="float" office:value="0.000300505" calcext:value-type="float">
            <text:p>0.000300505</text:p>
          </table:table-cell>
          <table:table-cell office:value-type="float" office:value="4986480" calcext:value-type="float">
            <text:p>4.99E+06</text:p>
          </table:table-cell>
          <table:table-cell table:formula="of:=[.A65]*1000" office:value-type="float" office:value="0.300505" calcext:value-type="float">
            <text:p>0.300505</text:p>
          </table:table-cell>
          <table:table-cell table:formula="of:=[.B65]/101325" office:value-type="float" office:value="49.2127313101406" calcext:value-type="float">
            <text:p>49.2127313101406</text:p>
          </table:table-cell>
          <table:table-cell office:value-type="float" office:value="0.000300505" calcext:value-type="float">
            <text:p>0.000300505</text:p>
          </table:table-cell>
          <table:table-cell office:value-type="float" office:value="5760820" calcext:value-type="float">
            <text:p>5.76E+06</text:p>
          </table:table-cell>
          <table:table-cell table:formula="of:=[.E65]*1000" office:value-type="float" office:value="0.300505" calcext:value-type="float">
            <text:p>0.300505</text:p>
          </table:table-cell>
          <table:table-cell table:formula="of:=[.F65]/101325" office:value-type="float" office:value="56.8548729336294" calcext:value-type="float">
            <text:p>56.8548729336294</text:p>
          </table:table-cell>
          <table:table-cell office:value-type="float" office:value="0.000300505" calcext:value-type="float">
            <text:p>0.000300505</text:p>
          </table:table-cell>
          <table:table-cell office:value-type="float" office:value="5954410" calcext:value-type="float">
            <text:p>5.95E+06</text:p>
          </table:table-cell>
          <table:table-cell table:formula="of:=[.I65]*1000" office:value-type="float" office:value="0.300505" calcext:value-type="float">
            <text:p>0.300505</text:p>
          </table:table-cell>
          <table:table-cell table:formula="of:=[.J65]/101325" office:value-type="float" office:value="58.7654576856649" calcext:value-type="float">
            <text:p>58.7654576856649</text:p>
          </table:table-cell>
          <table:table-cell/>
          <table:table-cell table:formula="of:=[.A65]*1000" office:value-type="float" office:value="0.300505" calcext:value-type="float">
            <text:p>0.300505</text:p>
          </table:table-cell>
          <table:table-cell table:formula="of:=[.B65]/101325" office:value-type="float" office:value="49.2127313101406" calcext:value-type="float">
            <text:p>49.2127313101406</text:p>
          </table:table-cell>
          <table:table-cell table:formula="of:=[.E65]*1000" office:value-type="float" office:value="0.300505" calcext:value-type="float">
            <text:p>0.300505</text:p>
          </table:table-cell>
          <table:table-cell table:formula="of:=[.F65]/101325" office:value-type="float" office:value="56.8548729336294" calcext:value-type="float">
            <text:p>56.8548729336294</text:p>
          </table:table-cell>
          <table:table-cell table:formula="of:=[.I65]*1000" office:value-type="float" office:value="0.300505" calcext:value-type="float">
            <text:p>0.300505</text:p>
          </table:table-cell>
          <table:table-cell table:formula="of:=[.J65]/101325" office:value-type="float" office:value="58.7654576856649" calcext:value-type="float">
            <text:p>58.7654576856649</text:p>
          </table:table-cell>
          <table:table-cell table:number-columns-repeated="14"/>
        </table:table-row>
        <table:table-row table:style-name="ro1">
          <table:table-cell office:value-type="float" office:value="0.000304545" calcext:value-type="float">
            <text:p>0.000304545</text:p>
          </table:table-cell>
          <table:table-cell office:value-type="float" office:value="4953700" calcext:value-type="float">
            <text:p>4.95E+06</text:p>
          </table:table-cell>
          <table:table-cell table:formula="of:=[.A66]*1000" office:value-type="float" office:value="0.304545" calcext:value-type="float">
            <text:p>0.304545</text:p>
          </table:table-cell>
          <table:table-cell table:formula="of:=[.B66]/101325" office:value-type="float" office:value="48.8892178633111" calcext:value-type="float">
            <text:p>48.8892178633111</text:p>
          </table:table-cell>
          <table:table-cell office:value-type="float" office:value="0.000304545" calcext:value-type="float">
            <text:p>0.000304545</text:p>
          </table:table-cell>
          <table:table-cell office:value-type="float" office:value="5716090" calcext:value-type="float">
            <text:p>5.72E+06</text:p>
          </table:table-cell>
          <table:table-cell table:formula="of:=[.E66]*1000" office:value-type="float" office:value="0.304545" calcext:value-type="float">
            <text:p>0.304545</text:p>
          </table:table-cell>
          <table:table-cell table:formula="of:=[.F66]/101325" office:value-type="float" office:value="56.4134221564273" calcext:value-type="float">
            <text:p>56.4134221564273</text:p>
          </table:table-cell>
          <table:table-cell office:value-type="float" office:value="0.000304545" calcext:value-type="float">
            <text:p>0.000304545</text:p>
          </table:table-cell>
          <table:table-cell office:value-type="float" office:value="5906690" calcext:value-type="float">
            <text:p>5.91E+06</text:p>
          </table:table-cell>
          <table:table-cell table:formula="of:=[.I66]*1000" office:value-type="float" office:value="0.304545" calcext:value-type="float">
            <text:p>0.304545</text:p>
          </table:table-cell>
          <table:table-cell table:formula="of:=[.J66]/101325" office:value-type="float" office:value="58.2944979027881" calcext:value-type="float">
            <text:p>58.2944979027881</text:p>
          </table:table-cell>
          <table:table-cell/>
          <table:table-cell table:formula="of:=[.A66]*1000" office:value-type="float" office:value="0.304545" calcext:value-type="float">
            <text:p>0.304545</text:p>
          </table:table-cell>
          <table:table-cell table:formula="of:=[.B66]/101325" office:value-type="float" office:value="48.8892178633111" calcext:value-type="float">
            <text:p>48.8892178633111</text:p>
          </table:table-cell>
          <table:table-cell table:formula="of:=[.E66]*1000" office:value-type="float" office:value="0.304545" calcext:value-type="float">
            <text:p>0.304545</text:p>
          </table:table-cell>
          <table:table-cell table:formula="of:=[.F66]/101325" office:value-type="float" office:value="56.4134221564273" calcext:value-type="float">
            <text:p>56.4134221564273</text:p>
          </table:table-cell>
          <table:table-cell table:formula="of:=[.I66]*1000" office:value-type="float" office:value="0.304545" calcext:value-type="float">
            <text:p>0.304545</text:p>
          </table:table-cell>
          <table:table-cell table:formula="of:=[.J66]/101325" office:value-type="float" office:value="58.2944979027881" calcext:value-type="float">
            <text:p>58.2944979027881</text:p>
          </table:table-cell>
          <table:table-cell table:number-columns-repeated="14"/>
        </table:table-row>
        <table:table-row table:style-name="ro1">
          <table:table-cell office:value-type="float" office:value="0.000308586" calcext:value-type="float">
            <text:p>0.000308586</text:p>
          </table:table-cell>
          <table:table-cell office:value-type="float" office:value="4921000" calcext:value-type="float">
            <text:p>4.92E+06</text:p>
          </table:table-cell>
          <table:table-cell table:formula="of:=[.A67]*1000" office:value-type="float" office:value="0.308586" calcext:value-type="float">
            <text:p>0.308586</text:p>
          </table:table-cell>
          <table:table-cell table:formula="of:=[.B67]/101325" office:value-type="float" office:value="48.566493955095" calcext:value-type="float">
            <text:p>48.566493955095</text:p>
          </table:table-cell>
          <table:table-cell office:value-type="float" office:value="0.000308586" calcext:value-type="float">
            <text:p>0.000308586</text:p>
          </table:table-cell>
          <table:table-cell office:value-type="float" office:value="5671800" calcext:value-type="float">
            <text:p>5.67E+06</text:p>
          </table:table-cell>
          <table:table-cell table:formula="of:=[.E67]*1000" office:value-type="float" office:value="0.308586" calcext:value-type="float">
            <text:p>0.308586</text:p>
          </table:table-cell>
          <table:table-cell table:formula="of:=[.F67]/101325" office:value-type="float" office:value="55.9763138415988" calcext:value-type="float">
            <text:p>55.9763138415988</text:p>
          </table:table-cell>
          <table:table-cell office:value-type="float" office:value="0.000308586" calcext:value-type="float">
            <text:p>0.000308586</text:p>
          </table:table-cell>
          <table:table-cell office:value-type="float" office:value="5859500" calcext:value-type="float">
            <text:p>5.86E+06</text:p>
          </table:table-cell>
          <table:table-cell table:formula="of:=[.I67]*1000" office:value-type="float" office:value="0.308586" calcext:value-type="float">
            <text:p>0.308586</text:p>
          </table:table-cell>
          <table:table-cell table:formula="of:=[.J67]/101325" office:value-type="float" office:value="57.8287688132248" calcext:value-type="float">
            <text:p>57.8287688132248</text:p>
          </table:table-cell>
          <table:table-cell/>
          <table:table-cell table:formula="of:=[.A67]*1000" office:value-type="float" office:value="0.308586" calcext:value-type="float">
            <text:p>0.308586</text:p>
          </table:table-cell>
          <table:table-cell table:formula="of:=[.B67]/101325" office:value-type="float" office:value="48.566493955095" calcext:value-type="float">
            <text:p>48.566493955095</text:p>
          </table:table-cell>
          <table:table-cell table:formula="of:=[.E67]*1000" office:value-type="float" office:value="0.308586" calcext:value-type="float">
            <text:p>0.308586</text:p>
          </table:table-cell>
          <table:table-cell table:formula="of:=[.F67]/101325" office:value-type="float" office:value="55.9763138415988" calcext:value-type="float">
            <text:p>55.9763138415988</text:p>
          </table:table-cell>
          <table:table-cell table:formula="of:=[.I67]*1000" office:value-type="float" office:value="0.308586" calcext:value-type="float">
            <text:p>0.308586</text:p>
          </table:table-cell>
          <table:table-cell table:formula="of:=[.J67]/101325" office:value-type="float" office:value="57.8287688132248" calcext:value-type="float">
            <text:p>57.8287688132248</text:p>
          </table:table-cell>
          <table:table-cell table:number-columns-repeated="14"/>
        </table:table-row>
        <table:table-row table:style-name="ro1">
          <table:table-cell office:value-type="float" office:value="0.000312626" calcext:value-type="float">
            <text:p>0.000312626</text:p>
          </table:table-cell>
          <table:table-cell office:value-type="float" office:value="4888400" calcext:value-type="float">
            <text:p>4.89E+06</text:p>
          </table:table-cell>
          <table:table-cell table:formula="of:=[.A68]*1000" office:value-type="float" office:value="0.312626" calcext:value-type="float">
            <text:p>0.312626</text:p>
          </table:table-cell>
          <table:table-cell table:formula="of:=[.B68]/101325" office:value-type="float" office:value="48.2447569701456" calcext:value-type="float">
            <text:p>48.2447569701456</text:p>
          </table:table-cell>
          <table:table-cell office:value-type="float" office:value="0.000312626" calcext:value-type="float">
            <text:p>0.000312626</text:p>
          </table:table-cell>
          <table:table-cell office:value-type="float" office:value="5627950" calcext:value-type="float">
            <text:p>5.63E+06</text:p>
          </table:table-cell>
          <table:table-cell table:formula="of:=[.E68]*1000" office:value-type="float" office:value="0.312626" calcext:value-type="float">
            <text:p>0.312626</text:p>
          </table:table-cell>
          <table:table-cell table:formula="of:=[.F68]/101325" office:value-type="float" office:value="55.5435479891438" calcext:value-type="float">
            <text:p>55.5435479891438</text:p>
          </table:table-cell>
          <table:table-cell office:value-type="float" office:value="0.000312626" calcext:value-type="float">
            <text:p>0.000312626</text:p>
          </table:table-cell>
          <table:table-cell office:value-type="float" office:value="5812840" calcext:value-type="float">
            <text:p>5.81E+06</text:p>
          </table:table-cell>
          <table:table-cell table:formula="of:=[.I68]*1000" office:value-type="float" office:value="0.312626" calcext:value-type="float">
            <text:p>0.312626</text:p>
          </table:table-cell>
          <table:table-cell table:formula="of:=[.J68]/101325" office:value-type="float" office:value="57.3682704169751" calcext:value-type="float">
            <text:p>57.3682704169751</text:p>
          </table:table-cell>
          <table:table-cell/>
          <table:table-cell table:formula="of:=[.A68]*1000" office:value-type="float" office:value="0.312626" calcext:value-type="float">
            <text:p>0.312626</text:p>
          </table:table-cell>
          <table:table-cell table:formula="of:=[.B68]/101325" office:value-type="float" office:value="48.2447569701456" calcext:value-type="float">
            <text:p>48.2447569701456</text:p>
          </table:table-cell>
          <table:table-cell table:formula="of:=[.E68]*1000" office:value-type="float" office:value="0.312626" calcext:value-type="float">
            <text:p>0.312626</text:p>
          </table:table-cell>
          <table:table-cell table:formula="of:=[.F68]/101325" office:value-type="float" office:value="55.5435479891438" calcext:value-type="float">
            <text:p>55.5435479891438</text:p>
          </table:table-cell>
          <table:table-cell table:formula="of:=[.I68]*1000" office:value-type="float" office:value="0.312626" calcext:value-type="float">
            <text:p>0.312626</text:p>
          </table:table-cell>
          <table:table-cell table:formula="of:=[.J68]/101325" office:value-type="float" office:value="57.3682704169751" calcext:value-type="float">
            <text:p>57.3682704169751</text:p>
          </table:table-cell>
          <table:table-cell table:number-columns-repeated="14"/>
        </table:table-row>
        <table:table-row table:style-name="ro1">
          <table:table-cell office:value-type="float" office:value="0.000316667" calcext:value-type="float">
            <text:p>0.000316667</text:p>
          </table:table-cell>
          <table:table-cell office:value-type="float" office:value="4855920" calcext:value-type="float">
            <text:p>4.86E+06</text:p>
          </table:table-cell>
          <table:table-cell table:formula="of:=[.A69]*1000" office:value-type="float" office:value="0.316667" calcext:value-type="float">
            <text:p>0.316667</text:p>
          </table:table-cell>
          <table:table-cell table:formula="of:=[.B69]/101325" office:value-type="float" office:value="47.9242042931162" calcext:value-type="float">
            <text:p>47.9242042931162</text:p>
          </table:table-cell>
          <table:table-cell office:value-type="float" office:value="0.000316667" calcext:value-type="float">
            <text:p>0.000316667</text:p>
          </table:table-cell>
          <table:table-cell office:value-type="float" office:value="5584560" calcext:value-type="float">
            <text:p>5.58E+06</text:p>
          </table:table-cell>
          <table:table-cell table:formula="of:=[.E69]*1000" office:value-type="float" office:value="0.316667" calcext:value-type="float">
            <text:p>0.316667</text:p>
          </table:table-cell>
          <table:table-cell table:formula="of:=[.F69]/101325" office:value-type="float" office:value="55.1153219837158" calcext:value-type="float">
            <text:p>55.1153219837158</text:p>
          </table:table-cell>
          <table:table-cell office:value-type="float" office:value="0.000316667" calcext:value-type="float">
            <text:p>0.000316667</text:p>
          </table:table-cell>
          <table:table-cell office:value-type="float" office:value="5766720" calcext:value-type="float">
            <text:p>5.77E+06</text:p>
          </table:table-cell>
          <table:table-cell table:formula="of:=[.I69]*1000" office:value-type="float" office:value="0.316667" calcext:value-type="float">
            <text:p>0.316667</text:p>
          </table:table-cell>
          <table:table-cell table:formula="of:=[.J69]/101325" office:value-type="float" office:value="56.9131014063657" calcext:value-type="float">
            <text:p>56.9131014063657</text:p>
          </table:table-cell>
          <table:table-cell/>
          <table:table-cell table:formula="of:=[.A69]*1000" office:value-type="float" office:value="0.316667" calcext:value-type="float">
            <text:p>0.316667</text:p>
          </table:table-cell>
          <table:table-cell table:formula="of:=[.B69]/101325" office:value-type="float" office:value="47.9242042931162" calcext:value-type="float">
            <text:p>47.9242042931162</text:p>
          </table:table-cell>
          <table:table-cell table:formula="of:=[.E69]*1000" office:value-type="float" office:value="0.316667" calcext:value-type="float">
            <text:p>0.316667</text:p>
          </table:table-cell>
          <table:table-cell table:formula="of:=[.F69]/101325" office:value-type="float" office:value="55.1153219837158" calcext:value-type="float">
            <text:p>55.1153219837158</text:p>
          </table:table-cell>
          <table:table-cell table:formula="of:=[.I69]*1000" office:value-type="float" office:value="0.316667" calcext:value-type="float">
            <text:p>0.316667</text:p>
          </table:table-cell>
          <table:table-cell table:formula="of:=[.J69]/101325" office:value-type="float" office:value="56.9131014063657" calcext:value-type="float">
            <text:p>56.9131014063657</text:p>
          </table:table-cell>
          <table:table-cell table:number-columns-repeated="14"/>
        </table:table-row>
        <table:table-row table:style-name="ro1">
          <table:table-cell office:value-type="float" office:value="0.000320707" calcext:value-type="float">
            <text:p>0.000320707</text:p>
          </table:table-cell>
          <table:table-cell office:value-type="float" office:value="4823580" calcext:value-type="float">
            <text:p>4.82E+06</text:p>
          </table:table-cell>
          <table:table-cell table:formula="of:=[.A70]*1000" office:value-type="float" office:value="0.320707" calcext:value-type="float">
            <text:p>0.320707</text:p>
          </table:table-cell>
          <table:table-cell table:formula="of:=[.B70]/101325" office:value-type="float" office:value="47.6050333086603" calcext:value-type="float">
            <text:p>47.6050333086603</text:p>
          </table:table-cell>
          <table:table-cell office:value-type="float" office:value="0.000320707" calcext:value-type="float">
            <text:p>0.000320707</text:p>
          </table:table-cell>
          <table:table-cell office:value-type="float" office:value="5541630" calcext:value-type="float">
            <text:p>5.54E+06</text:p>
          </table:table-cell>
          <table:table-cell table:formula="of:=[.E70]*1000" office:value-type="float" office:value="0.320707" calcext:value-type="float">
            <text:p>0.320707</text:p>
          </table:table-cell>
          <table:table-cell table:formula="of:=[.F70]/101325" office:value-type="float" office:value="54.6916358253146" calcext:value-type="float">
            <text:p>54.6916358253146</text:p>
          </table:table-cell>
          <table:table-cell office:value-type="float" office:value="0.000320707" calcext:value-type="float">
            <text:p>0.000320707</text:p>
          </table:table-cell>
          <table:table-cell office:value-type="float" office:value="5721140" calcext:value-type="float">
            <text:p>5.72E+06</text:p>
          </table:table-cell>
          <table:table-cell table:formula="of:=[.I70]*1000" office:value-type="float" office:value="0.320707" calcext:value-type="float">
            <text:p>0.320707</text:p>
          </table:table-cell>
          <table:table-cell table:formula="of:=[.J70]/101325" office:value-type="float" office:value="56.4632617813965" calcext:value-type="float">
            <text:p>56.4632617813965</text:p>
          </table:table-cell>
          <table:table-cell/>
          <table:table-cell table:formula="of:=[.A70]*1000" office:value-type="float" office:value="0.320707" calcext:value-type="float">
            <text:p>0.320707</text:p>
          </table:table-cell>
          <table:table-cell table:formula="of:=[.B70]/101325" office:value-type="float" office:value="47.6050333086603" calcext:value-type="float">
            <text:p>47.6050333086603</text:p>
          </table:table-cell>
          <table:table-cell table:formula="of:=[.E70]*1000" office:value-type="float" office:value="0.320707" calcext:value-type="float">
            <text:p>0.320707</text:p>
          </table:table-cell>
          <table:table-cell table:formula="of:=[.F70]/101325" office:value-type="float" office:value="54.6916358253146" calcext:value-type="float">
            <text:p>54.6916358253146</text:p>
          </table:table-cell>
          <table:table-cell table:formula="of:=[.I70]*1000" office:value-type="float" office:value="0.320707" calcext:value-type="float">
            <text:p>0.320707</text:p>
          </table:table-cell>
          <table:table-cell table:formula="of:=[.J70]/101325" office:value-type="float" office:value="56.4632617813965" calcext:value-type="float">
            <text:p>56.4632617813965</text:p>
          </table:table-cell>
          <table:table-cell table:number-columns-repeated="14"/>
        </table:table-row>
        <table:table-row table:style-name="ro1">
          <table:table-cell office:value-type="float" office:value="0.000324747" calcext:value-type="float">
            <text:p>0.000324747</text:p>
          </table:table-cell>
          <table:table-cell office:value-type="float" office:value="4791400" calcext:value-type="float">
            <text:p>4.79E+06</text:p>
          </table:table-cell>
          <table:table-cell table:formula="of:=[.A71]*1000" office:value-type="float" office:value="0.324747" calcext:value-type="float">
            <text:p>0.324747</text:p>
          </table:table-cell>
          <table:table-cell table:formula="of:=[.B71]/101325" office:value-type="float" office:value="47.287441401431" calcext:value-type="float">
            <text:p>47.287441401431</text:p>
          </table:table-cell>
          <table:table-cell office:value-type="float" office:value="0.000324747" calcext:value-type="float">
            <text:p>0.000324747</text:p>
          </table:table-cell>
          <table:table-cell office:value-type="float" office:value="5499160" calcext:value-type="float">
            <text:p>5.50E+06</text:p>
          </table:table-cell>
          <table:table-cell table:formula="of:=[.E71]*1000" office:value-type="float" office:value="0.324747" calcext:value-type="float">
            <text:p>0.324747</text:p>
          </table:table-cell>
          <table:table-cell table:formula="of:=[.F71]/101325" office:value-type="float" office:value="54.2724895139403" calcext:value-type="float">
            <text:p>54.2724895139403</text:p>
          </table:table-cell>
          <table:table-cell office:value-type="float" office:value="0.000324747" calcext:value-type="float">
            <text:p>0.000324747</text:p>
          </table:table-cell>
          <table:table-cell office:value-type="float" office:value="5676100" calcext:value-type="float">
            <text:p>5.68E+06</text:p>
          </table:table-cell>
          <table:table-cell table:formula="of:=[.I71]*1000" office:value-type="float" office:value="0.324747" calcext:value-type="float">
            <text:p>0.324747</text:p>
          </table:table-cell>
          <table:table-cell table:formula="of:=[.J71]/101325" office:value-type="float" office:value="56.0187515420676" calcext:value-type="float">
            <text:p>56.0187515420676</text:p>
          </table:table-cell>
          <table:table-cell/>
          <table:table-cell table:formula="of:=[.A71]*1000" office:value-type="float" office:value="0.324747" calcext:value-type="float">
            <text:p>0.324747</text:p>
          </table:table-cell>
          <table:table-cell table:formula="of:=[.B71]/101325" office:value-type="float" office:value="47.287441401431" calcext:value-type="float">
            <text:p>47.287441401431</text:p>
          </table:table-cell>
          <table:table-cell table:formula="of:=[.E71]*1000" office:value-type="float" office:value="0.324747" calcext:value-type="float">
            <text:p>0.324747</text:p>
          </table:table-cell>
          <table:table-cell table:formula="of:=[.F71]/101325" office:value-type="float" office:value="54.2724895139403" calcext:value-type="float">
            <text:p>54.2724895139403</text:p>
          </table:table-cell>
          <table:table-cell table:formula="of:=[.I71]*1000" office:value-type="float" office:value="0.324747" calcext:value-type="float">
            <text:p>0.324747</text:p>
          </table:table-cell>
          <table:table-cell table:formula="of:=[.J71]/101325" office:value-type="float" office:value="56.0187515420676" calcext:value-type="float">
            <text:p>56.0187515420676</text:p>
          </table:table-cell>
          <table:table-cell table:number-columns-repeated="14"/>
        </table:table-row>
        <table:table-row table:style-name="ro1">
          <table:table-cell office:value-type="float" office:value="0.000328788" calcext:value-type="float">
            <text:p>0.000328788</text:p>
          </table:table-cell>
          <table:table-cell office:value-type="float" office:value="4759400" calcext:value-type="float">
            <text:p>4.76E+06</text:p>
          </table:table-cell>
          <table:table-cell table:formula="of:=[.A72]*1000" office:value-type="float" office:value="0.328788" calcext:value-type="float">
            <text:p>0.328788</text:p>
          </table:table-cell>
          <table:table-cell table:formula="of:=[.B72]/101325" office:value-type="float" office:value="46.9716259560819" calcext:value-type="float">
            <text:p>46.9716259560819</text:p>
          </table:table-cell>
          <table:table-cell office:value-type="float" office:value="0.000328788" calcext:value-type="float">
            <text:p>0.000328788</text:p>
          </table:table-cell>
          <table:table-cell office:value-type="float" office:value="5457150" calcext:value-type="float">
            <text:p>5.46E+06</text:p>
          </table:table-cell>
          <table:table-cell table:formula="of:=[.E72]*1000" office:value-type="float" office:value="0.328788" calcext:value-type="float">
            <text:p>0.328788</text:p>
          </table:table-cell>
          <table:table-cell table:formula="of:=[.F72]/101325" office:value-type="float" office:value="53.8578830495929" calcext:value-type="float">
            <text:p>53.8578830495929</text:p>
          </table:table-cell>
          <table:table-cell office:value-type="float" office:value="0.000328788" calcext:value-type="float">
            <text:p>0.000328788</text:p>
          </table:table-cell>
          <table:table-cell office:value-type="float" office:value="5631590" calcext:value-type="float">
            <text:p>5.63E+06</text:p>
          </table:table-cell>
          <table:table-cell table:formula="of:=[.I72]*1000" office:value-type="float" office:value="0.328788" calcext:value-type="float">
            <text:p>0.328788</text:p>
          </table:table-cell>
          <table:table-cell table:formula="of:=[.J72]/101325" office:value-type="float" office:value="55.5794719960523" calcext:value-type="float">
            <text:p>55.5794719960523</text:p>
          </table:table-cell>
          <table:table-cell/>
          <table:table-cell table:formula="of:=[.A72]*1000" office:value-type="float" office:value="0.328788" calcext:value-type="float">
            <text:p>0.328788</text:p>
          </table:table-cell>
          <table:table-cell table:formula="of:=[.B72]/101325" office:value-type="float" office:value="46.9716259560819" calcext:value-type="float">
            <text:p>46.9716259560819</text:p>
          </table:table-cell>
          <table:table-cell table:formula="of:=[.E72]*1000" office:value-type="float" office:value="0.328788" calcext:value-type="float">
            <text:p>0.328788</text:p>
          </table:table-cell>
          <table:table-cell table:formula="of:=[.F72]/101325" office:value-type="float" office:value="53.8578830495929" calcext:value-type="float">
            <text:p>53.8578830495929</text:p>
          </table:table-cell>
          <table:table-cell table:formula="of:=[.I72]*1000" office:value-type="float" office:value="0.328788" calcext:value-type="float">
            <text:p>0.328788</text:p>
          </table:table-cell>
          <table:table-cell table:formula="of:=[.J72]/101325" office:value-type="float" office:value="55.5794719960523" calcext:value-type="float">
            <text:p>55.5794719960523</text:p>
          </table:table-cell>
          <table:table-cell table:number-columns-repeated="14"/>
        </table:table-row>
        <table:table-row table:style-name="ro1">
          <table:table-cell office:value-type="float" office:value="0.000332828" calcext:value-type="float">
            <text:p>0.000332828</text:p>
          </table:table-cell>
          <table:table-cell office:value-type="float" office:value="4727570" calcext:value-type="float">
            <text:p>4.73E+06</text:p>
          </table:table-cell>
          <table:table-cell table:formula="of:=[.A73]*1000" office:value-type="float" office:value="0.332828" calcext:value-type="float">
            <text:p>0.332828</text:p>
          </table:table-cell>
          <table:table-cell table:formula="of:=[.B73]/101325" office:value-type="float" office:value="46.6574882802862" calcext:value-type="float">
            <text:p>46.6574882802862</text:p>
          </table:table-cell>
          <table:table-cell office:value-type="float" office:value="0.000332828" calcext:value-type="float">
            <text:p>0.000332828</text:p>
          </table:table-cell>
          <table:table-cell office:value-type="float" office:value="5415610" calcext:value-type="float">
            <text:p>5.42E+06</text:p>
          </table:table-cell>
          <table:table-cell table:formula="of:=[.E73]*1000" office:value-type="float" office:value="0.332828" calcext:value-type="float">
            <text:p>0.332828</text:p>
          </table:table-cell>
          <table:table-cell table:formula="of:=[.F73]/101325" office:value-type="float" office:value="53.4479151245991" calcext:value-type="float">
            <text:p>53.4479151245991</text:p>
          </table:table-cell>
          <table:table-cell office:value-type="float" office:value="0.000332828" calcext:value-type="float">
            <text:p>0.000332828</text:p>
          </table:table-cell>
          <table:table-cell office:value-type="float" office:value="5587620" calcext:value-type="float">
            <text:p>5.59E+06</text:p>
          </table:table-cell>
          <table:table-cell table:formula="of:=[.I73]*1000" office:value-type="float" office:value="0.332828" calcext:value-type="float">
            <text:p>0.332828</text:p>
          </table:table-cell>
          <table:table-cell table:formula="of:=[.J73]/101325" office:value-type="float" office:value="55.1455218356773" calcext:value-type="float">
            <text:p>55.1455218356773</text:p>
          </table:table-cell>
          <table:table-cell/>
          <table:table-cell table:formula="of:=[.A73]*1000" office:value-type="float" office:value="0.332828" calcext:value-type="float">
            <text:p>0.332828</text:p>
          </table:table-cell>
          <table:table-cell table:formula="of:=[.B73]/101325" office:value-type="float" office:value="46.6574882802862" calcext:value-type="float">
            <text:p>46.6574882802862</text:p>
          </table:table-cell>
          <table:table-cell table:formula="of:=[.E73]*1000" office:value-type="float" office:value="0.332828" calcext:value-type="float">
            <text:p>0.332828</text:p>
          </table:table-cell>
          <table:table-cell table:formula="of:=[.F73]/101325" office:value-type="float" office:value="53.4479151245991" calcext:value-type="float">
            <text:p>53.4479151245991</text:p>
          </table:table-cell>
          <table:table-cell table:formula="of:=[.I73]*1000" office:value-type="float" office:value="0.332828" calcext:value-type="float">
            <text:p>0.332828</text:p>
          </table:table-cell>
          <table:table-cell table:formula="of:=[.J73]/101325" office:value-type="float" office:value="55.1455218356773" calcext:value-type="float">
            <text:p>55.1455218356773</text:p>
          </table:table-cell>
          <table:table-cell table:number-columns-repeated="14"/>
        </table:table-row>
        <table:table-row table:style-name="ro1">
          <table:table-cell office:value-type="float" office:value="0.000336869" calcext:value-type="float">
            <text:p>0.000336869</text:p>
          </table:table-cell>
          <table:table-cell office:value-type="float" office:value="4695950" calcext:value-type="float">
            <text:p>4.70E+06</text:p>
          </table:table-cell>
          <table:table-cell table:formula="of:=[.A74]*1000" office:value-type="float" office:value="0.336869" calcext:value-type="float">
            <text:p>0.336869</text:p>
          </table:table-cell>
          <table:table-cell table:formula="of:=[.B74]/101325" office:value-type="float" office:value="46.3454231433506" calcext:value-type="float">
            <text:p>46.3454231433506</text:p>
          </table:table-cell>
          <table:table-cell office:value-type="float" office:value="0.000336869" calcext:value-type="float">
            <text:p>0.000336869</text:p>
          </table:table-cell>
          <table:table-cell office:value-type="float" office:value="5374530" calcext:value-type="float">
            <text:p>5.37E+06</text:p>
          </table:table-cell>
          <table:table-cell table:formula="of:=[.E74]*1000" office:value-type="float" office:value="0.336869" calcext:value-type="float">
            <text:p>0.336869</text:p>
          </table:table-cell>
          <table:table-cell table:formula="of:=[.F74]/101325" office:value-type="float" office:value="53.0424870466321" calcext:value-type="float">
            <text:p>53.0424870466321</text:p>
          </table:table-cell>
          <table:table-cell office:value-type="float" office:value="0.000336869" calcext:value-type="float">
            <text:p>0.000336869</text:p>
          </table:table-cell>
          <table:table-cell office:value-type="float" office:value="5544180" calcext:value-type="float">
            <text:p>5.54E+06</text:p>
          </table:table-cell>
          <table:table-cell table:formula="of:=[.I74]*1000" office:value-type="float" office:value="0.336869" calcext:value-type="float">
            <text:p>0.336869</text:p>
          </table:table-cell>
          <table:table-cell table:formula="of:=[.J74]/101325" office:value-type="float" office:value="54.7168023686158" calcext:value-type="float">
            <text:p>54.7168023686158</text:p>
          </table:table-cell>
          <table:table-cell/>
          <table:table-cell table:formula="of:=[.A74]*1000" office:value-type="float" office:value="0.336869" calcext:value-type="float">
            <text:p>0.336869</text:p>
          </table:table-cell>
          <table:table-cell table:formula="of:=[.B74]/101325" office:value-type="float" office:value="46.3454231433506" calcext:value-type="float">
            <text:p>46.3454231433506</text:p>
          </table:table-cell>
          <table:table-cell table:formula="of:=[.E74]*1000" office:value-type="float" office:value="0.336869" calcext:value-type="float">
            <text:p>0.336869</text:p>
          </table:table-cell>
          <table:table-cell table:formula="of:=[.F74]/101325" office:value-type="float" office:value="53.0424870466321" calcext:value-type="float">
            <text:p>53.0424870466321</text:p>
          </table:table-cell>
          <table:table-cell table:formula="of:=[.I74]*1000" office:value-type="float" office:value="0.336869" calcext:value-type="float">
            <text:p>0.336869</text:p>
          </table:table-cell>
          <table:table-cell table:formula="of:=[.J74]/101325" office:value-type="float" office:value="54.7168023686158" calcext:value-type="float">
            <text:p>54.7168023686158</text:p>
          </table:table-cell>
          <table:table-cell table:number-columns-repeated="14"/>
        </table:table-row>
        <table:table-row table:style-name="ro1">
          <table:table-cell office:value-type="float" office:value="0.000340909" calcext:value-type="float">
            <text:p>0.000340909</text:p>
          </table:table-cell>
          <table:table-cell office:value-type="float" office:value="4664540" calcext:value-type="float">
            <text:p>4.66E+06</text:p>
          </table:table-cell>
          <table:table-cell table:formula="of:=[.A75]*1000" office:value-type="float" office:value="0.340909" calcext:value-type="float">
            <text:p>0.340909</text:p>
          </table:table-cell>
          <table:table-cell table:formula="of:=[.B75]/101325" office:value-type="float" office:value="46.0354305452751" calcext:value-type="float">
            <text:p>46.0354305452751</text:p>
          </table:table-cell>
          <table:table-cell office:value-type="float" office:value="0.000340909" calcext:value-type="float">
            <text:p>0.000340909</text:p>
          </table:table-cell>
          <table:table-cell office:value-type="float" office:value="5333920" calcext:value-type="float">
            <text:p>5.33E+06</text:p>
          </table:table-cell>
          <table:table-cell table:formula="of:=[.E75]*1000" office:value-type="float" office:value="0.340909" calcext:value-type="float">
            <text:p>0.340909</text:p>
          </table:table-cell>
          <table:table-cell table:formula="of:=[.F75]/101325" office:value-type="float" office:value="52.6416975080188" calcext:value-type="float">
            <text:p>52.6416975080188</text:p>
          </table:table-cell>
          <table:table-cell office:value-type="float" office:value="0.000340909" calcext:value-type="float">
            <text:p>0.000340909</text:p>
          </table:table-cell>
          <table:table-cell office:value-type="float" office:value="5501270" calcext:value-type="float">
            <text:p>5.50E+06</text:p>
          </table:table-cell>
          <table:table-cell table:formula="of:=[.I75]*1000" office:value-type="float" office:value="0.340909" calcext:value-type="float">
            <text:p>0.340909</text:p>
          </table:table-cell>
          <table:table-cell table:formula="of:=[.J75]/101325" office:value-type="float" office:value="54.293313594868" calcext:value-type="float">
            <text:p>54.293313594868</text:p>
          </table:table-cell>
          <table:table-cell/>
          <table:table-cell table:formula="of:=[.A75]*1000" office:value-type="float" office:value="0.340909" calcext:value-type="float">
            <text:p>0.340909</text:p>
          </table:table-cell>
          <table:table-cell table:formula="of:=[.B75]/101325" office:value-type="float" office:value="46.0354305452751" calcext:value-type="float">
            <text:p>46.0354305452751</text:p>
          </table:table-cell>
          <table:table-cell table:formula="of:=[.E75]*1000" office:value-type="float" office:value="0.340909" calcext:value-type="float">
            <text:p>0.340909</text:p>
          </table:table-cell>
          <table:table-cell table:formula="of:=[.F75]/101325" office:value-type="float" office:value="52.6416975080188" calcext:value-type="float">
            <text:p>52.6416975080188</text:p>
          </table:table-cell>
          <table:table-cell table:formula="of:=[.I75]*1000" office:value-type="float" office:value="0.340909" calcext:value-type="float">
            <text:p>0.340909</text:p>
          </table:table-cell>
          <table:table-cell table:formula="of:=[.J75]/101325" office:value-type="float" office:value="54.293313594868" calcext:value-type="float">
            <text:p>54.293313594868</text:p>
          </table:table-cell>
          <table:table-cell table:number-columns-repeated="14"/>
        </table:table-row>
        <table:table-row table:style-name="ro1">
          <table:table-cell office:value-type="float" office:value="0.000344949" calcext:value-type="float">
            <text:p>0.000344949</text:p>
          </table:table-cell>
          <table:table-cell office:value-type="float" office:value="4633340" calcext:value-type="float">
            <text:p>4.63E+06</text:p>
          </table:table-cell>
          <table:table-cell table:formula="of:=[.A76]*1000" office:value-type="float" office:value="0.344949" calcext:value-type="float">
            <text:p>0.344949</text:p>
          </table:table-cell>
          <table:table-cell table:formula="of:=[.B76]/101325" office:value-type="float" office:value="45.7275104860597" calcext:value-type="float">
            <text:p>45.7275104860597</text:p>
          </table:table-cell>
          <table:table-cell office:value-type="float" office:value="0.000344949" calcext:value-type="float">
            <text:p>0.000344949</text:p>
          </table:table-cell>
          <table:table-cell office:value-type="float" office:value="5293770" calcext:value-type="float">
            <text:p>5.29E+06</text:p>
          </table:table-cell>
          <table:table-cell table:formula="of:=[.E76]*1000" office:value-type="float" office:value="0.344949" calcext:value-type="float">
            <text:p>0.344949</text:p>
          </table:table-cell>
          <table:table-cell table:formula="of:=[.F76]/101325" office:value-type="float" office:value="52.2454478164323" calcext:value-type="float">
            <text:p>52.2454478164323</text:p>
          </table:table-cell>
          <table:table-cell office:value-type="float" office:value="0.000344949" calcext:value-type="float">
            <text:p>0.000344949</text:p>
          </table:table-cell>
          <table:table-cell office:value-type="float" office:value="5458880" calcext:value-type="float">
            <text:p>5.46E+06</text:p>
          </table:table-cell>
          <table:table-cell table:formula="of:=[.I76]*1000" office:value-type="float" office:value="0.344949" calcext:value-type="float">
            <text:p>0.344949</text:p>
          </table:table-cell>
          <table:table-cell table:formula="of:=[.J76]/101325" office:value-type="float" office:value="53.8749568221071" calcext:value-type="float">
            <text:p>53.8749568221071</text:p>
          </table:table-cell>
          <table:table-cell/>
          <table:table-cell table:formula="of:=[.A76]*1000" office:value-type="float" office:value="0.344949" calcext:value-type="float">
            <text:p>0.344949</text:p>
          </table:table-cell>
          <table:table-cell table:formula="of:=[.B76]/101325" office:value-type="float" office:value="45.7275104860597" calcext:value-type="float">
            <text:p>45.7275104860597</text:p>
          </table:table-cell>
          <table:table-cell table:formula="of:=[.E76]*1000" office:value-type="float" office:value="0.344949" calcext:value-type="float">
            <text:p>0.344949</text:p>
          </table:table-cell>
          <table:table-cell table:formula="of:=[.F76]/101325" office:value-type="float" office:value="52.2454478164323" calcext:value-type="float">
            <text:p>52.2454478164323</text:p>
          </table:table-cell>
          <table:table-cell table:formula="of:=[.I76]*1000" office:value-type="float" office:value="0.344949" calcext:value-type="float">
            <text:p>0.344949</text:p>
          </table:table-cell>
          <table:table-cell table:formula="of:=[.J76]/101325" office:value-type="float" office:value="53.8749568221071" calcext:value-type="float">
            <text:p>53.8749568221071</text:p>
          </table:table-cell>
          <table:table-cell table:number-columns-repeated="14"/>
        </table:table-row>
        <table:table-row table:style-name="ro1">
          <table:table-cell office:value-type="float" office:value="0.00034899" calcext:value-type="float">
            <text:p>0.00034899</text:p>
          </table:table-cell>
          <table:table-cell office:value-type="float" office:value="4602380" calcext:value-type="float">
            <text:p>4.60E+06</text:p>
          </table:table-cell>
          <table:table-cell table:formula="of:=[.A77]*1000" office:value-type="float" office:value="0.34899" calcext:value-type="float">
            <text:p>0.34899</text:p>
          </table:table-cell>
          <table:table-cell table:formula="of:=[.B77]/101325" office:value-type="float" office:value="45.4219590426844" calcext:value-type="float">
            <text:p>45.4219590426844</text:p>
          </table:table-cell>
          <table:table-cell office:value-type="float" office:value="0.00034899" calcext:value-type="float">
            <text:p>0.00034899</text:p>
          </table:table-cell>
          <table:table-cell office:value-type="float" office:value="5254090" calcext:value-type="float">
            <text:p>5.25E+06</text:p>
          </table:table-cell>
          <table:table-cell table:formula="of:=[.E77]*1000" office:value-type="float" office:value="0.34899" calcext:value-type="float">
            <text:p>0.34899</text:p>
          </table:table-cell>
          <table:table-cell table:formula="of:=[.F77]/101325" office:value-type="float" office:value="51.8538366641994" calcext:value-type="float">
            <text:p>51.8538366641994</text:p>
          </table:table-cell>
          <table:table-cell office:value-type="float" office:value="0.00034899" calcext:value-type="float">
            <text:p>0.00034899</text:p>
          </table:table-cell>
          <table:table-cell office:value-type="float" office:value="5417020" calcext:value-type="float">
            <text:p>5.42E+06</text:p>
          </table:table-cell>
          <table:table-cell table:formula="of:=[.I77]*1000" office:value-type="float" office:value="0.34899" calcext:value-type="float">
            <text:p>0.34899</text:p>
          </table:table-cell>
          <table:table-cell table:formula="of:=[.J77]/101325" office:value-type="float" office:value="53.4618307426598" calcext:value-type="float">
            <text:p>53.4618307426598</text:p>
          </table:table-cell>
          <table:table-cell/>
          <table:table-cell table:formula="of:=[.A77]*1000" office:value-type="float" office:value="0.34899" calcext:value-type="float">
            <text:p>0.34899</text:p>
          </table:table-cell>
          <table:table-cell table:formula="of:=[.B77]/101325" office:value-type="float" office:value="45.4219590426844" calcext:value-type="float">
            <text:p>45.4219590426844</text:p>
          </table:table-cell>
          <table:table-cell table:formula="of:=[.E77]*1000" office:value-type="float" office:value="0.34899" calcext:value-type="float">
            <text:p>0.34899</text:p>
          </table:table-cell>
          <table:table-cell table:formula="of:=[.F77]/101325" office:value-type="float" office:value="51.8538366641994" calcext:value-type="float">
            <text:p>51.8538366641994</text:p>
          </table:table-cell>
          <table:table-cell table:formula="of:=[.I77]*1000" office:value-type="float" office:value="0.34899" calcext:value-type="float">
            <text:p>0.34899</text:p>
          </table:table-cell>
          <table:table-cell table:formula="of:=[.J77]/101325" office:value-type="float" office:value="53.4618307426598" calcext:value-type="float">
            <text:p>53.4618307426598</text:p>
          </table:table-cell>
          <table:table-cell table:number-columns-repeated="14"/>
        </table:table-row>
        <table:table-row table:style-name="ro1">
          <table:table-cell office:value-type="float" office:value="0.00035303" calcext:value-type="float">
            <text:p>0.00035303</text:p>
          </table:table-cell>
          <table:table-cell office:value-type="float" office:value="4571640" calcext:value-type="float">
            <text:p>4.57E+06</text:p>
          </table:table-cell>
          <table:table-cell table:formula="of:=[.A78]*1000" office:value-type="float" office:value="0.35303" calcext:value-type="float">
            <text:p>0.35303</text:p>
          </table:table-cell>
          <table:table-cell table:formula="of:=[.B78]/101325" office:value-type="float" office:value="45.1185788304959" calcext:value-type="float">
            <text:p>45.1185788304959</text:p>
          </table:table-cell>
          <table:table-cell office:value-type="float" office:value="0.00035303" calcext:value-type="float">
            <text:p>0.00035303</text:p>
          </table:table-cell>
          <table:table-cell office:value-type="float" office:value="5214870" calcext:value-type="float">
            <text:p>5.21E+06</text:p>
          </table:table-cell>
          <table:table-cell table:formula="of:=[.E78]*1000" office:value-type="float" office:value="0.35303" calcext:value-type="float">
            <text:p>0.35303</text:p>
          </table:table-cell>
          <table:table-cell table:formula="of:=[.F78]/101325" office:value-type="float" office:value="51.4667653589933" calcext:value-type="float">
            <text:p>51.4667653589933</text:p>
          </table:table-cell>
          <table:table-cell office:value-type="float" office:value="0.00035303" calcext:value-type="float">
            <text:p>0.00035303</text:p>
          </table:table-cell>
          <table:table-cell office:value-type="float" office:value="5375680" calcext:value-type="float">
            <text:p>5.38E+06</text:p>
          </table:table-cell>
          <table:table-cell table:formula="of:=[.I78]*1000" office:value-type="float" office:value="0.35303" calcext:value-type="float">
            <text:p>0.35303</text:p>
          </table:table-cell>
          <table:table-cell table:formula="of:=[.J78]/101325" office:value-type="float" office:value="53.0538366641994" calcext:value-type="float">
            <text:p>53.0538366641994</text:p>
          </table:table-cell>
          <table:table-cell/>
          <table:table-cell table:formula="of:=[.A78]*1000" office:value-type="float" office:value="0.35303" calcext:value-type="float">
            <text:p>0.35303</text:p>
          </table:table-cell>
          <table:table-cell table:formula="of:=[.B78]/101325" office:value-type="float" office:value="45.1185788304959" calcext:value-type="float">
            <text:p>45.1185788304959</text:p>
          </table:table-cell>
          <table:table-cell table:formula="of:=[.E78]*1000" office:value-type="float" office:value="0.35303" calcext:value-type="float">
            <text:p>0.35303</text:p>
          </table:table-cell>
          <table:table-cell table:formula="of:=[.F78]/101325" office:value-type="float" office:value="51.4667653589933" calcext:value-type="float">
            <text:p>51.4667653589933</text:p>
          </table:table-cell>
          <table:table-cell table:formula="of:=[.I78]*1000" office:value-type="float" office:value="0.35303" calcext:value-type="float">
            <text:p>0.35303</text:p>
          </table:table-cell>
          <table:table-cell table:formula="of:=[.J78]/101325" office:value-type="float" office:value="53.0538366641994" calcext:value-type="float">
            <text:p>53.0538366641994</text:p>
          </table:table-cell>
          <table:table-cell table:number-columns-repeated="14"/>
        </table:table-row>
        <table:table-row table:style-name="ro1">
          <table:table-cell office:value-type="float" office:value="0.000357071" calcext:value-type="float">
            <text:p>0.000357071</text:p>
          </table:table-cell>
          <table:table-cell office:value-type="float" office:value="4541150" calcext:value-type="float">
            <text:p>4.54E+06</text:p>
          </table:table-cell>
          <table:table-cell table:formula="of:=[.A79]*1000" office:value-type="float" office:value="0.357071" calcext:value-type="float">
            <text:p>0.357071</text:p>
          </table:table-cell>
          <table:table-cell table:formula="of:=[.B79]/101325" office:value-type="float" office:value="44.8176659264742" calcext:value-type="float">
            <text:p>44.8176659264742</text:p>
          </table:table-cell>
          <table:table-cell office:value-type="float" office:value="0.000357071" calcext:value-type="float">
            <text:p>0.000357071</text:p>
          </table:table-cell>
          <table:table-cell office:value-type="float" office:value="5176110" calcext:value-type="float">
            <text:p>5.18E+06</text:p>
          </table:table-cell>
          <table:table-cell table:formula="of:=[.E79]*1000" office:value-type="float" office:value="0.357071" calcext:value-type="float">
            <text:p>0.357071</text:p>
          </table:table-cell>
          <table:table-cell table:formula="of:=[.F79]/101325" office:value-type="float" office:value="51.0842339008142" calcext:value-type="float">
            <text:p>51.0842339008142</text:p>
          </table:table-cell>
          <table:table-cell office:value-type="float" office:value="0.000357071" calcext:value-type="float">
            <text:p>0.000357071</text:p>
          </table:table-cell>
          <table:table-cell office:value-type="float" office:value="5334850" calcext:value-type="float">
            <text:p>5.33E+06</text:p>
          </table:table-cell>
          <table:table-cell table:formula="of:=[.I79]*1000" office:value-type="float" office:value="0.357071" calcext:value-type="float">
            <text:p>0.357071</text:p>
          </table:table-cell>
          <table:table-cell table:formula="of:=[.J79]/101325" office:value-type="float" office:value="52.6508758943992" calcext:value-type="float">
            <text:p>52.6508758943992</text:p>
          </table:table-cell>
          <table:table-cell/>
          <table:table-cell table:formula="of:=[.A79]*1000" office:value-type="float" office:value="0.357071" calcext:value-type="float">
            <text:p>0.357071</text:p>
          </table:table-cell>
          <table:table-cell table:formula="of:=[.B79]/101325" office:value-type="float" office:value="44.8176659264742" calcext:value-type="float">
            <text:p>44.8176659264742</text:p>
          </table:table-cell>
          <table:table-cell table:formula="of:=[.E79]*1000" office:value-type="float" office:value="0.357071" calcext:value-type="float">
            <text:p>0.357071</text:p>
          </table:table-cell>
          <table:table-cell table:formula="of:=[.F79]/101325" office:value-type="float" office:value="51.0842339008142" calcext:value-type="float">
            <text:p>51.0842339008142</text:p>
          </table:table-cell>
          <table:table-cell table:formula="of:=[.I79]*1000" office:value-type="float" office:value="0.357071" calcext:value-type="float">
            <text:p>0.357071</text:p>
          </table:table-cell>
          <table:table-cell table:formula="of:=[.J79]/101325" office:value-type="float" office:value="52.6508758943992" calcext:value-type="float">
            <text:p>52.6508758943992</text:p>
          </table:table-cell>
          <table:table-cell table:number-columns-repeated="14"/>
        </table:table-row>
        <table:table-row table:style-name="ro1">
          <table:table-cell office:value-type="float" office:value="0.000361111" calcext:value-type="float">
            <text:p>0.000361111</text:p>
          </table:table-cell>
          <table:table-cell office:value-type="float" office:value="4510910" calcext:value-type="float">
            <text:p>4.51E+06</text:p>
          </table:table-cell>
          <table:table-cell table:formula="of:=[.A80]*1000" office:value-type="float" office:value="0.361111" calcext:value-type="float">
            <text:p>0.361111</text:p>
          </table:table-cell>
          <table:table-cell table:formula="of:=[.B80]/101325" office:value-type="float" office:value="44.5192203306193" calcext:value-type="float">
            <text:p>44.5192203306193</text:p>
          </table:table-cell>
          <table:table-cell office:value-type="float" office:value="0.000361111" calcext:value-type="float">
            <text:p>0.000361111</text:p>
          </table:table-cell>
          <table:table-cell office:value-type="float" office:value="5137800" calcext:value-type="float">
            <text:p>5.14E+06</text:p>
          </table:table-cell>
          <table:table-cell table:formula="of:=[.E80]*1000" office:value-type="float" office:value="0.361111" calcext:value-type="float">
            <text:p>0.361111</text:p>
          </table:table-cell>
          <table:table-cell table:formula="of:=[.F80]/101325" office:value-type="float" office:value="50.7061435973353" calcext:value-type="float">
            <text:p>50.7061435973353</text:p>
          </table:table-cell>
          <table:table-cell office:value-type="float" office:value="0.000361111" calcext:value-type="float">
            <text:p>0.000361111</text:p>
          </table:table-cell>
          <table:table-cell office:value-type="float" office:value="5294530" calcext:value-type="float">
            <text:p>5.29E+06</text:p>
          </table:table-cell>
          <table:table-cell table:formula="of:=[.I80]*1000" office:value-type="float" office:value="0.361111" calcext:value-type="float">
            <text:p>0.361111</text:p>
          </table:table-cell>
          <table:table-cell table:formula="of:=[.J80]/101325" office:value-type="float" office:value="52.2529484332593" calcext:value-type="float">
            <text:p>52.2529484332593</text:p>
          </table:table-cell>
          <table:table-cell/>
          <table:table-cell table:formula="of:=[.A80]*1000" office:value-type="float" office:value="0.361111" calcext:value-type="float">
            <text:p>0.361111</text:p>
          </table:table-cell>
          <table:table-cell table:formula="of:=[.B80]/101325" office:value-type="float" office:value="44.5192203306193" calcext:value-type="float">
            <text:p>44.5192203306193</text:p>
          </table:table-cell>
          <table:table-cell table:formula="of:=[.E80]*1000" office:value-type="float" office:value="0.361111" calcext:value-type="float">
            <text:p>0.361111</text:p>
          </table:table-cell>
          <table:table-cell table:formula="of:=[.F80]/101325" office:value-type="float" office:value="50.7061435973353" calcext:value-type="float">
            <text:p>50.7061435973353</text:p>
          </table:table-cell>
          <table:table-cell table:formula="of:=[.I80]*1000" office:value-type="float" office:value="0.361111" calcext:value-type="float">
            <text:p>0.361111</text:p>
          </table:table-cell>
          <table:table-cell table:formula="of:=[.J80]/101325" office:value-type="float" office:value="52.2529484332593" calcext:value-type="float">
            <text:p>52.2529484332593</text:p>
          </table:table-cell>
          <table:table-cell table:number-columns-repeated="14"/>
        </table:table-row>
        <table:table-row table:style-name="ro1">
          <table:table-cell office:value-type="float" office:value="0.000365152" calcext:value-type="float">
            <text:p>0.000365152</text:p>
          </table:table-cell>
          <table:table-cell office:value-type="float" office:value="4480910" calcext:value-type="float">
            <text:p>4.48E+06</text:p>
          </table:table-cell>
          <table:table-cell table:formula="of:=[.A81]*1000" office:value-type="float" office:value="0.365152" calcext:value-type="float">
            <text:p>0.365152</text:p>
          </table:table-cell>
          <table:table-cell table:formula="of:=[.B81]/101325" office:value-type="float" office:value="44.2231433506045" calcext:value-type="float">
            <text:p>44.2231433506045</text:p>
          </table:table-cell>
          <table:table-cell office:value-type="float" office:value="0.000365152" calcext:value-type="float">
            <text:p>0.000365152</text:p>
          </table:table-cell>
          <table:table-cell office:value-type="float" office:value="5099950" calcext:value-type="float">
            <text:p>5.10E+06</text:p>
          </table:table-cell>
          <table:table-cell table:formula="of:=[.E81]*1000" office:value-type="float" office:value="0.365152" calcext:value-type="float">
            <text:p>0.365152</text:p>
          </table:table-cell>
          <table:table-cell table:formula="of:=[.F81]/101325" office:value-type="float" office:value="50.3325931408833" calcext:value-type="float">
            <text:p>50.3325931408833</text:p>
          </table:table-cell>
          <table:table-cell office:value-type="float" office:value="0.000365152" calcext:value-type="float">
            <text:p>0.000365152</text:p>
          </table:table-cell>
          <table:table-cell office:value-type="float" office:value="5254710" calcext:value-type="float">
            <text:p>5.25E+06</text:p>
          </table:table-cell>
          <table:table-cell table:formula="of:=[.I81]*1000" office:value-type="float" office:value="0.365152" calcext:value-type="float">
            <text:p>0.365152</text:p>
          </table:table-cell>
          <table:table-cell table:formula="of:=[.J81]/101325" office:value-type="float" office:value="51.859955588453" calcext:value-type="float">
            <text:p>51.859955588453</text:p>
          </table:table-cell>
          <table:table-cell/>
          <table:table-cell table:formula="of:=[.A81]*1000" office:value-type="float" office:value="0.365152" calcext:value-type="float">
            <text:p>0.365152</text:p>
          </table:table-cell>
          <table:table-cell table:formula="of:=[.B81]/101325" office:value-type="float" office:value="44.2231433506045" calcext:value-type="float">
            <text:p>44.2231433506045</text:p>
          </table:table-cell>
          <table:table-cell table:formula="of:=[.E81]*1000" office:value-type="float" office:value="0.365152" calcext:value-type="float">
            <text:p>0.365152</text:p>
          </table:table-cell>
          <table:table-cell table:formula="of:=[.F81]/101325" office:value-type="float" office:value="50.3325931408833" calcext:value-type="float">
            <text:p>50.3325931408833</text:p>
          </table:table-cell>
          <table:table-cell table:formula="of:=[.I81]*1000" office:value-type="float" office:value="0.365152" calcext:value-type="float">
            <text:p>0.365152</text:p>
          </table:table-cell>
          <table:table-cell table:formula="of:=[.J81]/101325" office:value-type="float" office:value="51.859955588453" calcext:value-type="float">
            <text:p>51.859955588453</text:p>
          </table:table-cell>
          <table:table-cell table:number-columns-repeated="14"/>
        </table:table-row>
        <table:table-row table:style-name="ro1">
          <table:table-cell office:value-type="float" office:value="0.000369192" calcext:value-type="float">
            <text:p>0.000369192</text:p>
          </table:table-cell>
          <table:table-cell office:value-type="float" office:value="4451180" calcext:value-type="float">
            <text:p>4.45E+06</text:p>
          </table:table-cell>
          <table:table-cell table:formula="of:=[.A82]*1000" office:value-type="float" office:value="0.369192" calcext:value-type="float">
            <text:p>0.369192</text:p>
          </table:table-cell>
          <table:table-cell table:formula="of:=[.B82]/101325" office:value-type="float" office:value="43.9297310634098" calcext:value-type="float">
            <text:p>43.9297310634098</text:p>
          </table:table-cell>
          <table:table-cell office:value-type="float" office:value="0.000369192" calcext:value-type="float">
            <text:p>0.000369192</text:p>
          </table:table-cell>
          <table:table-cell office:value-type="float" office:value="5062550" calcext:value-type="float">
            <text:p>5.06E+06</text:p>
          </table:table-cell>
          <table:table-cell table:formula="of:=[.E82]*1000" office:value-type="float" office:value="0.369192" calcext:value-type="float">
            <text:p>0.369192</text:p>
          </table:table-cell>
          <table:table-cell table:formula="of:=[.F82]/101325" office:value-type="float" office:value="49.9634838391315" calcext:value-type="float">
            <text:p>49.9634838391315</text:p>
          </table:table-cell>
          <table:table-cell office:value-type="float" office:value="0.000369192" calcext:value-type="float">
            <text:p>0.000369192</text:p>
          </table:table-cell>
          <table:table-cell office:value-type="float" office:value="5215400" calcext:value-type="float">
            <text:p>5.22E+06</text:p>
          </table:table-cell>
          <table:table-cell table:formula="of:=[.I82]*1000" office:value-type="float" office:value="0.369192" calcext:value-type="float">
            <text:p>0.369192</text:p>
          </table:table-cell>
          <table:table-cell table:formula="of:=[.J82]/101325" office:value-type="float" office:value="51.4719960523069" calcext:value-type="float">
            <text:p>51.4719960523069</text:p>
          </table:table-cell>
          <table:table-cell/>
          <table:table-cell table:formula="of:=[.A82]*1000" office:value-type="float" office:value="0.369192" calcext:value-type="float">
            <text:p>0.369192</text:p>
          </table:table-cell>
          <table:table-cell table:formula="of:=[.B82]/101325" office:value-type="float" office:value="43.9297310634098" calcext:value-type="float">
            <text:p>43.9297310634098</text:p>
          </table:table-cell>
          <table:table-cell table:formula="of:=[.E82]*1000" office:value-type="float" office:value="0.369192" calcext:value-type="float">
            <text:p>0.369192</text:p>
          </table:table-cell>
          <table:table-cell table:formula="of:=[.F82]/101325" office:value-type="float" office:value="49.9634838391315" calcext:value-type="float">
            <text:p>49.9634838391315</text:p>
          </table:table-cell>
          <table:table-cell table:formula="of:=[.I82]*1000" office:value-type="float" office:value="0.369192" calcext:value-type="float">
            <text:p>0.369192</text:p>
          </table:table-cell>
          <table:table-cell table:formula="of:=[.J82]/101325" office:value-type="float" office:value="51.4719960523069" calcext:value-type="float">
            <text:p>51.4719960523069</text:p>
          </table:table-cell>
          <table:table-cell table:number-columns-repeated="14"/>
        </table:table-row>
        <table:table-row table:style-name="ro1">
          <table:table-cell office:value-type="float" office:value="0.000373232" calcext:value-type="float">
            <text:p>0.000373232</text:p>
          </table:table-cell>
          <table:table-cell office:value-type="float" office:value="4421700" calcext:value-type="float">
            <text:p>4.42E+06</text:p>
          </table:table-cell>
          <table:table-cell table:formula="of:=[.A83]*1000" office:value-type="float" office:value="0.373232" calcext:value-type="float">
            <text:p>0.373232</text:p>
          </table:table-cell>
          <table:table-cell table:formula="of:=[.B83]/101325" office:value-type="float" office:value="43.6387860843819" calcext:value-type="float">
            <text:p>43.6387860843819</text:p>
          </table:table-cell>
          <table:table-cell office:value-type="float" office:value="0.000373232" calcext:value-type="float">
            <text:p>0.000373232</text:p>
          </table:table-cell>
          <table:table-cell office:value-type="float" office:value="5025600" calcext:value-type="float">
            <text:p>5.03E+06</text:p>
          </table:table-cell>
          <table:table-cell table:formula="of:=[.E83]*1000" office:value-type="float" office:value="0.373232" calcext:value-type="float">
            <text:p>0.373232</text:p>
          </table:table-cell>
          <table:table-cell table:formula="of:=[.F83]/101325" office:value-type="float" office:value="49.5988156920799" calcext:value-type="float">
            <text:p>49.5988156920799</text:p>
          </table:table-cell>
          <table:table-cell office:value-type="float" office:value="0.000373232" calcext:value-type="float">
            <text:p>0.000373232</text:p>
          </table:table-cell>
          <table:table-cell office:value-type="float" office:value="5176570" calcext:value-type="float">
            <text:p>5.18E+06</text:p>
          </table:table-cell>
          <table:table-cell table:formula="of:=[.I83]*1000" office:value-type="float" office:value="0.373232" calcext:value-type="float">
            <text:p>0.373232</text:p>
          </table:table-cell>
          <table:table-cell table:formula="of:=[.J83]/101325" office:value-type="float" office:value="51.0887737478411" calcext:value-type="float">
            <text:p>51.0887737478411</text:p>
          </table:table-cell>
          <table:table-cell/>
          <table:table-cell table:formula="of:=[.A83]*1000" office:value-type="float" office:value="0.373232" calcext:value-type="float">
            <text:p>0.373232</text:p>
          </table:table-cell>
          <table:table-cell table:formula="of:=[.B83]/101325" office:value-type="float" office:value="43.6387860843819" calcext:value-type="float">
            <text:p>43.6387860843819</text:p>
          </table:table-cell>
          <table:table-cell table:formula="of:=[.E83]*1000" office:value-type="float" office:value="0.373232" calcext:value-type="float">
            <text:p>0.373232</text:p>
          </table:table-cell>
          <table:table-cell table:formula="of:=[.F83]/101325" office:value-type="float" office:value="49.5988156920799" calcext:value-type="float">
            <text:p>49.5988156920799</text:p>
          </table:table-cell>
          <table:table-cell table:formula="of:=[.I83]*1000" office:value-type="float" office:value="0.373232" calcext:value-type="float">
            <text:p>0.373232</text:p>
          </table:table-cell>
          <table:table-cell table:formula="of:=[.J83]/101325" office:value-type="float" office:value="51.0887737478411" calcext:value-type="float">
            <text:p>51.0887737478411</text:p>
          </table:table-cell>
          <table:table-cell table:number-columns-repeated="14"/>
        </table:table-row>
        <table:table-row table:style-name="ro1">
          <table:table-cell office:value-type="float" office:value="0.000377273" calcext:value-type="float">
            <text:p>0.000377273</text:p>
          </table:table-cell>
          <table:table-cell office:value-type="float" office:value="4392480" calcext:value-type="float">
            <text:p>4.39E+06</text:p>
          </table:table-cell>
          <table:table-cell table:formula="of:=[.A84]*1000" office:value-type="float" office:value="0.377273" calcext:value-type="float">
            <text:p>0.377273</text:p>
          </table:table-cell>
          <table:table-cell table:formula="of:=[.B84]/101325" office:value-type="float" office:value="43.3504071058475" calcext:value-type="float">
            <text:p>43.3504071058475</text:p>
          </table:table-cell>
          <table:table-cell office:value-type="float" office:value="0.000377273" calcext:value-type="float">
            <text:p>0.000377273</text:p>
          </table:table-cell>
          <table:table-cell office:value-type="float" office:value="4989090" calcext:value-type="float">
            <text:p>4.99E+06</text:p>
          </table:table-cell>
          <table:table-cell table:formula="of:=[.E84]*1000" office:value-type="float" office:value="0.377273" calcext:value-type="float">
            <text:p>0.377273</text:p>
          </table:table-cell>
          <table:table-cell table:formula="of:=[.F84]/101325" office:value-type="float" office:value="49.2384900074019" calcext:value-type="float">
            <text:p>49.2384900074019</text:p>
          </table:table-cell>
          <table:table-cell office:value-type="float" office:value="0.000377273" calcext:value-type="float">
            <text:p>0.000377273</text:p>
          </table:table-cell>
          <table:table-cell office:value-type="float" office:value="5138240" calcext:value-type="float">
            <text:p>5.14E+06</text:p>
          </table:table-cell>
          <table:table-cell table:formula="of:=[.I84]*1000" office:value-type="float" office:value="0.377273" calcext:value-type="float">
            <text:p>0.377273</text:p>
          </table:table-cell>
          <table:table-cell table:formula="of:=[.J84]/101325" office:value-type="float" office:value="50.7104860597089" calcext:value-type="float">
            <text:p>50.7104860597089</text:p>
          </table:table-cell>
          <table:table-cell/>
          <table:table-cell table:formula="of:=[.A84]*1000" office:value-type="float" office:value="0.377273" calcext:value-type="float">
            <text:p>0.377273</text:p>
          </table:table-cell>
          <table:table-cell table:formula="of:=[.B84]/101325" office:value-type="float" office:value="43.3504071058475" calcext:value-type="float">
            <text:p>43.3504071058475</text:p>
          </table:table-cell>
          <table:table-cell table:formula="of:=[.E84]*1000" office:value-type="float" office:value="0.377273" calcext:value-type="float">
            <text:p>0.377273</text:p>
          </table:table-cell>
          <table:table-cell table:formula="of:=[.F84]/101325" office:value-type="float" office:value="49.2384900074019" calcext:value-type="float">
            <text:p>49.2384900074019</text:p>
          </table:table-cell>
          <table:table-cell table:formula="of:=[.I84]*1000" office:value-type="float" office:value="0.377273" calcext:value-type="float">
            <text:p>0.377273</text:p>
          </table:table-cell>
          <table:table-cell table:formula="of:=[.J84]/101325" office:value-type="float" office:value="50.7104860597089" calcext:value-type="float">
            <text:p>50.7104860597089</text:p>
          </table:table-cell>
          <table:table-cell table:number-columns-repeated="14"/>
        </table:table-row>
        <table:table-row table:style-name="ro1">
          <table:table-cell office:value-type="float" office:value="0.000381313" calcext:value-type="float">
            <text:p>0.000381313</text:p>
          </table:table-cell>
          <table:table-cell office:value-type="float" office:value="4363530" calcext:value-type="float">
            <text:p>4.36E+06</text:p>
          </table:table-cell>
          <table:table-cell table:formula="of:=[.A85]*1000" office:value-type="float" office:value="0.381313" calcext:value-type="float">
            <text:p>0.381313</text:p>
          </table:table-cell>
          <table:table-cell table:formula="of:=[.B85]/101325" office:value-type="float" office:value="43.0646928201332" calcext:value-type="float">
            <text:p>43.0646928201332</text:p>
          </table:table-cell>
          <table:table-cell office:value-type="float" office:value="0.000381313" calcext:value-type="float">
            <text:p>0.000381313</text:p>
          </table:table-cell>
          <table:table-cell office:value-type="float" office:value="4953010" calcext:value-type="float">
            <text:p>4.95E+06</text:p>
          </table:table-cell>
          <table:table-cell table:formula="of:=[.E85]*1000" office:value-type="float" office:value="0.381313" calcext:value-type="float">
            <text:p>0.381313</text:p>
          </table:table-cell>
          <table:table-cell table:formula="of:=[.F85]/101325" office:value-type="float" office:value="48.8824080927708" calcext:value-type="float">
            <text:p>48.8824080927708</text:p>
          </table:table-cell>
          <table:table-cell office:value-type="float" office:value="0.000381313" calcext:value-type="float">
            <text:p>0.000381313</text:p>
          </table:table-cell>
          <table:table-cell office:value-type="float" office:value="5100380" calcext:value-type="float">
            <text:p>5.10E+06</text:p>
          </table:table-cell>
          <table:table-cell table:formula="of:=[.I85]*1000" office:value-type="float" office:value="0.381313" calcext:value-type="float">
            <text:p>0.381313</text:p>
          </table:table-cell>
          <table:table-cell table:formula="of:=[.J85]/101325" office:value-type="float" office:value="50.3368369109302" calcext:value-type="float">
            <text:p>50.3368369109302</text:p>
          </table:table-cell>
          <table:table-cell/>
          <table:table-cell table:formula="of:=[.A85]*1000" office:value-type="float" office:value="0.381313" calcext:value-type="float">
            <text:p>0.381313</text:p>
          </table:table-cell>
          <table:table-cell table:formula="of:=[.B85]/101325" office:value-type="float" office:value="43.0646928201332" calcext:value-type="float">
            <text:p>43.0646928201332</text:p>
          </table:table-cell>
          <table:table-cell table:formula="of:=[.E85]*1000" office:value-type="float" office:value="0.381313" calcext:value-type="float">
            <text:p>0.381313</text:p>
          </table:table-cell>
          <table:table-cell table:formula="of:=[.F85]/101325" office:value-type="float" office:value="48.8824080927708" calcext:value-type="float">
            <text:p>48.8824080927708</text:p>
          </table:table-cell>
          <table:table-cell table:formula="of:=[.I85]*1000" office:value-type="float" office:value="0.381313" calcext:value-type="float">
            <text:p>0.381313</text:p>
          </table:table-cell>
          <table:table-cell table:formula="of:=[.J85]/101325" office:value-type="float" office:value="50.3368369109302" calcext:value-type="float">
            <text:p>50.3368369109302</text:p>
          </table:table-cell>
          <table:table-cell table:number-columns-repeated="14"/>
        </table:table-row>
        <table:table-row table:style-name="ro1">
          <table:table-cell office:value-type="float" office:value="0.000385354" calcext:value-type="float">
            <text:p>0.000385354</text:p>
          </table:table-cell>
          <table:table-cell office:value-type="float" office:value="4334850" calcext:value-type="float">
            <text:p>4.33E+06</text:p>
          </table:table-cell>
          <table:table-cell table:formula="of:=[.A86]*1000" office:value-type="float" office:value="0.385354" calcext:value-type="float">
            <text:p>0.385354</text:p>
          </table:table-cell>
          <table:table-cell table:formula="of:=[.B86]/101325" office:value-type="float" office:value="42.7816432272391" calcext:value-type="float">
            <text:p>42.7816432272391</text:p>
          </table:table-cell>
          <table:table-cell office:value-type="float" office:value="0.000385354" calcext:value-type="float">
            <text:p>0.000385354</text:p>
          </table:table-cell>
          <table:table-cell office:value-type="float" office:value="4917380" calcext:value-type="float">
            <text:p>4.92E+06</text:p>
          </table:table-cell>
          <table:table-cell table:formula="of:=[.E86]*1000" office:value-type="float" office:value="0.385354" calcext:value-type="float">
            <text:p>0.385354</text:p>
          </table:table-cell>
          <table:table-cell table:formula="of:=[.F86]/101325" office:value-type="float" office:value="48.5307673328399" calcext:value-type="float">
            <text:p>48.5307673328399</text:p>
          </table:table-cell>
          <table:table-cell office:value-type="float" office:value="0.000385354" calcext:value-type="float">
            <text:p>0.000385354</text:p>
          </table:table-cell>
          <table:table-cell office:value-type="float" office:value="5063010" calcext:value-type="float">
            <text:p>5.06E+06</text:p>
          </table:table-cell>
          <table:table-cell table:formula="of:=[.I86]*1000" office:value-type="float" office:value="0.385354" calcext:value-type="float">
            <text:p>0.385354</text:p>
          </table:table-cell>
          <table:table-cell table:formula="of:=[.J86]/101325" office:value-type="float" office:value="49.9680236861584" calcext:value-type="float">
            <text:p>49.9680236861584</text:p>
          </table:table-cell>
          <table:table-cell/>
          <table:table-cell table:formula="of:=[.A86]*1000" office:value-type="float" office:value="0.385354" calcext:value-type="float">
            <text:p>0.385354</text:p>
          </table:table-cell>
          <table:table-cell table:formula="of:=[.B86]/101325" office:value-type="float" office:value="42.7816432272391" calcext:value-type="float">
            <text:p>42.7816432272391</text:p>
          </table:table-cell>
          <table:table-cell table:formula="of:=[.E86]*1000" office:value-type="float" office:value="0.385354" calcext:value-type="float">
            <text:p>0.385354</text:p>
          </table:table-cell>
          <table:table-cell table:formula="of:=[.F86]/101325" office:value-type="float" office:value="48.5307673328399" calcext:value-type="float">
            <text:p>48.5307673328399</text:p>
          </table:table-cell>
          <table:table-cell table:formula="of:=[.I86]*1000" office:value-type="float" office:value="0.385354" calcext:value-type="float">
            <text:p>0.385354</text:p>
          </table:table-cell>
          <table:table-cell table:formula="of:=[.J86]/101325" office:value-type="float" office:value="49.9680236861584" calcext:value-type="float">
            <text:p>49.9680236861584</text:p>
          </table:table-cell>
          <table:table-cell table:number-columns-repeated="14"/>
        </table:table-row>
        <table:table-row table:style-name="ro1">
          <table:table-cell office:value-type="float" office:value="0.000389394" calcext:value-type="float">
            <text:p>0.000389394</text:p>
          </table:table-cell>
          <table:table-cell office:value-type="float" office:value="4306430" calcext:value-type="float">
            <text:p>4.31E+06</text:p>
          </table:table-cell>
          <table:table-cell table:formula="of:=[.A87]*1000" office:value-type="float" office:value="0.389394" calcext:value-type="float">
            <text:p>0.389394</text:p>
          </table:table-cell>
          <table:table-cell table:formula="of:=[.B87]/101325" office:value-type="float" office:value="42.5011596348384" calcext:value-type="float">
            <text:p>42.5011596348384</text:p>
          </table:table-cell>
          <table:table-cell office:value-type="float" office:value="0.000389394" calcext:value-type="float">
            <text:p>0.000389394</text:p>
          </table:table-cell>
          <table:table-cell office:value-type="float" office:value="4882170" calcext:value-type="float">
            <text:p>4.88E+06</text:p>
          </table:table-cell>
          <table:table-cell table:formula="of:=[.E87]*1000" office:value-type="float" office:value="0.389394" calcext:value-type="float">
            <text:p>0.389394</text:p>
          </table:table-cell>
          <table:table-cell table:formula="of:=[.F87]/101325" office:value-type="float" office:value="48.1832716506292" calcext:value-type="float">
            <text:p>48.1832716506292</text:p>
          </table:table-cell>
          <table:table-cell office:value-type="float" office:value="0.000389394" calcext:value-type="float">
            <text:p>0.000389394</text:p>
          </table:table-cell>
          <table:table-cell office:value-type="float" office:value="5026100" calcext:value-type="float">
            <text:p>5.03E+06</text:p>
          </table:table-cell>
          <table:table-cell table:formula="of:=[.I87]*1000" office:value-type="float" office:value="0.389394" calcext:value-type="float">
            <text:p>0.389394</text:p>
          </table:table-cell>
          <table:table-cell table:formula="of:=[.J87]/101325" office:value-type="float" office:value="49.6037503084135" calcext:value-type="float">
            <text:p>49.6037503084135</text:p>
          </table:table-cell>
          <table:table-cell/>
          <table:table-cell table:formula="of:=[.A87]*1000" office:value-type="float" office:value="0.389394" calcext:value-type="float">
            <text:p>0.389394</text:p>
          </table:table-cell>
          <table:table-cell table:formula="of:=[.B87]/101325" office:value-type="float" office:value="42.5011596348384" calcext:value-type="float">
            <text:p>42.5011596348384</text:p>
          </table:table-cell>
          <table:table-cell table:formula="of:=[.E87]*1000" office:value-type="float" office:value="0.389394" calcext:value-type="float">
            <text:p>0.389394</text:p>
          </table:table-cell>
          <table:table-cell table:formula="of:=[.F87]/101325" office:value-type="float" office:value="48.1832716506292" calcext:value-type="float">
            <text:p>48.1832716506292</text:p>
          </table:table-cell>
          <table:table-cell table:formula="of:=[.I87]*1000" office:value-type="float" office:value="0.389394" calcext:value-type="float">
            <text:p>0.389394</text:p>
          </table:table-cell>
          <table:table-cell table:formula="of:=[.J87]/101325" office:value-type="float" office:value="49.6037503084135" calcext:value-type="float">
            <text:p>49.6037503084135</text:p>
          </table:table-cell>
          <table:table-cell table:number-columns-repeated="14"/>
        </table:table-row>
        <table:table-row table:style-name="ro1">
          <table:table-cell office:value-type="float" office:value="0.000393434" calcext:value-type="float">
            <text:p>0.000393434</text:p>
          </table:table-cell>
          <table:table-cell office:value-type="float" office:value="4278280" calcext:value-type="float">
            <text:p>4.28E+06</text:p>
          </table:table-cell>
          <table:table-cell table:formula="of:=[.A88]*1000" office:value-type="float" office:value="0.393434" calcext:value-type="float">
            <text:p>0.393434</text:p>
          </table:table-cell>
          <table:table-cell table:formula="of:=[.B88]/101325" office:value-type="float" office:value="42.2233407352578" calcext:value-type="float">
            <text:p>42.2233407352578</text:p>
          </table:table-cell>
          <table:table-cell office:value-type="float" office:value="0.000393434" calcext:value-type="float">
            <text:p>0.000393434</text:p>
          </table:table-cell>
          <table:table-cell office:value-type="float" office:value="4847380" calcext:value-type="float">
            <text:p>4.85E+06</text:p>
          </table:table-cell>
          <table:table-cell table:formula="of:=[.E88]*1000" office:value-type="float" office:value="0.393434" calcext:value-type="float">
            <text:p>0.393434</text:p>
          </table:table-cell>
          <table:table-cell table:formula="of:=[.F88]/101325" office:value-type="float" office:value="47.8399210461387" calcext:value-type="float">
            <text:p>47.8399210461387</text:p>
          </table:table-cell>
          <table:table-cell office:value-type="float" office:value="0.000393434" calcext:value-type="float">
            <text:p>0.000393434</text:p>
          </table:table-cell>
          <table:table-cell office:value-type="float" office:value="4989660" calcext:value-type="float">
            <text:p>4.99E+06</text:p>
          </table:table-cell>
          <table:table-cell table:formula="of:=[.I88]*1000" office:value-type="float" office:value="0.393434" calcext:value-type="float">
            <text:p>0.393434</text:p>
          </table:table-cell>
          <table:table-cell table:formula="of:=[.J88]/101325" office:value-type="float" office:value="49.2441154700222" calcext:value-type="float">
            <text:p>49.2441154700222</text:p>
          </table:table-cell>
          <table:table-cell/>
          <table:table-cell table:formula="of:=[.A88]*1000" office:value-type="float" office:value="0.393434" calcext:value-type="float">
            <text:p>0.393434</text:p>
          </table:table-cell>
          <table:table-cell table:formula="of:=[.B88]/101325" office:value-type="float" office:value="42.2233407352578" calcext:value-type="float">
            <text:p>42.2233407352578</text:p>
          </table:table-cell>
          <table:table-cell table:formula="of:=[.E88]*1000" office:value-type="float" office:value="0.393434" calcext:value-type="float">
            <text:p>0.393434</text:p>
          </table:table-cell>
          <table:table-cell table:formula="of:=[.F88]/101325" office:value-type="float" office:value="47.8399210461387" calcext:value-type="float">
            <text:p>47.8399210461387</text:p>
          </table:table-cell>
          <table:table-cell table:formula="of:=[.I88]*1000" office:value-type="float" office:value="0.393434" calcext:value-type="float">
            <text:p>0.393434</text:p>
          </table:table-cell>
          <table:table-cell table:formula="of:=[.J88]/101325" office:value-type="float" office:value="49.2441154700222" calcext:value-type="float">
            <text:p>49.2441154700222</text:p>
          </table:table-cell>
          <table:table-cell table:number-columns-repeated="14"/>
        </table:table-row>
        <table:table-row table:style-name="ro1">
          <table:table-cell office:value-type="float" office:value="0.000397475" calcext:value-type="float">
            <text:p>0.000397475</text:p>
          </table:table-cell>
          <table:table-cell office:value-type="float" office:value="4250400" calcext:value-type="float">
            <text:p>4.25E+06</text:p>
          </table:table-cell>
          <table:table-cell table:formula="of:=[.A89]*1000" office:value-type="float" office:value="0.397475" calcext:value-type="float">
            <text:p>0.397475</text:p>
          </table:table-cell>
          <table:table-cell table:formula="of:=[.B89]/101325" office:value-type="float" office:value="41.9481865284974" calcext:value-type="float">
            <text:p>41.9481865284974</text:p>
          </table:table-cell>
          <table:table-cell office:value-type="float" office:value="0.000397475" calcext:value-type="float">
            <text:p>0.000397475</text:p>
          </table:table-cell>
          <table:table-cell office:value-type="float" office:value="4813020" calcext:value-type="float">
            <text:p>4.81E+06</text:p>
          </table:table-cell>
          <table:table-cell table:formula="of:=[.E89]*1000" office:value-type="float" office:value="0.397475" calcext:value-type="float">
            <text:p>0.397475</text:p>
          </table:table-cell>
          <table:table-cell table:formula="of:=[.F89]/101325" office:value-type="float" office:value="47.500814211695" calcext:value-type="float">
            <text:p>47.500814211695</text:p>
          </table:table-cell>
          <table:table-cell office:value-type="float" office:value="0.000397475" calcext:value-type="float">
            <text:p>0.000397475</text:p>
          </table:table-cell>
          <table:table-cell office:value-type="float" office:value="4953680" calcext:value-type="float">
            <text:p>4.95E+06</text:p>
          </table:table-cell>
          <table:table-cell table:formula="of:=[.I89]*1000" office:value-type="float" office:value="0.397475" calcext:value-type="float">
            <text:p>0.397475</text:p>
          </table:table-cell>
          <table:table-cell table:formula="of:=[.J89]/101325" office:value-type="float" office:value="48.8890204786578" calcext:value-type="float">
            <text:p>48.8890204786578</text:p>
          </table:table-cell>
          <table:table-cell/>
          <table:table-cell table:formula="of:=[.A89]*1000" office:value-type="float" office:value="0.397475" calcext:value-type="float">
            <text:p>0.397475</text:p>
          </table:table-cell>
          <table:table-cell table:formula="of:=[.B89]/101325" office:value-type="float" office:value="41.9481865284974" calcext:value-type="float">
            <text:p>41.9481865284974</text:p>
          </table:table-cell>
          <table:table-cell table:formula="of:=[.E89]*1000" office:value-type="float" office:value="0.397475" calcext:value-type="float">
            <text:p>0.397475</text:p>
          </table:table-cell>
          <table:table-cell table:formula="of:=[.F89]/101325" office:value-type="float" office:value="47.500814211695" calcext:value-type="float">
            <text:p>47.500814211695</text:p>
          </table:table-cell>
          <table:table-cell table:formula="of:=[.I89]*1000" office:value-type="float" office:value="0.397475" calcext:value-type="float">
            <text:p>0.397475</text:p>
          </table:table-cell>
          <table:table-cell table:formula="of:=[.J89]/101325" office:value-type="float" office:value="48.8890204786578" calcext:value-type="float">
            <text:p>48.8890204786578</text:p>
          </table:table-cell>
          <table:table-cell table:number-columns-repeated="14"/>
        </table:table-row>
        <table:table-row table:style-name="ro1">
          <table:table-cell office:value-type="float" office:value="0.000401515" calcext:value-type="float">
            <text:p>0.000401515</text:p>
          </table:table-cell>
          <table:table-cell office:value-type="float" office:value="4222790" calcext:value-type="float">
            <text:p>4.22E+06</text:p>
          </table:table-cell>
          <table:table-cell table:formula="of:=[.A90]*1000" office:value-type="float" office:value="0.401515" calcext:value-type="float">
            <text:p>0.401515</text:p>
          </table:table-cell>
          <table:table-cell table:formula="of:=[.B90]/101325" office:value-type="float" office:value="41.6756970145571" calcext:value-type="float">
            <text:p>41.6756970145571</text:p>
          </table:table-cell>
          <table:table-cell office:value-type="float" office:value="0.000401515" calcext:value-type="float">
            <text:p>0.000401515</text:p>
          </table:table-cell>
          <table:table-cell office:value-type="float" office:value="4779070" calcext:value-type="float">
            <text:p>4.78E+06</text:p>
          </table:table-cell>
          <table:table-cell table:formula="of:=[.E90]*1000" office:value-type="float" office:value="0.401515" calcext:value-type="float">
            <text:p>0.401515</text:p>
          </table:table-cell>
          <table:table-cell table:formula="of:=[.F90]/101325" office:value-type="float" office:value="47.165753762645" calcext:value-type="float">
            <text:p>47.165753762645</text:p>
          </table:table-cell>
          <table:table-cell office:value-type="float" office:value="0.000401515" calcext:value-type="float">
            <text:p>0.000401515</text:p>
          </table:table-cell>
          <table:table-cell office:value-type="float" office:value="4918140" calcext:value-type="float">
            <text:p>4.92E+06</text:p>
          </table:table-cell>
          <table:table-cell table:formula="of:=[.I90]*1000" office:value-type="float" office:value="0.401515" calcext:value-type="float">
            <text:p>0.401515</text:p>
          </table:table-cell>
          <table:table-cell table:formula="of:=[.J90]/101325" office:value-type="float" office:value="48.5382679496669" calcext:value-type="float">
            <text:p>48.5382679496669</text:p>
          </table:table-cell>
          <table:table-cell/>
          <table:table-cell table:formula="of:=[.A90]*1000" office:value-type="float" office:value="0.401515" calcext:value-type="float">
            <text:p>0.401515</text:p>
          </table:table-cell>
          <table:table-cell table:formula="of:=[.B90]/101325" office:value-type="float" office:value="41.6756970145571" calcext:value-type="float">
            <text:p>41.6756970145571</text:p>
          </table:table-cell>
          <table:table-cell table:formula="of:=[.E90]*1000" office:value-type="float" office:value="0.401515" calcext:value-type="float">
            <text:p>0.401515</text:p>
          </table:table-cell>
          <table:table-cell table:formula="of:=[.F90]/101325" office:value-type="float" office:value="47.165753762645" calcext:value-type="float">
            <text:p>47.165753762645</text:p>
          </table:table-cell>
          <table:table-cell table:formula="of:=[.I90]*1000" office:value-type="float" office:value="0.401515" calcext:value-type="float">
            <text:p>0.401515</text:p>
          </table:table-cell>
          <table:table-cell table:formula="of:=[.J90]/101325" office:value-type="float" office:value="48.5382679496669" calcext:value-type="float">
            <text:p>48.5382679496669</text:p>
          </table:table-cell>
          <table:table-cell table:number-columns-repeated="14"/>
        </table:table-row>
        <table:table-row table:style-name="ro1">
          <table:table-cell office:value-type="float" office:value="0.000405556" calcext:value-type="float">
            <text:p>0.000405556</text:p>
          </table:table-cell>
          <table:table-cell office:value-type="float" office:value="4195450" calcext:value-type="float">
            <text:p>4.20E+06</text:p>
          </table:table-cell>
          <table:table-cell table:formula="of:=[.A91]*1000" office:value-type="float" office:value="0.405556" calcext:value-type="float">
            <text:p>0.405556</text:p>
          </table:table-cell>
          <table:table-cell table:formula="of:=[.B91]/101325" office:value-type="float" office:value="41.405872193437" calcext:value-type="float">
            <text:p>41.405872193437</text:p>
          </table:table-cell>
          <table:table-cell office:value-type="float" office:value="0.000405556" calcext:value-type="float">
            <text:p>0.000405556</text:p>
          </table:table-cell>
          <table:table-cell office:value-type="float" office:value="4745540" calcext:value-type="float">
            <text:p>4.75E+06</text:p>
          </table:table-cell>
          <table:table-cell table:formula="of:=[.E91]*1000" office:value-type="float" office:value="0.405556" calcext:value-type="float">
            <text:p>0.405556</text:p>
          </table:table-cell>
          <table:table-cell table:formula="of:=[.F91]/101325" office:value-type="float" office:value="46.8348383913151" calcext:value-type="float">
            <text:p>46.8348383913151</text:p>
          </table:table-cell>
          <table:table-cell office:value-type="float" office:value="0.000405556" calcext:value-type="float">
            <text:p>0.000405556</text:p>
          </table:table-cell>
          <table:table-cell office:value-type="float" office:value="4883060" calcext:value-type="float">
            <text:p>4.88E+06</text:p>
          </table:table-cell>
          <table:table-cell table:formula="of:=[.I91]*1000" office:value-type="float" office:value="0.405556" calcext:value-type="float">
            <text:p>0.405556</text:p>
          </table:table-cell>
          <table:table-cell table:formula="of:=[.J91]/101325" office:value-type="float" office:value="48.1920552677029" calcext:value-type="float">
            <text:p>48.1920552677029</text:p>
          </table:table-cell>
          <table:table-cell/>
          <table:table-cell table:formula="of:=[.A91]*1000" office:value-type="float" office:value="0.405556" calcext:value-type="float">
            <text:p>0.405556</text:p>
          </table:table-cell>
          <table:table-cell table:formula="of:=[.B91]/101325" office:value-type="float" office:value="41.405872193437" calcext:value-type="float">
            <text:p>41.405872193437</text:p>
          </table:table-cell>
          <table:table-cell table:formula="of:=[.E91]*1000" office:value-type="float" office:value="0.405556" calcext:value-type="float">
            <text:p>0.405556</text:p>
          </table:table-cell>
          <table:table-cell table:formula="of:=[.F91]/101325" office:value-type="float" office:value="46.8348383913151" calcext:value-type="float">
            <text:p>46.8348383913151</text:p>
          </table:table-cell>
          <table:table-cell table:formula="of:=[.I91]*1000" office:value-type="float" office:value="0.405556" calcext:value-type="float">
            <text:p>0.405556</text:p>
          </table:table-cell>
          <table:table-cell table:formula="of:=[.J91]/101325" office:value-type="float" office:value="48.1920552677029" calcext:value-type="float">
            <text:p>48.1920552677029</text:p>
          </table:table-cell>
          <table:table-cell table:number-columns-repeated="14"/>
        </table:table-row>
        <table:table-row table:style-name="ro1">
          <table:table-cell office:value-type="float" office:value="0.000409596" calcext:value-type="float">
            <text:p>0.000409596</text:p>
          </table:table-cell>
          <table:table-cell office:value-type="float" office:value="4168380" calcext:value-type="float">
            <text:p>4.17E+06</text:p>
          </table:table-cell>
          <table:table-cell table:formula="of:=[.A92]*1000" office:value-type="float" office:value="0.409596" calcext:value-type="float">
            <text:p>0.409596</text:p>
          </table:table-cell>
          <table:table-cell table:formula="of:=[.B92]/101325" office:value-type="float" office:value="41.1387120651369" calcext:value-type="float">
            <text:p>41.1387120651369</text:p>
          </table:table-cell>
          <table:table-cell office:value-type="float" office:value="0.000409596" calcext:value-type="float">
            <text:p>0.000409596</text:p>
          </table:table-cell>
          <table:table-cell office:value-type="float" office:value="4712400" calcext:value-type="float">
            <text:p>4.71E+06</text:p>
          </table:table-cell>
          <table:table-cell table:formula="of:=[.E92]*1000" office:value-type="float" office:value="0.409596" calcext:value-type="float">
            <text:p>0.409596</text:p>
          </table:table-cell>
          <table:table-cell table:formula="of:=[.F92]/101325" office:value-type="float" office:value="46.5077720207254" calcext:value-type="float">
            <text:p>46.5077720207254</text:p>
          </table:table-cell>
          <table:table-cell office:value-type="float" office:value="0.000409596" calcext:value-type="float">
            <text:p>0.000409596</text:p>
          </table:table-cell>
          <table:table-cell office:value-type="float" office:value="4848410" calcext:value-type="float">
            <text:p>4.85E+06</text:p>
          </table:table-cell>
          <table:table-cell table:formula="of:=[.I92]*1000" office:value-type="float" office:value="0.409596" calcext:value-type="float">
            <text:p>0.409596</text:p>
          </table:table-cell>
          <table:table-cell table:formula="of:=[.J92]/101325" office:value-type="float" office:value="47.8500863557858" calcext:value-type="float">
            <text:p>47.8500863557858</text:p>
          </table:table-cell>
          <table:table-cell/>
          <table:table-cell table:formula="of:=[.A92]*1000" office:value-type="float" office:value="0.409596" calcext:value-type="float">
            <text:p>0.409596</text:p>
          </table:table-cell>
          <table:table-cell table:formula="of:=[.B92]/101325" office:value-type="float" office:value="41.1387120651369" calcext:value-type="float">
            <text:p>41.1387120651369</text:p>
          </table:table-cell>
          <table:table-cell table:formula="of:=[.E92]*1000" office:value-type="float" office:value="0.409596" calcext:value-type="float">
            <text:p>0.409596</text:p>
          </table:table-cell>
          <table:table-cell table:formula="of:=[.F92]/101325" office:value-type="float" office:value="46.5077720207254" calcext:value-type="float">
            <text:p>46.5077720207254</text:p>
          </table:table-cell>
          <table:table-cell table:formula="of:=[.I92]*1000" office:value-type="float" office:value="0.409596" calcext:value-type="float">
            <text:p>0.409596</text:p>
          </table:table-cell>
          <table:table-cell table:formula="of:=[.J92]/101325" office:value-type="float" office:value="47.8500863557858" calcext:value-type="float">
            <text:p>47.8500863557858</text:p>
          </table:table-cell>
          <table:table-cell table:number-columns-repeated="14"/>
        </table:table-row>
        <table:table-row table:style-name="ro1">
          <table:table-cell office:value-type="float" office:value="0.000413636" calcext:value-type="float">
            <text:p>0.000413636</text:p>
          </table:table-cell>
          <table:table-cell office:value-type="float" office:value="4141570" calcext:value-type="float">
            <text:p>4.14E+06</text:p>
          </table:table-cell>
          <table:table-cell table:formula="of:=[.A93]*1000" office:value-type="float" office:value="0.413636" calcext:value-type="float">
            <text:p>0.413636</text:p>
          </table:table-cell>
          <table:table-cell table:formula="of:=[.B93]/101325" office:value-type="float" office:value="40.8741179373304" calcext:value-type="float">
            <text:p>40.8741179373304</text:p>
          </table:table-cell>
          <table:table-cell office:value-type="float" office:value="0.000413636" calcext:value-type="float">
            <text:p>0.000413636</text:p>
          </table:table-cell>
          <table:table-cell office:value-type="float" office:value="4679670" calcext:value-type="float">
            <text:p>4.68E+06</text:p>
          </table:table-cell>
          <table:table-cell table:formula="of:=[.E93]*1000" office:value-type="float" office:value="0.413636" calcext:value-type="float">
            <text:p>0.413636</text:p>
          </table:table-cell>
          <table:table-cell table:formula="of:=[.F93]/101325" office:value-type="float" office:value="46.1847520355292" calcext:value-type="float">
            <text:p>46.1847520355292</text:p>
          </table:table-cell>
          <table:table-cell office:value-type="float" office:value="0.000413636" calcext:value-type="float">
            <text:p>0.000413636</text:p>
          </table:table-cell>
          <table:table-cell office:value-type="float" office:value="4814200" calcext:value-type="float">
            <text:p>4.81E+06</text:p>
          </table:table-cell>
          <table:table-cell table:formula="of:=[.I93]*1000" office:value-type="float" office:value="0.413636" calcext:value-type="float">
            <text:p>0.413636</text:p>
          </table:table-cell>
          <table:table-cell table:formula="of:=[.J93]/101325" office:value-type="float" office:value="47.5124599062423" calcext:value-type="float">
            <text:p>47.5124599062423</text:p>
          </table:table-cell>
          <table:table-cell/>
          <table:table-cell table:formula="of:=[.A93]*1000" office:value-type="float" office:value="0.413636" calcext:value-type="float">
            <text:p>0.413636</text:p>
          </table:table-cell>
          <table:table-cell table:formula="of:=[.B93]/101325" office:value-type="float" office:value="40.8741179373304" calcext:value-type="float">
            <text:p>40.8741179373304</text:p>
          </table:table-cell>
          <table:table-cell table:formula="of:=[.E93]*1000" office:value-type="float" office:value="0.413636" calcext:value-type="float">
            <text:p>0.413636</text:p>
          </table:table-cell>
          <table:table-cell table:formula="of:=[.F93]/101325" office:value-type="float" office:value="46.1847520355292" calcext:value-type="float">
            <text:p>46.1847520355292</text:p>
          </table:table-cell>
          <table:table-cell table:formula="of:=[.I93]*1000" office:value-type="float" office:value="0.413636" calcext:value-type="float">
            <text:p>0.413636</text:p>
          </table:table-cell>
          <table:table-cell table:formula="of:=[.J93]/101325" office:value-type="float" office:value="47.5124599062423" calcext:value-type="float">
            <text:p>47.5124599062423</text:p>
          </table:table-cell>
          <table:table-cell table:number-columns-repeated="14"/>
        </table:table-row>
        <table:table-row table:style-name="ro1">
          <table:table-cell office:value-type="float" office:value="0.000417677" calcext:value-type="float">
            <text:p>0.000417677</text:p>
          </table:table-cell>
          <table:table-cell office:value-type="float" office:value="4115040" calcext:value-type="float">
            <text:p>4.12E+06</text:p>
          </table:table-cell>
          <table:table-cell table:formula="of:=[.A94]*1000" office:value-type="float" office:value="0.417677" calcext:value-type="float">
            <text:p>0.417677</text:p>
          </table:table-cell>
          <table:table-cell table:formula="of:=[.B94]/101325" office:value-type="float" office:value="40.6122871946706" calcext:value-type="float">
            <text:p>40.6122871946706</text:p>
          </table:table-cell>
          <table:table-cell office:value-type="float" office:value="0.000417677" calcext:value-type="float">
            <text:p>0.000417677</text:p>
          </table:table-cell>
          <table:table-cell office:value-type="float" office:value="4647340" calcext:value-type="float">
            <text:p>4.65E+06</text:p>
          </table:table-cell>
          <table:table-cell table:formula="of:=[.E94]*1000" office:value-type="float" office:value="0.417677" calcext:value-type="float">
            <text:p>0.417677</text:p>
          </table:table-cell>
          <table:table-cell table:formula="of:=[.F94]/101325" office:value-type="float" office:value="45.8656797434" calcext:value-type="float">
            <text:p>45.8656797434</text:p>
          </table:table-cell>
          <table:table-cell office:value-type="float" office:value="0.000417677" calcext:value-type="float">
            <text:p>0.000417677</text:p>
          </table:table-cell>
          <table:table-cell office:value-type="float" office:value="4780410" calcext:value-type="float">
            <text:p>4.78E+06</text:p>
          </table:table-cell>
          <table:table-cell table:formula="of:=[.I94]*1000" office:value-type="float" office:value="0.417677" calcext:value-type="float">
            <text:p>0.417677</text:p>
          </table:table-cell>
          <table:table-cell table:formula="of:=[.J94]/101325" office:value-type="float" office:value="47.178978534419" calcext:value-type="float">
            <text:p>47.178978534419</text:p>
          </table:table-cell>
          <table:table-cell/>
          <table:table-cell table:formula="of:=[.A94]*1000" office:value-type="float" office:value="0.417677" calcext:value-type="float">
            <text:p>0.417677</text:p>
          </table:table-cell>
          <table:table-cell table:formula="of:=[.B94]/101325" office:value-type="float" office:value="40.6122871946706" calcext:value-type="float">
            <text:p>40.6122871946706</text:p>
          </table:table-cell>
          <table:table-cell table:formula="of:=[.E94]*1000" office:value-type="float" office:value="0.417677" calcext:value-type="float">
            <text:p>0.417677</text:p>
          </table:table-cell>
          <table:table-cell table:formula="of:=[.F94]/101325" office:value-type="float" office:value="45.8656797434" calcext:value-type="float">
            <text:p>45.8656797434</text:p>
          </table:table-cell>
          <table:table-cell table:formula="of:=[.I94]*1000" office:value-type="float" office:value="0.417677" calcext:value-type="float">
            <text:p>0.417677</text:p>
          </table:table-cell>
          <table:table-cell table:formula="of:=[.J94]/101325" office:value-type="float" office:value="47.178978534419" calcext:value-type="float">
            <text:p>47.178978534419</text:p>
          </table:table-cell>
          <table:table-cell table:number-columns-repeated="14"/>
        </table:table-row>
        <table:table-row table:style-name="ro1">
          <table:table-cell office:value-type="float" office:value="0.000421717" calcext:value-type="float">
            <text:p>0.000421717</text:p>
          </table:table-cell>
          <table:table-cell office:value-type="float" office:value="4088770" calcext:value-type="float">
            <text:p>4.09E+06</text:p>
          </table:table-cell>
          <table:table-cell table:formula="of:=[.A95]*1000" office:value-type="float" office:value="0.421717" calcext:value-type="float">
            <text:p>0.421717</text:p>
          </table:table-cell>
          <table:table-cell table:formula="of:=[.B95]/101325" office:value-type="float" office:value="40.3530224525043" calcext:value-type="float">
            <text:p>40.3530224525043</text:p>
          </table:table-cell>
          <table:table-cell office:value-type="float" office:value="0.000421717" calcext:value-type="float">
            <text:p>0.000421717</text:p>
          </table:table-cell>
          <table:table-cell office:value-type="float" office:value="4615390" calcext:value-type="float">
            <text:p>4.62E+06</text:p>
          </table:table-cell>
          <table:table-cell table:formula="of:=[.E95]*1000" office:value-type="float" office:value="0.421717" calcext:value-type="float">
            <text:p>0.421717</text:p>
          </table:table-cell>
          <table:table-cell table:formula="of:=[.F95]/101325" office:value-type="float" office:value="45.5503577596842" calcext:value-type="float">
            <text:p>45.5503577596842</text:p>
          </table:table-cell>
          <table:table-cell office:value-type="float" office:value="0.000421717" calcext:value-type="float">
            <text:p>0.000421717</text:p>
          </table:table-cell>
          <table:table-cell office:value-type="float" office:value="4747050" calcext:value-type="float">
            <text:p>4.75E+06</text:p>
          </table:table-cell>
          <table:table-cell table:formula="of:=[.I95]*1000" office:value-type="float" office:value="0.421717" calcext:value-type="float">
            <text:p>0.421717</text:p>
          </table:table-cell>
          <table:table-cell table:formula="of:=[.J95]/101325" office:value-type="float" office:value="46.8497409326425" calcext:value-type="float">
            <text:p>46.8497409326425</text:p>
          </table:table-cell>
          <table:table-cell/>
          <table:table-cell table:formula="of:=[.A95]*1000" office:value-type="float" office:value="0.421717" calcext:value-type="float">
            <text:p>0.421717</text:p>
          </table:table-cell>
          <table:table-cell table:formula="of:=[.B95]/101325" office:value-type="float" office:value="40.3530224525043" calcext:value-type="float">
            <text:p>40.3530224525043</text:p>
          </table:table-cell>
          <table:table-cell table:formula="of:=[.E95]*1000" office:value-type="float" office:value="0.421717" calcext:value-type="float">
            <text:p>0.421717</text:p>
          </table:table-cell>
          <table:table-cell table:formula="of:=[.F95]/101325" office:value-type="float" office:value="45.5503577596842" calcext:value-type="float">
            <text:p>45.5503577596842</text:p>
          </table:table-cell>
          <table:table-cell table:formula="of:=[.I95]*1000" office:value-type="float" office:value="0.421717" calcext:value-type="float">
            <text:p>0.421717</text:p>
          </table:table-cell>
          <table:table-cell table:formula="of:=[.J95]/101325" office:value-type="float" office:value="46.8497409326425" calcext:value-type="float">
            <text:p>46.8497409326425</text:p>
          </table:table-cell>
          <table:table-cell table:number-columns-repeated="14"/>
        </table:table-row>
        <table:table-row table:style-name="ro1">
          <table:table-cell office:value-type="float" office:value="0.000425758" calcext:value-type="float">
            <text:p>0.000425758</text:p>
          </table:table-cell>
          <table:table-cell office:value-type="float" office:value="4062770" calcext:value-type="float">
            <text:p>4.06E+06</text:p>
          </table:table-cell>
          <table:table-cell table:formula="of:=[.A96]*1000" office:value-type="float" office:value="0.425758" calcext:value-type="float">
            <text:p>0.425758</text:p>
          </table:table-cell>
          <table:table-cell table:formula="of:=[.B96]/101325" office:value-type="float" office:value="40.0964224031582" calcext:value-type="float">
            <text:p>40.0964224031582</text:p>
          </table:table-cell>
          <table:table-cell office:value-type="float" office:value="0.000425758" calcext:value-type="float">
            <text:p>0.000425758</text:p>
          </table:table-cell>
          <table:table-cell office:value-type="float" office:value="4583830" calcext:value-type="float">
            <text:p>4.58E+06</text:p>
          </table:table-cell>
          <table:table-cell table:formula="of:=[.E96]*1000" office:value-type="float" office:value="0.425758" calcext:value-type="float">
            <text:p>0.425758</text:p>
          </table:table-cell>
          <table:table-cell table:formula="of:=[.F96]/101325" office:value-type="float" office:value="45.2388847767086" calcext:value-type="float">
            <text:p>45.2388847767086</text:p>
          </table:table-cell>
          <table:table-cell office:value-type="float" office:value="0.000425758" calcext:value-type="float">
            <text:p>0.000425758</text:p>
          </table:table-cell>
          <table:table-cell office:value-type="float" office:value="4714100" calcext:value-type="float">
            <text:p>4.71E+06</text:p>
          </table:table-cell>
          <table:table-cell table:formula="of:=[.I96]*1000" office:value-type="float" office:value="0.425758" calcext:value-type="float">
            <text:p>0.425758</text:p>
          </table:table-cell>
          <table:table-cell table:formula="of:=[.J96]/101325" office:value-type="float" office:value="46.5245497162596" calcext:value-type="float">
            <text:p>46.5245497162596</text:p>
          </table:table-cell>
          <table:table-cell/>
          <table:table-cell table:formula="of:=[.A96]*1000" office:value-type="float" office:value="0.425758" calcext:value-type="float">
            <text:p>0.425758</text:p>
          </table:table-cell>
          <table:table-cell table:formula="of:=[.B96]/101325" office:value-type="float" office:value="40.0964224031582" calcext:value-type="float">
            <text:p>40.0964224031582</text:p>
          </table:table-cell>
          <table:table-cell table:formula="of:=[.E96]*1000" office:value-type="float" office:value="0.425758" calcext:value-type="float">
            <text:p>0.425758</text:p>
          </table:table-cell>
          <table:table-cell table:formula="of:=[.F96]/101325" office:value-type="float" office:value="45.2388847767086" calcext:value-type="float">
            <text:p>45.2388847767086</text:p>
          </table:table-cell>
          <table:table-cell table:formula="of:=[.I96]*1000" office:value-type="float" office:value="0.425758" calcext:value-type="float">
            <text:p>0.425758</text:p>
          </table:table-cell>
          <table:table-cell table:formula="of:=[.J96]/101325" office:value-type="float" office:value="46.5245497162596" calcext:value-type="float">
            <text:p>46.5245497162596</text:p>
          </table:table-cell>
          <table:table-cell table:number-columns-repeated="14"/>
        </table:table-row>
        <table:table-row table:style-name="ro1">
          <table:table-cell office:value-type="float" office:value="0.000429798" calcext:value-type="float">
            <text:p>0.000429798</text:p>
          </table:table-cell>
          <table:table-cell office:value-type="float" office:value="4037030" calcext:value-type="float">
            <text:p>4.04E+06</text:p>
          </table:table-cell>
          <table:table-cell table:formula="of:=[.A97]*1000" office:value-type="float" office:value="0.429798" calcext:value-type="float">
            <text:p>0.429798</text:p>
          </table:table-cell>
          <table:table-cell table:formula="of:=[.B97]/101325" office:value-type="float" office:value="39.8423883543055" calcext:value-type="float">
            <text:p>39.8423883543055</text:p>
          </table:table-cell>
          <table:table-cell office:value-type="float" office:value="0.000429798" calcext:value-type="float">
            <text:p>0.000429798</text:p>
          </table:table-cell>
          <table:table-cell office:value-type="float" office:value="4552650" calcext:value-type="float">
            <text:p>4.55E+06</text:p>
          </table:table-cell>
          <table:table-cell table:formula="of:=[.E97]*1000" office:value-type="float" office:value="0.429798" calcext:value-type="float">
            <text:p>0.429798</text:p>
          </table:table-cell>
          <table:table-cell table:formula="of:=[.F97]/101325" office:value-type="float" office:value="44.9311621021466" calcext:value-type="float">
            <text:p>44.9311621021466</text:p>
          </table:table-cell>
          <table:table-cell office:value-type="float" office:value="0.000429798" calcext:value-type="float">
            <text:p>0.000429798</text:p>
          </table:table-cell>
          <table:table-cell office:value-type="float" office:value="4681560" calcext:value-type="float">
            <text:p>4.68E+06</text:p>
          </table:table-cell>
          <table:table-cell table:formula="of:=[.I97]*1000" office:value-type="float" office:value="0.429798" calcext:value-type="float">
            <text:p>0.429798</text:p>
          </table:table-cell>
          <table:table-cell table:formula="of:=[.J97]/101325" office:value-type="float" office:value="46.2034048852702" calcext:value-type="float">
            <text:p>46.2034048852702</text:p>
          </table:table-cell>
          <table:table-cell/>
          <table:table-cell table:formula="of:=[.A97]*1000" office:value-type="float" office:value="0.429798" calcext:value-type="float">
            <text:p>0.429798</text:p>
          </table:table-cell>
          <table:table-cell table:formula="of:=[.B97]/101325" office:value-type="float" office:value="39.8423883543055" calcext:value-type="float">
            <text:p>39.8423883543055</text:p>
          </table:table-cell>
          <table:table-cell table:formula="of:=[.E97]*1000" office:value-type="float" office:value="0.429798" calcext:value-type="float">
            <text:p>0.429798</text:p>
          </table:table-cell>
          <table:table-cell table:formula="of:=[.F97]/101325" office:value-type="float" office:value="44.9311621021466" calcext:value-type="float">
            <text:p>44.9311621021466</text:p>
          </table:table-cell>
          <table:table-cell table:formula="of:=[.I97]*1000" office:value-type="float" office:value="0.429798" calcext:value-type="float">
            <text:p>0.429798</text:p>
          </table:table-cell>
          <table:table-cell table:formula="of:=[.J97]/101325" office:value-type="float" office:value="46.2034048852702" calcext:value-type="float">
            <text:p>46.2034048852702</text:p>
          </table:table-cell>
          <table:table-cell table:number-columns-repeated="14"/>
        </table:table-row>
        <table:table-row table:style-name="ro1">
          <table:table-cell office:value-type="float" office:value="0.000433838" calcext:value-type="float">
            <text:p>0.000433838</text:p>
          </table:table-cell>
          <table:table-cell office:value-type="float" office:value="4011550" calcext:value-type="float">
            <text:p>4.01E+06</text:p>
          </table:table-cell>
          <table:table-cell table:formula="of:=[.A98]*1000" office:value-type="float" office:value="0.433838" calcext:value-type="float">
            <text:p>0.433838</text:p>
          </table:table-cell>
          <table:table-cell table:formula="of:=[.B98]/101325" office:value-type="float" office:value="39.5909203059462" calcext:value-type="float">
            <text:p>39.5909203059462</text:p>
          </table:table-cell>
          <table:table-cell office:value-type="float" office:value="0.000433838" calcext:value-type="float">
            <text:p>0.000433838</text:p>
          </table:table-cell>
          <table:table-cell office:value-type="float" office:value="4521850" calcext:value-type="float">
            <text:p>4.52E+06</text:p>
          </table:table-cell>
          <table:table-cell table:formula="of:=[.E98]*1000" office:value-type="float" office:value="0.433838" calcext:value-type="float">
            <text:p>0.433838</text:p>
          </table:table-cell>
          <table:table-cell table:formula="of:=[.F98]/101325" office:value-type="float" office:value="44.627189735998" calcext:value-type="float">
            <text:p>44.627189735998</text:p>
          </table:table-cell>
          <table:table-cell office:value-type="float" office:value="0.000433838" calcext:value-type="float">
            <text:p>0.000433838</text:p>
          </table:table-cell>
          <table:table-cell office:value-type="float" office:value="4649420" calcext:value-type="float">
            <text:p>4.65E+06</text:p>
          </table:table-cell>
          <table:table-cell table:formula="of:=[.I98]*1000" office:value-type="float" office:value="0.433838" calcext:value-type="float">
            <text:p>0.433838</text:p>
          </table:table-cell>
          <table:table-cell table:formula="of:=[.J98]/101325" office:value-type="float" office:value="45.8862077473476" calcext:value-type="float">
            <text:p>45.8862077473476</text:p>
          </table:table-cell>
          <table:table-cell/>
          <table:table-cell table:formula="of:=[.A98]*1000" office:value-type="float" office:value="0.433838" calcext:value-type="float">
            <text:p>0.433838</text:p>
          </table:table-cell>
          <table:table-cell table:formula="of:=[.B98]/101325" office:value-type="float" office:value="39.5909203059462" calcext:value-type="float">
            <text:p>39.5909203059462</text:p>
          </table:table-cell>
          <table:table-cell table:formula="of:=[.E98]*1000" office:value-type="float" office:value="0.433838" calcext:value-type="float">
            <text:p>0.433838</text:p>
          </table:table-cell>
          <table:table-cell table:formula="of:=[.F98]/101325" office:value-type="float" office:value="44.627189735998" calcext:value-type="float">
            <text:p>44.627189735998</text:p>
          </table:table-cell>
          <table:table-cell table:formula="of:=[.I98]*1000" office:value-type="float" office:value="0.433838" calcext:value-type="float">
            <text:p>0.433838</text:p>
          </table:table-cell>
          <table:table-cell table:formula="of:=[.J98]/101325" office:value-type="float" office:value="45.8862077473476" calcext:value-type="float">
            <text:p>45.8862077473476</text:p>
          </table:table-cell>
          <table:table-cell table:number-columns-repeated="14"/>
        </table:table-row>
        <table:table-row table:style-name="ro1">
          <table:table-cell office:value-type="float" office:value="0.000437879" calcext:value-type="float">
            <text:p>0.000437879</text:p>
          </table:table-cell>
          <table:table-cell office:value-type="float" office:value="3986330" calcext:value-type="float">
            <text:p>3.99E+06</text:p>
          </table:table-cell>
          <table:table-cell table:formula="of:=[.A99]*1000" office:value-type="float" office:value="0.437879" calcext:value-type="float">
            <text:p>0.437879</text:p>
          </table:table-cell>
          <table:table-cell table:formula="of:=[.B99]/101325" office:value-type="float" office:value="39.3420182580804" calcext:value-type="float">
            <text:p>39.3420182580804</text:p>
          </table:table-cell>
          <table:table-cell office:value-type="float" office:value="0.000437879" calcext:value-type="float">
            <text:p>0.000437879</text:p>
          </table:table-cell>
          <table:table-cell office:value-type="float" office:value="4491410" calcext:value-type="float">
            <text:p>4.49E+06</text:p>
          </table:table-cell>
          <table:table-cell table:formula="of:=[.E99]*1000" office:value-type="float" office:value="0.437879" calcext:value-type="float">
            <text:p>0.437879</text:p>
          </table:table-cell>
          <table:table-cell table:formula="of:=[.F99]/101325" office:value-type="float" office:value="44.3267702936097" calcext:value-type="float">
            <text:p>44.3267702936097</text:p>
          </table:table-cell>
          <table:table-cell office:value-type="float" office:value="0.000437879" calcext:value-type="float">
            <text:p>0.000437879</text:p>
          </table:table-cell>
          <table:table-cell office:value-type="float" office:value="4617680" calcext:value-type="float">
            <text:p>4.62E+06</text:p>
          </table:table-cell>
          <table:table-cell table:formula="of:=[.I99]*1000" office:value-type="float" office:value="0.437879" calcext:value-type="float">
            <text:p>0.437879</text:p>
          </table:table-cell>
          <table:table-cell table:formula="of:=[.J99]/101325" office:value-type="float" office:value="45.572958302492" calcext:value-type="float">
            <text:p>45.572958302492</text:p>
          </table:table-cell>
          <table:table-cell/>
          <table:table-cell table:formula="of:=[.A99]*1000" office:value-type="float" office:value="0.437879" calcext:value-type="float">
            <text:p>0.437879</text:p>
          </table:table-cell>
          <table:table-cell table:formula="of:=[.B99]/101325" office:value-type="float" office:value="39.3420182580804" calcext:value-type="float">
            <text:p>39.3420182580804</text:p>
          </table:table-cell>
          <table:table-cell table:formula="of:=[.E99]*1000" office:value-type="float" office:value="0.437879" calcext:value-type="float">
            <text:p>0.437879</text:p>
          </table:table-cell>
          <table:table-cell table:formula="of:=[.F99]/101325" office:value-type="float" office:value="44.3267702936097" calcext:value-type="float">
            <text:p>44.3267702936097</text:p>
          </table:table-cell>
          <table:table-cell table:formula="of:=[.I99]*1000" office:value-type="float" office:value="0.437879" calcext:value-type="float">
            <text:p>0.437879</text:p>
          </table:table-cell>
          <table:table-cell table:formula="of:=[.J99]/101325" office:value-type="float" office:value="45.572958302492" calcext:value-type="float">
            <text:p>45.572958302492</text:p>
          </table:table-cell>
          <table:table-cell table:number-columns-repeated="14"/>
        </table:table-row>
        <table:table-row table:style-name="ro1">
          <table:table-cell office:value-type="float" office:value="0.000441919" calcext:value-type="float">
            <text:p>0.000441919</text:p>
          </table:table-cell>
          <table:table-cell office:value-type="float" office:value="3961380" calcext:value-type="float">
            <text:p>3.96E+06</text:p>
          </table:table-cell>
          <table:table-cell table:formula="of:=[.A100]*1000" office:value-type="float" office:value="0.441919" calcext:value-type="float">
            <text:p>0.441919</text:p>
          </table:table-cell>
          <table:table-cell table:formula="of:=[.B100]/101325" office:value-type="float" office:value="39.0957809030348" calcext:value-type="float">
            <text:p>39.0957809030348</text:p>
          </table:table-cell>
          <table:table-cell office:value-type="float" office:value="0.000441919" calcext:value-type="float">
            <text:p>0.000441919</text:p>
          </table:table-cell>
          <table:table-cell office:value-type="float" office:value="4461340" calcext:value-type="float">
            <text:p>4.46E+06</text:p>
          </table:table-cell>
          <table:table-cell table:formula="of:=[.E100]*1000" office:value-type="float" office:value="0.441919" calcext:value-type="float">
            <text:p>0.441919</text:p>
          </table:table-cell>
          <table:table-cell table:formula="of:=[.F100]/101325" office:value-type="float" office:value="44.0300024673082" calcext:value-type="float">
            <text:p>44.0300024673082</text:p>
          </table:table-cell>
          <table:table-cell office:value-type="float" office:value="0.000441919" calcext:value-type="float">
            <text:p>0.000441919</text:p>
          </table:table-cell>
          <table:table-cell office:value-type="float" office:value="4586330" calcext:value-type="float">
            <text:p>4.59E+06</text:p>
          </table:table-cell>
          <table:table-cell table:formula="of:=[.I100]*1000" office:value-type="float" office:value="0.441919" calcext:value-type="float">
            <text:p>0.441919</text:p>
          </table:table-cell>
          <table:table-cell table:formula="of:=[.J100]/101325" office:value-type="float" office:value="45.2635578583765" calcext:value-type="float">
            <text:p>45.2635578583765</text:p>
          </table:table-cell>
          <table:table-cell/>
          <table:table-cell table:formula="of:=[.A100]*1000" office:value-type="float" office:value="0.441919" calcext:value-type="float">
            <text:p>0.441919</text:p>
          </table:table-cell>
          <table:table-cell table:formula="of:=[.B100]/101325" office:value-type="float" office:value="39.0957809030348" calcext:value-type="float">
            <text:p>39.0957809030348</text:p>
          </table:table-cell>
          <table:table-cell table:formula="of:=[.E100]*1000" office:value-type="float" office:value="0.441919" calcext:value-type="float">
            <text:p>0.441919</text:p>
          </table:table-cell>
          <table:table-cell table:formula="of:=[.F100]/101325" office:value-type="float" office:value="44.0300024673082" calcext:value-type="float">
            <text:p>44.0300024673082</text:p>
          </table:table-cell>
          <table:table-cell table:formula="of:=[.I100]*1000" office:value-type="float" office:value="0.441919" calcext:value-type="float">
            <text:p>0.441919</text:p>
          </table:table-cell>
          <table:table-cell table:formula="of:=[.J100]/101325" office:value-type="float" office:value="45.2635578583765" calcext:value-type="float">
            <text:p>45.2635578583765</text:p>
          </table:table-cell>
          <table:table-cell table:number-columns-repeated="14"/>
        </table:table-row>
        <table:table-row table:style-name="ro1">
          <table:table-cell office:value-type="float" office:value="0.00044596" calcext:value-type="float">
            <text:p>0.00044596</text:p>
          </table:table-cell>
          <table:table-cell office:value-type="float" office:value="3936680" calcext:value-type="float">
            <text:p>3.94E+06</text:p>
          </table:table-cell>
          <table:table-cell table:formula="of:=[.A101]*1000" office:value-type="float" office:value="0.44596" calcext:value-type="float">
            <text:p>0.44596</text:p>
          </table:table-cell>
          <table:table-cell table:formula="of:=[.B101]/101325" office:value-type="float" office:value="38.8520108561559" calcext:value-type="float">
            <text:p>38.8520108561559</text:p>
          </table:table-cell>
          <table:table-cell office:value-type="float" office:value="0.00044596" calcext:value-type="float">
            <text:p>0.00044596</text:p>
          </table:table-cell>
          <table:table-cell office:value-type="float" office:value="4431630" calcext:value-type="float">
            <text:p>4.43E+06</text:p>
          </table:table-cell>
          <table:table-cell table:formula="of:=[.E101]*1000" office:value-type="float" office:value="0.44596" calcext:value-type="float">
            <text:p>0.44596</text:p>
          </table:table-cell>
          <table:table-cell table:formula="of:=[.F101]/101325" office:value-type="float" office:value="43.7367875647668" calcext:value-type="float">
            <text:p>43.7367875647668</text:p>
          </table:table-cell>
          <table:table-cell office:value-type="float" office:value="0.00044596" calcext:value-type="float">
            <text:p>0.00044596</text:p>
          </table:table-cell>
          <table:table-cell office:value-type="float" office:value="4555370" calcext:value-type="float">
            <text:p>4.56E+06</text:p>
          </table:table-cell>
          <table:table-cell table:formula="of:=[.I101]*1000" office:value-type="float" office:value="0.44596" calcext:value-type="float">
            <text:p>0.44596</text:p>
          </table:table-cell>
          <table:table-cell table:formula="of:=[.J101]/101325" office:value-type="float" office:value="44.9580064150012" calcext:value-type="float">
            <text:p>44.9580064150012</text:p>
          </table:table-cell>
          <table:table-cell/>
          <table:table-cell table:formula="of:=[.A101]*1000" office:value-type="float" office:value="0.44596" calcext:value-type="float">
            <text:p>0.44596</text:p>
          </table:table-cell>
          <table:table-cell table:formula="of:=[.B101]/101325" office:value-type="float" office:value="38.8520108561559" calcext:value-type="float">
            <text:p>38.8520108561559</text:p>
          </table:table-cell>
          <table:table-cell table:formula="of:=[.E101]*1000" office:value-type="float" office:value="0.44596" calcext:value-type="float">
            <text:p>0.44596</text:p>
          </table:table-cell>
          <table:table-cell table:formula="of:=[.F101]/101325" office:value-type="float" office:value="43.7367875647668" calcext:value-type="float">
            <text:p>43.7367875647668</text:p>
          </table:table-cell>
          <table:table-cell table:formula="of:=[.I101]*1000" office:value-type="float" office:value="0.44596" calcext:value-type="float">
            <text:p>0.44596</text:p>
          </table:table-cell>
          <table:table-cell table:formula="of:=[.J101]/101325" office:value-type="float" office:value="44.9580064150012" calcext:value-type="float">
            <text:p>44.9580064150012</text:p>
          </table:table-cell>
          <table:table-cell table:number-columns-repeated="14"/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3912230" calcext:value-type="float">
            <text:p>3.91E+06</text:p>
          </table:table-cell>
          <table:table-cell table:formula="of:=[.A102]*1000" office:value-type="float" office:value="0.45" calcext:value-type="float">
            <text:p>0.45</text:p>
          </table:table-cell>
          <table:table-cell table:formula="of:=[.B102]/101325" office:value-type="float" office:value="38.6107081174439" calcext:value-type="float">
            <text:p>38.610708117443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4402270" calcext:value-type="float">
            <text:p>4.40E+06</text:p>
          </table:table-cell>
          <table:table-cell table:formula="of:=[.E102]*1000" office:value-type="float" office:value="0.45" calcext:value-type="float">
            <text:p>0.45</text:p>
          </table:table-cell>
          <table:table-cell table:formula="of:=[.F102]/101325" office:value-type="float" office:value="43.447026893659" calcext:value-type="float">
            <text:p>43.447026893659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4524780" calcext:value-type="float">
            <text:p>4.52E+06</text:p>
          </table:table-cell>
          <table:table-cell table:formula="of:=[.I102]*1000" office:value-type="float" office:value="0.45" calcext:value-type="float">
            <text:p>0.45</text:p>
          </table:table-cell>
          <table:table-cell table:formula="of:=[.J102]/101325" office:value-type="float" office:value="44.6561065877128" calcext:value-type="float">
            <text:p>44.6561065877128</text:p>
          </table:table-cell>
          <table:table-cell/>
          <table:table-cell table:formula="of:=[.A102]*1000" office:value-type="float" office:value="0.45" calcext:value-type="float">
            <text:p>0.45</text:p>
          </table:table-cell>
          <table:table-cell table:formula="of:=[.B102]/101325" office:value-type="float" office:value="38.6107081174439" calcext:value-type="float">
            <text:p>38.6107081174439</text:p>
          </table:table-cell>
          <table:table-cell table:formula="of:=[.E102]*1000" office:value-type="float" office:value="0.45" calcext:value-type="float">
            <text:p>0.45</text:p>
          </table:table-cell>
          <table:table-cell table:formula="of:=[.F102]/101325" office:value-type="float" office:value="43.447026893659" calcext:value-type="float">
            <text:p>43.447026893659</text:p>
          </table:table-cell>
          <table:table-cell table:formula="of:=[.I102]*1000" office:value-type="float" office:value="0.45" calcext:value-type="float">
            <text:p>0.45</text:p>
          </table:table-cell>
          <table:table-cell table:formula="of:=[.J102]/101325" office:value-type="float" office:value="44.6561065877128" calcext:value-type="float">
            <text:p>44.6561065877128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3"/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3642250" calcext:value-type="float">
            <text:p>3.64E+06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3:59:19.0176583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4:20:40.365999395</meta:creation-date>
    <dc:date>2024-10-22T15:30:41.753060301</dc:date>
    <meta:editing-duration>PT35M57S</meta:editing-duration>
    <meta:editing-cycles>4</meta:editing-cycles>
    <meta:generator>LibreOffice/7.2.7.2$Linux_X86_64 LibreOffice_project/20$Build-2</meta:generator>
    <meta:document-statistic meta:table-count="6" meta:cell-count="4652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75cm" svg:height="12.087cm" xlink:href=".." xlink:type="simple" chart:class="chart:scatter" chart:style-name="ch1">
        <chart:legend chart:legend-position="end" svg:x="16.206cm" svg:y="10.477cm" style:legend-expansion="custom" svg:width="2.896cm" svg:height="0.802cm" style:legend-expansion-aspect-ratio="3.61097256857855" chart:style-name="ch2"/>
        <chart:plot-area chart:style-name="ch3" table:cell-range-address="280K.A2:280K.B51 280K.B1:280K.B1" chart:data-source-has-labels="row" svg:x="1.078cm" svg:y="0.333cm" svg:width="16.069cm" svg:height="11.31cm">
          <chart:coordinate-region svg:x="2.811cm" svg:y="0.532cm" svg:width="13.646cm" svg:height="10.4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0K.B2:280K.B51" chart:label-cell-address="280K.B1:280K.B1" chart:class="chart:scatter">
            <chart:domain table:cell-range-address="280K.A2:280K.A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ressao(Pa)</text:p>
                <draw:g>
                  <svg:desc>280K.B1:280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">
                <text:p>0.00007</text:p>
                <draw:g>
                  <svg:desc>280K.A2:280K.A51</svg:desc>
                </draw:g>
              </table:table-cell>
              <table:table-cell office:value-type="float" office:value="11056000">
                <text:p>11056000</text:p>
                <draw:g>
                  <svg:desc>280K.B2:280K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87755">
                <text:p>0.0000787755</text:p>
              </table:table-cell>
              <table:table-cell office:value-type="float" office:value="5845540">
                <text:p>5845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7551">
                <text:p>0.000087551</text:p>
              </table:table-cell>
              <table:table-cell office:value-type="float" office:value="4359230">
                <text:p>4359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63265">
                <text:p>0.0000963265</text:p>
              </table:table-cell>
              <table:table-cell office:value-type="float" office:value="4116140">
                <text:p>4116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05102">
                <text:p>0.000105102</text:p>
              </table:table-cell>
              <table:table-cell office:value-type="float" office:value="4289310">
                <text:p>4289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3878">
                <text:p>0.000113878</text:p>
              </table:table-cell>
              <table:table-cell office:value-type="float" office:value="4576350">
                <text:p>4576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22653">
                <text:p>0.000122653</text:p>
              </table:table-cell>
              <table:table-cell office:value-type="float" office:value="4863960">
                <text:p>4863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31429">
                <text:p>0.000131429</text:p>
              </table:table-cell>
              <table:table-cell office:value-type="float" office:value="5112230">
                <text:p>5112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0204">
                <text:p>0.000140204</text:p>
              </table:table-cell>
              <table:table-cell office:value-type="float" office:value="5310720">
                <text:p>5310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4898">
                <text:p>0.00014898</text:p>
              </table:table-cell>
              <table:table-cell office:value-type="float" office:value="5460680">
                <text:p>5460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57755">
                <text:p>0.000157755</text:p>
              </table:table-cell>
              <table:table-cell office:value-type="float" office:value="5567560">
                <text:p>5567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66531">
                <text:p>0.000166531</text:p>
              </table:table-cell>
              <table:table-cell office:value-type="float" office:value="5637890">
                <text:p>56378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75306">
                <text:p>0.000175306</text:p>
              </table:table-cell>
              <table:table-cell office:value-type="float" office:value="5677940">
                <text:p>56779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84082">
                <text:p>0.000184082</text:p>
              </table:table-cell>
              <table:table-cell office:value-type="float" office:value="5693290">
                <text:p>56932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2857">
                <text:p>0.000192857</text:p>
              </table:table-cell>
              <table:table-cell office:value-type="float" office:value="5688690">
                <text:p>56886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1633">
                <text:p>0.000201633</text:p>
              </table:table-cell>
              <table:table-cell office:value-type="float" office:value="5668110">
                <text:p>5668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10408">
                <text:p>0.000210408</text:p>
              </table:table-cell>
              <table:table-cell office:value-type="float" office:value="5634820">
                <text:p>5634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19184">
                <text:p>0.000219184</text:p>
              </table:table-cell>
              <table:table-cell office:value-type="float" office:value="5591500">
                <text:p>5591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27959">
                <text:p>0.000227959</text:p>
              </table:table-cell>
              <table:table-cell office:value-type="float" office:value="5540330">
                <text:p>55403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6735">
                <text:p>0.000236735</text:p>
              </table:table-cell>
              <table:table-cell office:value-type="float" office:value="5483090">
                <text:p>54830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4551">
                <text:p>0.00024551</text:p>
              </table:table-cell>
              <table:table-cell office:value-type="float" office:value="5421240">
                <text:p>5421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4286">
                <text:p>0.000254286</text:p>
              </table:table-cell>
              <table:table-cell office:value-type="float" office:value="5355930">
                <text:p>5355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63061">
                <text:p>0.000263061</text:p>
              </table:table-cell>
              <table:table-cell office:value-type="float" office:value="5288140">
                <text:p>5288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71837">
                <text:p>0.000271837</text:p>
              </table:table-cell>
              <table:table-cell office:value-type="float" office:value="5218630">
                <text:p>52186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0612">
                <text:p>0.000280612</text:p>
              </table:table-cell>
              <table:table-cell office:value-type="float" office:value="5148030">
                <text:p>51480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89388">
                <text:p>0.000289388</text:p>
              </table:table-cell>
              <table:table-cell office:value-type="float" office:value="5076850">
                <text:p>50768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98163">
                <text:p>0.000298163</text:p>
              </table:table-cell>
              <table:table-cell office:value-type="float" office:value="5005510">
                <text:p>50055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06939">
                <text:p>0.000306939</text:p>
              </table:table-cell>
              <table:table-cell office:value-type="float" office:value="4934320">
                <text:p>4934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15714">
                <text:p>0.000315714</text:p>
              </table:table-cell>
              <table:table-cell office:value-type="float" office:value="4863570">
                <text:p>48635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449">
                <text:p>0.00032449</text:p>
              </table:table-cell>
              <table:table-cell office:value-type="float" office:value="4793450">
                <text:p>47934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3265">
                <text:p>0.000333265</text:p>
              </table:table-cell>
              <table:table-cell office:value-type="float" office:value="4724140">
                <text:p>4724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42041">
                <text:p>0.000342041</text:p>
              </table:table-cell>
              <table:table-cell office:value-type="float" office:value="4655780">
                <text:p>4655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50816">
                <text:p>0.000350816</text:p>
              </table:table-cell>
              <table:table-cell office:value-type="float" office:value="4588450">
                <text:p>45884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59592">
                <text:p>0.000359592</text:p>
              </table:table-cell>
              <table:table-cell office:value-type="float" office:value="4522250">
                <text:p>45222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68367">
                <text:p>0.000368367</text:p>
              </table:table-cell>
              <table:table-cell office:value-type="float" office:value="4457220">
                <text:p>44572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77143">
                <text:p>0.000377143</text:p>
              </table:table-cell>
              <table:table-cell office:value-type="float" office:value="4393420">
                <text:p>43934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85918">
                <text:p>0.000385918</text:p>
              </table:table-cell>
              <table:table-cell office:value-type="float" office:value="4330860">
                <text:p>43308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394694">
                <text:p>0.000394694</text:p>
              </table:table-cell>
              <table:table-cell office:value-type="float" office:value="4269560">
                <text:p>42695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03469">
                <text:p>0.000403469</text:p>
              </table:table-cell>
              <table:table-cell office:value-type="float" office:value="4209530">
                <text:p>42095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12245">
                <text:p>0.000412245</text:p>
              </table:table-cell>
              <table:table-cell office:value-type="float" office:value="4150770">
                <text:p>41507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2102">
                <text:p>0.00042102</text:p>
              </table:table-cell>
              <table:table-cell office:value-type="float" office:value="4093280">
                <text:p>4093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29796">
                <text:p>0.000429796</text:p>
              </table:table-cell>
              <table:table-cell office:value-type="float" office:value="4037040">
                <text:p>40370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38571">
                <text:p>0.000438571</text:p>
              </table:table-cell>
              <table:table-cell office:value-type="float" office:value="3982040">
                <text:p>39820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47347">
                <text:p>0.000447347</text:p>
              </table:table-cell>
              <table:table-cell office:value-type="float" office:value="3928250">
                <text:p>39282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56122">
                <text:p>0.000456122</text:p>
              </table:table-cell>
              <table:table-cell office:value-type="float" office:value="3875670">
                <text:p>38756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64898">
                <text:p>0.000464898</text:p>
              </table:table-cell>
              <table:table-cell office:value-type="float" office:value="3824260">
                <text:p>3824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473673">
                <text:p>0.000473673</text:p>
              </table:table-cell>
              <table:table-cell office:value-type="float" office:value="3774000">
                <text:p>377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482449">
                <text:p>0.000482449</text:p>
              </table:table-cell>
              <table:table-cell office:value-type="float" office:value="3724880">
                <text:p>37248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491224">
                <text:p>0.000491224</text:p>
              </table:table-cell>
              <table:table-cell office:value-type="float" office:value="3676850">
                <text:p>3676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">
                <text:p>0.0005</text:p>
              </table:table-cell>
              <table:table-cell office:value-type="float" office:value="3629900">
                <text:p>3629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205cm" style:legend-expansion="high" chart:style-name="ch2"/>
        <chart:plot-area chart:style-name="ch3" table:cell-range-address="Planilha6.N3:Planilha6.S102 Planilha6.O2:Planilha6.S2" chart:data-source-has-labels="row" svg:x="0.291cm" svg:y="0.1cm" svg:width="11.792cm" svg:height="8.639cm">
          <chart:coordinate-region svg:x="1.098cm" svg:y="0.299cm" svg:width="10.74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6.O3:Planilha6.O102" chart:label-cell-address="Planilha6.O2:Planilha6.O2" chart:class="chart:scatter">
            <chart:domain table:cell-range-address="Planilha6.N3:Planilha6.N102"/>
            <chart:data-point chart:repeated="100"/>
          </chart:series>
          <chart:series chart:style-name="ch8" chart:values-cell-range-address="Planilha6.P3:Planilha6.P102" chart:label-cell-address="Planilha6.P2:Planilha6.P2" chart:class="chart:scatter">
            <chart:data-point chart:repeated="100"/>
          </chart:series>
          <chart:series chart:style-name="ch9" chart:values-cell-range-address="Planilha6.Q3:Planilha6.Q102" chart:label-cell-address="Planilha6.Q2:Planilha6.Q2" chart:class="chart:scatter">
            <chart:data-point chart:repeated="100"/>
          </chart:series>
          <chart:series chart:style-name="ch10" chart:values-cell-range-address="Planilha6.R3:Planilha6.R102" chart:label-cell-address="Planilha6.R2:Planilha6.R2" chart:class="chart:scatter">
            <chart:data-point chart:repeated="100"/>
          </chart:series>
          <chart:series chart:style-name="ch11" chart:values-cell-range-address="Planilha6.S3:Planilha6.S102" chart:label-cell-address="Planilha6.S2:Planilha6.S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ressao(atm)</text:p>
                <draw:g>
                  <svg:desc>Planilha6.O2:Planilha6.O2</svg:desc>
                </draw:g>
              </table:table-cell>
              <table:table-cell office:value-type="string">
                <text:p>Volume(L/mol)</text:p>
                <draw:g>
                  <svg:desc>Planilha6.P2:Planilha6.P2</svg:desc>
                </draw:g>
              </table:table-cell>
              <table:table-cell office:value-type="string">
                <text:p>Pressao(atm)</text:p>
                <draw:g>
                  <svg:desc>Planilha6.Q2:Planilha6.Q2</svg:desc>
                </draw:g>
              </table:table-cell>
              <table:table-cell office:value-type="string">
                <text:p>Volume(L/mol)</text:p>
                <draw:g>
                  <svg:desc>Planilha6.R2:Planilha6.R2</svg:desc>
                </draw:g>
              </table:table-cell>
              <table:table-cell office:value-type="string">
                <text:p>Pressao(atm)</text:p>
                <draw:g>
                  <svg:desc>Planilha6.S2:Planilha6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6.N3:Planilha6.N102</svg:desc>
                </draw:g>
              </table:table-cell>
              <table:table-cell office:value-type="float" office:value="1756.93066864051">
                <text:p>1756.93066864051</text:p>
                <draw:g>
                  <svg:desc>Planilha6.O3:Planilha6.O102</svg:desc>
                </draw:g>
              </table:table-cell>
              <table:table-cell office:value-type="float" office:value="0.05">
                <text:p>0.05</text:p>
                <draw:g>
                  <svg:desc>Planilha6.P3:Planilha6.P102</svg:desc>
                </draw:g>
              </table:table-cell>
              <table:table-cell office:value-type="float" office:value="2031.19664446089">
                <text:p>2031.19664446089</text:p>
                <draw:g>
                  <svg:desc>Planilha6.Q3:Planilha6.Q102</svg:desc>
                </draw:g>
              </table:table-cell>
              <table:table-cell office:value-type="float" office:value="0.05">
                <text:p>0.05</text:p>
                <draw:g>
                  <svg:desc>Planilha6.R3:Planilha6.R102</svg:desc>
                </draw:g>
              </table:table-cell>
              <table:table-cell office:value-type="float" office:value="2099.76807303232">
                <text:p>2099.76807303232</text:p>
                <draw:g>
                  <svg:desc>Planilha6.S3:Planilha6.S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812.389834690353">
                <text:p>812.389834690353</text:p>
              </table:table-cell>
              <table:table-cell office:value-type="float" office:value="0.0540404">
                <text:p>0.0540404</text:p>
              </table:table-cell>
              <table:table-cell office:value-type="float" office:value="987.900320750062">
                <text:p>987.900320750062</text:p>
              </table:table-cell>
              <table:table-cell office:value-type="float" office:value="0.0540404">
                <text:p>0.0540404</text:p>
              </table:table-cell>
              <table:table-cell office:value-type="float" office:value="1031.76905995559">
                <text:p>1031.76905995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436.153960029608">
                <text:p>436.153960029608</text:p>
              </table:table-cell>
              <table:table-cell office:value-type="float" office:value="0.0580808">
                <text:p>0.0580808</text:p>
              </table:table-cell>
              <table:table-cell office:value-type="float" office:value="565.194177152726">
                <text:p>565.194177152726</text:p>
              </table:table-cell>
              <table:table-cell office:value-type="float" office:value="0.0580808">
                <text:p>0.0580808</text:p>
              </table:table-cell>
              <table:table-cell office:value-type="float" office:value="597.454724895139">
                <text:p>597.454724895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255.582531458179">
                <text:p>255.582531458179</text:p>
              </table:table-cell>
              <table:table-cell office:value-type="float" office:value="0.0621212">
                <text:p>0.0621212</text:p>
              </table:table-cell>
              <table:table-cell office:value-type="float" office:value="357.610658771281">
                <text:p>357.610658771281</text:p>
              </table:table-cell>
              <table:table-cell office:value-type="float" office:value="0.0621212">
                <text:p>0.0621212</text:p>
              </table:table-cell>
              <table:table-cell office:value-type="float" office:value="383.117690599556">
                <text:p>383.117690599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160.220083888478">
                <text:p>160.220083888478</text:p>
              </table:table-cell>
              <table:table-cell office:value-type="float" office:value="0.0661616">
                <text:p>0.0661616</text:p>
              </table:table-cell>
              <table:table-cell office:value-type="float" office:value="244.587219343696">
                <text:p>244.587219343696</text:p>
              </table:table-cell>
              <table:table-cell office:value-type="float" office:value="0.0661616">
                <text:p>0.0661616</text:p>
              </table:table-cell>
              <table:table-cell office:value-type="float" office:value="265.678756476684">
                <text:p>265.678756476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07.108808290155">
                <text:p>107.108808290155</text:p>
              </table:table-cell>
              <table:table-cell office:value-type="float" office:value="0.070202">
                <text:p>0.070202</text:p>
              </table:table-cell>
              <table:table-cell office:value-type="float" office:value="179.026893659018">
                <text:p>179.026893659018</text:p>
              </table:table-cell>
              <table:table-cell office:value-type="float" office:value="0.070202">
                <text:p>0.070202</text:p>
              </table:table-cell>
              <table:table-cell office:value-type="float" office:value="197.00666173205">
                <text:p>197.00666173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76.7202566000493">
                <text:p>76.7202566000493</text:p>
              </table:table-cell>
              <table:table-cell office:value-type="float" office:value="0.0742424">
                <text:p>0.0742424</text:p>
              </table:table-cell>
              <table:table-cell office:value-type="float" office:value="139.391068344436">
                <text:p>139.391068344436</text:p>
              </table:table-cell>
              <table:table-cell office:value-type="float" office:value="0.0742424">
                <text:p>0.0742424</text:p>
              </table:table-cell>
              <table:table-cell office:value-type="float" office:value="155.058475203553">
                <text:p>155.058475203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59.2284233900814">
                <text:p>59.2284233900814</text:p>
              </table:table-cell>
              <table:table-cell office:value-type="float" office:value="0.0782828">
                <text:p>0.0782828</text:p>
              </table:table-cell>
              <table:table-cell office:value-type="float" office:value="114.758450530471">
                <text:p>114.758450530471</text:p>
              </table:table-cell>
              <table:table-cell office:value-type="float" office:value="0.0782828">
                <text:p>0.0782828</text:p>
              </table:table-cell>
              <table:table-cell office:value-type="float" office:value="128.641500123365">
                <text:p>128.641500123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49.3270170244264">
                <text:p>49.3270170244264</text:p>
              </table:table-cell>
              <table:table-cell office:value-type="float" office:value="0.0823232">
                <text:p>0.0823232</text:p>
              </table:table-cell>
              <table:table-cell office:value-type="float" office:value="99.1778929188256">
                <text:p>99.1778929188256</text:p>
              </table:table-cell>
              <table:table-cell office:value-type="float" office:value="0.0823232">
                <text:p>0.0823232</text:p>
              </table:table-cell>
              <table:table-cell office:value-type="float" office:value="111.640759930915">
                <text:p>111.64075993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43.9989143844066">
                <text:p>43.9989143844066</text:p>
              </table:table-cell>
              <table:table-cell office:value-type="float" office:value="0.0863636">
                <text:p>0.0863636</text:p>
              </table:table-cell>
              <table:table-cell office:value-type="float" office:value="89.2239822353812">
                <text:p>89.2239822353812</text:p>
              </table:table-cell>
              <table:table-cell office:value-type="float" office:value="0.0863636">
                <text:p>0.0863636</text:p>
              </table:table-cell>
              <table:table-cell office:value-type="float" office:value="100.529977794227">
                <text:p>100.529977794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41.4609425117197">
                <text:p>41.4609425117197</text:p>
              </table:table-cell>
              <table:table-cell office:value-type="float" office:value="0.090404">
                <text:p>0.090404</text:p>
              </table:table-cell>
              <table:table-cell office:value-type="float" office:value="82.845990624229">
                <text:p>82.845990624229</text:p>
              </table:table-cell>
              <table:table-cell office:value-type="float" office:value="0.090404">
                <text:p>0.090404</text:p>
              </table:table-cell>
              <table:table-cell office:value-type="float" office:value="93.1922033061929">
                <text:p>93.192203306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40.6284727362448">
                <text:p>40.6284727362448</text:p>
              </table:table-cell>
              <table:table-cell office:value-type="float" office:value="0.0944444">
                <text:p>0.0944444</text:p>
              </table:table-cell>
              <table:table-cell office:value-type="float" office:value="78.7745373797187">
                <text:p>78.7745373797187</text:p>
              </table:table-cell>
              <table:table-cell office:value-type="float" office:value="0.0944444">
                <text:p>0.0944444</text:p>
              </table:table-cell>
              <table:table-cell office:value-type="float" office:value="88.3109795213422">
                <text:p>88.3109795213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40.827337774488">
                <text:p>40.827337774488</text:p>
              </table:table-cell>
              <table:table-cell office:value-type="float" office:value="0.0984848">
                <text:p>0.0984848</text:p>
              </table:table-cell>
              <table:table-cell office:value-type="float" office:value="76.2044905008636">
                <text:p>76.2044905008636</text:p>
              </table:table-cell>
              <table:table-cell office:value-type="float" office:value="0.0984848">
                <text:p>0.0984848</text:p>
              </table:table-cell>
              <table:table-cell office:value-type="float" office:value="85.0488033555391">
                <text:p>85.0488033555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41.6317789291883">
                <text:p>41.6317789291883</text:p>
              </table:table-cell>
              <table:table-cell office:value-type="float" office:value="0.102525">
                <text:p>0.102525</text:p>
              </table:table-cell>
              <table:table-cell office:value-type="float" office:value="74.6149518874907">
                <text:p>74.6149518874907</text:p>
              </table:table-cell>
              <table:table-cell office:value-type="float" office:value="0.102525">
                <text:p>0.102525</text:p>
              </table:table-cell>
              <table:table-cell office:value-type="float" office:value="82.860695780903">
                <text:p>82.860695780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42.7708857636319">
                <text:p>42.7708857636319</text:p>
              </table:table-cell>
              <table:table-cell office:value-type="float" office:value="0.106566">
                <text:p>0.106566</text:p>
              </table:table-cell>
              <table:table-cell office:value-type="float" office:value="73.6634591660498">
                <text:p>73.6634591660498</text:p>
              </table:table-cell>
              <table:table-cell office:value-type="float" office:value="0.106566">
                <text:p>0.106566</text:p>
              </table:table-cell>
              <table:table-cell office:value-type="float" office:value="81.386627189736">
                <text:p>81.386627189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44.0712558598569">
                <text:p>44.0712558598569</text:p>
              </table:table-cell>
              <table:table-cell office:value-type="float" office:value="0.110606">
                <text:p>0.110606</text:p>
              </table:table-cell>
              <table:table-cell office:value-type="float" office:value="73.1225265235628">
                <text:p>73.1225265235628</text:p>
              </table:table-cell>
              <table:table-cell office:value-type="float" office:value="0.110606">
                <text:p>0.110606</text:p>
              </table:table-cell>
              <table:table-cell office:value-type="float" office:value="80.3852948433259">
                <text:p>80.3852948433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45.4224525043178">
                <text:p>45.4224525043178</text:p>
              </table:table-cell>
              <table:table-cell office:value-type="float" office:value="0.114646">
                <text:p>0.114646</text:p>
              </table:table-cell>
              <table:table-cell office:value-type="float" office:value="72.8394769306686">
                <text:p>72.8394769306686</text:p>
              </table:table-cell>
              <table:table-cell office:value-type="float" office:value="0.114646">
                <text:p>0.114646</text:p>
              </table:table-cell>
              <table:table-cell office:value-type="float" office:value="79.693757710338">
                <text:p>79.69375771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46.7549962990378">
                <text:p>46.7549962990378</text:p>
              </table:table-cell>
              <table:table-cell office:value-type="float" office:value="0.118687">
                <text:p>0.118687</text:p>
              </table:table-cell>
              <table:table-cell office:value-type="float" office:value="72.7118677522823">
                <text:p>72.7118677522823</text:p>
              </table:table-cell>
              <table:table-cell office:value-type="float" office:value="0.118687">
                <text:p>0.118687</text:p>
              </table:table-cell>
              <table:table-cell office:value-type="float" office:value="79.2010856155934">
                <text:p>79.2010856155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48.026153466568">
                <text:p>48.026153466568</text:p>
              </table:table-cell>
              <table:table-cell office:value-type="float" office:value="0.122727">
                <text:p>0.122727</text:p>
              </table:table-cell>
              <table:table-cell office:value-type="float" office:value="72.6706143597335">
                <text:p>72.6706143597335</text:p>
              </table:table-cell>
              <table:table-cell office:value-type="float" office:value="0.122727">
                <text:p>0.122727</text:p>
              </table:table-cell>
              <table:table-cell office:value-type="float" office:value="78.8316802368616">
                <text:p>78.8316802368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49.2110535405872">
                <text:p>49.2110535405872</text:p>
              </table:table-cell>
              <table:table-cell office:value-type="float" office:value="0.126768">
                <text:p>0.126768</text:p>
              </table:table-cell>
              <table:table-cell office:value-type="float" office:value="72.6693313594868">
                <text:p>72.6693313594868</text:p>
              </table:table-cell>
              <table:table-cell office:value-type="float" office:value="0.126768">
                <text:p>0.126768</text:p>
              </table:table-cell>
              <table:table-cell office:value-type="float" office:value="78.5339254872934">
                <text:p>78.5339254872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50.2963730569948">
                <text:p>50.2963730569948</text:p>
              </table:table-cell>
              <table:table-cell office:value-type="float" office:value="0.130808">
                <text:p>0.130808</text:p>
              </table:table-cell>
              <table:table-cell office:value-type="float" office:value="72.6774241302739">
                <text:p>72.6774241302739</text:p>
              </table:table-cell>
              <table:table-cell office:value-type="float" office:value="0.130808">
                <text:p>0.130808</text:p>
              </table:table-cell>
              <table:table-cell office:value-type="float" office:value="78.2726868985936">
                <text:p>78.2726868985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51.2763878608438">
                <text:p>51.2763878608438</text:p>
              </table:table-cell>
              <table:table-cell office:value-type="float" office:value="0.134848">
                <text:p>0.134848</text:p>
              </table:table-cell>
              <table:table-cell office:value-type="float" office:value="72.6748581297804">
                <text:p>72.6748581297804</text:p>
              </table:table-cell>
              <table:table-cell office:value-type="float" office:value="0.134848">
                <text:p>0.134848</text:p>
              </table:table-cell>
              <table:table-cell office:value-type="float" office:value="78.0244756970146">
                <text:p>78.0244756970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52.1506044905009">
                <text:p>52.1506044905009</text:p>
              </table:table-cell>
              <table:table-cell office:value-type="float" office:value="0.138889">
                <text:p>0.138889</text:p>
              </table:table-cell>
              <table:table-cell office:value-type="float" office:value="72.6490994325191">
                <text:p>72.6490994325191</text:p>
              </table:table-cell>
              <table:table-cell office:value-type="float" office:value="0.138889">
                <text:p>0.138889</text:p>
              </table:table-cell>
              <table:table-cell office:value-type="float" office:value="77.773698494942">
                <text:p>77.773698494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52.9214902541327">
                <text:p>52.9214902541327</text:p>
              </table:table-cell>
              <table:table-cell office:value-type="float" office:value="0.142929">
                <text:p>0.142929</text:p>
              </table:table-cell>
              <table:table-cell office:value-type="float" office:value="72.592647421663">
                <text:p>72.592647421663</text:p>
              </table:table-cell>
              <table:table-cell office:value-type="float" office:value="0.142929">
                <text:p>0.142929</text:p>
              </table:table-cell>
              <table:table-cell office:value-type="float" office:value="77.5104860597089">
                <text:p>77.51048605970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53.5934863064397">
                <text:p>53.5934863064397</text:p>
              </table:table-cell>
              <table:table-cell office:value-type="float" office:value="0.14697">
                <text:p>0.14697</text:p>
              </table:table-cell>
              <table:table-cell office:value-type="float" office:value="72.5015544041451">
                <text:p>72.5015544041451</text:p>
              </table:table-cell>
              <table:table-cell office:value-type="float" office:value="0.14697">
                <text:p>0.14697</text:p>
              </table:table-cell>
              <table:table-cell office:value-type="float" office:value="77.2286207747348">
                <text:p>77.2286207747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54.1723168023686">
                <text:p>54.1723168023686</text:p>
              </table:table-cell>
              <table:table-cell office:value-type="float" office:value="0.15101">
                <text:p>0.15101</text:p>
              </table:table-cell>
              <table:table-cell office:value-type="float" office:value="72.3742413027387">
                <text:p>72.3742413027387</text:p>
              </table:table-cell>
              <table:table-cell office:value-type="float" office:value="0.15101">
                <text:p>0.15101</text:p>
              </table:table-cell>
              <table:table-cell office:value-type="float" office:value="76.9246484085862">
                <text:p>76.9246484085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54.6640019738465">
                <text:p>54.6640019738465</text:p>
              </table:table-cell>
              <table:table-cell office:value-type="float" office:value="0.155051">
                <text:p>0.155051</text:p>
              </table:table-cell>
              <table:table-cell office:value-type="float" office:value="72.2106094251172">
                <text:p>72.2106094251172</text:p>
              </table:table-cell>
              <table:table-cell office:value-type="float" office:value="0.155051">
                <text:p>0.155051</text:p>
              </table:table-cell>
              <table:table-cell office:value-type="float" office:value="76.5972859610165">
                <text:p>76.5972859610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55.0749568221071">
                <text:p>55.0749568221071</text:p>
              </table:table-cell>
              <table:table-cell office:value-type="float" office:value="0.159091">
                <text:p>0.159091</text:p>
              </table:table-cell>
              <table:table-cell office:value-type="float" office:value="72.0118430792006">
                <text:p>72.0118430792006</text:p>
              </table:table-cell>
              <table:table-cell office:value-type="float" office:value="0.159091">
                <text:p>0.159091</text:p>
              </table:table-cell>
              <table:table-cell office:value-type="float" office:value="76.2460399703923">
                <text:p>76.2460399703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55.4114976560572">
                <text:p>55.4114976560572</text:p>
              </table:table-cell>
              <table:table-cell office:value-type="float" office:value="0.163131">
                <text:p>0.163131</text:p>
              </table:table-cell>
              <table:table-cell office:value-type="float" office:value="71.7796200345423">
                <text:p>71.7796200345423</text:p>
              </table:table-cell>
              <table:table-cell office:value-type="float" office:value="0.163131">
                <text:p>0.163131</text:p>
              </table:table-cell>
              <table:table-cell office:value-type="float" office:value="75.8716012830003">
                <text:p>75.8716012830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55.679940784604">
                <text:p>55.679940784604</text:p>
              </table:table-cell>
              <table:table-cell office:value-type="float" office:value="0.167172">
                <text:p>0.167172</text:p>
              </table:table-cell>
              <table:table-cell office:value-type="float" office:value="71.5162102146558">
                <text:p>71.5162102146558</text:p>
              </table:table-cell>
              <table:table-cell office:value-type="float" office:value="0.167172">
                <text:p>0.167172</text:p>
              </table:table-cell>
              <table:table-cell office:value-type="float" office:value="75.4752528990871">
                <text:p>75.4752528990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55.8860103626943">
                <text:p>55.8860103626943</text:p>
              </table:table-cell>
              <table:table-cell office:value-type="float" office:value="0.171212">
                <text:p>0.171212</text:p>
              </table:table-cell>
              <table:table-cell office:value-type="float" office:value="71.2238835430545">
                <text:p>71.2238835430545</text:p>
              </table:table-cell>
              <table:table-cell office:value-type="float" office:value="0.171212">
                <text:p>0.171212</text:p>
              </table:table-cell>
              <table:table-cell office:value-type="float" office:value="75.0583765112263">
                <text:p>75.0583765112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56.0353318529484">
                <text:p>56.0353318529484</text:p>
              </table:table-cell>
              <table:table-cell office:value-type="float" office:value="0.175253">
                <text:p>0.175253</text:p>
              </table:table-cell>
              <table:table-cell office:value-type="float" office:value="70.9052060202319">
                <text:p>70.9052060202319</text:p>
              </table:table-cell>
              <table:table-cell office:value-type="float" office:value="0.175253">
                <text:p>0.175253</text:p>
              </table:table-cell>
              <table:table-cell office:value-type="float" office:value="74.6227485812978">
                <text:p>74.6227485812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56.1329385640267">
                <text:p>56.1329385640267</text:p>
              </table:table-cell>
              <table:table-cell office:value-type="float" office:value="0.179293">
                <text:p>0.179293</text:p>
              </table:table-cell>
              <table:table-cell office:value-type="float" office:value="70.5626449543548">
                <text:p>70.5626449543548</text:p>
              </table:table-cell>
              <table:table-cell office:value-type="float" office:value="0.179293">
                <text:p>0.179293</text:p>
              </table:table-cell>
              <table:table-cell office:value-type="float" office:value="74.1701455711818">
                <text:p>74.1701455711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56.1837651122625">
                <text:p>56.1837651122625</text:p>
              </table:table-cell>
              <table:table-cell office:value-type="float" office:value="0.183333">
                <text:p>0.183333</text:p>
              </table:table-cell>
              <table:table-cell office:value-type="float" office:value="70.1985689612633">
                <text:p>70.1985689612633</text:p>
              </table:table-cell>
              <table:table-cell office:value-type="float" office:value="0.183333">
                <text:p>0.183333</text:p>
              </table:table-cell>
              <table:table-cell office:value-type="float" office:value="73.7022452504318">
                <text:p>73.7022452504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56.1921539600296">
                <text:p>56.1921539600296</text:p>
              </table:table-cell>
              <table:table-cell office:value-type="float" office:value="0.187374">
                <text:p>0.187374</text:p>
              </table:table-cell>
              <table:table-cell office:value-type="float" office:value="69.8152479644708">
                <text:p>69.8152479644708</text:p>
              </table:table-cell>
              <table:table-cell office:value-type="float" office:value="0.187374">
                <text:p>0.187374</text:p>
              </table:table-cell>
              <table:table-cell office:value-type="float" office:value="73.221021465581">
                <text:p>73.221021465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56.1622501850481">
                <text:p>56.1622501850481</text:p>
              </table:table-cell>
              <table:table-cell office:value-type="float" office:value="0.191414">
                <text:p>0.191414</text:p>
              </table:table-cell>
              <table:table-cell office:value-type="float" office:value="69.4149518874908">
                <text:p>69.4149518874908</text:p>
              </table:table-cell>
              <table:table-cell office:value-type="float" office:value="0.191414">
                <text:p>0.191414</text:p>
              </table:table-cell>
              <table:table-cell office:value-type="float" office:value="72.7280532938564">
                <text:p>72.7280532938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56.0977054034049">
                <text:p>56.0977054034049</text:p>
              </table:table-cell>
              <table:table-cell office:value-type="float" office:value="0.195455">
                <text:p>0.195455</text:p>
              </table:table-cell>
              <table:table-cell office:value-type="float" office:value="68.99955588453">
                <text:p>68.99955588453</text:p>
              </table:table-cell>
              <table:table-cell office:value-type="float" office:value="0.195455">
                <text:p>0.195455</text:p>
              </table:table-cell>
              <table:table-cell office:value-type="float" office:value="72.2250185048113">
                <text:p>72.2250185048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56.0020725388601">
                <text:p>56.0020725388601</text:p>
              </table:table-cell>
              <table:table-cell office:value-type="float" office:value="0.199495">
                <text:p>0.199495</text:p>
              </table:table-cell>
              <table:table-cell office:value-type="float" office:value="68.5712311867752">
                <text:p>68.5712311867752</text:p>
              </table:table-cell>
              <table:table-cell office:value-type="float" office:value="0.199495">
                <text:p>0.199495</text:p>
              </table:table-cell>
              <table:table-cell office:value-type="float" office:value="71.7134961756724">
                <text:p>71.7134961756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55.8783123612139">
                <text:p>55.8783123612139</text:p>
              </table:table-cell>
              <table:table-cell office:value-type="float" office:value="0.203535">
                <text:p>0.203535</text:p>
              </table:table-cell>
              <table:table-cell office:value-type="float" office:value="68.1314581791266">
                <text:p>68.1314581791266</text:p>
              </table:table-cell>
              <table:table-cell office:value-type="float" office:value="0.203535">
                <text:p>0.203535</text:p>
              </table:table-cell>
              <table:table-cell office:value-type="float" office:value="71.1947693066864">
                <text:p>71.1947693066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55.7293856402665">
                <text:p>55.7293856402665</text:p>
              </table:table-cell>
              <table:table-cell office:value-type="float" office:value="0.207576">
                <text:p>0.207576</text:p>
              </table:table-cell>
              <table:table-cell office:value-type="float" office:value="67.6820133234641">
                <text:p>67.6820133234641</text:p>
              </table:table-cell>
              <table:table-cell office:value-type="float" office:value="0.207576">
                <text:p>0.207576</text:p>
              </table:table-cell>
              <table:table-cell office:value-type="float" office:value="70.6702195904268">
                <text:p>70.6702195904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55.5578583765112">
                <text:p>55.5578583765112</text:p>
              </table:table-cell>
              <table:table-cell office:value-type="float" office:value="0.211616">
                <text:p>0.211616</text:p>
              </table:table-cell>
              <table:table-cell office:value-type="float" office:value="67.2243770046879">
                <text:p>67.2243770046879</text:p>
              </table:table-cell>
              <table:table-cell office:value-type="float" office:value="0.211616">
                <text:p>0.211616</text:p>
              </table:table-cell>
              <table:table-cell office:value-type="float" office:value="70.1410313348137">
                <text:p>70.1410313348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55.3660991857883">
                <text:p>55.3660991857883</text:p>
              </table:table-cell>
              <table:table-cell office:value-type="float" office:value="0.215657">
                <text:p>0.215657</text:p>
              </table:table-cell>
              <table:table-cell office:value-type="float" office:value="66.7598322230447">
                <text:p>66.7598322230447</text:p>
              </table:table-cell>
              <table:table-cell office:value-type="float" office:value="0.215657">
                <text:p>0.215657</text:p>
              </table:table-cell>
              <table:table-cell office:value-type="float" office:value="69.6082901554404">
                <text:p>69.6082901554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55.1561806069578">
                <text:p>55.1561806069578</text:p>
              </table:table-cell>
              <table:table-cell office:value-type="float" office:value="0.219697">
                <text:p>0.219697</text:p>
              </table:table-cell>
              <table:table-cell office:value-type="float" office:value="66.2897606711078">
                <text:p>66.2897606711078</text:p>
              </table:table-cell>
              <table:table-cell office:value-type="float" office:value="0.219697">
                <text:p>0.219697</text:p>
              </table:table-cell>
              <table:table-cell office:value-type="float" office:value="69.0730816679003">
                <text:p>69.0730816679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54.9301751788798">
                <text:p>54.9301751788798</text:p>
              </table:table-cell>
              <table:table-cell office:value-type="float" office:value="0.223737">
                <text:p>0.223737</text:p>
              </table:table-cell>
              <table:table-cell office:value-type="float" office:value="65.8151492721441">
                <text:p>65.8151492721441</text:p>
              </table:table-cell>
              <table:table-cell office:value-type="float" office:value="0.223737">
                <text:p>0.223737</text:p>
              </table:table-cell>
              <table:table-cell office:value-type="float" office:value="68.5362941031335">
                <text:p>68.5362941031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54.6898593634345">
                <text:p>54.6898593634345</text:p>
              </table:table-cell>
              <table:table-cell office:value-type="float" office:value="0.227778">
                <text:p>0.227778</text:p>
              </table:table-cell>
              <table:table-cell office:value-type="float" office:value="65.3369849494202">
                <text:p>65.3369849494202</text:p>
              </table:table-cell>
              <table:table-cell office:value-type="float" office:value="0.227778">
                <text:p>0.227778</text:p>
              </table:table-cell>
              <table:table-cell office:value-type="float" office:value="67.9988156920799">
                <text:p>67.9988156920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54.4369109301752">
                <text:p>54.4369109301752</text:p>
              </table:table-cell>
              <table:table-cell office:value-type="float" office:value="0.231818">
                <text:p>0.231818</text:p>
              </table:table-cell>
              <table:table-cell office:value-type="float" office:value="64.8563533185295">
                <text:p>64.8563533185295</text:p>
              </table:table-cell>
              <table:table-cell office:value-type="float" office:value="0.231818">
                <text:p>0.231818</text:p>
              </table:table-cell>
              <table:table-cell office:value-type="float" office:value="67.4612385886997">
                <text:p>67.4612385886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54.1726128793486">
                <text:p>54.1726128793486</text:p>
              </table:table-cell>
              <table:table-cell office:value-type="float" office:value="0.235859">
                <text:p>0.235859</text:p>
              </table:table-cell>
              <table:table-cell office:value-type="float" office:value="64.3740439180854">
                <text:p>64.3740439180854</text:p>
              </table:table-cell>
              <table:table-cell office:value-type="float" office:value="0.235859">
                <text:p>0.235859</text:p>
              </table:table-cell>
              <table:table-cell office:value-type="float" office:value="66.9243523316062">
                <text:p>66.9243523316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53.8983469035283">
                <text:p>53.8983469035283</text:p>
              </table:table-cell>
              <table:table-cell office:value-type="float" office:value="0.239899">
                <text:p>0.239899</text:p>
              </table:table-cell>
              <table:table-cell office:value-type="float" office:value="63.8906489020479">
                <text:p>63.8906489020479</text:p>
              </table:table-cell>
              <table:table-cell office:value-type="float" office:value="0.239899">
                <text:p>0.239899</text:p>
              </table:table-cell>
              <table:table-cell office:value-type="float" office:value="66.3887490747594">
                <text:p>66.388749074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53.6154946952874">
                <text:p>53.6154946952874</text:p>
              </table:table-cell>
              <table:table-cell office:value-type="float" office:value="0.243939">
                <text:p>0.243939</text:p>
              </table:table-cell>
              <table:table-cell office:value-type="float" office:value="63.407056501357">
                <text:p>63.407056501357</text:p>
              </table:table-cell>
              <table:table-cell office:value-type="float" office:value="0.243939">
                <text:p>0.243939</text:p>
              </table:table-cell>
              <table:table-cell office:value-type="float" office:value="65.8549222797928">
                <text:p>65.8549222797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53.3250431778929">
                <text:p>53.3250431778929</text:p>
              </table:table-cell>
              <table:table-cell office:value-type="float" office:value="0.24798">
                <text:p>0.24798</text:p>
              </table:table-cell>
              <table:table-cell office:value-type="float" office:value="62.9237601776462">
                <text:p>62.9237601776462</text:p>
              </table:table-cell>
              <table:table-cell office:value-type="float" office:value="0.24798">
                <text:p>0.24798</text:p>
              </table:table-cell>
              <table:table-cell office:value-type="float" office:value="65.3234641006662">
                <text:p>65.3234641006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53.0280779669381">
                <text:p>53.0280779669381</text:p>
              </table:table-cell>
              <table:table-cell office:value-type="float" office:value="0.25202">
                <text:p>0.25202</text:p>
              </table:table-cell>
              <table:table-cell office:value-type="float" office:value="62.4413520848754">
                <text:p>62.4413520848754</text:p>
              </table:table-cell>
              <table:table-cell office:value-type="float" office:value="0.25202">
                <text:p>0.25202</text:p>
              </table:table-cell>
              <table:table-cell office:value-type="float" office:value="64.7946706143597">
                <text:p>64.7946706143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52.7253886010363">
                <text:p>52.7253886010363</text:p>
              </table:table-cell>
              <table:table-cell office:value-type="float" office:value="0.256061">
                <text:p>0.256061</text:p>
              </table:table-cell>
              <table:table-cell office:value-type="float" office:value="61.960325684678">
                <text:p>61.960325684678</text:p>
              </table:table-cell>
              <table:table-cell office:value-type="float" office:value="0.256061">
                <text:p>0.256061</text:p>
              </table:table-cell>
              <table:table-cell office:value-type="float" office:value="64.2690352825068">
                <text:p>64.2690352825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52.4178633111276">
                <text:p>52.4178633111276</text:p>
              </table:table-cell>
              <table:table-cell office:value-type="float" office:value="0.260101">
                <text:p>0.260101</text:p>
              </table:table-cell>
              <table:table-cell office:value-type="float" office:value="61.4810757463607">
                <text:p>61.4810757463607</text:p>
              </table:table-cell>
              <table:table-cell office:value-type="float" office:value="0.260101">
                <text:p>0.260101</text:p>
              </table:table-cell>
              <table:table-cell office:value-type="float" office:value="63.7468541820873">
                <text:p>63.74685418208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52.1061929434986">
                <text:p>52.1061929434986</text:p>
              </table:table-cell>
              <table:table-cell office:value-type="float" office:value="0.264141">
                <text:p>0.264141</text:p>
              </table:table-cell>
              <table:table-cell office:value-type="float" office:value="61.0039970392302">
                <text:p>61.0039970392302</text:p>
              </table:table-cell>
              <table:table-cell office:value-type="float" office:value="0.264141">
                <text:p>0.264141</text:p>
              </table:table-cell>
              <table:table-cell office:value-type="float" office:value="63.2284233900814">
                <text:p>63.2284233900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51.7911670367629">
                <text:p>51.7911670367629</text:p>
              </table:table-cell>
              <table:table-cell office:value-type="float" office:value="0.268182">
                <text:p>0.268182</text:p>
              </table:table-cell>
              <table:table-cell office:value-type="float" office:value="60.5294843325931">
                <text:p>60.5294843325931</text:p>
              </table:table-cell>
              <table:table-cell office:value-type="float" office:value="0.268182">
                <text:p>0.268182</text:p>
              </table:table-cell>
              <table:table-cell office:value-type="float" office:value="62.714038983469">
                <text:p>62.714038983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51.473476437207">
                <text:p>51.473476437207</text:p>
              </table:table-cell>
              <table:table-cell office:value-type="float" office:value="0.272222">
                <text:p>0.272222</text:p>
              </table:table-cell>
              <table:table-cell office:value-type="float" office:value="60.0578337034296">
                <text:p>60.0578337034296</text:p>
              </table:table-cell>
              <table:table-cell office:value-type="float" office:value="0.272222">
                <text:p>0.272222</text:p>
              </table:table-cell>
              <table:table-cell office:value-type="float" office:value="62.2038983469035">
                <text:p>62.2038983469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1.153417221811">
                <text:p>51.153417221811</text:p>
              </table:table-cell>
              <table:table-cell office:value-type="float" office:value="0.276263">
                <text:p>0.276263</text:p>
              </table:table-cell>
              <table:table-cell office:value-type="float" office:value="59.5892425363928">
                <text:p>59.5892425363928</text:p>
              </table:table-cell>
              <table:table-cell office:value-type="float" office:value="0.276263">
                <text:p>0.276263</text:p>
              </table:table-cell>
              <table:table-cell office:value-type="float" office:value="61.6981988650382">
                <text:p>61.69819886503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0.8317789291883">
                <text:p>50.8317789291883</text:p>
              </table:table-cell>
              <table:table-cell office:value-type="float" office:value="0.280303">
                <text:p>0.280303</text:p>
              </table:table-cell>
              <table:table-cell office:value-type="float" office:value="59.1240069084629">
                <text:p>59.1240069084629</text:p>
              </table:table-cell>
              <table:table-cell office:value-type="float" office:value="0.280303">
                <text:p>0.280303</text:p>
              </table:table-cell>
              <table:table-cell office:value-type="float" office:value="61.1971379225265">
                <text:p>61.19713792252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0.5088576363188">
                <text:p>50.5088576363188</text:p>
              </table:table-cell>
              <table:table-cell office:value-type="float" office:value="0.284343">
                <text:p>0.284343</text:p>
              </table:table-cell>
              <table:table-cell office:value-type="float" office:value="58.6624228966198">
                <text:p>58.6624228966198</text:p>
              </table:table-cell>
              <table:table-cell office:value-type="float" office:value="0.284343">
                <text:p>0.284343</text:p>
              </table:table-cell>
              <table:table-cell office:value-type="float" office:value="60.700814211695">
                <text:p>60.7008142116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0.1851468048359">
                <text:p>50.1851468048359</text:p>
              </table:table-cell>
              <table:table-cell office:value-type="float" office:value="0.288384">
                <text:p>0.288384</text:p>
              </table:table-cell>
              <table:table-cell office:value-type="float" office:value="58.2044905008636">
                <text:p>58.2044905008636</text:p>
              </table:table-cell>
              <table:table-cell office:value-type="float" office:value="0.288384">
                <text:p>0.288384</text:p>
              </table:table-cell>
              <table:table-cell office:value-type="float" office:value="60.2093264248705">
                <text:p>60.2093264248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49.8610412040464">
                <text:p>49.8610412040464</text:p>
              </table:table-cell>
              <table:table-cell office:value-type="float" office:value="0.292424">
                <text:p>0.292424</text:p>
              </table:table-cell>
              <table:table-cell office:value-type="float" office:value="57.7506044905009">
                <text:p>57.7506044905009</text:p>
              </table:table-cell>
              <table:table-cell office:value-type="float" office:value="0.292424">
                <text:p>0.292424</text:p>
              </table:table-cell>
              <table:table-cell office:value-type="float" office:value="59.7229706390328">
                <text:p>59.7229706390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49.5367382186035">
                <text:p>49.5367382186035</text:p>
              </table:table-cell>
              <table:table-cell office:value-type="float" office:value="0.296465">
                <text:p>0.296465</text:p>
              </table:table-cell>
              <table:table-cell office:value-type="float" office:value="57.300666173205">
                <text:p>57.300666173205</text:p>
              </table:table-cell>
              <table:table-cell office:value-type="float" office:value="0.296465">
                <text:p>0.296465</text:p>
              </table:table-cell>
              <table:table-cell office:value-type="float" office:value="59.2416481618554">
                <text:p>59.2416481618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49.2127313101406">
                <text:p>49.2127313101406</text:p>
              </table:table-cell>
              <table:table-cell office:value-type="float" office:value="0.300505">
                <text:p>0.300505</text:p>
              </table:table-cell>
              <table:table-cell office:value-type="float" office:value="56.8548729336294">
                <text:p>56.8548729336294</text:p>
              </table:table-cell>
              <table:table-cell office:value-type="float" office:value="0.300505">
                <text:p>0.300505</text:p>
              </table:table-cell>
              <table:table-cell office:value-type="float" office:value="58.7654576856649">
                <text:p>58.7654576856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48.8892178633111">
                <text:p>48.8892178633111</text:p>
              </table:table-cell>
              <table:table-cell office:value-type="float" office:value="0.304545">
                <text:p>0.304545</text:p>
              </table:table-cell>
              <table:table-cell office:value-type="float" office:value="56.4134221564273">
                <text:p>56.4134221564273</text:p>
              </table:table-cell>
              <table:table-cell office:value-type="float" office:value="0.304545">
                <text:p>0.304545</text:p>
              </table:table-cell>
              <table:table-cell office:value-type="float" office:value="58.2944979027881">
                <text:p>58.2944979027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48.566493955095">
                <text:p>48.566493955095</text:p>
              </table:table-cell>
              <table:table-cell office:value-type="float" office:value="0.308586">
                <text:p>0.308586</text:p>
              </table:table-cell>
              <table:table-cell office:value-type="float" office:value="55.9763138415988">
                <text:p>55.9763138415988</text:p>
              </table:table-cell>
              <table:table-cell office:value-type="float" office:value="0.308586">
                <text:p>0.308586</text:p>
              </table:table-cell>
              <table:table-cell office:value-type="float" office:value="57.8287688132248">
                <text:p>57.8287688132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48.2447569701456">
                <text:p>48.2447569701456</text:p>
              </table:table-cell>
              <table:table-cell office:value-type="float" office:value="0.312626">
                <text:p>0.312626</text:p>
              </table:table-cell>
              <table:table-cell office:value-type="float" office:value="55.5435479891438">
                <text:p>55.5435479891438</text:p>
              </table:table-cell>
              <table:table-cell office:value-type="float" office:value="0.312626">
                <text:p>0.312626</text:p>
              </table:table-cell>
              <table:table-cell office:value-type="float" office:value="57.3682704169751">
                <text:p>57.3682704169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47.9242042931162">
                <text:p>47.9242042931162</text:p>
              </table:table-cell>
              <table:table-cell office:value-type="float" office:value="0.316667">
                <text:p>0.316667</text:p>
              </table:table-cell>
              <table:table-cell office:value-type="float" office:value="55.1153219837158">
                <text:p>55.1153219837158</text:p>
              </table:table-cell>
              <table:table-cell office:value-type="float" office:value="0.316667">
                <text:p>0.316667</text:p>
              </table:table-cell>
              <table:table-cell office:value-type="float" office:value="56.9131014063657">
                <text:p>56.9131014063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47.6050333086603">
                <text:p>47.6050333086603</text:p>
              </table:table-cell>
              <table:table-cell office:value-type="float" office:value="0.320707">
                <text:p>0.320707</text:p>
              </table:table-cell>
              <table:table-cell office:value-type="float" office:value="54.6916358253146">
                <text:p>54.6916358253146</text:p>
              </table:table-cell>
              <table:table-cell office:value-type="float" office:value="0.320707">
                <text:p>0.320707</text:p>
              </table:table-cell>
              <table:table-cell office:value-type="float" office:value="56.4632617813965">
                <text:p>56.4632617813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47.287441401431">
                <text:p>47.287441401431</text:p>
              </table:table-cell>
              <table:table-cell office:value-type="float" office:value="0.324747">
                <text:p>0.324747</text:p>
              </table:table-cell>
              <table:table-cell office:value-type="float" office:value="54.2724895139403">
                <text:p>54.2724895139403</text:p>
              </table:table-cell>
              <table:table-cell office:value-type="float" office:value="0.324747">
                <text:p>0.324747</text:p>
              </table:table-cell>
              <table:table-cell office:value-type="float" office:value="56.0187515420676">
                <text:p>56.0187515420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46.9716259560819">
                <text:p>46.9716259560819</text:p>
              </table:table-cell>
              <table:table-cell office:value-type="float" office:value="0.328788">
                <text:p>0.328788</text:p>
              </table:table-cell>
              <table:table-cell office:value-type="float" office:value="53.8578830495929">
                <text:p>53.8578830495929</text:p>
              </table:table-cell>
              <table:table-cell office:value-type="float" office:value="0.328788">
                <text:p>0.328788</text:p>
              </table:table-cell>
              <table:table-cell office:value-type="float" office:value="55.5794719960523">
                <text:p>55.5794719960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46.6574882802862">
                <text:p>46.6574882802862</text:p>
              </table:table-cell>
              <table:table-cell office:value-type="float" office:value="0.332828">
                <text:p>0.332828</text:p>
              </table:table-cell>
              <table:table-cell office:value-type="float" office:value="53.4479151245991">
                <text:p>53.4479151245991</text:p>
              </table:table-cell>
              <table:table-cell office:value-type="float" office:value="0.332828">
                <text:p>0.332828</text:p>
              </table:table-cell>
              <table:table-cell office:value-type="float" office:value="55.1455218356773">
                <text:p>55.14552183567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46.3454231433506">
                <text:p>46.3454231433506</text:p>
              </table:table-cell>
              <table:table-cell office:value-type="float" office:value="0.336869">
                <text:p>0.336869</text:p>
              </table:table-cell>
              <table:table-cell office:value-type="float" office:value="53.0424870466321">
                <text:p>53.0424870466321</text:p>
              </table:table-cell>
              <table:table-cell office:value-type="float" office:value="0.336869">
                <text:p>0.336869</text:p>
              </table:table-cell>
              <table:table-cell office:value-type="float" office:value="54.7168023686158">
                <text:p>54.7168023686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46.0354305452751">
                <text:p>46.0354305452751</text:p>
              </table:table-cell>
              <table:table-cell office:value-type="float" office:value="0.340909">
                <text:p>0.340909</text:p>
              </table:table-cell>
              <table:table-cell office:value-type="float" office:value="52.6416975080188">
                <text:p>52.6416975080188</text:p>
              </table:table-cell>
              <table:table-cell office:value-type="float" office:value="0.340909">
                <text:p>0.340909</text:p>
              </table:table-cell>
              <table:table-cell office:value-type="float" office:value="54.293313594868">
                <text:p>54.293313594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45.7275104860597">
                <text:p>45.7275104860597</text:p>
              </table:table-cell>
              <table:table-cell office:value-type="float" office:value="0.344949">
                <text:p>0.344949</text:p>
              </table:table-cell>
              <table:table-cell office:value-type="float" office:value="52.2454478164323">
                <text:p>52.2454478164323</text:p>
              </table:table-cell>
              <table:table-cell office:value-type="float" office:value="0.344949">
                <text:p>0.344949</text:p>
              </table:table-cell>
              <table:table-cell office:value-type="float" office:value="53.8749568221071">
                <text:p>53.87495682210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45.4219590426844">
                <text:p>45.4219590426844</text:p>
              </table:table-cell>
              <table:table-cell office:value-type="float" office:value="0.34899">
                <text:p>0.34899</text:p>
              </table:table-cell>
              <table:table-cell office:value-type="float" office:value="51.8538366641994">
                <text:p>51.8538366641994</text:p>
              </table:table-cell>
              <table:table-cell office:value-type="float" office:value="0.34899">
                <text:p>0.34899</text:p>
              </table:table-cell>
              <table:table-cell office:value-type="float" office:value="53.4618307426598">
                <text:p>53.4618307426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45.1185788304959">
                <text:p>45.1185788304959</text:p>
              </table:table-cell>
              <table:table-cell office:value-type="float" office:value="0.35303">
                <text:p>0.35303</text:p>
              </table:table-cell>
              <table:table-cell office:value-type="float" office:value="51.4667653589933">
                <text:p>51.4667653589933</text:p>
              </table:table-cell>
              <table:table-cell office:value-type="float" office:value="0.35303">
                <text:p>0.35303</text:p>
              </table:table-cell>
              <table:table-cell office:value-type="float" office:value="53.0538366641994">
                <text:p>53.0538366641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44.8176659264742">
                <text:p>44.8176659264742</text:p>
              </table:table-cell>
              <table:table-cell office:value-type="float" office:value="0.357071">
                <text:p>0.357071</text:p>
              </table:table-cell>
              <table:table-cell office:value-type="float" office:value="51.0842339008142">
                <text:p>51.0842339008142</text:p>
              </table:table-cell>
              <table:table-cell office:value-type="float" office:value="0.357071">
                <text:p>0.357071</text:p>
              </table:table-cell>
              <table:table-cell office:value-type="float" office:value="52.6508758943992">
                <text:p>52.6508758943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44.5192203306193">
                <text:p>44.5192203306193</text:p>
              </table:table-cell>
              <table:table-cell office:value-type="float" office:value="0.361111">
                <text:p>0.361111</text:p>
              </table:table-cell>
              <table:table-cell office:value-type="float" office:value="50.7061435973353">
                <text:p>50.7061435973353</text:p>
              </table:table-cell>
              <table:table-cell office:value-type="float" office:value="0.361111">
                <text:p>0.361111</text:p>
              </table:table-cell>
              <table:table-cell office:value-type="float" office:value="52.2529484332593">
                <text:p>52.2529484332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44.2231433506045">
                <text:p>44.2231433506045</text:p>
              </table:table-cell>
              <table:table-cell office:value-type="float" office:value="0.365152">
                <text:p>0.365152</text:p>
              </table:table-cell>
              <table:table-cell office:value-type="float" office:value="50.3325931408833">
                <text:p>50.3325931408833</text:p>
              </table:table-cell>
              <table:table-cell office:value-type="float" office:value="0.365152">
                <text:p>0.365152</text:p>
              </table:table-cell>
              <table:table-cell office:value-type="float" office:value="51.859955588453">
                <text:p>51.859955588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3.9297310634098">
                <text:p>43.9297310634098</text:p>
              </table:table-cell>
              <table:table-cell office:value-type="float" office:value="0.369192">
                <text:p>0.369192</text:p>
              </table:table-cell>
              <table:table-cell office:value-type="float" office:value="49.9634838391315">
                <text:p>49.9634838391315</text:p>
              </table:table-cell>
              <table:table-cell office:value-type="float" office:value="0.369192">
                <text:p>0.369192</text:p>
              </table:table-cell>
              <table:table-cell office:value-type="float" office:value="51.4719960523069">
                <text:p>51.4719960523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3.6387860843819">
                <text:p>43.6387860843819</text:p>
              </table:table-cell>
              <table:table-cell office:value-type="float" office:value="0.373232">
                <text:p>0.373232</text:p>
              </table:table-cell>
              <table:table-cell office:value-type="float" office:value="49.5988156920799">
                <text:p>49.5988156920799</text:p>
              </table:table-cell>
              <table:table-cell office:value-type="float" office:value="0.373232">
                <text:p>0.373232</text:p>
              </table:table-cell>
              <table:table-cell office:value-type="float" office:value="51.0887737478411">
                <text:p>51.0887737478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3.3504071058475">
                <text:p>43.3504071058475</text:p>
              </table:table-cell>
              <table:table-cell office:value-type="float" office:value="0.377273">
                <text:p>0.377273</text:p>
              </table:table-cell>
              <table:table-cell office:value-type="float" office:value="49.2384900074019">
                <text:p>49.2384900074019</text:p>
              </table:table-cell>
              <table:table-cell office:value-type="float" office:value="0.377273">
                <text:p>0.377273</text:p>
              </table:table-cell>
              <table:table-cell office:value-type="float" office:value="50.7104860597089">
                <text:p>50.7104860597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3.0646928201332">
                <text:p>43.0646928201332</text:p>
              </table:table-cell>
              <table:table-cell office:value-type="float" office:value="0.381313">
                <text:p>0.381313</text:p>
              </table:table-cell>
              <table:table-cell office:value-type="float" office:value="48.8824080927708">
                <text:p>48.8824080927708</text:p>
              </table:table-cell>
              <table:table-cell office:value-type="float" office:value="0.381313">
                <text:p>0.381313</text:p>
              </table:table-cell>
              <table:table-cell office:value-type="float" office:value="50.3368369109302">
                <text:p>50.3368369109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2.7816432272391">
                <text:p>42.7816432272391</text:p>
              </table:table-cell>
              <table:table-cell office:value-type="float" office:value="0.385354">
                <text:p>0.385354</text:p>
              </table:table-cell>
              <table:table-cell office:value-type="float" office:value="48.5307673328399">
                <text:p>48.5307673328399</text:p>
              </table:table-cell>
              <table:table-cell office:value-type="float" office:value="0.385354">
                <text:p>0.385354</text:p>
              </table:table-cell>
              <table:table-cell office:value-type="float" office:value="49.9680236861584">
                <text:p>49.96802368615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2.5011596348384">
                <text:p>42.5011596348384</text:p>
              </table:table-cell>
              <table:table-cell office:value-type="float" office:value="0.389394">
                <text:p>0.389394</text:p>
              </table:table-cell>
              <table:table-cell office:value-type="float" office:value="48.1832716506292">
                <text:p>48.1832716506292</text:p>
              </table:table-cell>
              <table:table-cell office:value-type="float" office:value="0.389394">
                <text:p>0.389394</text:p>
              </table:table-cell>
              <table:table-cell office:value-type="float" office:value="49.6037503084135">
                <text:p>49.6037503084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2.2233407352578">
                <text:p>42.2233407352578</text:p>
              </table:table-cell>
              <table:table-cell office:value-type="float" office:value="0.393434">
                <text:p>0.393434</text:p>
              </table:table-cell>
              <table:table-cell office:value-type="float" office:value="47.8399210461387">
                <text:p>47.8399210461387</text:p>
              </table:table-cell>
              <table:table-cell office:value-type="float" office:value="0.393434">
                <text:p>0.393434</text:p>
              </table:table-cell>
              <table:table-cell office:value-type="float" office:value="49.2441154700222">
                <text:p>49.2441154700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1.9481865284974">
                <text:p>41.9481865284974</text:p>
              </table:table-cell>
              <table:table-cell office:value-type="float" office:value="0.397475">
                <text:p>0.397475</text:p>
              </table:table-cell>
              <table:table-cell office:value-type="float" office:value="47.500814211695">
                <text:p>47.500814211695</text:p>
              </table:table-cell>
              <table:table-cell office:value-type="float" office:value="0.397475">
                <text:p>0.397475</text:p>
              </table:table-cell>
              <table:table-cell office:value-type="float" office:value="48.8890204786578">
                <text:p>48.8890204786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1.6756970145571">
                <text:p>41.6756970145571</text:p>
              </table:table-cell>
              <table:table-cell office:value-type="float" office:value="0.401515">
                <text:p>0.401515</text:p>
              </table:table-cell>
              <table:table-cell office:value-type="float" office:value="47.165753762645">
                <text:p>47.165753762645</text:p>
              </table:table-cell>
              <table:table-cell office:value-type="float" office:value="0.401515">
                <text:p>0.401515</text:p>
              </table:table-cell>
              <table:table-cell office:value-type="float" office:value="48.5382679496669">
                <text:p>48.5382679496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1.405872193437">
                <text:p>41.405872193437</text:p>
              </table:table-cell>
              <table:table-cell office:value-type="float" office:value="0.405556">
                <text:p>0.405556</text:p>
              </table:table-cell>
              <table:table-cell office:value-type="float" office:value="46.8348383913151">
                <text:p>46.8348383913151</text:p>
              </table:table-cell>
              <table:table-cell office:value-type="float" office:value="0.405556">
                <text:p>0.405556</text:p>
              </table:table-cell>
              <table:table-cell office:value-type="float" office:value="48.1920552677029">
                <text:p>48.19205526770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1.1387120651369">
                <text:p>41.1387120651369</text:p>
              </table:table-cell>
              <table:table-cell office:value-type="float" office:value="0.409596">
                <text:p>0.409596</text:p>
              </table:table-cell>
              <table:table-cell office:value-type="float" office:value="46.5077720207254">
                <text:p>46.5077720207254</text:p>
              </table:table-cell>
              <table:table-cell office:value-type="float" office:value="0.409596">
                <text:p>0.409596</text:p>
              </table:table-cell>
              <table:table-cell office:value-type="float" office:value="47.8500863557858">
                <text:p>47.8500863557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0.8741179373304">
                <text:p>40.8741179373304</text:p>
              </table:table-cell>
              <table:table-cell office:value-type="float" office:value="0.413636">
                <text:p>0.413636</text:p>
              </table:table-cell>
              <table:table-cell office:value-type="float" office:value="46.1847520355292">
                <text:p>46.1847520355292</text:p>
              </table:table-cell>
              <table:table-cell office:value-type="float" office:value="0.413636">
                <text:p>0.413636</text:p>
              </table:table-cell>
              <table:table-cell office:value-type="float" office:value="47.5124599062423">
                <text:p>47.51245990624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0.6122871946706">
                <text:p>40.6122871946706</text:p>
              </table:table-cell>
              <table:table-cell office:value-type="float" office:value="0.417677">
                <text:p>0.417677</text:p>
              </table:table-cell>
              <table:table-cell office:value-type="float" office:value="45.8656797434">
                <text:p>45.8656797434</text:p>
              </table:table-cell>
              <table:table-cell office:value-type="float" office:value="0.417677">
                <text:p>0.417677</text:p>
              </table:table-cell>
              <table:table-cell office:value-type="float" office:value="47.178978534419">
                <text:p>47.178978534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0.3530224525043">
                <text:p>40.3530224525043</text:p>
              </table:table-cell>
              <table:table-cell office:value-type="float" office:value="0.421717">
                <text:p>0.421717</text:p>
              </table:table-cell>
              <table:table-cell office:value-type="float" office:value="45.5503577596842">
                <text:p>45.5503577596842</text:p>
              </table:table-cell>
              <table:table-cell office:value-type="float" office:value="0.421717">
                <text:p>0.421717</text:p>
              </table:table-cell>
              <table:table-cell office:value-type="float" office:value="46.8497409326425">
                <text:p>46.8497409326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0.0964224031582">
                <text:p>40.0964224031582</text:p>
              </table:table-cell>
              <table:table-cell office:value-type="float" office:value="0.425758">
                <text:p>0.425758</text:p>
              </table:table-cell>
              <table:table-cell office:value-type="float" office:value="45.2388847767086">
                <text:p>45.2388847767086</text:p>
              </table:table-cell>
              <table:table-cell office:value-type="float" office:value="0.425758">
                <text:p>0.425758</text:p>
              </table:table-cell>
              <table:table-cell office:value-type="float" office:value="46.5245497162596">
                <text:p>46.5245497162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9.8423883543055">
                <text:p>39.8423883543055</text:p>
              </table:table-cell>
              <table:table-cell office:value-type="float" office:value="0.429798">
                <text:p>0.429798</text:p>
              </table:table-cell>
              <table:table-cell office:value-type="float" office:value="44.9311621021466">
                <text:p>44.9311621021466</text:p>
              </table:table-cell>
              <table:table-cell office:value-type="float" office:value="0.429798">
                <text:p>0.429798</text:p>
              </table:table-cell>
              <table:table-cell office:value-type="float" office:value="46.2034048852702">
                <text:p>46.2034048852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9.5909203059462">
                <text:p>39.5909203059462</text:p>
              </table:table-cell>
              <table:table-cell office:value-type="float" office:value="0.433838">
                <text:p>0.433838</text:p>
              </table:table-cell>
              <table:table-cell office:value-type="float" office:value="44.627189735998">
                <text:p>44.627189735998</text:p>
              </table:table-cell>
              <table:table-cell office:value-type="float" office:value="0.433838">
                <text:p>0.433838</text:p>
              </table:table-cell>
              <table:table-cell office:value-type="float" office:value="45.8862077473476">
                <text:p>45.8862077473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9.3420182580804">
                <text:p>39.3420182580804</text:p>
              </table:table-cell>
              <table:table-cell office:value-type="float" office:value="0.437879">
                <text:p>0.437879</text:p>
              </table:table-cell>
              <table:table-cell office:value-type="float" office:value="44.3267702936097">
                <text:p>44.3267702936097</text:p>
              </table:table-cell>
              <table:table-cell office:value-type="float" office:value="0.437879">
                <text:p>0.437879</text:p>
              </table:table-cell>
              <table:table-cell office:value-type="float" office:value="45.572958302492">
                <text:p>45.572958302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9.0957809030348">
                <text:p>39.0957809030348</text:p>
              </table:table-cell>
              <table:table-cell office:value-type="float" office:value="0.441919">
                <text:p>0.441919</text:p>
              </table:table-cell>
              <table:table-cell office:value-type="float" office:value="44.0300024673082">
                <text:p>44.0300024673082</text:p>
              </table:table-cell>
              <table:table-cell office:value-type="float" office:value="0.441919">
                <text:p>0.441919</text:p>
              </table:table-cell>
              <table:table-cell office:value-type="float" office:value="45.2635578583765">
                <text:p>45.2635578583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8.8520108561559">
                <text:p>38.8520108561559</text:p>
              </table:table-cell>
              <table:table-cell office:value-type="float" office:value="0.44596">
                <text:p>0.44596</text:p>
              </table:table-cell>
              <table:table-cell office:value-type="float" office:value="43.7367875647668">
                <text:p>43.7367875647668</text:p>
              </table:table-cell>
              <table:table-cell office:value-type="float" office:value="0.44596">
                <text:p>0.44596</text:p>
              </table:table-cell>
              <table:table-cell office:value-type="float" office:value="44.9580064150012">
                <text:p>44.9580064150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8.6107081174439">
                <text:p>38.6107081174439</text:p>
              </table:table-cell>
              <table:table-cell office:value-type="float" office:value="0.45">
                <text:p>0.45</text:p>
              </table:table-cell>
              <table:table-cell office:value-type="float" office:value="43.447026893659">
                <text:p>43.447026893659</text:p>
              </table:table-cell>
              <table:table-cell office:value-type="float" office:value="0.45">
                <text:p>0.45</text:p>
              </table:table-cell>
              <table:table-cell office:value-type="float" office:value="44.6561065877128">
                <text:p>44.65610658771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59cm" svg:y="4.203cm" style:legend-expansion="high" chart:style-name="ch2"/>
        <chart:plot-area chart:style-name="ch3" table:cell-range-address="Planilha6.AF1:Planilha6.AG51" chart:data-source-has-labels="row" svg:x="0.319cm" svg:y="0.18cm" svg:width="11.952cm" svg:height="8.645cm">
          <chart:coordinate-region svg:x="1.126cm" svg:y="0.379cm" svg:width="10.90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6.AG2:Planilha6.AG51" chart:label-cell-address="Planilha6.AG1:Planilha6.AG1" chart:class="chart:scatter">
            <chart:domain table:cell-range-address="Planilha6.AF2:Planilha6.AF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Pressao(atm)</text:p>
                <draw:g>
                  <svg:desc>Planilha6.AG1:Planilha6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Planilha6.AF2:Planilha6.AF51</svg:desc>
                </draw:g>
              </table:table-cell>
              <table:table-cell office:value-type="float" office:value="55.2619787811498">
                <text:p>55.2619787811498</text:p>
                <draw:g>
                  <svg:desc>Planilha6.AG2:Planilha6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1633">
                <text:p>0.0581633</text:p>
              </table:table-cell>
              <table:table-cell office:value-type="float" office:value="12.4045398470269">
                <text:p>12.4045398470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3265">
                <text:p>0.0663265</text:p>
              </table:table-cell>
              <table:table-cell office:value-type="float" office:value="6.3752973106341">
                <text:p>6.3752973106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44898">
                <text:p>0.0744898</text:p>
              </table:table-cell>
              <table:table-cell office:value-type="float" office:value="10.5841598815692">
                <text:p>10.5841598815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6531">
                <text:p>0.0826531</text:p>
              </table:table-cell>
              <table:table-cell office:value-type="float" office:value="17.226449543548">
                <text:p>17.22644954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8163">
                <text:p>0.0908163</text:p>
              </table:table-cell>
              <table:table-cell office:value-type="float" office:value="23.8123858869973">
                <text:p>23.8123858869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89796">
                <text:p>0.0989796</text:p>
              </table:table-cell>
              <table:table-cell office:value-type="float" office:value="29.5838144584259">
                <text:p>29.5838144584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7143">
                <text:p>0.107143</text:p>
              </table:table-cell>
              <table:table-cell office:value-type="float" office:value="34.3860843819393">
                <text:p>34.3860843819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5306">
                <text:p>0.115306</text:p>
              </table:table-cell>
              <table:table-cell office:value-type="float" office:value="38.2735751295337">
                <text:p>38.2735751295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469">
                <text:p>0.123469</text:p>
              </table:table-cell>
              <table:table-cell office:value-type="float" office:value="41.3642240315815">
                <text:p>41.3642240315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633">
                <text:p>0.131633</text:p>
              </table:table-cell>
              <table:table-cell office:value-type="float" office:value="43.7848507278559">
                <text:p>43.7848507278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9796">
                <text:p>0.139796</text:p>
              </table:table-cell>
              <table:table-cell office:value-type="float" office:value="45.6514187021959">
                <text:p>45.6514187021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959">
                <text:p>0.147959</text:p>
              </table:table-cell>
              <table:table-cell office:value-type="float" office:value="47.0635085122132">
                <text:p>47.0635085122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6122">
                <text:p>0.156122</text:p>
              </table:table-cell>
              <table:table-cell office:value-type="float" office:value="48.1043177892919">
                <text:p>48.1043177892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4286">
                <text:p>0.164286</text:p>
              </table:table-cell>
              <table:table-cell office:value-type="float" office:value="48.8422403158154">
                <text:p>48.8422403158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2449">
                <text:p>0.172449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0612">
                <text:p>0.180612</text:p>
              </table:table-cell>
              <table:table-cell office:value-type="float" office:value="49.6231926967678">
                <text:p>49.6231926967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8776">
                <text:p>0.188776</text:p>
              </table:table-cell>
              <table:table-cell office:value-type="float" office:value="49.7489267209475">
                <text:p>49.7489267209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939">
                <text:p>0.196939</text:p>
              </table:table-cell>
              <table:table-cell office:value-type="float" office:value="49.7410313348137">
                <text:p>49.7410313348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5102">
                <text:p>0.205102</text:p>
              </table:table-cell>
              <table:table-cell office:value-type="float" office:value="49.6243770046879">
                <text:p>49.6243770046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3265">
                <text:p>0.213265</text:p>
              </table:table-cell>
              <table:table-cell office:value-type="float" office:value="49.4192943498643">
                <text:p>49.4192943498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1429">
                <text:p>0.221429</text:p>
              </table:table-cell>
              <table:table-cell office:value-type="float" office:value="49.1425610658771">
                <text:p>49.1425610658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9592">
                <text:p>0.229592</text:p>
              </table:table-cell>
              <table:table-cell office:value-type="float" office:value="48.8078953861337">
                <text:p>48.8078953861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7755">
                <text:p>0.237755</text:p>
              </table:table-cell>
              <table:table-cell office:value-type="float" office:value="48.4268443128547">
                <text:p>48.4268443128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5918">
                <text:p>0.245918</text:p>
              </table:table-cell>
              <table:table-cell office:value-type="float" office:value="48.0085862324204">
                <text:p>48.0085862324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4082">
                <text:p>0.254082</text:p>
              </table:table-cell>
              <table:table-cell office:value-type="float" office:value="47.5612139156181">
                <text:p>47.5612139156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2245">
                <text:p>0.262245</text:p>
              </table:table-cell>
              <table:table-cell office:value-type="float" office:value="47.0910436713546">
                <text:p>47.0910436713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0408">
                <text:p>0.270408</text:p>
              </table:table-cell>
              <table:table-cell office:value-type="float" office:value="46.6035035775968">
                <text:p>46.6035035775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8571">
                <text:p>0.278571</text:p>
              </table:table-cell>
              <table:table-cell office:value-type="float" office:value="46.1030347890452">
                <text:p>46.1030347890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6735">
                <text:p>0.286735</text:p>
              </table:table-cell>
              <table:table-cell office:value-type="float" office:value="45.5934863064397">
                <text:p>45.5934863064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4898">
                <text:p>0.294898</text:p>
              </table:table-cell>
              <table:table-cell office:value-type="float" office:value="45.0779175919072">
                <text:p>45.0779175919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3061">
                <text:p>0.303061</text:p>
              </table:table-cell>
              <table:table-cell office:value-type="float" office:value="44.5587959536146">
                <text:p>44.5587959536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1224">
                <text:p>0.311224</text:p>
              </table:table-cell>
              <table:table-cell office:value-type="float" office:value="44.0384900074019">
                <text:p>44.0384900074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9388">
                <text:p>0.319388</text:p>
              </table:table-cell>
              <table:table-cell office:value-type="float" office:value="43.5186775228226">
                <text:p>43.5186775228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7551">
                <text:p>0.327551</text:p>
              </table:table-cell>
              <table:table-cell office:value-type="float" office:value="43.0009375771034">
                <text:p>43.0009375771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5714">
                <text:p>0.335714</text:p>
              </table:table-cell>
              <table:table-cell office:value-type="float" office:value="42.486257093511">
                <text:p>42.486257093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43878">
                <text:p>0.343878</text:p>
              </table:table-cell>
              <table:table-cell office:value-type="float" office:value="41.9759190722921">
                <text:p>41.9759190722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2041">
                <text:p>0.352041</text:p>
              </table:table-cell>
              <table:table-cell office:value-type="float" office:value="41.4706143597335">
                <text:p>41.4706143597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0204">
                <text:p>0.360204</text:p>
              </table:table-cell>
              <table:table-cell office:value-type="float" office:value="40.9710338021219">
                <text:p>40.9710338021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8367">
                <text:p>0.368367</text:p>
              </table:table-cell>
              <table:table-cell office:value-type="float" office:value="40.4776708610906">
                <text:p>40.47767086109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531">
                <text:p>0.376531</text:p>
              </table:table-cell>
              <table:table-cell office:value-type="float" office:value="39.9910189982729">
                <text:p>39.9910189982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4694">
                <text:p>0.384694</text:p>
              </table:table-cell>
              <table:table-cell office:value-type="float" office:value="39.5113742906489">
                <text:p>39.5113742906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2857">
                <text:p>0.392857</text:p>
              </table:table-cell>
              <table:table-cell office:value-type="float" office:value="39.0390328151986">
                <text:p>39.0390328151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102">
                <text:p>0.40102</text:p>
              </table:table-cell>
              <table:table-cell office:value-type="float" office:value="38.5740932642487">
                <text:p>38.5740932642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9184">
                <text:p>0.409184</text:p>
              </table:table-cell>
              <table:table-cell office:value-type="float" office:value="38.1168517147792">
                <text:p>38.1168517147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347">
                <text:p>0.417347</text:p>
              </table:table-cell>
              <table:table-cell office:value-type="float" office:value="37.6672094744634">
                <text:p>37.66720947446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551">
                <text:p>0.42551</text:p>
              </table:table-cell>
              <table:table-cell office:value-type="float" office:value="37.2253639279546">
                <text:p>37.2253639279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33673">
                <text:p>0.433673</text:p>
              </table:table-cell>
              <table:table-cell office:value-type="float" office:value="36.7913150752529">
                <text:p>36.79131507525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1837">
                <text:p>0.441837</text:p>
              </table:table-cell>
              <table:table-cell office:value-type="float" office:value="36.3649642240316">
                <text:p>36.3649642240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">
                <text:p>0.45</text:p>
              </table:table-cell>
              <table:table-cell office:value-type="float" office:value="35.946212681964">
                <text:p>35.9462126819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0.4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280K.C2:280K.D47 280K.D1:280K.D1" chart:data-source-has-labels="row" svg:x="0.32cm" svg:y="0.18cm" svg:width="11.952cm" svg:height="8.64cm">
          <chart:coordinate-region svg:x="1.127cm" svg:y="0.379cm" svg:width="10.8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0K.D2:280K.D47" chart:label-cell-address="280K.D1:280K.D1" chart:class="chart:scatter">
            <chart:domain table:cell-range-address="280K.C2:280K.C47"/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280K.D1:280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280K.C2:280K.C47</svg:desc>
                </draw:g>
              </table:table-cell>
              <table:table-cell office:value-type="float" office:value="109.114236368122">
                <text:p>109.114236368122</text:p>
                <draw:g>
                  <svg:desc>280K.D2:280K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7755">
                <text:p>0.0787755</text:p>
              </table:table-cell>
              <table:table-cell office:value-type="float" office:value="57.6909943251912">
                <text:p>57.6909943251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551">
                <text:p>0.087551</text:p>
              </table:table-cell>
              <table:table-cell office:value-type="float" office:value="43.0222551196644">
                <text:p>43.0222551196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3265">
                <text:p>0.0963265</text:p>
              </table:table-cell>
              <table:table-cell office:value-type="float" office:value="40.6231433506045">
                <text:p>40.6231433506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5102">
                <text:p>0.105102</text:p>
              </table:table-cell>
              <table:table-cell office:value-type="float" office:value="42.3321983715766">
                <text:p>42.3321983715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3878">
                <text:p>0.113878</text:p>
              </table:table-cell>
              <table:table-cell office:value-type="float" office:value="45.1650629163583">
                <text:p>45.1650629163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2653">
                <text:p>0.122653</text:p>
              </table:table-cell>
              <table:table-cell office:value-type="float" office:value="48.0035529237602">
                <text:p>48.0035529237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1429">
                <text:p>0.131429</text:p>
              </table:table-cell>
              <table:table-cell office:value-type="float" office:value="50.453787318036">
                <text:p>50.453787318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204">
                <text:p>0.140204</text:p>
              </table:table-cell>
              <table:table-cell office:value-type="float" office:value="52.4127313101406">
                <text:p>52.4127313101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898">
                <text:p>0.14898</text:p>
              </table:table-cell>
              <table:table-cell office:value-type="float" office:value="53.892721440908">
                <text:p>53.892721440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7755">
                <text:p>0.157755</text:p>
              </table:table-cell>
              <table:table-cell office:value-type="float" office:value="54.947545028374">
                <text:p>54.947545028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531">
                <text:p>0.166531</text:p>
              </table:table-cell>
              <table:table-cell office:value-type="float" office:value="55.6416481618554">
                <text:p>55.6416481618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306">
                <text:p>0.175306</text:p>
              </table:table-cell>
              <table:table-cell office:value-type="float" office:value="56.0369109301752">
                <text:p>56.0369109301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4082">
                <text:p>0.184082</text:p>
              </table:table-cell>
              <table:table-cell office:value-type="float" office:value="56.1884036516161">
                <text:p>56.1884036516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2857">
                <text:p>0.192857</text:p>
              </table:table-cell>
              <table:table-cell office:value-type="float" office:value="56.1430051813472">
                <text:p>56.1430051813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1633">
                <text:p>0.201633</text:p>
              </table:table-cell>
              <table:table-cell office:value-type="float" office:value="55.939896373057">
                <text:p>55.939896373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0408">
                <text:p>0.210408</text:p>
              </table:table-cell>
              <table:table-cell office:value-type="float" office:value="55.6113496175672">
                <text:p>55.6113496175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9184">
                <text:p>0.219184</text:p>
              </table:table-cell>
              <table:table-cell office:value-type="float" office:value="55.1838144584259">
                <text:p>55.1838144584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959">
                <text:p>0.227959</text:p>
              </table:table-cell>
              <table:table-cell office:value-type="float" office:value="54.6788058228473">
                <text:p>54.6788058228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6735">
                <text:p>0.236735</text:p>
              </table:table-cell>
              <table:table-cell office:value-type="float" office:value="54.113890944979">
                <text:p>54.113890944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551">
                <text:p>0.24551</text:p>
              </table:table-cell>
              <table:table-cell office:value-type="float" office:value="53.5034789045152">
                <text:p>53.5034789045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286">
                <text:p>0.254286</text:p>
              </table:table-cell>
              <table:table-cell office:value-type="float" office:value="52.8589193190229">
                <text:p>52.8589193190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3061">
                <text:p>0.263061</text:p>
              </table:table-cell>
              <table:table-cell office:value-type="float" office:value="52.1898840365162">
                <text:p>52.1898840365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1837">
                <text:p>0.271837</text:p>
              </table:table-cell>
              <table:table-cell office:value-type="float" office:value="51.5038736738219">
                <text:p>51.5038736738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0612">
                <text:p>0.280612</text:p>
              </table:table-cell>
              <table:table-cell office:value-type="float" office:value="50.8071058475204">
                <text:p>50.8071058475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9388">
                <text:p>0.289388</text:p>
              </table:table-cell>
              <table:table-cell office:value-type="float" office:value="50.1046138662719">
                <text:p>50.1046138662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8163">
                <text:p>0.298163</text:p>
              </table:table-cell>
              <table:table-cell office:value-type="float" office:value="49.4005428077967">
                <text:p>49.400542807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6939">
                <text:p>0.306939</text:p>
              </table:table-cell>
              <table:table-cell office:value-type="float" office:value="48.6979521342216">
                <text:p>48.6979521342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5714">
                <text:p>0.315714</text:p>
              </table:table-cell>
              <table:table-cell office:value-type="float" office:value="47.99970392302">
                <text:p>47.99970392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449">
                <text:p>0.32449</text:p>
              </table:table-cell>
              <table:table-cell office:value-type="float" office:value="47.3076733283987">
                <text:p>47.3076733283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265">
                <text:p>0.333265</text:p>
              </table:table-cell>
              <table:table-cell office:value-type="float" office:value="46.6236368122379">
                <text:p>46.6236368122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2041">
                <text:p>0.342041</text:p>
              </table:table-cell>
              <table:table-cell office:value-type="float" office:value="45.9489760671108">
                <text:p>45.9489760671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0816">
                <text:p>0.350816</text:p>
              </table:table-cell>
              <table:table-cell office:value-type="float" office:value="45.2844806316309">
                <text:p>45.2844806316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592">
                <text:p>0.359592</text:p>
              </table:table-cell>
              <table:table-cell office:value-type="float" office:value="44.6311374290649">
                <text:p>44.6311374290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8367">
                <text:p>0.368367</text:p>
              </table:table-cell>
              <table:table-cell office:value-type="float" office:value="43.9893412287195">
                <text:p>43.9893412287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7143">
                <text:p>0.377143</text:p>
              </table:table-cell>
              <table:table-cell office:value-type="float" office:value="43.3596841845547">
                <text:p>43.3596841845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5918">
                <text:p>0.385918</text:p>
              </table:table-cell>
              <table:table-cell office:value-type="float" office:value="42.7422649888971">
                <text:p>42.7422649888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694">
                <text:p>0.394694</text:p>
              </table:table-cell>
              <table:table-cell office:value-type="float" office:value="42.1372810264002">
                <text:p>42.1372810264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3469">
                <text:p>0.403469</text:p>
              </table:table-cell>
              <table:table-cell office:value-type="float" office:value="41.5448309893906">
                <text:p>41.5448309893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2245">
                <text:p>0.412245</text:p>
              </table:table-cell>
              <table:table-cell office:value-type="float" office:value="40.9649148778682">
                <text:p>40.964914877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102">
                <text:p>0.42102</text:p>
              </table:table-cell>
              <table:table-cell office:value-type="float" office:value="40.3975326918332">
                <text:p>40.3975326918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9796">
                <text:p>0.429796</text:p>
              </table:table-cell>
              <table:table-cell office:value-type="float" office:value="39.8424870466321">
                <text:p>39.8424870466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8571">
                <text:p>0.438571</text:p>
              </table:table-cell>
              <table:table-cell office:value-type="float" office:value="39.2996792499383">
                <text:p>39.29967924993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7347">
                <text:p>0.447347</text:p>
              </table:table-cell>
              <table:table-cell office:value-type="float" office:value="38.7688132247718">
                <text:p>38.76881322477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6122">
                <text:p>0.456122</text:p>
              </table:table-cell>
              <table:table-cell office:value-type="float" office:value="38.2498889711325">
                <text:p>38.24988897113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4898">
                <text:p>0.464898</text:p>
              </table:table-cell>
              <table:table-cell office:value-type="float" office:value="37.7425117197138">
                <text:p>37.7425117197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75cm" svg:height="12.087cm" xlink:href=".." xlink:type="simple" chart:class="chart:scatter" chart:style-name="ch1">
        <chart:legend chart:legend-position="end" svg:x="16.206cm" svg:y="10.477cm" style:legend-expansion="custom" svg:width="2.896cm" svg:height="0.802cm" style:legend-expansion-aspect-ratio="3.61097256857855" chart:style-name="ch2"/>
        <chart:plot-area chart:style-name="ch3" table:cell-range-address="310K.A2:310K.B51 310K.B1:310K.B1" chart:data-source-has-labels="row" svg:x="1.078cm" svg:y="0.333cm" svg:width="16.069cm" svg:height="11.31cm">
          <chart:coordinate-region svg:x="2.811cm" svg:y="0.532cm" svg:width="13.646cm" svg:height="10.4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10K.B2:310K.B51" chart:label-cell-address="310K.B1:310K.B1" chart:class="chart:scatter">
            <chart:domain table:cell-range-address="310K.A2:310K.A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Pressao(Pa)</text:p>
                <draw:g>
                  <svg:desc>310K.B1:310K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">
                <text:p>0.00007</text:p>
                <draw:g>
                  <svg:desc>310K.A2:310K.A51</svg:desc>
                </draw:g>
              </table:table-cell>
              <table:table-cell office:value-type="float" office:value="20232600">
                <text:p>20232600</text:p>
                <draw:g>
                  <svg:desc>310K.B2:310K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743434">
                <text:p>0.0000743434</text:p>
              </table:table-cell>
              <table:table-cell office:value-type="float" office:value="15628600">
                <text:p>15628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86869">
                <text:p>0.0000786869</text:p>
              </table:table-cell>
              <table:table-cell office:value-type="float" office:value="12826800">
                <text:p>12826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830303">
                <text:p>0.0000830303</text:p>
              </table:table-cell>
              <table:table-cell office:value-type="float" office:value="11079300">
                <text:p>11079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73737">
                <text:p>0.0000873737</text:p>
              </table:table-cell>
              <table:table-cell office:value-type="float" office:value="9970790">
                <text:p>99707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917172">
                <text:p>0.0000917172</text:p>
              </table:table-cell>
              <table:table-cell office:value-type="float" office:value="9259530">
                <text:p>9259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60606">
                <text:p>0.0000960606</text:p>
              </table:table-cell>
              <table:table-cell office:value-type="float" office:value="8799820">
                <text:p>87998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00404">
                <text:p>0.000100404</text:p>
              </table:table-cell>
              <table:table-cell office:value-type="float" office:value="8501270">
                <text:p>85012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04747">
                <text:p>0.000104747</text:p>
              </table:table-cell>
              <table:table-cell office:value-type="float" office:value="8306550">
                <text:p>8306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09091">
                <text:p>0.000109091</text:p>
              </table:table-cell>
              <table:table-cell office:value-type="float" office:value="8178660">
                <text:p>81786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13434">
                <text:p>0.000113434</text:p>
              </table:table-cell>
              <table:table-cell office:value-type="float" office:value="8093440">
                <text:p>8093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7778">
                <text:p>0.000117778</text:p>
              </table:table-cell>
              <table:table-cell office:value-type="float" office:value="8034970">
                <text:p>80349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2121">
                <text:p>0.000122121</text:p>
              </table:table-cell>
              <table:table-cell office:value-type="float" office:value="7992670">
                <text:p>79926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26465">
                <text:p>0.000126465</text:p>
              </table:table-cell>
              <table:table-cell office:value-type="float" office:value="7959540">
                <text:p>7959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30808">
                <text:p>0.000130808</text:p>
              </table:table-cell>
              <table:table-cell office:value-type="float" office:value="7930980">
                <text:p>79309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35152">
                <text:p>0.000135152</text:p>
              </table:table-cell>
              <table:table-cell office:value-type="float" office:value="7903950">
                <text:p>79039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39495">
                <text:p>0.000139495</text:p>
              </table:table-cell>
              <table:table-cell office:value-type="float" office:value="7876520">
                <text:p>78765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43838">
                <text:p>0.000143838</text:p>
              </table:table-cell>
              <table:table-cell office:value-type="float" office:value="7847500">
                <text:p>7847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48182">
                <text:p>0.000148182</text:p>
              </table:table-cell>
              <table:table-cell office:value-type="float" office:value="7816190">
                <text:p>7816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152525">
                <text:p>0.000152525</text:p>
              </table:table-cell>
              <table:table-cell office:value-type="float" office:value="7782230">
                <text:p>7782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56869">
                <text:p>0.000156869</text:p>
              </table:table-cell>
              <table:table-cell office:value-type="float" office:value="7745500">
                <text:p>7745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161212">
                <text:p>0.000161212</text:p>
              </table:table-cell>
              <table:table-cell office:value-type="float" office:value="7706000">
                <text:p>7706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65556">
                <text:p>0.000165556</text:p>
              </table:table-cell>
              <table:table-cell office:value-type="float" office:value="7663850">
                <text:p>76638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69899">
                <text:p>0.000169899</text:p>
              </table:table-cell>
              <table:table-cell office:value-type="float" office:value="7619240">
                <text:p>7619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74242">
                <text:p>0.000174242</text:p>
              </table:table-cell>
              <table:table-cell office:value-type="float" office:value="7572350">
                <text:p>75723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78586">
                <text:p>0.000178586</text:p>
              </table:table-cell>
              <table:table-cell office:value-type="float" office:value="7523430">
                <text:p>7523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82929">
                <text:p>0.000182929</text:p>
              </table:table-cell>
              <table:table-cell office:value-type="float" office:value="7472690">
                <text:p>74726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87273">
                <text:p>0.000187273</text:p>
              </table:table-cell>
              <table:table-cell office:value-type="float" office:value="7420350">
                <text:p>74203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91616">
                <text:p>0.000191616</text:p>
              </table:table-cell>
              <table:table-cell office:value-type="float" office:value="7366650">
                <text:p>73666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9596">
                <text:p>0.00019596</text:p>
              </table:table-cell>
              <table:table-cell office:value-type="float" office:value="7311770">
                <text:p>73117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00303">
                <text:p>0.000200303</text:p>
              </table:table-cell>
              <table:table-cell office:value-type="float" office:value="7255910">
                <text:p>72559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04646">
                <text:p>0.000204646</text:p>
              </table:table-cell>
              <table:table-cell office:value-type="float" office:value="7199240">
                <text:p>71992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0899">
                <text:p>0.00020899</text:p>
              </table:table-cell>
              <table:table-cell office:value-type="float" office:value="7141940">
                <text:p>71419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13333">
                <text:p>0.000213333</text:p>
              </table:table-cell>
              <table:table-cell office:value-type="float" office:value="7084140">
                <text:p>7084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7677">
                <text:p>0.000217677</text:p>
              </table:table-cell>
              <table:table-cell office:value-type="float" office:value="7025970">
                <text:p>70259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2202">
                <text:p>0.00022202</text:p>
              </table:table-cell>
              <table:table-cell office:value-type="float" office:value="6967570">
                <text:p>69675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26364">
                <text:p>0.000226364</text:p>
              </table:table-cell>
              <table:table-cell office:value-type="float" office:value="6909050">
                <text:p>69090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30707">
                <text:p>0.000230707</text:p>
              </table:table-cell>
              <table:table-cell office:value-type="float" office:value="6850480">
                <text:p>6850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35051">
                <text:p>0.000235051</text:p>
              </table:table-cell>
              <table:table-cell office:value-type="float" office:value="6791980">
                <text:p>67919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39394">
                <text:p>0.000239394</text:p>
              </table:table-cell>
              <table:table-cell office:value-type="float" office:value="6733610">
                <text:p>67336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43737">
                <text:p>0.000243737</text:p>
              </table:table-cell>
              <table:table-cell office:value-type="float" office:value="6675450">
                <text:p>6675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48081">
                <text:p>0.000248081</text:p>
              </table:table-cell>
              <table:table-cell office:value-type="float" office:value="6617550">
                <text:p>66175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52424">
                <text:p>0.000252424</text:p>
              </table:table-cell>
              <table:table-cell office:value-type="float" office:value="6559980">
                <text:p>65599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56768">
                <text:p>0.000256768</text:p>
              </table:table-cell>
              <table:table-cell office:value-type="float" office:value="6502770">
                <text:p>65027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61111">
                <text:p>0.000261111</text:p>
              </table:table-cell>
              <table:table-cell office:value-type="float" office:value="6445980">
                <text:p>64459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65455">
                <text:p>0.000265455</text:p>
              </table:table-cell>
              <table:table-cell office:value-type="float" office:value="6389630">
                <text:p>63896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69798">
                <text:p>0.000269798</text:p>
              </table:table-cell>
              <table:table-cell office:value-type="float" office:value="6333770">
                <text:p>6333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274141">
                <text:p>0.000274141</text:p>
              </table:table-cell>
              <table:table-cell office:value-type="float" office:value="6278410">
                <text:p>62784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78485">
                <text:p>0.000278485</text:p>
              </table:table-cell>
              <table:table-cell office:value-type="float" office:value="6223580">
                <text:p>62235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82828">
                <text:p>0.000282828</text:p>
              </table:table-cell>
              <table:table-cell office:value-type="float" office:value="6169310">
                <text:p>61693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.05" chart:maximum="0.4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2.581cm" svg:y="4.204cm" style:legend-expansion="high" chart:style-name="ch2"/>
        <chart:plot-area chart:style-name="ch3" table:cell-range-address="310K.C2:310K.D101 310K.D1:310K.D1" chart:data-source-has-labels="row" svg:x="0.77cm" svg:y="0.205cm" svg:width="11.666cm" svg:height="8.645cm">
          <chart:coordinate-region svg:x="1.577cm" svg:y="0.404cm" svg:width="10.52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10K.D2:310K.D101" chart:label-cell-address="310K.D1:310K.D1" chart:class="chart:scatter">
            <chart:domain table:cell-range-address="310K.C2:310K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310K.D1:310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310K.C2:310K.C101</svg:desc>
                </draw:g>
              </table:table-cell>
              <table:table-cell office:value-type="float" office:value="199.680236861584">
                <text:p>199.680236861584</text:p>
                <draw:g>
                  <svg:desc>310K.D2:310K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434">
                <text:p>0.0743434</text:p>
              </table:table-cell>
              <table:table-cell office:value-type="float" office:value="154.242289661979">
                <text:p>154.242289661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6869">
                <text:p>0.0786869</text:p>
              </table:table-cell>
              <table:table-cell office:value-type="float" office:value="126.59067357513">
                <text:p>126.59067357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0303">
                <text:p>0.0830303</text:p>
              </table:table-cell>
              <table:table-cell office:value-type="float" office:value="109.344189489267">
                <text:p>109.344189489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3737">
                <text:p>0.0873737</text:p>
              </table:table-cell>
              <table:table-cell office:value-type="float" office:value="98.4040463853935">
                <text:p>98.4040463853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7172">
                <text:p>0.0917172</text:p>
              </table:table-cell>
              <table:table-cell office:value-type="float" office:value="91.3844559585492">
                <text:p>91.384455958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0606">
                <text:p>0.0960606</text:p>
              </table:table-cell>
              <table:table-cell office:value-type="float" office:value="86.847471009129">
                <text:p>86.847471009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404">
                <text:p>0.100404</text:p>
              </table:table-cell>
              <table:table-cell office:value-type="float" office:value="83.9010115963484">
                <text:p>83.901011596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747">
                <text:p>0.104747</text:p>
              </table:table-cell>
              <table:table-cell office:value-type="float" office:value="81.979274611399">
                <text:p>81.97927461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091">
                <text:p>0.109091</text:p>
              </table:table-cell>
              <table:table-cell office:value-type="float" office:value="80.7170984455959">
                <text:p>80.7170984455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434">
                <text:p>0.113434</text:p>
              </table:table-cell>
              <table:table-cell office:value-type="float" office:value="79.8760424377005">
                <text:p>79.8760424377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778">
                <text:p>0.117778</text:p>
              </table:table-cell>
              <table:table-cell office:value-type="float" office:value="79.2989884036516">
                <text:p>79.298988403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21">
                <text:p>0.122121</text:p>
              </table:table-cell>
              <table:table-cell office:value-type="float" office:value="78.8815198618307">
                <text:p>78.8815198618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465">
                <text:p>0.126465</text:p>
              </table:table-cell>
              <table:table-cell office:value-type="float" office:value="78.5545521835677">
                <text:p>78.5545521835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808">
                <text:p>0.130808</text:p>
              </table:table-cell>
              <table:table-cell office:value-type="float" office:value="78.2726868985936">
                <text:p>78.2726868985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152">
                <text:p>0.135152</text:p>
              </table:table-cell>
              <table:table-cell office:value-type="float" office:value="78.0059215396003">
                <text:p>78.0059215396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495">
                <text:p>0.139495</text:p>
              </table:table-cell>
              <table:table-cell office:value-type="float" office:value="77.7352084875401">
                <text:p>77.7352084875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838">
                <text:p>0.143838</text:p>
              </table:table-cell>
              <table:table-cell office:value-type="float" office:value="77.4488033555391">
                <text:p>77.448803355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2">
                <text:p>0.148182</text:p>
              </table:table-cell>
              <table:table-cell office:value-type="float" office:value="77.1397976807303">
                <text:p>77.1397976807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2525">
                <text:p>0.152525</text:p>
              </table:table-cell>
              <table:table-cell office:value-type="float" office:value="76.8046385393536">
                <text:p>76.8046385393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869">
                <text:p>0.156869</text:p>
              </table:table-cell>
              <table:table-cell office:value-type="float" office:value="76.4421416234888">
                <text:p>76.4421416234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212">
                <text:p>0.161212</text:p>
              </table:table-cell>
              <table:table-cell office:value-type="float" office:value="76.052306933136">
                <text:p>76.052306933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556">
                <text:p>0.165556</text:p>
              </table:table-cell>
              <table:table-cell office:value-type="float" office:value="75.6363187762152">
                <text:p>75.6363187762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99">
                <text:p>0.169899</text:p>
              </table:table-cell>
              <table:table-cell office:value-type="float" office:value="75.1960523069331">
                <text:p>75.1960523069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4242">
                <text:p>0.174242</text:p>
              </table:table-cell>
              <table:table-cell office:value-type="float" office:value="74.73328398717">
                <text:p>74.73328398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8586">
                <text:p>0.178586</text:p>
              </table:table-cell>
              <table:table-cell office:value-type="float" office:value="74.2504811250925">
                <text:p>74.2504811250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2929">
                <text:p>0.182929</text:p>
              </table:table-cell>
              <table:table-cell office:value-type="float" office:value="73.7497162595608">
                <text:p>73.749716259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7273">
                <text:p>0.187273</text:p>
              </table:table-cell>
              <table:table-cell office:value-type="float" office:value="73.2331606217617">
                <text:p>73.2331606217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616">
                <text:p>0.191616</text:p>
              </table:table-cell>
              <table:table-cell office:value-type="float" office:value="72.7031828275352">
                <text:p>72.7031828275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96">
                <text:p>0.19596</text:p>
              </table:table-cell>
              <table:table-cell office:value-type="float" office:value="72.1615593387614">
                <text:p>72.1615593387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0303">
                <text:p>0.200303</text:p>
              </table:table-cell>
              <table:table-cell office:value-type="float" office:value="71.6102640019739">
                <text:p>71.6102640019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646">
                <text:p>0.204646</text:p>
              </table:table-cell>
              <table:table-cell office:value-type="float" office:value="71.0509745867259">
                <text:p>71.0509745867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9">
                <text:p>0.20899</text:p>
              </table:table-cell>
              <table:table-cell office:value-type="float" office:value="70.4854675548976">
                <text:p>70.4854675548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333">
                <text:p>0.213333</text:p>
              </table:table-cell>
              <table:table-cell office:value-type="float" office:value="69.9150259067358">
                <text:p>69.915025906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7677">
                <text:p>0.217677</text:p>
              </table:table-cell>
              <table:table-cell office:value-type="float" office:value="69.3409326424871">
                <text:p>69.3409326424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02">
                <text:p>0.22202</text:p>
              </table:table-cell>
              <table:table-cell office:value-type="float" office:value="68.7645694547249">
                <text:p>68.7645694547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6364">
                <text:p>0.226364</text:p>
              </table:table-cell>
              <table:table-cell office:value-type="float" office:value="68.1870219590427">
                <text:p>68.1870219590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707">
                <text:p>0.230707</text:p>
              </table:table-cell>
              <table:table-cell office:value-type="float" office:value="67.6089810017271">
                <text:p>67.6089810017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5051">
                <text:p>0.235051</text:p>
              </table:table-cell>
              <table:table-cell office:value-type="float" office:value="67.0316308906983">
                <text:p>67.0316308906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394">
                <text:p>0.239394</text:p>
              </table:table-cell>
              <table:table-cell office:value-type="float" office:value="66.4555637799161">
                <text:p>66.4555637799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3737">
                <text:p>0.243737</text:p>
              </table:table-cell>
              <table:table-cell office:value-type="float" office:value="65.8815692079941">
                <text:p>65.8815692079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8081">
                <text:p>0.248081</text:p>
              </table:table-cell>
              <table:table-cell office:value-type="float" office:value="65.3101406365655">
                <text:p>65.3101406365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424">
                <text:p>0.252424</text:p>
              </table:table-cell>
              <table:table-cell office:value-type="float" office:value="64.7419689119171">
                <text:p>64.7419689119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6768">
                <text:p>0.256768</text:p>
              </table:table-cell>
              <table:table-cell office:value-type="float" office:value="64.1773501110289">
                <text:p>64.1773501110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111">
                <text:p>0.261111</text:p>
              </table:table-cell>
              <table:table-cell office:value-type="float" office:value="63.6168763878608">
                <text:p>63.6168763878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5455">
                <text:p>0.265455</text:p>
              </table:table-cell>
              <table:table-cell office:value-type="float" office:value="63.0607451270664">
                <text:p>63.0607451270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9798">
                <text:p>0.269798</text:p>
              </table:table-cell>
              <table:table-cell office:value-type="float" office:value="62.5094497902788">
                <text:p>62.5094497902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4141">
                <text:p>0.274141</text:p>
              </table:table-cell>
              <table:table-cell office:value-type="float" office:value="61.9630890698248">
                <text:p>61.9630890698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8485">
                <text:p>0.278485</text:p>
              </table:table-cell>
              <table:table-cell office:value-type="float" office:value="61.4219590426844">
                <text:p>61.4219590426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828">
                <text:p>0.282828</text:p>
              </table:table-cell>
              <table:table-cell office:value-type="float" office:value="60.8863557858377">
                <text:p>60.8863557858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7172">
                <text:p>0.287172</text:p>
              </table:table-cell>
              <table:table-cell office:value-type="float" office:value="60.3562792992845">
                <text:p>60.356279299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515">
                <text:p>0.291515</text:p>
              </table:table-cell>
              <table:table-cell office:value-type="float" office:value="59.8319269676783">
                <text:p>59.8319269676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5859">
                <text:p>0.295859</text:p>
              </table:table-cell>
              <table:table-cell office:value-type="float" office:value="59.3134961756723">
                <text:p>59.3134961756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202">
                <text:p>0.300202</text:p>
              </table:table-cell>
              <table:table-cell office:value-type="float" office:value="58.8009869232667">
                <text:p>58.8009869232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4545">
                <text:p>0.304545</text:p>
              </table:table-cell>
              <table:table-cell office:value-type="float" office:value="58.2944979027881">
                <text:p>58.2944979027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889">
                <text:p>0.308889</text:p>
              </table:table-cell>
              <table:table-cell office:value-type="float" office:value="57.7940291142364">
                <text:p>57.7940291142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3232">
                <text:p>0.313232</text:p>
              </table:table-cell>
              <table:table-cell office:value-type="float" office:value="57.2996792499383">
                <text:p>57.2996792499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576">
                <text:p>0.317576</text:p>
              </table:table-cell>
              <table:table-cell office:value-type="float" office:value="56.8114483098939">
                <text:p>56.811448309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1919">
                <text:p>0.321919</text:p>
              </table:table-cell>
              <table:table-cell office:value-type="float" office:value="56.3293362941031">
                <text:p>56.3293362941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6263">
                <text:p>0.326263</text:p>
              </table:table-cell>
              <table:table-cell office:value-type="float" office:value="55.8534418948927">
                <text:p>55.8534418948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0606">
                <text:p>0.330606</text:p>
              </table:table-cell>
              <table:table-cell office:value-type="float" office:value="55.3835677276092">
                <text:p>55.3835677276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4949">
                <text:p>0.334949</text:p>
              </table:table-cell>
              <table:table-cell office:value-type="float" office:value="54.9198124845793">
                <text:p>54.9198124845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9293">
                <text:p>0.339293</text:p>
              </table:table-cell>
              <table:table-cell office:value-type="float" office:value="54.4620774734764">
                <text:p>54.4620774734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3636">
                <text:p>0.343636</text:p>
              </table:table-cell>
              <table:table-cell office:value-type="float" office:value="54.0103626943005">
                <text:p>54.0103626943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798">
                <text:p>0.34798</text:p>
              </table:table-cell>
              <table:table-cell office:value-type="float" office:value="53.5646681470516">
                <text:p>53.5646681470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2323">
                <text:p>0.352323</text:p>
              </table:table-cell>
              <table:table-cell office:value-type="float" office:value="53.1248951394029">
                <text:p>53.1248951394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6667">
                <text:p>0.356667</text:p>
              </table:table-cell>
              <table:table-cell office:value-type="float" office:value="52.6909449790279">
                <text:p>52.6909449790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101">
                <text:p>0.36101</text:p>
              </table:table-cell>
              <table:table-cell office:value-type="float" office:value="52.2628176659265">
                <text:p>52.2628176659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354">
                <text:p>0.365354</text:p>
              </table:table-cell>
              <table:table-cell office:value-type="float" office:value="51.8405132000987">
                <text:p>51.8405132000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9697">
                <text:p>0.369697</text:p>
              </table:table-cell>
              <table:table-cell office:value-type="float" office:value="51.4238341968912">
                <text:p>51.4238341968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404">
                <text:p>0.37404</text:p>
              </table:table-cell>
              <table:table-cell office:value-type="float" office:value="51.012780656304">
                <text:p>51.012780656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8384">
                <text:p>0.378384</text:p>
              </table:table-cell>
              <table:table-cell office:value-type="float" office:value="50.6072538860104">
                <text:p>50.6072538860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2727">
                <text:p>0.382727</text:p>
              </table:table-cell>
              <table:table-cell office:value-type="float" office:value="50.2072538860104">
                <text:p>50.2072538860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7071">
                <text:p>0.387071</text:p>
              </table:table-cell>
              <table:table-cell office:value-type="float" office:value="49.8126819639773">
                <text:p>49.8126819639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1414">
                <text:p>0.391414</text:p>
              </table:table-cell>
              <table:table-cell office:value-type="float" office:value="49.4233407352578">
                <text:p>49.4233407352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5758">
                <text:p>0.395758</text:p>
              </table:table-cell>
              <table:table-cell office:value-type="float" office:value="49.0393288921786">
                <text:p>49.039328892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0101">
                <text:p>0.400101</text:p>
              </table:table-cell>
              <table:table-cell office:value-type="float" office:value="48.660547742413">
                <text:p>48.660547742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4444">
                <text:p>0.404444</text:p>
              </table:table-cell>
              <table:table-cell office:value-type="float" office:value="48.2867999013077">
                <text:p>48.2867999013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8788">
                <text:p>0.408788</text:p>
              </table:table-cell>
              <table:table-cell office:value-type="float" office:value="47.9181840611892">
                <text:p>47.9181840611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3131">
                <text:p>0.413131</text:p>
              </table:table-cell>
              <table:table-cell office:value-type="float" office:value="47.5544041450777">
                <text:p>47.5544041450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7475">
                <text:p>0.417475</text:p>
              </table:table-cell>
              <table:table-cell office:value-type="float" office:value="47.1955588452998">
                <text:p>47.1955588452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818">
                <text:p>0.421818</text:p>
              </table:table-cell>
              <table:table-cell office:value-type="float" office:value="46.8415494695287">
                <text:p>46.8415494695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6162">
                <text:p>0.426162</text:p>
              </table:table-cell>
              <table:table-cell office:value-type="float" office:value="46.4922773254379">
                <text:p>46.4922773254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0505">
                <text:p>0.430505</text:p>
              </table:table-cell>
              <table:table-cell office:value-type="float" office:value="46.1476437207007">
                <text:p>46.1476437207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34848">
                <text:p>0.434848</text:p>
              </table:table-cell>
              <table:table-cell office:value-type="float" office:value="45.8075499629904">
                <text:p>45.8075499629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9192">
                <text:p>0.439192</text:p>
              </table:table-cell>
              <table:table-cell office:value-type="float" office:value="45.4719960523069">
                <text:p>45.4719960523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3535">
                <text:p>0.443535</text:p>
              </table:table-cell>
              <table:table-cell office:value-type="float" office:value="45.1408832963237">
                <text:p>45.1408832963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7879">
                <text:p>0.447879</text:p>
              </table:table-cell>
              <table:table-cell office:value-type="float" office:value="44.814113002714">
                <text:p>44.814113002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2222">
                <text:p>0.452222</text:p>
              </table:table-cell>
              <table:table-cell office:value-type="float" office:value="44.4916851714779">
                <text:p>44.4916851714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6566">
                <text:p>0.456566</text:p>
              </table:table-cell>
              <table:table-cell office:value-type="float" office:value="44.1735011102887">
                <text:p>44.1735011102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0909">
                <text:p>0.460909</text:p>
              </table:table-cell>
              <table:table-cell office:value-type="float" office:value="43.859363434493">
                <text:p>43.859363434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5253">
                <text:p>0.465253</text:p>
              </table:table-cell>
              <table:table-cell office:value-type="float" office:value="43.5493708364175">
                <text:p>43.5493708364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9596">
                <text:p>0.469596</text:p>
              </table:table-cell>
              <table:table-cell office:value-type="float" office:value="43.2434246237355">
                <text:p>43.2434246237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3939">
                <text:p>0.473939</text:p>
              </table:table-cell>
              <table:table-cell office:value-type="float" office:value="42.9414261041204">
                <text:p>42.9414261041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283">
                <text:p>0.478283</text:p>
              </table:table-cell>
              <table:table-cell office:value-type="float" office:value="42.6432765852455">
                <text:p>42.6432765852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2626">
                <text:p>0.482626</text:p>
              </table:table-cell>
              <table:table-cell office:value-type="float" office:value="42.3489760671108">
                <text:p>42.348976067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697">
                <text:p>0.48697</text:p>
              </table:table-cell>
              <table:table-cell office:value-type="float" office:value="42.0584258573896">
                <text:p>42.0584258573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1313">
                <text:p>0.491313</text:p>
              </table:table-cell>
              <table:table-cell office:value-type="float" office:value="41.7715272637552">
                <text:p>41.7715272637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657">
                <text:p>0.495657</text:p>
              </table:table-cell>
              <table:table-cell office:value-type="float" office:value="41.4882802862078">
                <text:p>41.4882802862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41.2086849247471">
                <text:p>41.2086849247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304K.C2:304K.D101 304K.D1:304K.D1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04K.D2:304K.D101" chart:label-cell-address="304K.D1:304K.D1" chart:class="chart:scatter">
            <chart:domain table:cell-range-address="304K.C2:304K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ressao(atm)</text:p>
                <draw:g>
                  <svg:desc>304K.D1:304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304K.C2:304K.C101</svg:desc>
                </draw:g>
              </table:table-cell>
              <table:table-cell office:value-type="float" office:value="2031.19664446089">
                <text:p>2031.19664446089</text:p>
                <draw:g>
                  <svg:desc>304K.D2:304K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987.900320750062">
                <text:p>987.90032075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565.194177152726">
                <text:p>565.19417715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357.610658771281">
                <text:p>357.610658771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244.587219343696">
                <text:p>244.58721934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79.026893659018">
                <text:p>179.026893659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139.391068344436">
                <text:p>139.391068344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114.758450530471">
                <text:p>114.758450530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99.1778929188256">
                <text:p>99.1778929188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89.2239822353812">
                <text:p>89.2239822353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82.845990624229">
                <text:p>82.845990624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78.7745373797187">
                <text:p>78.7745373797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76.2044905008636">
                <text:p>76.204490500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74.6149518874907">
                <text:p>74.6149518874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73.6634591660498">
                <text:p>73.6634591660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73.1225265235628">
                <text:p>73.1225265235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72.8394769306686">
                <text:p>72.8394769306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72.7118677522823">
                <text:p>72.7118677522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72.6706143597335">
                <text:p>72.6706143597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72.6693313594868">
                <text:p>72.6693313594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72.6774241302739">
                <text:p>72.6774241302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72.6748581297804">
                <text:p>72.6748581297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72.6490994325191">
                <text:p>72.649099432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72.592647421663">
                <text:p>72.592647421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72.5015544041451">
                <text:p>72.501554404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72.3742413027387">
                <text:p>72.3742413027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72.2106094251172">
                <text:p>72.210609425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72.0118430792006">
                <text:p>72.0118430792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71.7796200345423">
                <text:p>71.7796200345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71.5162102146558">
                <text:p>71.5162102146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71.2238835430545">
                <text:p>71.2238835430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70.9052060202319">
                <text:p>70.9052060202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70.5626449543548">
                <text:p>70.562644954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70.1985689612633">
                <text:p>70.1985689612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69.8152479644708">
                <text:p>69.815247964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69.4149518874908">
                <text:p>69.4149518874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68.99955588453">
                <text:p>68.999555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68.5712311867752">
                <text:p>68.5712311867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68.1314581791266">
                <text:p>68.131458179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67.6820133234641">
                <text:p>67.682013323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67.2243770046879">
                <text:p>67.2243770046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66.7598322230447">
                <text:p>66.7598322230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66.2897606711078">
                <text:p>66.2897606711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65.8151492721441">
                <text:p>65.815149272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65.3369849494202">
                <text:p>65.3369849494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64.8563533185295">
                <text:p>64.8563533185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64.3740439180854">
                <text:p>64.3740439180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63.8906489020479">
                <text:p>63.8906489020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63.407056501357">
                <text:p>63.407056501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62.9237601776462">
                <text:p>62.9237601776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62.4413520848754">
                <text:p>62.4413520848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61.960325684678">
                <text:p>61.960325684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61.4810757463607">
                <text:p>61.4810757463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61.0039970392302">
                <text:p>61.0039970392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60.5294843325931">
                <text:p>60.5294843325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60.0578337034296">
                <text:p>60.0578337034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9.5892425363928">
                <text:p>59.5892425363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9.1240069084629">
                <text:p>59.1240069084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8.6624228966198">
                <text:p>58.6624228966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8.2044905008636">
                <text:p>58.2044905008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57.7506044905009">
                <text:p>57.7506044905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57.300666173205">
                <text:p>57.300666173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56.8548729336294">
                <text:p>56.854872933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56.4134221564273">
                <text:p>56.4134221564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55.9763138415988">
                <text:p>55.9763138415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55.5435479891438">
                <text:p>55.5435479891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55.1153219837158">
                <text:p>55.1153219837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54.6916358253146">
                <text:p>54.6916358253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54.2724895139403">
                <text:p>54.272489513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53.8578830495929">
                <text:p>53.85788304959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53.4479151245991">
                <text:p>53.4479151245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53.0424870466321">
                <text:p>53.0424870466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52.6416975080188">
                <text:p>52.6416975080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52.2454478164323">
                <text:p>52.2454478164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51.8538366641994">
                <text:p>51.8538366641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51.4667653589933">
                <text:p>51.466765358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51.0842339008142">
                <text:p>51.0842339008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50.7061435973353">
                <text:p>50.7061435973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50.3325931408833">
                <text:p>50.3325931408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9.9634838391315">
                <text:p>49.9634838391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9.5988156920799">
                <text:p>49.5988156920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9.2384900074019">
                <text:p>49.238490007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8.8824080927708">
                <text:p>48.8824080927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8.5307673328399">
                <text:p>48.5307673328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8.1832716506292">
                <text:p>48.18327165062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7.8399210461387">
                <text:p>47.8399210461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7.500814211695">
                <text:p>47.500814211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7.165753762645">
                <text:p>47.16575376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6.8348383913151">
                <text:p>46.8348383913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6.5077720207254">
                <text:p>46.5077720207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6.1847520355292">
                <text:p>46.1847520355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5.8656797434">
                <text:p>45.8656797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5.5503577596842">
                <text:p>45.5503577596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5.2388847767086">
                <text:p>45.2388847767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44.9311621021466">
                <text:p>44.9311621021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44.627189735998">
                <text:p>44.627189735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44.3267702936097">
                <text:p>44.3267702936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44.0300024673082">
                <text:p>44.0300024673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43.7367875647668">
                <text:p>43.7367875647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43.447026893659">
                <text:p>43.4470268936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'280K 100p'.C1:'280K 100p'.D101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80K 100p'.D2:'280K 100p'.D101" chart:label-cell-address="'280K 100p'.D1:'280K 100p'.D1" chart:class="chart:scatter">
            <chart:domain table:cell-range-address="'280K 100p'.C2:'280K 100p'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'280K 100p'.D1:'280K 100p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'280K 100p'.C2:'280K 100p'.C101</svg:desc>
                </draw:g>
              </table:table-cell>
              <table:table-cell office:value-type="float" office:value="1756.93066864051">
                <text:p>1756.93066864051</text:p>
                <draw:g>
                  <svg:desc>'280K 100p'.D2:'280K 100p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812.389834690353">
                <text:p>812.38983469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436.153960029608">
                <text:p>436.15396002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255.582531458179">
                <text:p>255.5825314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160.220083888478">
                <text:p>160.220083888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07.108808290155">
                <text:p>107.108808290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76.7202566000493">
                <text:p>76.720256600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59.2284233900814">
                <text:p>59.228423390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49.3270170244264">
                <text:p>49.327017024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43.9989143844066">
                <text:p>43.9989143844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41.4609425117197">
                <text:p>41.460942511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40.6284727362448">
                <text:p>40.6284727362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40.827337774488">
                <text:p>40.82733777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41.6317789291883">
                <text:p>41.631778929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42.7708857636319">
                <text:p>42.7708857636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44.0712558598569">
                <text:p>44.0712558598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45.4224525043178">
                <text:p>45.4224525043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46.7549962990378">
                <text:p>46.754996299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48.026153466568">
                <text:p>48.026153466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49.2110535405872">
                <text:p>49.211053540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50.2963730569948">
                <text:p>50.296373056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51.2763878608438">
                <text:p>51.2763878608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52.1506044905009">
                <text:p>52.1506044905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52.9214902541327">
                <text:p>52.9214902541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53.5934863064397">
                <text:p>53.5934863064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54.1723168023686">
                <text:p>54.1723168023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54.6640019738465">
                <text:p>54.6640019738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55.0749568221071">
                <text:p>55.0749568221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55.4114976560572">
                <text:p>55.4114976560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55.679940784604">
                <text:p>55.679940784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55.8860103626943">
                <text:p>55.8860103626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56.0353318529484">
                <text:p>56.0353318529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56.1329385640266">
                <text:p>56.1329385640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56.1837651122625">
                <text:p>56.183765112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56.1921539600296">
                <text:p>56.192153960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56.1622501850481">
                <text:p>56.1622501850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56.0977054034049">
                <text:p>56.0977054034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56.0020725388601">
                <text:p>56.0020725388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55.8783123612139">
                <text:p>55.8783123612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55.7293856402665">
                <text:p>55.7293856402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55.5578583765112">
                <text:p>55.5578583765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55.3660991857883">
                <text:p>55.3660991857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55.1561806069578">
                <text:p>55.156180606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54.9301751788798">
                <text:p>54.9301751788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54.6898593634345">
                <text:p>54.6898593634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54.4369109301752">
                <text:p>54.4369109301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54.1726128793486">
                <text:p>54.1726128793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53.8983469035283">
                <text:p>53.8983469035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53.6154946952874">
                <text:p>53.6154946952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53.3250431778929">
                <text:p>53.3250431778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53.0280779669381">
                <text:p>53.028077966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52.7253886010363">
                <text:p>52.7253886010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52.4178633111276">
                <text:p>52.4178633111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52.1061929434986">
                <text:p>52.1061929434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51.7911670367629">
                <text:p>51.7911670367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51.473476437207">
                <text:p>51.473476437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1.153417221811">
                <text:p>51.153417221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0.8317789291883">
                <text:p>50.8317789291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0.5088576363188">
                <text:p>50.5088576363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0.1851468048359">
                <text:p>50.1851468048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49.8610412040464">
                <text:p>49.861041204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49.5367382186035">
                <text:p>49.5367382186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49.2127313101406">
                <text:p>49.2127313101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48.8892178633111">
                <text:p>48.889217863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48.566493955095">
                <text:p>48.566493955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48.2447569701456">
                <text:p>48.2447569701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47.9242042931162">
                <text:p>47.9242042931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47.6050333086603">
                <text:p>47.6050333086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47.287441401431">
                <text:p>47.287441401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46.9716259560819">
                <text:p>46.9716259560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46.6574882802862">
                <text:p>46.6574882802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46.3454231433506">
                <text:p>46.3454231433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46.0354305452751">
                <text:p>46.0354305452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45.7275104860597">
                <text:p>45.7275104860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45.4219590426844">
                <text:p>45.4219590426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45.1185788304959">
                <text:p>45.1185788304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44.8176659264742">
                <text:p>44.8176659264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44.5192203306193">
                <text:p>44.5192203306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44.2231433506045">
                <text:p>44.2231433506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3.9297310634098">
                <text:p>43.9297310634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3.6387860843819">
                <text:p>43.6387860843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3.3504071058475">
                <text:p>43.3504071058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3.0646928201332">
                <text:p>43.0646928201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2.7816432272391">
                <text:p>42.7816432272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2.5011596348384">
                <text:p>42.5011596348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2.2233407352578">
                <text:p>42.2233407352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1.9481865284974">
                <text:p>41.9481865284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1.6756970145571">
                <text:p>41.675697014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1.405872193437">
                <text:p>41.405872193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1.1387120651369">
                <text:p>41.1387120651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0.8741179373304">
                <text:p>40.8741179373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0.6122871946706">
                <text:p>40.6122871946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0.3530224525043">
                <text:p>40.3530224525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0.0964224031582">
                <text:p>40.0964224031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9.8423883543055">
                <text:p>39.8423883543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9.5909203059462">
                <text:p>39.5909203059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9.3420182580804">
                <text:p>39.3420182580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9.0957809030348">
                <text:p>39.0957809030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8.8520108561559">
                <text:p>38.8520108561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8.6107081174439">
                <text:p>38.61070811744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obrepostos.C2:sobrepostos.D102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brepostos.D3:sobrepostos.D102" chart:label-cell-address="sobrepostos.D2:sobrepostos.D2" chart:class="chart:scatter">
            <chart:domain table:cell-range-address="sobrepostos.C3:sobrepostos.C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Pressao(atm)</text:p>
                <draw:g>
                  <svg:desc>sobrepostos.D2:sobreposto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obrepostos.C3:sobrepostos.C102</svg:desc>
                </draw:g>
              </table:table-cell>
              <table:table-cell office:value-type="float" office:value="1756.93066864051">
                <text:p>1756.93066864051</text:p>
                <draw:g>
                  <svg:desc>sobrepostos.D3:sobrepostos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812.389834690353">
                <text:p>812.38983469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436.153960029608">
                <text:p>436.15396002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255.582531458179">
                <text:p>255.5825314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160.220083888478">
                <text:p>160.220083888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07.108808290155">
                <text:p>107.108808290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76.7202566000493">
                <text:p>76.7202566000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59.2284233900814">
                <text:p>59.2284233900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49.3270170244264">
                <text:p>49.327017024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43.9989143844066">
                <text:p>43.9989143844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41.4609425117197">
                <text:p>41.460942511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40.6284727362448">
                <text:p>40.6284727362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40.827337774488">
                <text:p>40.82733777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41.6317789291883">
                <text:p>41.631778929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42.7708857636319">
                <text:p>42.7708857636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44.0712558598569">
                <text:p>44.0712558598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45.4224525043178">
                <text:p>45.4224525043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46.7549962990378">
                <text:p>46.7549962990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48.026153466568">
                <text:p>48.0261534665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49.2110535405872">
                <text:p>49.211053540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50.2963730569948">
                <text:p>50.296373056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51.2763878608438">
                <text:p>51.2763878608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52.1506044905009">
                <text:p>52.1506044905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52.9214902541327">
                <text:p>52.92149025413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53.5934863064397">
                <text:p>53.5934863064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54.1723168023686">
                <text:p>54.1723168023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54.6640019738465">
                <text:p>54.6640019738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55.0749568221071">
                <text:p>55.0749568221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55.4114976560572">
                <text:p>55.4114976560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55.679940784604">
                <text:p>55.679940784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55.8860103626943">
                <text:p>55.8860103626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56.0353318529484">
                <text:p>56.0353318529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56.1329385640266">
                <text:p>56.1329385640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56.1837651122625">
                <text:p>56.183765112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56.1921539600296">
                <text:p>56.1921539600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56.1622501850481">
                <text:p>56.1622501850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56.0977054034049">
                <text:p>56.0977054034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56.0020725388601">
                <text:p>56.0020725388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55.8783123612139">
                <text:p>55.8783123612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55.7293856402665">
                <text:p>55.7293856402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55.5578583765112">
                <text:p>55.55785837651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55.3660991857883">
                <text:p>55.36609918578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55.1561806069578">
                <text:p>55.156180606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54.9301751788798">
                <text:p>54.93017517887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54.6898593634345">
                <text:p>54.6898593634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54.4369109301752">
                <text:p>54.4369109301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54.1726128793486">
                <text:p>54.17261287934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53.8983469035283">
                <text:p>53.8983469035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53.6154946952874">
                <text:p>53.6154946952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53.3250431778929">
                <text:p>53.32504317789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53.0280779669381">
                <text:p>53.028077966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52.7253886010363">
                <text:p>52.7253886010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52.4178633111276">
                <text:p>52.4178633111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52.1061929434986">
                <text:p>52.1061929434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51.7911670367629">
                <text:p>51.7911670367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51.473476437207">
                <text:p>51.473476437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1.153417221811">
                <text:p>51.153417221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0.8317789291883">
                <text:p>50.8317789291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0.5088576363188">
                <text:p>50.5088576363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0.1851468048359">
                <text:p>50.1851468048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49.8610412040464">
                <text:p>49.8610412040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49.5367382186035">
                <text:p>49.5367382186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49.2127313101406">
                <text:p>49.2127313101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48.8892178633111">
                <text:p>48.8892178633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48.566493955095">
                <text:p>48.5664939550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48.2447569701456">
                <text:p>48.2447569701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47.9242042931162">
                <text:p>47.9242042931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47.6050333086603">
                <text:p>47.6050333086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47.287441401431">
                <text:p>47.287441401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46.9716259560819">
                <text:p>46.9716259560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46.6574882802862">
                <text:p>46.6574882802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46.3454231433506">
                <text:p>46.3454231433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46.0354305452751">
                <text:p>46.0354305452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45.7275104860597">
                <text:p>45.7275104860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45.4219590426844">
                <text:p>45.4219590426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45.1185788304959">
                <text:p>45.11857883049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44.8176659264742">
                <text:p>44.8176659264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44.5192203306193">
                <text:p>44.5192203306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44.2231433506045">
                <text:p>44.2231433506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3.9297310634098">
                <text:p>43.92973106340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3.6387860843819">
                <text:p>43.6387860843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3.3504071058475">
                <text:p>43.3504071058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3.0646928201332">
                <text:p>43.0646928201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2.7816432272391">
                <text:p>42.7816432272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2.5011596348384">
                <text:p>42.5011596348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2.2233407352578">
                <text:p>42.22334073525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1.9481865284974">
                <text:p>41.9481865284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1.6756970145571">
                <text:p>41.67569701455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1.405872193437">
                <text:p>41.405872193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1.1387120651369">
                <text:p>41.13871206513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0.8741179373304">
                <text:p>40.8741179373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0.6122871946706">
                <text:p>40.61228719467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0.3530224525043">
                <text:p>40.3530224525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0.0964224031582">
                <text:p>40.0964224031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39.8423883543055">
                <text:p>39.8423883543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39.5909203059462">
                <text:p>39.5909203059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39.3420182580804">
                <text:p>39.3420182580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39.0957809030348">
                <text:p>39.09578090303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38.8520108561559">
                <text:p>38.8520108561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38.6107081174439">
                <text:p>38.61070811744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obrepostos.G2:sobrepostos.H102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brepostos.H3:sobrepostos.H102" chart:label-cell-address="sobrepostos.H2:sobrepostos.H2" chart:class="chart:scatter">
            <chart:domain table:cell-range-address="sobrepostos.G3:sobrepostos.G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Pressao(atm)</text:p>
                <draw:g>
                  <svg:desc>sobrepostos.H2:sobreposto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obrepostos.G3:sobrepostos.G102</svg:desc>
                </draw:g>
              </table:table-cell>
              <table:table-cell office:value-type="float" office:value="2031.19664446089">
                <text:p>2031.19664446089</text:p>
                <draw:g>
                  <svg:desc>sobrepostos.H3:sobrepostos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0404">
                <text:p>0.0540404</text:p>
              </table:table-cell>
              <table:table-cell office:value-type="float" office:value="987.900320750062">
                <text:p>987.90032075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80808">
                <text:p>0.0580808</text:p>
              </table:table-cell>
              <table:table-cell office:value-type="float" office:value="565.194177152726">
                <text:p>565.19417715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1212">
                <text:p>0.0621212</text:p>
              </table:table-cell>
              <table:table-cell office:value-type="float" office:value="357.610658771281">
                <text:p>357.610658771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616">
                <text:p>0.0661616</text:p>
              </table:table-cell>
              <table:table-cell office:value-type="float" office:value="244.587219343696">
                <text:p>244.58721934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202">
                <text:p>0.070202</text:p>
              </table:table-cell>
              <table:table-cell office:value-type="float" office:value="179.026893659018">
                <text:p>179.026893659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2424">
                <text:p>0.0742424</text:p>
              </table:table-cell>
              <table:table-cell office:value-type="float" office:value="139.391068344436">
                <text:p>139.391068344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82828">
                <text:p>0.0782828</text:p>
              </table:table-cell>
              <table:table-cell office:value-type="float" office:value="114.758450530471">
                <text:p>114.758450530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3232">
                <text:p>0.0823232</text:p>
              </table:table-cell>
              <table:table-cell office:value-type="float" office:value="99.1778929188256">
                <text:p>99.1778929188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3636">
                <text:p>0.0863636</text:p>
              </table:table-cell>
              <table:table-cell office:value-type="float" office:value="89.2239822353812">
                <text:p>89.2239822353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404">
                <text:p>0.090404</text:p>
              </table:table-cell>
              <table:table-cell office:value-type="float" office:value="82.845990624229">
                <text:p>82.845990624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44444">
                <text:p>0.0944444</text:p>
              </table:table-cell>
              <table:table-cell office:value-type="float" office:value="78.7745373797187">
                <text:p>78.7745373797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84848">
                <text:p>0.0984848</text:p>
              </table:table-cell>
              <table:table-cell office:value-type="float" office:value="76.2044905008636">
                <text:p>76.2044905008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25">
                <text:p>0.102525</text:p>
              </table:table-cell>
              <table:table-cell office:value-type="float" office:value="74.6149518874908">
                <text:p>74.6149518874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6566">
                <text:p>0.106566</text:p>
              </table:table-cell>
              <table:table-cell office:value-type="float" office:value="73.6634591660498">
                <text:p>73.6634591660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606">
                <text:p>0.110606</text:p>
              </table:table-cell>
              <table:table-cell office:value-type="float" office:value="73.1225265235628">
                <text:p>73.1225265235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646">
                <text:p>0.114646</text:p>
              </table:table-cell>
              <table:table-cell office:value-type="float" office:value="72.8394769306686">
                <text:p>72.8394769306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8687">
                <text:p>0.118687</text:p>
              </table:table-cell>
              <table:table-cell office:value-type="float" office:value="72.7118677522823">
                <text:p>72.7118677522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2727">
                <text:p>0.122727</text:p>
              </table:table-cell>
              <table:table-cell office:value-type="float" office:value="72.6706143597335">
                <text:p>72.6706143597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768">
                <text:p>0.126768</text:p>
              </table:table-cell>
              <table:table-cell office:value-type="float" office:value="72.6693313594868">
                <text:p>72.6693313594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0808">
                <text:p>0.130808</text:p>
              </table:table-cell>
              <table:table-cell office:value-type="float" office:value="72.6774241302739">
                <text:p>72.67742413027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848">
                <text:p>0.134848</text:p>
              </table:table-cell>
              <table:table-cell office:value-type="float" office:value="72.6748581297804">
                <text:p>72.6748581297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8889">
                <text:p>0.138889</text:p>
              </table:table-cell>
              <table:table-cell office:value-type="float" office:value="72.6490994325191">
                <text:p>72.649099432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2929">
                <text:p>0.142929</text:p>
              </table:table-cell>
              <table:table-cell office:value-type="float" office:value="72.592647421663">
                <text:p>72.592647421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697">
                <text:p>0.14697</text:p>
              </table:table-cell>
              <table:table-cell office:value-type="float" office:value="72.5015544041451">
                <text:p>72.501554404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101">
                <text:p>0.15101</text:p>
              </table:table-cell>
              <table:table-cell office:value-type="float" office:value="72.3742413027387">
                <text:p>72.3742413027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5051">
                <text:p>0.155051</text:p>
              </table:table-cell>
              <table:table-cell office:value-type="float" office:value="72.2106094251172">
                <text:p>72.210609425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9091">
                <text:p>0.159091</text:p>
              </table:table-cell>
              <table:table-cell office:value-type="float" office:value="72.0118430792006">
                <text:p>72.0118430792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3131">
                <text:p>0.163131</text:p>
              </table:table-cell>
              <table:table-cell office:value-type="float" office:value="71.7796200345423">
                <text:p>71.7796200345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7172">
                <text:p>0.167172</text:p>
              </table:table-cell>
              <table:table-cell office:value-type="float" office:value="71.5162102146558">
                <text:p>71.5162102146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212">
                <text:p>0.171212</text:p>
              </table:table-cell>
              <table:table-cell office:value-type="float" office:value="71.2238835430545">
                <text:p>71.2238835430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5253">
                <text:p>0.175253</text:p>
              </table:table-cell>
              <table:table-cell office:value-type="float" office:value="70.9052060202319">
                <text:p>70.9052060202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9293">
                <text:p>0.179293</text:p>
              </table:table-cell>
              <table:table-cell office:value-type="float" office:value="70.5626449543548">
                <text:p>70.562644954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3333">
                <text:p>0.183333</text:p>
              </table:table-cell>
              <table:table-cell office:value-type="float" office:value="70.1985689612633">
                <text:p>70.1985689612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7374">
                <text:p>0.187374</text:p>
              </table:table-cell>
              <table:table-cell office:value-type="float" office:value="69.8152479644708">
                <text:p>69.815247964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414">
                <text:p>0.191414</text:p>
              </table:table-cell>
              <table:table-cell office:value-type="float" office:value="69.4149518874907">
                <text:p>69.4149518874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455">
                <text:p>0.195455</text:p>
              </table:table-cell>
              <table:table-cell office:value-type="float" office:value="68.99955588453">
                <text:p>68.999555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95">
                <text:p>0.199495</text:p>
              </table:table-cell>
              <table:table-cell office:value-type="float" office:value="68.5712311867752">
                <text:p>68.5712311867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3535">
                <text:p>0.203535</text:p>
              </table:table-cell>
              <table:table-cell office:value-type="float" office:value="68.1314581791266">
                <text:p>68.131458179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7576">
                <text:p>0.207576</text:p>
              </table:table-cell>
              <table:table-cell office:value-type="float" office:value="67.6820133234641">
                <text:p>67.6820133234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616">
                <text:p>0.211616</text:p>
              </table:table-cell>
              <table:table-cell office:value-type="float" office:value="67.2243770046879">
                <text:p>67.2243770046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5657">
                <text:p>0.215657</text:p>
              </table:table-cell>
              <table:table-cell office:value-type="float" office:value="66.7598322230447">
                <text:p>66.7598322230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9697">
                <text:p>0.219697</text:p>
              </table:table-cell>
              <table:table-cell office:value-type="float" office:value="66.2897606711078">
                <text:p>66.28976067110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737">
                <text:p>0.223737</text:p>
              </table:table-cell>
              <table:table-cell office:value-type="float" office:value="65.8151492721441">
                <text:p>65.815149272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778">
                <text:p>0.227778</text:p>
              </table:table-cell>
              <table:table-cell office:value-type="float" office:value="65.3369849494202">
                <text:p>65.3369849494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818">
                <text:p>0.231818</text:p>
              </table:table-cell>
              <table:table-cell office:value-type="float" office:value="64.8563533185295">
                <text:p>64.85635331852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859">
                <text:p>0.235859</text:p>
              </table:table-cell>
              <table:table-cell office:value-type="float" office:value="64.3740439180854">
                <text:p>64.3740439180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9899">
                <text:p>0.239899</text:p>
              </table:table-cell>
              <table:table-cell office:value-type="float" office:value="63.8906489020479">
                <text:p>63.8906489020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3939">
                <text:p>0.243939</text:p>
              </table:table-cell>
              <table:table-cell office:value-type="float" office:value="63.407056501357">
                <text:p>63.407056501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98">
                <text:p>0.24798</text:p>
              </table:table-cell>
              <table:table-cell office:value-type="float" office:value="62.9237601776462">
                <text:p>62.9237601776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202">
                <text:p>0.25202</text:p>
              </table:table-cell>
              <table:table-cell office:value-type="float" office:value="62.4413520848754">
                <text:p>62.4413520848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6061">
                <text:p>0.256061</text:p>
              </table:table-cell>
              <table:table-cell office:value-type="float" office:value="61.960325684678">
                <text:p>61.9603256846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0101">
                <text:p>0.260101</text:p>
              </table:table-cell>
              <table:table-cell office:value-type="float" office:value="61.4810757463607">
                <text:p>61.4810757463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4141">
                <text:p>0.264141</text:p>
              </table:table-cell>
              <table:table-cell office:value-type="float" office:value="61.0039970392302">
                <text:p>61.00399703923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8182">
                <text:p>0.268182</text:p>
              </table:table-cell>
              <table:table-cell office:value-type="float" office:value="60.5294843325931">
                <text:p>60.5294843325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2222">
                <text:p>0.272222</text:p>
              </table:table-cell>
              <table:table-cell office:value-type="float" office:value="60.0578337034296">
                <text:p>60.0578337034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6263">
                <text:p>0.276263</text:p>
              </table:table-cell>
              <table:table-cell office:value-type="float" office:value="59.5892425363928">
                <text:p>59.5892425363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0303">
                <text:p>0.280303</text:p>
              </table:table-cell>
              <table:table-cell office:value-type="float" office:value="59.1240069084629">
                <text:p>59.1240069084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4343">
                <text:p>0.284343</text:p>
              </table:table-cell>
              <table:table-cell office:value-type="float" office:value="58.6624228966198">
                <text:p>58.66242289661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8384">
                <text:p>0.288384</text:p>
              </table:table-cell>
              <table:table-cell office:value-type="float" office:value="58.2044905008636">
                <text:p>58.20449050086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2424">
                <text:p>0.292424</text:p>
              </table:table-cell>
              <table:table-cell office:value-type="float" office:value="57.7506044905009">
                <text:p>57.7506044905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6465">
                <text:p>0.296465</text:p>
              </table:table-cell>
              <table:table-cell office:value-type="float" office:value="57.300666173205">
                <text:p>57.300666173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0505">
                <text:p>0.300505</text:p>
              </table:table-cell>
              <table:table-cell office:value-type="float" office:value="56.8548729336294">
                <text:p>56.854872933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545">
                <text:p>0.304545</text:p>
              </table:table-cell>
              <table:table-cell office:value-type="float" office:value="56.4134221564273">
                <text:p>56.41342215642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586">
                <text:p>0.308586</text:p>
              </table:table-cell>
              <table:table-cell office:value-type="float" office:value="55.9763138415988">
                <text:p>55.9763138415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626">
                <text:p>0.312626</text:p>
              </table:table-cell>
              <table:table-cell office:value-type="float" office:value="55.5435479891438">
                <text:p>55.5435479891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6667">
                <text:p>0.316667</text:p>
              </table:table-cell>
              <table:table-cell office:value-type="float" office:value="55.1153219837158">
                <text:p>55.1153219837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707">
                <text:p>0.320707</text:p>
              </table:table-cell>
              <table:table-cell office:value-type="float" office:value="54.6916358253146">
                <text:p>54.6916358253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747">
                <text:p>0.324747</text:p>
              </table:table-cell>
              <table:table-cell office:value-type="float" office:value="54.2724895139403">
                <text:p>54.272489513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8788">
                <text:p>0.328788</text:p>
              </table:table-cell>
              <table:table-cell office:value-type="float" office:value="53.8578830495929">
                <text:p>53.85788304959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2828">
                <text:p>0.332828</text:p>
              </table:table-cell>
              <table:table-cell office:value-type="float" office:value="53.4479151245991">
                <text:p>53.4479151245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6869">
                <text:p>0.336869</text:p>
              </table:table-cell>
              <table:table-cell office:value-type="float" office:value="53.0424870466321">
                <text:p>53.0424870466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0909">
                <text:p>0.340909</text:p>
              </table:table-cell>
              <table:table-cell office:value-type="float" office:value="52.6416975080188">
                <text:p>52.6416975080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44949">
                <text:p>0.344949</text:p>
              </table:table-cell>
              <table:table-cell office:value-type="float" office:value="52.2454478164323">
                <text:p>52.2454478164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899">
                <text:p>0.34899</text:p>
              </table:table-cell>
              <table:table-cell office:value-type="float" office:value="51.8538366641994">
                <text:p>51.8538366641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5303">
                <text:p>0.35303</text:p>
              </table:table-cell>
              <table:table-cell office:value-type="float" office:value="51.4667653589933">
                <text:p>51.46676535899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071">
                <text:p>0.357071</text:p>
              </table:table-cell>
              <table:table-cell office:value-type="float" office:value="51.0842339008142">
                <text:p>51.0842339008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1111">
                <text:p>0.361111</text:p>
              </table:table-cell>
              <table:table-cell office:value-type="float" office:value="50.7061435973353">
                <text:p>50.7061435973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5152">
                <text:p>0.365152</text:p>
              </table:table-cell>
              <table:table-cell office:value-type="float" office:value="50.3325931408833">
                <text:p>50.3325931408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9192">
                <text:p>0.369192</text:p>
              </table:table-cell>
              <table:table-cell office:value-type="float" office:value="49.9634838391315">
                <text:p>49.9634838391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3232">
                <text:p>0.373232</text:p>
              </table:table-cell>
              <table:table-cell office:value-type="float" office:value="49.5988156920799">
                <text:p>49.5988156920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7273">
                <text:p>0.377273</text:p>
              </table:table-cell>
              <table:table-cell office:value-type="float" office:value="49.2384900074019">
                <text:p>49.238490007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313">
                <text:p>0.381313</text:p>
              </table:table-cell>
              <table:table-cell office:value-type="float" office:value="48.8824080927708">
                <text:p>48.88240809277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5354">
                <text:p>0.385354</text:p>
              </table:table-cell>
              <table:table-cell office:value-type="float" office:value="48.5307673328399">
                <text:p>48.5307673328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9394">
                <text:p>0.389394</text:p>
              </table:table-cell>
              <table:table-cell office:value-type="float" office:value="48.1832716506292">
                <text:p>48.18327165062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3434">
                <text:p>0.393434</text:p>
              </table:table-cell>
              <table:table-cell office:value-type="float" office:value="47.8399210461387">
                <text:p>47.8399210461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7475">
                <text:p>0.397475</text:p>
              </table:table-cell>
              <table:table-cell office:value-type="float" office:value="47.500814211695">
                <text:p>47.5008142116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1515">
                <text:p>0.401515</text:p>
              </table:table-cell>
              <table:table-cell office:value-type="float" office:value="47.165753762645">
                <text:p>47.16575376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5556">
                <text:p>0.405556</text:p>
              </table:table-cell>
              <table:table-cell office:value-type="float" office:value="46.8348383913151">
                <text:p>46.8348383913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9596">
                <text:p>0.409596</text:p>
              </table:table-cell>
              <table:table-cell office:value-type="float" office:value="46.5077720207254">
                <text:p>46.50777202072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636">
                <text:p>0.413636</text:p>
              </table:table-cell>
              <table:table-cell office:value-type="float" office:value="46.1847520355292">
                <text:p>46.1847520355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7677">
                <text:p>0.417677</text:p>
              </table:table-cell>
              <table:table-cell office:value-type="float" office:value="45.8656797434">
                <text:p>45.8656797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1717">
                <text:p>0.421717</text:p>
              </table:table-cell>
              <table:table-cell office:value-type="float" office:value="45.5503577596842">
                <text:p>45.55035775968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5758">
                <text:p>0.425758</text:p>
              </table:table-cell>
              <table:table-cell office:value-type="float" office:value="45.2388847767086">
                <text:p>45.2388847767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9798">
                <text:p>0.429798</text:p>
              </table:table-cell>
              <table:table-cell office:value-type="float" office:value="44.9311621021466">
                <text:p>44.9311621021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838">
                <text:p>0.433838</text:p>
              </table:table-cell>
              <table:table-cell office:value-type="float" office:value="44.627189735998">
                <text:p>44.627189735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7879">
                <text:p>0.437879</text:p>
              </table:table-cell>
              <table:table-cell office:value-type="float" office:value="44.3267702936097">
                <text:p>44.3267702936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1919">
                <text:p>0.441919</text:p>
              </table:table-cell>
              <table:table-cell office:value-type="float" office:value="44.0300024673082">
                <text:p>44.0300024673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96">
                <text:p>0.44596</text:p>
              </table:table-cell>
              <table:table-cell office:value-type="float" office:value="43.7367875647668">
                <text:p>43.7367875647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">
                <text:p>0.45</text:p>
              </table:table-cell>
              <table:table-cell office:value-type="float" office:value="43.447026893659">
                <text:p>43.4470268936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maximum="1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4.201cm" style:legend-expansion="high" chart:style-name="ch2"/>
        <chart:plot-area chart:style-name="ch3" table:cell-range-address="sobrepostos.K2:sobrepostos.L102" chart:data-source-has-labels="row" svg:x="0.32cm" svg:y="0.18cm" svg:width="11.952cm" svg:height="8.64cm">
          <chart:coordinate-region svg:x="1.127cm" svg:y="0.379cm" svg:width="10.9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brepostos.L3:sobrepostos.L102" chart:label-cell-address="sobrepostos.L2:sobrepostos.L2" chart:class="chart:scatter">
            <chart:domain table:cell-range-address="sobrepostos.K3:sobrepostos.K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Pressao(atm)</text:p>
                <draw:g>
                  <svg:desc>sobrepostos.L2:sobreposto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">
                <text:p>0.07</text:p>
                <draw:g>
                  <svg:desc>sobrepostos.K3:sobrepostos.K102</svg:desc>
                </draw:g>
              </table:table-cell>
              <table:table-cell office:value-type="float" office:value="199.680236861584">
                <text:p>199.680236861584</text:p>
                <draw:g>
                  <svg:desc>sobrepostos.L3:sobrepostos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434">
                <text:p>0.0743434</text:p>
              </table:table-cell>
              <table:table-cell office:value-type="float" office:value="154.242289661979">
                <text:p>154.242289661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6869">
                <text:p>0.0786869</text:p>
              </table:table-cell>
              <table:table-cell office:value-type="float" office:value="126.59067357513">
                <text:p>126.59067357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0303">
                <text:p>0.0830303</text:p>
              </table:table-cell>
              <table:table-cell office:value-type="float" office:value="109.344189489267">
                <text:p>109.344189489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3737">
                <text:p>0.0873737</text:p>
              </table:table-cell>
              <table:table-cell office:value-type="float" office:value="98.4040463853935">
                <text:p>98.4040463853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17172">
                <text:p>0.0917172</text:p>
              </table:table-cell>
              <table:table-cell office:value-type="float" office:value="91.3844559585492">
                <text:p>91.384455958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60606">
                <text:p>0.0960606</text:p>
              </table:table-cell>
              <table:table-cell office:value-type="float" office:value="86.847471009129">
                <text:p>86.847471009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404">
                <text:p>0.100404</text:p>
              </table:table-cell>
              <table:table-cell office:value-type="float" office:value="83.9010115963484">
                <text:p>83.9010115963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747">
                <text:p>0.104747</text:p>
              </table:table-cell>
              <table:table-cell office:value-type="float" office:value="81.979274611399">
                <text:p>81.97927461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9091">
                <text:p>0.109091</text:p>
              </table:table-cell>
              <table:table-cell office:value-type="float" office:value="80.7170984455959">
                <text:p>80.7170984455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434">
                <text:p>0.113434</text:p>
              </table:table-cell>
              <table:table-cell office:value-type="float" office:value="79.8760424377005">
                <text:p>79.8760424377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778">
                <text:p>0.117778</text:p>
              </table:table-cell>
              <table:table-cell office:value-type="float" office:value="79.2989884036516">
                <text:p>79.298988403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21">
                <text:p>0.122121</text:p>
              </table:table-cell>
              <table:table-cell office:value-type="float" office:value="78.8815198618307">
                <text:p>78.8815198618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465">
                <text:p>0.126465</text:p>
              </table:table-cell>
              <table:table-cell office:value-type="float" office:value="78.5545521835677">
                <text:p>78.5545521835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0808">
                <text:p>0.130808</text:p>
              </table:table-cell>
              <table:table-cell office:value-type="float" office:value="78.2726868985936">
                <text:p>78.2726868985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5152">
                <text:p>0.135152</text:p>
              </table:table-cell>
              <table:table-cell office:value-type="float" office:value="78.0059215396003">
                <text:p>78.0059215396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495">
                <text:p>0.139495</text:p>
              </table:table-cell>
              <table:table-cell office:value-type="float" office:value="77.7352084875401">
                <text:p>77.7352084875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3838">
                <text:p>0.143838</text:p>
              </table:table-cell>
              <table:table-cell office:value-type="float" office:value="77.4488033555391">
                <text:p>77.4488033555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8182">
                <text:p>0.148182</text:p>
              </table:table-cell>
              <table:table-cell office:value-type="float" office:value="77.1397976807303">
                <text:p>77.1397976807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2525">
                <text:p>0.152525</text:p>
              </table:table-cell>
              <table:table-cell office:value-type="float" office:value="76.8046385393536">
                <text:p>76.8046385393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869">
                <text:p>0.156869</text:p>
              </table:table-cell>
              <table:table-cell office:value-type="float" office:value="76.4421416234888">
                <text:p>76.4421416234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212">
                <text:p>0.161212</text:p>
              </table:table-cell>
              <table:table-cell office:value-type="float" office:value="76.052306933136">
                <text:p>76.052306933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5556">
                <text:p>0.165556</text:p>
              </table:table-cell>
              <table:table-cell office:value-type="float" office:value="75.6363187762152">
                <text:p>75.6363187762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899">
                <text:p>0.169899</text:p>
              </table:table-cell>
              <table:table-cell office:value-type="float" office:value="75.1960523069331">
                <text:p>75.1960523069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4242">
                <text:p>0.174242</text:p>
              </table:table-cell>
              <table:table-cell office:value-type="float" office:value="74.73328398717">
                <text:p>74.73328398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8586">
                <text:p>0.178586</text:p>
              </table:table-cell>
              <table:table-cell office:value-type="float" office:value="74.2504811250925">
                <text:p>74.2504811250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2929">
                <text:p>0.182929</text:p>
              </table:table-cell>
              <table:table-cell office:value-type="float" office:value="73.7497162595608">
                <text:p>73.749716259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7273">
                <text:p>0.187273</text:p>
              </table:table-cell>
              <table:table-cell office:value-type="float" office:value="73.2331606217617">
                <text:p>73.2331606217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616">
                <text:p>0.191616</text:p>
              </table:table-cell>
              <table:table-cell office:value-type="float" office:value="72.7031828275352">
                <text:p>72.7031828275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96">
                <text:p>0.19596</text:p>
              </table:table-cell>
              <table:table-cell office:value-type="float" office:value="72.1615593387614">
                <text:p>72.1615593387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0303">
                <text:p>0.200303</text:p>
              </table:table-cell>
              <table:table-cell office:value-type="float" office:value="71.6102640019739">
                <text:p>71.6102640019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646">
                <text:p>0.204646</text:p>
              </table:table-cell>
              <table:table-cell office:value-type="float" office:value="71.0509745867259">
                <text:p>71.0509745867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899">
                <text:p>0.20899</text:p>
              </table:table-cell>
              <table:table-cell office:value-type="float" office:value="70.4854675548976">
                <text:p>70.4854675548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3333">
                <text:p>0.213333</text:p>
              </table:table-cell>
              <table:table-cell office:value-type="float" office:value="69.9150259067358">
                <text:p>69.9150259067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7677">
                <text:p>0.217677</text:p>
              </table:table-cell>
              <table:table-cell office:value-type="float" office:value="69.3409326424871">
                <text:p>69.3409326424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02">
                <text:p>0.22202</text:p>
              </table:table-cell>
              <table:table-cell office:value-type="float" office:value="68.7645694547249">
                <text:p>68.7645694547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6364">
                <text:p>0.226364</text:p>
              </table:table-cell>
              <table:table-cell office:value-type="float" office:value="68.1870219590427">
                <text:p>68.1870219590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707">
                <text:p>0.230707</text:p>
              </table:table-cell>
              <table:table-cell office:value-type="float" office:value="67.6089810017271">
                <text:p>67.6089810017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5051">
                <text:p>0.235051</text:p>
              </table:table-cell>
              <table:table-cell office:value-type="float" office:value="67.0316308906983">
                <text:p>67.0316308906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394">
                <text:p>0.239394</text:p>
              </table:table-cell>
              <table:table-cell office:value-type="float" office:value="66.4555637799161">
                <text:p>66.4555637799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3737">
                <text:p>0.243737</text:p>
              </table:table-cell>
              <table:table-cell office:value-type="float" office:value="65.8815692079941">
                <text:p>65.8815692079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8081">
                <text:p>0.248081</text:p>
              </table:table-cell>
              <table:table-cell office:value-type="float" office:value="65.3101406365655">
                <text:p>65.3101406365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424">
                <text:p>0.252424</text:p>
              </table:table-cell>
              <table:table-cell office:value-type="float" office:value="64.7419689119171">
                <text:p>64.7419689119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6768">
                <text:p>0.256768</text:p>
              </table:table-cell>
              <table:table-cell office:value-type="float" office:value="64.1773501110289">
                <text:p>64.1773501110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111">
                <text:p>0.261111</text:p>
              </table:table-cell>
              <table:table-cell office:value-type="float" office:value="63.6168763878608">
                <text:p>63.6168763878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5455">
                <text:p>0.265455</text:p>
              </table:table-cell>
              <table:table-cell office:value-type="float" office:value="63.0607451270664">
                <text:p>63.0607451270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9798">
                <text:p>0.269798</text:p>
              </table:table-cell>
              <table:table-cell office:value-type="float" office:value="62.5094497902788">
                <text:p>62.5094497902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4141">
                <text:p>0.274141</text:p>
              </table:table-cell>
              <table:table-cell office:value-type="float" office:value="61.9630890698248">
                <text:p>61.9630890698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8485">
                <text:p>0.278485</text:p>
              </table:table-cell>
              <table:table-cell office:value-type="float" office:value="61.4219590426844">
                <text:p>61.4219590426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828">
                <text:p>0.282828</text:p>
              </table:table-cell>
              <table:table-cell office:value-type="float" office:value="60.8863557858377">
                <text:p>60.88635578583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7172">
                <text:p>0.287172</text:p>
              </table:table-cell>
              <table:table-cell office:value-type="float" office:value="60.3562792992845">
                <text:p>60.3562792992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1515">
                <text:p>0.291515</text:p>
              </table:table-cell>
              <table:table-cell office:value-type="float" office:value="59.8319269676783">
                <text:p>59.83192696767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5859">
                <text:p>0.295859</text:p>
              </table:table-cell>
              <table:table-cell office:value-type="float" office:value="59.3134961756723">
                <text:p>59.3134961756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202">
                <text:p>0.300202</text:p>
              </table:table-cell>
              <table:table-cell office:value-type="float" office:value="58.8009869232667">
                <text:p>58.8009869232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4545">
                <text:p>0.304545</text:p>
              </table:table-cell>
              <table:table-cell office:value-type="float" office:value="58.2944979027881">
                <text:p>58.2944979027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8889">
                <text:p>0.308889</text:p>
              </table:table-cell>
              <table:table-cell office:value-type="float" office:value="57.7940291142364">
                <text:p>57.7940291142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3232">
                <text:p>0.313232</text:p>
              </table:table-cell>
              <table:table-cell office:value-type="float" office:value="57.2996792499383">
                <text:p>57.2996792499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7576">
                <text:p>0.317576</text:p>
              </table:table-cell>
              <table:table-cell office:value-type="float" office:value="56.8114483098939">
                <text:p>56.8114483098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1919">
                <text:p>0.321919</text:p>
              </table:table-cell>
              <table:table-cell office:value-type="float" office:value="56.3293362941031">
                <text:p>56.3293362941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6263">
                <text:p>0.326263</text:p>
              </table:table-cell>
              <table:table-cell office:value-type="float" office:value="55.8534418948927">
                <text:p>55.8534418948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0606">
                <text:p>0.330606</text:p>
              </table:table-cell>
              <table:table-cell office:value-type="float" office:value="55.3835677276092">
                <text:p>55.3835677276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4949">
                <text:p>0.334949</text:p>
              </table:table-cell>
              <table:table-cell office:value-type="float" office:value="54.9198124845793">
                <text:p>54.9198124845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9293">
                <text:p>0.339293</text:p>
              </table:table-cell>
              <table:table-cell office:value-type="float" office:value="54.4620774734764">
                <text:p>54.46207747347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43636">
                <text:p>0.343636</text:p>
              </table:table-cell>
              <table:table-cell office:value-type="float" office:value="54.0103626943005">
                <text:p>54.0103626943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4798">
                <text:p>0.34798</text:p>
              </table:table-cell>
              <table:table-cell office:value-type="float" office:value="53.5646681470516">
                <text:p>53.5646681470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52323">
                <text:p>0.352323</text:p>
              </table:table-cell>
              <table:table-cell office:value-type="float" office:value="53.1248951394029">
                <text:p>53.1248951394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56667">
                <text:p>0.356667</text:p>
              </table:table-cell>
              <table:table-cell office:value-type="float" office:value="52.6909449790279">
                <text:p>52.6909449790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101">
                <text:p>0.36101</text:p>
              </table:table-cell>
              <table:table-cell office:value-type="float" office:value="52.2628176659265">
                <text:p>52.26281766592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354">
                <text:p>0.365354</text:p>
              </table:table-cell>
              <table:table-cell office:value-type="float" office:value="51.8405132000987">
                <text:p>51.8405132000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9697">
                <text:p>0.369697</text:p>
              </table:table-cell>
              <table:table-cell office:value-type="float" office:value="51.4238341968912">
                <text:p>51.4238341968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404">
                <text:p>0.37404</text:p>
              </table:table-cell>
              <table:table-cell office:value-type="float" office:value="51.012780656304">
                <text:p>51.0127806563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8384">
                <text:p>0.378384</text:p>
              </table:table-cell>
              <table:table-cell office:value-type="float" office:value="50.6072538860104">
                <text:p>50.6072538860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82727">
                <text:p>0.382727</text:p>
              </table:table-cell>
              <table:table-cell office:value-type="float" office:value="50.2072538860104">
                <text:p>50.2072538860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7071">
                <text:p>0.387071</text:p>
              </table:table-cell>
              <table:table-cell office:value-type="float" office:value="49.8126819639773">
                <text:p>49.8126819639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1414">
                <text:p>0.391414</text:p>
              </table:table-cell>
              <table:table-cell office:value-type="float" office:value="49.4233407352578">
                <text:p>49.4233407352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5758">
                <text:p>0.395758</text:p>
              </table:table-cell>
              <table:table-cell office:value-type="float" office:value="49.0393288921786">
                <text:p>49.039328892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0101">
                <text:p>0.400101</text:p>
              </table:table-cell>
              <table:table-cell office:value-type="float" office:value="48.660547742413">
                <text:p>48.660547742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4444">
                <text:p>0.404444</text:p>
              </table:table-cell>
              <table:table-cell office:value-type="float" office:value="48.2867999013077">
                <text:p>48.2867999013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8788">
                <text:p>0.408788</text:p>
              </table:table-cell>
              <table:table-cell office:value-type="float" office:value="47.9181840611892">
                <text:p>47.9181840611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3131">
                <text:p>0.413131</text:p>
              </table:table-cell>
              <table:table-cell office:value-type="float" office:value="47.5544041450777">
                <text:p>47.5544041450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7475">
                <text:p>0.417475</text:p>
              </table:table-cell>
              <table:table-cell office:value-type="float" office:value="47.1955588452998">
                <text:p>47.1955588452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1818">
                <text:p>0.421818</text:p>
              </table:table-cell>
              <table:table-cell office:value-type="float" office:value="46.8415494695287">
                <text:p>46.84154946952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6162">
                <text:p>0.426162</text:p>
              </table:table-cell>
              <table:table-cell office:value-type="float" office:value="46.4922773254379">
                <text:p>46.4922773254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0505">
                <text:p>0.430505</text:p>
              </table:table-cell>
              <table:table-cell office:value-type="float" office:value="46.1476437207007">
                <text:p>46.1476437207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34848">
                <text:p>0.434848</text:p>
              </table:table-cell>
              <table:table-cell office:value-type="float" office:value="45.8075499629904">
                <text:p>45.8075499629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9192">
                <text:p>0.439192</text:p>
              </table:table-cell>
              <table:table-cell office:value-type="float" office:value="45.4719960523069">
                <text:p>45.4719960523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3535">
                <text:p>0.443535</text:p>
              </table:table-cell>
              <table:table-cell office:value-type="float" office:value="45.1408832963237">
                <text:p>45.1408832963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7879">
                <text:p>0.447879</text:p>
              </table:table-cell>
              <table:table-cell office:value-type="float" office:value="44.814113002714">
                <text:p>44.814113002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2222">
                <text:p>0.452222</text:p>
              </table:table-cell>
              <table:table-cell office:value-type="float" office:value="44.4916851714779">
                <text:p>44.4916851714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6566">
                <text:p>0.456566</text:p>
              </table:table-cell>
              <table:table-cell office:value-type="float" office:value="44.1735011102887">
                <text:p>44.1735011102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0909">
                <text:p>0.460909</text:p>
              </table:table-cell>
              <table:table-cell office:value-type="float" office:value="43.859363434493">
                <text:p>43.859363434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65253">
                <text:p>0.465253</text:p>
              </table:table-cell>
              <table:table-cell office:value-type="float" office:value="43.5493708364175">
                <text:p>43.5493708364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9596">
                <text:p>0.469596</text:p>
              </table:table-cell>
              <table:table-cell office:value-type="float" office:value="43.2434246237355">
                <text:p>43.2434246237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3939">
                <text:p>0.473939</text:p>
              </table:table-cell>
              <table:table-cell office:value-type="float" office:value="42.9414261041204">
                <text:p>42.9414261041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8283">
                <text:p>0.478283</text:p>
              </table:table-cell>
              <table:table-cell office:value-type="float" office:value="42.6432765852455">
                <text:p>42.6432765852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2626">
                <text:p>0.482626</text:p>
              </table:table-cell>
              <table:table-cell office:value-type="float" office:value="42.3489760671108">
                <text:p>42.348976067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697">
                <text:p>0.48697</text:p>
              </table:table-cell>
              <table:table-cell office:value-type="float" office:value="42.0584258573896">
                <text:p>42.05842585738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1313">
                <text:p>0.491313</text:p>
              </table:table-cell>
              <table:table-cell office:value-type="float" office:value="41.7715272637552">
                <text:p>41.7715272637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5657">
                <text:p>0.495657</text:p>
              </table:table-cell>
              <table:table-cell office:value-type="float" office:value="41.4882802862078">
                <text:p>41.4882802862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41.2086849247471">
                <text:p>41.208684924747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